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333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8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6" style:family="table-cell" style:parent-style-name="DataPilot_20_Title">
      <style:table-cell-properties fo:border-bottom="0.035cm solid #000000" fo:border-left="0.071cm solid #000000" fo:border-right="none" fo:border-top="0.035cm solid #000000"/>
    </style:style>
    <style:style style:name="ce7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8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9" style:family="table-cell" style:parent-style-name="DataPilot_20_Category">
      <style:table-cell-properties fo:border-bottom="none" fo:border-left="0.035cm solid #000000" fo:border-right="0.035cm solid #000000" fo:border-top="0.035cm solid #000000"/>
    </style:style>
    <style:style style:name="ce10" style:family="table-cell" style:parent-style-name="DataPilot_20_Category">
      <style:table-cell-properties fo:border-bottom="0.035cm solid #000000" fo:border-left="0.035cm solid #000000" fo:border-right="0.035cm solid #000000" fo:border-top="none"/>
    </style:style>
    <style:style style:name="ce11" style:family="table-cell" style:parent-style-name="DataPilot_20_Title">
      <style:table-cell-properties fo:border-bottom="0.035cm solid #000000" fo:border-left="none" fo:border-right="none" fo:border-top="0.035cm solid #000000"/>
    </style:style>
    <style:style style:name="ce12" style:family="table-cell" style:parent-style-name="DataPilot_20_Title">
      <style:table-cell-properties fo:border-bottom="0.071cm solid #000000" fo:border-left="none" fo:border-right="none" fo:border-top="0.035cm solid #000000"/>
    </style:style>
    <style:style style:name="ce13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14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15" style:family="table-cell" style:parent-style-name="DataPilot_20_Title">
      <style:table-cell-properties fo:border-bottom="0.035cm solid #000000" fo:border-left="none" fo:border-right="0.035cm solid #000000" fo:border-top="0.035cm solid #000000"/>
    </style:style>
    <style:style style:name="ce16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17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18" style:family="table-cell" style:parent-style-name="DataPilot_20_Value" style:data-style-name="N112">
      <style:table-cell-properties fo:border-bottom="none" fo:border-left="0.035cm solid #000000" fo:border-right="0.071cm solid #000000" fo:border-top="0.035cm solid #000000"/>
    </style:style>
    <style:style style:name="ce19" style:family="table-cell" style:parent-style-name="DataPilot_20_Value" style:data-style-name="N112">
      <style:table-cell-properties fo:border-bottom="0.035cm solid #000000" fo:border-left="0.035cm solid #000000" fo:border-right="0.071cm solid #000000" fo:border-top="none"/>
    </style:style>
    <style:style style:name="ce20" style:family="table-cell" style:parent-style-name="DataPilot_20_Result" style:data-style-name="N112">
      <style:table-cell-properties fo:border-bottom="0.035cm solid #000000" fo:border-left="0.035cm solid #000000" fo:border-right="0.071cm solid #000000" fo:border-top="0.035cm solid #000000"/>
    </style:style>
    <style:style style:name="ce21" style:family="table-cell" style:parent-style-name="DataPilot_20_Result" style:data-style-name="N112">
      <style:table-cell-properties fo:border-bottom="0.071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ce1"/>
        <table:table-row table:style-name="ro1">
          <table:table-cell office:value-type="string">
            <text:p>condition</text:p>
          </table:table-cell>
          <table:table-cell office:value-type="string">
            <text:p>iso</text:p>
          </table:table-cell>
          <table:table-cell office:value-type="string">
            <text:p>snr</text:p>
          </table:table-cell>
          <table:table-cell office:value-type="string">
            <text:p>replic</text:p>
          </table:table-cell>
          <table:table-cell office:value-type="string">
            <text:p>npa</text:p>
          </table:table-cell>
          <table:table-cell office:value-type="string">
            <text:p>fa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572090226566">
            <text:p>0.5721</text:p>
          </table:table-cell>
          <table:table-cell office:value-type="float" office:value="0.596122860347">
            <text:p>0.596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27256014441">
            <text:p>0.5273</text:p>
          </table:table-cell>
          <table:table-cell office:value-type="float" office:value="0.591943925711">
            <text:p>0.59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542696286422">
            <text:p>0.5427</text:p>
          </table:table-cell>
          <table:table-cell office:value-type="float" office:value="0.625811652091">
            <text:p>0.62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1">
            <text:p>1001</text:p>
          </table:table-cell>
          <table:table-cell office:value-type="float" office:value="0.56610772303">
            <text:p>0.5661</text:p>
          </table:table-cell>
          <table:table-cell office:value-type="float" office:value="0.646623034959">
            <text:p>0.646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0.569315962892">
            <text:p>0.5693</text:p>
          </table:table-cell>
          <table:table-cell office:value-type="float" office:value="0.666346973764">
            <text:p>0.66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1">
            <text:p>2001</text:p>
          </table:table-cell>
          <table:table-cell office:value-type="float" office:value="0.532285582061">
            <text:p>0.5323</text:p>
          </table:table-cell>
          <table:table-cell office:value-type="float" office:value="0.608605201181">
            <text:p>0.608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0.579413604231">
            <text:p>0.5794</text:p>
          </table:table-cell>
          <table:table-cell office:value-type="float" office:value="0.642174205819">
            <text:p>0.642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1">
            <text:p>3001</text:p>
          </table:table-cell>
          <table:table-cell office:value-type="float" office:value="0.537898978828">
            <text:p>0.5379</text:p>
          </table:table-cell>
          <table:table-cell office:value-type="float" office:value="0.662338748411">
            <text:p>0.66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">
            <text:p>4000</text:p>
          </table:table-cell>
          <table:table-cell office:value-type="float" office:value="0.529046289754">
            <text:p>0.5290</text:p>
          </table:table-cell>
          <table:table-cell office:value-type="float" office:value="0.651620425978">
            <text:p>0.65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1">
            <text:p>4001</text:p>
          </table:table-cell>
          <table:table-cell office:value-type="float" office:value="0.546666976726">
            <text:p>0.5467</text:p>
          </table:table-cell>
          <table:table-cell office:value-type="float" office:value="0.651829595781">
            <text:p>0.651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0">
            <text:p>5000</text:p>
          </table:table-cell>
          <table:table-cell office:value-type="float" office:value="0.580195861297">
            <text:p>0.5802</text:p>
          </table:table-cell>
          <table:table-cell office:value-type="float" office:value="0.631571748127">
            <text:p>0.63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1">
            <text:p>5001</text:p>
          </table:table-cell>
          <table:table-cell office:value-type="float" office:value="0.570832855113">
            <text:p>0.5708</text:p>
          </table:table-cell>
          <table:table-cell office:value-type="float" office:value="0.606230486222">
            <text:p>0.606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0">
            <text:p>6000</text:p>
          </table:table-cell>
          <table:table-cell office:value-type="float" office:value="0.550805362156">
            <text:p>0.5508</text:p>
          </table:table-cell>
          <table:table-cell office:value-type="float" office:value="0.623672774553">
            <text:p>0.623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1">
            <text:p>6001</text:p>
          </table:table-cell>
          <table:table-cell office:value-type="float" office:value="0.499077989436">
            <text:p>0.4991</text:p>
          </table:table-cell>
          <table:table-cell office:value-type="float" office:value="0.563717593805">
            <text:p>0.563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0">
            <text:p>7000</text:p>
          </table:table-cell>
          <table:table-cell office:value-type="float" office:value="0.527834404562">
            <text:p>0.5278</text:p>
          </table:table-cell>
          <table:table-cell office:value-type="float" office:value="0.650624629574">
            <text:p>0.65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1">
            <text:p>7001</text:p>
          </table:table-cell>
          <table:table-cell office:value-type="float" office:value="0.542254647977">
            <text:p>0.5423</text:p>
          </table:table-cell>
          <table:table-cell office:value-type="float" office:value="0.627782861704">
            <text:p>0.62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0">
            <text:p>8000</text:p>
          </table:table-cell>
          <table:table-cell office:value-type="float" office:value="0.538210293618">
            <text:p>0.5382</text:p>
          </table:table-cell>
          <table:table-cell office:value-type="float" office:value="0.625760384321">
            <text:p>0.62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1">
            <text:p>8001</text:p>
          </table:table-cell>
          <table:table-cell office:value-type="float" office:value="0.529056693456">
            <text:p>0.5291</text:p>
          </table:table-cell>
          <table:table-cell office:value-type="float" office:value="0.619484044401">
            <text:p>0.619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0">
            <text:p>9000</text:p>
          </table:table-cell>
          <table:table-cell office:value-type="float" office:value="0.541001805689">
            <text:p>0.5410</text:p>
          </table:table-cell>
          <table:table-cell office:value-type="float" office:value="0.592584648412">
            <text:p>0.592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1">
            <text:p>9001</text:p>
          </table:table-cell>
          <table:table-cell office:value-type="float" office:value="0.530424277193">
            <text:p>0.5304</text:p>
          </table:table-cell>
          <table:table-cell office:value-type="float" office:value="0.583479053645">
            <text:p>0.583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0.502576245564">
            <text:p>0.5026</text:p>
          </table:table-cell>
          <table:table-cell office:value-type="float" office:value="0.55219758976">
            <text:p>0.552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1">
            <text:p>10001</text:p>
          </table:table-cell>
          <table:table-cell office:value-type="float" office:value="0.52289757811">
            <text:p>0.5229</text:p>
          </table:table-cell>
          <table:table-cell office:value-type="float" office:value="0.603187439084">
            <text:p>0.60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00">
            <text:p>11000</text:p>
          </table:table-cell>
          <table:table-cell office:value-type="float" office:value="0.553676264954">
            <text:p>0.5537</text:p>
          </table:table-cell>
          <table:table-cell office:value-type="float" office:value="0.604778976374">
            <text:p>0.604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001">
            <text:p>11001</text:p>
          </table:table-cell>
          <table:table-cell office:value-type="float" office:value="0.512198548549">
            <text:p>0.5122</text:p>
          </table:table-cell>
          <table:table-cell office:value-type="float" office:value="0.591680939516">
            <text:p>0.591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0">
            <text:p>12000</text:p>
          </table:table-cell>
          <table:table-cell office:value-type="float" office:value="0.532436535954">
            <text:p>0.5324</text:p>
          </table:table-cell>
          <table:table-cell office:value-type="float" office:value="0.630346023275">
            <text:p>0.630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01">
            <text:p>12001</text:p>
          </table:table-cell>
          <table:table-cell office:value-type="float" office:value="0.540995343876">
            <text:p>0.5410</text:p>
          </table:table-cell>
          <table:table-cell office:value-type="float" office:value="0.601597322067">
            <text:p>0.60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000">
            <text:p>13000</text:p>
          </table:table-cell>
          <table:table-cell office:value-type="float" office:value="0.524164218381">
            <text:p>0.5242</text:p>
          </table:table-cell>
          <table:table-cell office:value-type="float" office:value="0.635845947278">
            <text:p>0.63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001">
            <text:p>13001</text:p>
          </table:table-cell>
          <table:table-cell office:value-type="float" office:value="0.48906678083">
            <text:p>0.4891</text:p>
          </table:table-cell>
          <table:table-cell office:value-type="float" office:value="0.554229871341">
            <text:p>0.554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000">
            <text:p>14000</text:p>
          </table:table-cell>
          <table:table-cell office:value-type="float" office:value="0.502612800141">
            <text:p>0.5026</text:p>
          </table:table-cell>
          <table:table-cell office:value-type="float" office:value="0.599365247638">
            <text:p>0.599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001">
            <text:p>14001</text:p>
          </table:table-cell>
          <table:table-cell office:value-type="float" office:value="0.504425927594">
            <text:p>0.5044</text:p>
          </table:table-cell>
          <table:table-cell office:value-type="float" office:value="0.660207936317">
            <text:p>0.660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000">
            <text:p>15000</text:p>
          </table:table-cell>
          <table:table-cell office:value-type="float" office:value="0.54405015637">
            <text:p>0.5441</text:p>
          </table:table-cell>
          <table:table-cell office:value-type="float" office:value="0.647701965531">
            <text:p>0.64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001">
            <text:p>15001</text:p>
          </table:table-cell>
          <table:table-cell office:value-type="float" office:value="0.535929515382">
            <text:p>0.5359</text:p>
          </table:table-cell>
          <table:table-cell office:value-type="float" office:value="0.598225777036">
            <text:p>0.59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000">
            <text:p>16000</text:p>
          </table:table-cell>
          <table:table-cell office:value-type="float" office:value="0.520967038411">
            <text:p>0.5210</text:p>
          </table:table-cell>
          <table:table-cell office:value-type="float" office:value="0.599100296799">
            <text:p>0.599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001">
            <text:p>16001</text:p>
          </table:table-cell>
          <table:table-cell office:value-type="float" office:value="0.489149854447">
            <text:p>0.4891</text:p>
          </table:table-cell>
          <table:table-cell office:value-type="float" office:value="0.543604218954">
            <text:p>0.543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000">
            <text:p>17000</text:p>
          </table:table-cell>
          <table:table-cell office:value-type="float" office:value="0.531559459899">
            <text:p>0.5316</text:p>
          </table:table-cell>
          <table:table-cell office:value-type="float" office:value="0.640696264562">
            <text:p>0.640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001">
            <text:p>17001</text:p>
          </table:table-cell>
          <table:table-cell office:value-type="float" office:value="0.50480108402">
            <text:p>0.5048</text:p>
          </table:table-cell>
          <table:table-cell office:value-type="float" office:value="0.548323221334">
            <text:p>0.548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000">
            <text:p>18000</text:p>
          </table:table-cell>
          <table:table-cell office:value-type="float" office:value="0.50440783801">
            <text:p>0.5044</text:p>
          </table:table-cell>
          <table:table-cell office:value-type="float" office:value="0.542900613302">
            <text:p>0.542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001">
            <text:p>18001</text:p>
          </table:table-cell>
          <table:table-cell office:value-type="float" office:value="0.514583162542">
            <text:p>0.5146</text:p>
          </table:table-cell>
          <table:table-cell office:value-type="float" office:value="0.59505265945">
            <text:p>0.595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000">
            <text:p>19000</text:p>
          </table:table-cell>
          <table:table-cell office:value-type="float" office:value="0.556473082435">
            <text:p>0.5565</text:p>
          </table:table-cell>
          <table:table-cell office:value-type="float" office:value="0.662022649026">
            <text:p>0.66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001">
            <text:p>19001</text:p>
          </table:table-cell>
          <table:table-cell office:value-type="float" office:value="0.515456664456">
            <text:p>0.5155</text:p>
          </table:table-cell>
          <table:table-cell office:value-type="float" office:value="0.594916899702">
            <text:p>0.594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office:value-type="float" office:value="0.525275871559">
            <text:p>0.5253</text:p>
          </table:table-cell>
          <table:table-cell office:value-type="float" office:value="0.602568843385">
            <text:p>0.602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001">
            <text:p>20001</text:p>
          </table:table-cell>
          <table:table-cell office:value-type="float" office:value="0.508201605216">
            <text:p>0.5082</text:p>
          </table:table-cell>
          <table:table-cell office:value-type="float" office:value="0.576295307308">
            <text:p>0.57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000">
            <text:p>21000</text:p>
          </table:table-cell>
          <table:table-cell office:value-type="float" office:value="0.535257199067">
            <text:p>0.5353</text:p>
          </table:table-cell>
          <table:table-cell office:value-type="float" office:value="0.662045387528">
            <text:p>0.66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1001">
            <text:p>21001</text:p>
          </table:table-cell>
          <table:table-cell office:value-type="float" office:value="0.506234250275">
            <text:p>0.5062</text:p>
          </table:table-cell>
          <table:table-cell office:value-type="float" office:value="0.617311016971">
            <text:p>0.617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000">
            <text:p>22000</text:p>
          </table:table-cell>
          <table:table-cell office:value-type="float" office:value="0.530029727888">
            <text:p>0.5300</text:p>
          </table:table-cell>
          <table:table-cell office:value-type="float" office:value="0.564151831108">
            <text:p>0.564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2001">
            <text:p>22001</text:p>
          </table:table-cell>
          <table:table-cell office:value-type="float" office:value="0.501081874749">
            <text:p>0.5011</text:p>
          </table:table-cell>
          <table:table-cell office:value-type="float" office:value="0.572042077046">
            <text:p>0.57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000">
            <text:p>23000</text:p>
          </table:table-cell>
          <table:table-cell office:value-type="float" office:value="0.515782704889">
            <text:p>0.5158</text:p>
          </table:table-cell>
          <table:table-cell office:value-type="float" office:value="0.600758371719">
            <text:p>0.600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001">
            <text:p>23001</text:p>
          </table:table-cell>
          <table:table-cell office:value-type="float" office:value="0.504354480715">
            <text:p>0.5044</text:p>
          </table:table-cell>
          <table:table-cell office:value-type="float" office:value="0.587785036655">
            <text:p>0.58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000">
            <text:p>24000</text:p>
          </table:table-cell>
          <table:table-cell office:value-type="float" office:value="0.489110823728">
            <text:p>0.4891</text:p>
          </table:table-cell>
          <table:table-cell office:value-type="float" office:value="0.572255758747">
            <text:p>0.57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4001">
            <text:p>24001</text:p>
          </table:table-cell>
          <table:table-cell office:value-type="float" office:value="0.52189298678">
            <text:p>0.5219</text:p>
          </table:table-cell>
          <table:table-cell office:value-type="float" office:value="0.594716394434">
            <text:p>0.594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float" office:value="0.527762614574">
            <text:p>0.5278</text:p>
          </table:table-cell>
          <table:table-cell office:value-type="float" office:value="0.613059741031">
            <text:p>0.613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001">
            <text:p>25001</text:p>
          </table:table-cell>
          <table:table-cell office:value-type="float" office:value="0.533803218476">
            <text:p>0.5338</text:p>
          </table:table-cell>
          <table:table-cell office:value-type="float" office:value="0.586010579045">
            <text:p>0.58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000">
            <text:p>26000</text:p>
          </table:table-cell>
          <table:table-cell office:value-type="float" office:value="0.515639470723">
            <text:p>0.5156</text:p>
          </table:table-cell>
          <table:table-cell office:value-type="float" office:value="0.602738328916">
            <text:p>0.602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6001">
            <text:p>26001</text:p>
          </table:table-cell>
          <table:table-cell office:value-type="float" office:value="0.51016543393">
            <text:p>0.5102</text:p>
          </table:table-cell>
          <table:table-cell office:value-type="float" office:value="0.586224191949">
            <text:p>0.586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000">
            <text:p>27000</text:p>
          </table:table-cell>
          <table:table-cell office:value-type="float" office:value="0.520041925711">
            <text:p>0.5200</text:p>
          </table:table-cell>
          <table:table-cell office:value-type="float" office:value="0.568213492359">
            <text:p>0.56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001">
            <text:p>27001</text:p>
          </table:table-cell>
          <table:table-cell office:value-type="float" office:value="0.507968554907">
            <text:p>0.5080</text:p>
          </table:table-cell>
          <table:table-cell office:value-type="float" office:value="0.52727764795">
            <text:p>0.527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8000">
            <text:p>28000</text:p>
          </table:table-cell>
          <table:table-cell office:value-type="float" office:value="0.524345738573">
            <text:p>0.5243</text:p>
          </table:table-cell>
          <table:table-cell office:value-type="float" office:value="0.663178970926">
            <text:p>0.66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8001">
            <text:p>28001</text:p>
          </table:table-cell>
          <table:table-cell office:value-type="float" office:value="0.513340309098">
            <text:p>0.5133</text:p>
          </table:table-cell>
          <table:table-cell office:value-type="float" office:value="0.594049071998">
            <text:p>0.594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000">
            <text:p>29000</text:p>
          </table:table-cell>
          <table:table-cell office:value-type="float" office:value="0.517280422306">
            <text:p>0.5173</text:p>
          </table:table-cell>
          <table:table-cell office:value-type="float" office:value="0.534541741156">
            <text:p>0.53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9001">
            <text:p>29001</text:p>
          </table:table-cell>
          <table:table-cell office:value-type="float" office:value="0.544047688264">
            <text:p>0.5440</text:p>
          </table:table-cell>
          <table:table-cell office:value-type="float" office:value="0.631602502839">
            <text:p>0.63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float" office:value="0.486140205416">
            <text:p>0.4861</text:p>
          </table:table-cell>
          <table:table-cell office:value-type="float" office:value="0.621953054319">
            <text:p>0.62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001">
            <text:p>30001</text:p>
          </table:table-cell>
          <table:table-cell office:value-type="float" office:value="0.524394617589">
            <text:p>0.5244</text:p>
          </table:table-cell>
          <table:table-cell office:value-type="float" office:value="0.575363434575">
            <text:p>0.575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000">
            <text:p>31000</text:p>
          </table:table-cell>
          <table:table-cell office:value-type="float" office:value="0.557994659343">
            <text:p>0.5580</text:p>
          </table:table-cell>
          <table:table-cell office:value-type="float" office:value="0.677781088442">
            <text:p>0.67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1001">
            <text:p>31001</text:p>
          </table:table-cell>
          <table:table-cell office:value-type="float" office:value="0.566314777798">
            <text:p>0.5663</text:p>
          </table:table-cell>
          <table:table-cell office:value-type="float" office:value="0.694506927023">
            <text:p>0.69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2000">
            <text:p>32000</text:p>
          </table:table-cell>
          <table:table-cell office:value-type="float" office:value="0.498685435804">
            <text:p>0.4987</text:p>
          </table:table-cell>
          <table:table-cell office:value-type="float" office:value="0.583906584655">
            <text:p>0.58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2001">
            <text:p>32001</text:p>
          </table:table-cell>
          <table:table-cell office:value-type="float" office:value="0.538925573009">
            <text:p>0.5389</text:p>
          </table:table-cell>
          <table:table-cell office:value-type="float" office:value="0.628374618183">
            <text:p>0.628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office:value-type="float" office:value="0.541334396482">
            <text:p>0.5413</text:p>
          </table:table-cell>
          <table:table-cell office:value-type="float" office:value="0.629656044227">
            <text:p>0.629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001">
            <text:p>33001</text:p>
          </table:table-cell>
          <table:table-cell office:value-type="float" office:value="0.499555181981">
            <text:p>0.4996</text:p>
          </table:table-cell>
          <table:table-cell office:value-type="float" office:value="0.549319346919">
            <text:p>0.549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00">
            <text:p>34000</text:p>
          </table:table-cell>
          <table:table-cell office:value-type="float" office:value="0.505620212359">
            <text:p>0.5056</text:p>
          </table:table-cell>
          <table:table-cell office:value-type="float" office:value="0.622050825089">
            <text:p>0.62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01">
            <text:p>34001</text:p>
          </table:table-cell>
          <table:table-cell office:value-type="float" office:value="0.508212139467">
            <text:p>0.5082</text:p>
          </table:table-cell>
          <table:table-cell office:value-type="float" office:value="0.606272255667">
            <text:p>0.60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000">
            <text:p>35000</text:p>
          </table:table-cell>
          <table:table-cell office:value-type="float" office:value="0.534586495927">
            <text:p>0.5346</text:p>
          </table:table-cell>
          <table:table-cell office:value-type="float" office:value="0.619256556591">
            <text:p>0.619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001">
            <text:p>35001</text:p>
          </table:table-cell>
          <table:table-cell office:value-type="float" office:value="0.544274076856">
            <text:p>0.5443</text:p>
          </table:table-cell>
          <table:table-cell office:value-type="float" office:value="0.626311967">
            <text:p>0.62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000">
            <text:p>36000</text:p>
          </table:table-cell>
          <table:table-cell office:value-type="float" office:value="0.536568365012">
            <text:p>0.5366</text:p>
          </table:table-cell>
          <table:table-cell office:value-type="float" office:value="0.6361311124">
            <text:p>0.636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001">
            <text:p>36001</text:p>
          </table:table-cell>
          <table:table-cell office:value-type="float" office:value="0.549954626093">
            <text:p>0.5500</text:p>
          </table:table-cell>
          <table:table-cell office:value-type="float" office:value="0.62993696599">
            <text:p>0.629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000">
            <text:p>37000</text:p>
          </table:table-cell>
          <table:table-cell office:value-type="float" office:value="0.533216812718">
            <text:p>0.5332</text:p>
          </table:table-cell>
          <table:table-cell office:value-type="float" office:value="0.672220363232">
            <text:p>0.672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001">
            <text:p>37001</text:p>
          </table:table-cell>
          <table:table-cell office:value-type="float" office:value="0.47072977961">
            <text:p>0.4707</text:p>
          </table:table-cell>
          <table:table-cell office:value-type="float" office:value="0.585818038795">
            <text:p>0.58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000">
            <text:p>38000</text:p>
          </table:table-cell>
          <table:table-cell office:value-type="float" office:value="0.503182881515">
            <text:p>0.5032</text:p>
          </table:table-cell>
          <table:table-cell office:value-type="float" office:value="0.609171292197">
            <text:p>0.609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001">
            <text:p>38001</text:p>
          </table:table-cell>
          <table:table-cell office:value-type="float" office:value="0.559745020189">
            <text:p>0.5597</text:p>
          </table:table-cell>
          <table:table-cell office:value-type="float" office:value="0.632099910417">
            <text:p>0.63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000">
            <text:p>39000</text:p>
          </table:table-cell>
          <table:table-cell office:value-type="float" office:value="0.522418955316">
            <text:p>0.5224</text:p>
          </table:table-cell>
          <table:table-cell office:value-type="float" office:value="0.614175043212">
            <text:p>0.614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9001">
            <text:p>39001</text:p>
          </table:table-cell>
          <table:table-cell office:value-type="float" office:value="0.51245405288">
            <text:p>0.5125</text:p>
          </table:table-cell>
          <table:table-cell office:value-type="float" office:value="0.579051315345">
            <text:p>0.579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0">
            <text:p>40000</text:p>
          </table:table-cell>
          <table:table-cell office:value-type="float" office:value="0.537462892004">
            <text:p>0.5375</text:p>
          </table:table-cell>
          <table:table-cell office:value-type="float" office:value="0.61078629832">
            <text:p>0.610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001">
            <text:p>40001</text:p>
          </table:table-cell>
          <table:table-cell office:value-type="float" office:value="0.524114094401">
            <text:p>0.5241</text:p>
          </table:table-cell>
          <table:table-cell office:value-type="float" office:value="0.607009506477">
            <text:p>0.607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000">
            <text:p>41000</text:p>
          </table:table-cell>
          <table:table-cell office:value-type="float" office:value="0.533000030743">
            <text:p>0.5330</text:p>
          </table:table-cell>
          <table:table-cell office:value-type="float" office:value="0.57943887127">
            <text:p>0.579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001">
            <text:p>41001</text:p>
          </table:table-cell>
          <table:table-cell office:value-type="float" office:value="0.510476306941">
            <text:p>0.5105</text:p>
          </table:table-cell>
          <table:table-cell office:value-type="float" office:value="0.576562809825">
            <text:p>0.576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000">
            <text:p>42000</text:p>
          </table:table-cell>
          <table:table-cell office:value-type="float" office:value="0.50319704879">
            <text:p>0.5032</text:p>
          </table:table-cell>
          <table:table-cell office:value-type="float" office:value="0.567801240131">
            <text:p>0.567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2001">
            <text:p>42001</text:p>
          </table:table-cell>
          <table:table-cell office:value-type="float" office:value="0.523938042267">
            <text:p>0.5239</text:p>
          </table:table-cell>
          <table:table-cell office:value-type="float" office:value="0.609784370982">
            <text:p>0.609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000">
            <text:p>43000</text:p>
          </table:table-cell>
          <table:table-cell office:value-type="float" office:value="0.521317495072">
            <text:p>0.5213</text:p>
          </table:table-cell>
          <table:table-cell office:value-type="float" office:value="0.624064304483">
            <text:p>0.62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001">
            <text:p>43001</text:p>
          </table:table-cell>
          <table:table-cell office:value-type="float" office:value="0.541647887422">
            <text:p>0.5416</text:p>
          </table:table-cell>
          <table:table-cell office:value-type="float" office:value="0.669509211161">
            <text:p>0.669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000">
            <text:p>44000</text:p>
          </table:table-cell>
          <table:table-cell office:value-type="float" office:value="0.495340882189">
            <text:p>0.4953</text:p>
          </table:table-cell>
          <table:table-cell office:value-type="float" office:value="0.598216396314">
            <text:p>0.59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001">
            <text:p>44001</text:p>
          </table:table-cell>
          <table:table-cell office:value-type="float" office:value="0.520109569275">
            <text:p>0.5201</text:p>
          </table:table-cell>
          <table:table-cell office:value-type="float" office:value="0.58813320414">
            <text:p>0.588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000">
            <text:p>45000</text:p>
          </table:table-cell>
          <table:table-cell office:value-type="float" office:value="0.502814890069">
            <text:p>0.5028</text:p>
          </table:table-cell>
          <table:table-cell office:value-type="float" office:value="0.641047138027">
            <text:p>0.641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001">
            <text:p>45001</text:p>
          </table:table-cell>
          <table:table-cell office:value-type="float" office:value="0.517383567903">
            <text:p>0.5174</text:p>
          </table:table-cell>
          <table:table-cell office:value-type="float" office:value="0.593949585112">
            <text:p>0.59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000">
            <text:p>46000</text:p>
          </table:table-cell>
          <table:table-cell office:value-type="float" office:value="0.535808413764">
            <text:p>0.5358</text:p>
          </table:table-cell>
          <table:table-cell office:value-type="float" office:value="0.638515341806">
            <text:p>0.638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6001">
            <text:p>46001</text:p>
          </table:table-cell>
          <table:table-cell office:value-type="float" office:value="0.540357308422">
            <text:p>0.5404</text:p>
          </table:table-cell>
          <table:table-cell office:value-type="float" office:value="0.695820520896">
            <text:p>0.69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000">
            <text:p>47000</text:p>
          </table:table-cell>
          <table:table-cell office:value-type="float" office:value="0.495636554713">
            <text:p>0.4956</text:p>
          </table:table-cell>
          <table:table-cell office:value-type="float" office:value="0.604146013839">
            <text:p>0.60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001">
            <text:p>47001</text:p>
          </table:table-cell>
          <table:table-cell office:value-type="float" office:value="0.514792291244">
            <text:p>0.5148</text:p>
          </table:table-cell>
          <table:table-cell office:value-type="float" office:value="0.582894233594">
            <text:p>0.582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000">
            <text:p>48000</text:p>
          </table:table-cell>
          <table:table-cell office:value-type="float" office:value="0.549130070393">
            <text:p>0.5491</text:p>
          </table:table-cell>
          <table:table-cell office:value-type="float" office:value="0.596142489166">
            <text:p>0.596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001">
            <text:p>48001</text:p>
          </table:table-cell>
          <table:table-cell office:value-type="float" office:value="0.494836565907">
            <text:p>0.4948</text:p>
          </table:table-cell>
          <table:table-cell office:value-type="float" office:value="0.582306511174">
            <text:p>0.58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000">
            <text:p>49000</text:p>
          </table:table-cell>
          <table:table-cell office:value-type="float" office:value="0.534504660278">
            <text:p>0.5345</text:p>
          </table:table-cell>
          <table:table-cell office:value-type="float" office:value="0.576359506165">
            <text:p>0.576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001">
            <text:p>49001</text:p>
          </table:table-cell>
          <table:table-cell office:value-type="float" office:value="0.514516904735">
            <text:p>0.5145</text:p>
          </table:table-cell>
          <table:table-cell office:value-type="float" office:value="0.550353328603">
            <text:p>0.550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float" office:value="0.537052505411">
            <text:p>0.5371</text:p>
          </table:table-cell>
          <table:table-cell office:value-type="float" office:value="0.604086835053">
            <text:p>0.60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001">
            <text:p>50001</text:p>
          </table:table-cell>
          <table:table-cell office:value-type="float" office:value="0.541282350534">
            <text:p>0.5413</text:p>
          </table:table-cell>
          <table:table-cell office:value-type="float" office:value="0.60452628685">
            <text:p>0.60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000">
            <text:p>51000</text:p>
          </table:table-cell>
          <table:table-cell office:value-type="float" office:value="0.482714574724">
            <text:p>0.4827</text:p>
          </table:table-cell>
          <table:table-cell office:value-type="float" office:value="0.547089306957">
            <text:p>0.547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001">
            <text:p>51001</text:p>
          </table:table-cell>
          <table:table-cell office:value-type="float" office:value="0.520378263202">
            <text:p>0.5204</text:p>
          </table:table-cell>
          <table:table-cell office:value-type="float" office:value="0.532068209431">
            <text:p>0.53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000">
            <text:p>52000</text:p>
          </table:table-cell>
          <table:table-cell office:value-type="float" office:value="0.515682724172">
            <text:p>0.5157</text:p>
          </table:table-cell>
          <table:table-cell office:value-type="float" office:value="0.581862418139">
            <text:p>0.58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001">
            <text:p>52001</text:p>
          </table:table-cell>
          <table:table-cell office:value-type="float" office:value="0.503550798543">
            <text:p>0.5036</text:p>
          </table:table-cell>
          <table:table-cell office:value-type="float" office:value="0.591520306226">
            <text:p>0.59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3000">
            <text:p>53000</text:p>
          </table:table-cell>
          <table:table-cell office:value-type="float" office:value="0.552800389271">
            <text:p>0.5528</text:p>
          </table:table-cell>
          <table:table-cell office:value-type="float" office:value="0.667743459928">
            <text:p>0.66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3001">
            <text:p>53001</text:p>
          </table:table-cell>
          <table:table-cell office:value-type="float" office:value="0.519233087033">
            <text:p>0.5192</text:p>
          </table:table-cell>
          <table:table-cell office:value-type="float" office:value="0.567452310375">
            <text:p>0.567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000">
            <text:p>54000</text:p>
          </table:table-cell>
          <table:table-cell office:value-type="float" office:value="0.526514424985">
            <text:p>0.5265</text:p>
          </table:table-cell>
          <table:table-cell office:value-type="float" office:value="0.594839523208">
            <text:p>0.594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4001">
            <text:p>54001</text:p>
          </table:table-cell>
          <table:table-cell office:value-type="float" office:value="0.513281158913">
            <text:p>0.5133</text:p>
          </table:table-cell>
          <table:table-cell office:value-type="float" office:value="0.606931263169">
            <text:p>0.606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000">
            <text:p>55000</text:p>
          </table:table-cell>
          <table:table-cell office:value-type="float" office:value="0.52740190083">
            <text:p>0.5274</text:p>
          </table:table-cell>
          <table:table-cell office:value-type="float" office:value="0.610905651798">
            <text:p>0.610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001">
            <text:p>55001</text:p>
          </table:table-cell>
          <table:table-cell office:value-type="float" office:value="0.508221772796">
            <text:p>0.5082</text:p>
          </table:table-cell>
          <table:table-cell office:value-type="float" office:value="0.621332187979">
            <text:p>0.621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000">
            <text:p>56000</text:p>
          </table:table-cell>
          <table:table-cell office:value-type="float" office:value="0.542607724552">
            <text:p>0.5426</text:p>
          </table:table-cell>
          <table:table-cell office:value-type="float" office:value="0.621464728346">
            <text:p>0.62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001">
            <text:p>56001</text:p>
          </table:table-cell>
          <table:table-cell office:value-type="float" office:value="0.505916606742">
            <text:p>0.5059</text:p>
          </table:table-cell>
          <table:table-cell office:value-type="float" office:value="0.624383743715">
            <text:p>0.624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000">
            <text:p>57000</text:p>
          </table:table-cell>
          <table:table-cell office:value-type="float" office:value="0.511456788024">
            <text:p>0.5115</text:p>
          </table:table-cell>
          <table:table-cell office:value-type="float" office:value="0.598413318349">
            <text:p>0.598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001">
            <text:p>57001</text:p>
          </table:table-cell>
          <table:table-cell office:value-type="float" office:value="0.513746394841">
            <text:p>0.5137</text:p>
          </table:table-cell>
          <table:table-cell office:value-type="float" office:value="0.596023638823">
            <text:p>0.59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000">
            <text:p>58000</text:p>
          </table:table-cell>
          <table:table-cell office:value-type="float" office:value="0.51534254034">
            <text:p>0.5153</text:p>
          </table:table-cell>
          <table:table-cell office:value-type="float" office:value="0.638553220986">
            <text:p>0.638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001">
            <text:p>58001</text:p>
          </table:table-cell>
          <table:table-cell office:value-type="float" office:value="0.509157320456">
            <text:p>0.5092</text:p>
          </table:table-cell>
          <table:table-cell office:value-type="float" office:value="0.617695686529">
            <text:p>0.61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9000">
            <text:p>59000</text:p>
          </table:table-cell>
          <table:table-cell office:value-type="float" office:value="0.51657530833">
            <text:p>0.5166</text:p>
          </table:table-cell>
          <table:table-cell office:value-type="float" office:value="0.587327101569">
            <text:p>0.587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9001">
            <text:p>59001</text:p>
          </table:table-cell>
          <table:table-cell office:value-type="float" office:value="0.57076535973">
            <text:p>0.5708</text:p>
          </table:table-cell>
          <table:table-cell office:value-type="float" office:value="0.626009732106">
            <text:p>0.62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00">
            <text:p>60000</text:p>
          </table:table-cell>
          <table:table-cell office:value-type="float" office:value="0.538009889473">
            <text:p>0.5380</text:p>
          </table:table-cell>
          <table:table-cell office:value-type="float" office:value="0.586776254954">
            <text:p>0.586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001">
            <text:p>60001</text:p>
          </table:table-cell>
          <table:table-cell office:value-type="float" office:value="0.520323227933">
            <text:p>0.5203</text:p>
          </table:table-cell>
          <table:table-cell office:value-type="float" office:value="0.592025411177">
            <text:p>0.59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000">
            <text:p>61000</text:p>
          </table:table-cell>
          <table:table-cell office:value-type="float" office:value="0.522990726082">
            <text:p>0.5230</text:p>
          </table:table-cell>
          <table:table-cell office:value-type="float" office:value="0.620603172733">
            <text:p>0.62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001">
            <text:p>61001</text:p>
          </table:table-cell>
          <table:table-cell office:value-type="float" office:value="0.514092853031">
            <text:p>0.5141</text:p>
          </table:table-cell>
          <table:table-cell office:value-type="float" office:value="0.603029978096">
            <text:p>0.603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000">
            <text:p>62000</text:p>
          </table:table-cell>
          <table:table-cell office:value-type="float" office:value="0.51014823629">
            <text:p>0.5101</text:p>
          </table:table-cell>
          <table:table-cell office:value-type="float" office:value="0.553169216907">
            <text:p>0.55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2001">
            <text:p>62001</text:p>
          </table:table-cell>
          <table:table-cell office:value-type="float" office:value="0.552619518373">
            <text:p>0.5526</text:p>
          </table:table-cell>
          <table:table-cell office:value-type="float" office:value="0.532402177848">
            <text:p>0.532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000">
            <text:p>63000</text:p>
          </table:table-cell>
          <table:table-cell office:value-type="float" office:value="0.554373442209">
            <text:p>0.5544</text:p>
          </table:table-cell>
          <table:table-cell office:value-type="float" office:value="0.63201661557">
            <text:p>0.632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001">
            <text:p>63001</text:p>
          </table:table-cell>
          <table:table-cell office:value-type="float" office:value="0.555624687383">
            <text:p>0.5556</text:p>
          </table:table-cell>
          <table:table-cell office:value-type="float" office:value="0.695527702936">
            <text:p>0.695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000">
            <text:p>64000</text:p>
          </table:table-cell>
          <table:table-cell office:value-type="float" office:value="0.518411040723">
            <text:p>0.5184</text:p>
          </table:table-cell>
          <table:table-cell office:value-type="float" office:value="0.647675082988">
            <text:p>0.647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001">
            <text:p>64001</text:p>
          </table:table-cell>
          <table:table-cell office:value-type="float" office:value="0.509809570417">
            <text:p>0.5098</text:p>
          </table:table-cell>
          <table:table-cell office:value-type="float" office:value="0.580025658955">
            <text:p>0.580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5000">
            <text:p>65000</text:p>
          </table:table-cell>
          <table:table-cell office:value-type="float" office:value="0.509137862099">
            <text:p>0.5091</text:p>
          </table:table-cell>
          <table:table-cell office:value-type="float" office:value="0.64978106613">
            <text:p>0.649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5001">
            <text:p>65001</text:p>
          </table:table-cell>
          <table:table-cell office:value-type="float" office:value="0.53753752409">
            <text:p>0.5375</text:p>
          </table:table-cell>
          <table:table-cell office:value-type="float" office:value="0.57193390424">
            <text:p>0.57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000">
            <text:p>66000</text:p>
          </table:table-cell>
          <table:table-cell office:value-type="float" office:value="0.508566904071">
            <text:p>0.5086</text:p>
          </table:table-cell>
          <table:table-cell office:value-type="float" office:value="0.58577147103">
            <text:p>0.585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001">
            <text:p>66001</text:p>
          </table:table-cell>
          <table:table-cell office:value-type="float" office:value="0.550786320303">
            <text:p>0.5508</text:p>
          </table:table-cell>
          <table:table-cell office:value-type="float" office:value="0.648485487479">
            <text:p>0.648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000">
            <text:p>67000</text:p>
          </table:table-cell>
          <table:table-cell office:value-type="float" office:value="0.528394391893">
            <text:p>0.5284</text:p>
          </table:table-cell>
          <table:table-cell office:value-type="float" office:value="0.651005496665">
            <text:p>0.651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001">
            <text:p>67001</text:p>
          </table:table-cell>
          <table:table-cell office:value-type="float" office:value="0.548577898136">
            <text:p>0.5486</text:p>
          </table:table-cell>
          <table:table-cell office:value-type="float" office:value="0.623941345164">
            <text:p>0.62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000">
            <text:p>68000</text:p>
          </table:table-cell>
          <table:table-cell office:value-type="float" office:value="0.546501430164">
            <text:p>0.5465</text:p>
          </table:table-cell>
          <table:table-cell office:value-type="float" office:value="0.67451130193">
            <text:p>0.67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8001">
            <text:p>68001</text:p>
          </table:table-cell>
          <table:table-cell office:value-type="float" office:value="0.498748908945">
            <text:p>0.4987</text:p>
          </table:table-cell>
          <table:table-cell office:value-type="float" office:value="0.651552132168">
            <text:p>0.651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000">
            <text:p>69000</text:p>
          </table:table-cell>
          <table:table-cell office:value-type="float" office:value="0.506750578219">
            <text:p>0.5068</text:p>
          </table:table-cell>
          <table:table-cell office:value-type="float" office:value="0.614311957092">
            <text:p>0.614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001">
            <text:p>69001</text:p>
          </table:table-cell>
          <table:table-cell office:value-type="float" office:value="0.521628995357">
            <text:p>0.5216</text:p>
          </table:table-cell>
          <table:table-cell office:value-type="float" office:value="0.581700079637">
            <text:p>0.581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00">
            <text:p>70000</text:p>
          </table:table-cell>
          <table:table-cell office:value-type="float" office:value="0.50599067137">
            <text:p>0.5060</text:p>
          </table:table-cell>
          <table:table-cell office:value-type="float" office:value="0.596795024438">
            <text:p>0.596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001">
            <text:p>70001</text:p>
          </table:table-cell>
          <table:table-cell office:value-type="float" office:value="0.473650590952">
            <text:p>0.4737</text:p>
          </table:table-cell>
          <table:table-cell office:value-type="float" office:value="0.565995168974">
            <text:p>0.56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1000">
            <text:p>71000</text:p>
          </table:table-cell>
          <table:table-cell office:value-type="float" office:value="0.538849241527">
            <text:p>0.5388</text:p>
          </table:table-cell>
          <table:table-cell office:value-type="float" office:value="0.626912714087">
            <text:p>0.626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1001">
            <text:p>71001</text:p>
          </table:table-cell>
          <table:table-cell office:value-type="float" office:value="0.507779269107">
            <text:p>0.5078</text:p>
          </table:table-cell>
          <table:table-cell office:value-type="float" office:value="0.56818433912">
            <text:p>0.568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000">
            <text:p>72000</text:p>
          </table:table-cell>
          <table:table-cell office:value-type="float" office:value="0.487497368246">
            <text:p>0.4875</text:p>
          </table:table-cell>
          <table:table-cell office:value-type="float" office:value="0.578070991218">
            <text:p>0.578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001">
            <text:p>72001</text:p>
          </table:table-cell>
          <table:table-cell office:value-type="float" office:value="0.513722391962">
            <text:p>0.5137</text:p>
          </table:table-cell>
          <table:table-cell office:value-type="float" office:value="0.609572118159">
            <text:p>0.609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000">
            <text:p>73000</text:p>
          </table:table-cell>
          <table:table-cell office:value-type="float" office:value="0.545892589838">
            <text:p>0.5459</text:p>
          </table:table-cell>
          <table:table-cell office:value-type="float" office:value="0.68285427133">
            <text:p>0.682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001">
            <text:p>73001</text:p>
          </table:table-cell>
          <table:table-cell office:value-type="float" office:value="0.539234778119">
            <text:p>0.5392</text:p>
          </table:table-cell>
          <table:table-cell office:value-type="float" office:value="0.701544383367">
            <text:p>0.70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4000">
            <text:p>74000</text:p>
          </table:table-cell>
          <table:table-cell office:value-type="float" office:value="0.514127120197">
            <text:p>0.5141</text:p>
          </table:table-cell>
          <table:table-cell office:value-type="float" office:value="0.654538269606">
            <text:p>0.654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4001">
            <text:p>74001</text:p>
          </table:table-cell>
          <table:table-cell office:value-type="float" office:value="0.504295444354">
            <text:p>0.5043</text:p>
          </table:table-cell>
          <table:table-cell office:value-type="float" office:value="0.556562130426">
            <text:p>0.556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000">
            <text:p>75000</text:p>
          </table:table-cell>
          <table:table-cell office:value-type="float" office:value="0.532751539876">
            <text:p>0.5328</text:p>
          </table:table-cell>
          <table:table-cell office:value-type="float" office:value="0.603361837293">
            <text:p>0.603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5001">
            <text:p>75001</text:p>
          </table:table-cell>
          <table:table-cell office:value-type="float" office:value="0.514299688668">
            <text:p>0.5143</text:p>
          </table:table-cell>
          <table:table-cell office:value-type="float" office:value="0.59372844868">
            <text:p>0.593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000">
            <text:p>76000</text:p>
          </table:table-cell>
          <table:table-cell office:value-type="float" office:value="0.52004024862">
            <text:p>0.5200</text:p>
          </table:table-cell>
          <table:table-cell office:value-type="float" office:value="0.631505064585">
            <text:p>0.631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001">
            <text:p>76001</text:p>
          </table:table-cell>
          <table:table-cell office:value-type="float" office:value="0.529245596002">
            <text:p>0.5292</text:p>
          </table:table-cell>
          <table:table-cell office:value-type="float" office:value="0.633979473359">
            <text:p>0.634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7000">
            <text:p>77000</text:p>
          </table:table-cell>
          <table:table-cell office:value-type="float" office:value="0.555026750741">
            <text:p>0.5550</text:p>
          </table:table-cell>
          <table:table-cell office:value-type="float" office:value="0.651110639316">
            <text:p>0.651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7001">
            <text:p>77001</text:p>
          </table:table-cell>
          <table:table-cell office:value-type="float" office:value="0.531978008475">
            <text:p>0.5320</text:p>
          </table:table-cell>
          <table:table-cell office:value-type="float" office:value="0.603862573759">
            <text:p>0.603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8000">
            <text:p>78000</text:p>
          </table:table-cell>
          <table:table-cell office:value-type="float" office:value="0.541534217798">
            <text:p>0.5415</text:p>
          </table:table-cell>
          <table:table-cell office:value-type="float" office:value="0.614380213873">
            <text:p>0.614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8001">
            <text:p>78001</text:p>
          </table:table-cell>
          <table:table-cell office:value-type="float" office:value="0.540050554996">
            <text:p>0.5401</text:p>
          </table:table-cell>
          <table:table-cell office:value-type="float" office:value="0.714106046671">
            <text:p>0.71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9000">
            <text:p>79000</text:p>
          </table:table-cell>
          <table:table-cell office:value-type="float" office:value="0.487648559752">
            <text:p>0.4876</text:p>
          </table:table-cell>
          <table:table-cell office:value-type="float" office:value="0.564934124415">
            <text:p>0.564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9001">
            <text:p>79001</text:p>
          </table:table-cell>
          <table:table-cell office:value-type="float" office:value="0.513382318649">
            <text:p>0.5134</text:p>
          </table:table-cell>
          <table:table-cell office:value-type="float" office:value="0.532278454877">
            <text:p>0.53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float" office:value="0.514678845037">
            <text:p>0.5147</text:p>
          </table:table-cell>
          <table:table-cell office:value-type="float" office:value="0.58749712321">
            <text:p>0.587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001">
            <text:p>80001</text:p>
          </table:table-cell>
          <table:table-cell office:value-type="float" office:value="0.498230423673">
            <text:p>0.4982</text:p>
          </table:table-cell>
          <table:table-cell office:value-type="float" office:value="0.521294965945">
            <text:p>0.521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000">
            <text:p>81000</text:p>
          </table:table-cell>
          <table:table-cell office:value-type="float" office:value="0.511064288335">
            <text:p>0.5111</text:p>
          </table:table-cell>
          <table:table-cell office:value-type="float" office:value="0.564739584101">
            <text:p>0.564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1001">
            <text:p>81001</text:p>
          </table:table-cell>
          <table:table-cell office:value-type="float" office:value="0.489372731939">
            <text:p>0.4894</text:p>
          </table:table-cell>
          <table:table-cell office:value-type="float" office:value="0.558731254315">
            <text:p>0.558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000">
            <text:p>82000</text:p>
          </table:table-cell>
          <table:table-cell office:value-type="float" office:value="0.530864322551">
            <text:p>0.5309</text:p>
          </table:table-cell>
          <table:table-cell office:value-type="float" office:value="0.580484802727">
            <text:p>0.580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001">
            <text:p>82001</text:p>
          </table:table-cell>
          <table:table-cell office:value-type="float" office:value="0.514485283606">
            <text:p>0.5145</text:p>
          </table:table-cell>
          <table:table-cell office:value-type="float" office:value="0.586255917226">
            <text:p>0.586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3000">
            <text:p>83000</text:p>
          </table:table-cell>
          <table:table-cell office:value-type="float" office:value="0.50317458984">
            <text:p>0.5032</text:p>
          </table:table-cell>
          <table:table-cell office:value-type="float" office:value="0.610099003925">
            <text:p>0.610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3001">
            <text:p>83001</text:p>
          </table:table-cell>
          <table:table-cell office:value-type="float" office:value="0.496969527428">
            <text:p>0.4970</text:p>
          </table:table-cell>
          <table:table-cell office:value-type="float" office:value="0.646407548881">
            <text:p>0.646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4000">
            <text:p>84000</text:p>
          </table:table-cell>
          <table:table-cell office:value-type="float" office:value="0.520862058819">
            <text:p>0.5209</text:p>
          </table:table-cell>
          <table:table-cell office:value-type="float" office:value="0.683217657658">
            <text:p>0.683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4001">
            <text:p>84001</text:p>
          </table:table-cell>
          <table:table-cell office:value-type="float" office:value="0.525377476613">
            <text:p>0.5254</text:p>
          </table:table-cell>
          <table:table-cell office:value-type="float" office:value="0.662133193487">
            <text:p>0.66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000">
            <text:p>85000</text:p>
          </table:table-cell>
          <table:table-cell office:value-type="float" office:value="0.5063796396">
            <text:p>0.5064</text:p>
          </table:table-cell>
          <table:table-cell office:value-type="float" office:value="0.602123835525">
            <text:p>0.602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001">
            <text:p>85001</text:p>
          </table:table-cell>
          <table:table-cell office:value-type="float" office:value="0.518015562647">
            <text:p>0.5180</text:p>
          </table:table-cell>
          <table:table-cell office:value-type="float" office:value="0.577195714853">
            <text:p>0.577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000">
            <text:p>86000</text:p>
          </table:table-cell>
          <table:table-cell office:value-type="float" office:value="0.517066716827">
            <text:p>0.5171</text:p>
          </table:table-cell>
          <table:table-cell office:value-type="float" office:value="0.614621651673">
            <text:p>0.614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6001">
            <text:p>86001</text:p>
          </table:table-cell>
          <table:table-cell office:value-type="float" office:value="0.514265876026">
            <text:p>0.5143</text:p>
          </table:table-cell>
          <table:table-cell office:value-type="float" office:value="0.588315361377">
            <text:p>0.588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7000">
            <text:p>87000</text:p>
          </table:table-cell>
          <table:table-cell office:value-type="float" office:value="0.508620447747">
            <text:p>0.5086</text:p>
          </table:table-cell>
          <table:table-cell office:value-type="float" office:value="0.579160063291">
            <text:p>0.5792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7001">
            <text:p>87001</text:p>
          </table:table-cell>
          <table:table-cell office:value-type="float" office:value="0.520650570159">
            <text:p>0.5207</text:p>
          </table:table-cell>
          <table:table-cell office:value-type="float" office:value="0.593025392903">
            <text:p>0.593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000">
            <text:p>88000</text:p>
          </table:table-cell>
          <table:table-cell office:value-type="float" office:value="0.547796097764">
            <text:p>0.5478</text:p>
          </table:table-cell>
          <table:table-cell office:value-type="float" office:value="0.601888353904">
            <text:p>0.601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001">
            <text:p>88001</text:p>
          </table:table-cell>
          <table:table-cell office:value-type="float" office:value="0.515778629652">
            <text:p>0.5158</text:p>
          </table:table-cell>
          <table:table-cell office:value-type="float" office:value="0.642625735047">
            <text:p>0.642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9000">
            <text:p>89000</text:p>
          </table:table-cell>
          <table:table-cell office:value-type="float" office:value="0.475538808855">
            <text:p>0.4755</text:p>
          </table:table-cell>
          <table:table-cell office:value-type="float" office:value="0.515997851007">
            <text:p>0.51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9001">
            <text:p>89001</text:p>
          </table:table-cell>
          <table:table-cell office:value-type="float" office:value="0.537525186186">
            <text:p>0.5375</text:p>
          </table:table-cell>
          <table:table-cell office:value-type="float" office:value="0.634637945063">
            <text:p>0.634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00">
            <text:p>90000</text:p>
          </table:table-cell>
          <table:table-cell office:value-type="float" office:value="0.530829007877">
            <text:p>0.5308</text:p>
          </table:table-cell>
          <table:table-cell office:value-type="float" office:value="0.590571021886">
            <text:p>0.59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001">
            <text:p>90001</text:p>
          </table:table-cell>
          <table:table-cell office:value-type="float" office:value="0.564847004456">
            <text:p>0.5648</text:p>
          </table:table-cell>
          <table:table-cell office:value-type="float" office:value="0.608492203315">
            <text:p>0.608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000">
            <text:p>91000</text:p>
          </table:table-cell>
          <table:table-cell office:value-type="float" office:value="0.556647299728">
            <text:p>0.5566</text:p>
          </table:table-cell>
          <table:table-cell office:value-type="float" office:value="0.642324866639">
            <text:p>0.642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1001">
            <text:p>91001</text:p>
          </table:table-cell>
          <table:table-cell office:value-type="float" office:value="0.520306658658">
            <text:p>0.5203</text:p>
          </table:table-cell>
          <table:table-cell office:value-type="float" office:value="0.614143849304">
            <text:p>0.614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2000">
            <text:p>92000</text:p>
          </table:table-cell>
          <table:table-cell office:value-type="float" office:value="0.539541043085">
            <text:p>0.5395</text:p>
          </table:table-cell>
          <table:table-cell office:value-type="float" office:value="0.607136306213">
            <text:p>0.607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2001">
            <text:p>92001</text:p>
          </table:table-cell>
          <table:table-cell office:value-type="float" office:value="0.593999223483">
            <text:p>0.5940</text:p>
          </table:table-cell>
          <table:table-cell office:value-type="float" office:value="0.585094381595">
            <text:p>0.585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000">
            <text:p>93000</text:p>
          </table:table-cell>
          <table:table-cell office:value-type="float" office:value="0.515898086941">
            <text:p>0.5159</text:p>
          </table:table-cell>
          <table:table-cell office:value-type="float" office:value="0.644735821755">
            <text:p>0.6447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3001">
            <text:p>93001</text:p>
          </table:table-cell>
          <table:table-cell office:value-type="float" office:value="0.517980912882">
            <text:p>0.5180</text:p>
          </table:table-cell>
          <table:table-cell office:value-type="float" office:value="0.628087594539">
            <text:p>0.628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4000">
            <text:p>94000</text:p>
          </table:table-cell>
          <table:table-cell office:value-type="float" office:value="0.539864632054">
            <text:p>0.5399</text:p>
          </table:table-cell>
          <table:table-cell office:value-type="float" office:value="0.585144831661">
            <text:p>0.5851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4001">
            <text:p>94001</text:p>
          </table:table-cell>
          <table:table-cell office:value-type="float" office:value="0.524223563553">
            <text:p>0.5242</text:p>
          </table:table-cell>
          <table:table-cell office:value-type="float" office:value="0.615886044336">
            <text:p>0.615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5000">
            <text:p>95000</text:p>
          </table:table-cell>
          <table:table-cell office:value-type="float" office:value="0.527848204995">
            <text:p>0.5278</text:p>
          </table:table-cell>
          <table:table-cell office:value-type="float" office:value="0.580586245892">
            <text:p>0.5806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5001">
            <text:p>95001</text:p>
          </table:table-cell>
          <table:table-cell office:value-type="float" office:value="0.52650128983">
            <text:p>0.5265</text:p>
          </table:table-cell>
          <table:table-cell office:value-type="float" office:value="0.614763426593">
            <text:p>0.6148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6000">
            <text:p>96000</text:p>
          </table:table-cell>
          <table:table-cell office:value-type="float" office:value="0.549774827221">
            <text:p>0.5498</text:p>
          </table:table-cell>
          <table:table-cell office:value-type="float" office:value="0.604933976317">
            <text:p>0.6049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6001">
            <text:p>96001</text:p>
          </table:table-cell>
          <table:table-cell office:value-type="float" office:value="0.528601620181">
            <text:p>0.5286</text:p>
          </table:table-cell>
          <table:table-cell office:value-type="float" office:value="0.588010350539">
            <text:p>0.588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7000">
            <text:p>97000</text:p>
          </table:table-cell>
          <table:table-cell office:value-type="float" office:value="0.537971023396">
            <text:p>0.5380</text:p>
          </table:table-cell>
          <table:table-cell office:value-type="float" office:value="0.596001091019">
            <text:p>0.5960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7001">
            <text:p>97001</text:p>
          </table:table-cell>
          <table:table-cell office:value-type="float" office:value="0.561276136616">
            <text:p>0.5613</text:p>
          </table:table-cell>
          <table:table-cell office:value-type="float" office:value="0.659491767877">
            <text:p>0.659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8000">
            <text:p>98000</text:p>
          </table:table-cell>
          <table:table-cell office:value-type="float" office:value="0.509262600673">
            <text:p>0.5093</text:p>
          </table:table-cell>
          <table:table-cell office:value-type="float" office:value="0.643363554003">
            <text:p>0.6434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8001">
            <text:p>98001</text:p>
          </table:table-cell>
          <table:table-cell office:value-type="float" office:value="0.571691965855">
            <text:p>0.5717</text:p>
          </table:table-cell>
          <table:table-cell office:value-type="float" office:value="0.619277892726">
            <text:p>0.6193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9000">
            <text:p>99000</text:p>
          </table:table-cell>
          <table:table-cell office:value-type="float" office:value="0.542660330362">
            <text:p>0.5427</text:p>
          </table:table-cell>
          <table:table-cell office:value-type="float" office:value="0.633486351466">
            <text:p>0.6335</text:p>
          </table:table-cell>
        </table:table-row>
        <table:table-row table:style-name="ro1">
          <table:table-cell office:value-type="string">
            <text:p>fibres_1_SNR_2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9001">
            <text:p>99001</text:p>
          </table:table-cell>
          <table:table-cell office:value-type="float" office:value="0.52012844211">
            <text:p>0.5201</text:p>
          </table:table-cell>
          <table:table-cell office:value-type="float" office:value="0.578626905689">
            <text:p>0.578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306018087899">
            <text:p>0.3060</text:p>
          </table:table-cell>
          <table:table-cell office:value-type="float" office:value="0.311208926288">
            <text:p>0.311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14537420396">
            <text:p>0.3145</text:p>
          </table:table-cell>
          <table:table-cell office:value-type="float" office:value="0.340515027368">
            <text:p>0.340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0.350138117397">
            <text:p>0.3501</text:p>
          </table:table-cell>
          <table:table-cell office:value-type="float" office:value="0.382160963882">
            <text:p>0.382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1">
            <text:p>1001</text:p>
          </table:table-cell>
          <table:table-cell office:value-type="float" office:value="0.279437202494">
            <text:p>0.2794</text:p>
          </table:table-cell>
          <table:table-cell office:value-type="float" office:value="0.381562855119">
            <text:p>0.381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0">
            <text:p>2000</text:p>
          </table:table-cell>
          <table:table-cell office:value-type="float" office:value="0.292088621418">
            <text:p>0.2921</text:p>
          </table:table-cell>
          <table:table-cell office:value-type="float" office:value="0.379014879646">
            <text:p>0.37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1">
            <text:p>2001</text:p>
          </table:table-cell>
          <table:table-cell office:value-type="float" office:value="0.356929075551">
            <text:p>0.3569</text:p>
          </table:table-cell>
          <table:table-cell office:value-type="float" office:value="0.390440233744">
            <text:p>0.390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0.375786058056">
            <text:p>0.3758</text:p>
          </table:table-cell>
          <table:table-cell office:value-type="float" office:value="0.429615584447">
            <text:p>0.42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1">
            <text:p>3001</text:p>
          </table:table-cell>
          <table:table-cell office:value-type="float" office:value="0.346507995943">
            <text:p>0.3465</text:p>
          </table:table-cell>
          <table:table-cell office:value-type="float" office:value="0.366448938364">
            <text:p>0.366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0">
            <text:p>4000</text:p>
          </table:table-cell>
          <table:table-cell office:value-type="float" office:value="0.286637517515">
            <text:p>0.2866</text:p>
          </table:table-cell>
          <table:table-cell office:value-type="float" office:value="0.365895280109">
            <text:p>0.365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1">
            <text:p>4001</text:p>
          </table:table-cell>
          <table:table-cell office:value-type="float" office:value="0.299895905518">
            <text:p>0.2999</text:p>
          </table:table-cell>
          <table:table-cell office:value-type="float" office:value="0.344604668473">
            <text:p>0.34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0">
            <text:p>5000</text:p>
          </table:table-cell>
          <table:table-cell office:value-type="float" office:value="0.317237870764">
            <text:p>0.3172</text:p>
          </table:table-cell>
          <table:table-cell office:value-type="float" office:value="0.325421648234">
            <text:p>0.325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1">
            <text:p>5001</text:p>
          </table:table-cell>
          <table:table-cell office:value-type="float" office:value="0.326552592848">
            <text:p>0.3266</text:p>
          </table:table-cell>
          <table:table-cell office:value-type="float" office:value="0.303093449561">
            <text:p>0.303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0">
            <text:p>6000</text:p>
          </table:table-cell>
          <table:table-cell office:value-type="float" office:value="0.31777370022">
            <text:p>0.3178</text:p>
          </table:table-cell>
          <table:table-cell office:value-type="float" office:value="0.420254939875">
            <text:p>0.42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1">
            <text:p>6001</text:p>
          </table:table-cell>
          <table:table-cell office:value-type="float" office:value="0.310941723696">
            <text:p>0.3109</text:p>
          </table:table-cell>
          <table:table-cell office:value-type="float" office:value="0.410485044397">
            <text:p>0.410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0">
            <text:p>7000</text:p>
          </table:table-cell>
          <table:table-cell office:value-type="float" office:value="0.406219703587">
            <text:p>0.4062</text:p>
          </table:table-cell>
          <table:table-cell office:value-type="float" office:value="0.372013335869">
            <text:p>0.372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1">
            <text:p>7001</text:p>
          </table:table-cell>
          <table:table-cell office:value-type="float" office:value="0.259931666889">
            <text:p>0.2599</text:p>
          </table:table-cell>
          <table:table-cell office:value-type="float" office:value="0.316119430705">
            <text:p>0.316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0">
            <text:p>8000</text:p>
          </table:table-cell>
          <table:table-cell office:value-type="float" office:value="0.335379554954">
            <text:p>0.3354</text:p>
          </table:table-cell>
          <table:table-cell office:value-type="float" office:value="0.381198327819">
            <text:p>0.381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1">
            <text:p>8001</text:p>
          </table:table-cell>
          <table:table-cell office:value-type="float" office:value="0.289958055186">
            <text:p>0.2900</text:p>
          </table:table-cell>
          <table:table-cell office:value-type="float" office:value="0.347364801627">
            <text:p>0.347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0">
            <text:p>9000</text:p>
          </table:table-cell>
          <table:table-cell office:value-type="float" office:value="0.404719757738">
            <text:p>0.4047</text:p>
          </table:table-cell>
          <table:table-cell office:value-type="float" office:value="0.409773709267">
            <text:p>0.409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1">
            <text:p>9001</text:p>
          </table:table-cell>
          <table:table-cell office:value-type="float" office:value="0.292328059305">
            <text:p>0.2923</text:p>
          </table:table-cell>
          <table:table-cell office:value-type="float" office:value="0.325407023071">
            <text:p>0.325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00">
            <text:p>10000</text:p>
          </table:table-cell>
          <table:table-cell office:value-type="float" office:value="0.319726987011">
            <text:p>0.3197</text:p>
          </table:table-cell>
          <table:table-cell office:value-type="float" office:value="0.398104346867">
            <text:p>0.39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0001">
            <text:p>10001</text:p>
          </table:table-cell>
          <table:table-cell office:value-type="float" office:value="0.300215445966">
            <text:p>0.3002</text:p>
          </table:table-cell>
          <table:table-cell office:value-type="float" office:value="0.349386158631">
            <text:p>0.349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1000">
            <text:p>11000</text:p>
          </table:table-cell>
          <table:table-cell office:value-type="float" office:value="0.345965047457">
            <text:p>0.3460</text:p>
          </table:table-cell>
          <table:table-cell office:value-type="float" office:value="0.435771982282">
            <text:p>0.435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1001">
            <text:p>11001</text:p>
          </table:table-cell>
          <table:table-cell office:value-type="float" office:value="0.318825703145">
            <text:p>0.3188</text:p>
          </table:table-cell>
          <table:table-cell office:value-type="float" office:value="0.384139000417">
            <text:p>0.384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2000">
            <text:p>12000</text:p>
          </table:table-cell>
          <table:table-cell office:value-type="float" office:value="0.239160462299">
            <text:p>0.2392</text:p>
          </table:table-cell>
          <table:table-cell office:value-type="float" office:value="0.247290964081">
            <text:p>0.24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2001">
            <text:p>12001</text:p>
          </table:table-cell>
          <table:table-cell office:value-type="float" office:value="0.271084934971">
            <text:p>0.2711</text:p>
          </table:table-cell>
          <table:table-cell office:value-type="float" office:value="0.328112700857">
            <text:p>0.32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3000">
            <text:p>13000</text:p>
          </table:table-cell>
          <table:table-cell office:value-type="float" office:value="0.273751846089">
            <text:p>0.2738</text:p>
          </table:table-cell>
          <table:table-cell office:value-type="float" office:value="0.365524249299">
            <text:p>0.365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3001">
            <text:p>13001</text:p>
          </table:table-cell>
          <table:table-cell office:value-type="float" office:value="0.24773980422">
            <text:p>0.2477</text:p>
          </table:table-cell>
          <table:table-cell office:value-type="float" office:value="0.358037244003">
            <text:p>0.358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4000">
            <text:p>14000</text:p>
          </table:table-cell>
          <table:table-cell office:value-type="float" office:value="0.247772892684">
            <text:p>0.2478</text:p>
          </table:table-cell>
          <table:table-cell office:value-type="float" office:value="0.330361317293">
            <text:p>0.330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4001">
            <text:p>14001</text:p>
          </table:table-cell>
          <table:table-cell office:value-type="float" office:value="0.266548801997">
            <text:p>0.2665</text:p>
          </table:table-cell>
          <table:table-cell office:value-type="float" office:value="0.336986306879">
            <text:p>0.337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5000">
            <text:p>15000</text:p>
          </table:table-cell>
          <table:table-cell office:value-type="float" office:value="0.293076504887">
            <text:p>0.2931</text:p>
          </table:table-cell>
          <table:table-cell office:value-type="float" office:value="0.385095368581">
            <text:p>0.38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5001">
            <text:p>15001</text:p>
          </table:table-cell>
          <table:table-cell office:value-type="float" office:value="0.313576550946">
            <text:p>0.3136</text:p>
          </table:table-cell>
          <table:table-cell office:value-type="float" office:value="0.327488527397">
            <text:p>0.327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6000">
            <text:p>16000</text:p>
          </table:table-cell>
          <table:table-cell office:value-type="float" office:value="0.321905976476">
            <text:p>0.3219</text:p>
          </table:table-cell>
          <table:table-cell office:value-type="float" office:value="0.360936236897">
            <text:p>0.36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6001">
            <text:p>16001</text:p>
          </table:table-cell>
          <table:table-cell office:value-type="float" office:value="0.276822489252">
            <text:p>0.2768</text:p>
          </table:table-cell>
          <table:table-cell office:value-type="float" office:value="0.333913078299">
            <text:p>0.333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7000">
            <text:p>17000</text:p>
          </table:table-cell>
          <table:table-cell office:value-type="float" office:value="0.320761982377">
            <text:p>0.3208</text:p>
          </table:table-cell>
          <table:table-cell office:value-type="float" office:value="0.364639347238">
            <text:p>0.36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7001">
            <text:p>17001</text:p>
          </table:table-cell>
          <table:table-cell office:value-type="float" office:value="0.202823699739">
            <text:p>0.2028</text:p>
          </table:table-cell>
          <table:table-cell office:value-type="float" office:value="0.381075779126">
            <text:p>0.381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8000">
            <text:p>18000</text:p>
          </table:table-cell>
          <table:table-cell office:value-type="float" office:value="0.311223639882">
            <text:p>0.3112</text:p>
          </table:table-cell>
          <table:table-cell office:value-type="float" office:value="0.350921636825">
            <text:p>0.35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8001">
            <text:p>18001</text:p>
          </table:table-cell>
          <table:table-cell office:value-type="float" office:value="0.324766773003">
            <text:p>0.3248</text:p>
          </table:table-cell>
          <table:table-cell office:value-type="float" office:value="0.422003769359">
            <text:p>0.422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9000">
            <text:p>19000</text:p>
          </table:table-cell>
          <table:table-cell office:value-type="float" office:value="0.329512455268">
            <text:p>0.3295</text:p>
          </table:table-cell>
          <table:table-cell office:value-type="float" office:value="0.399271537673">
            <text:p>0.399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19001">
            <text:p>19001</text:p>
          </table:table-cell>
          <table:table-cell office:value-type="float" office:value="0.323940202968">
            <text:p>0.3239</text:p>
          </table:table-cell>
          <table:table-cell office:value-type="float" office:value="0.406639286799">
            <text:p>0.406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00">
            <text:p>20000</text:p>
          </table:table-cell>
          <table:table-cell office:value-type="float" office:value="0.316757227427">
            <text:p>0.3168</text:p>
          </table:table-cell>
          <table:table-cell office:value-type="float" office:value="0.368838194307">
            <text:p>0.368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0001">
            <text:p>20001</text:p>
          </table:table-cell>
          <table:table-cell office:value-type="float" office:value="0.285256144897">
            <text:p>0.2853</text:p>
          </table:table-cell>
          <table:table-cell office:value-type="float" office:value="0.339202463924">
            <text:p>0.339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1000">
            <text:p>21000</text:p>
          </table:table-cell>
          <table:table-cell office:value-type="float" office:value="0.34231648019">
            <text:p>0.3423</text:p>
          </table:table-cell>
          <table:table-cell office:value-type="float" office:value="0.363818692877">
            <text:p>0.363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1001">
            <text:p>21001</text:p>
          </table:table-cell>
          <table:table-cell office:value-type="float" office:value="0.309041393776">
            <text:p>0.3090</text:p>
          </table:table-cell>
          <table:table-cell office:value-type="float" office:value="0.312914650055">
            <text:p>0.31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2000">
            <text:p>22000</text:p>
          </table:table-cell>
          <table:table-cell office:value-type="float" office:value="0.303484205446">
            <text:p>0.3035</text:p>
          </table:table-cell>
          <table:table-cell office:value-type="float" office:value="0.359791696339">
            <text:p>0.359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2001">
            <text:p>22001</text:p>
          </table:table-cell>
          <table:table-cell office:value-type="float" office:value="0.264149595536">
            <text:p>0.2641</text:p>
          </table:table-cell>
          <table:table-cell office:value-type="float" office:value="0.36586865119">
            <text:p>0.365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3000">
            <text:p>23000</text:p>
          </table:table-cell>
          <table:table-cell office:value-type="float" office:value="0.309460042187">
            <text:p>0.3095</text:p>
          </table:table-cell>
          <table:table-cell office:value-type="float" office:value="0.457079296214">
            <text:p>0.45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3001">
            <text:p>23001</text:p>
          </table:table-cell>
          <table:table-cell office:value-type="float" office:value="0.307991731857">
            <text:p>0.3080</text:p>
          </table:table-cell>
          <table:table-cell office:value-type="float" office:value="0.316077428119">
            <text:p>0.316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4000">
            <text:p>24000</text:p>
          </table:table-cell>
          <table:table-cell office:value-type="float" office:value="0.26115157833">
            <text:p>0.2612</text:p>
          </table:table-cell>
          <table:table-cell office:value-type="float" office:value="0.293077934283">
            <text:p>0.293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4001">
            <text:p>24001</text:p>
          </table:table-cell>
          <table:table-cell office:value-type="float" office:value="0.290030258967">
            <text:p>0.2900</text:p>
          </table:table-cell>
          <table:table-cell office:value-type="float" office:value="0.36733557537">
            <text:p>0.36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000">
            <text:p>25000</text:p>
          </table:table-cell>
          <table:table-cell office:value-type="float" office:value="0.323882637994">
            <text:p>0.3239</text:p>
          </table:table-cell>
          <table:table-cell office:value-type="float" office:value="0.371546373346">
            <text:p>0.37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5001">
            <text:p>25001</text:p>
          </table:table-cell>
          <table:table-cell office:value-type="float" office:value="0.324773163623">
            <text:p>0.3248</text:p>
          </table:table-cell>
          <table:table-cell office:value-type="float" office:value="0.362390383213">
            <text:p>0.362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6000">
            <text:p>26000</text:p>
          </table:table-cell>
          <table:table-cell office:value-type="float" office:value="0.301394044047">
            <text:p>0.3014</text:p>
          </table:table-cell>
          <table:table-cell office:value-type="float" office:value="0.349867806737">
            <text:p>0.349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6001">
            <text:p>26001</text:p>
          </table:table-cell>
          <table:table-cell office:value-type="float" office:value="0.274310395577">
            <text:p>0.2743</text:p>
          </table:table-cell>
          <table:table-cell office:value-type="float" office:value="0.315125332019">
            <text:p>0.31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7000">
            <text:p>27000</text:p>
          </table:table-cell>
          <table:table-cell office:value-type="float" office:value="0.244289166543">
            <text:p>0.2443</text:p>
          </table:table-cell>
          <table:table-cell office:value-type="float" office:value="0.307068816996">
            <text:p>0.30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7001">
            <text:p>27001</text:p>
          </table:table-cell>
          <table:table-cell office:value-type="float" office:value="0.262339969287">
            <text:p>0.2623</text:p>
          </table:table-cell>
          <table:table-cell office:value-type="float" office:value="0.338817895853">
            <text:p>0.338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8000">
            <text:p>28000</text:p>
          </table:table-cell>
          <table:table-cell office:value-type="float" office:value="0.329971864471">
            <text:p>0.3300</text:p>
          </table:table-cell>
          <table:table-cell office:value-type="float" office:value="0.312146338327">
            <text:p>0.312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8001">
            <text:p>28001</text:p>
          </table:table-cell>
          <table:table-cell office:value-type="float" office:value="0.310782393781">
            <text:p>0.3108</text:p>
          </table:table-cell>
          <table:table-cell office:value-type="float" office:value="0.421459897556">
            <text:p>0.42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9000">
            <text:p>29000</text:p>
          </table:table-cell>
          <table:table-cell office:value-type="float" office:value="0.297932370325">
            <text:p>0.2979</text:p>
          </table:table-cell>
          <table:table-cell office:value-type="float" office:value="0.368070022867">
            <text:p>0.36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29001">
            <text:p>29001</text:p>
          </table:table-cell>
          <table:table-cell office:value-type="float" office:value="0.25909562408">
            <text:p>0.2591</text:p>
          </table:table-cell>
          <table:table-cell office:value-type="float" office:value="0.370647012208">
            <text:p>0.370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00">
            <text:p>30000</text:p>
          </table:table-cell>
          <table:table-cell office:value-type="float" office:value="0.278904998902">
            <text:p>0.2789</text:p>
          </table:table-cell>
          <table:table-cell office:value-type="float" office:value="0.33047943278">
            <text:p>0.330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0001">
            <text:p>30001</text:p>
          </table:table-cell>
          <table:table-cell office:value-type="float" office:value="0.281476141328">
            <text:p>0.2815</text:p>
          </table:table-cell>
          <table:table-cell office:value-type="float" office:value="0.346897454725">
            <text:p>0.346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1000">
            <text:p>31000</text:p>
          </table:table-cell>
          <table:table-cell office:value-type="float" office:value="0.274730641687">
            <text:p>0.2747</text:p>
          </table:table-cell>
          <table:table-cell office:value-type="float" office:value="0.350798102645">
            <text:p>0.35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1001">
            <text:p>31001</text:p>
          </table:table-cell>
          <table:table-cell office:value-type="float" office:value="0.297248037518">
            <text:p>0.2972</text:p>
          </table:table-cell>
          <table:table-cell office:value-type="float" office:value="0.369626168862">
            <text:p>0.36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2000">
            <text:p>32000</text:p>
          </table:table-cell>
          <table:table-cell office:value-type="float" office:value="0.284536094081">
            <text:p>0.2845</text:p>
          </table:table-cell>
          <table:table-cell office:value-type="float" office:value="0.303421690357">
            <text:p>0.303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2001">
            <text:p>32001</text:p>
          </table:table-cell>
          <table:table-cell office:value-type="float" office:value="0.287297374301">
            <text:p>0.2873</text:p>
          </table:table-cell>
          <table:table-cell office:value-type="float" office:value="0.291666639062">
            <text:p>0.291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3000">
            <text:p>33000</text:p>
          </table:table-cell>
          <table:table-cell office:value-type="float" office:value="0.303891998888">
            <text:p>0.3039</text:p>
          </table:table-cell>
          <table:table-cell office:value-type="float" office:value="0.348173614266">
            <text:p>0.348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3001">
            <text:p>33001</text:p>
          </table:table-cell>
          <table:table-cell office:value-type="float" office:value="0.282641153177">
            <text:p>0.2826</text:p>
          </table:table-cell>
          <table:table-cell office:value-type="float" office:value="0.345680849771">
            <text:p>0.34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4000">
            <text:p>34000</text:p>
          </table:table-cell>
          <table:table-cell office:value-type="float" office:value="0.28180636667">
            <text:p>0.2818</text:p>
          </table:table-cell>
          <table:table-cell office:value-type="float" office:value="0.384640659414">
            <text:p>0.38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4001">
            <text:p>34001</text:p>
          </table:table-cell>
          <table:table-cell office:value-type="float" office:value="0.291514948687">
            <text:p>0.2915</text:p>
          </table:table-cell>
          <table:table-cell office:value-type="float" office:value="0.348350299465">
            <text:p>0.348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5000">
            <text:p>35000</text:p>
          </table:table-cell>
          <table:table-cell office:value-type="float" office:value="0.309628946838">
            <text:p>0.3096</text:p>
          </table:table-cell>
          <table:table-cell office:value-type="float" office:value="0.267625494889">
            <text:p>0.26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5001">
            <text:p>35001</text:p>
          </table:table-cell>
          <table:table-cell office:value-type="float" office:value="0.266322613768">
            <text:p>0.2663</text:p>
          </table:table-cell>
          <table:table-cell office:value-type="float" office:value="0.315002338278">
            <text:p>0.315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6000">
            <text:p>36000</text:p>
          </table:table-cell>
          <table:table-cell office:value-type="float" office:value="0.346213660099">
            <text:p>0.3462</text:p>
          </table:table-cell>
          <table:table-cell office:value-type="float" office:value="0.333244329596">
            <text:p>0.33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6001">
            <text:p>36001</text:p>
          </table:table-cell>
          <table:table-cell office:value-type="float" office:value="0.333835085037">
            <text:p>0.3338</text:p>
          </table:table-cell>
          <table:table-cell office:value-type="float" office:value="0.316609408451">
            <text:p>0.316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7000">
            <text:p>37000</text:p>
          </table:table-cell>
          <table:table-cell office:value-type="float" office:value="0.317156788092">
            <text:p>0.3172</text:p>
          </table:table-cell>
          <table:table-cell office:value-type="float" office:value="0.252275794592">
            <text:p>0.252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7001">
            <text:p>37001</text:p>
          </table:table-cell>
          <table:table-cell office:value-type="float" office:value="0.261202834285">
            <text:p>0.2612</text:p>
          </table:table-cell>
          <table:table-cell office:value-type="float" office:value="0.304644832037">
            <text:p>0.30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8000">
            <text:p>38000</text:p>
          </table:table-cell>
          <table:table-cell office:value-type="float" office:value="0.328515443037">
            <text:p>0.3285</text:p>
          </table:table-cell>
          <table:table-cell office:value-type="float" office:value="0.291700948395">
            <text:p>0.291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8001">
            <text:p>38001</text:p>
          </table:table-cell>
          <table:table-cell office:value-type="float" office:value="0.332279595796">
            <text:p>0.3323</text:p>
          </table:table-cell>
          <table:table-cell office:value-type="float" office:value="0.390014288037">
            <text:p>0.390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9000">
            <text:p>39000</text:p>
          </table:table-cell>
          <table:table-cell office:value-type="float" office:value="0.280723246059">
            <text:p>0.2807</text:p>
          </table:table-cell>
          <table:table-cell office:value-type="float" office:value="0.355337825278">
            <text:p>0.355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39001">
            <text:p>39001</text:p>
          </table:table-cell>
          <table:table-cell office:value-type="float" office:value="0.304878638433">
            <text:p>0.3049</text:p>
          </table:table-cell>
          <table:table-cell office:value-type="float" office:value="0.312740531374">
            <text:p>0.312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00">
            <text:p>40000</text:p>
          </table:table-cell>
          <table:table-cell office:value-type="float" office:value="0.332403373155">
            <text:p>0.3324</text:p>
          </table:table-cell>
          <table:table-cell office:value-type="float" office:value="0.433589398405">
            <text:p>0.433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0001">
            <text:p>40001</text:p>
          </table:table-cell>
          <table:table-cell office:value-type="float" office:value="0.286376964694">
            <text:p>0.2864</text:p>
          </table:table-cell>
          <table:table-cell office:value-type="float" office:value="0.330855794255">
            <text:p>0.33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1000">
            <text:p>41000</text:p>
          </table:table-cell>
          <table:table-cell office:value-type="float" office:value="0.301238494274">
            <text:p>0.3012</text:p>
          </table:table-cell>
          <table:table-cell office:value-type="float" office:value="0.359167588644">
            <text:p>0.359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1001">
            <text:p>41001</text:p>
          </table:table-cell>
          <table:table-cell office:value-type="float" office:value="0.284195852773">
            <text:p>0.2842</text:p>
          </table:table-cell>
          <table:table-cell office:value-type="float" office:value="0.382943942482">
            <text:p>0.38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2000">
            <text:p>42000</text:p>
          </table:table-cell>
          <table:table-cell office:value-type="float" office:value="0.323149530412">
            <text:p>0.3231</text:p>
          </table:table-cell>
          <table:table-cell office:value-type="float" office:value="0.374955903034">
            <text:p>0.375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2001">
            <text:p>42001</text:p>
          </table:table-cell>
          <table:table-cell office:value-type="float" office:value="0.312938533981">
            <text:p>0.3129</text:p>
          </table:table-cell>
          <table:table-cell office:value-type="float" office:value="0.369268947628">
            <text:p>0.369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3000">
            <text:p>43000</text:p>
          </table:table-cell>
          <table:table-cell office:value-type="float" office:value="0.323308498426">
            <text:p>0.3233</text:p>
          </table:table-cell>
          <table:table-cell office:value-type="float" office:value="0.377260490166">
            <text:p>0.37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3001">
            <text:p>43001</text:p>
          </table:table-cell>
          <table:table-cell office:value-type="float" office:value="0.290979430958">
            <text:p>0.2910</text:p>
          </table:table-cell>
          <table:table-cell office:value-type="float" office:value="0.342158219997">
            <text:p>0.342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4000">
            <text:p>44000</text:p>
          </table:table-cell>
          <table:table-cell office:value-type="float" office:value="0.304555789953">
            <text:p>0.3046</text:p>
          </table:table-cell>
          <table:table-cell office:value-type="float" office:value="0.368735313101">
            <text:p>0.368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4001">
            <text:p>44001</text:p>
          </table:table-cell>
          <table:table-cell office:value-type="float" office:value="0.346338273274">
            <text:p>0.3463</text:p>
          </table:table-cell>
          <table:table-cell office:value-type="float" office:value="0.348223092029">
            <text:p>0.348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5000">
            <text:p>45000</text:p>
          </table:table-cell>
          <table:table-cell office:value-type="float" office:value="0.2983806958">
            <text:p>0.2984</text:p>
          </table:table-cell>
          <table:table-cell office:value-type="float" office:value="0.376610946116">
            <text:p>0.376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5001">
            <text:p>45001</text:p>
          </table:table-cell>
          <table:table-cell office:value-type="float" office:value="0.311480120351">
            <text:p>0.3115</text:p>
          </table:table-cell>
          <table:table-cell office:value-type="float" office:value="0.317298871233">
            <text:p>0.31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6000">
            <text:p>46000</text:p>
          </table:table-cell>
          <table:table-cell office:value-type="float" office:value="0.258294226533">
            <text:p>0.2583</text:p>
          </table:table-cell>
          <table:table-cell office:value-type="float" office:value="0.373019942665">
            <text:p>0.373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6001">
            <text:p>46001</text:p>
          </table:table-cell>
          <table:table-cell office:value-type="float" office:value="0.282391348904">
            <text:p>0.2824</text:p>
          </table:table-cell>
          <table:table-cell office:value-type="float" office:value="0.312863077856">
            <text:p>0.31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7000">
            <text:p>47000</text:p>
          </table:table-cell>
          <table:table-cell office:value-type="float" office:value="0.340840003388">
            <text:p>0.3408</text:p>
          </table:table-cell>
          <table:table-cell office:value-type="float" office:value="0.437961671764">
            <text:p>0.438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7001">
            <text:p>47001</text:p>
          </table:table-cell>
          <table:table-cell office:value-type="float" office:value="0.309781650167">
            <text:p>0.3098</text:p>
          </table:table-cell>
          <table:table-cell office:value-type="float" office:value="0.351821419882">
            <text:p>0.351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8000">
            <text:p>48000</text:p>
          </table:table-cell>
          <table:table-cell office:value-type="float" office:value="0.293139056719">
            <text:p>0.2931</text:p>
          </table:table-cell>
          <table:table-cell office:value-type="float" office:value="0.353462380516">
            <text:p>0.353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8001">
            <text:p>48001</text:p>
          </table:table-cell>
          <table:table-cell office:value-type="float" office:value="0.281444919931">
            <text:p>0.2814</text:p>
          </table:table-cell>
          <table:table-cell office:value-type="float" office:value="0.372845779936">
            <text:p>0.372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9000">
            <text:p>49000</text:p>
          </table:table-cell>
          <table:table-cell office:value-type="float" office:value="0.318373583743">
            <text:p>0.3184</text:p>
          </table:table-cell>
          <table:table-cell office:value-type="float" office:value="0.345425636499">
            <text:p>0.345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49001">
            <text:p>49001</text:p>
          </table:table-cell>
          <table:table-cell office:value-type="float" office:value="0.27957130324">
            <text:p>0.2796</text:p>
          </table:table-cell>
          <table:table-cell office:value-type="float" office:value="0.425813522711">
            <text:p>0.425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float" office:value="0.318161810102">
            <text:p>0.3182</text:p>
          </table:table-cell>
          <table:table-cell office:value-type="float" office:value="0.289485397512">
            <text:p>0.289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0001">
            <text:p>50001</text:p>
          </table:table-cell>
          <table:table-cell office:value-type="float" office:value="0.324420776442">
            <text:p>0.3244</text:p>
          </table:table-cell>
          <table:table-cell office:value-type="float" office:value="0.327927574699">
            <text:p>0.327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1000">
            <text:p>51000</text:p>
          </table:table-cell>
          <table:table-cell office:value-type="float" office:value="0.307201194847">
            <text:p>0.3072</text:p>
          </table:table-cell>
          <table:table-cell office:value-type="float" office:value="0.325284894695">
            <text:p>0.325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1001">
            <text:p>51001</text:p>
          </table:table-cell>
          <table:table-cell office:value-type="float" office:value="0.324506069276">
            <text:p>0.3245</text:p>
          </table:table-cell>
          <table:table-cell office:value-type="float" office:value="0.349565173151">
            <text:p>0.34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2000">
            <text:p>52000</text:p>
          </table:table-cell>
          <table:table-cell office:value-type="float" office:value="0.313511297454">
            <text:p>0.3135</text:p>
          </table:table-cell>
          <table:table-cell office:value-type="float" office:value="0.336171651848">
            <text:p>0.336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2001">
            <text:p>52001</text:p>
          </table:table-cell>
          <table:table-cell office:value-type="float" office:value="0.354335642742">
            <text:p>0.3543</text:p>
          </table:table-cell>
          <table:table-cell office:value-type="float" office:value="0.424095936417">
            <text:p>0.424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3000">
            <text:p>53000</text:p>
          </table:table-cell>
          <table:table-cell office:value-type="float" office:value="0.229993421492">
            <text:p>0.2300</text:p>
          </table:table-cell>
          <table:table-cell office:value-type="float" office:value="0.299663745998">
            <text:p>0.299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3001">
            <text:p>53001</text:p>
          </table:table-cell>
          <table:table-cell office:value-type="float" office:value="0.311409519025">
            <text:p>0.3114</text:p>
          </table:table-cell>
          <table:table-cell office:value-type="float" office:value="0.364880891204">
            <text:p>0.364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4000">
            <text:p>54000</text:p>
          </table:table-cell>
          <table:table-cell office:value-type="float" office:value="0.292948312829">
            <text:p>0.2929</text:p>
          </table:table-cell>
          <table:table-cell office:value-type="float" office:value="0.356013744112">
            <text:p>0.356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4001">
            <text:p>54001</text:p>
          </table:table-cell>
          <table:table-cell office:value-type="float" office:value="0.261387771005">
            <text:p>0.2614</text:p>
          </table:table-cell>
          <table:table-cell office:value-type="float" office:value="0.265905524963">
            <text:p>0.265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5000">
            <text:p>55000</text:p>
          </table:table-cell>
          <table:table-cell office:value-type="float" office:value="0.307034898735">
            <text:p>0.3070</text:p>
          </table:table-cell>
          <table:table-cell office:value-type="float" office:value="0.339515032639">
            <text:p>0.339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5001">
            <text:p>55001</text:p>
          </table:table-cell>
          <table:table-cell office:value-type="float" office:value="0.256113155784">
            <text:p>0.2561</text:p>
          </table:table-cell>
          <table:table-cell office:value-type="float" office:value="0.303182753288">
            <text:p>0.30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6000">
            <text:p>56000</text:p>
          </table:table-cell>
          <table:table-cell office:value-type="float" office:value="0.305568409194">
            <text:p>0.3056</text:p>
          </table:table-cell>
          <table:table-cell office:value-type="float" office:value="0.372126786927">
            <text:p>0.372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6001">
            <text:p>56001</text:p>
          </table:table-cell>
          <table:table-cell office:value-type="float" office:value="0.253850201743">
            <text:p>0.2539</text:p>
          </table:table-cell>
          <table:table-cell office:value-type="float" office:value="0.356424549394">
            <text:p>0.356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7000">
            <text:p>57000</text:p>
          </table:table-cell>
          <table:table-cell office:value-type="float" office:value="0.300098922581">
            <text:p>0.3001</text:p>
          </table:table-cell>
          <table:table-cell office:value-type="float" office:value="0.380840473199">
            <text:p>0.38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7001">
            <text:p>57001</text:p>
          </table:table-cell>
          <table:table-cell office:value-type="float" office:value="0.328807762358">
            <text:p>0.3288</text:p>
          </table:table-cell>
          <table:table-cell office:value-type="float" office:value="0.377336861107">
            <text:p>0.377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8000">
            <text:p>58000</text:p>
          </table:table-cell>
          <table:table-cell office:value-type="float" office:value="0.294362614148">
            <text:p>0.2944</text:p>
          </table:table-cell>
          <table:table-cell office:value-type="float" office:value="0.369310394687">
            <text:p>0.369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8001">
            <text:p>58001</text:p>
          </table:table-cell>
          <table:table-cell office:value-type="float" office:value="0.251267358698">
            <text:p>0.2513</text:p>
          </table:table-cell>
          <table:table-cell office:value-type="float" office:value="0.408467416004">
            <text:p>0.408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9000">
            <text:p>59000</text:p>
          </table:table-cell>
          <table:table-cell office:value-type="float" office:value="0.316122678299">
            <text:p>0.3161</text:p>
          </table:table-cell>
          <table:table-cell office:value-type="float" office:value="0.222615666034">
            <text:p>0.222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59001">
            <text:p>59001</text:p>
          </table:table-cell>
          <table:table-cell office:value-type="float" office:value="0.294626491741">
            <text:p>0.2946</text:p>
          </table:table-cell>
          <table:table-cell office:value-type="float" office:value="0.348760205414">
            <text:p>0.348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00">
            <text:p>60000</text:p>
          </table:table-cell>
          <table:table-cell office:value-type="float" office:value="0.305422269479">
            <text:p>0.3054</text:p>
          </table:table-cell>
          <table:table-cell office:value-type="float" office:value="0.368392867629">
            <text:p>0.368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0001">
            <text:p>60001</text:p>
          </table:table-cell>
          <table:table-cell office:value-type="float" office:value="0.325637253855">
            <text:p>0.3256</text:p>
          </table:table-cell>
          <table:table-cell office:value-type="float" office:value="0.435790758451">
            <text:p>0.435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1000">
            <text:p>61000</text:p>
          </table:table-cell>
          <table:table-cell office:value-type="float" office:value="0.278649631278">
            <text:p>0.2786</text:p>
          </table:table-cell>
          <table:table-cell office:value-type="float" office:value="0.343944857552">
            <text:p>0.343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1001">
            <text:p>61001</text:p>
          </table:table-cell>
          <table:table-cell office:value-type="float" office:value="0.277554041839">
            <text:p>0.2776</text:p>
          </table:table-cell>
          <table:table-cell office:value-type="float" office:value="0.312879101088">
            <text:p>0.312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2000">
            <text:p>62000</text:p>
          </table:table-cell>
          <table:table-cell office:value-type="float" office:value="0.282203412814">
            <text:p>0.2822</text:p>
          </table:table-cell>
          <table:table-cell office:value-type="float" office:value="0.410801943344">
            <text:p>0.41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2001">
            <text:p>62001</text:p>
          </table:table-cell>
          <table:table-cell office:value-type="float" office:value="0.301193541568">
            <text:p>0.3012</text:p>
          </table:table-cell>
          <table:table-cell office:value-type="float" office:value="0.381238748806">
            <text:p>0.381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3000">
            <text:p>63000</text:p>
          </table:table-cell>
          <table:table-cell office:value-type="float" office:value="0.295791278873">
            <text:p>0.2958</text:p>
          </table:table-cell>
          <table:table-cell office:value-type="float" office:value="0.318992481813">
            <text:p>0.31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3001">
            <text:p>63001</text:p>
          </table:table-cell>
          <table:table-cell office:value-type="float" office:value="0.263411478642">
            <text:p>0.2634</text:p>
          </table:table-cell>
          <table:table-cell office:value-type="float" office:value="0.35980252371">
            <text:p>0.359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4000">
            <text:p>64000</text:p>
          </table:table-cell>
          <table:table-cell office:value-type="float" office:value="0.319430452658">
            <text:p>0.3194</text:p>
          </table:table-cell>
          <table:table-cell office:value-type="float" office:value="0.34780578395">
            <text:p>0.347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4001">
            <text:p>64001</text:p>
          </table:table-cell>
          <table:table-cell office:value-type="float" office:value="0.301591625028">
            <text:p>0.3016</text:p>
          </table:table-cell>
          <table:table-cell office:value-type="float" office:value="0.375732792438">
            <text:p>0.37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5000">
            <text:p>65000</text:p>
          </table:table-cell>
          <table:table-cell office:value-type="float" office:value="0.265872013097">
            <text:p>0.2659</text:p>
          </table:table-cell>
          <table:table-cell office:value-type="float" office:value="0.343595889242">
            <text:p>0.343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5001">
            <text:p>65001</text:p>
          </table:table-cell>
          <table:table-cell office:value-type="float" office:value="0.290764086386">
            <text:p>0.2908</text:p>
          </table:table-cell>
          <table:table-cell office:value-type="float" office:value="0.304665731607">
            <text:p>0.304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6000">
            <text:p>66000</text:p>
          </table:table-cell>
          <table:table-cell office:value-type="float" office:value="0.320738177138">
            <text:p>0.3207</text:p>
          </table:table-cell>
          <table:table-cell office:value-type="float" office:value="0.492494402925">
            <text:p>0.492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6001">
            <text:p>66001</text:p>
          </table:table-cell>
          <table:table-cell office:value-type="float" office:value="0.313003125038">
            <text:p>0.3130</text:p>
          </table:table-cell>
          <table:table-cell office:value-type="float" office:value="0.359637965548">
            <text:p>0.35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7000">
            <text:p>67000</text:p>
          </table:table-cell>
          <table:table-cell office:value-type="float" office:value="0.277369722484">
            <text:p>0.2774</text:p>
          </table:table-cell>
          <table:table-cell office:value-type="float" office:value="0.390564949165">
            <text:p>0.390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7001">
            <text:p>67001</text:p>
          </table:table-cell>
          <table:table-cell office:value-type="float" office:value="0.275204823432">
            <text:p>0.2752</text:p>
          </table:table-cell>
          <table:table-cell office:value-type="float" office:value="0.357618911269">
            <text:p>0.35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8000">
            <text:p>68000</text:p>
          </table:table-cell>
          <table:table-cell office:value-type="float" office:value="0.29087572381">
            <text:p>0.2909</text:p>
          </table:table-cell>
          <table:table-cell office:value-type="float" office:value="0.369686551993">
            <text:p>0.369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8001">
            <text:p>68001</text:p>
          </table:table-cell>
          <table:table-cell office:value-type="float" office:value="0.346291072143">
            <text:p>0.3463</text:p>
          </table:table-cell>
          <table:table-cell office:value-type="float" office:value="0.349400441583">
            <text:p>0.349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9000">
            <text:p>69000</text:p>
          </table:table-cell>
          <table:table-cell office:value-type="float" office:value="0.291281529428">
            <text:p>0.2913</text:p>
          </table:table-cell>
          <table:table-cell office:value-type="float" office:value="0.409397389326">
            <text:p>0.409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69001">
            <text:p>69001</text:p>
          </table:table-cell>
          <table:table-cell office:value-type="float" office:value="0.301955610559">
            <text:p>0.3020</text:p>
          </table:table-cell>
          <table:table-cell office:value-type="float" office:value="0.324618559794">
            <text:p>0.324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00">
            <text:p>70000</text:p>
          </table:table-cell>
          <table:table-cell office:value-type="float" office:value="0.275739030282">
            <text:p>0.2757</text:p>
          </table:table-cell>
          <table:table-cell office:value-type="float" office:value="0.370169107434">
            <text:p>0.370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0001">
            <text:p>70001</text:p>
          </table:table-cell>
          <table:table-cell office:value-type="float" office:value="0.263545196335">
            <text:p>0.2635</text:p>
          </table:table-cell>
          <table:table-cell office:value-type="float" office:value="0.325713689837">
            <text:p>0.32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1000">
            <text:p>71000</text:p>
          </table:table-cell>
          <table:table-cell office:value-type="float" office:value="0.305544725875">
            <text:p>0.3055</text:p>
          </table:table-cell>
          <table:table-cell office:value-type="float" office:value="0.349921838503">
            <text:p>0.349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1001">
            <text:p>71001</text:p>
          </table:table-cell>
          <table:table-cell office:value-type="float" office:value="0.296027838502">
            <text:p>0.2960</text:p>
          </table:table-cell>
          <table:table-cell office:value-type="float" office:value="0.29759693065">
            <text:p>0.29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2000">
            <text:p>72000</text:p>
          </table:table-cell>
          <table:table-cell office:value-type="float" office:value="0.331636771985">
            <text:p>0.3316</text:p>
          </table:table-cell>
          <table:table-cell office:value-type="float" office:value="0.361085406166">
            <text:p>0.361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2001">
            <text:p>72001</text:p>
          </table:table-cell>
          <table:table-cell office:value-type="float" office:value="0.288360664372">
            <text:p>0.2884</text:p>
          </table:table-cell>
          <table:table-cell office:value-type="float" office:value="0.375958612337">
            <text:p>0.376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3000">
            <text:p>73000</text:p>
          </table:table-cell>
          <table:table-cell office:value-type="float" office:value="0.337113965231">
            <text:p>0.3371</text:p>
          </table:table-cell>
          <table:table-cell office:value-type="float" office:value="0.397520524159">
            <text:p>0.397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3001">
            <text:p>73001</text:p>
          </table:table-cell>
          <table:table-cell office:value-type="float" office:value="0.302195339644">
            <text:p>0.3022</text:p>
          </table:table-cell>
          <table:table-cell office:value-type="float" office:value="0.331527962863">
            <text:p>0.33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4000">
            <text:p>74000</text:p>
          </table:table-cell>
          <table:table-cell office:value-type="float" office:value="0.267938710574">
            <text:p>0.2679</text:p>
          </table:table-cell>
          <table:table-cell office:value-type="float" office:value="0.321304153415">
            <text:p>0.321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4001">
            <text:p>74001</text:p>
          </table:table-cell>
          <table:table-cell office:value-type="float" office:value="0.292033938233">
            <text:p>0.2920</text:p>
          </table:table-cell>
          <table:table-cell office:value-type="float" office:value="0.365135671213">
            <text:p>0.36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5000">
            <text:p>75000</text:p>
          </table:table-cell>
          <table:table-cell office:value-type="float" office:value="0.207056582584">
            <text:p>0.2071</text:p>
          </table:table-cell>
          <table:table-cell office:value-type="float" office:value="0.320273080532">
            <text:p>0.32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5001">
            <text:p>75001</text:p>
          </table:table-cell>
          <table:table-cell office:value-type="float" office:value="0.291431213426">
            <text:p>0.2914</text:p>
          </table:table-cell>
          <table:table-cell office:value-type="float" office:value="0.320755483653">
            <text:p>0.32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6000">
            <text:p>76000</text:p>
          </table:table-cell>
          <table:table-cell office:value-type="float" office:value="0.2933279996">
            <text:p>0.2933</text:p>
          </table:table-cell>
          <table:table-cell office:value-type="float" office:value="0.38559642678">
            <text:p>0.385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6001">
            <text:p>76001</text:p>
          </table:table-cell>
          <table:table-cell office:value-type="float" office:value="0.351792384546">
            <text:p>0.3518</text:p>
          </table:table-cell>
          <table:table-cell office:value-type="float" office:value="0.318247127853">
            <text:p>0.318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7000">
            <text:p>77000</text:p>
          </table:table-cell>
          <table:table-cell office:value-type="float" office:value="0.262878543174">
            <text:p>0.2629</text:p>
          </table:table-cell>
          <table:table-cell office:value-type="float" office:value="0.347066437919">
            <text:p>0.34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7001">
            <text:p>77001</text:p>
          </table:table-cell>
          <table:table-cell office:value-type="float" office:value="0.277763062737">
            <text:p>0.2778</text:p>
          </table:table-cell>
          <table:table-cell office:value-type="float" office:value="0.380266776188">
            <text:p>0.38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8000">
            <text:p>78000</text:p>
          </table:table-cell>
          <table:table-cell office:value-type="float" office:value="0.325653377138">
            <text:p>0.3257</text:p>
          </table:table-cell>
          <table:table-cell office:value-type="float" office:value="0.361489539816">
            <text:p>0.36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8001">
            <text:p>78001</text:p>
          </table:table-cell>
          <table:table-cell office:value-type="float" office:value="0.276199259955">
            <text:p>0.2762</text:p>
          </table:table-cell>
          <table:table-cell office:value-type="float" office:value="0.376458355573">
            <text:p>0.376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9000">
            <text:p>79000</text:p>
          </table:table-cell>
          <table:table-cell office:value-type="float" office:value="0.256961526053">
            <text:p>0.2570</text:p>
          </table:table-cell>
          <table:table-cell office:value-type="float" office:value="0.341311204303">
            <text:p>0.341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79001">
            <text:p>79001</text:p>
          </table:table-cell>
          <table:table-cell office:value-type="float" office:value="0.319865509378">
            <text:p>0.3199</text:p>
          </table:table-cell>
          <table:table-cell office:value-type="float" office:value="0.412645285464">
            <text:p>0.412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00">
            <text:p>80000</text:p>
          </table:table-cell>
          <table:table-cell office:value-type="float" office:value="0.33623189252">
            <text:p>0.3362</text:p>
          </table:table-cell>
          <table:table-cell office:value-type="float" office:value="0.355059316784">
            <text:p>0.355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0001">
            <text:p>80001</text:p>
          </table:table-cell>
          <table:table-cell office:value-type="float" office:value="0.273281010139">
            <text:p>0.2733</text:p>
          </table:table-cell>
          <table:table-cell office:value-type="float" office:value="0.326334499322">
            <text:p>0.326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1000">
            <text:p>81000</text:p>
          </table:table-cell>
          <table:table-cell office:value-type="float" office:value="0.336302162307">
            <text:p>0.3363</text:p>
          </table:table-cell>
          <table:table-cell office:value-type="float" office:value="0.408063358438">
            <text:p>0.408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1001">
            <text:p>81001</text:p>
          </table:table-cell>
          <table:table-cell office:value-type="float" office:value="0.290348049432">
            <text:p>0.2903</text:p>
          </table:table-cell>
          <table:table-cell office:value-type="float" office:value="0.37707389033">
            <text:p>0.3771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2000">
            <text:p>82000</text:p>
          </table:table-cell>
          <table:table-cell office:value-type="float" office:value="0.349516218183">
            <text:p>0.3495</text:p>
          </table:table-cell>
          <table:table-cell office:value-type="float" office:value="0.385242477124">
            <text:p>0.385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2001">
            <text:p>82001</text:p>
          </table:table-cell>
          <table:table-cell office:value-type="float" office:value="0.291092831522">
            <text:p>0.2911</text:p>
          </table:table-cell>
          <table:table-cell office:value-type="float" office:value="0.353227359849">
            <text:p>0.35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3000">
            <text:p>83000</text:p>
          </table:table-cell>
          <table:table-cell office:value-type="float" office:value="0.307413282911">
            <text:p>0.3074</text:p>
          </table:table-cell>
          <table:table-cell office:value-type="float" office:value="0.377205815959">
            <text:p>0.377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3001">
            <text:p>83001</text:p>
          </table:table-cell>
          <table:table-cell office:value-type="float" office:value="0.277491789843">
            <text:p>0.2775</text:p>
          </table:table-cell>
          <table:table-cell office:value-type="float" office:value="0.39281537832">
            <text:p>0.392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4000">
            <text:p>84000</text:p>
          </table:table-cell>
          <table:table-cell office:value-type="float" office:value="0.304952754691">
            <text:p>0.3050</text:p>
          </table:table-cell>
          <table:table-cell office:value-type="float" office:value="0.350295751686">
            <text:p>0.350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4001">
            <text:p>84001</text:p>
          </table:table-cell>
          <table:table-cell office:value-type="float" office:value="0.286696297323">
            <text:p>0.2867</text:p>
          </table:table-cell>
          <table:table-cell office:value-type="float" office:value="0.318884098558">
            <text:p>0.318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5000">
            <text:p>85000</text:p>
          </table:table-cell>
          <table:table-cell office:value-type="float" office:value="0.248772519959">
            <text:p>0.2488</text:p>
          </table:table-cell>
          <table:table-cell office:value-type="float" office:value="0.309578066768">
            <text:p>0.309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5001">
            <text:p>85001</text:p>
          </table:table-cell>
          <table:table-cell office:value-type="float" office:value="0.281293225702">
            <text:p>0.2813</text:p>
          </table:table-cell>
          <table:table-cell office:value-type="float" office:value="0.366492178636">
            <text:p>0.366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6000">
            <text:p>86000</text:p>
          </table:table-cell>
          <table:table-cell office:value-type="float" office:value="0.334441752454">
            <text:p>0.3344</text:p>
          </table:table-cell>
          <table:table-cell office:value-type="float" office:value="0.37723094989">
            <text:p>0.377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6001">
            <text:p>86001</text:p>
          </table:table-cell>
          <table:table-cell office:value-type="float" office:value="0.33623507512">
            <text:p>0.3362</text:p>
          </table:table-cell>
          <table:table-cell office:value-type="float" office:value="0.381628390035">
            <text:p>0.381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7000">
            <text:p>87000</text:p>
          </table:table-cell>
          <table:table-cell office:value-type="float" office:value="0.304642803392">
            <text:p>0.3046</text:p>
          </table:table-cell>
          <table:table-cell office:value-type="float" office:value="0.378920976208">
            <text:p>0.378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7001">
            <text:p>87001</text:p>
          </table:table-cell>
          <table:table-cell office:value-type="float" office:value="0.301677335155">
            <text:p>0.3017</text:p>
          </table:table-cell>
          <table:table-cell office:value-type="float" office:value="0.353252097001">
            <text:p>0.353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8000">
            <text:p>88000</text:p>
          </table:table-cell>
          <table:table-cell office:value-type="float" office:value="0.315869996477">
            <text:p>0.3159</text:p>
          </table:table-cell>
          <table:table-cell office:value-type="float" office:value="0.356674142551">
            <text:p>0.356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8001">
            <text:p>88001</text:p>
          </table:table-cell>
          <table:table-cell office:value-type="float" office:value="0.312065900122">
            <text:p>0.3121</text:p>
          </table:table-cell>
          <table:table-cell office:value-type="float" office:value="0.383322041654">
            <text:p>0.3833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9000">
            <text:p>89000</text:p>
          </table:table-cell>
          <table:table-cell office:value-type="float" office:value="0.316833317492">
            <text:p>0.3168</text:p>
          </table:table-cell>
          <table:table-cell office:value-type="float" office:value="0.364233469713">
            <text:p>0.364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89001">
            <text:p>89001</text:p>
          </table:table-cell>
          <table:table-cell office:value-type="float" office:value="0.268822973637">
            <text:p>0.2688</text:p>
          </table:table-cell>
          <table:table-cell office:value-type="float" office:value="0.354196476694">
            <text:p>0.354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00">
            <text:p>90000</text:p>
          </table:table-cell>
          <table:table-cell office:value-type="float" office:value="0.320394048023">
            <text:p>0.3204</text:p>
          </table:table-cell>
          <table:table-cell office:value-type="float" office:value="0.351503445396">
            <text:p>0.351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0001">
            <text:p>90001</text:p>
          </table:table-cell>
          <table:table-cell office:value-type="float" office:value="0.31448141723">
            <text:p>0.3145</text:p>
          </table:table-cell>
          <table:table-cell office:value-type="float" office:value="0.35089180971">
            <text:p>0.350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1000">
            <text:p>91000</text:p>
          </table:table-cell>
          <table:table-cell office:value-type="float" office:value="0.303105510075">
            <text:p>0.3031</text:p>
          </table:table-cell>
          <table:table-cell office:value-type="float" office:value="0.387640879061">
            <text:p>0.3876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1001">
            <text:p>91001</text:p>
          </table:table-cell>
          <table:table-cell office:value-type="float" office:value="0.353051889981">
            <text:p>0.3531</text:p>
          </table:table-cell>
          <table:table-cell office:value-type="float" office:value="0.400448922674">
            <text:p>0.400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2000">
            <text:p>92000</text:p>
          </table:table-cell>
          <table:table-cell office:value-type="float" office:value="0.316421107459">
            <text:p>0.3164</text:p>
          </table:table-cell>
          <table:table-cell office:value-type="float" office:value="0.302683066183">
            <text:p>0.302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2001">
            <text:p>92001</text:p>
          </table:table-cell>
          <table:table-cell office:value-type="float" office:value="0.319544176958">
            <text:p>0.3195</text:p>
          </table:table-cell>
          <table:table-cell office:value-type="float" office:value="0.440814964288">
            <text:p>0.440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3000">
            <text:p>93000</text:p>
          </table:table-cell>
          <table:table-cell office:value-type="float" office:value="0.3322257677">
            <text:p>0.3322</text:p>
          </table:table-cell>
          <table:table-cell office:value-type="float" office:value="0.381932277447">
            <text:p>0.3819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3001">
            <text:p>93001</text:p>
          </table:table-cell>
          <table:table-cell office:value-type="float" office:value="0.320857417971">
            <text:p>0.3209</text:p>
          </table:table-cell>
          <table:table-cell office:value-type="float" office:value="0.308705974985">
            <text:p>0.308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4000">
            <text:p>94000</text:p>
          </table:table-cell>
          <table:table-cell office:value-type="float" office:value="0.357563276521">
            <text:p>0.3576</text:p>
          </table:table-cell>
          <table:table-cell office:value-type="float" office:value="0.373538376065">
            <text:p>0.3735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4001">
            <text:p>94001</text:p>
          </table:table-cell>
          <table:table-cell office:value-type="float" office:value="0.301604058932">
            <text:p>0.3016</text:p>
          </table:table-cell>
          <table:table-cell office:value-type="float" office:value="0.273155989225">
            <text:p>0.273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5000">
            <text:p>95000</text:p>
          </table:table-cell>
          <table:table-cell office:value-type="float" office:value="0.348465008487">
            <text:p>0.3485</text:p>
          </table:table-cell>
          <table:table-cell office:value-type="float" office:value="0.319032624895">
            <text:p>0.31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5001">
            <text:p>95001</text:p>
          </table:table-cell>
          <table:table-cell office:value-type="float" office:value="0.325965941417">
            <text:p>0.3260</text:p>
          </table:table-cell>
          <table:table-cell office:value-type="float" office:value="0.32781835545">
            <text:p>0.327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6000">
            <text:p>96000</text:p>
          </table:table-cell>
          <table:table-cell office:value-type="float" office:value="0.300797624488">
            <text:p>0.3008</text:p>
          </table:table-cell>
          <table:table-cell office:value-type="float" office:value="0.339019958053">
            <text:p>0.3390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6001">
            <text:p>96001</text:p>
          </table:table-cell>
          <table:table-cell office:value-type="float" office:value="0.316959382176">
            <text:p>0.3170</text:p>
          </table:table-cell>
          <table:table-cell office:value-type="float" office:value="0.424384297844">
            <text:p>0.4244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7000">
            <text:p>97000</text:p>
          </table:table-cell>
          <table:table-cell office:value-type="float" office:value="0.288074379597">
            <text:p>0.2881</text:p>
          </table:table-cell>
          <table:table-cell office:value-type="float" office:value="0.397799935766">
            <text:p>0.397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7001">
            <text:p>97001</text:p>
          </table:table-cell>
          <table:table-cell office:value-type="float" office:value="0.308156250623">
            <text:p>0.3082</text:p>
          </table:table-cell>
          <table:table-cell office:value-type="float" office:value="0.340698140822">
            <text:p>0.340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8000">
            <text:p>98000</text:p>
          </table:table-cell>
          <table:table-cell office:value-type="float" office:value="0.370874296358">
            <text:p>0.3709</text:p>
          </table:table-cell>
          <table:table-cell office:value-type="float" office:value="0.317154529011">
            <text:p>0.3172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8001">
            <text:p>98001</text:p>
          </table:table-cell>
          <table:table-cell office:value-type="float" office:value="0.273716901592">
            <text:p>0.2737</text:p>
          </table:table-cell>
          <table:table-cell office:value-type="float" office:value="0.335692647603">
            <text:p>0.3357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9000">
            <text:p>99000</text:p>
          </table:table-cell>
          <table:table-cell office:value-type="float" office:value="0.315698161728">
            <text:p>0.3157</text:p>
          </table:table-cell>
          <table:table-cell office:value-type="float" office:value="0.34677869124">
            <text:p>0.3468</text:p>
          </table:table-cell>
        </table:table-row>
        <table:table-row table:style-name="ro1">
          <table:table-cell office:value-type="string">
            <text:p>fibres_1_SNR_2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float" office:value="99001">
            <text:p>99001</text:p>
          </table:table-cell>
          <table:table-cell office:value-type="float" office:value="0.356040096426">
            <text:p>0.3560</text:p>
          </table:table-cell>
          <table:table-cell office:value-type="float" office:value="0.350880302751">
            <text:p>0.35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574777255674">
            <text:p>0.5748</text:p>
          </table:table-cell>
          <table:table-cell office:value-type="float" office:value="0.700863383321">
            <text:p>0.70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74964305411">
            <text:p>0.5750</text:p>
          </table:table-cell>
          <table:table-cell office:value-type="float" office:value="0.657244412412">
            <text:p>0.65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  <table:table-cell office:value-type="float" office:value="0.567336108073">
            <text:p>0.5673</text:p>
          </table:table-cell>
          <table:table-cell office:value-type="float" office:value="0.638320010709">
            <text:p>0.638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1">
            <text:p>1001</text:p>
          </table:table-cell>
          <table:table-cell office:value-type="float" office:value="0.575576955831">
            <text:p>0.5756</text:p>
          </table:table-cell>
          <table:table-cell office:value-type="float" office:value="0.703289351084">
            <text:p>0.703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0.580082481012">
            <text:p>0.5801</text:p>
          </table:table-cell>
          <table:table-cell office:value-type="float" office:value="0.737350120611">
            <text:p>0.73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office:value-type="float" office:value="0.562791802512">
            <text:p>0.5628</text:p>
          </table:table-cell>
          <table:table-cell office:value-type="float" office:value="0.670802405717">
            <text:p>0.670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0.573655899232">
            <text:p>0.5737</text:p>
          </table:table-cell>
          <table:table-cell office:value-type="float" office:value="0.68323433071">
            <text:p>0.683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1">
            <text:p>3001</text:p>
          </table:table-cell>
          <table:table-cell office:value-type="float" office:value="0.5735569893">
            <text:p>0.5736</text:p>
          </table:table-cell>
          <table:table-cell office:value-type="float" office:value="0.670582607225">
            <text:p>0.67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0.583256785512">
            <text:p>0.5833</text:p>
          </table:table-cell>
          <table:table-cell office:value-type="float" office:value="0.652326186768">
            <text:p>0.652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1">
            <text:p>4001</text:p>
          </table:table-cell>
          <table:table-cell office:value-type="float" office:value="0.563990196968">
            <text:p>0.5640</text:p>
          </table:table-cell>
          <table:table-cell office:value-type="float" office:value="0.626296798297">
            <text:p>0.626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0">
            <text:p>5000</text:p>
          </table:table-cell>
          <table:table-cell office:value-type="float" office:value="0.55378247955">
            <text:p>0.5538</text:p>
          </table:table-cell>
          <table:table-cell office:value-type="float" office:value="0.679582439755">
            <text:p>0.67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1">
            <text:p>5001</text:p>
          </table:table-cell>
          <table:table-cell office:value-type="float" office:value="0.57040315568">
            <text:p>0.5704</text:p>
          </table:table-cell>
          <table:table-cell office:value-type="float" office:value="0.686505624099">
            <text:p>0.686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0">
            <text:p>6000</text:p>
          </table:table-cell>
          <table:table-cell office:value-type="float" office:value="0.560870597219">
            <text:p>0.5609</text:p>
          </table:table-cell>
          <table:table-cell office:value-type="float" office:value="0.651199694175">
            <text:p>0.651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1">
            <text:p>6001</text:p>
          </table:table-cell>
          <table:table-cell office:value-type="float" office:value="0.564158989296">
            <text:p>0.5642</text:p>
          </table:table-cell>
          <table:table-cell office:value-type="float" office:value="0.656391025418">
            <text:p>0.656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0">
            <text:p>7000</text:p>
          </table:table-cell>
          <table:table-cell office:value-type="float" office:value="0.564900197271">
            <text:p>0.5649</text:p>
          </table:table-cell>
          <table:table-cell office:value-type="float" office:value="0.641094906179">
            <text:p>0.641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1">
            <text:p>7001</text:p>
          </table:table-cell>
          <table:table-cell office:value-type="float" office:value="0.573106077027">
            <text:p>0.5731</text:p>
          </table:table-cell>
          <table:table-cell office:value-type="float" office:value="0.668890848745">
            <text:p>0.668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0">
            <text:p>8000</text:p>
          </table:table-cell>
          <table:table-cell office:value-type="float" office:value="0.578267177439">
            <text:p>0.5783</text:p>
          </table:table-cell>
          <table:table-cell office:value-type="float" office:value="0.694105627137">
            <text:p>0.694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1">
            <text:p>8001</text:p>
          </table:table-cell>
          <table:table-cell office:value-type="float" office:value="0.593346746583">
            <text:p>0.5933</text:p>
          </table:table-cell>
          <table:table-cell office:value-type="float" office:value="0.69589107912">
            <text:p>0.695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0">
            <text:p>9000</text:p>
          </table:table-cell>
          <table:table-cell office:value-type="float" office:value="0.580245665311">
            <text:p>0.5802</text:p>
          </table:table-cell>
          <table:table-cell office:value-type="float" office:value="0.680937430322">
            <text:p>0.68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1">
            <text:p>9001</text:p>
          </table:table-cell>
          <table:table-cell office:value-type="float" office:value="0.580343993497">
            <text:p>0.5803</text:p>
          </table:table-cell>
          <table:table-cell office:value-type="float" office:value="0.650610910715">
            <text:p>0.65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float" office:value="0.53629432395">
            <text:p>0.5363</text:p>
          </table:table-cell>
          <table:table-cell office:value-type="float" office:value="0.668982606223">
            <text:p>0.669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01">
            <text:p>10001</text:p>
          </table:table-cell>
          <table:table-cell office:value-type="float" office:value="0.520308399413">
            <text:p>0.5203</text:p>
          </table:table-cell>
          <table:table-cell office:value-type="float" office:value="0.619644765186">
            <text:p>0.61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000">
            <text:p>11000</text:p>
          </table:table-cell>
          <table:table-cell office:value-type="float" office:value="0.555612824173">
            <text:p>0.5556</text:p>
          </table:table-cell>
          <table:table-cell office:value-type="float" office:value="0.658419475195">
            <text:p>0.658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1001">
            <text:p>11001</text:p>
          </table:table-cell>
          <table:table-cell office:value-type="float" office:value="0.557005813623">
            <text:p>0.5570</text:p>
          </table:table-cell>
          <table:table-cell office:value-type="float" office:value="0.69009366633">
            <text:p>0.690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00">
            <text:p>12000</text:p>
          </table:table-cell>
          <table:table-cell office:value-type="float" office:value="0.531140274747">
            <text:p>0.5311</text:p>
          </table:table-cell>
          <table:table-cell office:value-type="float" office:value="0.671536505443">
            <text:p>0.671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2001">
            <text:p>12001</text:p>
          </table:table-cell>
          <table:table-cell office:value-type="float" office:value="0.539573782346">
            <text:p>0.5396</text:p>
          </table:table-cell>
          <table:table-cell office:value-type="float" office:value="0.637051760797">
            <text:p>0.637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3000">
            <text:p>13000</text:p>
          </table:table-cell>
          <table:table-cell office:value-type="float" office:value="0.543282604146">
            <text:p>0.5433</text:p>
          </table:table-cell>
          <table:table-cell office:value-type="float" office:value="0.656268572407">
            <text:p>0.656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3001">
            <text:p>13001</text:p>
          </table:table-cell>
          <table:table-cell office:value-type="float" office:value="0.550632430986">
            <text:p>0.5506</text:p>
          </table:table-cell>
          <table:table-cell office:value-type="float" office:value="0.685038139992">
            <text:p>0.68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000">
            <text:p>14000</text:p>
          </table:table-cell>
          <table:table-cell office:value-type="float" office:value="0.540170815874">
            <text:p>0.5402</text:p>
          </table:table-cell>
          <table:table-cell office:value-type="float" office:value="0.66909373773">
            <text:p>0.669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4001">
            <text:p>14001</text:p>
          </table:table-cell>
          <table:table-cell office:value-type="float" office:value="0.544586217552">
            <text:p>0.5446</text:p>
          </table:table-cell>
          <table:table-cell office:value-type="float" office:value="0.654274212432">
            <text:p>0.654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000">
            <text:p>15000</text:p>
          </table:table-cell>
          <table:table-cell office:value-type="float" office:value="0.542620627113">
            <text:p>0.5426</text:p>
          </table:table-cell>
          <table:table-cell office:value-type="float" office:value="0.649384127421">
            <text:p>0.649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001">
            <text:p>15001</text:p>
          </table:table-cell>
          <table:table-cell office:value-type="float" office:value="0.520061872695">
            <text:p>0.5201</text:p>
          </table:table-cell>
          <table:table-cell office:value-type="float" office:value="0.674040644833">
            <text:p>0.67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0.549582337158">
            <text:p>0.5496</text:p>
          </table:table-cell>
          <table:table-cell office:value-type="float" office:value="0.635180063845">
            <text:p>0.63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6001">
            <text:p>16001</text:p>
          </table:table-cell>
          <table:table-cell office:value-type="float" office:value="0.572246499425">
            <text:p>0.5722</text:p>
          </table:table-cell>
          <table:table-cell office:value-type="float" office:value="0.687412009524">
            <text:p>0.68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000">
            <text:p>17000</text:p>
          </table:table-cell>
          <table:table-cell office:value-type="float" office:value="0.551617749609">
            <text:p>0.5516</text:p>
          </table:table-cell>
          <table:table-cell office:value-type="float" office:value="0.692303918704">
            <text:p>0.692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7001">
            <text:p>17001</text:p>
          </table:table-cell>
          <table:table-cell office:value-type="float" office:value="0.533765869801">
            <text:p>0.5338</text:p>
          </table:table-cell>
          <table:table-cell office:value-type="float" office:value="0.657631775226">
            <text:p>0.657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000">
            <text:p>18000</text:p>
          </table:table-cell>
          <table:table-cell office:value-type="float" office:value="0.545974791272">
            <text:p>0.5460</text:p>
          </table:table-cell>
          <table:table-cell office:value-type="float" office:value="0.66950230865">
            <text:p>0.669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8001">
            <text:p>18001</text:p>
          </table:table-cell>
          <table:table-cell office:value-type="float" office:value="0.554693105627">
            <text:p>0.5547</text:p>
          </table:table-cell>
          <table:table-cell office:value-type="float" office:value="0.652776608624">
            <text:p>0.652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9000">
            <text:p>19000</text:p>
          </table:table-cell>
          <table:table-cell office:value-type="float" office:value="0.518657108128">
            <text:p>0.5187</text:p>
          </table:table-cell>
          <table:table-cell office:value-type="float" office:value="0.654973387836">
            <text:p>0.65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9001">
            <text:p>19001</text:p>
          </table:table-cell>
          <table:table-cell office:value-type="float" office:value="0.529664708404">
            <text:p>0.5297</text:p>
          </table:table-cell>
          <table:table-cell office:value-type="float" office:value="0.642647230611">
            <text:p>0.642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0">
            <text:p>20000</text:p>
          </table:table-cell>
          <table:table-cell office:value-type="float" office:value="0.528187800761">
            <text:p>0.5282</text:p>
          </table:table-cell>
          <table:table-cell office:value-type="float" office:value="0.63489718359">
            <text:p>0.63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1">
            <text:p>20001</text:p>
          </table:table-cell>
          <table:table-cell office:value-type="float" office:value="0.532580442761">
            <text:p>0.5326</text:p>
          </table:table-cell>
          <table:table-cell office:value-type="float" office:value="0.633638991981">
            <text:p>0.633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1000">
            <text:p>21000</text:p>
          </table:table-cell>
          <table:table-cell office:value-type="float" office:value="0.549045032145">
            <text:p>0.5490</text:p>
          </table:table-cell>
          <table:table-cell office:value-type="float" office:value="0.647332757281">
            <text:p>0.64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1001">
            <text:p>21001</text:p>
          </table:table-cell>
          <table:table-cell office:value-type="float" office:value="0.546437969771">
            <text:p>0.5464</text:p>
          </table:table-cell>
          <table:table-cell office:value-type="float" office:value="0.663651099438">
            <text:p>0.663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000">
            <text:p>22000</text:p>
          </table:table-cell>
          <table:table-cell office:value-type="float" office:value="0.541273215979">
            <text:p>0.5413</text:p>
          </table:table-cell>
          <table:table-cell office:value-type="float" office:value="0.643300360754">
            <text:p>0.643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001">
            <text:p>22001</text:p>
          </table:table-cell>
          <table:table-cell office:value-type="float" office:value="0.512293188754">
            <text:p>0.5123</text:p>
          </table:table-cell>
          <table:table-cell office:value-type="float" office:value="0.647329840067">
            <text:p>0.64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000">
            <text:p>23000</text:p>
          </table:table-cell>
          <table:table-cell office:value-type="float" office:value="0.555884486931">
            <text:p>0.5559</text:p>
          </table:table-cell>
          <table:table-cell office:value-type="float" office:value="0.677809064039">
            <text:p>0.677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001">
            <text:p>23001</text:p>
          </table:table-cell>
          <table:table-cell office:value-type="float" office:value="0.554947360288">
            <text:p>0.5549</text:p>
          </table:table-cell>
          <table:table-cell office:value-type="float" office:value="0.64987441662">
            <text:p>0.649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4000">
            <text:p>24000</text:p>
          </table:table-cell>
          <table:table-cell office:value-type="float" office:value="0.545768978294">
            <text:p>0.5458</text:p>
          </table:table-cell>
          <table:table-cell office:value-type="float" office:value="0.673532395288">
            <text:p>0.673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4001">
            <text:p>24001</text:p>
          </table:table-cell>
          <table:table-cell office:value-type="float" office:value="0.553744609783">
            <text:p>0.5537</text:p>
          </table:table-cell>
          <table:table-cell office:value-type="float" office:value="0.676019705444">
            <text:p>0.676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  <table:table-cell office:value-type="float" office:value="0.555971680071">
            <text:p>0.5560</text:p>
          </table:table-cell>
          <table:table-cell office:value-type="float" office:value="0.690563623069">
            <text:p>0.69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5001">
            <text:p>25001</text:p>
          </table:table-cell>
          <table:table-cell office:value-type="float" office:value="0.532041911072">
            <text:p>0.5320</text:p>
          </table:table-cell>
          <table:table-cell office:value-type="float" office:value="0.635644884122">
            <text:p>0.635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000">
            <text:p>26000</text:p>
          </table:table-cell>
          <table:table-cell office:value-type="float" office:value="0.555716182707">
            <text:p>0.5557</text:p>
          </table:table-cell>
          <table:table-cell office:value-type="float" office:value="0.648449023323">
            <text:p>0.648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001">
            <text:p>26001</text:p>
          </table:table-cell>
          <table:table-cell office:value-type="float" office:value="0.538269421556">
            <text:p>0.5383</text:p>
          </table:table-cell>
          <table:table-cell office:value-type="float" office:value="0.627038094398">
            <text:p>0.627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7000">
            <text:p>27000</text:p>
          </table:table-cell>
          <table:table-cell office:value-type="float" office:value="0.515347372341">
            <text:p>0.5153</text:p>
          </table:table-cell>
          <table:table-cell office:value-type="float" office:value="0.635389863294">
            <text:p>0.63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7001">
            <text:p>27001</text:p>
          </table:table-cell>
          <table:table-cell office:value-type="float" office:value="0.535697113652">
            <text:p>0.5357</text:p>
          </table:table-cell>
          <table:table-cell office:value-type="float" office:value="0.647664559538">
            <text:p>0.647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000">
            <text:p>28000</text:p>
          </table:table-cell>
          <table:table-cell office:value-type="float" office:value="0.553040826356">
            <text:p>0.5530</text:p>
          </table:table-cell>
          <table:table-cell office:value-type="float" office:value="0.653410416238">
            <text:p>0.653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001">
            <text:p>28001</text:p>
          </table:table-cell>
          <table:table-cell office:value-type="float" office:value="0.564549949771">
            <text:p>0.5645</text:p>
          </table:table-cell>
          <table:table-cell office:value-type="float" office:value="0.677307714081">
            <text:p>0.67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000">
            <text:p>29000</text:p>
          </table:table-cell>
          <table:table-cell office:value-type="float" office:value="0.535103658882">
            <text:p>0.5351</text:p>
          </table:table-cell>
          <table:table-cell office:value-type="float" office:value="0.630110801889">
            <text:p>0.630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001">
            <text:p>29001</text:p>
          </table:table-cell>
          <table:table-cell office:value-type="float" office:value="0.534269649401">
            <text:p>0.5343</text:p>
          </table:table-cell>
          <table:table-cell office:value-type="float" office:value="0.617849475788">
            <text:p>0.617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00">
            <text:p>30000</text:p>
          </table:table-cell>
          <table:table-cell office:value-type="float" office:value="0.532501321158">
            <text:p>0.5325</text:p>
          </table:table-cell>
          <table:table-cell office:value-type="float" office:value="0.630210913677">
            <text:p>0.630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001">
            <text:p>30001</text:p>
          </table:table-cell>
          <table:table-cell office:value-type="float" office:value="0.530382729661">
            <text:p>0.5304</text:p>
          </table:table-cell>
          <table:table-cell office:value-type="float" office:value="0.640369783016">
            <text:p>0.640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1000">
            <text:p>31000</text:p>
          </table:table-cell>
          <table:table-cell office:value-type="float" office:value="0.540343640657">
            <text:p>0.5403</text:p>
          </table:table-cell>
          <table:table-cell office:value-type="float" office:value="0.658515597708">
            <text:p>0.658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1001">
            <text:p>31001</text:p>
          </table:table-cell>
          <table:table-cell office:value-type="float" office:value="0.541815741423">
            <text:p>0.5418</text:p>
          </table:table-cell>
          <table:table-cell office:value-type="float" office:value="0.693896510672">
            <text:p>0.693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000">
            <text:p>32000</text:p>
          </table:table-cell>
          <table:table-cell office:value-type="float" office:value="0.553295960384">
            <text:p>0.5533</text:p>
          </table:table-cell>
          <table:table-cell office:value-type="float" office:value="0.691020149542">
            <text:p>0.691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001">
            <text:p>32001</text:p>
          </table:table-cell>
          <table:table-cell office:value-type="float" office:value="0.545501185845">
            <text:p>0.5455</text:p>
          </table:table-cell>
          <table:table-cell office:value-type="float" office:value="0.698623999497">
            <text:p>0.698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000">
            <text:p>33000</text:p>
          </table:table-cell>
          <table:table-cell office:value-type="float" office:value="0.541828549809">
            <text:p>0.5418</text:p>
          </table:table-cell>
          <table:table-cell office:value-type="float" office:value="0.651042046981">
            <text:p>0.651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001">
            <text:p>33001</text:p>
          </table:table-cell>
          <table:table-cell office:value-type="float" office:value="0.551185413712">
            <text:p>0.5512</text:p>
          </table:table-cell>
          <table:table-cell office:value-type="float" office:value="0.653571995352">
            <text:p>0.653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000">
            <text:p>34000</text:p>
          </table:table-cell>
          <table:table-cell office:value-type="float" office:value="0.550815124092">
            <text:p>0.5508</text:p>
          </table:table-cell>
          <table:table-cell office:value-type="float" office:value="0.626694035123">
            <text:p>0.626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001">
            <text:p>34001</text:p>
          </table:table-cell>
          <table:table-cell office:value-type="float" office:value="0.562822328005">
            <text:p>0.5628</text:p>
          </table:table-cell>
          <table:table-cell office:value-type="float" office:value="0.668157140743">
            <text:p>0.668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5000">
            <text:p>35000</text:p>
          </table:table-cell>
          <table:table-cell office:value-type="float" office:value="0.548721114082">
            <text:p>0.5487</text:p>
          </table:table-cell>
          <table:table-cell office:value-type="float" office:value="0.674982524908">
            <text:p>0.67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5001">
            <text:p>35001</text:p>
          </table:table-cell>
          <table:table-cell office:value-type="float" office:value="0.53013467956">
            <text:p>0.5301</text:p>
          </table:table-cell>
          <table:table-cell office:value-type="float" office:value="0.644746382494">
            <text:p>0.64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000">
            <text:p>36000</text:p>
          </table:table-cell>
          <table:table-cell office:value-type="float" office:value="0.555537278298">
            <text:p>0.5555</text:p>
          </table:table-cell>
          <table:table-cell office:value-type="float" office:value="0.644428383914">
            <text:p>0.644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001">
            <text:p>36001</text:p>
          </table:table-cell>
          <table:table-cell office:value-type="float" office:value="0.555583673221">
            <text:p>0.5556</text:p>
          </table:table-cell>
          <table:table-cell office:value-type="float" office:value="0.67844585658">
            <text:p>0.678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000">
            <text:p>37000</text:p>
          </table:table-cell>
          <table:table-cell office:value-type="float" office:value="0.539434077009">
            <text:p>0.5394</text:p>
          </table:table-cell>
          <table:table-cell office:value-type="float" office:value="0.654949373332">
            <text:p>0.65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001">
            <text:p>37001</text:p>
          </table:table-cell>
          <table:table-cell office:value-type="float" office:value="0.53445674949">
            <text:p>0.5345</text:p>
          </table:table-cell>
          <table:table-cell office:value-type="float" office:value="0.651502119715">
            <text:p>0.651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000">
            <text:p>38000</text:p>
          </table:table-cell>
          <table:table-cell office:value-type="float" office:value="0.543073261065">
            <text:p>0.5431</text:p>
          </table:table-cell>
          <table:table-cell office:value-type="float" office:value="0.691191948305">
            <text:p>0.691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001">
            <text:p>38001</text:p>
          </table:table-cell>
          <table:table-cell office:value-type="float" office:value="0.551844279092">
            <text:p>0.5518</text:p>
          </table:table-cell>
          <table:table-cell office:value-type="float" office:value="0.680588827245">
            <text:p>0.68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9000">
            <text:p>39000</text:p>
          </table:table-cell>
          <table:table-cell office:value-type="float" office:value="0.540044843939">
            <text:p>0.5400</text:p>
          </table:table-cell>
          <table:table-cell office:value-type="float" office:value="0.675163783121">
            <text:p>0.67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9001">
            <text:p>39001</text:p>
          </table:table-cell>
          <table:table-cell office:value-type="float" office:value="0.553636610487">
            <text:p>0.5536</text:p>
          </table:table-cell>
          <table:table-cell office:value-type="float" office:value="0.670836125683">
            <text:p>0.670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0">
            <text:p>40000</text:p>
          </table:table-cell>
          <table:table-cell office:value-type="float" office:value="0.56045456119">
            <text:p>0.5605</text:p>
          </table:table-cell>
          <table:table-cell office:value-type="float" office:value="0.647881845966">
            <text:p>0.64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0001">
            <text:p>40001</text:p>
          </table:table-cell>
          <table:table-cell office:value-type="float" office:value="0.571188691859">
            <text:p>0.5712</text:p>
          </table:table-cell>
          <table:table-cell office:value-type="float" office:value="0.704189199897">
            <text:p>0.70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000">
            <text:p>41000</text:p>
          </table:table-cell>
          <table:table-cell office:value-type="float" office:value="0.535804022976">
            <text:p>0.5358</text:p>
          </table:table-cell>
          <table:table-cell office:value-type="float" office:value="0.627610608221">
            <text:p>0.627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001">
            <text:p>41001</text:p>
          </table:table-cell>
          <table:table-cell office:value-type="float" office:value="0.549745380609">
            <text:p>0.5497</text:p>
          </table:table-cell>
          <table:table-cell office:value-type="float" office:value="0.659554981766">
            <text:p>0.65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000">
            <text:p>42000</text:p>
          </table:table-cell>
          <table:table-cell office:value-type="float" office:value="0.554406980733">
            <text:p>0.5544</text:p>
          </table:table-cell>
          <table:table-cell office:value-type="float" office:value="0.665325447324">
            <text:p>0.665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2001">
            <text:p>42001</text:p>
          </table:table-cell>
          <table:table-cell office:value-type="float" office:value="0.563923008964">
            <text:p>0.5639</text:p>
          </table:table-cell>
          <table:table-cell office:value-type="float" office:value="0.65612250482">
            <text:p>0.656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000">
            <text:p>43000</text:p>
          </table:table-cell>
          <table:table-cell office:value-type="float" office:value="0.547690719641">
            <text:p>0.5477</text:p>
          </table:table-cell>
          <table:table-cell office:value-type="float" office:value="0.645477055804">
            <text:p>0.645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001">
            <text:p>43001</text:p>
          </table:table-cell>
          <table:table-cell office:value-type="float" office:value="0.524191392017">
            <text:p>0.5242</text:p>
          </table:table-cell>
          <table:table-cell office:value-type="float" office:value="0.664883105933">
            <text:p>0.66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000">
            <text:p>44000</text:p>
          </table:table-cell>
          <table:table-cell office:value-type="float" office:value="0.53287022389">
            <text:p>0.5329</text:p>
          </table:table-cell>
          <table:table-cell office:value-type="float" office:value="0.648836594701">
            <text:p>0.648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4001">
            <text:p>44001</text:p>
          </table:table-cell>
          <table:table-cell office:value-type="float" office:value="0.543061521256">
            <text:p>0.5431</text:p>
          </table:table-cell>
          <table:table-cell office:value-type="float" office:value="0.658273547098">
            <text:p>0.658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000">
            <text:p>45000</text:p>
          </table:table-cell>
          <table:table-cell office:value-type="float" office:value="0.563806474323">
            <text:p>0.5638</text:p>
          </table:table-cell>
          <table:table-cell office:value-type="float" office:value="0.68427883837">
            <text:p>0.684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5001">
            <text:p>45001</text:p>
          </table:table-cell>
          <table:table-cell office:value-type="float" office:value="0.545169561178">
            <text:p>0.5452</text:p>
          </table:table-cell>
          <table:table-cell office:value-type="float" office:value="0.670891851764">
            <text:p>0.670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000">
            <text:p>46000</text:p>
          </table:table-cell>
          <table:table-cell office:value-type="float" office:value="0.559713774338">
            <text:p>0.5597</text:p>
          </table:table-cell>
          <table:table-cell office:value-type="float" office:value="0.65902578681">
            <text:p>0.659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001">
            <text:p>46001</text:p>
          </table:table-cell>
          <table:table-cell office:value-type="float" office:value="0.550483582162">
            <text:p>0.5505</text:p>
          </table:table-cell>
          <table:table-cell office:value-type="float" office:value="0.632110481452">
            <text:p>0.632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000">
            <text:p>47000</text:p>
          </table:table-cell>
          <table:table-cell office:value-type="float" office:value="0.539387114506">
            <text:p>0.5394</text:p>
          </table:table-cell>
          <table:table-cell office:value-type="float" office:value="0.63631657069">
            <text:p>0.636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001">
            <text:p>47001</text:p>
          </table:table-cell>
          <table:table-cell office:value-type="float" office:value="0.550244109476">
            <text:p>0.5502</text:p>
          </table:table-cell>
          <table:table-cell office:value-type="float" office:value="0.683848893284">
            <text:p>0.683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000">
            <text:p>48000</text:p>
          </table:table-cell>
          <table:table-cell office:value-type="float" office:value="0.528880336793">
            <text:p>0.5289</text:p>
          </table:table-cell>
          <table:table-cell office:value-type="float" office:value="0.65445386071">
            <text:p>0.654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001">
            <text:p>48001</text:p>
          </table:table-cell>
          <table:table-cell office:value-type="float" office:value="0.539601431823">
            <text:p>0.5396</text:p>
          </table:table-cell>
          <table:table-cell office:value-type="float" office:value="0.660480520893">
            <text:p>0.660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000">
            <text:p>49000</text:p>
          </table:table-cell>
          <table:table-cell office:value-type="float" office:value="0.555308877024">
            <text:p>0.5553</text:p>
          </table:table-cell>
          <table:table-cell office:value-type="float" office:value="0.654019736827">
            <text:p>0.65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9001">
            <text:p>49001</text:p>
          </table:table-cell>
          <table:table-cell office:value-type="float" office:value="0.574560377961">
            <text:p>0.5746</text:p>
          </table:table-cell>
          <table:table-cell office:value-type="float" office:value="0.704750998663">
            <text:p>0.704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00">
            <text:p>50000</text:p>
          </table:table-cell>
          <table:table-cell office:value-type="float" office:value="0.552300475799">
            <text:p>0.5523</text:p>
          </table:table-cell>
          <table:table-cell office:value-type="float" office:value="0.635732692852">
            <text:p>0.635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001">
            <text:p>50001</text:p>
          </table:table-cell>
          <table:table-cell office:value-type="float" office:value="0.547783449243">
            <text:p>0.5478</text:p>
          </table:table-cell>
          <table:table-cell office:value-type="float" office:value="0.650742640446">
            <text:p>0.650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000">
            <text:p>51000</text:p>
          </table:table-cell>
          <table:table-cell office:value-type="float" office:value="0.522441786011">
            <text:p>0.5224</text:p>
          </table:table-cell>
          <table:table-cell office:value-type="float" office:value="0.651855028204">
            <text:p>0.651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001">
            <text:p>51001</text:p>
          </table:table-cell>
          <table:table-cell office:value-type="float" office:value="0.541707669091">
            <text:p>0.5417</text:p>
          </table:table-cell>
          <table:table-cell office:value-type="float" office:value="0.645448081513">
            <text:p>0.64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000">
            <text:p>52000</text:p>
          </table:table-cell>
          <table:table-cell office:value-type="float" office:value="0.546153579571">
            <text:p>0.5462</text:p>
          </table:table-cell>
          <table:table-cell office:value-type="float" office:value="0.675357873598">
            <text:p>0.67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2001">
            <text:p>52001</text:p>
          </table:table-cell>
          <table:table-cell office:value-type="float" office:value="0.557142553533">
            <text:p>0.5571</text:p>
          </table:table-cell>
          <table:table-cell office:value-type="float" office:value="0.666826932283">
            <text:p>0.666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000">
            <text:p>53000</text:p>
          </table:table-cell>
          <table:table-cell office:value-type="float" office:value="0.532166370022">
            <text:p>0.5322</text:p>
          </table:table-cell>
          <table:table-cell office:value-type="float" office:value="0.604041176346">
            <text:p>0.60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001">
            <text:p>53001</text:p>
          </table:table-cell>
          <table:table-cell office:value-type="float" office:value="0.539792949634">
            <text:p>0.5398</text:p>
          </table:table-cell>
          <table:table-cell office:value-type="float" office:value="0.659507000387">
            <text:p>0.659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000">
            <text:p>54000</text:p>
          </table:table-cell>
          <table:table-cell office:value-type="float" office:value="0.543599900064">
            <text:p>0.5436</text:p>
          </table:table-cell>
          <table:table-cell office:value-type="float" office:value="0.684804179274">
            <text:p>0.684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001">
            <text:p>54001</text:p>
          </table:table-cell>
          <table:table-cell office:value-type="float" office:value="0.561186172174">
            <text:p>0.5612</text:p>
          </table:table-cell>
          <table:table-cell office:value-type="float" office:value="0.664419683241">
            <text:p>0.664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000">
            <text:p>55000</text:p>
          </table:table-cell>
          <table:table-cell office:value-type="float" office:value="0.549576736699">
            <text:p>0.5496</text:p>
          </table:table-cell>
          <table:table-cell office:value-type="float" office:value="0.708774016053">
            <text:p>0.708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001">
            <text:p>55001</text:p>
          </table:table-cell>
          <table:table-cell office:value-type="float" office:value="0.546417727205">
            <text:p>0.5464</text:p>
          </table:table-cell>
          <table:table-cell office:value-type="float" office:value="0.643945699106">
            <text:p>0.643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000">
            <text:p>56000</text:p>
          </table:table-cell>
          <table:table-cell office:value-type="float" office:value="0.546668625325">
            <text:p>0.5467</text:p>
          </table:table-cell>
          <table:table-cell office:value-type="float" office:value="0.663673487862">
            <text:p>0.663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6001">
            <text:p>56001</text:p>
          </table:table-cell>
          <table:table-cell office:value-type="float" office:value="0.540312238043">
            <text:p>0.5403</text:p>
          </table:table-cell>
          <table:table-cell office:value-type="float" office:value="0.661279354681">
            <text:p>0.661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000">
            <text:p>57000</text:p>
          </table:table-cell>
          <table:table-cell office:value-type="float" office:value="0.566722307014">
            <text:p>0.5667</text:p>
          </table:table-cell>
          <table:table-cell office:value-type="float" office:value="0.68468227435">
            <text:p>0.68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001">
            <text:p>57001</text:p>
          </table:table-cell>
          <table:table-cell office:value-type="float" office:value="0.530593727379">
            <text:p>0.5306</text:p>
          </table:table-cell>
          <table:table-cell office:value-type="float" office:value="0.665473999624">
            <text:p>0.665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000">
            <text:p>58000</text:p>
          </table:table-cell>
          <table:table-cell office:value-type="float" office:value="0.533180093675">
            <text:p>0.5332</text:p>
          </table:table-cell>
          <table:table-cell office:value-type="float" office:value="0.631548266534">
            <text:p>0.631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001">
            <text:p>58001</text:p>
          </table:table-cell>
          <table:table-cell office:value-type="float" office:value="0.522516241728">
            <text:p>0.5225</text:p>
          </table:table-cell>
          <table:table-cell office:value-type="float" office:value="0.645121280509">
            <text:p>0.645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000">
            <text:p>59000</text:p>
          </table:table-cell>
          <table:table-cell office:value-type="float" office:value="0.557947020538">
            <text:p>0.5579</text:p>
          </table:table-cell>
          <table:table-cell office:value-type="float" office:value="0.690105821038">
            <text:p>0.690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9001">
            <text:p>59001</text:p>
          </table:table-cell>
          <table:table-cell office:value-type="float" office:value="0.543765576036">
            <text:p>0.5438</text:p>
          </table:table-cell>
          <table:table-cell office:value-type="float" office:value="0.65804612155">
            <text:p>0.658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00">
            <text:p>60000</text:p>
          </table:table-cell>
          <table:table-cell office:value-type="float" office:value="0.542842975713">
            <text:p>0.5428</text:p>
          </table:table-cell>
          <table:table-cell office:value-type="float" office:value="0.650351809605">
            <text:p>0.650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001">
            <text:p>60001</text:p>
          </table:table-cell>
          <table:table-cell office:value-type="float" office:value="0.555555872999">
            <text:p>0.5556</text:p>
          </table:table-cell>
          <table:table-cell office:value-type="float" office:value="0.658108998657">
            <text:p>0.658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1000">
            <text:p>61000</text:p>
          </table:table-cell>
          <table:table-cell office:value-type="float" office:value="0.557893090415">
            <text:p>0.5579</text:p>
          </table:table-cell>
          <table:table-cell office:value-type="float" office:value="0.682901720124">
            <text:p>0.682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1001">
            <text:p>61001</text:p>
          </table:table-cell>
          <table:table-cell office:value-type="float" office:value="0.531517860905">
            <text:p>0.5315</text:p>
          </table:table-cell>
          <table:table-cell office:value-type="float" office:value="0.647980503958">
            <text:p>0.648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000">
            <text:p>62000</text:p>
          </table:table-cell>
          <table:table-cell office:value-type="float" office:value="0.537417882367">
            <text:p>0.5374</text:p>
          </table:table-cell>
          <table:table-cell office:value-type="float" office:value="0.664171486388">
            <text:p>0.66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001">
            <text:p>62001</text:p>
          </table:table-cell>
          <table:table-cell office:value-type="float" office:value="0.527474410133">
            <text:p>0.5275</text:p>
          </table:table-cell>
          <table:table-cell office:value-type="float" office:value="0.657095933327">
            <text:p>0.657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000">
            <text:p>63000</text:p>
          </table:table-cell>
          <table:table-cell office:value-type="float" office:value="0.56351538153">
            <text:p>0.5635</text:p>
          </table:table-cell>
          <table:table-cell office:value-type="float" office:value="0.670181314436">
            <text:p>0.670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001">
            <text:p>63001</text:p>
          </table:table-cell>
          <table:table-cell office:value-type="float" office:value="0.552822655835">
            <text:p>0.5528</text:p>
          </table:table-cell>
          <table:table-cell office:value-type="float" office:value="0.697337522264">
            <text:p>0.69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0.571402898385">
            <text:p>0.5714</text:p>
          </table:table-cell>
          <table:table-cell office:value-type="float" office:value="0.677261790927">
            <text:p>0.677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001">
            <text:p>64001</text:p>
          </table:table-cell>
          <table:table-cell office:value-type="float" office:value="0.563693701153">
            <text:p>0.5637</text:p>
          </table:table-cell>
          <table:table-cell office:value-type="float" office:value="0.621118254223">
            <text:p>0.621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000">
            <text:p>65000</text:p>
          </table:table-cell>
          <table:table-cell office:value-type="float" office:value="0.535606625986">
            <text:p>0.5356</text:p>
          </table:table-cell>
          <table:table-cell office:value-type="float" office:value="0.619972203734">
            <text:p>0.620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5001">
            <text:p>65001</text:p>
          </table:table-cell>
          <table:table-cell office:value-type="float" office:value="0.535103556676">
            <text:p>0.5351</text:p>
          </table:table-cell>
          <table:table-cell office:value-type="float" office:value="0.643107878858">
            <text:p>0.6431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6000">
            <text:p>66000</text:p>
          </table:table-cell>
          <table:table-cell office:value-type="float" office:value="0.547809696922">
            <text:p>0.5478</text:p>
          </table:table-cell>
          <table:table-cell office:value-type="float" office:value="0.634303223226">
            <text:p>0.634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6001">
            <text:p>66001</text:p>
          </table:table-cell>
          <table:table-cell office:value-type="float" office:value="0.553158651715">
            <text:p>0.5532</text:p>
          </table:table-cell>
          <table:table-cell office:value-type="float" office:value="0.658456731299">
            <text:p>0.658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000">
            <text:p>67000</text:p>
          </table:table-cell>
          <table:table-cell office:value-type="float" office:value="0.552953629781">
            <text:p>0.5530</text:p>
          </table:table-cell>
          <table:table-cell office:value-type="float" office:value="0.672191744856">
            <text:p>0.672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7001">
            <text:p>67001</text:p>
          </table:table-cell>
          <table:table-cell office:value-type="float" office:value="0.530521103344">
            <text:p>0.5305</text:p>
          </table:table-cell>
          <table:table-cell office:value-type="float" office:value="0.658949208441">
            <text:p>0.658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8000">
            <text:p>68000</text:p>
          </table:table-cell>
          <table:table-cell office:value-type="float" office:value="0.547557423886">
            <text:p>0.5476</text:p>
          </table:table-cell>
          <table:table-cell office:value-type="float" office:value="0.666746579268">
            <text:p>0.666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8001">
            <text:p>68001</text:p>
          </table:table-cell>
          <table:table-cell office:value-type="float" office:value="0.535488389153">
            <text:p>0.5355</text:p>
          </table:table-cell>
          <table:table-cell office:value-type="float" office:value="0.667867705462">
            <text:p>0.66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9000">
            <text:p>69000</text:p>
          </table:table-cell>
          <table:table-cell office:value-type="float" office:value="0.531653684062">
            <text:p>0.5317</text:p>
          </table:table-cell>
          <table:table-cell office:value-type="float" office:value="0.658297887878">
            <text:p>0.658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9001">
            <text:p>69001</text:p>
          </table:table-cell>
          <table:table-cell office:value-type="float" office:value="0.532591335298">
            <text:p>0.5326</text:p>
          </table:table-cell>
          <table:table-cell office:value-type="float" office:value="0.644863578156">
            <text:p>0.64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00">
            <text:p>70000</text:p>
          </table:table-cell>
          <table:table-cell office:value-type="float" office:value="0.516689554178">
            <text:p>0.5167</text:p>
          </table:table-cell>
          <table:table-cell office:value-type="float" office:value="0.639868195915">
            <text:p>0.639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001">
            <text:p>70001</text:p>
          </table:table-cell>
          <table:table-cell office:value-type="float" office:value="0.531845614235">
            <text:p>0.5318</text:p>
          </table:table-cell>
          <table:table-cell office:value-type="float" office:value="0.629602165432">
            <text:p>0.629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1000">
            <text:p>71000</text:p>
          </table:table-cell>
          <table:table-cell office:value-type="float" office:value="0.548384779781">
            <text:p>0.5484</text:p>
          </table:table-cell>
          <table:table-cell office:value-type="float" office:value="0.650566457911">
            <text:p>0.65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1001">
            <text:p>71001</text:p>
          </table:table-cell>
          <table:table-cell office:value-type="float" office:value="0.550048597548">
            <text:p>0.5500</text:p>
          </table:table-cell>
          <table:table-cell office:value-type="float" office:value="0.648574396359">
            <text:p>0.648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2000">
            <text:p>72000</text:p>
          </table:table-cell>
          <table:table-cell office:value-type="float" office:value="0.526908580073">
            <text:p>0.5269</text:p>
          </table:table-cell>
          <table:table-cell office:value-type="float" office:value="0.651875336904">
            <text:p>0.651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2001">
            <text:p>72001</text:p>
          </table:table-cell>
          <table:table-cell office:value-type="float" office:value="0.536177043678">
            <text:p>0.5362</text:p>
          </table:table-cell>
          <table:table-cell office:value-type="float" office:value="0.677848337754">
            <text:p>0.677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3000">
            <text:p>73000</text:p>
          </table:table-cell>
          <table:table-cell office:value-type="float" office:value="0.558521524551">
            <text:p>0.5585</text:p>
          </table:table-cell>
          <table:table-cell office:value-type="float" office:value="0.676393193623">
            <text:p>0.676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3001">
            <text:p>73001</text:p>
          </table:table-cell>
          <table:table-cell office:value-type="float" office:value="0.565566757811">
            <text:p>0.5656</text:p>
          </table:table-cell>
          <table:table-cell office:value-type="float" office:value="0.654180149383">
            <text:p>0.65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4000">
            <text:p>74000</text:p>
          </table:table-cell>
          <table:table-cell office:value-type="float" office:value="0.547505545839">
            <text:p>0.5475</text:p>
          </table:table-cell>
          <table:table-cell office:value-type="float" office:value="0.685652366301">
            <text:p>0.685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4001">
            <text:p>74001</text:p>
          </table:table-cell>
          <table:table-cell office:value-type="float" office:value="0.55177944014">
            <text:p>0.5518</text:p>
          </table:table-cell>
          <table:table-cell office:value-type="float" office:value="0.642314739407">
            <text:p>0.642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5000">
            <text:p>75000</text:p>
          </table:table-cell>
          <table:table-cell office:value-type="float" office:value="0.538379392743">
            <text:p>0.5384</text:p>
          </table:table-cell>
          <table:table-cell office:value-type="float" office:value="0.672539201637">
            <text:p>0.672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5001">
            <text:p>75001</text:p>
          </table:table-cell>
          <table:table-cell office:value-type="float" office:value="0.530920448404">
            <text:p>0.5309</text:p>
          </table:table-cell>
          <table:table-cell office:value-type="float" office:value="0.639263582726">
            <text:p>0.639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6000">
            <text:p>76000</text:p>
          </table:table-cell>
          <table:table-cell office:value-type="float" office:value="0.547335941447">
            <text:p>0.5473</text:p>
          </table:table-cell>
          <table:table-cell office:value-type="float" office:value="0.668620134877">
            <text:p>0.668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6001">
            <text:p>76001</text:p>
          </table:table-cell>
          <table:table-cell office:value-type="float" office:value="0.555905525636">
            <text:p>0.5559</text:p>
          </table:table-cell>
          <table:table-cell office:value-type="float" office:value="0.665157125127">
            <text:p>0.66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7000">
            <text:p>77000</text:p>
          </table:table-cell>
          <table:table-cell office:value-type="float" office:value="0.513591681332">
            <text:p>0.5136</text:p>
          </table:table-cell>
          <table:table-cell office:value-type="float" office:value="0.640622646455">
            <text:p>0.640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7001">
            <text:p>77001</text:p>
          </table:table-cell>
          <table:table-cell office:value-type="float" office:value="0.523510618502">
            <text:p>0.5235</text:p>
          </table:table-cell>
          <table:table-cell office:value-type="float" office:value="0.66675883665">
            <text:p>0.666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000">
            <text:p>78000</text:p>
          </table:table-cell>
          <table:table-cell office:value-type="float" office:value="0.548082196993">
            <text:p>0.5481</text:p>
          </table:table-cell>
          <table:table-cell office:value-type="float" office:value="0.639359995576">
            <text:p>0.639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8001">
            <text:p>78001</text:p>
          </table:table-cell>
          <table:table-cell office:value-type="float" office:value="0.566544059334">
            <text:p>0.5665</text:p>
          </table:table-cell>
          <table:table-cell office:value-type="float" office:value="0.689009501253">
            <text:p>0.689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9000">
            <text:p>79000</text:p>
          </table:table-cell>
          <table:table-cell office:value-type="float" office:value="0.531096426799">
            <text:p>0.5311</text:p>
          </table:table-cell>
          <table:table-cell office:value-type="float" office:value="0.655507684775">
            <text:p>0.655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9001">
            <text:p>79001</text:p>
          </table:table-cell>
          <table:table-cell office:value-type="float" office:value="0.539787471098">
            <text:p>0.5398</text:p>
          </table:table-cell>
          <table:table-cell office:value-type="float" office:value="0.684627393615">
            <text:p>0.684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00">
            <text:p>80000</text:p>
          </table:table-cell>
          <table:table-cell office:value-type="float" office:value="0.553805176456">
            <text:p>0.5538</text:p>
          </table:table-cell>
          <table:table-cell office:value-type="float" office:value="0.653803062497">
            <text:p>0.653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001">
            <text:p>80001</text:p>
          </table:table-cell>
          <table:table-cell office:value-type="float" office:value="0.546893348723">
            <text:p>0.5469</text:p>
          </table:table-cell>
          <table:table-cell office:value-type="float" office:value="0.664832441622">
            <text:p>0.664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1000">
            <text:p>81000</text:p>
          </table:table-cell>
          <table:table-cell office:value-type="float" office:value="0.53158066684">
            <text:p>0.5316</text:p>
          </table:table-cell>
          <table:table-cell office:value-type="float" office:value="0.642598811887">
            <text:p>0.642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1001">
            <text:p>81001</text:p>
          </table:table-cell>
          <table:table-cell office:value-type="float" office:value="0.557696837711">
            <text:p>0.5577</text:p>
          </table:table-cell>
          <table:table-cell office:value-type="float" office:value="0.667195907438">
            <text:p>0.66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2000">
            <text:p>82000</text:p>
          </table:table-cell>
          <table:table-cell office:value-type="float" office:value="0.533402025274">
            <text:p>0.5334</text:p>
          </table:table-cell>
          <table:table-cell office:value-type="float" office:value="0.684574293127">
            <text:p>0.6846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2001">
            <text:p>82001</text:p>
          </table:table-cell>
          <table:table-cell office:value-type="float" office:value="0.558449154082">
            <text:p>0.5584</text:p>
          </table:table-cell>
          <table:table-cell office:value-type="float" office:value="0.661809049658">
            <text:p>0.661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3000">
            <text:p>83000</text:p>
          </table:table-cell>
          <table:table-cell office:value-type="float" office:value="0.535889664084">
            <text:p>0.5359</text:p>
          </table:table-cell>
          <table:table-cell office:value-type="float" office:value="0.66185519137">
            <text:p>0.661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3001">
            <text:p>83001</text:p>
          </table:table-cell>
          <table:table-cell office:value-type="float" office:value="0.539643729441">
            <text:p>0.5396</text:p>
          </table:table-cell>
          <table:table-cell office:value-type="float" office:value="0.664223302156">
            <text:p>0.66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4000">
            <text:p>84000</text:p>
          </table:table-cell>
          <table:table-cell office:value-type="float" office:value="0.534911845351">
            <text:p>0.5349</text:p>
          </table:table-cell>
          <table:table-cell office:value-type="float" office:value="0.627402523391">
            <text:p>0.62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4001">
            <text:p>84001</text:p>
          </table:table-cell>
          <table:table-cell office:value-type="float" office:value="0.527787047891">
            <text:p>0.5278</text:p>
          </table:table-cell>
          <table:table-cell office:value-type="float" office:value="0.667355953975">
            <text:p>0.667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000">
            <text:p>85000</text:p>
          </table:table-cell>
          <table:table-cell office:value-type="float" office:value="0.562244894394">
            <text:p>0.5622</text:p>
          </table:table-cell>
          <table:table-cell office:value-type="float" office:value="0.674893770309">
            <text:p>0.674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001">
            <text:p>85001</text:p>
          </table:table-cell>
          <table:table-cell office:value-type="float" office:value="0.542268650853">
            <text:p>0.5423</text:p>
          </table:table-cell>
          <table:table-cell office:value-type="float" office:value="0.658154631592">
            <text:p>0.658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6000">
            <text:p>86000</text:p>
          </table:table-cell>
          <table:table-cell office:value-type="float" office:value="0.529081282516">
            <text:p>0.5291</text:p>
          </table:table-cell>
          <table:table-cell office:value-type="float" office:value="0.647199762542">
            <text:p>0.64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6001">
            <text:p>86001</text:p>
          </table:table-cell>
          <table:table-cell office:value-type="float" office:value="0.550160862806">
            <text:p>0.5502</text:p>
          </table:table-cell>
          <table:table-cell office:value-type="float" office:value="0.674000380147">
            <text:p>0.674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7000">
            <text:p>87000</text:p>
          </table:table-cell>
          <table:table-cell office:value-type="float" office:value="0.540827711647">
            <text:p>0.5408</text:p>
          </table:table-cell>
          <table:table-cell office:value-type="float" office:value="0.652935169808">
            <text:p>0.652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7001">
            <text:p>87001</text:p>
          </table:table-cell>
          <table:table-cell office:value-type="float" office:value="0.540691952454">
            <text:p>0.5407</text:p>
          </table:table-cell>
          <table:table-cell office:value-type="float" office:value="0.64668960047">
            <text:p>0.646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8000">
            <text:p>88000</text:p>
          </table:table-cell>
          <table:table-cell office:value-type="float" office:value="0.545659780594">
            <text:p>0.5457</text:p>
          </table:table-cell>
          <table:table-cell office:value-type="float" office:value="0.659798042735">
            <text:p>0.659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8001">
            <text:p>88001</text:p>
          </table:table-cell>
          <table:table-cell office:value-type="float" office:value="0.555232727807">
            <text:p>0.5552</text:p>
          </table:table-cell>
          <table:table-cell office:value-type="float" office:value="0.676882295456">
            <text:p>0.676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9000">
            <text:p>89000</text:p>
          </table:table-cell>
          <table:table-cell office:value-type="float" office:value="0.55634250158">
            <text:p>0.5563</text:p>
          </table:table-cell>
          <table:table-cell office:value-type="float" office:value="0.651720019256">
            <text:p>0.651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9001">
            <text:p>89001</text:p>
          </table:table-cell>
          <table:table-cell office:value-type="float" office:value="0.558989128397">
            <text:p>0.5590</text:p>
          </table:table-cell>
          <table:table-cell office:value-type="float" office:value="0.650462777999">
            <text:p>0.650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00">
            <text:p>90000</text:p>
          </table:table-cell>
          <table:table-cell office:value-type="float" office:value="0.56661983149">
            <text:p>0.5666</text:p>
          </table:table-cell>
          <table:table-cell office:value-type="float" office:value="0.695222071703">
            <text:p>0.695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0001">
            <text:p>90001</text:p>
          </table:table-cell>
          <table:table-cell office:value-type="float" office:value="0.582666611249">
            <text:p>0.5827</text:p>
          </table:table-cell>
          <table:table-cell office:value-type="float" office:value="0.695380443217">
            <text:p>0.695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1000">
            <text:p>91000</text:p>
          </table:table-cell>
          <table:table-cell office:value-type="float" office:value="0.571779462756">
            <text:p>0.5718</text:p>
          </table:table-cell>
          <table:table-cell office:value-type="float" office:value="0.66165240258">
            <text:p>0.661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1001">
            <text:p>91001</text:p>
          </table:table-cell>
          <table:table-cell office:value-type="float" office:value="0.559170488969">
            <text:p>0.5592</text:p>
          </table:table-cell>
          <table:table-cell office:value-type="float" office:value="0.682722979011">
            <text:p>0.682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2000">
            <text:p>92000</text:p>
          </table:table-cell>
          <table:table-cell office:value-type="float" office:value="0.56412046043">
            <text:p>0.5641</text:p>
          </table:table-cell>
          <table:table-cell office:value-type="float" office:value="0.684691860526">
            <text:p>0.68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2001">
            <text:p>92001</text:p>
          </table:table-cell>
          <table:table-cell office:value-type="float" office:value="0.569534671808">
            <text:p>0.5695</text:p>
          </table:table-cell>
          <table:table-cell office:value-type="float" office:value="0.651271964014">
            <text:p>0.6513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3000">
            <text:p>93000</text:p>
          </table:table-cell>
          <table:table-cell office:value-type="float" office:value="0.561470484427">
            <text:p>0.5615</text:p>
          </table:table-cell>
          <table:table-cell office:value-type="float" office:value="0.620704713946">
            <text:p>0.620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3001">
            <text:p>93001</text:p>
          </table:table-cell>
          <table:table-cell office:value-type="float" office:value="0.564579342382">
            <text:p>0.5646</text:p>
          </table:table-cell>
          <table:table-cell office:value-type="float" office:value="0.646782281208">
            <text:p>0.646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4000">
            <text:p>94000</text:p>
          </table:table-cell>
          <table:table-cell office:value-type="float" office:value="0.550966972526">
            <text:p>0.5510</text:p>
          </table:table-cell>
          <table:table-cell office:value-type="float" office:value="0.64473934849">
            <text:p>0.6447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4001">
            <text:p>94001</text:p>
          </table:table-cell>
          <table:table-cell office:value-type="float" office:value="0.567342280012">
            <text:p>0.5673</text:p>
          </table:table-cell>
          <table:table-cell office:value-type="float" office:value="0.685034007199">
            <text:p>0.685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5000">
            <text:p>95000</text:p>
          </table:table-cell>
          <table:table-cell office:value-type="float" office:value="0.575551619383">
            <text:p>0.5756</text:p>
          </table:table-cell>
          <table:table-cell office:value-type="float" office:value="0.635750254433">
            <text:p>0.6358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5001">
            <text:p>95001</text:p>
          </table:table-cell>
          <table:table-cell office:value-type="float" office:value="0.568195724721">
            <text:p>0.5682</text:p>
          </table:table-cell>
          <table:table-cell office:value-type="float" office:value="0.6479620898">
            <text:p>0.6480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6000">
            <text:p>96000</text:p>
          </table:table-cell>
          <table:table-cell office:value-type="float" office:value="0.561311770592">
            <text:p>0.5613</text:p>
          </table:table-cell>
          <table:table-cell office:value-type="float" office:value="0.657190249527">
            <text:p>0.657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6001">
            <text:p>96001</text:p>
          </table:table-cell>
          <table:table-cell office:value-type="float" office:value="0.583775913954">
            <text:p>0.5838</text:p>
          </table:table-cell>
          <table:table-cell office:value-type="float" office:value="0.642510002832">
            <text:p>0.6425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7000">
            <text:p>97000</text:p>
          </table:table-cell>
          <table:table-cell office:value-type="float" office:value="0.567041135009">
            <text:p>0.5670</text:p>
          </table:table-cell>
          <table:table-cell office:value-type="float" office:value="0.676433974573">
            <text:p>0.6764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7001">
            <text:p>97001</text:p>
          </table:table-cell>
          <table:table-cell office:value-type="float" office:value="0.56257379416">
            <text:p>0.5626</text:p>
          </table:table-cell>
          <table:table-cell office:value-type="float" office:value="0.693173654608">
            <text:p>0.693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8000">
            <text:p>98000</text:p>
          </table:table-cell>
          <table:table-cell office:value-type="float" office:value="0.565231856346">
            <text:p>0.5652</text:p>
          </table:table-cell>
          <table:table-cell office:value-type="float" office:value="0.637935479419">
            <text:p>0.63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8001">
            <text:p>98001</text:p>
          </table:table-cell>
          <table:table-cell office:value-type="float" office:value="0.582405667196">
            <text:p>0.5824</text:p>
          </table:table-cell>
          <table:table-cell office:value-type="float" office:value="0.687899340068">
            <text:p>0.6879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9000">
            <text:p>99000</text:p>
          </table:table-cell>
          <table:table-cell office:value-type="float" office:value="0.576120631436">
            <text:p>0.5761</text:p>
          </table:table-cell>
          <table:table-cell office:value-type="float" office:value="0.684214637953">
            <text:p>0.6842</text:p>
          </table:table-cell>
        </table:table-row>
        <table:table-row table:style-name="ro1">
          <table:table-cell office:value-type="string">
            <text:p>fibres_1_SNR_4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9001">
            <text:p>99001</text:p>
          </table:table-cell>
          <table:table-cell office:value-type="float" office:value="0.569458833596">
            <text:p>0.5695</text:p>
          </table:table-cell>
          <table:table-cell office:value-type="float" office:value="0.673289536105">
            <text:p>0.673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325250803098">
            <text:p>0.3253</text:p>
          </table:table-cell>
          <table:table-cell office:value-type="float" office:value="0.391989747764">
            <text:p>0.392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44969209551">
            <text:p>0.3450</text:p>
          </table:table-cell>
          <table:table-cell office:value-type="float" office:value="0.398578415177">
            <text:p>0.39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  <table:table-cell office:value-type="float" office:value="0.326962776754">
            <text:p>0.3270</text:p>
          </table:table-cell>
          <table:table-cell office:value-type="float" office:value="0.371667641988">
            <text:p>0.371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1">
            <text:p>1001</text:p>
          </table:table-cell>
          <table:table-cell office:value-type="float" office:value="0.331568100001">
            <text:p>0.3316</text:p>
          </table:table-cell>
          <table:table-cell office:value-type="float" office:value="0.378586713462">
            <text:p>0.37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0.352224679694">
            <text:p>0.3522</text:p>
          </table:table-cell>
          <table:table-cell office:value-type="float" office:value="0.38266921703">
            <text:p>0.382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1">
            <text:p>2001</text:p>
          </table:table-cell>
          <table:table-cell office:value-type="float" office:value="0.331684733082">
            <text:p>0.3317</text:p>
          </table:table-cell>
          <table:table-cell office:value-type="float" office:value="0.36541071747">
            <text:p>0.36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0">
            <text:p>3000</text:p>
          </table:table-cell>
          <table:table-cell office:value-type="float" office:value="0.345274872427">
            <text:p>0.3453</text:p>
          </table:table-cell>
          <table:table-cell office:value-type="float" office:value="0.38869883704">
            <text:p>0.388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1">
            <text:p>3001</text:p>
          </table:table-cell>
          <table:table-cell office:value-type="float" office:value="0.31242466393">
            <text:p>0.3124</text:p>
          </table:table-cell>
          <table:table-cell office:value-type="float" office:value="0.377295527256">
            <text:p>0.377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0.324618339409">
            <text:p>0.3246</text:p>
          </table:table-cell>
          <table:table-cell office:value-type="float" office:value="0.398446461875">
            <text:p>0.398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1">
            <text:p>4001</text:p>
          </table:table-cell>
          <table:table-cell office:value-type="float" office:value="0.319550890326">
            <text:p>0.3196</text:p>
          </table:table-cell>
          <table:table-cell office:value-type="float" office:value="0.369835289819">
            <text:p>0.369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0">
            <text:p>5000</text:p>
          </table:table-cell>
          <table:table-cell office:value-type="float" office:value="0.319005401919">
            <text:p>0.3190</text:p>
          </table:table-cell>
          <table:table-cell office:value-type="float" office:value="0.381891796139">
            <text:p>0.381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1">
            <text:p>5001</text:p>
          </table:table-cell>
          <table:table-cell office:value-type="float" office:value="0.338353824788">
            <text:p>0.3384</text:p>
          </table:table-cell>
          <table:table-cell office:value-type="float" office:value="0.410655546584">
            <text:p>0.41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0">
            <text:p>6000</text:p>
          </table:table-cell>
          <table:table-cell office:value-type="float" office:value="0.334836065347">
            <text:p>0.3348</text:p>
          </table:table-cell>
          <table:table-cell office:value-type="float" office:value="0.453226362718">
            <text:p>0.453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1">
            <text:p>6001</text:p>
          </table:table-cell>
          <table:table-cell office:value-type="float" office:value="0.321837009836">
            <text:p>0.3218</text:p>
          </table:table-cell>
          <table:table-cell office:value-type="float" office:value="0.37467822539">
            <text:p>0.374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0">
            <text:p>7000</text:p>
          </table:table-cell>
          <table:table-cell office:value-type="float" office:value="0.348645893016">
            <text:p>0.3486</text:p>
          </table:table-cell>
          <table:table-cell office:value-type="float" office:value="0.381863413961">
            <text:p>0.381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1">
            <text:p>7001</text:p>
          </table:table-cell>
          <table:table-cell office:value-type="float" office:value="0.320063169534">
            <text:p>0.3201</text:p>
          </table:table-cell>
          <table:table-cell office:value-type="float" office:value="0.365412350071">
            <text:p>0.36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0">
            <text:p>8000</text:p>
          </table:table-cell>
          <table:table-cell office:value-type="float" office:value="0.339955047508">
            <text:p>0.3400</text:p>
          </table:table-cell>
          <table:table-cell office:value-type="float" office:value="0.376290382062">
            <text:p>0.376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1">
            <text:p>8001</text:p>
          </table:table-cell>
          <table:table-cell office:value-type="float" office:value="0.366075978619">
            <text:p>0.3661</text:p>
          </table:table-cell>
          <table:table-cell office:value-type="float" office:value="0.402345990145">
            <text:p>0.40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0">
            <text:p>9000</text:p>
          </table:table-cell>
          <table:table-cell office:value-type="float" office:value="0.332334370662">
            <text:p>0.3323</text:p>
          </table:table-cell>
          <table:table-cell office:value-type="float" office:value="0.393369080771">
            <text:p>0.393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1">
            <text:p>9001</text:p>
          </table:table-cell>
          <table:table-cell office:value-type="float" office:value="0.325351266022">
            <text:p>0.3254</text:p>
          </table:table-cell>
          <table:table-cell office:value-type="float" office:value="0.384170580666">
            <text:p>0.384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00">
            <text:p>10000</text:p>
          </table:table-cell>
          <table:table-cell office:value-type="float" office:value="0.295736400965">
            <text:p>0.2957</text:p>
          </table:table-cell>
          <table:table-cell office:value-type="float" office:value="0.384000372645">
            <text:p>0.38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0001">
            <text:p>10001</text:p>
          </table:table-cell>
          <table:table-cell office:value-type="float" office:value="0.321547553434">
            <text:p>0.3215</text:p>
          </table:table-cell>
          <table:table-cell office:value-type="float" office:value="0.344737092358">
            <text:p>0.344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1000">
            <text:p>11000</text:p>
          </table:table-cell>
          <table:table-cell office:value-type="float" office:value="0.320908887886">
            <text:p>0.3209</text:p>
          </table:table-cell>
          <table:table-cell office:value-type="float" office:value="0.417085768475">
            <text:p>0.41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1001">
            <text:p>11001</text:p>
          </table:table-cell>
          <table:table-cell office:value-type="float" office:value="0.316270900873">
            <text:p>0.3163</text:p>
          </table:table-cell>
          <table:table-cell office:value-type="float" office:value="0.350731462707">
            <text:p>0.35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2000">
            <text:p>12000</text:p>
          </table:table-cell>
          <table:table-cell office:value-type="float" office:value="0.335094788984">
            <text:p>0.3351</text:p>
          </table:table-cell>
          <table:table-cell office:value-type="float" office:value="0.354011259241">
            <text:p>0.35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2001">
            <text:p>12001</text:p>
          </table:table-cell>
          <table:table-cell office:value-type="float" office:value="0.302855199526">
            <text:p>0.3029</text:p>
          </table:table-cell>
          <table:table-cell office:value-type="float" office:value="0.330358148583">
            <text:p>0.330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3000">
            <text:p>13000</text:p>
          </table:table-cell>
          <table:table-cell office:value-type="float" office:value="0.328630441179">
            <text:p>0.3286</text:p>
          </table:table-cell>
          <table:table-cell office:value-type="float" office:value="0.423009158997">
            <text:p>0.423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3001">
            <text:p>13001</text:p>
          </table:table-cell>
          <table:table-cell office:value-type="float" office:value="0.327314410528">
            <text:p>0.3273</text:p>
          </table:table-cell>
          <table:table-cell office:value-type="float" office:value="0.37800064051">
            <text:p>0.378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4000">
            <text:p>14000</text:p>
          </table:table-cell>
          <table:table-cell office:value-type="float" office:value="0.290629029247">
            <text:p>0.2906</text:p>
          </table:table-cell>
          <table:table-cell office:value-type="float" office:value="0.375507820514">
            <text:p>0.375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4001">
            <text:p>14001</text:p>
          </table:table-cell>
          <table:table-cell office:value-type="float" office:value="0.324218069631">
            <text:p>0.3242</text:p>
          </table:table-cell>
          <table:table-cell office:value-type="float" office:value="0.384333965089">
            <text:p>0.38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5000">
            <text:p>15000</text:p>
          </table:table-cell>
          <table:table-cell office:value-type="float" office:value="0.308213388252">
            <text:p>0.3082</text:p>
          </table:table-cell>
          <table:table-cell office:value-type="float" office:value="0.372746791109">
            <text:p>0.372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5001">
            <text:p>15001</text:p>
          </table:table-cell>
          <table:table-cell office:value-type="float" office:value="0.32170924729">
            <text:p>0.3217</text:p>
          </table:table-cell>
          <table:table-cell office:value-type="float" office:value="0.392221917112">
            <text:p>0.39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0.334036857012">
            <text:p>0.3340</text:p>
          </table:table-cell>
          <table:table-cell office:value-type="float" office:value="0.361000100496">
            <text:p>0.361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6001">
            <text:p>16001</text:p>
          </table:table-cell>
          <table:table-cell office:value-type="float" office:value="0.311700239739">
            <text:p>0.3117</text:p>
          </table:table-cell>
          <table:table-cell office:value-type="float" office:value="0.352252349988">
            <text:p>0.35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7000">
            <text:p>17000</text:p>
          </table:table-cell>
          <table:table-cell office:value-type="float" office:value="0.296970326309">
            <text:p>0.2970</text:p>
          </table:table-cell>
          <table:table-cell office:value-type="float" office:value="0.356263801458">
            <text:p>0.356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7001">
            <text:p>17001</text:p>
          </table:table-cell>
          <table:table-cell office:value-type="float" office:value="0.300230444068">
            <text:p>0.3002</text:p>
          </table:table-cell>
          <table:table-cell office:value-type="float" office:value="0.355509478773">
            <text:p>0.355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8000">
            <text:p>18000</text:p>
          </table:table-cell>
          <table:table-cell office:value-type="float" office:value="0.32389661704">
            <text:p>0.3239</text:p>
          </table:table-cell>
          <table:table-cell office:value-type="float" office:value="0.416514338737">
            <text:p>0.416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8001">
            <text:p>18001</text:p>
          </table:table-cell>
          <table:table-cell office:value-type="float" office:value="0.288748768863">
            <text:p>0.2887</text:p>
          </table:table-cell>
          <table:table-cell office:value-type="float" office:value="0.376956216456">
            <text:p>0.377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9000">
            <text:p>19000</text:p>
          </table:table-cell>
          <table:table-cell office:value-type="float" office:value="0.305217651416">
            <text:p>0.3052</text:p>
          </table:table-cell>
          <table:table-cell office:value-type="float" office:value="0.400921829132">
            <text:p>0.400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19001">
            <text:p>19001</text:p>
          </table:table-cell>
          <table:table-cell office:value-type="float" office:value="0.303765606403">
            <text:p>0.3038</text:p>
          </table:table-cell>
          <table:table-cell office:value-type="float" office:value="0.401759647143">
            <text:p>0.40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00">
            <text:p>20000</text:p>
          </table:table-cell>
          <table:table-cell office:value-type="float" office:value="0.319084283635">
            <text:p>0.3191</text:p>
          </table:table-cell>
          <table:table-cell office:value-type="float" office:value="0.378375508276">
            <text:p>0.378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0001">
            <text:p>20001</text:p>
          </table:table-cell>
          <table:table-cell office:value-type="float" office:value="0.290525592254">
            <text:p>0.2905</text:p>
          </table:table-cell>
          <table:table-cell office:value-type="float" office:value="0.382448202123">
            <text:p>0.382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1000">
            <text:p>21000</text:p>
          </table:table-cell>
          <table:table-cell office:value-type="float" office:value="0.285930297978">
            <text:p>0.2859</text:p>
          </table:table-cell>
          <table:table-cell office:value-type="float" office:value="0.420943624997">
            <text:p>0.420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1001">
            <text:p>21001</text:p>
          </table:table-cell>
          <table:table-cell office:value-type="float" office:value="0.292497947206">
            <text:p>0.2925</text:p>
          </table:table-cell>
          <table:table-cell office:value-type="float" office:value="0.339716270671">
            <text:p>0.339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2000">
            <text:p>22000</text:p>
          </table:table-cell>
          <table:table-cell office:value-type="float" office:value="0.318389681679">
            <text:p>0.3184</text:p>
          </table:table-cell>
          <table:table-cell office:value-type="float" office:value="0.402582660555">
            <text:p>0.402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2001">
            <text:p>22001</text:p>
          </table:table-cell>
          <table:table-cell office:value-type="float" office:value="0.2970097538">
            <text:p>0.2970</text:p>
          </table:table-cell>
          <table:table-cell office:value-type="float" office:value="0.34935216922">
            <text:p>0.349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3000">
            <text:p>23000</text:p>
          </table:table-cell>
          <table:table-cell office:value-type="float" office:value="0.329065649882">
            <text:p>0.3291</text:p>
          </table:table-cell>
          <table:table-cell office:value-type="float" office:value="0.382336142858">
            <text:p>0.38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3001">
            <text:p>23001</text:p>
          </table:table-cell>
          <table:table-cell office:value-type="float" office:value="0.323647329817">
            <text:p>0.3236</text:p>
          </table:table-cell>
          <table:table-cell office:value-type="float" office:value="0.365861457458">
            <text:p>0.365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4000">
            <text:p>24000</text:p>
          </table:table-cell>
          <table:table-cell office:value-type="float" office:value="0.321190030344">
            <text:p>0.3212</text:p>
          </table:table-cell>
          <table:table-cell office:value-type="float" office:value="0.392818690205">
            <text:p>0.392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4001">
            <text:p>24001</text:p>
          </table:table-cell>
          <table:table-cell office:value-type="float" office:value="0.306415226646">
            <text:p>0.3064</text:p>
          </table:table-cell>
          <table:table-cell office:value-type="float" office:value="0.314294135138">
            <text:p>0.31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  <table:table-cell office:value-type="float" office:value="0.31746341972">
            <text:p>0.3175</text:p>
          </table:table-cell>
          <table:table-cell office:value-type="float" office:value="0.339064679066">
            <text:p>0.339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5001">
            <text:p>25001</text:p>
          </table:table-cell>
          <table:table-cell office:value-type="float" office:value="0.302596468985">
            <text:p>0.3026</text:p>
          </table:table-cell>
          <table:table-cell office:value-type="float" office:value="0.322985102106">
            <text:p>0.323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6000">
            <text:p>26000</text:p>
          </table:table-cell>
          <table:table-cell office:value-type="float" office:value="0.296514311352">
            <text:p>0.2965</text:p>
          </table:table-cell>
          <table:table-cell office:value-type="float" office:value="0.4004599268">
            <text:p>0.40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6001">
            <text:p>26001</text:p>
          </table:table-cell>
          <table:table-cell office:value-type="float" office:value="0.30746290303">
            <text:p>0.3075</text:p>
          </table:table-cell>
          <table:table-cell office:value-type="float" office:value="0.420644345989">
            <text:p>0.420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7000">
            <text:p>27000</text:p>
          </table:table-cell>
          <table:table-cell office:value-type="float" office:value="0.296021340184">
            <text:p>0.2960</text:p>
          </table:table-cell>
          <table:table-cell office:value-type="float" office:value="0.41003217654">
            <text:p>0.410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7001">
            <text:p>27001</text:p>
          </table:table-cell>
          <table:table-cell office:value-type="float" office:value="0.315821377476">
            <text:p>0.3158</text:p>
          </table:table-cell>
          <table:table-cell office:value-type="float" office:value="0.342156406188">
            <text:p>0.34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8000">
            <text:p>28000</text:p>
          </table:table-cell>
          <table:table-cell office:value-type="float" office:value="0.313312970926">
            <text:p>0.3133</text:p>
          </table:table-cell>
          <table:table-cell office:value-type="float" office:value="0.38180489789">
            <text:p>0.38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8001">
            <text:p>28001</text:p>
          </table:table-cell>
          <table:table-cell office:value-type="float" office:value="0.314032629496">
            <text:p>0.3140</text:p>
          </table:table-cell>
          <table:table-cell office:value-type="float" office:value="0.425156539311">
            <text:p>0.425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9000">
            <text:p>29000</text:p>
          </table:table-cell>
          <table:table-cell office:value-type="float" office:value="0.303976638382">
            <text:p>0.3040</text:p>
          </table:table-cell>
          <table:table-cell office:value-type="float" office:value="0.382838127058">
            <text:p>0.382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29001">
            <text:p>29001</text:p>
          </table:table-cell>
          <table:table-cell office:value-type="float" office:value="0.338733620002">
            <text:p>0.3387</text:p>
          </table:table-cell>
          <table:table-cell office:value-type="float" office:value="0.369746732628">
            <text:p>0.369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00">
            <text:p>30000</text:p>
          </table:table-cell>
          <table:table-cell office:value-type="float" office:value="0.281314767149">
            <text:p>0.2813</text:p>
          </table:table-cell>
          <table:table-cell office:value-type="float" office:value="0.369648301678">
            <text:p>0.369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0001">
            <text:p>30001</text:p>
          </table:table-cell>
          <table:table-cell office:value-type="float" office:value="0.32422314633">
            <text:p>0.3242</text:p>
          </table:table-cell>
          <table:table-cell office:value-type="float" office:value="0.377852252611">
            <text:p>0.377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1000">
            <text:p>31000</text:p>
          </table:table-cell>
          <table:table-cell office:value-type="float" office:value="0.323554997721">
            <text:p>0.3236</text:p>
          </table:table-cell>
          <table:table-cell office:value-type="float" office:value="0.437758543874">
            <text:p>0.43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1001">
            <text:p>31001</text:p>
          </table:table-cell>
          <table:table-cell office:value-type="float" office:value="0.327227838636">
            <text:p>0.3272</text:p>
          </table:table-cell>
          <table:table-cell office:value-type="float" office:value="0.444367306993">
            <text:p>0.444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2000">
            <text:p>32000</text:p>
          </table:table-cell>
          <table:table-cell office:value-type="float" office:value="0.333031782269">
            <text:p>0.3330</text:p>
          </table:table-cell>
          <table:table-cell office:value-type="float" office:value="0.375377642088">
            <text:p>0.37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2001">
            <text:p>32001</text:p>
          </table:table-cell>
          <table:table-cell office:value-type="float" office:value="0.30816372086">
            <text:p>0.3082</text:p>
          </table:table-cell>
          <table:table-cell office:value-type="float" office:value="0.364337583293">
            <text:p>0.36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3000">
            <text:p>33000</text:p>
          </table:table-cell>
          <table:table-cell office:value-type="float" office:value="0.32835010027">
            <text:p>0.3284</text:p>
          </table:table-cell>
          <table:table-cell office:value-type="float" office:value="0.393841463935">
            <text:p>0.393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3001">
            <text:p>33001</text:p>
          </table:table-cell>
          <table:table-cell office:value-type="float" office:value="0.324378272044">
            <text:p>0.3244</text:p>
          </table:table-cell>
          <table:table-cell office:value-type="float" office:value="0.378596181398">
            <text:p>0.37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4000">
            <text:p>34000</text:p>
          </table:table-cell>
          <table:table-cell office:value-type="float" office:value="0.319742841099">
            <text:p>0.3197</text:p>
          </table:table-cell>
          <table:table-cell office:value-type="float" office:value="0.381608132445">
            <text:p>0.38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4001">
            <text:p>34001</text:p>
          </table:table-cell>
          <table:table-cell office:value-type="float" office:value="0.305504712254">
            <text:p>0.3055</text:p>
          </table:table-cell>
          <table:table-cell office:value-type="float" office:value="0.333878179272">
            <text:p>0.333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5000">
            <text:p>35000</text:p>
          </table:table-cell>
          <table:table-cell office:value-type="float" office:value="0.323468487338">
            <text:p>0.3235</text:p>
          </table:table-cell>
          <table:table-cell office:value-type="float" office:value="0.387372044277">
            <text:p>0.387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5001">
            <text:p>35001</text:p>
          </table:table-cell>
          <table:table-cell office:value-type="float" office:value="0.326038077027">
            <text:p>0.3260</text:p>
          </table:table-cell>
          <table:table-cell office:value-type="float" office:value="0.398925024418">
            <text:p>0.398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6000">
            <text:p>36000</text:p>
          </table:table-cell>
          <table:table-cell office:value-type="float" office:value="0.339313867821">
            <text:p>0.3393</text:p>
          </table:table-cell>
          <table:table-cell office:value-type="float" office:value="0.402048744168">
            <text:p>0.402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6001">
            <text:p>36001</text:p>
          </table:table-cell>
          <table:table-cell office:value-type="float" office:value="0.336905066884">
            <text:p>0.3369</text:p>
          </table:table-cell>
          <table:table-cell office:value-type="float" office:value="0.338494143868">
            <text:p>0.338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7000">
            <text:p>37000</text:p>
          </table:table-cell>
          <table:table-cell office:value-type="float" office:value="0.314702487882">
            <text:p>0.3147</text:p>
          </table:table-cell>
          <table:table-cell office:value-type="float" office:value="0.365673231577">
            <text:p>0.365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7001">
            <text:p>37001</text:p>
          </table:table-cell>
          <table:table-cell office:value-type="float" office:value="0.30641174238">
            <text:p>0.3064</text:p>
          </table:table-cell>
          <table:table-cell office:value-type="float" office:value="0.336362384696">
            <text:p>0.336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8000">
            <text:p>38000</text:p>
          </table:table-cell>
          <table:table-cell office:value-type="float" office:value="0.321157065766">
            <text:p>0.3212</text:p>
          </table:table-cell>
          <table:table-cell office:value-type="float" office:value="0.412093673059">
            <text:p>0.412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8001">
            <text:p>38001</text:p>
          </table:table-cell>
          <table:table-cell office:value-type="float" office:value="0.315276362045">
            <text:p>0.3153</text:p>
          </table:table-cell>
          <table:table-cell office:value-type="float" office:value="0.399036753541">
            <text:p>0.399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9000">
            <text:p>39000</text:p>
          </table:table-cell>
          <table:table-cell office:value-type="float" office:value="0.321964605466">
            <text:p>0.3220</text:p>
          </table:table-cell>
          <table:table-cell office:value-type="float" office:value="0.382525279521">
            <text:p>0.382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39001">
            <text:p>39001</text:p>
          </table:table-cell>
          <table:table-cell office:value-type="float" office:value="0.321115867364">
            <text:p>0.3211</text:p>
          </table:table-cell>
          <table:table-cell office:value-type="float" office:value="0.396170939499">
            <text:p>0.396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00">
            <text:p>40000</text:p>
          </table:table-cell>
          <table:table-cell office:value-type="float" office:value="0.350652570194">
            <text:p>0.3507</text:p>
          </table:table-cell>
          <table:table-cell office:value-type="float" office:value="0.44262541916">
            <text:p>0.442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0001">
            <text:p>40001</text:p>
          </table:table-cell>
          <table:table-cell office:value-type="float" office:value="0.330186191468">
            <text:p>0.3302</text:p>
          </table:table-cell>
          <table:table-cell office:value-type="float" office:value="0.366837913918">
            <text:p>0.366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1000">
            <text:p>41000</text:p>
          </table:table-cell>
          <table:table-cell office:value-type="float" office:value="0.323702909094">
            <text:p>0.3237</text:p>
          </table:table-cell>
          <table:table-cell office:value-type="float" office:value="0.39862819949">
            <text:p>0.39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1001">
            <text:p>41001</text:p>
          </table:table-cell>
          <table:table-cell office:value-type="float" office:value="0.309416387862">
            <text:p>0.3094</text:p>
          </table:table-cell>
          <table:table-cell office:value-type="float" office:value="0.336210399001">
            <text:p>0.336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2000">
            <text:p>42000</text:p>
          </table:table-cell>
          <table:table-cell office:value-type="float" office:value="0.313623852036">
            <text:p>0.3136</text:p>
          </table:table-cell>
          <table:table-cell office:value-type="float" office:value="0.352009861084">
            <text:p>0.352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2001">
            <text:p>42001</text:p>
          </table:table-cell>
          <table:table-cell office:value-type="float" office:value="0.320968664235">
            <text:p>0.3210</text:p>
          </table:table-cell>
          <table:table-cell office:value-type="float" office:value="0.346030242285">
            <text:p>0.346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3000">
            <text:p>43000</text:p>
          </table:table-cell>
          <table:table-cell office:value-type="float" office:value="0.324191478867">
            <text:p>0.3242</text:p>
          </table:table-cell>
          <table:table-cell office:value-type="float" office:value="0.408634537766">
            <text:p>0.40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3001">
            <text:p>43001</text:p>
          </table:table-cell>
          <table:table-cell office:value-type="float" office:value="0.344193018457">
            <text:p>0.3442</text:p>
          </table:table-cell>
          <table:table-cell office:value-type="float" office:value="0.406110308475">
            <text:p>0.40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4000">
            <text:p>44000</text:p>
          </table:table-cell>
          <table:table-cell office:value-type="float" office:value="0.319791863504">
            <text:p>0.3198</text:p>
          </table:table-cell>
          <table:table-cell office:value-type="float" office:value="0.380459932479">
            <text:p>0.38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4001">
            <text:p>44001</text:p>
          </table:table-cell>
          <table:table-cell office:value-type="float" office:value="0.296294136973">
            <text:p>0.2963</text:p>
          </table:table-cell>
          <table:table-cell office:value-type="float" office:value="0.361323604991">
            <text:p>0.361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5000">
            <text:p>45000</text:p>
          </table:table-cell>
          <table:table-cell office:value-type="float" office:value="0.353529079001">
            <text:p>0.3535</text:p>
          </table:table-cell>
          <table:table-cell office:value-type="float" office:value="0.394024792799">
            <text:p>0.39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5001">
            <text:p>45001</text:p>
          </table:table-cell>
          <table:table-cell office:value-type="float" office:value="0.333942251572">
            <text:p>0.3339</text:p>
          </table:table-cell>
          <table:table-cell office:value-type="float" office:value="0.410359235723">
            <text:p>0.410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6000">
            <text:p>46000</text:p>
          </table:table-cell>
          <table:table-cell office:value-type="float" office:value="0.314121348412">
            <text:p>0.3141</text:p>
          </table:table-cell>
          <table:table-cell office:value-type="float" office:value="0.456684987887">
            <text:p>0.456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6001">
            <text:p>46001</text:p>
          </table:table-cell>
          <table:table-cell office:value-type="float" office:value="0.319985399327">
            <text:p>0.3200</text:p>
          </table:table-cell>
          <table:table-cell office:value-type="float" office:value="0.396058447346">
            <text:p>0.39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7000">
            <text:p>47000</text:p>
          </table:table-cell>
          <table:table-cell office:value-type="float" office:value="0.313829857601">
            <text:p>0.3138</text:p>
          </table:table-cell>
          <table:table-cell office:value-type="float" office:value="0.342260086908">
            <text:p>0.34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7001">
            <text:p>47001</text:p>
          </table:table-cell>
          <table:table-cell office:value-type="float" office:value="0.333657030447">
            <text:p>0.3337</text:p>
          </table:table-cell>
          <table:table-cell office:value-type="float" office:value="0.402151588618">
            <text:p>0.40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8000">
            <text:p>48000</text:p>
          </table:table-cell>
          <table:table-cell office:value-type="float" office:value="0.281177216971">
            <text:p>0.2812</text:p>
          </table:table-cell>
          <table:table-cell office:value-type="float" office:value="0.369350269279">
            <text:p>0.369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8001">
            <text:p>48001</text:p>
          </table:table-cell>
          <table:table-cell office:value-type="float" office:value="0.309629176223">
            <text:p>0.3096</text:p>
          </table:table-cell>
          <table:table-cell office:value-type="float" office:value="0.371424179075">
            <text:p>0.371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9000">
            <text:p>49000</text:p>
          </table:table-cell>
          <table:table-cell office:value-type="float" office:value="0.34912758918">
            <text:p>0.3491</text:p>
          </table:table-cell>
          <table:table-cell office:value-type="float" office:value="0.409240050077">
            <text:p>0.409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49001">
            <text:p>49001</text:p>
          </table:table-cell>
          <table:table-cell office:value-type="float" office:value="0.320236981482">
            <text:p>0.3202</text:p>
          </table:table-cell>
          <table:table-cell office:value-type="float" office:value="0.388428256486">
            <text:p>0.388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00">
            <text:p>50000</text:p>
          </table:table-cell>
          <table:table-cell office:value-type="float" office:value="0.341526239007">
            <text:p>0.3415</text:p>
          </table:table-cell>
          <table:table-cell office:value-type="float" office:value="0.427812795353">
            <text:p>0.42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0001">
            <text:p>50001</text:p>
          </table:table-cell>
          <table:table-cell office:value-type="float" office:value="0.341688403632">
            <text:p>0.3417</text:p>
          </table:table-cell>
          <table:table-cell office:value-type="float" office:value="0.399039977831">
            <text:p>0.399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1000">
            <text:p>51000</text:p>
          </table:table-cell>
          <table:table-cell office:value-type="float" office:value="0.309072927631">
            <text:p>0.3091</text:p>
          </table:table-cell>
          <table:table-cell office:value-type="float" office:value="0.356971617208">
            <text:p>0.357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1001">
            <text:p>51001</text:p>
          </table:table-cell>
          <table:table-cell office:value-type="float" office:value="0.306742386552">
            <text:p>0.3067</text:p>
          </table:table-cell>
          <table:table-cell office:value-type="float" office:value="0.349963730765">
            <text:p>0.350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2000">
            <text:p>52000</text:p>
          </table:table-cell>
          <table:table-cell office:value-type="float" office:value="0.345447131788">
            <text:p>0.3454</text:p>
          </table:table-cell>
          <table:table-cell office:value-type="float" office:value="0.388063067197">
            <text:p>0.388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2001">
            <text:p>52001</text:p>
          </table:table-cell>
          <table:table-cell office:value-type="float" office:value="0.332137482377">
            <text:p>0.3321</text:p>
          </table:table-cell>
          <table:table-cell office:value-type="float" office:value="0.346126547083">
            <text:p>0.34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3000">
            <text:p>53000</text:p>
          </table:table-cell>
          <table:table-cell office:value-type="float" office:value="0.333782472739">
            <text:p>0.3338</text:p>
          </table:table-cell>
          <table:table-cell office:value-type="float" office:value="0.397525115327">
            <text:p>0.397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3001">
            <text:p>53001</text:p>
          </table:table-cell>
          <table:table-cell office:value-type="float" office:value="0.321022346807">
            <text:p>0.3210</text:p>
          </table:table-cell>
          <table:table-cell office:value-type="float" office:value="0.365130059332">
            <text:p>0.365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4000">
            <text:p>54000</text:p>
          </table:table-cell>
          <table:table-cell office:value-type="float" office:value="0.317629559416">
            <text:p>0.3176</text:p>
          </table:table-cell>
          <table:table-cell office:value-type="float" office:value="0.411758655463">
            <text:p>0.41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4001">
            <text:p>54001</text:p>
          </table:table-cell>
          <table:table-cell office:value-type="float" office:value="0.319798663671">
            <text:p>0.3198</text:p>
          </table:table-cell>
          <table:table-cell office:value-type="float" office:value="0.3622407415">
            <text:p>0.362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5000">
            <text:p>55000</text:p>
          </table:table-cell>
          <table:table-cell office:value-type="float" office:value="0.322037971137">
            <text:p>0.3220</text:p>
          </table:table-cell>
          <table:table-cell office:value-type="float" office:value="0.406669973318">
            <text:p>0.406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5001">
            <text:p>55001</text:p>
          </table:table-cell>
          <table:table-cell office:value-type="float" office:value="0.322912999789">
            <text:p>0.3229</text:p>
          </table:table-cell>
          <table:table-cell office:value-type="float" office:value="0.38281511846">
            <text:p>0.382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6000">
            <text:p>56000</text:p>
          </table:table-cell>
          <table:table-cell office:value-type="float" office:value="0.334472712756">
            <text:p>0.3345</text:p>
          </table:table-cell>
          <table:table-cell office:value-type="float" office:value="0.403507263208">
            <text:p>0.403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6001">
            <text:p>56001</text:p>
          </table:table-cell>
          <table:table-cell office:value-type="float" office:value="0.315254631827">
            <text:p>0.3153</text:p>
          </table:table-cell>
          <table:table-cell office:value-type="float" office:value="0.36801594011">
            <text:p>0.368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7000">
            <text:p>57000</text:p>
          </table:table-cell>
          <table:table-cell office:value-type="float" office:value="0.301930837089">
            <text:p>0.3019</text:p>
          </table:table-cell>
          <table:table-cell office:value-type="float" office:value="0.387805743799">
            <text:p>0.38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7001">
            <text:p>57001</text:p>
          </table:table-cell>
          <table:table-cell office:value-type="float" office:value="0.327231071574">
            <text:p>0.3272</text:p>
          </table:table-cell>
          <table:table-cell office:value-type="float" office:value="0.443447035357">
            <text:p>0.443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8000">
            <text:p>58000</text:p>
          </table:table-cell>
          <table:table-cell office:value-type="float" office:value="0.329621282326">
            <text:p>0.3296</text:p>
          </table:table-cell>
          <table:table-cell office:value-type="float" office:value="0.395157755114">
            <text:p>0.395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8001">
            <text:p>58001</text:p>
          </table:table-cell>
          <table:table-cell office:value-type="float" office:value="0.297946732795">
            <text:p>0.2979</text:p>
          </table:table-cell>
          <table:table-cell office:value-type="float" office:value="0.388872082567">
            <text:p>0.388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9000">
            <text:p>59000</text:p>
          </table:table-cell>
          <table:table-cell office:value-type="float" office:value="0.332414280819">
            <text:p>0.3324</text:p>
          </table:table-cell>
          <table:table-cell office:value-type="float" office:value="0.414298347814">
            <text:p>0.41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59001">
            <text:p>59001</text:p>
          </table:table-cell>
          <table:table-cell office:value-type="float" office:value="0.342097743257">
            <text:p>0.3421</text:p>
          </table:table-cell>
          <table:table-cell office:value-type="float" office:value="0.373571602368">
            <text:p>0.37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00">
            <text:p>60000</text:p>
          </table:table-cell>
          <table:table-cell office:value-type="float" office:value="0.329887778246">
            <text:p>0.3299</text:p>
          </table:table-cell>
          <table:table-cell office:value-type="float" office:value="0.373606631552">
            <text:p>0.37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0001">
            <text:p>60001</text:p>
          </table:table-cell>
          <table:table-cell office:value-type="float" office:value="0.285583237125">
            <text:p>0.2856</text:p>
          </table:table-cell>
          <table:table-cell office:value-type="float" office:value="0.370463235495">
            <text:p>0.37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1000">
            <text:p>61000</text:p>
          </table:table-cell>
          <table:table-cell office:value-type="float" office:value="0.327101379828">
            <text:p>0.3271</text:p>
          </table:table-cell>
          <table:table-cell office:value-type="float" office:value="0.391915598687">
            <text:p>0.391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1001">
            <text:p>61001</text:p>
          </table:table-cell>
          <table:table-cell office:value-type="float" office:value="0.310582021713">
            <text:p>0.3106</text:p>
          </table:table-cell>
          <table:table-cell office:value-type="float" office:value="0.376575993559">
            <text:p>0.376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2000">
            <text:p>62000</text:p>
          </table:table-cell>
          <table:table-cell office:value-type="float" office:value="0.307702574921">
            <text:p>0.3077</text:p>
          </table:table-cell>
          <table:table-cell office:value-type="float" office:value="0.299503391912">
            <text:p>0.299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2001">
            <text:p>62001</text:p>
          </table:table-cell>
          <table:table-cell office:value-type="float" office:value="0.308907954789">
            <text:p>0.3089</text:p>
          </table:table-cell>
          <table:table-cell office:value-type="float" office:value="0.445772357504">
            <text:p>0.445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3000">
            <text:p>63000</text:p>
          </table:table-cell>
          <table:table-cell office:value-type="float" office:value="0.302758382011">
            <text:p>0.3028</text:p>
          </table:table-cell>
          <table:table-cell office:value-type="float" office:value="0.345162801054">
            <text:p>0.345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3001">
            <text:p>63001</text:p>
          </table:table-cell>
          <table:table-cell office:value-type="float" office:value="0.306366868137">
            <text:p>0.3064</text:p>
          </table:table-cell>
          <table:table-cell office:value-type="float" office:value="0.371793154432">
            <text:p>0.371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4000">
            <text:p>64000</text:p>
          </table:table-cell>
          <table:table-cell office:value-type="float" office:value="0.325135383091">
            <text:p>0.3251</text:p>
          </table:table-cell>
          <table:table-cell office:value-type="float" office:value="0.366807216116">
            <text:p>0.366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4001">
            <text:p>64001</text:p>
          </table:table-cell>
          <table:table-cell office:value-type="float" office:value="0.313621418057">
            <text:p>0.3136</text:p>
          </table:table-cell>
          <table:table-cell office:value-type="float" office:value="0.365778318349">
            <text:p>0.365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5000">
            <text:p>65000</text:p>
          </table:table-cell>
          <table:table-cell office:value-type="float" office:value="0.326525813317">
            <text:p>0.3265</text:p>
          </table:table-cell>
          <table:table-cell office:value-type="float" office:value="0.443611075221">
            <text:p>0.44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5001">
            <text:p>65001</text:p>
          </table:table-cell>
          <table:table-cell office:value-type="float" office:value="0.334139272779">
            <text:p>0.3341</text:p>
          </table:table-cell>
          <table:table-cell office:value-type="float" office:value="0.433717409503">
            <text:p>0.43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6000">
            <text:p>66000</text:p>
          </table:table-cell>
          <table:table-cell office:value-type="float" office:value="0.326353203961">
            <text:p>0.3264</text:p>
          </table:table-cell>
          <table:table-cell office:value-type="float" office:value="0.411098069279">
            <text:p>0.411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6001">
            <text:p>66001</text:p>
          </table:table-cell>
          <table:table-cell office:value-type="float" office:value="0.317331296262">
            <text:p>0.3173</text:p>
          </table:table-cell>
          <table:table-cell office:value-type="float" office:value="0.366578927083">
            <text:p>0.366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7000">
            <text:p>67000</text:p>
          </table:table-cell>
          <table:table-cell office:value-type="float" office:value="0.308076897028">
            <text:p>0.3081</text:p>
          </table:table-cell>
          <table:table-cell office:value-type="float" office:value="0.415358727043">
            <text:p>0.41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7001">
            <text:p>67001</text:p>
          </table:table-cell>
          <table:table-cell office:value-type="float" office:value="0.309016412773">
            <text:p>0.3090</text:p>
          </table:table-cell>
          <table:table-cell office:value-type="float" office:value="0.376393064944">
            <text:p>0.376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8000">
            <text:p>68000</text:p>
          </table:table-cell>
          <table:table-cell office:value-type="float" office:value="0.303589220822">
            <text:p>0.3036</text:p>
          </table:table-cell>
          <table:table-cell office:value-type="float" office:value="0.423173555983">
            <text:p>0.423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8001">
            <text:p>68001</text:p>
          </table:table-cell>
          <table:table-cell office:value-type="float" office:value="0.314320596408">
            <text:p>0.3143</text:p>
          </table:table-cell>
          <table:table-cell office:value-type="float" office:value="0.417144496871">
            <text:p>0.41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9000">
            <text:p>69000</text:p>
          </table:table-cell>
          <table:table-cell office:value-type="float" office:value="0.281827816178">
            <text:p>0.2818</text:p>
          </table:table-cell>
          <table:table-cell office:value-type="float" office:value="0.385418932039">
            <text:p>0.385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69001">
            <text:p>69001</text:p>
          </table:table-cell>
          <table:table-cell office:value-type="float" office:value="0.314691444545">
            <text:p>0.3147</text:p>
          </table:table-cell>
          <table:table-cell office:value-type="float" office:value="0.332258573481">
            <text:p>0.33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00">
            <text:p>70000</text:p>
          </table:table-cell>
          <table:table-cell office:value-type="float" office:value="0.328914107304">
            <text:p>0.3289</text:p>
          </table:table-cell>
          <table:table-cell office:value-type="float" office:value="0.39756485205">
            <text:p>0.397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0001">
            <text:p>70001</text:p>
          </table:table-cell>
          <table:table-cell office:value-type="float" office:value="0.307066060645">
            <text:p>0.3071</text:p>
          </table:table-cell>
          <table:table-cell office:value-type="float" office:value="0.405698319555">
            <text:p>0.405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1000">
            <text:p>71000</text:p>
          </table:table-cell>
          <table:table-cell office:value-type="float" office:value="0.331087379299">
            <text:p>0.3311</text:p>
          </table:table-cell>
          <table:table-cell office:value-type="float" office:value="0.400508146786">
            <text:p>0.400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1001">
            <text:p>71001</text:p>
          </table:table-cell>
          <table:table-cell office:value-type="float" office:value="0.341334017567">
            <text:p>0.3413</text:p>
          </table:table-cell>
          <table:table-cell office:value-type="float" office:value="0.387401007944">
            <text:p>0.387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2000">
            <text:p>72000</text:p>
          </table:table-cell>
          <table:table-cell office:value-type="float" office:value="0.298571902877">
            <text:p>0.2986</text:p>
          </table:table-cell>
          <table:table-cell office:value-type="float" office:value="0.358291851407">
            <text:p>0.358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2001">
            <text:p>72001</text:p>
          </table:table-cell>
          <table:table-cell office:value-type="float" office:value="0.33745979894">
            <text:p>0.3375</text:p>
          </table:table-cell>
          <table:table-cell office:value-type="float" office:value="0.412392174153">
            <text:p>0.412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3000">
            <text:p>73000</text:p>
          </table:table-cell>
          <table:table-cell office:value-type="float" office:value="0.319332044917">
            <text:p>0.3193</text:p>
          </table:table-cell>
          <table:table-cell office:value-type="float" office:value="0.39714424343">
            <text:p>0.39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3001">
            <text:p>73001</text:p>
          </table:table-cell>
          <table:table-cell office:value-type="float" office:value="0.321162582854">
            <text:p>0.3212</text:p>
          </table:table-cell>
          <table:table-cell office:value-type="float" office:value="0.346278748094">
            <text:p>0.346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4000">
            <text:p>74000</text:p>
          </table:table-cell>
          <table:table-cell office:value-type="float" office:value="0.315122975423">
            <text:p>0.3151</text:p>
          </table:table-cell>
          <table:table-cell office:value-type="float" office:value="0.360063376968">
            <text:p>0.360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4001">
            <text:p>74001</text:p>
          </table:table-cell>
          <table:table-cell office:value-type="float" office:value="0.311582209135">
            <text:p>0.3116</text:p>
          </table:table-cell>
          <table:table-cell office:value-type="float" office:value="0.369881704224">
            <text:p>0.369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5000">
            <text:p>75000</text:p>
          </table:table-cell>
          <table:table-cell office:value-type="float" office:value="0.324995041942">
            <text:p>0.3250</text:p>
          </table:table-cell>
          <table:table-cell office:value-type="float" office:value="0.407120171079">
            <text:p>0.407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5001">
            <text:p>75001</text:p>
          </table:table-cell>
          <table:table-cell office:value-type="float" office:value="0.306892669579">
            <text:p>0.3069</text:p>
          </table:table-cell>
          <table:table-cell office:value-type="float" office:value="0.336557018808">
            <text:p>0.336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6000">
            <text:p>76000</text:p>
          </table:table-cell>
          <table:table-cell office:value-type="float" office:value="0.325890462849">
            <text:p>0.3259</text:p>
          </table:table-cell>
          <table:table-cell office:value-type="float" office:value="0.408554648022">
            <text:p>0.40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6001">
            <text:p>76001</text:p>
          </table:table-cell>
          <table:table-cell office:value-type="float" office:value="0.319045052149">
            <text:p>0.3190</text:p>
          </table:table-cell>
          <table:table-cell office:value-type="float" office:value="0.388579328585">
            <text:p>0.388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7000">
            <text:p>77000</text:p>
          </table:table-cell>
          <table:table-cell office:value-type="float" office:value="0.312603026558">
            <text:p>0.3126</text:p>
          </table:table-cell>
          <table:table-cell office:value-type="float" office:value="0.364030289817">
            <text:p>0.364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7001">
            <text:p>77001</text:p>
          </table:table-cell>
          <table:table-cell office:value-type="float" office:value="0.302436557861">
            <text:p>0.3024</text:p>
          </table:table-cell>
          <table:table-cell office:value-type="float" office:value="0.360686692429">
            <text:p>0.36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8000">
            <text:p>78000</text:p>
          </table:table-cell>
          <table:table-cell office:value-type="float" office:value="0.315184609407">
            <text:p>0.3152</text:p>
          </table:table-cell>
          <table:table-cell office:value-type="float" office:value="0.388936784624">
            <text:p>0.388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8001">
            <text:p>78001</text:p>
          </table:table-cell>
          <table:table-cell office:value-type="float" office:value="0.323291027501">
            <text:p>0.3233</text:p>
          </table:table-cell>
          <table:table-cell office:value-type="float" office:value="0.414465817345">
            <text:p>0.414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9000">
            <text:p>79000</text:p>
          </table:table-cell>
          <table:table-cell office:value-type="float" office:value="0.306557352024">
            <text:p>0.3066</text:p>
          </table:table-cell>
          <table:table-cell office:value-type="float" office:value="0.324327444191">
            <text:p>0.324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79001">
            <text:p>79001</text:p>
          </table:table-cell>
          <table:table-cell office:value-type="float" office:value="0.312686285209">
            <text:p>0.3127</text:p>
          </table:table-cell>
          <table:table-cell office:value-type="float" office:value="0.32511413244">
            <text:p>0.325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00">
            <text:p>80000</text:p>
          </table:table-cell>
          <table:table-cell office:value-type="float" office:value="0.313583971211">
            <text:p>0.3136</text:p>
          </table:table-cell>
          <table:table-cell office:value-type="float" office:value="0.411601532402">
            <text:p>0.41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0001">
            <text:p>80001</text:p>
          </table:table-cell>
          <table:table-cell office:value-type="float" office:value="0.275606241549">
            <text:p>0.2756</text:p>
          </table:table-cell>
          <table:table-cell office:value-type="float" office:value="0.35770091788">
            <text:p>0.357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1000">
            <text:p>81000</text:p>
          </table:table-cell>
          <table:table-cell office:value-type="float" office:value="0.314778748486">
            <text:p>0.3148</text:p>
          </table:table-cell>
          <table:table-cell office:value-type="float" office:value="0.371598276352">
            <text:p>0.37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1001">
            <text:p>81001</text:p>
          </table:table-cell>
          <table:table-cell office:value-type="float" office:value="0.317688501937">
            <text:p>0.3177</text:p>
          </table:table-cell>
          <table:table-cell office:value-type="float" office:value="0.392574430685">
            <text:p>0.392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2000">
            <text:p>82000</text:p>
          </table:table-cell>
          <table:table-cell office:value-type="float" office:value="0.300349409493">
            <text:p>0.3003</text:p>
          </table:table-cell>
          <table:table-cell office:value-type="float" office:value="0.373671291487">
            <text:p>0.37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2001">
            <text:p>82001</text:p>
          </table:table-cell>
          <table:table-cell office:value-type="float" office:value="0.30956824584">
            <text:p>0.3096</text:p>
          </table:table-cell>
          <table:table-cell office:value-type="float" office:value="0.380900490048">
            <text:p>0.3809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3000">
            <text:p>83000</text:p>
          </table:table-cell>
          <table:table-cell office:value-type="float" office:value="0.294457552859">
            <text:p>0.2945</text:p>
          </table:table-cell>
          <table:table-cell office:value-type="float" office:value="0.387215639361">
            <text:p>0.387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3001">
            <text:p>83001</text:p>
          </table:table-cell>
          <table:table-cell office:value-type="float" office:value="0.301425645811">
            <text:p>0.3014</text:p>
          </table:table-cell>
          <table:table-cell office:value-type="float" office:value="0.324462099641">
            <text:p>0.324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4000">
            <text:p>84000</text:p>
          </table:table-cell>
          <table:table-cell office:value-type="float" office:value="0.288925018491">
            <text:p>0.2889</text:p>
          </table:table-cell>
          <table:table-cell office:value-type="float" office:value="0.335681307528">
            <text:p>0.335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4001">
            <text:p>84001</text:p>
          </table:table-cell>
          <table:table-cell office:value-type="float" office:value="0.30797148276">
            <text:p>0.3080</text:p>
          </table:table-cell>
          <table:table-cell office:value-type="float" office:value="0.362136844587">
            <text:p>0.362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5000">
            <text:p>85000</text:p>
          </table:table-cell>
          <table:table-cell office:value-type="float" office:value="0.315169589816">
            <text:p>0.3152</text:p>
          </table:table-cell>
          <table:table-cell office:value-type="float" office:value="0.394655333276">
            <text:p>0.394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5001">
            <text:p>85001</text:p>
          </table:table-cell>
          <table:table-cell office:value-type="float" office:value="0.343992999035">
            <text:p>0.3440</text:p>
          </table:table-cell>
          <table:table-cell office:value-type="float" office:value="0.472261207488">
            <text:p>0.47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6000">
            <text:p>86000</text:p>
          </table:table-cell>
          <table:table-cell office:value-type="float" office:value="0.306460426427">
            <text:p>0.3065</text:p>
          </table:table-cell>
          <table:table-cell office:value-type="float" office:value="0.366041399244">
            <text:p>0.366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6001">
            <text:p>86001</text:p>
          </table:table-cell>
          <table:table-cell office:value-type="float" office:value="0.310370561371">
            <text:p>0.3104</text:p>
          </table:table-cell>
          <table:table-cell office:value-type="float" office:value="0.393734094303">
            <text:p>0.39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7000">
            <text:p>87000</text:p>
          </table:table-cell>
          <table:table-cell office:value-type="float" office:value="0.312826237658">
            <text:p>0.3128</text:p>
          </table:table-cell>
          <table:table-cell office:value-type="float" office:value="0.376532007742">
            <text:p>0.3765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7001">
            <text:p>87001</text:p>
          </table:table-cell>
          <table:table-cell office:value-type="float" office:value="0.340292022711">
            <text:p>0.3403</text:p>
          </table:table-cell>
          <table:table-cell office:value-type="float" office:value="0.428104749472">
            <text:p>0.428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8000">
            <text:p>88000</text:p>
          </table:table-cell>
          <table:table-cell office:value-type="float" office:value="0.325809034356">
            <text:p>0.3258</text:p>
          </table:table-cell>
          <table:table-cell office:value-type="float" office:value="0.370669573081">
            <text:p>0.370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8001">
            <text:p>88001</text:p>
          </table:table-cell>
          <table:table-cell office:value-type="float" office:value="0.334549052414">
            <text:p>0.3345</text:p>
          </table:table-cell>
          <table:table-cell office:value-type="float" office:value="0.373745534439">
            <text:p>0.373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9000">
            <text:p>89000</text:p>
          </table:table-cell>
          <table:table-cell office:value-type="float" office:value="0.301076212992">
            <text:p>0.3011</text:p>
          </table:table-cell>
          <table:table-cell office:value-type="float" office:value="0.362270406853">
            <text:p>0.362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89001">
            <text:p>89001</text:p>
          </table:table-cell>
          <table:table-cell office:value-type="float" office:value="0.312223866326">
            <text:p>0.3122</text:p>
          </table:table-cell>
          <table:table-cell office:value-type="float" office:value="0.389063445131">
            <text:p>0.389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00">
            <text:p>90000</text:p>
          </table:table-cell>
          <table:table-cell office:value-type="float" office:value="0.330255247757">
            <text:p>0.3303</text:p>
          </table:table-cell>
          <table:table-cell office:value-type="float" office:value="0.412651455611">
            <text:p>0.412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0001">
            <text:p>90001</text:p>
          </table:table-cell>
          <table:table-cell office:value-type="float" office:value="0.352460908853">
            <text:p>0.3525</text:p>
          </table:table-cell>
          <table:table-cell office:value-type="float" office:value="0.366127243831">
            <text:p>0.36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1000">
            <text:p>91000</text:p>
          </table:table-cell>
          <table:table-cell office:value-type="float" office:value="0.349984110539">
            <text:p>0.3500</text:p>
          </table:table-cell>
          <table:table-cell office:value-type="float" office:value="0.390321111667">
            <text:p>0.3903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1001">
            <text:p>91001</text:p>
          </table:table-cell>
          <table:table-cell office:value-type="float" office:value="0.37481081223">
            <text:p>0.3748</text:p>
          </table:table-cell>
          <table:table-cell office:value-type="float" office:value="0.39924832775">
            <text:p>0.399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2000">
            <text:p>92000</text:p>
          </table:table-cell>
          <table:table-cell office:value-type="float" office:value="0.336422109512">
            <text:p>0.3364</text:p>
          </table:table-cell>
          <table:table-cell office:value-type="float" office:value="0.373585265584">
            <text:p>0.373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2001">
            <text:p>92001</text:p>
          </table:table-cell>
          <table:table-cell office:value-type="float" office:value="0.354696640226">
            <text:p>0.3547</text:p>
          </table:table-cell>
          <table:table-cell office:value-type="float" office:value="0.391560353469">
            <text:p>0.39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3000">
            <text:p>93000</text:p>
          </table:table-cell>
          <table:table-cell office:value-type="float" office:value="0.347233281544">
            <text:p>0.3472</text:p>
          </table:table-cell>
          <table:table-cell office:value-type="float" office:value="0.417763342109">
            <text:p>0.41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3001">
            <text:p>93001</text:p>
          </table:table-cell>
          <table:table-cell office:value-type="float" office:value="0.355461476992">
            <text:p>0.3555</text:p>
          </table:table-cell>
          <table:table-cell office:value-type="float" office:value="0.416719034025">
            <text:p>0.4167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4000">
            <text:p>94000</text:p>
          </table:table-cell>
          <table:table-cell office:value-type="float" office:value="0.358698440388">
            <text:p>0.3587</text:p>
          </table:table-cell>
          <table:table-cell office:value-type="float" office:value="0.371553465364">
            <text:p>0.37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4001">
            <text:p>94001</text:p>
          </table:table-cell>
          <table:table-cell office:value-type="float" office:value="0.308354728354">
            <text:p>0.3084</text:p>
          </table:table-cell>
          <table:table-cell office:value-type="float" office:value="0.380356080773">
            <text:p>0.3804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5000">
            <text:p>95000</text:p>
          </table:table-cell>
          <table:table-cell office:value-type="float" office:value="0.360956509177">
            <text:p>0.3610</text:p>
          </table:table-cell>
          <table:table-cell office:value-type="float" office:value="0.373783101975">
            <text:p>0.373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5001">
            <text:p>95001</text:p>
          </table:table-cell>
          <table:table-cell office:value-type="float" office:value="0.324961223133">
            <text:p>0.3250</text:p>
          </table:table-cell>
          <table:table-cell office:value-type="float" office:value="0.397957169916">
            <text:p>0.3980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6000">
            <text:p>96000</text:p>
          </table:table-cell>
          <table:table-cell office:value-type="float" office:value="0.353192205599">
            <text:p>0.3532</text:p>
          </table:table-cell>
          <table:table-cell office:value-type="float" office:value="0.396184046381">
            <text:p>0.396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6001">
            <text:p>96001</text:p>
          </table:table-cell>
          <table:table-cell office:value-type="float" office:value="0.349907723668">
            <text:p>0.3499</text:p>
          </table:table-cell>
          <table:table-cell office:value-type="float" office:value="0.371627702573">
            <text:p>0.3716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7000">
            <text:p>97000</text:p>
          </table:table-cell>
          <table:table-cell office:value-type="float" office:value="0.330688553249">
            <text:p>0.3307</text:p>
          </table:table-cell>
          <table:table-cell office:value-type="float" office:value="0.386053772614">
            <text:p>0.386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7001">
            <text:p>97001</text:p>
          </table:table-cell>
          <table:table-cell office:value-type="float" office:value="0.326365625251">
            <text:p>0.3264</text:p>
          </table:table-cell>
          <table:table-cell office:value-type="float" office:value="0.402128171111">
            <text:p>0.4021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8000">
            <text:p>98000</text:p>
          </table:table-cell>
          <table:table-cell office:value-type="float" office:value="0.347572396482">
            <text:p>0.3476</text:p>
          </table:table-cell>
          <table:table-cell office:value-type="float" office:value="0.367801275597">
            <text:p>0.367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8001">
            <text:p>98001</text:p>
          </table:table-cell>
          <table:table-cell office:value-type="float" office:value="0.345831889244">
            <text:p>0.3458</text:p>
          </table:table-cell>
          <table:table-cell office:value-type="float" office:value="0.398167388198">
            <text:p>0.3982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9000">
            <text:p>99000</text:p>
          </table:table-cell>
          <table:table-cell office:value-type="float" office:value="0.340838248384">
            <text:p>0.3408</text:p>
          </table:table-cell>
          <table:table-cell office:value-type="float" office:value="0.418772112815">
            <text:p>0.4188</text:p>
          </table:table-cell>
        </table:table-row>
        <table:table-row table:style-name="ro1">
          <table:table-cell office:value-type="string">
            <text:p>fibres_1_SNR_4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float" office:value="99001">
            <text:p>99001</text:p>
          </table:table-cell>
          <table:table-cell office:value-type="float" office:value="0.338323475077">
            <text:p>0.3383</text:p>
          </table:table-cell>
          <table:table-cell office:value-type="float" office:value="0.43295346859">
            <text:p>0.43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574567791291">
            <text:p>0.5746</text:p>
          </table:table-cell>
          <table:table-cell office:value-type="float" office:value="0.694294748319">
            <text:p>0.69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576569147002">
            <text:p>0.5766</text:p>
          </table:table-cell>
          <table:table-cell office:value-type="float" office:value="0.697470474495">
            <text:p>0.69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float" office:value="0.569536459069">
            <text:p>0.5695</text:p>
          </table:table-cell>
          <table:table-cell office:value-type="float" office:value="0.67366374069">
            <text:p>0.673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1">
            <text:p>1001</text:p>
          </table:table-cell>
          <table:table-cell office:value-type="float" office:value="0.579082597094">
            <text:p>0.5791</text:p>
          </table:table-cell>
          <table:table-cell office:value-type="float" office:value="0.709376691696">
            <text:p>0.70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.580538021531">
            <text:p>0.5805</text:p>
          </table:table-cell>
          <table:table-cell office:value-type="float" office:value="0.720955869817">
            <text:p>0.721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1">
            <text:p>2001</text:p>
          </table:table-cell>
          <table:table-cell office:value-type="float" office:value="0.572213363136">
            <text:p>0.5722</text:p>
          </table:table-cell>
          <table:table-cell office:value-type="float" office:value="0.663414278192">
            <text:p>0.663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0">
            <text:p>3000</text:p>
          </table:table-cell>
          <table:table-cell office:value-type="float" office:value="0.578188651639">
            <text:p>0.5782</text:p>
          </table:table-cell>
          <table:table-cell office:value-type="float" office:value="0.686731630755">
            <text:p>0.68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1">
            <text:p>3001</text:p>
          </table:table-cell>
          <table:table-cell office:value-type="float" office:value="0.574109015159">
            <text:p>0.5741</text:p>
          </table:table-cell>
          <table:table-cell office:value-type="float" office:value="0.71165187453">
            <text:p>0.711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.575630139099">
            <text:p>0.5756</text:p>
          </table:table-cell>
          <table:table-cell office:value-type="float" office:value="0.703262315212">
            <text:p>0.703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1">
            <text:p>4001</text:p>
          </table:table-cell>
          <table:table-cell office:value-type="float" office:value="0.569801449799">
            <text:p>0.5698</text:p>
          </table:table-cell>
          <table:table-cell office:value-type="float" office:value="0.677070994948">
            <text:p>0.67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.578645615763">
            <text:p>0.5786</text:p>
          </table:table-cell>
          <table:table-cell office:value-type="float" office:value="0.680228660607">
            <text:p>0.68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1">
            <text:p>5001</text:p>
          </table:table-cell>
          <table:table-cell office:value-type="float" office:value="0.573558633483">
            <text:p>0.5736</text:p>
          </table:table-cell>
          <table:table-cell office:value-type="float" office:value="0.697536584898">
            <text:p>0.69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0.574608599123">
            <text:p>0.5746</text:p>
          </table:table-cell>
          <table:table-cell office:value-type="float" office:value="0.694548561122">
            <text:p>0.69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1">
            <text:p>6001</text:p>
          </table:table-cell>
          <table:table-cell office:value-type="float" office:value="0.567910419699">
            <text:p>0.5679</text:p>
          </table:table-cell>
          <table:table-cell office:value-type="float" office:value="0.690086505837">
            <text:p>0.690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0">
            <text:p>7000</text:p>
          </table:table-cell>
          <table:table-cell office:value-type="float" office:value="0.573603372468">
            <text:p>0.5736</text:p>
          </table:table-cell>
          <table:table-cell office:value-type="float" office:value="0.672002289861">
            <text:p>0.672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1">
            <text:p>7001</text:p>
          </table:table-cell>
          <table:table-cell office:value-type="float" office:value="0.574526433521">
            <text:p>0.5745</text:p>
          </table:table-cell>
          <table:table-cell office:value-type="float" office:value="0.675623012655">
            <text:p>0.675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0.573989486543">
            <text:p>0.5740</text:p>
          </table:table-cell>
          <table:table-cell office:value-type="float" office:value="0.710799125945">
            <text:p>0.710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1">
            <text:p>8001</text:p>
          </table:table-cell>
          <table:table-cell office:value-type="float" office:value="0.574508401107">
            <text:p>0.5745</text:p>
          </table:table-cell>
          <table:table-cell office:value-type="float" office:value="0.677510469932">
            <text:p>0.67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0">
            <text:p>9000</text:p>
          </table:table-cell>
          <table:table-cell office:value-type="float" office:value="0.576695087379">
            <text:p>0.5767</text:p>
          </table:table-cell>
          <table:table-cell office:value-type="float" office:value="0.689721978951">
            <text:p>0.689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1">
            <text:p>9001</text:p>
          </table:table-cell>
          <table:table-cell office:value-type="float" office:value="0.558804364154">
            <text:p>0.5588</text:p>
          </table:table-cell>
          <table:table-cell office:value-type="float" office:value="0.674458045009">
            <text:p>0.67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.548546243149">
            <text:p>0.5485</text:p>
          </table:table-cell>
          <table:table-cell office:value-type="float" office:value="0.709638645603">
            <text:p>0.709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01">
            <text:p>10001</text:p>
          </table:table-cell>
          <table:table-cell office:value-type="float" office:value="0.553097142853">
            <text:p>0.5531</text:p>
          </table:table-cell>
          <table:table-cell office:value-type="float" office:value="0.673828146864">
            <text:p>0.67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000">
            <text:p>11000</text:p>
          </table:table-cell>
          <table:table-cell office:value-type="float" office:value="0.555111759113">
            <text:p>0.5551</text:p>
          </table:table-cell>
          <table:table-cell office:value-type="float" office:value="0.667682549594">
            <text:p>0.667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001">
            <text:p>11001</text:p>
          </table:table-cell>
          <table:table-cell office:value-type="float" office:value="0.560855808201">
            <text:p>0.5609</text:p>
          </table:table-cell>
          <table:table-cell office:value-type="float" office:value="0.706175283097">
            <text:p>0.706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000">
            <text:p>12000</text:p>
          </table:table-cell>
          <table:table-cell office:value-type="float" office:value="0.550152970739">
            <text:p>0.5502</text:p>
          </table:table-cell>
          <table:table-cell office:value-type="float" office:value="0.664440172503">
            <text:p>0.664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2001">
            <text:p>12001</text:p>
          </table:table-cell>
          <table:table-cell office:value-type="float" office:value="0.551443556131">
            <text:p>0.5514</text:p>
          </table:table-cell>
          <table:table-cell office:value-type="float" office:value="0.688210416873">
            <text:p>0.688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000">
            <text:p>13000</text:p>
          </table:table-cell>
          <table:table-cell office:value-type="float" office:value="0.557844783137">
            <text:p>0.5578</text:p>
          </table:table-cell>
          <table:table-cell office:value-type="float" office:value="0.687824987563">
            <text:p>0.687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001">
            <text:p>13001</text:p>
          </table:table-cell>
          <table:table-cell office:value-type="float" office:value="0.534879067299">
            <text:p>0.5349</text:p>
          </table:table-cell>
          <table:table-cell office:value-type="float" office:value="0.690166645229">
            <text:p>0.69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000">
            <text:p>14000</text:p>
          </table:table-cell>
          <table:table-cell office:value-type="float" office:value="0.549111076203">
            <text:p>0.5491</text:p>
          </table:table-cell>
          <table:table-cell office:value-type="float" office:value="0.674966203074">
            <text:p>0.675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001">
            <text:p>14001</text:p>
          </table:table-cell>
          <table:table-cell office:value-type="float" office:value="0.537177356346">
            <text:p>0.5372</text:p>
          </table:table-cell>
          <table:table-cell office:value-type="float" office:value="0.67112469077">
            <text:p>0.67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5000">
            <text:p>15000</text:p>
          </table:table-cell>
          <table:table-cell office:value-type="float" office:value="0.557332104919">
            <text:p>0.5573</text:p>
          </table:table-cell>
          <table:table-cell office:value-type="float" office:value="0.664328520436">
            <text:p>0.66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5001">
            <text:p>15001</text:p>
          </table:table-cell>
          <table:table-cell office:value-type="float" office:value="0.553827019475">
            <text:p>0.5538</text:p>
          </table:table-cell>
          <table:table-cell office:value-type="float" office:value="0.681763817425">
            <text:p>0.681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000">
            <text:p>16000</text:p>
          </table:table-cell>
          <table:table-cell office:value-type="float" office:value="0.544051920447">
            <text:p>0.5441</text:p>
          </table:table-cell>
          <table:table-cell office:value-type="float" office:value="0.67812328976">
            <text:p>0.678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001">
            <text:p>16001</text:p>
          </table:table-cell>
          <table:table-cell office:value-type="float" office:value="0.547643224366">
            <text:p>0.5476</text:p>
          </table:table-cell>
          <table:table-cell office:value-type="float" office:value="0.682389309996">
            <text:p>0.68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000">
            <text:p>17000</text:p>
          </table:table-cell>
          <table:table-cell office:value-type="float" office:value="0.550162332456">
            <text:p>0.5502</text:p>
          </table:table-cell>
          <table:table-cell office:value-type="float" office:value="0.664205983313">
            <text:p>0.66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001">
            <text:p>17001</text:p>
          </table:table-cell>
          <table:table-cell office:value-type="float" office:value="0.562193333076">
            <text:p>0.5622</text:p>
          </table:table-cell>
          <table:table-cell office:value-type="float" office:value="0.695686160711">
            <text:p>0.695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8000">
            <text:p>18000</text:p>
          </table:table-cell>
          <table:table-cell office:value-type="float" office:value="0.560354046704">
            <text:p>0.5604</text:p>
          </table:table-cell>
          <table:table-cell office:value-type="float" office:value="0.694107037364">
            <text:p>0.69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8001">
            <text:p>18001</text:p>
          </table:table-cell>
          <table:table-cell office:value-type="float" office:value="0.544038109997">
            <text:p>0.5440</text:p>
          </table:table-cell>
          <table:table-cell office:value-type="float" office:value="0.695436253539">
            <text:p>0.695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000">
            <text:p>19000</text:p>
          </table:table-cell>
          <table:table-cell office:value-type="float" office:value="0.537803404756">
            <text:p>0.5378</text:p>
          </table:table-cell>
          <table:table-cell office:value-type="float" office:value="0.672502365373">
            <text:p>0.672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001">
            <text:p>19001</text:p>
          </table:table-cell>
          <table:table-cell office:value-type="float" office:value="0.554220011373">
            <text:p>0.5542</text:p>
          </table:table-cell>
          <table:table-cell office:value-type="float" office:value="0.719156110925">
            <text:p>0.719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0">
            <text:p>20000</text:p>
          </table:table-cell>
          <table:table-cell office:value-type="float" office:value="0.526392459543">
            <text:p>0.5264</text:p>
          </table:table-cell>
          <table:table-cell office:value-type="float" office:value="0.651870828385">
            <text:p>0.651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1">
            <text:p>20001</text:p>
          </table:table-cell>
          <table:table-cell office:value-type="float" office:value="0.542858633996">
            <text:p>0.5429</text:p>
          </table:table-cell>
          <table:table-cell office:value-type="float" office:value="0.653607437491">
            <text:p>0.653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000">
            <text:p>21000</text:p>
          </table:table-cell>
          <table:table-cell office:value-type="float" office:value="0.564954929641">
            <text:p>0.5650</text:p>
          </table:table-cell>
          <table:table-cell office:value-type="float" office:value="0.677169015766">
            <text:p>0.677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001">
            <text:p>21001</text:p>
          </table:table-cell>
          <table:table-cell office:value-type="float" office:value="0.548048603659">
            <text:p>0.5480</text:p>
          </table:table-cell>
          <table:table-cell office:value-type="float" office:value="0.694707701586">
            <text:p>0.694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000">
            <text:p>22000</text:p>
          </table:table-cell>
          <table:table-cell office:value-type="float" office:value="0.544961631366">
            <text:p>0.5450</text:p>
          </table:table-cell>
          <table:table-cell office:value-type="float" office:value="0.703016116663">
            <text:p>0.70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001">
            <text:p>22001</text:p>
          </table:table-cell>
          <table:table-cell office:value-type="float" office:value="0.535718521596">
            <text:p>0.5357</text:p>
          </table:table-cell>
          <table:table-cell office:value-type="float" office:value="0.684480195987">
            <text:p>0.68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3000">
            <text:p>23000</text:p>
          </table:table-cell>
          <table:table-cell office:value-type="float" office:value="0.555317256033">
            <text:p>0.5553</text:p>
          </table:table-cell>
          <table:table-cell office:value-type="float" office:value="0.707267406914">
            <text:p>0.707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3001">
            <text:p>23001</text:p>
          </table:table-cell>
          <table:table-cell office:value-type="float" office:value="0.539130453709">
            <text:p>0.5391</text:p>
          </table:table-cell>
          <table:table-cell office:value-type="float" office:value="0.665771155405">
            <text:p>0.66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000">
            <text:p>24000</text:p>
          </table:table-cell>
          <table:table-cell office:value-type="float" office:value="0.545563381038">
            <text:p>0.5456</text:p>
          </table:table-cell>
          <table:table-cell office:value-type="float" office:value="0.664327478885">
            <text:p>0.66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001">
            <text:p>24001</text:p>
          </table:table-cell>
          <table:table-cell office:value-type="float" office:value="0.541171466686">
            <text:p>0.5412</text:p>
          </table:table-cell>
          <table:table-cell office:value-type="float" office:value="0.677399995149">
            <text:p>0.677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000">
            <text:p>25000</text:p>
          </table:table-cell>
          <table:table-cell office:value-type="float" office:value="0.536587990504">
            <text:p>0.5366</text:p>
          </table:table-cell>
          <table:table-cell office:value-type="float" office:value="0.67669753302">
            <text:p>0.67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5001">
            <text:p>25001</text:p>
          </table:table-cell>
          <table:table-cell office:value-type="float" office:value="0.552877793523">
            <text:p>0.5529</text:p>
          </table:table-cell>
          <table:table-cell office:value-type="float" office:value="0.696830381172">
            <text:p>0.696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000">
            <text:p>26000</text:p>
          </table:table-cell>
          <table:table-cell office:value-type="float" office:value="0.544309384454">
            <text:p>0.5443</text:p>
          </table:table-cell>
          <table:table-cell office:value-type="float" office:value="0.705823425349">
            <text:p>0.70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001">
            <text:p>26001</text:p>
          </table:table-cell>
          <table:table-cell office:value-type="float" office:value="0.539824985753">
            <text:p>0.5398</text:p>
          </table:table-cell>
          <table:table-cell office:value-type="float" office:value="0.656730626838">
            <text:p>0.65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000">
            <text:p>27000</text:p>
          </table:table-cell>
          <table:table-cell office:value-type="float" office:value="0.540075903065">
            <text:p>0.5401</text:p>
          </table:table-cell>
          <table:table-cell office:value-type="float" office:value="0.667075587248">
            <text:p>0.66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001">
            <text:p>27001</text:p>
          </table:table-cell>
          <table:table-cell office:value-type="float" office:value="0.532322368996">
            <text:p>0.5323</text:p>
          </table:table-cell>
          <table:table-cell office:value-type="float" office:value="0.652860465106">
            <text:p>0.65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000">
            <text:p>28000</text:p>
          </table:table-cell>
          <table:table-cell office:value-type="float" office:value="0.562194261598">
            <text:p>0.5622</text:p>
          </table:table-cell>
          <table:table-cell office:value-type="float" office:value="0.672663327646">
            <text:p>0.672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001">
            <text:p>28001</text:p>
          </table:table-cell>
          <table:table-cell office:value-type="float" office:value="0.573359114923">
            <text:p>0.5734</text:p>
          </table:table-cell>
          <table:table-cell office:value-type="float" office:value="0.690362906658">
            <text:p>0.690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000">
            <text:p>29000</text:p>
          </table:table-cell>
          <table:table-cell office:value-type="float" office:value="0.536409161235">
            <text:p>0.5364</text:p>
          </table:table-cell>
          <table:table-cell office:value-type="float" office:value="0.645431748312">
            <text:p>0.645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001">
            <text:p>29001</text:p>
          </table:table-cell>
          <table:table-cell office:value-type="float" office:value="0.548758771512">
            <text:p>0.5488</text:p>
          </table:table-cell>
          <table:table-cell office:value-type="float" office:value="0.684006356861">
            <text:p>0.68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00">
            <text:p>30000</text:p>
          </table:table-cell>
          <table:table-cell office:value-type="float" office:value="0.544616225827">
            <text:p>0.5446</text:p>
          </table:table-cell>
          <table:table-cell office:value-type="float" office:value="0.677144167874">
            <text:p>0.67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001">
            <text:p>30001</text:p>
          </table:table-cell>
          <table:table-cell office:value-type="float" office:value="0.546378162838">
            <text:p>0.5464</text:p>
          </table:table-cell>
          <table:table-cell office:value-type="float" office:value="0.698773118331">
            <text:p>0.698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1000">
            <text:p>31000</text:p>
          </table:table-cell>
          <table:table-cell office:value-type="float" office:value="0.54970765225">
            <text:p>0.5497</text:p>
          </table:table-cell>
          <table:table-cell office:value-type="float" office:value="0.700184982517">
            <text:p>0.70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1001">
            <text:p>31001</text:p>
          </table:table-cell>
          <table:table-cell office:value-type="float" office:value="0.536807727647">
            <text:p>0.5368</text:p>
          </table:table-cell>
          <table:table-cell office:value-type="float" office:value="0.691210718007">
            <text:p>0.691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2000">
            <text:p>32000</text:p>
          </table:table-cell>
          <table:table-cell office:value-type="float" office:value="0.545220459784">
            <text:p>0.5452</text:p>
          </table:table-cell>
          <table:table-cell office:value-type="float" office:value="0.682958107003">
            <text:p>0.68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2001">
            <text:p>32001</text:p>
          </table:table-cell>
          <table:table-cell office:value-type="float" office:value="0.53911120592">
            <text:p>0.5391</text:p>
          </table:table-cell>
          <table:table-cell office:value-type="float" office:value="0.663967598753">
            <text:p>0.66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000">
            <text:p>33000</text:p>
          </table:table-cell>
          <table:table-cell office:value-type="float" office:value="0.556488710898">
            <text:p>0.5565</text:p>
          </table:table-cell>
          <table:table-cell office:value-type="float" office:value="0.637279251588">
            <text:p>0.637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001">
            <text:p>33001</text:p>
          </table:table-cell>
          <table:table-cell office:value-type="float" office:value="0.562751122438">
            <text:p>0.5628</text:p>
          </table:table-cell>
          <table:table-cell office:value-type="float" office:value="0.684079024397">
            <text:p>0.68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000">
            <text:p>34000</text:p>
          </table:table-cell>
          <table:table-cell office:value-type="float" office:value="0.566058078031">
            <text:p>0.5661</text:p>
          </table:table-cell>
          <table:table-cell office:value-type="float" office:value="0.679405439796">
            <text:p>0.67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001">
            <text:p>34001</text:p>
          </table:table-cell>
          <table:table-cell office:value-type="float" office:value="0.552820878227">
            <text:p>0.5528</text:p>
          </table:table-cell>
          <table:table-cell office:value-type="float" office:value="0.674188383465">
            <text:p>0.67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5000">
            <text:p>35000</text:p>
          </table:table-cell>
          <table:table-cell office:value-type="float" office:value="0.551122050001">
            <text:p>0.5511</text:p>
          </table:table-cell>
          <table:table-cell office:value-type="float" office:value="0.68421417453">
            <text:p>0.68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5001">
            <text:p>35001</text:p>
          </table:table-cell>
          <table:table-cell office:value-type="float" office:value="0.564322815355">
            <text:p>0.5643</text:p>
          </table:table-cell>
          <table:table-cell office:value-type="float" office:value="0.68482609736">
            <text:p>0.68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6000">
            <text:p>36000</text:p>
          </table:table-cell>
          <table:table-cell office:value-type="float" office:value="0.565109615931">
            <text:p>0.5651</text:p>
          </table:table-cell>
          <table:table-cell office:value-type="float" office:value="0.702524813548">
            <text:p>0.702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6001">
            <text:p>36001</text:p>
          </table:table-cell>
          <table:table-cell office:value-type="float" office:value="0.553989330524">
            <text:p>0.5540</text:p>
          </table:table-cell>
          <table:table-cell office:value-type="float" office:value="0.677367340659">
            <text:p>0.677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000">
            <text:p>37000</text:p>
          </table:table-cell>
          <table:table-cell office:value-type="float" office:value="0.550165267719">
            <text:p>0.5502</text:p>
          </table:table-cell>
          <table:table-cell office:value-type="float" office:value="0.681658391386">
            <text:p>0.681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001">
            <text:p>37001</text:p>
          </table:table-cell>
          <table:table-cell office:value-type="float" office:value="0.542622669594">
            <text:p>0.5426</text:p>
          </table:table-cell>
          <table:table-cell office:value-type="float" office:value="0.673331223278">
            <text:p>0.673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000">
            <text:p>38000</text:p>
          </table:table-cell>
          <table:table-cell office:value-type="float" office:value="0.550709969311">
            <text:p>0.5507</text:p>
          </table:table-cell>
          <table:table-cell office:value-type="float" office:value="0.702225589129">
            <text:p>0.702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001">
            <text:p>38001</text:p>
          </table:table-cell>
          <table:table-cell office:value-type="float" office:value="0.553938637594">
            <text:p>0.5539</text:p>
          </table:table-cell>
          <table:table-cell office:value-type="float" office:value="0.684803073956">
            <text:p>0.68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9000">
            <text:p>39000</text:p>
          </table:table-cell>
          <table:table-cell office:value-type="float" office:value="0.542862218263">
            <text:p>0.5429</text:p>
          </table:table-cell>
          <table:table-cell office:value-type="float" office:value="0.686131088143">
            <text:p>0.686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9001">
            <text:p>39001</text:p>
          </table:table-cell>
          <table:table-cell office:value-type="float" office:value="0.54001876212">
            <text:p>0.5400</text:p>
          </table:table-cell>
          <table:table-cell office:value-type="float" office:value="0.664190336104">
            <text:p>0.66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00">
            <text:p>40000</text:p>
          </table:table-cell>
          <table:table-cell office:value-type="float" office:value="0.55565654347">
            <text:p>0.5557</text:p>
          </table:table-cell>
          <table:table-cell office:value-type="float" office:value="0.686411574825">
            <text:p>0.686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001">
            <text:p>40001</text:p>
          </table:table-cell>
          <table:table-cell office:value-type="float" office:value="0.56111951067">
            <text:p>0.5611</text:p>
          </table:table-cell>
          <table:table-cell office:value-type="float" office:value="0.667914777452">
            <text:p>0.667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1000">
            <text:p>41000</text:p>
          </table:table-cell>
          <table:table-cell office:value-type="float" office:value="0.542837158088">
            <text:p>0.5428</text:p>
          </table:table-cell>
          <table:table-cell office:value-type="float" office:value="0.659387472698">
            <text:p>0.65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1001">
            <text:p>41001</text:p>
          </table:table-cell>
          <table:table-cell office:value-type="float" office:value="0.552828902096">
            <text:p>0.5528</text:p>
          </table:table-cell>
          <table:table-cell office:value-type="float" office:value="0.685806876653">
            <text:p>0.68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000">
            <text:p>42000</text:p>
          </table:table-cell>
          <table:table-cell office:value-type="float" office:value="0.565198701287">
            <text:p>0.5652</text:p>
          </table:table-cell>
          <table:table-cell office:value-type="float" office:value="0.694746755384">
            <text:p>0.694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001">
            <text:p>42001</text:p>
          </table:table-cell>
          <table:table-cell office:value-type="float" office:value="0.568089916008">
            <text:p>0.5681</text:p>
          </table:table-cell>
          <table:table-cell office:value-type="float" office:value="0.691871303117">
            <text:p>0.691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3000">
            <text:p>43000</text:p>
          </table:table-cell>
          <table:table-cell office:value-type="float" office:value="0.553152758816">
            <text:p>0.5532</text:p>
          </table:table-cell>
          <table:table-cell office:value-type="float" office:value="0.690439696905">
            <text:p>0.690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3001">
            <text:p>43001</text:p>
          </table:table-cell>
          <table:table-cell office:value-type="float" office:value="0.55219485841">
            <text:p>0.5522</text:p>
          </table:table-cell>
          <table:table-cell office:value-type="float" office:value="0.680885592721">
            <text:p>0.680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4000">
            <text:p>44000</text:p>
          </table:table-cell>
          <table:table-cell office:value-type="float" office:value="0.531367468908">
            <text:p>0.5314</text:p>
          </table:table-cell>
          <table:table-cell office:value-type="float" office:value="0.662914041718">
            <text:p>0.66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4001">
            <text:p>44001</text:p>
          </table:table-cell>
          <table:table-cell office:value-type="float" office:value="0.546293589929">
            <text:p>0.5463</text:p>
          </table:table-cell>
          <table:table-cell office:value-type="float" office:value="0.679916910528">
            <text:p>0.679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000">
            <text:p>45000</text:p>
          </table:table-cell>
          <table:table-cell office:value-type="float" office:value="0.542901051854">
            <text:p>0.5429</text:p>
          </table:table-cell>
          <table:table-cell office:value-type="float" office:value="0.676068599348">
            <text:p>0.676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001">
            <text:p>45001</text:p>
          </table:table-cell>
          <table:table-cell office:value-type="float" office:value="0.557312847496">
            <text:p>0.5573</text:p>
          </table:table-cell>
          <table:table-cell office:value-type="float" office:value="0.670572912576">
            <text:p>0.670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000">
            <text:p>46000</text:p>
          </table:table-cell>
          <table:table-cell office:value-type="float" office:value="0.558446548349">
            <text:p>0.5584</text:p>
          </table:table-cell>
          <table:table-cell office:value-type="float" office:value="0.656472895543">
            <text:p>0.656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001">
            <text:p>46001</text:p>
          </table:table-cell>
          <table:table-cell office:value-type="float" office:value="0.547296756425">
            <text:p>0.5473</text:p>
          </table:table-cell>
          <table:table-cell office:value-type="float" office:value="0.675236340235">
            <text:p>0.675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7000">
            <text:p>47000</text:p>
          </table:table-cell>
          <table:table-cell office:value-type="float" office:value="0.555733587936">
            <text:p>0.5557</text:p>
          </table:table-cell>
          <table:table-cell office:value-type="float" office:value="0.694551652959">
            <text:p>0.694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7001">
            <text:p>47001</text:p>
          </table:table-cell>
          <table:table-cell office:value-type="float" office:value="0.539754514304">
            <text:p>0.5398</text:p>
          </table:table-cell>
          <table:table-cell office:value-type="float" office:value="0.665774421741">
            <text:p>0.66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8000">
            <text:p>48000</text:p>
          </table:table-cell>
          <table:table-cell office:value-type="float" office:value="0.54876563957">
            <text:p>0.5488</text:p>
          </table:table-cell>
          <table:table-cell office:value-type="float" office:value="0.678244130299">
            <text:p>0.678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8001">
            <text:p>48001</text:p>
          </table:table-cell>
          <table:table-cell office:value-type="float" office:value="0.553461353276">
            <text:p>0.5535</text:p>
          </table:table-cell>
          <table:table-cell office:value-type="float" office:value="0.69023628262">
            <text:p>0.69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9000">
            <text:p>49000</text:p>
          </table:table-cell>
          <table:table-cell office:value-type="float" office:value="0.559689195382">
            <text:p>0.5597</text:p>
          </table:table-cell>
          <table:table-cell office:value-type="float" office:value="0.668595415173">
            <text:p>0.668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9001">
            <text:p>49001</text:p>
          </table:table-cell>
          <table:table-cell office:value-type="float" office:value="0.558789264805">
            <text:p>0.5588</text:p>
          </table:table-cell>
          <table:table-cell office:value-type="float" office:value="0.673440359155">
            <text:p>0.673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00">
            <text:p>50000</text:p>
          </table:table-cell>
          <table:table-cell office:value-type="float" office:value="0.570128085955">
            <text:p>0.5701</text:p>
          </table:table-cell>
          <table:table-cell office:value-type="float" office:value="0.692768901121">
            <text:p>0.692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001">
            <text:p>50001</text:p>
          </table:table-cell>
          <table:table-cell office:value-type="float" office:value="0.557324045996">
            <text:p>0.5573</text:p>
          </table:table-cell>
          <table:table-cell office:value-type="float" office:value="0.670916732332">
            <text:p>0.670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1000">
            <text:p>51000</text:p>
          </table:table-cell>
          <table:table-cell office:value-type="float" office:value="0.542846694299">
            <text:p>0.5428</text:p>
          </table:table-cell>
          <table:table-cell office:value-type="float" office:value="0.688469462215">
            <text:p>0.688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1001">
            <text:p>51001</text:p>
          </table:table-cell>
          <table:table-cell office:value-type="float" office:value="0.531157935963">
            <text:p>0.5312</text:p>
          </table:table-cell>
          <table:table-cell office:value-type="float" office:value="0.631050075375">
            <text:p>0.63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2000">
            <text:p>52000</text:p>
          </table:table-cell>
          <table:table-cell office:value-type="float" office:value="0.565548615387">
            <text:p>0.5655</text:p>
          </table:table-cell>
          <table:table-cell office:value-type="float" office:value="0.692441210736">
            <text:p>0.69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2001">
            <text:p>52001</text:p>
          </table:table-cell>
          <table:table-cell office:value-type="float" office:value="0.543355324633">
            <text:p>0.5434</text:p>
          </table:table-cell>
          <table:table-cell office:value-type="float" office:value="0.674042410179">
            <text:p>0.67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3000">
            <text:p>53000</text:p>
          </table:table-cell>
          <table:table-cell office:value-type="float" office:value="0.548304778973">
            <text:p>0.5483</text:p>
          </table:table-cell>
          <table:table-cell office:value-type="float" office:value="0.668628475805">
            <text:p>0.668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3001">
            <text:p>53001</text:p>
          </table:table-cell>
          <table:table-cell office:value-type="float" office:value="0.550575686348">
            <text:p>0.5506</text:p>
          </table:table-cell>
          <table:table-cell office:value-type="float" office:value="0.704161845963">
            <text:p>0.704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4000">
            <text:p>54000</text:p>
          </table:table-cell>
          <table:table-cell office:value-type="float" office:value="0.54478311994">
            <text:p>0.5448</text:p>
          </table:table-cell>
          <table:table-cell office:value-type="float" office:value="0.673215864077">
            <text:p>0.673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4001">
            <text:p>54001</text:p>
          </table:table-cell>
          <table:table-cell office:value-type="float" office:value="0.541589399986">
            <text:p>0.5416</text:p>
          </table:table-cell>
          <table:table-cell office:value-type="float" office:value="0.65359835158">
            <text:p>0.653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5000">
            <text:p>55000</text:p>
          </table:table-cell>
          <table:table-cell office:value-type="float" office:value="0.542690756843">
            <text:p>0.5427</text:p>
          </table:table-cell>
          <table:table-cell office:value-type="float" office:value="0.679184180669">
            <text:p>0.679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5001">
            <text:p>55001</text:p>
          </table:table-cell>
          <table:table-cell office:value-type="float" office:value="0.551081810633">
            <text:p>0.5511</text:p>
          </table:table-cell>
          <table:table-cell office:value-type="float" office:value="0.66414356919">
            <text:p>0.66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6000">
            <text:p>56000</text:p>
          </table:table-cell>
          <table:table-cell office:value-type="float" office:value="0.544686015813">
            <text:p>0.5447</text:p>
          </table:table-cell>
          <table:table-cell office:value-type="float" office:value="0.661362489048">
            <text:p>0.661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6001">
            <text:p>56001</text:p>
          </table:table-cell>
          <table:table-cell office:value-type="float" office:value="0.531611235107">
            <text:p>0.5316</text:p>
          </table:table-cell>
          <table:table-cell office:value-type="float" office:value="0.658651429969">
            <text:p>0.658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7000">
            <text:p>57000</text:p>
          </table:table-cell>
          <table:table-cell office:value-type="float" office:value="0.565873893976">
            <text:p>0.5659</text:p>
          </table:table-cell>
          <table:table-cell office:value-type="float" office:value="0.7248294926">
            <text:p>0.72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7001">
            <text:p>57001</text:p>
          </table:table-cell>
          <table:table-cell office:value-type="float" office:value="0.565790007242">
            <text:p>0.5658</text:p>
          </table:table-cell>
          <table:table-cell office:value-type="float" office:value="0.6876940265">
            <text:p>0.687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8000">
            <text:p>58000</text:p>
          </table:table-cell>
          <table:table-cell office:value-type="float" office:value="0.553773600906">
            <text:p>0.5538</text:p>
          </table:table-cell>
          <table:table-cell office:value-type="float" office:value="0.671343083829">
            <text:p>0.671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8001">
            <text:p>58001</text:p>
          </table:table-cell>
          <table:table-cell office:value-type="float" office:value="0.538643344438">
            <text:p>0.5386</text:p>
          </table:table-cell>
          <table:table-cell office:value-type="float" office:value="0.622412067778">
            <text:p>0.62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9000">
            <text:p>59000</text:p>
          </table:table-cell>
          <table:table-cell office:value-type="float" office:value="0.571857129492">
            <text:p>0.5719</text:p>
          </table:table-cell>
          <table:table-cell office:value-type="float" office:value="0.702878983576">
            <text:p>0.70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9001">
            <text:p>59001</text:p>
          </table:table-cell>
          <table:table-cell office:value-type="float" office:value="0.556719186739">
            <text:p>0.5567</text:p>
          </table:table-cell>
          <table:table-cell office:value-type="float" office:value="0.68488678995">
            <text:p>0.684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00">
            <text:p>60000</text:p>
          </table:table-cell>
          <table:table-cell office:value-type="float" office:value="0.555133021697">
            <text:p>0.5551</text:p>
          </table:table-cell>
          <table:table-cell office:value-type="float" office:value="0.677106898329">
            <text:p>0.67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0001">
            <text:p>60001</text:p>
          </table:table-cell>
          <table:table-cell office:value-type="float" office:value="0.538326776972">
            <text:p>0.5383</text:p>
          </table:table-cell>
          <table:table-cell office:value-type="float" office:value="0.674054621766">
            <text:p>0.674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1000">
            <text:p>61000</text:p>
          </table:table-cell>
          <table:table-cell office:value-type="float" office:value="0.54465266895">
            <text:p>0.5447</text:p>
          </table:table-cell>
          <table:table-cell office:value-type="float" office:value="0.654817028951">
            <text:p>0.654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1001">
            <text:p>61001</text:p>
          </table:table-cell>
          <table:table-cell office:value-type="float" office:value="0.556611846933">
            <text:p>0.5566</text:p>
          </table:table-cell>
          <table:table-cell office:value-type="float" office:value="0.684515604193">
            <text:p>0.684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000">
            <text:p>62000</text:p>
          </table:table-cell>
          <table:table-cell office:value-type="float" office:value="0.53963638094">
            <text:p>0.5396</text:p>
          </table:table-cell>
          <table:table-cell office:value-type="float" office:value="0.661109080111">
            <text:p>0.66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2001">
            <text:p>62001</text:p>
          </table:table-cell>
          <table:table-cell office:value-type="float" office:value="0.546590687808">
            <text:p>0.5466</text:p>
          </table:table-cell>
          <table:table-cell office:value-type="float" office:value="0.675290621388">
            <text:p>0.675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000">
            <text:p>63000</text:p>
          </table:table-cell>
          <table:table-cell office:value-type="float" office:value="0.556388989962">
            <text:p>0.5564</text:p>
          </table:table-cell>
          <table:table-cell office:value-type="float" office:value="0.683772915732">
            <text:p>0.68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3001">
            <text:p>63001</text:p>
          </table:table-cell>
          <table:table-cell office:value-type="float" office:value="0.56091740448">
            <text:p>0.5609</text:p>
          </table:table-cell>
          <table:table-cell office:value-type="float" office:value="0.674966972011">
            <text:p>0.675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000">
            <text:p>64000</text:p>
          </table:table-cell>
          <table:table-cell office:value-type="float" office:value="0.550234038223">
            <text:p>0.5502</text:p>
          </table:table-cell>
          <table:table-cell office:value-type="float" office:value="0.662585951675">
            <text:p>0.66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4001">
            <text:p>64001</text:p>
          </table:table-cell>
          <table:table-cell office:value-type="float" office:value="0.566157218939">
            <text:p>0.5662</text:p>
          </table:table-cell>
          <table:table-cell office:value-type="float" office:value="0.672563121972">
            <text:p>0.67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000">
            <text:p>65000</text:p>
          </table:table-cell>
          <table:table-cell office:value-type="float" office:value="0.544894479677">
            <text:p>0.5449</text:p>
          </table:table-cell>
          <table:table-cell office:value-type="float" office:value="0.67399696202">
            <text:p>0.67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001">
            <text:p>65001</text:p>
          </table:table-cell>
          <table:table-cell office:value-type="float" office:value="0.570596698799">
            <text:p>0.5706</text:p>
          </table:table-cell>
          <table:table-cell office:value-type="float" office:value="0.669884515675">
            <text:p>0.669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000">
            <text:p>66000</text:p>
          </table:table-cell>
          <table:table-cell office:value-type="float" office:value="0.550659724049">
            <text:p>0.5507</text:p>
          </table:table-cell>
          <table:table-cell office:value-type="float" office:value="0.656667002967">
            <text:p>0.656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6001">
            <text:p>66001</text:p>
          </table:table-cell>
          <table:table-cell office:value-type="float" office:value="0.558586540667">
            <text:p>0.5586</text:p>
          </table:table-cell>
          <table:table-cell office:value-type="float" office:value="0.66223639426">
            <text:p>0.662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000">
            <text:p>67000</text:p>
          </table:table-cell>
          <table:table-cell office:value-type="float" office:value="0.545400685496">
            <text:p>0.5454</text:p>
          </table:table-cell>
          <table:table-cell office:value-type="float" office:value="0.661643515235">
            <text:p>0.661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7001">
            <text:p>67001</text:p>
          </table:table-cell>
          <table:table-cell office:value-type="float" office:value="0.544468867396">
            <text:p>0.5445</text:p>
          </table:table-cell>
          <table:table-cell office:value-type="float" office:value="0.665306635576">
            <text:p>0.665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000">
            <text:p>68000</text:p>
          </table:table-cell>
          <table:table-cell office:value-type="float" office:value="0.550398844517">
            <text:p>0.5504</text:p>
          </table:table-cell>
          <table:table-cell office:value-type="float" office:value="0.681512206589">
            <text:p>0.681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8001">
            <text:p>68001</text:p>
          </table:table-cell>
          <table:table-cell office:value-type="float" office:value="0.557004592047">
            <text:p>0.5570</text:p>
          </table:table-cell>
          <table:table-cell office:value-type="float" office:value="0.681558133539">
            <text:p>0.681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000">
            <text:p>69000</text:p>
          </table:table-cell>
          <table:table-cell office:value-type="float" office:value="0.529402256762">
            <text:p>0.5294</text:p>
          </table:table-cell>
          <table:table-cell office:value-type="float" office:value="0.64649089989">
            <text:p>0.646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9001">
            <text:p>69001</text:p>
          </table:table-cell>
          <table:table-cell office:value-type="float" office:value="0.53185126081">
            <text:p>0.5319</text:p>
          </table:table-cell>
          <table:table-cell office:value-type="float" office:value="0.647198088765">
            <text:p>0.647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00">
            <text:p>70000</text:p>
          </table:table-cell>
          <table:table-cell office:value-type="float" office:value="0.549895056871">
            <text:p>0.5499</text:p>
          </table:table-cell>
          <table:table-cell office:value-type="float" office:value="0.668008666309">
            <text:p>0.668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0001">
            <text:p>70001</text:p>
          </table:table-cell>
          <table:table-cell office:value-type="float" office:value="0.543831784531">
            <text:p>0.5438</text:p>
          </table:table-cell>
          <table:table-cell office:value-type="float" office:value="0.683107410001">
            <text:p>0.683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000">
            <text:p>71000</text:p>
          </table:table-cell>
          <table:table-cell office:value-type="float" office:value="0.544677023512">
            <text:p>0.5447</text:p>
          </table:table-cell>
          <table:table-cell office:value-type="float" office:value="0.673980466895">
            <text:p>0.67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1001">
            <text:p>71001</text:p>
          </table:table-cell>
          <table:table-cell office:value-type="float" office:value="0.561019083159">
            <text:p>0.5610</text:p>
          </table:table-cell>
          <table:table-cell office:value-type="float" office:value="0.703926873573">
            <text:p>0.703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2000">
            <text:p>72000</text:p>
          </table:table-cell>
          <table:table-cell office:value-type="float" office:value="0.54702264947">
            <text:p>0.5470</text:p>
          </table:table-cell>
          <table:table-cell office:value-type="float" office:value="0.688825136795">
            <text:p>0.688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2001">
            <text:p>72001</text:p>
          </table:table-cell>
          <table:table-cell office:value-type="float" office:value="0.550824582907">
            <text:p>0.5508</text:p>
          </table:table-cell>
          <table:table-cell office:value-type="float" office:value="0.683982189583">
            <text:p>0.684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000">
            <text:p>73000</text:p>
          </table:table-cell>
          <table:table-cell office:value-type="float" office:value="0.54951092148">
            <text:p>0.5495</text:p>
          </table:table-cell>
          <table:table-cell office:value-type="float" office:value="0.667641396262">
            <text:p>0.667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3001">
            <text:p>73001</text:p>
          </table:table-cell>
          <table:table-cell office:value-type="float" office:value="0.562668045864">
            <text:p>0.5627</text:p>
          </table:table-cell>
          <table:table-cell office:value-type="float" office:value="0.686116788265">
            <text:p>0.686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000">
            <text:p>74000</text:p>
          </table:table-cell>
          <table:table-cell office:value-type="float" office:value="0.544425982372">
            <text:p>0.5444</text:p>
          </table:table-cell>
          <table:table-cell office:value-type="float" office:value="0.673016212311">
            <text:p>0.673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4001">
            <text:p>74001</text:p>
          </table:table-cell>
          <table:table-cell office:value-type="float" office:value="0.561778858362">
            <text:p>0.5618</text:p>
          </table:table-cell>
          <table:table-cell office:value-type="float" office:value="0.662813002394">
            <text:p>0.662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000">
            <text:p>75000</text:p>
          </table:table-cell>
          <table:table-cell office:value-type="float" office:value="0.550438008116">
            <text:p>0.5504</text:p>
          </table:table-cell>
          <table:table-cell office:value-type="float" office:value="0.692441125629">
            <text:p>0.692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5001">
            <text:p>75001</text:p>
          </table:table-cell>
          <table:table-cell office:value-type="float" office:value="0.557644637264">
            <text:p>0.5576</text:p>
          </table:table-cell>
          <table:table-cell office:value-type="float" office:value="0.668358781652">
            <text:p>0.668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6000">
            <text:p>76000</text:p>
          </table:table-cell>
          <table:table-cell office:value-type="float" office:value="0.543656462202">
            <text:p>0.5437</text:p>
          </table:table-cell>
          <table:table-cell office:value-type="float" office:value="0.661781209422">
            <text:p>0.661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6001">
            <text:p>76001</text:p>
          </table:table-cell>
          <table:table-cell office:value-type="float" office:value="0.56162887469">
            <text:p>0.5616</text:p>
          </table:table-cell>
          <table:table-cell office:value-type="float" office:value="0.657154314319">
            <text:p>0.657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7000">
            <text:p>77000</text:p>
          </table:table-cell>
          <table:table-cell office:value-type="float" office:value="0.558659994447">
            <text:p>0.5587</text:p>
          </table:table-cell>
          <table:table-cell office:value-type="float" office:value="0.699979636275">
            <text:p>0.700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7001">
            <text:p>77001</text:p>
          </table:table-cell>
          <table:table-cell office:value-type="float" office:value="0.549214504365">
            <text:p>0.5492</text:p>
          </table:table-cell>
          <table:table-cell office:value-type="float" office:value="0.685790828239">
            <text:p>0.685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8000">
            <text:p>78000</text:p>
          </table:table-cell>
          <table:table-cell office:value-type="float" office:value="0.562695320166">
            <text:p>0.5627</text:p>
          </table:table-cell>
          <table:table-cell office:value-type="float" office:value="0.675258379336">
            <text:p>0.675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8001">
            <text:p>78001</text:p>
          </table:table-cell>
          <table:table-cell office:value-type="float" office:value="0.557475761864">
            <text:p>0.5575</text:p>
          </table:table-cell>
          <table:table-cell office:value-type="float" office:value="0.680266621083">
            <text:p>0.680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9000">
            <text:p>79000</text:p>
          </table:table-cell>
          <table:table-cell office:value-type="float" office:value="0.537938781168">
            <text:p>0.5379</text:p>
          </table:table-cell>
          <table:table-cell office:value-type="float" office:value="0.701206996952">
            <text:p>0.701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79001">
            <text:p>79001</text:p>
          </table:table-cell>
          <table:table-cell office:value-type="float" office:value="0.545257069789">
            <text:p>0.5453</text:p>
          </table:table-cell>
          <table:table-cell office:value-type="float" office:value="0.679104620195">
            <text:p>0.679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00">
            <text:p>80000</text:p>
          </table:table-cell>
          <table:table-cell office:value-type="float" office:value="0.549946669642">
            <text:p>0.5499</text:p>
          </table:table-cell>
          <table:table-cell office:value-type="float" office:value="0.68053753783">
            <text:p>0.680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0001">
            <text:p>80001</text:p>
          </table:table-cell>
          <table:table-cell office:value-type="float" office:value="0.563680875936">
            <text:p>0.5637</text:p>
          </table:table-cell>
          <table:table-cell office:value-type="float" office:value="0.692168161379">
            <text:p>0.692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1000">
            <text:p>81000</text:p>
          </table:table-cell>
          <table:table-cell office:value-type="float" office:value="0.557574271608">
            <text:p>0.5576</text:p>
          </table:table-cell>
          <table:table-cell office:value-type="float" office:value="0.6594315016">
            <text:p>0.659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1001">
            <text:p>81001</text:p>
          </table:table-cell>
          <table:table-cell office:value-type="float" office:value="0.553673875413">
            <text:p>0.5537</text:p>
          </table:table-cell>
          <table:table-cell office:value-type="float" office:value="0.670876628757">
            <text:p>0.670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2000">
            <text:p>82000</text:p>
          </table:table-cell>
          <table:table-cell office:value-type="float" office:value="0.552585988252">
            <text:p>0.5526</text:p>
          </table:table-cell>
          <table:table-cell office:value-type="float" office:value="0.681407976653">
            <text:p>0.681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2001">
            <text:p>82001</text:p>
          </table:table-cell>
          <table:table-cell office:value-type="float" office:value="0.558759856789">
            <text:p>0.5588</text:p>
          </table:table-cell>
          <table:table-cell office:value-type="float" office:value="0.676031496504">
            <text:p>0.676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3000">
            <text:p>83000</text:p>
          </table:table-cell>
          <table:table-cell office:value-type="float" office:value="0.564265941926">
            <text:p>0.5643</text:p>
          </table:table-cell>
          <table:table-cell office:value-type="float" office:value="0.681865662365">
            <text:p>0.681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3001">
            <text:p>83001</text:p>
          </table:table-cell>
          <table:table-cell office:value-type="float" office:value="0.547332012853">
            <text:p>0.5473</text:p>
          </table:table-cell>
          <table:table-cell office:value-type="float" office:value="0.667080012716">
            <text:p>0.66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4000">
            <text:p>84000</text:p>
          </table:table-cell>
          <table:table-cell office:value-type="float" office:value="0.554658370107">
            <text:p>0.5547</text:p>
          </table:table-cell>
          <table:table-cell office:value-type="float" office:value="0.695454950478">
            <text:p>0.695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4001">
            <text:p>84001</text:p>
          </table:table-cell>
          <table:table-cell office:value-type="float" office:value="0.548463744813">
            <text:p>0.5485</text:p>
          </table:table-cell>
          <table:table-cell office:value-type="float" office:value="0.66928071017">
            <text:p>0.669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5000">
            <text:p>85000</text:p>
          </table:table-cell>
          <table:table-cell office:value-type="float" office:value="0.54814077191">
            <text:p>0.5481</text:p>
          </table:table-cell>
          <table:table-cell office:value-type="float" office:value="0.667541801476">
            <text:p>0.667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5001">
            <text:p>85001</text:p>
          </table:table-cell>
          <table:table-cell office:value-type="float" office:value="0.551153120657">
            <text:p>0.5512</text:p>
          </table:table-cell>
          <table:table-cell office:value-type="float" office:value="0.663761088449">
            <text:p>0.66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6000">
            <text:p>86000</text:p>
          </table:table-cell>
          <table:table-cell office:value-type="float" office:value="0.556061358258">
            <text:p>0.5561</text:p>
          </table:table-cell>
          <table:table-cell office:value-type="float" office:value="0.685434953982">
            <text:p>0.685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6001">
            <text:p>86001</text:p>
          </table:table-cell>
          <table:table-cell office:value-type="float" office:value="0.550720643821">
            <text:p>0.5507</text:p>
          </table:table-cell>
          <table:table-cell office:value-type="float" office:value="0.703481414174">
            <text:p>0.703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7000">
            <text:p>87000</text:p>
          </table:table-cell>
          <table:table-cell office:value-type="float" office:value="0.558319063576">
            <text:p>0.5583</text:p>
          </table:table-cell>
          <table:table-cell office:value-type="float" office:value="0.686456859725">
            <text:p>0.686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7001">
            <text:p>87001</text:p>
          </table:table-cell>
          <table:table-cell office:value-type="float" office:value="0.544658369767">
            <text:p>0.5447</text:p>
          </table:table-cell>
          <table:table-cell office:value-type="float" office:value="0.661998928988">
            <text:p>0.662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8000">
            <text:p>88000</text:p>
          </table:table-cell>
          <table:table-cell office:value-type="float" office:value="0.557381845914">
            <text:p>0.5574</text:p>
          </table:table-cell>
          <table:table-cell office:value-type="float" office:value="0.672561194816">
            <text:p>0.67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8001">
            <text:p>88001</text:p>
          </table:table-cell>
          <table:table-cell office:value-type="float" office:value="0.556181550179">
            <text:p>0.5562</text:p>
          </table:table-cell>
          <table:table-cell office:value-type="float" office:value="0.703237737948">
            <text:p>0.703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9000">
            <text:p>89000</text:p>
          </table:table-cell>
          <table:table-cell office:value-type="float" office:value="0.558749099656">
            <text:p>0.5587</text:p>
          </table:table-cell>
          <table:table-cell office:value-type="float" office:value="0.684933236978">
            <text:p>0.684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89001">
            <text:p>89001</text:p>
          </table:table-cell>
          <table:table-cell office:value-type="float" office:value="0.555967824034">
            <text:p>0.5560</text:p>
          </table:table-cell>
          <table:table-cell office:value-type="float" office:value="0.685901266038">
            <text:p>0.685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00">
            <text:p>90000</text:p>
          </table:table-cell>
          <table:table-cell office:value-type="float" office:value="0.581340173026">
            <text:p>0.5813</text:p>
          </table:table-cell>
          <table:table-cell office:value-type="float" office:value="0.690233504827">
            <text:p>0.6902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001">
            <text:p>90001</text:p>
          </table:table-cell>
          <table:table-cell office:value-type="float" office:value="0.581581973254">
            <text:p>0.5816</text:p>
          </table:table-cell>
          <table:table-cell office:value-type="float" office:value="0.687087601541">
            <text:p>0.687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1000">
            <text:p>91000</text:p>
          </table:table-cell>
          <table:table-cell office:value-type="float" office:value="0.57422338784">
            <text:p>0.5742</text:p>
          </table:table-cell>
          <table:table-cell office:value-type="float" office:value="0.673738889711">
            <text:p>0.673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1001">
            <text:p>91001</text:p>
          </table:table-cell>
          <table:table-cell office:value-type="float" office:value="0.569395669722">
            <text:p>0.5694</text:p>
          </table:table-cell>
          <table:table-cell office:value-type="float" office:value="0.678759889859">
            <text:p>0.678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000">
            <text:p>92000</text:p>
          </table:table-cell>
          <table:table-cell office:value-type="float" office:value="0.57496831491">
            <text:p>0.5750</text:p>
          </table:table-cell>
          <table:table-cell office:value-type="float" office:value="0.701099470223">
            <text:p>0.701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001">
            <text:p>92001</text:p>
          </table:table-cell>
          <table:table-cell office:value-type="float" office:value="0.578333308889">
            <text:p>0.5783</text:p>
          </table:table-cell>
          <table:table-cell office:value-type="float" office:value="0.695908162388">
            <text:p>0.695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3000">
            <text:p>93000</text:p>
          </table:table-cell>
          <table:table-cell office:value-type="float" office:value="0.573753983633">
            <text:p>0.5738</text:p>
          </table:table-cell>
          <table:table-cell office:value-type="float" office:value="0.692596703857">
            <text:p>0.6926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3001">
            <text:p>93001</text:p>
          </table:table-cell>
          <table:table-cell office:value-type="float" office:value="0.584305478365">
            <text:p>0.5843</text:p>
          </table:table-cell>
          <table:table-cell office:value-type="float" office:value="0.707037395977">
            <text:p>0.707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4000">
            <text:p>94000</text:p>
          </table:table-cell>
          <table:table-cell office:value-type="float" office:value="0.579489444374">
            <text:p>0.5795</text:p>
          </table:table-cell>
          <table:table-cell office:value-type="float" office:value="0.680755524979">
            <text:p>0.680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4001">
            <text:p>94001</text:p>
          </table:table-cell>
          <table:table-cell office:value-type="float" office:value="0.582873086366">
            <text:p>0.5829</text:p>
          </table:table-cell>
          <table:table-cell office:value-type="float" office:value="0.688106945335">
            <text:p>0.6881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5000">
            <text:p>95000</text:p>
          </table:table-cell>
          <table:table-cell office:value-type="float" office:value="0.566063802111">
            <text:p>0.5661</text:p>
          </table:table-cell>
          <table:table-cell office:value-type="float" office:value="0.671495743351">
            <text:p>0.6715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5001">
            <text:p>95001</text:p>
          </table:table-cell>
          <table:table-cell office:value-type="float" office:value="0.573240485388">
            <text:p>0.5732</text:p>
          </table:table-cell>
          <table:table-cell office:value-type="float" office:value="0.665711861578">
            <text:p>0.6657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6000">
            <text:p>96000</text:p>
          </table:table-cell>
          <table:table-cell office:value-type="float" office:value="0.579418686816">
            <text:p>0.5794</text:p>
          </table:table-cell>
          <table:table-cell office:value-type="float" office:value="0.677814021769">
            <text:p>0.677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6001">
            <text:p>96001</text:p>
          </table:table-cell>
          <table:table-cell office:value-type="float" office:value="0.573250004029">
            <text:p>0.5733</text:p>
          </table:table-cell>
          <table:table-cell office:value-type="float" office:value="0.672868370184">
            <text:p>0.6729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7000">
            <text:p>97000</text:p>
          </table:table-cell>
          <table:table-cell office:value-type="float" office:value="0.580742941831">
            <text:p>0.5807</text:p>
          </table:table-cell>
          <table:table-cell office:value-type="float" office:value="0.690410064886">
            <text:p>0.6904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7001">
            <text:p>97001</text:p>
          </table:table-cell>
          <table:table-cell office:value-type="float" office:value="0.568093106427">
            <text:p>0.5681</text:p>
          </table:table-cell>
          <table:table-cell office:value-type="float" office:value="0.703761327192">
            <text:p>0.7038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8000">
            <text:p>98000</text:p>
          </table:table-cell>
          <table:table-cell office:value-type="float" office:value="0.570071604178">
            <text:p>0.5701</text:p>
          </table:table-cell>
          <table:table-cell office:value-type="float" office:value="0.684316995887">
            <text:p>0.6843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8001">
            <text:p>98001</text:p>
          </table:table-cell>
          <table:table-cell office:value-type="float" office:value="0.583081379094">
            <text:p>0.5831</text:p>
          </table:table-cell>
          <table:table-cell office:value-type="float" office:value="0.656034490512">
            <text:p>0.656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9000">
            <text:p>99000</text:p>
          </table:table-cell>
          <table:table-cell office:value-type="float" office:value="0.578060331397">
            <text:p>0.5781</text:p>
          </table:table-cell>
          <table:table-cell office:value-type="float" office:value="0.688047204128">
            <text:p>0.6880</text:p>
          </table:table-cell>
        </table:table-row>
        <table:table-row table:style-name="ro1">
          <table:table-cell office:value-type="string">
            <text:p>fibres_1_SNR_6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9001">
            <text:p>99001</text:p>
          </table:table-cell>
          <table:table-cell office:value-type="float" office:value="0.580972058587">
            <text:p>0.5810</text:p>
          </table:table-cell>
          <table:table-cell office:value-type="float" office:value="0.678712717089">
            <text:p>0.678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33683872339">
            <text:p>0.3368</text:p>
          </table:table-cell>
          <table:table-cell office:value-type="float" office:value="0.384796504008">
            <text:p>0.38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338403476056">
            <text:p>0.3384</text:p>
          </table:table-cell>
          <table:table-cell office:value-type="float" office:value="0.408030604615">
            <text:p>0.408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0">
            <text:p>1000</text:p>
          </table:table-cell>
          <table:table-cell office:value-type="float" office:value="0.343749040151">
            <text:p>0.3437</text:p>
          </table:table-cell>
          <table:table-cell office:value-type="float" office:value="0.396498843401">
            <text:p>0.396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1">
            <text:p>1001</text:p>
          </table:table-cell>
          <table:table-cell office:value-type="float" office:value="0.34404791617">
            <text:p>0.3440</text:p>
          </table:table-cell>
          <table:table-cell office:value-type="float" office:value="0.391979765215">
            <text:p>0.39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.333284778656">
            <text:p>0.3333</text:p>
          </table:table-cell>
          <table:table-cell office:value-type="float" office:value="0.396553809915">
            <text:p>0.396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1">
            <text:p>2001</text:p>
          </table:table-cell>
          <table:table-cell office:value-type="float" office:value="0.352435698214">
            <text:p>0.3524</text:p>
          </table:table-cell>
          <table:table-cell office:value-type="float" office:value="0.410518081877">
            <text:p>0.410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0">
            <text:p>3000</text:p>
          </table:table-cell>
          <table:table-cell office:value-type="float" office:value="0.326799920684">
            <text:p>0.3268</text:p>
          </table:table-cell>
          <table:table-cell office:value-type="float" office:value="0.375626171633">
            <text:p>0.375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1">
            <text:p>3001</text:p>
          </table:table-cell>
          <table:table-cell office:value-type="float" office:value="0.326619419369">
            <text:p>0.3266</text:p>
          </table:table-cell>
          <table:table-cell office:value-type="float" office:value="0.397929139987">
            <text:p>0.397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.357171190588">
            <text:p>0.3572</text:p>
          </table:table-cell>
          <table:table-cell office:value-type="float" office:value="0.423023718972">
            <text:p>0.423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1">
            <text:p>4001</text:p>
          </table:table-cell>
          <table:table-cell office:value-type="float" office:value="0.326254217187">
            <text:p>0.3263</text:p>
          </table:table-cell>
          <table:table-cell office:value-type="float" office:value="0.368293397159">
            <text:p>0.368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0">
            <text:p>5000</text:p>
          </table:table-cell>
          <table:table-cell office:value-type="float" office:value="0.374499866518">
            <text:p>0.3745</text:p>
          </table:table-cell>
          <table:table-cell office:value-type="float" office:value="0.416174961589">
            <text:p>0.41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1">
            <text:p>5001</text:p>
          </table:table-cell>
          <table:table-cell office:value-type="float" office:value="0.341157840593">
            <text:p>0.3412</text:p>
          </table:table-cell>
          <table:table-cell office:value-type="float" office:value="0.379151217256">
            <text:p>0.379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0">
            <text:p>6000</text:p>
          </table:table-cell>
          <table:table-cell office:value-type="float" office:value="0.35053779778">
            <text:p>0.3505</text:p>
          </table:table-cell>
          <table:table-cell office:value-type="float" office:value="0.426128943779">
            <text:p>0.426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1">
            <text:p>6001</text:p>
          </table:table-cell>
          <table:table-cell office:value-type="float" office:value="0.339523846335">
            <text:p>0.3395</text:p>
          </table:table-cell>
          <table:table-cell office:value-type="float" office:value="0.388527493095">
            <text:p>0.38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0">
            <text:p>7000</text:p>
          </table:table-cell>
          <table:table-cell office:value-type="float" office:value="0.341632922422">
            <text:p>0.3416</text:p>
          </table:table-cell>
          <table:table-cell office:value-type="float" office:value="0.384078754819">
            <text:p>0.384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1">
            <text:p>7001</text:p>
          </table:table-cell>
          <table:table-cell office:value-type="float" office:value="0.347519312261">
            <text:p>0.3475</text:p>
          </table:table-cell>
          <table:table-cell office:value-type="float" office:value="0.412359110804">
            <text:p>0.41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0.338977064248">
            <text:p>0.3390</text:p>
          </table:table-cell>
          <table:table-cell office:value-type="float" office:value="0.39729393205">
            <text:p>0.397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1">
            <text:p>8001</text:p>
          </table:table-cell>
          <table:table-cell office:value-type="float" office:value="0.351402228896">
            <text:p>0.3514</text:p>
          </table:table-cell>
          <table:table-cell office:value-type="float" office:value="0.398389725469">
            <text:p>0.39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0">
            <text:p>9000</text:p>
          </table:table-cell>
          <table:table-cell office:value-type="float" office:value="0.349715095668">
            <text:p>0.3497</text:p>
          </table:table-cell>
          <table:table-cell office:value-type="float" office:value="0.378481244487">
            <text:p>0.37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1">
            <text:p>9001</text:p>
          </table:table-cell>
          <table:table-cell office:value-type="float" office:value="0.327513415467">
            <text:p>0.3275</text:p>
          </table:table-cell>
          <table:table-cell office:value-type="float" office:value="0.380560818026">
            <text:p>0.380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00">
            <text:p>10000</text:p>
          </table:table-cell>
          <table:table-cell office:value-type="float" office:value="0.321922364998">
            <text:p>0.3219</text:p>
          </table:table-cell>
          <table:table-cell office:value-type="float" office:value="0.416942334794">
            <text:p>0.416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0001">
            <text:p>10001</text:p>
          </table:table-cell>
          <table:table-cell office:value-type="float" office:value="0.314582231685">
            <text:p>0.3146</text:p>
          </table:table-cell>
          <table:table-cell office:value-type="float" office:value="0.374670589772">
            <text:p>0.374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1000">
            <text:p>11000</text:p>
          </table:table-cell>
          <table:table-cell office:value-type="float" office:value="0.323278559242">
            <text:p>0.3233</text:p>
          </table:table-cell>
          <table:table-cell office:value-type="float" office:value="0.404442527003">
            <text:p>0.404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1001">
            <text:p>11001</text:p>
          </table:table-cell>
          <table:table-cell office:value-type="float" office:value="0.329337672092">
            <text:p>0.3293</text:p>
          </table:table-cell>
          <table:table-cell office:value-type="float" office:value="0.420922410245">
            <text:p>0.420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2000">
            <text:p>12000</text:p>
          </table:table-cell>
          <table:table-cell office:value-type="float" office:value="0.336308026091">
            <text:p>0.3363</text:p>
          </table:table-cell>
          <table:table-cell office:value-type="float" office:value="0.384641335276">
            <text:p>0.384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2001">
            <text:p>12001</text:p>
          </table:table-cell>
          <table:table-cell office:value-type="float" office:value="0.305393082374">
            <text:p>0.3054</text:p>
          </table:table-cell>
          <table:table-cell office:value-type="float" office:value="0.372172866421">
            <text:p>0.37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3000">
            <text:p>13000</text:p>
          </table:table-cell>
          <table:table-cell office:value-type="float" office:value="0.315210675106">
            <text:p>0.3152</text:p>
          </table:table-cell>
          <table:table-cell office:value-type="float" office:value="0.352437648754">
            <text:p>0.35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3001">
            <text:p>13001</text:p>
          </table:table-cell>
          <table:table-cell office:value-type="float" office:value="0.311542802104">
            <text:p>0.3115</text:p>
          </table:table-cell>
          <table:table-cell office:value-type="float" office:value="0.343094804738">
            <text:p>0.34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4000">
            <text:p>14000</text:p>
          </table:table-cell>
          <table:table-cell office:value-type="float" office:value="0.325788800551">
            <text:p>0.3258</text:p>
          </table:table-cell>
          <table:table-cell office:value-type="float" office:value="0.387220396137">
            <text:p>0.387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4001">
            <text:p>14001</text:p>
          </table:table-cell>
          <table:table-cell office:value-type="float" office:value="0.310410812625">
            <text:p>0.3104</text:p>
          </table:table-cell>
          <table:table-cell office:value-type="float" office:value="0.372179470047">
            <text:p>0.37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5000">
            <text:p>15000</text:p>
          </table:table-cell>
          <table:table-cell office:value-type="float" office:value="0.324933680238">
            <text:p>0.3249</text:p>
          </table:table-cell>
          <table:table-cell office:value-type="float" office:value="0.394876053568">
            <text:p>0.394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5001">
            <text:p>15001</text:p>
          </table:table-cell>
          <table:table-cell office:value-type="float" office:value="0.332907853179">
            <text:p>0.3329</text:p>
          </table:table-cell>
          <table:table-cell office:value-type="float" office:value="0.365060334622">
            <text:p>0.365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6000">
            <text:p>16000</text:p>
          </table:table-cell>
          <table:table-cell office:value-type="float" office:value="0.326786807528">
            <text:p>0.3268</text:p>
          </table:table-cell>
          <table:table-cell office:value-type="float" office:value="0.42018330313">
            <text:p>0.420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6001">
            <text:p>16001</text:p>
          </table:table-cell>
          <table:table-cell office:value-type="float" office:value="0.323799816226">
            <text:p>0.3238</text:p>
          </table:table-cell>
          <table:table-cell office:value-type="float" office:value="0.39312237572">
            <text:p>0.39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7000">
            <text:p>17000</text:p>
          </table:table-cell>
          <table:table-cell office:value-type="float" office:value="0.31792177963">
            <text:p>0.3179</text:p>
          </table:table-cell>
          <table:table-cell office:value-type="float" office:value="0.392247800122">
            <text:p>0.39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7001">
            <text:p>17001</text:p>
          </table:table-cell>
          <table:table-cell office:value-type="float" office:value="0.311062137163">
            <text:p>0.3111</text:p>
          </table:table-cell>
          <table:table-cell office:value-type="float" office:value="0.352366923483">
            <text:p>0.35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8000">
            <text:p>18000</text:p>
          </table:table-cell>
          <table:table-cell office:value-type="float" office:value="0.32083301725">
            <text:p>0.3208</text:p>
          </table:table-cell>
          <table:table-cell office:value-type="float" office:value="0.398523491415">
            <text:p>0.39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8001">
            <text:p>18001</text:p>
          </table:table-cell>
          <table:table-cell office:value-type="float" office:value="0.323137016388">
            <text:p>0.3231</text:p>
          </table:table-cell>
          <table:table-cell office:value-type="float" office:value="0.343334193023">
            <text:p>0.34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9000">
            <text:p>19000</text:p>
          </table:table-cell>
          <table:table-cell office:value-type="float" office:value="0.319012898639">
            <text:p>0.3190</text:p>
          </table:table-cell>
          <table:table-cell office:value-type="float" office:value="0.409416708968">
            <text:p>0.409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19001">
            <text:p>19001</text:p>
          </table:table-cell>
          <table:table-cell office:value-type="float" office:value="0.31924433393">
            <text:p>0.3192</text:p>
          </table:table-cell>
          <table:table-cell office:value-type="float" office:value="0.395240002586">
            <text:p>0.395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00">
            <text:p>20000</text:p>
          </table:table-cell>
          <table:table-cell office:value-type="float" office:value="0.327820704565">
            <text:p>0.3278</text:p>
          </table:table-cell>
          <table:table-cell office:value-type="float" office:value="0.388925610101">
            <text:p>0.388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0001">
            <text:p>20001</text:p>
          </table:table-cell>
          <table:table-cell office:value-type="float" office:value="0.323230844156">
            <text:p>0.3232</text:p>
          </table:table-cell>
          <table:table-cell office:value-type="float" office:value="0.378241968851">
            <text:p>0.378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1000">
            <text:p>21000</text:p>
          </table:table-cell>
          <table:table-cell office:value-type="float" office:value="0.309612213259">
            <text:p>0.3096</text:p>
          </table:table-cell>
          <table:table-cell office:value-type="float" office:value="0.365427104566">
            <text:p>0.365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1001">
            <text:p>21001</text:p>
          </table:table-cell>
          <table:table-cell office:value-type="float" office:value="0.333287042866">
            <text:p>0.3333</text:p>
          </table:table-cell>
          <table:table-cell office:value-type="float" office:value="0.368272258687">
            <text:p>0.368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2000">
            <text:p>22000</text:p>
          </table:table-cell>
          <table:table-cell office:value-type="float" office:value="0.311586297901">
            <text:p>0.3116</text:p>
          </table:table-cell>
          <table:table-cell office:value-type="float" office:value="0.337938889873">
            <text:p>0.337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2001">
            <text:p>22001</text:p>
          </table:table-cell>
          <table:table-cell office:value-type="float" office:value="0.324341875326">
            <text:p>0.3243</text:p>
          </table:table-cell>
          <table:table-cell office:value-type="float" office:value="0.397795828845">
            <text:p>0.397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3000">
            <text:p>23000</text:p>
          </table:table-cell>
          <table:table-cell office:value-type="float" office:value="0.312144571956">
            <text:p>0.3121</text:p>
          </table:table-cell>
          <table:table-cell office:value-type="float" office:value="0.36991998628">
            <text:p>0.369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3001">
            <text:p>23001</text:p>
          </table:table-cell>
          <table:table-cell office:value-type="float" office:value="0.319065471223">
            <text:p>0.3191</text:p>
          </table:table-cell>
          <table:table-cell office:value-type="float" office:value="0.379446721002">
            <text:p>0.379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4000">
            <text:p>24000</text:p>
          </table:table-cell>
          <table:table-cell office:value-type="float" office:value="0.31993055086">
            <text:p>0.3199</text:p>
          </table:table-cell>
          <table:table-cell office:value-type="float" office:value="0.411322849967">
            <text:p>0.41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4001">
            <text:p>24001</text:p>
          </table:table-cell>
          <table:table-cell office:value-type="float" office:value="0.320475588401">
            <text:p>0.3205</text:p>
          </table:table-cell>
          <table:table-cell office:value-type="float" office:value="0.374862934433">
            <text:p>0.374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5000">
            <text:p>25000</text:p>
          </table:table-cell>
          <table:table-cell office:value-type="float" office:value="0.321733260547">
            <text:p>0.3217</text:p>
          </table:table-cell>
          <table:table-cell office:value-type="float" office:value="0.360114303526">
            <text:p>0.36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5001">
            <text:p>25001</text:p>
          </table:table-cell>
          <table:table-cell office:value-type="float" office:value="0.317698560875">
            <text:p>0.3177</text:p>
          </table:table-cell>
          <table:table-cell office:value-type="float" office:value="0.392569166999">
            <text:p>0.392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6000">
            <text:p>26000</text:p>
          </table:table-cell>
          <table:table-cell office:value-type="float" office:value="0.324971553782">
            <text:p>0.3250</text:p>
          </table:table-cell>
          <table:table-cell office:value-type="float" office:value="0.37400119464">
            <text:p>0.37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6001">
            <text:p>26001</text:p>
          </table:table-cell>
          <table:table-cell office:value-type="float" office:value="0.334255547545">
            <text:p>0.3343</text:p>
          </table:table-cell>
          <table:table-cell office:value-type="float" office:value="0.36442143416">
            <text:p>0.364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7000">
            <text:p>27000</text:p>
          </table:table-cell>
          <table:table-cell office:value-type="float" office:value="0.311994846667">
            <text:p>0.3120</text:p>
          </table:table-cell>
          <table:table-cell office:value-type="float" office:value="0.333336689342">
            <text:p>0.33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7001">
            <text:p>27001</text:p>
          </table:table-cell>
          <table:table-cell office:value-type="float" office:value="0.312338941933">
            <text:p>0.3123</text:p>
          </table:table-cell>
          <table:table-cell office:value-type="float" office:value="0.361792230512">
            <text:p>0.361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8000">
            <text:p>28000</text:p>
          </table:table-cell>
          <table:table-cell office:value-type="float" office:value="0.331199716362">
            <text:p>0.3312</text:p>
          </table:table-cell>
          <table:table-cell office:value-type="float" office:value="0.381301672357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8001">
            <text:p>28001</text:p>
          </table:table-cell>
          <table:table-cell office:value-type="float" office:value="0.323264616547">
            <text:p>0.3233</text:p>
          </table:table-cell>
          <table:table-cell office:value-type="float" office:value="0.381949106043">
            <text:p>0.381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9000">
            <text:p>29000</text:p>
          </table:table-cell>
          <table:table-cell office:value-type="float" office:value="0.308586134206">
            <text:p>0.3086</text:p>
          </table:table-cell>
          <table:table-cell office:value-type="float" office:value="0.379724131337">
            <text:p>0.379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29001">
            <text:p>29001</text:p>
          </table:table-cell>
          <table:table-cell office:value-type="float" office:value="0.307815961933">
            <text:p>0.3078</text:p>
          </table:table-cell>
          <table:table-cell office:value-type="float" office:value="0.368422028577">
            <text:p>0.36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00">
            <text:p>30000</text:p>
          </table:table-cell>
          <table:table-cell office:value-type="float" office:value="0.326809482967">
            <text:p>0.3268</text:p>
          </table:table-cell>
          <table:table-cell office:value-type="float" office:value="0.364779041891">
            <text:p>0.36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0001">
            <text:p>30001</text:p>
          </table:table-cell>
          <table:table-cell office:value-type="float" office:value="0.302942080158">
            <text:p>0.3029</text:p>
          </table:table-cell>
          <table:table-cell office:value-type="float" office:value="0.349265268857">
            <text:p>0.34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1000">
            <text:p>31000</text:p>
          </table:table-cell>
          <table:table-cell office:value-type="float" office:value="0.320244682626">
            <text:p>0.3202</text:p>
          </table:table-cell>
          <table:table-cell office:value-type="float" office:value="0.386036911239">
            <text:p>0.386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1001">
            <text:p>31001</text:p>
          </table:table-cell>
          <table:table-cell office:value-type="float" office:value="0.320179962979">
            <text:p>0.3202</text:p>
          </table:table-cell>
          <table:table-cell office:value-type="float" office:value="0.411201096751">
            <text:p>0.411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2000">
            <text:p>32000</text:p>
          </table:table-cell>
          <table:table-cell office:value-type="float" office:value="0.304894806331">
            <text:p>0.3049</text:p>
          </table:table-cell>
          <table:table-cell office:value-type="float" office:value="0.396485260762">
            <text:p>0.396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2001">
            <text:p>32001</text:p>
          </table:table-cell>
          <table:table-cell office:value-type="float" office:value="0.31783990418">
            <text:p>0.3178</text:p>
          </table:table-cell>
          <table:table-cell office:value-type="float" office:value="0.370127361814">
            <text:p>0.37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3000">
            <text:p>33000</text:p>
          </table:table-cell>
          <table:table-cell office:value-type="float" office:value="0.331431507181">
            <text:p>0.3314</text:p>
          </table:table-cell>
          <table:table-cell office:value-type="float" office:value="0.399225258627">
            <text:p>0.399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3001">
            <text:p>33001</text:p>
          </table:table-cell>
          <table:table-cell office:value-type="float" office:value="0.336321086878">
            <text:p>0.3363</text:p>
          </table:table-cell>
          <table:table-cell office:value-type="float" office:value="0.38131751108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4000">
            <text:p>34000</text:p>
          </table:table-cell>
          <table:table-cell office:value-type="float" office:value="0.312035127205">
            <text:p>0.3120</text:p>
          </table:table-cell>
          <table:table-cell office:value-type="float" office:value="0.370261593411">
            <text:p>0.370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4001">
            <text:p>34001</text:p>
          </table:table-cell>
          <table:table-cell office:value-type="float" office:value="0.320146873968">
            <text:p>0.3201</text:p>
          </table:table-cell>
          <table:table-cell office:value-type="float" office:value="0.382135764132">
            <text:p>0.382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5000">
            <text:p>35000</text:p>
          </table:table-cell>
          <table:table-cell office:value-type="float" office:value="0.334365370557">
            <text:p>0.3344</text:p>
          </table:table-cell>
          <table:table-cell office:value-type="float" office:value="0.394349857235">
            <text:p>0.394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5001">
            <text:p>35001</text:p>
          </table:table-cell>
          <table:table-cell office:value-type="float" office:value="0.329029558729">
            <text:p>0.3290</text:p>
          </table:table-cell>
          <table:table-cell office:value-type="float" office:value="0.402037500872">
            <text:p>0.40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6000">
            <text:p>36000</text:p>
          </table:table-cell>
          <table:table-cell office:value-type="float" office:value="0.324181508923">
            <text:p>0.3242</text:p>
          </table:table-cell>
          <table:table-cell office:value-type="float" office:value="0.386580319912">
            <text:p>0.386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6001">
            <text:p>36001</text:p>
          </table:table-cell>
          <table:table-cell office:value-type="float" office:value="0.325704803636">
            <text:p>0.3257</text:p>
          </table:table-cell>
          <table:table-cell office:value-type="float" office:value="0.39293395693">
            <text:p>0.392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7000">
            <text:p>37000</text:p>
          </table:table-cell>
          <table:table-cell office:value-type="float" office:value="0.30498574753">
            <text:p>0.3050</text:p>
          </table:table-cell>
          <table:table-cell office:value-type="float" office:value="0.38122674943">
            <text:p>0.381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7001">
            <text:p>37001</text:p>
          </table:table-cell>
          <table:table-cell office:value-type="float" office:value="0.317469249675">
            <text:p>0.3175</text:p>
          </table:table-cell>
          <table:table-cell office:value-type="float" office:value="0.386463015358">
            <text:p>0.386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8000">
            <text:p>38000</text:p>
          </table:table-cell>
          <table:table-cell office:value-type="float" office:value="0.316718026984">
            <text:p>0.3167</text:p>
          </table:table-cell>
          <table:table-cell office:value-type="float" office:value="0.382186028852">
            <text:p>0.38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8001">
            <text:p>38001</text:p>
          </table:table-cell>
          <table:table-cell office:value-type="float" office:value="0.320785129597">
            <text:p>0.3208</text:p>
          </table:table-cell>
          <table:table-cell office:value-type="float" office:value="0.374415288479">
            <text:p>0.374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9000">
            <text:p>39000</text:p>
          </table:table-cell>
          <table:table-cell office:value-type="float" office:value="0.311397422676">
            <text:p>0.3114</text:p>
          </table:table-cell>
          <table:table-cell office:value-type="float" office:value="0.360809311521">
            <text:p>0.36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39001">
            <text:p>39001</text:p>
          </table:table-cell>
          <table:table-cell office:value-type="float" office:value="0.328374260358">
            <text:p>0.3284</text:p>
          </table:table-cell>
          <table:table-cell office:value-type="float" office:value="0.392491836471">
            <text:p>0.392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00">
            <text:p>40000</text:p>
          </table:table-cell>
          <table:table-cell office:value-type="float" office:value="0.320894102542">
            <text:p>0.3209</text:p>
          </table:table-cell>
          <table:table-cell office:value-type="float" office:value="0.398441300066">
            <text:p>0.39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0001">
            <text:p>40001</text:p>
          </table:table-cell>
          <table:table-cell office:value-type="float" office:value="0.332585227984">
            <text:p>0.3326</text:p>
          </table:table-cell>
          <table:table-cell office:value-type="float" office:value="0.403198027374">
            <text:p>0.403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1000">
            <text:p>41000</text:p>
          </table:table-cell>
          <table:table-cell office:value-type="float" office:value="0.28917813766">
            <text:p>0.2892</text:p>
          </table:table-cell>
          <table:table-cell office:value-type="float" office:value="0.344633093682">
            <text:p>0.344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1001">
            <text:p>41001</text:p>
          </table:table-cell>
          <table:table-cell office:value-type="float" office:value="0.288278062728">
            <text:p>0.2883</text:p>
          </table:table-cell>
          <table:table-cell office:value-type="float" office:value="0.347795277497">
            <text:p>0.347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2000">
            <text:p>42000</text:p>
          </table:table-cell>
          <table:table-cell office:value-type="float" office:value="0.340021720856">
            <text:p>0.3400</text:p>
          </table:table-cell>
          <table:table-cell office:value-type="float" office:value="0.43623638996">
            <text:p>0.43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2001">
            <text:p>42001</text:p>
          </table:table-cell>
          <table:table-cell office:value-type="float" office:value="0.335488773303">
            <text:p>0.3355</text:p>
          </table:table-cell>
          <table:table-cell office:value-type="float" office:value="0.4024051301">
            <text:p>0.40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3000">
            <text:p>43000</text:p>
          </table:table-cell>
          <table:table-cell office:value-type="float" office:value="0.327779679641">
            <text:p>0.3278</text:p>
          </table:table-cell>
          <table:table-cell office:value-type="float" office:value="0.408497255412">
            <text:p>0.40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3001">
            <text:p>43001</text:p>
          </table:table-cell>
          <table:table-cell office:value-type="float" office:value="0.313871799533">
            <text:p>0.3139</text:p>
          </table:table-cell>
          <table:table-cell office:value-type="float" office:value="0.403116448926">
            <text:p>0.40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4000">
            <text:p>44000</text:p>
          </table:table-cell>
          <table:table-cell office:value-type="float" office:value="0.329456165963">
            <text:p>0.3295</text:p>
          </table:table-cell>
          <table:table-cell office:value-type="float" office:value="0.380822149745">
            <text:p>0.38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4001">
            <text:p>44001</text:p>
          </table:table-cell>
          <table:table-cell office:value-type="float" office:value="0.318441285595">
            <text:p>0.3184</text:p>
          </table:table-cell>
          <table:table-cell office:value-type="float" office:value="0.415671090033">
            <text:p>0.41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5000">
            <text:p>45000</text:p>
          </table:table-cell>
          <table:table-cell office:value-type="float" office:value="0.32301387755">
            <text:p>0.3230</text:p>
          </table:table-cell>
          <table:table-cell office:value-type="float" office:value="0.36643158498">
            <text:p>0.366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5001">
            <text:p>45001</text:p>
          </table:table-cell>
          <table:table-cell office:value-type="float" office:value="0.30639912579">
            <text:p>0.3064</text:p>
          </table:table-cell>
          <table:table-cell office:value-type="float" office:value="0.389333638446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6000">
            <text:p>46000</text:p>
          </table:table-cell>
          <table:table-cell office:value-type="float" office:value="0.300690774305">
            <text:p>0.3007</text:p>
          </table:table-cell>
          <table:table-cell office:value-type="float" office:value="0.34079170707">
            <text:p>0.34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6001">
            <text:p>46001</text:p>
          </table:table-cell>
          <table:table-cell office:value-type="float" office:value="0.324254305937">
            <text:p>0.3243</text:p>
          </table:table-cell>
          <table:table-cell office:value-type="float" office:value="0.361288391611">
            <text:p>0.36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7000">
            <text:p>47000</text:p>
          </table:table-cell>
          <table:table-cell office:value-type="float" office:value="0.34361982975">
            <text:p>0.3436</text:p>
          </table:table-cell>
          <table:table-cell office:value-type="float" office:value="0.393732370666">
            <text:p>0.39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7001">
            <text:p>47001</text:p>
          </table:table-cell>
          <table:table-cell office:value-type="float" office:value="0.323485455578">
            <text:p>0.3235</text:p>
          </table:table-cell>
          <table:table-cell office:value-type="float" office:value="0.399619673788">
            <text:p>0.399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8000">
            <text:p>48000</text:p>
          </table:table-cell>
          <table:table-cell office:value-type="float" office:value="0.305609055142">
            <text:p>0.3056</text:p>
          </table:table-cell>
          <table:table-cell office:value-type="float" office:value="0.349357555999">
            <text:p>0.349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8001">
            <text:p>48001</text:p>
          </table:table-cell>
          <table:table-cell office:value-type="float" office:value="0.317484219669">
            <text:p>0.3175</text:p>
          </table:table-cell>
          <table:table-cell office:value-type="float" office:value="0.39178881741">
            <text:p>0.391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9000">
            <text:p>49000</text:p>
          </table:table-cell>
          <table:table-cell office:value-type="float" office:value="0.32535661827">
            <text:p>0.3254</text:p>
          </table:table-cell>
          <table:table-cell office:value-type="float" office:value="0.378769835467">
            <text:p>0.378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49001">
            <text:p>49001</text:p>
          </table:table-cell>
          <table:table-cell office:value-type="float" office:value="0.326385772996">
            <text:p>0.3264</text:p>
          </table:table-cell>
          <table:table-cell office:value-type="float" office:value="0.376283130647">
            <text:p>0.376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00">
            <text:p>50000</text:p>
          </table:table-cell>
          <table:table-cell office:value-type="float" office:value="0.335087396591">
            <text:p>0.3351</text:p>
          </table:table-cell>
          <table:table-cell office:value-type="float" office:value="0.403233599984">
            <text:p>0.403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0001">
            <text:p>50001</text:p>
          </table:table-cell>
          <table:table-cell office:value-type="float" office:value="0.313626562936">
            <text:p>0.3136</text:p>
          </table:table-cell>
          <table:table-cell office:value-type="float" office:value="0.34836723241">
            <text:p>0.34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1000">
            <text:p>51000</text:p>
          </table:table-cell>
          <table:table-cell office:value-type="float" office:value="0.317741326233">
            <text:p>0.3177</text:p>
          </table:table-cell>
          <table:table-cell office:value-type="float" office:value="0.362307576424">
            <text:p>0.362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1001">
            <text:p>51001</text:p>
          </table:table-cell>
          <table:table-cell office:value-type="float" office:value="0.325743743447">
            <text:p>0.3257</text:p>
          </table:table-cell>
          <table:table-cell office:value-type="float" office:value="0.448633748747">
            <text:p>0.448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2000">
            <text:p>52000</text:p>
          </table:table-cell>
          <table:table-cell office:value-type="float" office:value="0.339586184338">
            <text:p>0.3396</text:p>
          </table:table-cell>
          <table:table-cell office:value-type="float" office:value="0.368487100043">
            <text:p>0.36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2001">
            <text:p>52001</text:p>
          </table:table-cell>
          <table:table-cell office:value-type="float" office:value="0.307442959899">
            <text:p>0.3074</text:p>
          </table:table-cell>
          <table:table-cell office:value-type="float" office:value="0.381270277057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3000">
            <text:p>53000</text:p>
          </table:table-cell>
          <table:table-cell office:value-type="float" office:value="0.292853763293">
            <text:p>0.2929</text:p>
          </table:table-cell>
          <table:table-cell office:value-type="float" office:value="0.380793699746">
            <text:p>0.38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3001">
            <text:p>53001</text:p>
          </table:table-cell>
          <table:table-cell office:value-type="float" office:value="0.318026889889">
            <text:p>0.3180</text:p>
          </table:table-cell>
          <table:table-cell office:value-type="float" office:value="0.410769208263">
            <text:p>0.410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4000">
            <text:p>54000</text:p>
          </table:table-cell>
          <table:table-cell office:value-type="float" office:value="0.307003263811">
            <text:p>0.3070</text:p>
          </table:table-cell>
          <table:table-cell office:value-type="float" office:value="0.357289504525">
            <text:p>0.357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4001">
            <text:p>54001</text:p>
          </table:table-cell>
          <table:table-cell office:value-type="float" office:value="0.313006213246">
            <text:p>0.3130</text:p>
          </table:table-cell>
          <table:table-cell office:value-type="float" office:value="0.386220056422">
            <text:p>0.38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5000">
            <text:p>55000</text:p>
          </table:table-cell>
          <table:table-cell office:value-type="float" office:value="0.313405515329">
            <text:p>0.3134</text:p>
          </table:table-cell>
          <table:table-cell office:value-type="float" office:value="0.408399648201">
            <text:p>0.40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5001">
            <text:p>55001</text:p>
          </table:table-cell>
          <table:table-cell office:value-type="float" office:value="0.316425839712">
            <text:p>0.3164</text:p>
          </table:table-cell>
          <table:table-cell office:value-type="float" office:value="0.389184241703">
            <text:p>0.389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6000">
            <text:p>56000</text:p>
          </table:table-cell>
          <table:table-cell office:value-type="float" office:value="0.337009693074">
            <text:p>0.3370</text:p>
          </table:table-cell>
          <table:table-cell office:value-type="float" office:value="0.378564093711">
            <text:p>0.378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6001">
            <text:p>56001</text:p>
          </table:table-cell>
          <table:table-cell office:value-type="float" office:value="0.323090338971">
            <text:p>0.3231</text:p>
          </table:table-cell>
          <table:table-cell office:value-type="float" office:value="0.348775461996">
            <text:p>0.348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7000">
            <text:p>57000</text:p>
          </table:table-cell>
          <table:table-cell office:value-type="float" office:value="0.326775563007">
            <text:p>0.3268</text:p>
          </table:table-cell>
          <table:table-cell office:value-type="float" office:value="0.387117180193">
            <text:p>0.387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7001">
            <text:p>57001</text:p>
          </table:table-cell>
          <table:table-cell office:value-type="float" office:value="0.318652302831">
            <text:p>0.3187</text:p>
          </table:table-cell>
          <table:table-cell office:value-type="float" office:value="0.383651484976">
            <text:p>0.38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8000">
            <text:p>58000</text:p>
          </table:table-cell>
          <table:table-cell office:value-type="float" office:value="0.305279336865">
            <text:p>0.3053</text:p>
          </table:table-cell>
          <table:table-cell office:value-type="float" office:value="0.383284626129">
            <text:p>0.38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8001">
            <text:p>58001</text:p>
          </table:table-cell>
          <table:table-cell office:value-type="float" office:value="0.295187520398">
            <text:p>0.2952</text:p>
          </table:table-cell>
          <table:table-cell office:value-type="float" office:value="0.390034435039">
            <text:p>0.390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9000">
            <text:p>59000</text:p>
          </table:table-cell>
          <table:table-cell office:value-type="float" office:value="0.316355060457">
            <text:p>0.3164</text:p>
          </table:table-cell>
          <table:table-cell office:value-type="float" office:value="0.404811511416">
            <text:p>0.40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59001">
            <text:p>59001</text:p>
          </table:table-cell>
          <table:table-cell office:value-type="float" office:value="0.353353105058">
            <text:p>0.3534</text:p>
          </table:table-cell>
          <table:table-cell office:value-type="float" office:value="0.415901714294">
            <text:p>0.415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00">
            <text:p>60000</text:p>
          </table:table-cell>
          <table:table-cell office:value-type="float" office:value="0.301906479523">
            <text:p>0.3019</text:p>
          </table:table-cell>
          <table:table-cell office:value-type="float" office:value="0.376715406175">
            <text:p>0.376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0001">
            <text:p>60001</text:p>
          </table:table-cell>
          <table:table-cell office:value-type="float" office:value="0.302162078204">
            <text:p>0.3022</text:p>
          </table:table-cell>
          <table:table-cell office:value-type="float" office:value="0.398016685117">
            <text:p>0.398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1000">
            <text:p>61000</text:p>
          </table:table-cell>
          <table:table-cell office:value-type="float" office:value="0.302229229334">
            <text:p>0.3022</text:p>
          </table:table-cell>
          <table:table-cell office:value-type="float" office:value="0.390307222711">
            <text:p>0.390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1001">
            <text:p>61001</text:p>
          </table:table-cell>
          <table:table-cell office:value-type="float" office:value="0.326480880778">
            <text:p>0.3265</text:p>
          </table:table-cell>
          <table:table-cell office:value-type="float" office:value="0.410935842853">
            <text:p>0.410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2000">
            <text:p>62000</text:p>
          </table:table-cell>
          <table:table-cell office:value-type="float" office:value="0.304443949988">
            <text:p>0.3044</text:p>
          </table:table-cell>
          <table:table-cell office:value-type="float" office:value="0.368975220376">
            <text:p>0.369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2001">
            <text:p>62001</text:p>
          </table:table-cell>
          <table:table-cell office:value-type="float" office:value="0.297059633711">
            <text:p>0.2971</text:p>
          </table:table-cell>
          <table:table-cell office:value-type="float" office:value="0.373967648046">
            <text:p>0.37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3000">
            <text:p>63000</text:p>
          </table:table-cell>
          <table:table-cell office:value-type="float" office:value="0.32692621217">
            <text:p>0.3269</text:p>
          </table:table-cell>
          <table:table-cell office:value-type="float" office:value="0.359819658053">
            <text:p>0.359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3001">
            <text:p>63001</text:p>
          </table:table-cell>
          <table:table-cell office:value-type="float" office:value="0.308235360298">
            <text:p>0.3082</text:p>
          </table:table-cell>
          <table:table-cell office:value-type="float" office:value="0.362179843541">
            <text:p>0.362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4000">
            <text:p>64000</text:p>
          </table:table-cell>
          <table:table-cell office:value-type="float" office:value="0.340005879958">
            <text:p>0.3400</text:p>
          </table:table-cell>
          <table:table-cell office:value-type="float" office:value="0.413662200288">
            <text:p>0.41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4001">
            <text:p>64001</text:p>
          </table:table-cell>
          <table:table-cell office:value-type="float" office:value="0.323518171226">
            <text:p>0.3235</text:p>
          </table:table-cell>
          <table:table-cell office:value-type="float" office:value="0.408006532995">
            <text:p>0.408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5000">
            <text:p>65000</text:p>
          </table:table-cell>
          <table:table-cell office:value-type="float" office:value="0.33189701088">
            <text:p>0.3319</text:p>
          </table:table-cell>
          <table:table-cell office:value-type="float" office:value="0.403821822206">
            <text:p>0.403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5001">
            <text:p>65001</text:p>
          </table:table-cell>
          <table:table-cell office:value-type="float" office:value="0.34126577016">
            <text:p>0.3413</text:p>
          </table:table-cell>
          <table:table-cell office:value-type="float" office:value="0.38401477889">
            <text:p>0.38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6000">
            <text:p>66000</text:p>
          </table:table-cell>
          <table:table-cell office:value-type="float" office:value="0.334050450439">
            <text:p>0.3341</text:p>
          </table:table-cell>
          <table:table-cell office:value-type="float" office:value="0.382737737298">
            <text:p>0.382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6001">
            <text:p>66001</text:p>
          </table:table-cell>
          <table:table-cell office:value-type="float" office:value="0.330149640479">
            <text:p>0.3301</text:p>
          </table:table-cell>
          <table:table-cell office:value-type="float" office:value="0.355716240632">
            <text:p>0.35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7000">
            <text:p>67000</text:p>
          </table:table-cell>
          <table:table-cell office:value-type="float" office:value="0.321368097364">
            <text:p>0.3214</text:p>
          </table:table-cell>
          <table:table-cell office:value-type="float" office:value="0.392667210546">
            <text:p>0.392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7001">
            <text:p>67001</text:p>
          </table:table-cell>
          <table:table-cell office:value-type="float" office:value="0.317800738807">
            <text:p>0.3178</text:p>
          </table:table-cell>
          <table:table-cell office:value-type="float" office:value="0.34574131059">
            <text:p>0.34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8000">
            <text:p>68000</text:p>
          </table:table-cell>
          <table:table-cell office:value-type="float" office:value="0.313518347596">
            <text:p>0.3135</text:p>
          </table:table-cell>
          <table:table-cell office:value-type="float" office:value="0.38606424513">
            <text:p>0.386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8001">
            <text:p>68001</text:p>
          </table:table-cell>
          <table:table-cell office:value-type="float" office:value="0.326029209196">
            <text:p>0.3260</text:p>
          </table:table-cell>
          <table:table-cell office:value-type="float" office:value="0.402108068973">
            <text:p>0.402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9000">
            <text:p>69000</text:p>
          </table:table-cell>
          <table:table-cell office:value-type="float" office:value="0.313016497482">
            <text:p>0.3130</text:p>
          </table:table-cell>
          <table:table-cell office:value-type="float" office:value="0.395805686189">
            <text:p>0.395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69001">
            <text:p>69001</text:p>
          </table:table-cell>
          <table:table-cell office:value-type="float" office:value="0.314735679721">
            <text:p>0.3147</text:p>
          </table:table-cell>
          <table:table-cell office:value-type="float" office:value="0.367167500411">
            <text:p>0.367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00">
            <text:p>70000</text:p>
          </table:table-cell>
          <table:table-cell office:value-type="float" office:value="0.308702665216">
            <text:p>0.3087</text:p>
          </table:table-cell>
          <table:table-cell office:value-type="float" office:value="0.394967471033">
            <text:p>0.395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0001">
            <text:p>70001</text:p>
          </table:table-cell>
          <table:table-cell office:value-type="float" office:value="0.322807859181">
            <text:p>0.3228</text:p>
          </table:table-cell>
          <table:table-cell office:value-type="float" office:value="0.360595242336">
            <text:p>0.360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1000">
            <text:p>71000</text:p>
          </table:table-cell>
          <table:table-cell office:value-type="float" office:value="0.328314266652">
            <text:p>0.3283</text:p>
          </table:table-cell>
          <table:table-cell office:value-type="float" office:value="0.40564305693">
            <text:p>0.405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1001">
            <text:p>71001</text:p>
          </table:table-cell>
          <table:table-cell office:value-type="float" office:value="0.33282557329">
            <text:p>0.3328</text:p>
          </table:table-cell>
          <table:table-cell office:value-type="float" office:value="0.401117809095">
            <text:p>0.401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2000">
            <text:p>72000</text:p>
          </table:table-cell>
          <table:table-cell office:value-type="float" office:value="0.300632163943">
            <text:p>0.3006</text:p>
          </table:table-cell>
          <table:table-cell office:value-type="float" office:value="0.39094718275">
            <text:p>0.390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2001">
            <text:p>72001</text:p>
          </table:table-cell>
          <table:table-cell office:value-type="float" office:value="0.309215952642">
            <text:p>0.3092</text:p>
          </table:table-cell>
          <table:table-cell office:value-type="float" office:value="0.390738518521">
            <text:p>0.390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3000">
            <text:p>73000</text:p>
          </table:table-cell>
          <table:table-cell office:value-type="float" office:value="0.335989253784">
            <text:p>0.3360</text:p>
          </table:table-cell>
          <table:table-cell office:value-type="float" office:value="0.377126369557">
            <text:p>0.377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3001">
            <text:p>73001</text:p>
          </table:table-cell>
          <table:table-cell office:value-type="float" office:value="0.337585604777">
            <text:p>0.3376</text:p>
          </table:table-cell>
          <table:table-cell office:value-type="float" office:value="0.396924818198">
            <text:p>0.396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4000">
            <text:p>74000</text:p>
          </table:table-cell>
          <table:table-cell office:value-type="float" office:value="0.308800114491">
            <text:p>0.3088</text:p>
          </table:table-cell>
          <table:table-cell office:value-type="float" office:value="0.389285589224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4001">
            <text:p>74001</text:p>
          </table:table-cell>
          <table:table-cell office:value-type="float" office:value="0.316899799114">
            <text:p>0.3169</text:p>
          </table:table-cell>
          <table:table-cell office:value-type="float" office:value="0.370722993749">
            <text:p>0.370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5000">
            <text:p>75000</text:p>
          </table:table-cell>
          <table:table-cell office:value-type="float" office:value="0.334672194766">
            <text:p>0.3347</text:p>
          </table:table-cell>
          <table:table-cell office:value-type="float" office:value="0.37522778535">
            <text:p>0.375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5001">
            <text:p>75001</text:p>
          </table:table-cell>
          <table:table-cell office:value-type="float" office:value="0.317858308155">
            <text:p>0.3179</text:p>
          </table:table-cell>
          <table:table-cell office:value-type="float" office:value="0.377881583427">
            <text:p>0.377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6000">
            <text:p>76000</text:p>
          </table:table-cell>
          <table:table-cell office:value-type="float" office:value="0.329104824142">
            <text:p>0.3291</text:p>
          </table:table-cell>
          <table:table-cell office:value-type="float" office:value="0.403232515663">
            <text:p>0.403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6001">
            <text:p>76001</text:p>
          </table:table-cell>
          <table:table-cell office:value-type="float" office:value="0.328141164437">
            <text:p>0.3281</text:p>
          </table:table-cell>
          <table:table-cell office:value-type="float" office:value="0.354878489899">
            <text:p>0.354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7000">
            <text:p>77000</text:p>
          </table:table-cell>
          <table:table-cell office:value-type="float" office:value="0.301239550792">
            <text:p>0.3012</text:p>
          </table:table-cell>
          <table:table-cell office:value-type="float" office:value="0.369062399407">
            <text:p>0.369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7001">
            <text:p>77001</text:p>
          </table:table-cell>
          <table:table-cell office:value-type="float" office:value="0.299910763135">
            <text:p>0.2999</text:p>
          </table:table-cell>
          <table:table-cell office:value-type="float" office:value="0.389314087361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8000">
            <text:p>78000</text:p>
          </table:table-cell>
          <table:table-cell office:value-type="float" office:value="0.321339943314">
            <text:p>0.3213</text:p>
          </table:table-cell>
          <table:table-cell office:value-type="float" office:value="0.3837326536">
            <text:p>0.383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8001">
            <text:p>78001</text:p>
          </table:table-cell>
          <table:table-cell office:value-type="float" office:value="0.321902248642">
            <text:p>0.3219</text:p>
          </table:table-cell>
          <table:table-cell office:value-type="float" office:value="0.403299167081">
            <text:p>0.403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9000">
            <text:p>79000</text:p>
          </table:table-cell>
          <table:table-cell office:value-type="float" office:value="0.32513553344">
            <text:p>0.3251</text:p>
          </table:table-cell>
          <table:table-cell office:value-type="float" office:value="0.390547998305">
            <text:p>0.390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79001">
            <text:p>79001</text:p>
          </table:table-cell>
          <table:table-cell office:value-type="float" office:value="0.303429351233">
            <text:p>0.3034</text:p>
          </table:table-cell>
          <table:table-cell office:value-type="float" office:value="0.362358576076">
            <text:p>0.36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00">
            <text:p>80000</text:p>
          </table:table-cell>
          <table:table-cell office:value-type="float" office:value="0.313804999462">
            <text:p>0.3138</text:p>
          </table:table-cell>
          <table:table-cell office:value-type="float" office:value="0.373956136984">
            <text:p>0.374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0001">
            <text:p>80001</text:p>
          </table:table-cell>
          <table:table-cell office:value-type="float" office:value="0.336174144224">
            <text:p>0.3362</text:p>
          </table:table-cell>
          <table:table-cell office:value-type="float" office:value="0.393059055475">
            <text:p>0.393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1000">
            <text:p>81000</text:p>
          </table:table-cell>
          <table:table-cell office:value-type="float" office:value="0.339397954512">
            <text:p>0.3394</text:p>
          </table:table-cell>
          <table:table-cell office:value-type="float" office:value="0.399130490526">
            <text:p>0.399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1001">
            <text:p>81001</text:p>
          </table:table-cell>
          <table:table-cell office:value-type="float" office:value="0.322727902898">
            <text:p>0.3227</text:p>
          </table:table-cell>
          <table:table-cell office:value-type="float" office:value="0.392144094054">
            <text:p>0.392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2000">
            <text:p>82000</text:p>
          </table:table-cell>
          <table:table-cell office:value-type="float" office:value="0.318019604044">
            <text:p>0.3180</text:p>
          </table:table-cell>
          <table:table-cell office:value-type="float" office:value="0.379013218236">
            <text:p>0.379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2001">
            <text:p>82001</text:p>
          </table:table-cell>
          <table:table-cell office:value-type="float" office:value="0.318845764663">
            <text:p>0.3188</text:p>
          </table:table-cell>
          <table:table-cell office:value-type="float" office:value="0.377382931109">
            <text:p>0.377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3000">
            <text:p>83000</text:p>
          </table:table-cell>
          <table:table-cell office:value-type="float" office:value="0.340506927564">
            <text:p>0.3405</text:p>
          </table:table-cell>
          <table:table-cell office:value-type="float" office:value="0.374831043532">
            <text:p>0.374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3001">
            <text:p>83001</text:p>
          </table:table-cell>
          <table:table-cell office:value-type="float" office:value="0.324073853714">
            <text:p>0.3241</text:p>
          </table:table-cell>
          <table:table-cell office:value-type="float" office:value="0.35604484128">
            <text:p>0.356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4000">
            <text:p>84000</text:p>
          </table:table-cell>
          <table:table-cell office:value-type="float" office:value="0.309668559477">
            <text:p>0.3097</text:p>
          </table:table-cell>
          <table:table-cell office:value-type="float" office:value="0.366216776228">
            <text:p>0.366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4001">
            <text:p>84001</text:p>
          </table:table-cell>
          <table:table-cell office:value-type="float" office:value="0.296984723429">
            <text:p>0.2970</text:p>
          </table:table-cell>
          <table:table-cell office:value-type="float" office:value="0.377616706784">
            <text:p>0.377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5000">
            <text:p>85000</text:p>
          </table:table-cell>
          <table:table-cell office:value-type="float" office:value="0.321541786353">
            <text:p>0.3215</text:p>
          </table:table-cell>
          <table:table-cell office:value-type="float" office:value="0.361921623929">
            <text:p>0.3619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5001">
            <text:p>85001</text:p>
          </table:table-cell>
          <table:table-cell office:value-type="float" office:value="0.303042547514">
            <text:p>0.3030</text:p>
          </table:table-cell>
          <table:table-cell office:value-type="float" office:value="0.368374488513">
            <text:p>0.368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6000">
            <text:p>86000</text:p>
          </table:table-cell>
          <table:table-cell office:value-type="float" office:value="0.312006401839">
            <text:p>0.3120</text:p>
          </table:table-cell>
          <table:table-cell office:value-type="float" office:value="0.405425803544">
            <text:p>0.405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6001">
            <text:p>86001</text:p>
          </table:table-cell>
          <table:table-cell office:value-type="float" office:value="0.328557255636">
            <text:p>0.3286</text:p>
          </table:table-cell>
          <table:table-cell office:value-type="float" office:value="0.386087760816">
            <text:p>0.386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7000">
            <text:p>87000</text:p>
          </table:table-cell>
          <table:table-cell office:value-type="float" office:value="0.316413916345">
            <text:p>0.3164</text:p>
          </table:table-cell>
          <table:table-cell office:value-type="float" office:value="0.381954231033">
            <text:p>0.38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7001">
            <text:p>87001</text:p>
          </table:table-cell>
          <table:table-cell office:value-type="float" office:value="0.32347639313">
            <text:p>0.3235</text:p>
          </table:table-cell>
          <table:table-cell office:value-type="float" office:value="0.408453946324">
            <text:p>0.408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8000">
            <text:p>88000</text:p>
          </table:table-cell>
          <table:table-cell office:value-type="float" office:value="0.325390563311">
            <text:p>0.3254</text:p>
          </table:table-cell>
          <table:table-cell office:value-type="float" office:value="0.397222338597">
            <text:p>0.397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8001">
            <text:p>88001</text:p>
          </table:table-cell>
          <table:table-cell office:value-type="float" office:value="0.330832362081">
            <text:p>0.3308</text:p>
          </table:table-cell>
          <table:table-cell office:value-type="float" office:value="0.442644125424">
            <text:p>0.442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9000">
            <text:p>89000</text:p>
          </table:table-cell>
          <table:table-cell office:value-type="float" office:value="0.319568529292">
            <text:p>0.3196</text:p>
          </table:table-cell>
          <table:table-cell office:value-type="float" office:value="0.38876753993">
            <text:p>0.388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89001">
            <text:p>89001</text:p>
          </table:table-cell>
          <table:table-cell office:value-type="float" office:value="0.311997917593">
            <text:p>0.3120</text:p>
          </table:table-cell>
          <table:table-cell office:value-type="float" office:value="0.389265194452">
            <text:p>0.389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00">
            <text:p>90000</text:p>
          </table:table-cell>
          <table:table-cell office:value-type="float" office:value="0.355063173415">
            <text:p>0.3551</text:p>
          </table:table-cell>
          <table:table-cell office:value-type="float" office:value="0.381270293164">
            <text:p>0.381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0001">
            <text:p>90001</text:p>
          </table:table-cell>
          <table:table-cell office:value-type="float" office:value="0.34234308292">
            <text:p>0.3423</text:p>
          </table:table-cell>
          <table:table-cell office:value-type="float" office:value="0.386832863146">
            <text:p>0.386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1000">
            <text:p>91000</text:p>
          </table:table-cell>
          <table:table-cell office:value-type="float" office:value="0.32066147875">
            <text:p>0.3207</text:p>
          </table:table-cell>
          <table:table-cell office:value-type="float" office:value="0.391003834951">
            <text:p>0.391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1001">
            <text:p>91001</text:p>
          </table:table-cell>
          <table:table-cell office:value-type="float" office:value="0.321112358484">
            <text:p>0.3211</text:p>
          </table:table-cell>
          <table:table-cell office:value-type="float" office:value="0.380381138848">
            <text:p>0.380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2000">
            <text:p>92000</text:p>
          </table:table-cell>
          <table:table-cell office:value-type="float" office:value="0.338577209885">
            <text:p>0.3386</text:p>
          </table:table-cell>
          <table:table-cell office:value-type="float" office:value="0.380107696825">
            <text:p>0.38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2001">
            <text:p>92001</text:p>
          </table:table-cell>
          <table:table-cell office:value-type="float" office:value="0.347079234152">
            <text:p>0.3471</text:p>
          </table:table-cell>
          <table:table-cell office:value-type="float" office:value="0.368594329299">
            <text:p>0.368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3000">
            <text:p>93000</text:p>
          </table:table-cell>
          <table:table-cell office:value-type="float" office:value="0.333930177409">
            <text:p>0.3339</text:p>
          </table:table-cell>
          <table:table-cell office:value-type="float" office:value="0.390287145578">
            <text:p>0.390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3001">
            <text:p>93001</text:p>
          </table:table-cell>
          <table:table-cell office:value-type="float" office:value="0.351244364175">
            <text:p>0.3512</text:p>
          </table:table-cell>
          <table:table-cell office:value-type="float" office:value="0.401235728074">
            <text:p>0.4012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4000">
            <text:p>94000</text:p>
          </table:table-cell>
          <table:table-cell office:value-type="float" office:value="0.355289613258">
            <text:p>0.3553</text:p>
          </table:table-cell>
          <table:table-cell office:value-type="float" office:value="0.425758224905">
            <text:p>0.4258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4001">
            <text:p>94001</text:p>
          </table:table-cell>
          <table:table-cell office:value-type="float" office:value="0.332822081791">
            <text:p>0.3328</text:p>
          </table:table-cell>
          <table:table-cell office:value-type="float" office:value="0.38347887177">
            <text:p>0.3835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5000">
            <text:p>95000</text:p>
          </table:table-cell>
          <table:table-cell office:value-type="float" office:value="0.333880944092">
            <text:p>0.3339</text:p>
          </table:table-cell>
          <table:table-cell office:value-type="float" office:value="0.360119019449">
            <text:p>0.3601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5001">
            <text:p>95001</text:p>
          </table:table-cell>
          <table:table-cell office:value-type="float" office:value="0.36497844825">
            <text:p>0.3650</text:p>
          </table:table-cell>
          <table:table-cell office:value-type="float" office:value="0.432721928625">
            <text:p>0.432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6000">
            <text:p>96000</text:p>
          </table:table-cell>
          <table:table-cell office:value-type="float" office:value="0.350687855915">
            <text:p>0.3507</text:p>
          </table:table-cell>
          <table:table-cell office:value-type="float" office:value="0.371412533903">
            <text:p>0.371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6001">
            <text:p>96001</text:p>
          </table:table-cell>
          <table:table-cell office:value-type="float" office:value="0.349986939428">
            <text:p>0.3500</text:p>
          </table:table-cell>
          <table:table-cell office:value-type="float" office:value="0.435682795424">
            <text:p>0.4357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7000">
            <text:p>97000</text:p>
          </table:table-cell>
          <table:table-cell office:value-type="float" office:value="0.339967901576">
            <text:p>0.3400</text:p>
          </table:table-cell>
          <table:table-cell office:value-type="float" office:value="0.40242647619">
            <text:p>0.4024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7001">
            <text:p>97001</text:p>
          </table:table-cell>
          <table:table-cell office:value-type="float" office:value="0.327612831855">
            <text:p>0.3276</text:p>
          </table:table-cell>
          <table:table-cell office:value-type="float" office:value="0.379999817012">
            <text:p>0.380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8000">
            <text:p>98000</text:p>
          </table:table-cell>
          <table:table-cell office:value-type="float" office:value="0.336764943521">
            <text:p>0.3368</text:p>
          </table:table-cell>
          <table:table-cell office:value-type="float" office:value="0.384626261634">
            <text:p>0.3846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8001">
            <text:p>98001</text:p>
          </table:table-cell>
          <table:table-cell office:value-type="float" office:value="0.341890209413">
            <text:p>0.3419</text:p>
          </table:table-cell>
          <table:table-cell office:value-type="float" office:value="0.412260585045">
            <text:p>0.4123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9000">
            <text:p>99000</text:p>
          </table:table-cell>
          <table:table-cell office:value-type="float" office:value="0.355978716758">
            <text:p>0.3560</text:p>
          </table:table-cell>
          <table:table-cell office:value-type="float" office:value="0.371981937637">
            <text:p>0.3720</text:p>
          </table:table-cell>
        </table:table-row>
        <table:table-row table:style-name="ro1">
          <table:table-cell office:value-type="string">
            <text:p>fibres_1_SNR_6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float" office:value="99001">
            <text:p>99001</text:p>
          </table:table-cell>
          <table:table-cell office:value-type="float" office:value="0.326132128912">
            <text:p>0.3261</text:p>
          </table:table-cell>
          <table:table-cell office:value-type="float" office:value="0.371294308511">
            <text:p>0.37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56961959104">
            <text:p>0.5696</text:p>
          </table:table-cell>
          <table:table-cell office:value-type="float" office:value="0.680481973341">
            <text:p>0.680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79302011457">
            <text:p>0.5793</text:p>
          </table:table-cell>
          <table:table-cell office:value-type="float" office:value="0.710010420166">
            <text:p>0.710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0.560990979608">
            <text:p>0.5610</text:p>
          </table:table-cell>
          <table:table-cell office:value-type="float" office:value="0.674599678967">
            <text:p>0.674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1">
            <text:p>1001</text:p>
          </table:table-cell>
          <table:table-cell office:value-type="float" office:value="0.583505871499">
            <text:p>0.5835</text:p>
          </table:table-cell>
          <table:table-cell office:value-type="float" office:value="0.685928331391">
            <text:p>0.68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0">
            <text:p>2000</text:p>
          </table:table-cell>
          <table:table-cell office:value-type="float" office:value="0.573000881747">
            <text:p>0.5730</text:p>
          </table:table-cell>
          <table:table-cell office:value-type="float" office:value="0.685395145193">
            <text:p>0.685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1">
            <text:p>2001</text:p>
          </table:table-cell>
          <table:table-cell office:value-type="float" office:value="0.585113133455">
            <text:p>0.5851</text:p>
          </table:table-cell>
          <table:table-cell office:value-type="float" office:value="0.713796484698">
            <text:p>0.713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  <table:table-cell office:value-type="float" office:value="0.575528580147">
            <text:p>0.5755</text:p>
          </table:table-cell>
          <table:table-cell office:value-type="float" office:value="0.690973003564">
            <text:p>0.69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1">
            <text:p>3001</text:p>
          </table:table-cell>
          <table:table-cell office:value-type="float" office:value="0.576072483056">
            <text:p>0.5761</text:p>
          </table:table-cell>
          <table:table-cell office:value-type="float" office:value="0.705261366609">
            <text:p>0.70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0">
            <text:p>4000</text:p>
          </table:table-cell>
          <table:table-cell office:value-type="float" office:value="0.579168306655">
            <text:p>0.5792</text:p>
          </table:table-cell>
          <table:table-cell office:value-type="float" office:value="0.670860135014">
            <text:p>0.670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1">
            <text:p>4001</text:p>
          </table:table-cell>
          <table:table-cell office:value-type="float" office:value="0.579005802699">
            <text:p>0.5790</text:p>
          </table:table-cell>
          <table:table-cell office:value-type="float" office:value="0.692324440412">
            <text:p>0.692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0">
            <text:p>5000</text:p>
          </table:table-cell>
          <table:table-cell office:value-type="float" office:value="0.570380283027">
            <text:p>0.5704</text:p>
          </table:table-cell>
          <table:table-cell office:value-type="float" office:value="0.680375501551">
            <text:p>0.680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1">
            <text:p>5001</text:p>
          </table:table-cell>
          <table:table-cell office:value-type="float" office:value="0.581676312268">
            <text:p>0.5817</text:p>
          </table:table-cell>
          <table:table-cell office:value-type="float" office:value="0.706311459589">
            <text:p>0.70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0">
            <text:p>6000</text:p>
          </table:table-cell>
          <table:table-cell office:value-type="float" office:value="0.581999059046">
            <text:p>0.5820</text:p>
          </table:table-cell>
          <table:table-cell office:value-type="float" office:value="0.722943027598">
            <text:p>0.722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1">
            <text:p>6001</text:p>
          </table:table-cell>
          <table:table-cell office:value-type="float" office:value="0.577824289809">
            <text:p>0.5778</text:p>
          </table:table-cell>
          <table:table-cell office:value-type="float" office:value="0.71618127299">
            <text:p>0.716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0">
            <text:p>7000</text:p>
          </table:table-cell>
          <table:table-cell office:value-type="float" office:value="0.577996904829">
            <text:p>0.5780</text:p>
          </table:table-cell>
          <table:table-cell office:value-type="float" office:value="0.7104798121">
            <text:p>0.710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1">
            <text:p>7001</text:p>
          </table:table-cell>
          <table:table-cell office:value-type="float" office:value="0.581797118923">
            <text:p>0.5818</text:p>
          </table:table-cell>
          <table:table-cell office:value-type="float" office:value="0.696663866114">
            <text:p>0.696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0.56859959696">
            <text:p>0.5686</text:p>
          </table:table-cell>
          <table:table-cell office:value-type="float" office:value="0.691283177015">
            <text:p>0.69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1">
            <text:p>8001</text:p>
          </table:table-cell>
          <table:table-cell office:value-type="float" office:value="0.57548792149">
            <text:p>0.5755</text:p>
          </table:table-cell>
          <table:table-cell office:value-type="float" office:value="0.695194601291">
            <text:p>0.695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0">
            <text:p>9000</text:p>
          </table:table-cell>
          <table:table-cell office:value-type="float" office:value="0.573695615834">
            <text:p>0.5737</text:p>
          </table:table-cell>
          <table:table-cell office:value-type="float" office:value="0.710094475094">
            <text:p>0.710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1">
            <text:p>9001</text:p>
          </table:table-cell>
          <table:table-cell office:value-type="float" office:value="0.572623757825">
            <text:p>0.5726</text:p>
          </table:table-cell>
          <table:table-cell office:value-type="float" office:value="0.676221300128">
            <text:p>0.676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00">
            <text:p>10000</text:p>
          </table:table-cell>
          <table:table-cell office:value-type="float" office:value="0.546489236323">
            <text:p>0.5465</text:p>
          </table:table-cell>
          <table:table-cell office:value-type="float" office:value="0.681111141275">
            <text:p>0.681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0001">
            <text:p>10001</text:p>
          </table:table-cell>
          <table:table-cell office:value-type="float" office:value="0.534721956068">
            <text:p>0.5347</text:p>
          </table:table-cell>
          <table:table-cell office:value-type="float" office:value="0.674706234429">
            <text:p>0.674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000">
            <text:p>11000</text:p>
          </table:table-cell>
          <table:table-cell office:value-type="float" office:value="0.56778000534">
            <text:p>0.5678</text:p>
          </table:table-cell>
          <table:table-cell office:value-type="float" office:value="0.697413389715">
            <text:p>0.697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1001">
            <text:p>11001</text:p>
          </table:table-cell>
          <table:table-cell office:value-type="float" office:value="0.556987908116">
            <text:p>0.5570</text:p>
          </table:table-cell>
          <table:table-cell office:value-type="float" office:value="0.675525528146">
            <text:p>0.67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00">
            <text:p>12000</text:p>
          </table:table-cell>
          <table:table-cell office:value-type="float" office:value="0.550703950738">
            <text:p>0.5507</text:p>
          </table:table-cell>
          <table:table-cell office:value-type="float" office:value="0.675845412131">
            <text:p>0.675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001">
            <text:p>12001</text:p>
          </table:table-cell>
          <table:table-cell office:value-type="float" office:value="0.556621412183">
            <text:p>0.5566</text:p>
          </table:table-cell>
          <table:table-cell office:value-type="float" office:value="0.697095481299">
            <text:p>0.697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3000">
            <text:p>13000</text:p>
          </table:table-cell>
          <table:table-cell office:value-type="float" office:value="0.554163639867">
            <text:p>0.5542</text:p>
          </table:table-cell>
          <table:table-cell office:value-type="float" office:value="0.706087127059">
            <text:p>0.706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3001">
            <text:p>13001</text:p>
          </table:table-cell>
          <table:table-cell office:value-type="float" office:value="0.555663049467">
            <text:p>0.5557</text:p>
          </table:table-cell>
          <table:table-cell office:value-type="float" office:value="0.698524057522">
            <text:p>0.698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000">
            <text:p>14000</text:p>
          </table:table-cell>
          <table:table-cell office:value-type="float" office:value="0.556382007242">
            <text:p>0.5564</text:p>
          </table:table-cell>
          <table:table-cell office:value-type="float" office:value="0.69407802593">
            <text:p>0.694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001">
            <text:p>14001</text:p>
          </table:table-cell>
          <table:table-cell office:value-type="float" office:value="0.540893548954">
            <text:p>0.5409</text:p>
          </table:table-cell>
          <table:table-cell office:value-type="float" office:value="0.669436364872">
            <text:p>0.66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000">
            <text:p>15000</text:p>
          </table:table-cell>
          <table:table-cell office:value-type="float" office:value="0.558979776554">
            <text:p>0.5590</text:p>
          </table:table-cell>
          <table:table-cell office:value-type="float" office:value="0.696886021792">
            <text:p>0.696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001">
            <text:p>15001</text:p>
          </table:table-cell>
          <table:table-cell office:value-type="float" office:value="0.549828913634">
            <text:p>0.5498</text:p>
          </table:table-cell>
          <table:table-cell office:value-type="float" office:value="0.694899614727">
            <text:p>0.694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000">
            <text:p>16000</text:p>
          </table:table-cell>
          <table:table-cell office:value-type="float" office:value="0.546724127063">
            <text:p>0.5467</text:p>
          </table:table-cell>
          <table:table-cell office:value-type="float" office:value="0.681868674582">
            <text:p>0.68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001">
            <text:p>16001</text:p>
          </table:table-cell>
          <table:table-cell office:value-type="float" office:value="0.549656513283">
            <text:p>0.5497</text:p>
          </table:table-cell>
          <table:table-cell office:value-type="float" office:value="0.689328540388">
            <text:p>0.689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7000">
            <text:p>17000</text:p>
          </table:table-cell>
          <table:table-cell office:value-type="float" office:value="0.555003786648">
            <text:p>0.5550</text:p>
          </table:table-cell>
          <table:table-cell office:value-type="float" office:value="0.714969009059">
            <text:p>0.715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7001">
            <text:p>17001</text:p>
          </table:table-cell>
          <table:table-cell office:value-type="float" office:value="0.551630973003">
            <text:p>0.5516</text:p>
          </table:table-cell>
          <table:table-cell office:value-type="float" office:value="0.678372009958">
            <text:p>0.678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000">
            <text:p>18000</text:p>
          </table:table-cell>
          <table:table-cell office:value-type="float" office:value="0.557729975944">
            <text:p>0.5577</text:p>
          </table:table-cell>
          <table:table-cell office:value-type="float" office:value="0.703120632497">
            <text:p>0.703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001">
            <text:p>18001</text:p>
          </table:table-cell>
          <table:table-cell office:value-type="float" office:value="0.564643716742">
            <text:p>0.5646</text:p>
          </table:table-cell>
          <table:table-cell office:value-type="float" office:value="0.702730256102">
            <text:p>0.702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000">
            <text:p>19000</text:p>
          </table:table-cell>
          <table:table-cell office:value-type="float" office:value="0.545672454196">
            <text:p>0.5457</text:p>
          </table:table-cell>
          <table:table-cell office:value-type="float" office:value="0.676323412562">
            <text:p>0.67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001">
            <text:p>19001</text:p>
          </table:table-cell>
          <table:table-cell office:value-type="float" office:value="0.548059821172">
            <text:p>0.5481</text:p>
          </table:table-cell>
          <table:table-cell office:value-type="float" office:value="0.689400543251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00">
            <text:p>20000</text:p>
          </table:table-cell>
          <table:table-cell office:value-type="float" office:value="0.54700201213">
            <text:p>0.5470</text:p>
          </table:table-cell>
          <table:table-cell office:value-type="float" office:value="0.681991849803">
            <text:p>0.68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001">
            <text:p>20001</text:p>
          </table:table-cell>
          <table:table-cell office:value-type="float" office:value="0.546889773536">
            <text:p>0.5469</text:p>
          </table:table-cell>
          <table:table-cell office:value-type="float" office:value="0.66866500707">
            <text:p>0.668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000">
            <text:p>21000</text:p>
          </table:table-cell>
          <table:table-cell office:value-type="float" office:value="0.563052177941">
            <text:p>0.5631</text:p>
          </table:table-cell>
          <table:table-cell office:value-type="float" office:value="0.690605446955">
            <text:p>0.690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1001">
            <text:p>21001</text:p>
          </table:table-cell>
          <table:table-cell office:value-type="float" office:value="0.559206104293">
            <text:p>0.5592</text:p>
          </table:table-cell>
          <table:table-cell office:value-type="float" office:value="0.699887787833">
            <text:p>0.699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000">
            <text:p>22000</text:p>
          </table:table-cell>
          <table:table-cell office:value-type="float" office:value="0.539133010245">
            <text:p>0.5391</text:p>
          </table:table-cell>
          <table:table-cell office:value-type="float" office:value="0.695162437568">
            <text:p>0.695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001">
            <text:p>22001</text:p>
          </table:table-cell>
          <table:table-cell office:value-type="float" office:value="0.542562207775">
            <text:p>0.5426</text:p>
          </table:table-cell>
          <table:table-cell office:value-type="float" office:value="0.690246450303">
            <text:p>0.69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000">
            <text:p>23000</text:p>
          </table:table-cell>
          <table:table-cell office:value-type="float" office:value="0.559522808254">
            <text:p>0.5595</text:p>
          </table:table-cell>
          <table:table-cell office:value-type="float" office:value="0.689010766337">
            <text:p>0.689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001">
            <text:p>23001</text:p>
          </table:table-cell>
          <table:table-cell office:value-type="float" office:value="0.548920876458">
            <text:p>0.5489</text:p>
          </table:table-cell>
          <table:table-cell office:value-type="float" office:value="0.689907470753">
            <text:p>0.689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000">
            <text:p>24000</text:p>
          </table:table-cell>
          <table:table-cell office:value-type="float" office:value="0.548434886841">
            <text:p>0.5484</text:p>
          </table:table-cell>
          <table:table-cell office:value-type="float" office:value="0.678361556988">
            <text:p>0.678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001">
            <text:p>24001</text:p>
          </table:table-cell>
          <table:table-cell office:value-type="float" office:value="0.545212655063">
            <text:p>0.5452</text:p>
          </table:table-cell>
          <table:table-cell office:value-type="float" office:value="0.672528158707">
            <text:p>0.672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000">
            <text:p>25000</text:p>
          </table:table-cell>
          <table:table-cell office:value-type="float" office:value="0.549468374289">
            <text:p>0.5495</text:p>
          </table:table-cell>
          <table:table-cell office:value-type="float" office:value="0.673355353696">
            <text:p>0.67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5001">
            <text:p>25001</text:p>
          </table:table-cell>
          <table:table-cell office:value-type="float" office:value="0.557132082246">
            <text:p>0.5571</text:p>
          </table:table-cell>
          <table:table-cell office:value-type="float" office:value="0.678900701897">
            <text:p>0.678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000">
            <text:p>26000</text:p>
          </table:table-cell>
          <table:table-cell office:value-type="float" office:value="0.560316845086">
            <text:p>0.5603</text:p>
          </table:table-cell>
          <table:table-cell office:value-type="float" office:value="0.69500852827">
            <text:p>0.695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001">
            <text:p>26001</text:p>
          </table:table-cell>
          <table:table-cell office:value-type="float" office:value="0.55321317488">
            <text:p>0.5532</text:p>
          </table:table-cell>
          <table:table-cell office:value-type="float" office:value="0.711301767307">
            <text:p>0.71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7000">
            <text:p>27000</text:p>
          </table:table-cell>
          <table:table-cell office:value-type="float" office:value="0.539100087019">
            <text:p>0.5391</text:p>
          </table:table-cell>
          <table:table-cell office:value-type="float" office:value="0.689651646274">
            <text:p>0.68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7001">
            <text:p>27001</text:p>
          </table:table-cell>
          <table:table-cell office:value-type="float" office:value="0.544860703416">
            <text:p>0.5449</text:p>
          </table:table-cell>
          <table:table-cell office:value-type="float" office:value="0.642903392798">
            <text:p>0.642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000">
            <text:p>28000</text:p>
          </table:table-cell>
          <table:table-cell office:value-type="float" office:value="0.557792176581">
            <text:p>0.5578</text:p>
          </table:table-cell>
          <table:table-cell office:value-type="float" office:value="0.6888695871">
            <text:p>0.688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001">
            <text:p>28001</text:p>
          </table:table-cell>
          <table:table-cell office:value-type="float" office:value="0.561640792849">
            <text:p>0.5616</text:p>
          </table:table-cell>
          <table:table-cell office:value-type="float" office:value="0.687209478937">
            <text:p>0.687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000">
            <text:p>29000</text:p>
          </table:table-cell>
          <table:table-cell office:value-type="float" office:value="0.549977842653">
            <text:p>0.5500</text:p>
          </table:table-cell>
          <table:table-cell office:value-type="float" office:value="0.695912871111">
            <text:p>0.69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001">
            <text:p>29001</text:p>
          </table:table-cell>
          <table:table-cell office:value-type="float" office:value="0.550795238681">
            <text:p>0.5508</text:p>
          </table:table-cell>
          <table:table-cell office:value-type="float" office:value="0.682618314093">
            <text:p>0.682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0">
            <text:p>30000</text:p>
          </table:table-cell>
          <table:table-cell office:value-type="float" office:value="0.550127494564">
            <text:p>0.5501</text:p>
          </table:table-cell>
          <table:table-cell office:value-type="float" office:value="0.673657639777">
            <text:p>0.673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1">
            <text:p>30001</text:p>
          </table:table-cell>
          <table:table-cell office:value-type="float" office:value="0.544136073074">
            <text:p>0.5441</text:p>
          </table:table-cell>
          <table:table-cell office:value-type="float" office:value="0.68237205592">
            <text:p>0.682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1000">
            <text:p>31000</text:p>
          </table:table-cell>
          <table:table-cell office:value-type="float" office:value="0.55374143602">
            <text:p>0.5537</text:p>
          </table:table-cell>
          <table:table-cell office:value-type="float" office:value="0.706274621345">
            <text:p>0.70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1001">
            <text:p>31001</text:p>
          </table:table-cell>
          <table:table-cell office:value-type="float" office:value="0.557072707286">
            <text:p>0.5571</text:p>
          </table:table-cell>
          <table:table-cell office:value-type="float" office:value="0.709812180074">
            <text:p>0.709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2000">
            <text:p>32000</text:p>
          </table:table-cell>
          <table:table-cell office:value-type="float" office:value="0.55200848244">
            <text:p>0.5520</text:p>
          </table:table-cell>
          <table:table-cell office:value-type="float" office:value="0.681919209221">
            <text:p>0.68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2001">
            <text:p>32001</text:p>
          </table:table-cell>
          <table:table-cell office:value-type="float" office:value="0.549663324339">
            <text:p>0.5497</text:p>
          </table:table-cell>
          <table:table-cell office:value-type="float" office:value="0.675786509681">
            <text:p>0.675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3000">
            <text:p>33000</text:p>
          </table:table-cell>
          <table:table-cell office:value-type="float" office:value="0.559140351705">
            <text:p>0.5591</text:p>
          </table:table-cell>
          <table:table-cell office:value-type="float" office:value="0.699887615773">
            <text:p>0.699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3001">
            <text:p>33001</text:p>
          </table:table-cell>
          <table:table-cell office:value-type="float" office:value="0.555853518393">
            <text:p>0.5559</text:p>
          </table:table-cell>
          <table:table-cell office:value-type="float" office:value="0.681583047007">
            <text:p>0.681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000">
            <text:p>34000</text:p>
          </table:table-cell>
          <table:table-cell office:value-type="float" office:value="0.563462376717">
            <text:p>0.5635</text:p>
          </table:table-cell>
          <table:table-cell office:value-type="float" office:value="0.70545095249">
            <text:p>0.70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001">
            <text:p>34001</text:p>
          </table:table-cell>
          <table:table-cell office:value-type="float" office:value="0.550201622461">
            <text:p>0.5502</text:p>
          </table:table-cell>
          <table:table-cell office:value-type="float" office:value="0.667528046611">
            <text:p>0.667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5000">
            <text:p>35000</text:p>
          </table:table-cell>
          <table:table-cell office:value-type="float" office:value="0.571930026587">
            <text:p>0.5719</text:p>
          </table:table-cell>
          <table:table-cell office:value-type="float" office:value="0.69280987461">
            <text:p>0.692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5001">
            <text:p>35001</text:p>
          </table:table-cell>
          <table:table-cell office:value-type="float" office:value="0.557821474644">
            <text:p>0.5578</text:p>
          </table:table-cell>
          <table:table-cell office:value-type="float" office:value="0.69380356725">
            <text:p>0.693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6000">
            <text:p>36000</text:p>
          </table:table-cell>
          <table:table-cell office:value-type="float" office:value="0.558751515729">
            <text:p>0.5588</text:p>
          </table:table-cell>
          <table:table-cell office:value-type="float" office:value="0.6963574352">
            <text:p>0.696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6001">
            <text:p>36001</text:p>
          </table:table-cell>
          <table:table-cell office:value-type="float" office:value="0.56432062497">
            <text:p>0.5643</text:p>
          </table:table-cell>
          <table:table-cell office:value-type="float" office:value="0.671264052886">
            <text:p>0.67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7000">
            <text:p>37000</text:p>
          </table:table-cell>
          <table:table-cell office:value-type="float" office:value="0.55210885779">
            <text:p>0.5521</text:p>
          </table:table-cell>
          <table:table-cell office:value-type="float" office:value="0.715310229134">
            <text:p>0.71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7001">
            <text:p>37001</text:p>
          </table:table-cell>
          <table:table-cell office:value-type="float" office:value="0.541593985381">
            <text:p>0.5416</text:p>
          </table:table-cell>
          <table:table-cell office:value-type="float" office:value="0.689351600844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8000">
            <text:p>38000</text:p>
          </table:table-cell>
          <table:table-cell office:value-type="float" office:value="0.552208018489">
            <text:p>0.5522</text:p>
          </table:table-cell>
          <table:table-cell office:value-type="float" office:value="0.676447527728">
            <text:p>0.676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8001">
            <text:p>38001</text:p>
          </table:table-cell>
          <table:table-cell office:value-type="float" office:value="0.552775931381">
            <text:p>0.5528</text:p>
          </table:table-cell>
          <table:table-cell office:value-type="float" office:value="0.684402620256">
            <text:p>0.684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9000">
            <text:p>39000</text:p>
          </table:table-cell>
          <table:table-cell office:value-type="float" office:value="0.543114498102">
            <text:p>0.5431</text:p>
          </table:table-cell>
          <table:table-cell office:value-type="float" office:value="0.654408627069">
            <text:p>0.654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9001">
            <text:p>39001</text:p>
          </table:table-cell>
          <table:table-cell office:value-type="float" office:value="0.543533110201">
            <text:p>0.5435</text:p>
          </table:table-cell>
          <table:table-cell office:value-type="float" office:value="0.677804403277">
            <text:p>0.677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00">
            <text:p>40000</text:p>
          </table:table-cell>
          <table:table-cell office:value-type="float" office:value="0.564216039108">
            <text:p>0.5642</text:p>
          </table:table-cell>
          <table:table-cell office:value-type="float" office:value="0.69389557577">
            <text:p>0.693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0001">
            <text:p>40001</text:p>
          </table:table-cell>
          <table:table-cell office:value-type="float" office:value="0.559698769541">
            <text:p>0.5597</text:p>
          </table:table-cell>
          <table:table-cell office:value-type="float" office:value="0.695921382809">
            <text:p>0.69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1000">
            <text:p>41000</text:p>
          </table:table-cell>
          <table:table-cell office:value-type="float" office:value="0.557029336669">
            <text:p>0.5570</text:p>
          </table:table-cell>
          <table:table-cell office:value-type="float" office:value="0.691553293771">
            <text:p>0.691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1001">
            <text:p>41001</text:p>
          </table:table-cell>
          <table:table-cell office:value-type="float" office:value="0.557487323083">
            <text:p>0.5575</text:p>
          </table:table-cell>
          <table:table-cell office:value-type="float" office:value="0.694116284314">
            <text:p>0.694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2000">
            <text:p>42000</text:p>
          </table:table-cell>
          <table:table-cell office:value-type="float" office:value="0.564611176112">
            <text:p>0.5646</text:p>
          </table:table-cell>
          <table:table-cell office:value-type="float" office:value="0.697642847292">
            <text:p>0.697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2001">
            <text:p>42001</text:p>
          </table:table-cell>
          <table:table-cell office:value-type="float" office:value="0.555094418674">
            <text:p>0.5551</text:p>
          </table:table-cell>
          <table:table-cell office:value-type="float" office:value="0.704620306258">
            <text:p>0.704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3000">
            <text:p>43000</text:p>
          </table:table-cell>
          <table:table-cell office:value-type="float" office:value="0.550176434803">
            <text:p>0.5502</text:p>
          </table:table-cell>
          <table:table-cell office:value-type="float" office:value="0.682008115111">
            <text:p>0.68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3001">
            <text:p>43001</text:p>
          </table:table-cell>
          <table:table-cell office:value-type="float" office:value="0.558407386734">
            <text:p>0.5584</text:p>
          </table:table-cell>
          <table:table-cell office:value-type="float" office:value="0.703127705886">
            <text:p>0.703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4000">
            <text:p>44000</text:p>
          </table:table-cell>
          <table:table-cell office:value-type="float" office:value="0.545091601992">
            <text:p>0.5451</text:p>
          </table:table-cell>
          <table:table-cell office:value-type="float" office:value="0.673083328869">
            <text:p>0.673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4001">
            <text:p>44001</text:p>
          </table:table-cell>
          <table:table-cell office:value-type="float" office:value="0.549346732756">
            <text:p>0.5493</text:p>
          </table:table-cell>
          <table:table-cell office:value-type="float" office:value="0.689695075414">
            <text:p>0.68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000">
            <text:p>45000</text:p>
          </table:table-cell>
          <table:table-cell office:value-type="float" office:value="0.546931699349">
            <text:p>0.5469</text:p>
          </table:table-cell>
          <table:table-cell office:value-type="float" office:value="0.711885066725">
            <text:p>0.71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5001">
            <text:p>45001</text:p>
          </table:table-cell>
          <table:table-cell office:value-type="float" office:value="0.563164621246">
            <text:p>0.5632</text:p>
          </table:table-cell>
          <table:table-cell office:value-type="float" office:value="0.691046323938">
            <text:p>0.69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6000">
            <text:p>46000</text:p>
          </table:table-cell>
          <table:table-cell office:value-type="float" office:value="0.554559074091">
            <text:p>0.5546</text:p>
          </table:table-cell>
          <table:table-cell office:value-type="float" office:value="0.710037354086">
            <text:p>0.710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6001">
            <text:p>46001</text:p>
          </table:table-cell>
          <table:table-cell office:value-type="float" office:value="0.553651482661">
            <text:p>0.5537</text:p>
          </table:table-cell>
          <table:table-cell office:value-type="float" office:value="0.686352785726">
            <text:p>0.686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7000">
            <text:p>47000</text:p>
          </table:table-cell>
          <table:table-cell office:value-type="float" office:value="0.560076944563">
            <text:p>0.5601</text:p>
          </table:table-cell>
          <table:table-cell office:value-type="float" office:value="0.689690960874">
            <text:p>0.68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7001">
            <text:p>47001</text:p>
          </table:table-cell>
          <table:table-cell office:value-type="float" office:value="0.566148970596">
            <text:p>0.5661</text:p>
          </table:table-cell>
          <table:table-cell office:value-type="float" office:value="0.697928747142">
            <text:p>0.697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8000">
            <text:p>48000</text:p>
          </table:table-cell>
          <table:table-cell office:value-type="float" office:value="0.544973810981">
            <text:p>0.5450</text:p>
          </table:table-cell>
          <table:table-cell office:value-type="float" office:value="0.689751461032">
            <text:p>0.689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8001">
            <text:p>48001</text:p>
          </table:table-cell>
          <table:table-cell office:value-type="float" office:value="0.556533268063">
            <text:p>0.5565</text:p>
          </table:table-cell>
          <table:table-cell office:value-type="float" office:value="0.698074813332">
            <text:p>0.69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9000">
            <text:p>49000</text:p>
          </table:table-cell>
          <table:table-cell office:value-type="float" office:value="0.569701241159">
            <text:p>0.5697</text:p>
          </table:table-cell>
          <table:table-cell office:value-type="float" office:value="0.703156634361">
            <text:p>0.703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49001">
            <text:p>49001</text:p>
          </table:table-cell>
          <table:table-cell office:value-type="float" office:value="0.559155139701">
            <text:p>0.5592</text:p>
          </table:table-cell>
          <table:table-cell office:value-type="float" office:value="0.690990796295">
            <text:p>0.69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00">
            <text:p>50000</text:p>
          </table:table-cell>
          <table:table-cell office:value-type="float" office:value="0.56429094867">
            <text:p>0.5643</text:p>
          </table:table-cell>
          <table:table-cell office:value-type="float" office:value="0.701611973516">
            <text:p>0.701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0001">
            <text:p>50001</text:p>
          </table:table-cell>
          <table:table-cell office:value-type="float" office:value="0.573038031649">
            <text:p>0.5730</text:p>
          </table:table-cell>
          <table:table-cell office:value-type="float" office:value="0.69974987657">
            <text:p>0.699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1000">
            <text:p>51000</text:p>
          </table:table-cell>
          <table:table-cell office:value-type="float" office:value="0.544482979751">
            <text:p>0.5445</text:p>
          </table:table-cell>
          <table:table-cell office:value-type="float" office:value="0.66759903382">
            <text:p>0.667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1001">
            <text:p>51001</text:p>
          </table:table-cell>
          <table:table-cell office:value-type="float" office:value="0.542431692653">
            <text:p>0.5424</text:p>
          </table:table-cell>
          <table:table-cell office:value-type="float" office:value="0.671902556355">
            <text:p>0.671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2000">
            <text:p>52000</text:p>
          </table:table-cell>
          <table:table-cell office:value-type="float" office:value="0.562025668242">
            <text:p>0.5620</text:p>
          </table:table-cell>
          <table:table-cell office:value-type="float" office:value="0.694507439771">
            <text:p>0.694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2001">
            <text:p>52001</text:p>
          </table:table-cell>
          <table:table-cell office:value-type="float" office:value="0.562261532848">
            <text:p>0.5623</text:p>
          </table:table-cell>
          <table:table-cell office:value-type="float" office:value="0.68899544058">
            <text:p>0.689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3000">
            <text:p>53000</text:p>
          </table:table-cell>
          <table:table-cell office:value-type="float" office:value="0.557252861564">
            <text:p>0.5573</text:p>
          </table:table-cell>
          <table:table-cell office:value-type="float" office:value="0.698198047827">
            <text:p>0.698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3001">
            <text:p>53001</text:p>
          </table:table-cell>
          <table:table-cell office:value-type="float" office:value="0.544657072857">
            <text:p>0.5447</text:p>
          </table:table-cell>
          <table:table-cell office:value-type="float" office:value="0.682665571771">
            <text:p>0.682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4000">
            <text:p>54000</text:p>
          </table:table-cell>
          <table:table-cell office:value-type="float" office:value="0.561446601901">
            <text:p>0.5614</text:p>
          </table:table-cell>
          <table:table-cell office:value-type="float" office:value="0.706187849722">
            <text:p>0.706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4001">
            <text:p>54001</text:p>
          </table:table-cell>
          <table:table-cell office:value-type="float" office:value="0.547255332433">
            <text:p>0.5473</text:p>
          </table:table-cell>
          <table:table-cell office:value-type="float" office:value="0.688461137949">
            <text:p>0.688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5000">
            <text:p>55000</text:p>
          </table:table-cell>
          <table:table-cell office:value-type="float" office:value="0.537697731048">
            <text:p>0.5377</text:p>
          </table:table-cell>
          <table:table-cell office:value-type="float" office:value="0.677019348435">
            <text:p>0.677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5001">
            <text:p>55001</text:p>
          </table:table-cell>
          <table:table-cell office:value-type="float" office:value="0.542017514312">
            <text:p>0.5420</text:p>
          </table:table-cell>
          <table:table-cell office:value-type="float" office:value="0.686647503914">
            <text:p>0.686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6000">
            <text:p>56000</text:p>
          </table:table-cell>
          <table:table-cell office:value-type="float" office:value="0.554155800704">
            <text:p>0.5542</text:p>
          </table:table-cell>
          <table:table-cell office:value-type="float" office:value="0.704797429123">
            <text:p>0.704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6001">
            <text:p>56001</text:p>
          </table:table-cell>
          <table:table-cell office:value-type="float" office:value="0.549737735318">
            <text:p>0.5497</text:p>
          </table:table-cell>
          <table:table-cell office:value-type="float" office:value="0.672046390481">
            <text:p>0.67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7000">
            <text:p>57000</text:p>
          </table:table-cell>
          <table:table-cell office:value-type="float" office:value="0.557023231817">
            <text:p>0.5570</text:p>
          </table:table-cell>
          <table:table-cell office:value-type="float" office:value="0.690642144801">
            <text:p>0.690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7001">
            <text:p>57001</text:p>
          </table:table-cell>
          <table:table-cell office:value-type="float" office:value="0.554661298159">
            <text:p>0.5547</text:p>
          </table:table-cell>
          <table:table-cell office:value-type="float" office:value="0.684157555321">
            <text:p>0.684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8000">
            <text:p>58000</text:p>
          </table:table-cell>
          <table:table-cell office:value-type="float" office:value="0.548727993445">
            <text:p>0.5487</text:p>
          </table:table-cell>
          <table:table-cell office:value-type="float" office:value="0.679149597792">
            <text:p>0.679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8001">
            <text:p>58001</text:p>
          </table:table-cell>
          <table:table-cell office:value-type="float" office:value="0.535614123596">
            <text:p>0.5356</text:p>
          </table:table-cell>
          <table:table-cell office:value-type="float" office:value="0.673704823014">
            <text:p>0.673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9000">
            <text:p>59000</text:p>
          </table:table-cell>
          <table:table-cell office:value-type="float" office:value="0.56507466269">
            <text:p>0.5651</text:p>
          </table:table-cell>
          <table:table-cell office:value-type="float" office:value="0.681663836275">
            <text:p>0.681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59001">
            <text:p>59001</text:p>
          </table:table-cell>
          <table:table-cell office:value-type="float" office:value="0.563523489404">
            <text:p>0.5635</text:p>
          </table:table-cell>
          <table:table-cell office:value-type="float" office:value="0.692768423683">
            <text:p>0.692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00">
            <text:p>60000</text:p>
          </table:table-cell>
          <table:table-cell office:value-type="float" office:value="0.545958699607">
            <text:p>0.5460</text:p>
          </table:table-cell>
          <table:table-cell office:value-type="float" office:value="0.677402364817">
            <text:p>0.677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0001">
            <text:p>60001</text:p>
          </table:table-cell>
          <table:table-cell office:value-type="float" office:value="0.537816440937">
            <text:p>0.5378</text:p>
          </table:table-cell>
          <table:table-cell office:value-type="float" office:value="0.689397496531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1000">
            <text:p>61000</text:p>
          </table:table-cell>
          <table:table-cell office:value-type="float" office:value="0.549015361686">
            <text:p>0.5490</text:p>
          </table:table-cell>
          <table:table-cell office:value-type="float" office:value="0.681503625032">
            <text:p>0.681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1001">
            <text:p>61001</text:p>
          </table:table-cell>
          <table:table-cell office:value-type="float" office:value="0.549383554125">
            <text:p>0.5494</text:p>
          </table:table-cell>
          <table:table-cell office:value-type="float" office:value="0.691088233145">
            <text:p>0.691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2000">
            <text:p>62000</text:p>
          </table:table-cell>
          <table:table-cell office:value-type="float" office:value="0.548450205488">
            <text:p>0.5485</text:p>
          </table:table-cell>
          <table:table-cell office:value-type="float" office:value="0.67560629998">
            <text:p>0.675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2001">
            <text:p>62001</text:p>
          </table:table-cell>
          <table:table-cell office:value-type="float" office:value="0.543061628932">
            <text:p>0.5431</text:p>
          </table:table-cell>
          <table:table-cell office:value-type="float" office:value="0.691694045277">
            <text:p>0.691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3000">
            <text:p>63000</text:p>
          </table:table-cell>
          <table:table-cell office:value-type="float" office:value="0.569818289878">
            <text:p>0.5698</text:p>
          </table:table-cell>
          <table:table-cell office:value-type="float" office:value="0.699781814278">
            <text:p>0.699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3001">
            <text:p>63001</text:p>
          </table:table-cell>
          <table:table-cell office:value-type="float" office:value="0.564843819553">
            <text:p>0.5648</text:p>
          </table:table-cell>
          <table:table-cell office:value-type="float" office:value="0.701779651013">
            <text:p>0.701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4000">
            <text:p>64000</text:p>
          </table:table-cell>
          <table:table-cell office:value-type="float" office:value="0.54983673987">
            <text:p>0.5498</text:p>
          </table:table-cell>
          <table:table-cell office:value-type="float" office:value="0.677083720664">
            <text:p>0.677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4001">
            <text:p>64001</text:p>
          </table:table-cell>
          <table:table-cell office:value-type="float" office:value="0.557143323657">
            <text:p>0.5571</text:p>
          </table:table-cell>
          <table:table-cell office:value-type="float" office:value="0.660893609495">
            <text:p>0.660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5000">
            <text:p>65000</text:p>
          </table:table-cell>
          <table:table-cell office:value-type="float" office:value="0.555267231593">
            <text:p>0.5553</text:p>
          </table:table-cell>
          <table:table-cell office:value-type="float" office:value="0.680181829258">
            <text:p>0.68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5001">
            <text:p>65001</text:p>
          </table:table-cell>
          <table:table-cell office:value-type="float" office:value="0.550789691756">
            <text:p>0.5508</text:p>
          </table:table-cell>
          <table:table-cell office:value-type="float" office:value="0.675234396287">
            <text:p>0.675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6000">
            <text:p>66000</text:p>
          </table:table-cell>
          <table:table-cell office:value-type="float" office:value="0.558643977887">
            <text:p>0.5586</text:p>
          </table:table-cell>
          <table:table-cell office:value-type="float" office:value="0.675333822833">
            <text:p>0.67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6001">
            <text:p>66001</text:p>
          </table:table-cell>
          <table:table-cell office:value-type="float" office:value="0.565185523415">
            <text:p>0.5652</text:p>
          </table:table-cell>
          <table:table-cell office:value-type="float" office:value="0.70445562877">
            <text:p>0.704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7000">
            <text:p>67000</text:p>
          </table:table-cell>
          <table:table-cell office:value-type="float" office:value="0.542618334602">
            <text:p>0.5426</text:p>
          </table:table-cell>
          <table:table-cell office:value-type="float" office:value="0.68474200875">
            <text:p>0.684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7001">
            <text:p>67001</text:p>
          </table:table-cell>
          <table:table-cell office:value-type="float" office:value="0.543274550833">
            <text:p>0.5433</text:p>
          </table:table-cell>
          <table:table-cell office:value-type="float" office:value="0.696320923056">
            <text:p>0.696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8000">
            <text:p>68000</text:p>
          </table:table-cell>
          <table:table-cell office:value-type="float" office:value="0.551262210037">
            <text:p>0.5513</text:p>
          </table:table-cell>
          <table:table-cell office:value-type="float" office:value="0.678680475228">
            <text:p>0.678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8001">
            <text:p>68001</text:p>
          </table:table-cell>
          <table:table-cell office:value-type="float" office:value="0.556760548742">
            <text:p>0.5568</text:p>
          </table:table-cell>
          <table:table-cell office:value-type="float" office:value="0.693533743434">
            <text:p>0.693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9000">
            <text:p>69000</text:p>
          </table:table-cell>
          <table:table-cell office:value-type="float" office:value="0.552852833685">
            <text:p>0.5529</text:p>
          </table:table-cell>
          <table:table-cell office:value-type="float" office:value="0.674847435734">
            <text:p>0.674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9001">
            <text:p>69001</text:p>
          </table:table-cell>
          <table:table-cell office:value-type="float" office:value="0.546031645907">
            <text:p>0.5460</text:p>
          </table:table-cell>
          <table:table-cell office:value-type="float" office:value="0.693393796417">
            <text:p>0.69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00">
            <text:p>70000</text:p>
          </table:table-cell>
          <table:table-cell office:value-type="float" office:value="0.547477935032">
            <text:p>0.5475</text:p>
          </table:table-cell>
          <table:table-cell office:value-type="float" office:value="0.700356926197">
            <text:p>0.700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0001">
            <text:p>70001</text:p>
          </table:table-cell>
          <table:table-cell office:value-type="float" office:value="0.542720085777">
            <text:p>0.5427</text:p>
          </table:table-cell>
          <table:table-cell office:value-type="float" office:value="0.679413528409">
            <text:p>0.67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1000">
            <text:p>71000</text:p>
          </table:table-cell>
          <table:table-cell office:value-type="float" office:value="0.561886519525">
            <text:p>0.5619</text:p>
          </table:table-cell>
          <table:table-cell office:value-type="float" office:value="0.678086782128">
            <text:p>0.67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1001">
            <text:p>71001</text:p>
          </table:table-cell>
          <table:table-cell office:value-type="float" office:value="0.557171776365">
            <text:p>0.5572</text:p>
          </table:table-cell>
          <table:table-cell office:value-type="float" office:value="0.685488147414">
            <text:p>0.68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2000">
            <text:p>72000</text:p>
          </table:table-cell>
          <table:table-cell office:value-type="float" office:value="0.550357572724">
            <text:p>0.5504</text:p>
          </table:table-cell>
          <table:table-cell office:value-type="float" office:value="0.67738064423">
            <text:p>0.677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2001">
            <text:p>72001</text:p>
          </table:table-cell>
          <table:table-cell office:value-type="float" office:value="0.545673818046">
            <text:p>0.5457</text:p>
          </table:table-cell>
          <table:table-cell office:value-type="float" office:value="0.674005434738">
            <text:p>0.674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3000">
            <text:p>73000</text:p>
          </table:table-cell>
          <table:table-cell office:value-type="float" office:value="0.546942625065">
            <text:p>0.5469</text:p>
          </table:table-cell>
          <table:table-cell office:value-type="float" office:value="0.683162037358">
            <text:p>0.683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3001">
            <text:p>73001</text:p>
          </table:table-cell>
          <table:table-cell office:value-type="float" office:value="0.55569786619">
            <text:p>0.5557</text:p>
          </table:table-cell>
          <table:table-cell office:value-type="float" office:value="0.684213193766">
            <text:p>0.684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4000">
            <text:p>74000</text:p>
          </table:table-cell>
          <table:table-cell office:value-type="float" office:value="0.555544809226">
            <text:p>0.5555</text:p>
          </table:table-cell>
          <table:table-cell office:value-type="float" office:value="0.694728056542">
            <text:p>0.694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4001">
            <text:p>74001</text:p>
          </table:table-cell>
          <table:table-cell office:value-type="float" office:value="0.556170655853">
            <text:p>0.5562</text:p>
          </table:table-cell>
          <table:table-cell office:value-type="float" office:value="0.670955288996">
            <text:p>0.67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000">
            <text:p>75000</text:p>
          </table:table-cell>
          <table:table-cell office:value-type="float" office:value="0.553988074104">
            <text:p>0.5540</text:p>
          </table:table-cell>
          <table:table-cell office:value-type="float" office:value="0.685694591839">
            <text:p>0.685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5001">
            <text:p>75001</text:p>
          </table:table-cell>
          <table:table-cell office:value-type="float" office:value="0.54611458045">
            <text:p>0.5461</text:p>
          </table:table-cell>
          <table:table-cell office:value-type="float" office:value="0.665547378753">
            <text:p>0.66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6000">
            <text:p>76000</text:p>
          </table:table-cell>
          <table:table-cell office:value-type="float" office:value="0.561081992784">
            <text:p>0.5611</text:p>
          </table:table-cell>
          <table:table-cell office:value-type="float" office:value="0.695525996416">
            <text:p>0.69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6001">
            <text:p>76001</text:p>
          </table:table-cell>
          <table:table-cell office:value-type="float" office:value="0.569515697265">
            <text:p>0.5695</text:p>
          </table:table-cell>
          <table:table-cell office:value-type="float" office:value="0.700993425415">
            <text:p>0.70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7000">
            <text:p>77000</text:p>
          </table:table-cell>
          <table:table-cell office:value-type="float" office:value="0.54800870576">
            <text:p>0.5480</text:p>
          </table:table-cell>
          <table:table-cell office:value-type="float" office:value="0.695936038028">
            <text:p>0.695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7001">
            <text:p>77001</text:p>
          </table:table-cell>
          <table:table-cell office:value-type="float" office:value="0.54660414885">
            <text:p>0.5466</text:p>
          </table:table-cell>
          <table:table-cell office:value-type="float" office:value="0.675515474147">
            <text:p>0.675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8000">
            <text:p>78000</text:p>
          </table:table-cell>
          <table:table-cell office:value-type="float" office:value="0.559629164378">
            <text:p>0.5596</text:p>
          </table:table-cell>
          <table:table-cell office:value-type="float" office:value="0.699033964898">
            <text:p>0.699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8001">
            <text:p>78001</text:p>
          </table:table-cell>
          <table:table-cell office:value-type="float" office:value="0.546174485968">
            <text:p>0.5462</text:p>
          </table:table-cell>
          <table:table-cell office:value-type="float" office:value="0.68223534361">
            <text:p>0.682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9000">
            <text:p>79000</text:p>
          </table:table-cell>
          <table:table-cell office:value-type="float" office:value="0.541598492991">
            <text:p>0.5416</text:p>
          </table:table-cell>
          <table:table-cell office:value-type="float" office:value="0.691175418967">
            <text:p>0.691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79001">
            <text:p>79001</text:p>
          </table:table-cell>
          <table:table-cell office:value-type="float" office:value="0.545819791197">
            <text:p>0.5458</text:p>
          </table:table-cell>
          <table:table-cell office:value-type="float" office:value="0.682335988224">
            <text:p>0.682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00">
            <text:p>80000</text:p>
          </table:table-cell>
          <table:table-cell office:value-type="float" office:value="0.5523315113">
            <text:p>0.5523</text:p>
          </table:table-cell>
          <table:table-cell office:value-type="float" office:value="0.68328072872">
            <text:p>0.683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0001">
            <text:p>80001</text:p>
          </table:table-cell>
          <table:table-cell office:value-type="float" office:value="0.546727070724">
            <text:p>0.5467</text:p>
          </table:table-cell>
          <table:table-cell office:value-type="float" office:value="0.680501323078">
            <text:p>0.680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1000">
            <text:p>81000</text:p>
          </table:table-cell>
          <table:table-cell office:value-type="float" office:value="0.561098201755">
            <text:p>0.5611</text:p>
          </table:table-cell>
          <table:table-cell office:value-type="float" office:value="0.69299778086">
            <text:p>0.693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1001">
            <text:p>81001</text:p>
          </table:table-cell>
          <table:table-cell office:value-type="float" office:value="0.558006482795">
            <text:p>0.5580</text:p>
          </table:table-cell>
          <table:table-cell office:value-type="float" office:value="0.706829762796">
            <text:p>0.706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2000">
            <text:p>82000</text:p>
          </table:table-cell>
          <table:table-cell office:value-type="float" office:value="0.548869269244">
            <text:p>0.5489</text:p>
          </table:table-cell>
          <table:table-cell office:value-type="float" office:value="0.668592405983">
            <text:p>0.6686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2001">
            <text:p>82001</text:p>
          </table:table-cell>
          <table:table-cell office:value-type="float" office:value="0.54512241426">
            <text:p>0.5451</text:p>
          </table:table-cell>
          <table:table-cell office:value-type="float" office:value="0.688716819979">
            <text:p>0.688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3000">
            <text:p>83000</text:p>
          </table:table-cell>
          <table:table-cell office:value-type="float" office:value="0.557458481282">
            <text:p>0.5575</text:p>
          </table:table-cell>
          <table:table-cell office:value-type="float" office:value="0.693436692611">
            <text:p>0.69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3001">
            <text:p>83001</text:p>
          </table:table-cell>
          <table:table-cell office:value-type="float" office:value="0.559516117025">
            <text:p>0.5595</text:p>
          </table:table-cell>
          <table:table-cell office:value-type="float" office:value="0.688136721813">
            <text:p>0.68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4000">
            <text:p>84000</text:p>
          </table:table-cell>
          <table:table-cell office:value-type="float" office:value="0.547925998359">
            <text:p>0.5479</text:p>
          </table:table-cell>
          <table:table-cell office:value-type="float" office:value="0.691197728224">
            <text:p>0.691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4001">
            <text:p>84001</text:p>
          </table:table-cell>
          <table:table-cell office:value-type="float" office:value="0.543169422268">
            <text:p>0.5432</text:p>
          </table:table-cell>
          <table:table-cell office:value-type="float" office:value="0.686075347996">
            <text:p>0.686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5000">
            <text:p>85000</text:p>
          </table:table-cell>
          <table:table-cell office:value-type="float" office:value="0.549149424082">
            <text:p>0.5491</text:p>
          </table:table-cell>
          <table:table-cell office:value-type="float" office:value="0.675293575256">
            <text:p>0.675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5001">
            <text:p>85001</text:p>
          </table:table-cell>
          <table:table-cell office:value-type="float" office:value="0.551451188769">
            <text:p>0.5515</text:p>
          </table:table-cell>
          <table:table-cell office:value-type="float" office:value="0.700823521037">
            <text:p>0.700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6000">
            <text:p>86000</text:p>
          </table:table-cell>
          <table:table-cell office:value-type="float" office:value="0.553033051177">
            <text:p>0.5530</text:p>
          </table:table-cell>
          <table:table-cell office:value-type="float" office:value="0.692516878622">
            <text:p>0.692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6001">
            <text:p>86001</text:p>
          </table:table-cell>
          <table:table-cell office:value-type="float" office:value="0.544548440312">
            <text:p>0.5445</text:p>
          </table:table-cell>
          <table:table-cell office:value-type="float" office:value="0.701449225094">
            <text:p>0.701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7000">
            <text:p>87000</text:p>
          </table:table-cell>
          <table:table-cell office:value-type="float" office:value="0.544913844743">
            <text:p>0.5449</text:p>
          </table:table-cell>
          <table:table-cell office:value-type="float" office:value="0.689481211601">
            <text:p>0.689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7001">
            <text:p>87001</text:p>
          </table:table-cell>
          <table:table-cell office:value-type="float" office:value="0.550971021648">
            <text:p>0.5510</text:p>
          </table:table-cell>
          <table:table-cell office:value-type="float" office:value="0.680236300724">
            <text:p>0.68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8000">
            <text:p>88000</text:p>
          </table:table-cell>
          <table:table-cell office:value-type="float" office:value="0.562727143233">
            <text:p>0.5627</text:p>
          </table:table-cell>
          <table:table-cell office:value-type="float" office:value="0.698101438684">
            <text:p>0.698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8001">
            <text:p>88001</text:p>
          </table:table-cell>
          <table:table-cell office:value-type="float" office:value="0.562372017078">
            <text:p>0.5624</text:p>
          </table:table-cell>
          <table:table-cell office:value-type="float" office:value="0.692674586416">
            <text:p>0.6927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9000">
            <text:p>89000</text:p>
          </table:table-cell>
          <table:table-cell office:value-type="float" office:value="0.5455726054">
            <text:p>0.5456</text:p>
          </table:table-cell>
          <table:table-cell office:value-type="float" office:value="0.69130917461">
            <text:p>0.691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9001">
            <text:p>89001</text:p>
          </table:table-cell>
          <table:table-cell office:value-type="float" office:value="0.54843310009">
            <text:p>0.5484</text:p>
          </table:table-cell>
          <table:table-cell office:value-type="float" office:value="0.677264481652">
            <text:p>0.677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00">
            <text:p>90000</text:p>
          </table:table-cell>
          <table:table-cell office:value-type="float" office:value="0.571593813835">
            <text:p>0.5716</text:p>
          </table:table-cell>
          <table:table-cell office:value-type="float" office:value="0.692276872371">
            <text:p>0.692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001">
            <text:p>90001</text:p>
          </table:table-cell>
          <table:table-cell office:value-type="float" office:value="0.583241586006">
            <text:p>0.5832</text:p>
          </table:table-cell>
          <table:table-cell office:value-type="float" office:value="0.695122295876">
            <text:p>0.695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1000">
            <text:p>91000</text:p>
          </table:table-cell>
          <table:table-cell office:value-type="float" office:value="0.570689472375">
            <text:p>0.5707</text:p>
          </table:table-cell>
          <table:table-cell office:value-type="float" office:value="0.694456161614">
            <text:p>0.6945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1001">
            <text:p>91001</text:p>
          </table:table-cell>
          <table:table-cell office:value-type="float" office:value="0.575692068321">
            <text:p>0.5757</text:p>
          </table:table-cell>
          <table:table-cell office:value-type="float" office:value="0.693439041081">
            <text:p>0.693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2000">
            <text:p>92000</text:p>
          </table:table-cell>
          <table:table-cell office:value-type="float" office:value="0.578669512128">
            <text:p>0.5787</text:p>
          </table:table-cell>
          <table:table-cell office:value-type="float" office:value="0.710153679456">
            <text:p>0.71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2001">
            <text:p>92001</text:p>
          </table:table-cell>
          <table:table-cell office:value-type="float" office:value="0.580475022311">
            <text:p>0.5805</text:p>
          </table:table-cell>
          <table:table-cell office:value-type="float" office:value="0.700983182755">
            <text:p>0.701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3000">
            <text:p>93000</text:p>
          </table:table-cell>
          <table:table-cell office:value-type="float" office:value="0.575039041431">
            <text:p>0.5750</text:p>
          </table:table-cell>
          <table:table-cell office:value-type="float" office:value="0.689446723996">
            <text:p>0.689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3001">
            <text:p>93001</text:p>
          </table:table-cell>
          <table:table-cell office:value-type="float" office:value="0.584031040204">
            <text:p>0.5840</text:p>
          </table:table-cell>
          <table:table-cell office:value-type="float" office:value="0.701768425104">
            <text:p>0.7018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4000">
            <text:p>94000</text:p>
          </table:table-cell>
          <table:table-cell office:value-type="float" office:value="0.573334095652">
            <text:p>0.5733</text:p>
          </table:table-cell>
          <table:table-cell office:value-type="float" office:value="0.700115567664">
            <text:p>0.700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4001">
            <text:p>94001</text:p>
          </table:table-cell>
          <table:table-cell office:value-type="float" office:value="0.576815474684">
            <text:p>0.5768</text:p>
          </table:table-cell>
          <table:table-cell office:value-type="float" office:value="0.700199006647">
            <text:p>0.7002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5000">
            <text:p>95000</text:p>
          </table:table-cell>
          <table:table-cell office:value-type="float" office:value="0.564251896012">
            <text:p>0.5643</text:p>
          </table:table-cell>
          <table:table-cell office:value-type="float" office:value="0.682014026634">
            <text:p>0.682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5001">
            <text:p>95001</text:p>
          </table:table-cell>
          <table:table-cell office:value-type="float" office:value="0.578071592712">
            <text:p>0.5781</text:p>
          </table:table-cell>
          <table:table-cell office:value-type="float" office:value="0.675363285663">
            <text:p>0.675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6000">
            <text:p>96000</text:p>
          </table:table-cell>
          <table:table-cell office:value-type="float" office:value="0.573793863272">
            <text:p>0.5738</text:p>
          </table:table-cell>
          <table:table-cell office:value-type="float" office:value="0.707067811472">
            <text:p>0.7071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6001">
            <text:p>96001</text:p>
          </table:table-cell>
          <table:table-cell office:value-type="float" office:value="0.572032794212">
            <text:p>0.5720</text:p>
          </table:table-cell>
          <table:table-cell office:value-type="float" office:value="0.697342235552">
            <text:p>0.697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7000">
            <text:p>97000</text:p>
          </table:table-cell>
          <table:table-cell office:value-type="float" office:value="0.578614827673">
            <text:p>0.5786</text:p>
          </table:table-cell>
          <table:table-cell office:value-type="float" office:value="0.692354165348">
            <text:p>0.692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7001">
            <text:p>97001</text:p>
          </table:table-cell>
          <table:table-cell office:value-type="float" office:value="0.575874858548">
            <text:p>0.5759</text:p>
          </table:table-cell>
          <table:table-cell office:value-type="float" office:value="0.687026190981">
            <text:p>0.6870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8000">
            <text:p>98000</text:p>
          </table:table-cell>
          <table:table-cell office:value-type="float" office:value="0.579124135011">
            <text:p>0.5791</text:p>
          </table:table-cell>
          <table:table-cell office:value-type="float" office:value="0.714861255826">
            <text:p>0.7149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8001">
            <text:p>98001</text:p>
          </table:table-cell>
          <table:table-cell office:value-type="float" office:value="0.572114438634">
            <text:p>0.5721</text:p>
          </table:table-cell>
          <table:table-cell office:value-type="float" office:value="0.718308839908">
            <text:p>0.7183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9000">
            <text:p>99000</text:p>
          </table:table-cell>
          <table:table-cell office:value-type="float" office:value="0.585893069499">
            <text:p>0.5859</text:p>
          </table:table-cell>
          <table:table-cell office:value-type="float" office:value="0.692415638431">
            <text:p>0.6924</text:p>
          </table:table-cell>
        </table:table-row>
        <table:table-row table:style-name="ro1">
          <table:table-cell office:value-type="string">
            <text:p>fibres_1_SNR_8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9001">
            <text:p>99001</text:p>
          </table:table-cell>
          <table:table-cell office:value-type="float" office:value="0.581294959855">
            <text:p>0.5813</text:p>
          </table:table-cell>
          <table:table-cell office:value-type="float" office:value="0.675611852909">
            <text:p>0.67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339360992057">
            <text:p>0.3394</text:p>
          </table:table-cell>
          <table:table-cell office:value-type="float" office:value="0.381265284809">
            <text:p>0.381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335505232038">
            <text:p>0.3355</text:p>
          </table:table-cell>
          <table:table-cell office:value-type="float" office:value="0.389885044494">
            <text:p>0.389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  <table:table-cell office:value-type="float" office:value="0.344073689365">
            <text:p>0.3441</text:p>
          </table:table-cell>
          <table:table-cell office:value-type="float" office:value="0.394322369112">
            <text:p>0.39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1">
            <text:p>1001</text:p>
          </table:table-cell>
          <table:table-cell office:value-type="float" office:value="0.341918619137">
            <text:p>0.3419</text:p>
          </table:table-cell>
          <table:table-cell office:value-type="float" office:value="0.375183863506">
            <text:p>0.37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0">
            <text:p>2000</text:p>
          </table:table-cell>
          <table:table-cell office:value-type="float" office:value="0.347623501322">
            <text:p>0.3476</text:p>
          </table:table-cell>
          <table:table-cell office:value-type="float" office:value="0.407443778927">
            <text:p>0.40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1">
            <text:p>2001</text:p>
          </table:table-cell>
          <table:table-cell office:value-type="float" office:value="0.336338299271">
            <text:p>0.3363</text:p>
          </table:table-cell>
          <table:table-cell office:value-type="float" office:value="0.388520717674">
            <text:p>0.388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  <table:table-cell office:value-type="float" office:value="0.34552634687">
            <text:p>0.3455</text:p>
          </table:table-cell>
          <table:table-cell office:value-type="float" office:value="0.372250062901">
            <text:p>0.372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1">
            <text:p>3001</text:p>
          </table:table-cell>
          <table:table-cell office:value-type="float" office:value="0.339943624991">
            <text:p>0.3399</text:p>
          </table:table-cell>
          <table:table-cell office:value-type="float" office:value="0.384970592953">
            <text:p>0.385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0">
            <text:p>4000</text:p>
          </table:table-cell>
          <table:table-cell office:value-type="float" office:value="0.34136318771">
            <text:p>0.3414</text:p>
          </table:table-cell>
          <table:table-cell office:value-type="float" office:value="0.381585151599">
            <text:p>0.381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1">
            <text:p>4001</text:p>
          </table:table-cell>
          <table:table-cell office:value-type="float" office:value="0.335565653793">
            <text:p>0.3356</text:p>
          </table:table-cell>
          <table:table-cell office:value-type="float" office:value="0.386065555532">
            <text:p>0.386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0">
            <text:p>5000</text:p>
          </table:table-cell>
          <table:table-cell office:value-type="float" office:value="0.335023227001">
            <text:p>0.3350</text:p>
          </table:table-cell>
          <table:table-cell office:value-type="float" office:value="0.385586677329">
            <text:p>0.38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1">
            <text:p>5001</text:p>
          </table:table-cell>
          <table:table-cell office:value-type="float" office:value="0.314069806824">
            <text:p>0.3141</text:p>
          </table:table-cell>
          <table:table-cell office:value-type="float" office:value="0.359332383699">
            <text:p>0.359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0">
            <text:p>6000</text:p>
          </table:table-cell>
          <table:table-cell office:value-type="float" office:value="0.342209961268">
            <text:p>0.3422</text:p>
          </table:table-cell>
          <table:table-cell office:value-type="float" office:value="0.365389997672">
            <text:p>0.365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1">
            <text:p>6001</text:p>
          </table:table-cell>
          <table:table-cell office:value-type="float" office:value="0.32773888857">
            <text:p>0.3277</text:p>
          </table:table-cell>
          <table:table-cell office:value-type="float" office:value="0.368693667013">
            <text:p>0.368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0">
            <text:p>7000</text:p>
          </table:table-cell>
          <table:table-cell office:value-type="float" office:value="0.344501362445">
            <text:p>0.3445</text:p>
          </table:table-cell>
          <table:table-cell office:value-type="float" office:value="0.38718330973">
            <text:p>0.38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1">
            <text:p>7001</text:p>
          </table:table-cell>
          <table:table-cell office:value-type="float" office:value="0.342233461628">
            <text:p>0.3422</text:p>
          </table:table-cell>
          <table:table-cell office:value-type="float" office:value="0.383688644237">
            <text:p>0.383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0">
            <text:p>8000</text:p>
          </table:table-cell>
          <table:table-cell office:value-type="float" office:value="0.34390137987">
            <text:p>0.3439</text:p>
          </table:table-cell>
          <table:table-cell office:value-type="float" office:value="0.391504446464">
            <text:p>0.39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1">
            <text:p>8001</text:p>
          </table:table-cell>
          <table:table-cell office:value-type="float" office:value="0.341907605486">
            <text:p>0.3419</text:p>
          </table:table-cell>
          <table:table-cell office:value-type="float" office:value="0.378025508912">
            <text:p>0.378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0">
            <text:p>9000</text:p>
          </table:table-cell>
          <table:table-cell office:value-type="float" office:value="0.342016089928">
            <text:p>0.3420</text:p>
          </table:table-cell>
          <table:table-cell office:value-type="float" office:value="0.394937187249">
            <text:p>0.394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1">
            <text:p>9001</text:p>
          </table:table-cell>
          <table:table-cell office:value-type="float" office:value="0.353535394291">
            <text:p>0.3535</text:p>
          </table:table-cell>
          <table:table-cell office:value-type="float" office:value="0.398635941414">
            <text:p>0.398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00">
            <text:p>10000</text:p>
          </table:table-cell>
          <table:table-cell office:value-type="float" office:value="0.298473773461">
            <text:p>0.2985</text:p>
          </table:table-cell>
          <table:table-cell office:value-type="float" office:value="0.368877688389">
            <text:p>0.368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0001">
            <text:p>10001</text:p>
          </table:table-cell>
          <table:table-cell office:value-type="float" office:value="0.33278926637">
            <text:p>0.3328</text:p>
          </table:table-cell>
          <table:table-cell office:value-type="float" office:value="0.386510110734">
            <text:p>0.386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1000">
            <text:p>11000</text:p>
          </table:table-cell>
          <table:table-cell office:value-type="float" office:value="0.334870217121">
            <text:p>0.3349</text:p>
          </table:table-cell>
          <table:table-cell office:value-type="float" office:value="0.391502842302">
            <text:p>0.39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1001">
            <text:p>11001</text:p>
          </table:table-cell>
          <table:table-cell office:value-type="float" office:value="0.338406494459">
            <text:p>0.3384</text:p>
          </table:table-cell>
          <table:table-cell office:value-type="float" office:value="0.379843918015">
            <text:p>0.379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2000">
            <text:p>12000</text:p>
          </table:table-cell>
          <table:table-cell office:value-type="float" office:value="0.319649331232">
            <text:p>0.3196</text:p>
          </table:table-cell>
          <table:table-cell office:value-type="float" office:value="0.412864542337">
            <text:p>0.412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2001">
            <text:p>12001</text:p>
          </table:table-cell>
          <table:table-cell office:value-type="float" office:value="0.320941021372">
            <text:p>0.3209</text:p>
          </table:table-cell>
          <table:table-cell office:value-type="float" office:value="0.400268224534">
            <text:p>0.40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3000">
            <text:p>13000</text:p>
          </table:table-cell>
          <table:table-cell office:value-type="float" office:value="0.324010511999">
            <text:p>0.3240</text:p>
          </table:table-cell>
          <table:table-cell office:value-type="float" office:value="0.385734065315">
            <text:p>0.38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3001">
            <text:p>13001</text:p>
          </table:table-cell>
          <table:table-cell office:value-type="float" office:value="0.333894389963">
            <text:p>0.3339</text:p>
          </table:table-cell>
          <table:table-cell office:value-type="float" office:value="0.385622466483">
            <text:p>0.38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4000">
            <text:p>14000</text:p>
          </table:table-cell>
          <table:table-cell office:value-type="float" office:value="0.329684922782">
            <text:p>0.3297</text:p>
          </table:table-cell>
          <table:table-cell office:value-type="float" office:value="0.397382719289">
            <text:p>0.39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4001">
            <text:p>14001</text:p>
          </table:table-cell>
          <table:table-cell office:value-type="float" office:value="0.320526537097">
            <text:p>0.3205</text:p>
          </table:table-cell>
          <table:table-cell office:value-type="float" office:value="0.411389255605">
            <text:p>0.411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5000">
            <text:p>15000</text:p>
          </table:table-cell>
          <table:table-cell office:value-type="float" office:value="0.304256036121">
            <text:p>0.3043</text:p>
          </table:table-cell>
          <table:table-cell office:value-type="float" office:value="0.35666927792">
            <text:p>0.356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5001">
            <text:p>15001</text:p>
          </table:table-cell>
          <table:table-cell office:value-type="float" office:value="0.322003005162">
            <text:p>0.3220</text:p>
          </table:table-cell>
          <table:table-cell office:value-type="float" office:value="0.380335137716">
            <text:p>0.38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6000">
            <text:p>16000</text:p>
          </table:table-cell>
          <table:table-cell office:value-type="float" office:value="0.315613401108">
            <text:p>0.3156</text:p>
          </table:table-cell>
          <table:table-cell office:value-type="float" office:value="0.359643256015">
            <text:p>0.359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6001">
            <text:p>16001</text:p>
          </table:table-cell>
          <table:table-cell office:value-type="float" office:value="0.332487624542">
            <text:p>0.3325</text:p>
          </table:table-cell>
          <table:table-cell office:value-type="float" office:value="0.422874098223">
            <text:p>0.422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7000">
            <text:p>17000</text:p>
          </table:table-cell>
          <table:table-cell office:value-type="float" office:value="0.323013939182">
            <text:p>0.3230</text:p>
          </table:table-cell>
          <table:table-cell office:value-type="float" office:value="0.385738296378">
            <text:p>0.38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7001">
            <text:p>17001</text:p>
          </table:table-cell>
          <table:table-cell office:value-type="float" office:value="0.316545051689">
            <text:p>0.3165</text:p>
          </table:table-cell>
          <table:table-cell office:value-type="float" office:value="0.387995737775">
            <text:p>0.388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8000">
            <text:p>18000</text:p>
          </table:table-cell>
          <table:table-cell office:value-type="float" office:value="0.317594450941">
            <text:p>0.3176</text:p>
          </table:table-cell>
          <table:table-cell office:value-type="float" office:value="0.384693177469">
            <text:p>0.384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8001">
            <text:p>18001</text:p>
          </table:table-cell>
          <table:table-cell office:value-type="float" office:value="0.314664037643">
            <text:p>0.3147</text:p>
          </table:table-cell>
          <table:table-cell office:value-type="float" office:value="0.395591594405">
            <text:p>0.39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9000">
            <text:p>19000</text:p>
          </table:table-cell>
          <table:table-cell office:value-type="float" office:value="0.320910884065">
            <text:p>0.3209</text:p>
          </table:table-cell>
          <table:table-cell office:value-type="float" office:value="0.388985275062">
            <text:p>0.389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19001">
            <text:p>19001</text:p>
          </table:table-cell>
          <table:table-cell office:value-type="float" office:value="0.313226472934">
            <text:p>0.3132</text:p>
          </table:table-cell>
          <table:table-cell office:value-type="float" office:value="0.38007778344">
            <text:p>0.380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00">
            <text:p>20000</text:p>
          </table:table-cell>
          <table:table-cell office:value-type="float" office:value="0.301063069403">
            <text:p>0.3011</text:p>
          </table:table-cell>
          <table:table-cell office:value-type="float" office:value="0.349118641453">
            <text:p>0.349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0001">
            <text:p>20001</text:p>
          </table:table-cell>
          <table:table-cell office:value-type="float" office:value="0.332740525547">
            <text:p>0.3327</text:p>
          </table:table-cell>
          <table:table-cell office:value-type="float" office:value="0.383843915158">
            <text:p>0.383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1000">
            <text:p>21000</text:p>
          </table:table-cell>
          <table:table-cell office:value-type="float" office:value="0.32477789181">
            <text:p>0.3248</text:p>
          </table:table-cell>
          <table:table-cell office:value-type="float" office:value="0.369923678829">
            <text:p>0.369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1001">
            <text:p>21001</text:p>
          </table:table-cell>
          <table:table-cell office:value-type="float" office:value="0.34204446925">
            <text:p>0.3420</text:p>
          </table:table-cell>
          <table:table-cell office:value-type="float" office:value="0.420458467343">
            <text:p>0.42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2000">
            <text:p>22000</text:p>
          </table:table-cell>
          <table:table-cell office:value-type="float" office:value="0.320548180949">
            <text:p>0.3205</text:p>
          </table:table-cell>
          <table:table-cell office:value-type="float" office:value="0.374311044503">
            <text:p>0.37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2001">
            <text:p>22001</text:p>
          </table:table-cell>
          <table:table-cell office:value-type="float" office:value="0.299355863346">
            <text:p>0.2994</text:p>
          </table:table-cell>
          <table:table-cell office:value-type="float" office:value="0.357141855194">
            <text:p>0.357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3000">
            <text:p>23000</text:p>
          </table:table-cell>
          <table:table-cell office:value-type="float" office:value="0.336817754325">
            <text:p>0.3368</text:p>
          </table:table-cell>
          <table:table-cell office:value-type="float" office:value="0.417413313363">
            <text:p>0.41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3001">
            <text:p>23001</text:p>
          </table:table-cell>
          <table:table-cell office:value-type="float" office:value="0.324044580383">
            <text:p>0.3240</text:p>
          </table:table-cell>
          <table:table-cell office:value-type="float" office:value="0.36562505167">
            <text:p>0.365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4000">
            <text:p>24000</text:p>
          </table:table-cell>
          <table:table-cell office:value-type="float" office:value="0.327443395689">
            <text:p>0.3274</text:p>
          </table:table-cell>
          <table:table-cell office:value-type="float" office:value="0.400976258109">
            <text:p>0.401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4001">
            <text:p>24001</text:p>
          </table:table-cell>
          <table:table-cell office:value-type="float" office:value="0.317631740332">
            <text:p>0.3176</text:p>
          </table:table-cell>
          <table:table-cell office:value-type="float" office:value="0.393436334995">
            <text:p>0.393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5000">
            <text:p>25000</text:p>
          </table:table-cell>
          <table:table-cell office:value-type="float" office:value="0.318432765359">
            <text:p>0.3184</text:p>
          </table:table-cell>
          <table:table-cell office:value-type="float" office:value="0.397947740937">
            <text:p>0.39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5001">
            <text:p>25001</text:p>
          </table:table-cell>
          <table:table-cell office:value-type="float" office:value="0.316977862758">
            <text:p>0.3170</text:p>
          </table:table-cell>
          <table:table-cell office:value-type="float" office:value="0.364123944853">
            <text:p>0.364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6000">
            <text:p>26000</text:p>
          </table:table-cell>
          <table:table-cell office:value-type="float" office:value="0.321776658443">
            <text:p>0.3218</text:p>
          </table:table-cell>
          <table:table-cell office:value-type="float" office:value="0.392434825909">
            <text:p>0.392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6001">
            <text:p>26001</text:p>
          </table:table-cell>
          <table:table-cell office:value-type="float" office:value="0.322841866461">
            <text:p>0.3228</text:p>
          </table:table-cell>
          <table:table-cell office:value-type="float" office:value="0.398466263778">
            <text:p>0.398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7000">
            <text:p>27000</text:p>
          </table:table-cell>
          <table:table-cell office:value-type="float" office:value="0.306688659823">
            <text:p>0.3067</text:p>
          </table:table-cell>
          <table:table-cell office:value-type="float" office:value="0.371802433014">
            <text:p>0.371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7001">
            <text:p>27001</text:p>
          </table:table-cell>
          <table:table-cell office:value-type="float" office:value="0.310892838095">
            <text:p>0.3109</text:p>
          </table:table-cell>
          <table:table-cell office:value-type="float" office:value="0.38050438686">
            <text:p>0.38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8000">
            <text:p>28000</text:p>
          </table:table-cell>
          <table:table-cell office:value-type="float" office:value="0.322289147696">
            <text:p>0.3223</text:p>
          </table:table-cell>
          <table:table-cell office:value-type="float" office:value="0.386509990184">
            <text:p>0.386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8001">
            <text:p>28001</text:p>
          </table:table-cell>
          <table:table-cell office:value-type="float" office:value="0.331677357599">
            <text:p>0.3317</text:p>
          </table:table-cell>
          <table:table-cell office:value-type="float" office:value="0.384779012207">
            <text:p>0.384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9000">
            <text:p>29000</text:p>
          </table:table-cell>
          <table:table-cell office:value-type="float" office:value="0.310938656337">
            <text:p>0.3109</text:p>
          </table:table-cell>
          <table:table-cell office:value-type="float" office:value="0.396792986429">
            <text:p>0.396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29001">
            <text:p>29001</text:p>
          </table:table-cell>
          <table:table-cell office:value-type="float" office:value="0.312811003502">
            <text:p>0.3128</text:p>
          </table:table-cell>
          <table:table-cell office:value-type="float" office:value="0.370272765255">
            <text:p>0.37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00">
            <text:p>30000</text:p>
          </table:table-cell>
          <table:table-cell office:value-type="float" office:value="0.313742726078">
            <text:p>0.3137</text:p>
          </table:table-cell>
          <table:table-cell office:value-type="float" office:value="0.383594023492">
            <text:p>0.383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0001">
            <text:p>30001</text:p>
          </table:table-cell>
          <table:table-cell office:value-type="float" office:value="0.305477165018">
            <text:p>0.3055</text:p>
          </table:table-cell>
          <table:table-cell office:value-type="float" office:value="0.387217808458">
            <text:p>0.38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1000">
            <text:p>31000</text:p>
          </table:table-cell>
          <table:table-cell office:value-type="float" office:value="0.307627825645">
            <text:p>0.3076</text:p>
          </table:table-cell>
          <table:table-cell office:value-type="float" office:value="0.367791501642">
            <text:p>0.367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1001">
            <text:p>31001</text:p>
          </table:table-cell>
          <table:table-cell office:value-type="float" office:value="0.317999954288">
            <text:p>0.3180</text:p>
          </table:table-cell>
          <table:table-cell office:value-type="float" office:value="0.380139944207">
            <text:p>0.380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2000">
            <text:p>32000</text:p>
          </table:table-cell>
          <table:table-cell office:value-type="float" office:value="0.309655460539">
            <text:p>0.3097</text:p>
          </table:table-cell>
          <table:table-cell office:value-type="float" office:value="0.361228299662">
            <text:p>0.361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2001">
            <text:p>32001</text:p>
          </table:table-cell>
          <table:table-cell office:value-type="float" office:value="0.323906438926">
            <text:p>0.3239</text:p>
          </table:table-cell>
          <table:table-cell office:value-type="float" office:value="0.407613749719">
            <text:p>0.40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3000">
            <text:p>33000</text:p>
          </table:table-cell>
          <table:table-cell office:value-type="float" office:value="0.327897015987">
            <text:p>0.3279</text:p>
          </table:table-cell>
          <table:table-cell office:value-type="float" office:value="0.384531108633">
            <text:p>0.384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3001">
            <text:p>33001</text:p>
          </table:table-cell>
          <table:table-cell office:value-type="float" office:value="0.322199488582">
            <text:p>0.3222</text:p>
          </table:table-cell>
          <table:table-cell office:value-type="float" office:value="0.387851612118">
            <text:p>0.38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4000">
            <text:p>34000</text:p>
          </table:table-cell>
          <table:table-cell office:value-type="float" office:value="0.320187569117">
            <text:p>0.3202</text:p>
          </table:table-cell>
          <table:table-cell office:value-type="float" office:value="0.396979286365">
            <text:p>0.397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4001">
            <text:p>34001</text:p>
          </table:table-cell>
          <table:table-cell office:value-type="float" office:value="0.325845172552">
            <text:p>0.3258</text:p>
          </table:table-cell>
          <table:table-cell office:value-type="float" office:value="0.39349738801">
            <text:p>0.393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5000">
            <text:p>35000</text:p>
          </table:table-cell>
          <table:table-cell office:value-type="float" office:value="0.322108784101">
            <text:p>0.3221</text:p>
          </table:table-cell>
          <table:table-cell office:value-type="float" office:value="0.376224897139">
            <text:p>0.376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5001">
            <text:p>35001</text:p>
          </table:table-cell>
          <table:table-cell office:value-type="float" office:value="0.33483201388">
            <text:p>0.3348</text:p>
          </table:table-cell>
          <table:table-cell office:value-type="float" office:value="0.379380088012">
            <text:p>0.379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6000">
            <text:p>36000</text:p>
          </table:table-cell>
          <table:table-cell office:value-type="float" office:value="0.333384242468">
            <text:p>0.3334</text:p>
          </table:table-cell>
          <table:table-cell office:value-type="float" office:value="0.40428526538">
            <text:p>0.40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6001">
            <text:p>36001</text:p>
          </table:table-cell>
          <table:table-cell office:value-type="float" office:value="0.347685280737">
            <text:p>0.3477</text:p>
          </table:table-cell>
          <table:table-cell office:value-type="float" office:value="0.399052338089">
            <text:p>0.399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7000">
            <text:p>37000</text:p>
          </table:table-cell>
          <table:table-cell office:value-type="float" office:value="0.317249568682">
            <text:p>0.3172</text:p>
          </table:table-cell>
          <table:table-cell office:value-type="float" office:value="0.375542706853">
            <text:p>0.375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7001">
            <text:p>37001</text:p>
          </table:table-cell>
          <table:table-cell office:value-type="float" office:value="0.307895825363">
            <text:p>0.3079</text:p>
          </table:table-cell>
          <table:table-cell office:value-type="float" office:value="0.383273065892">
            <text:p>0.383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8000">
            <text:p>38000</text:p>
          </table:table-cell>
          <table:table-cell office:value-type="float" office:value="0.325235694538">
            <text:p>0.3252</text:p>
          </table:table-cell>
          <table:table-cell office:value-type="float" office:value="0.381544853606">
            <text:p>0.38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8001">
            <text:p>38001</text:p>
          </table:table-cell>
          <table:table-cell office:value-type="float" office:value="0.31668666745">
            <text:p>0.3167</text:p>
          </table:table-cell>
          <table:table-cell office:value-type="float" office:value="0.380125202039">
            <text:p>0.380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9000">
            <text:p>39000</text:p>
          </table:table-cell>
          <table:table-cell office:value-type="float" office:value="0.30710855645">
            <text:p>0.3071</text:p>
          </table:table-cell>
          <table:table-cell office:value-type="float" office:value="0.388550345745">
            <text:p>0.388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39001">
            <text:p>39001</text:p>
          </table:table-cell>
          <table:table-cell office:value-type="float" office:value="0.313306874123">
            <text:p>0.3133</text:p>
          </table:table-cell>
          <table:table-cell office:value-type="float" office:value="0.37422986391">
            <text:p>0.374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00">
            <text:p>40000</text:p>
          </table:table-cell>
          <table:table-cell office:value-type="float" office:value="0.329895088695">
            <text:p>0.3299</text:p>
          </table:table-cell>
          <table:table-cell office:value-type="float" office:value="0.380263874612">
            <text:p>0.38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0001">
            <text:p>40001</text:p>
          </table:table-cell>
          <table:table-cell office:value-type="float" office:value="0.336181018141">
            <text:p>0.3362</text:p>
          </table:table-cell>
          <table:table-cell office:value-type="float" office:value="0.392977629445">
            <text:p>0.393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1000">
            <text:p>41000</text:p>
          </table:table-cell>
          <table:table-cell office:value-type="float" office:value="0.31485807967">
            <text:p>0.3149</text:p>
          </table:table-cell>
          <table:table-cell office:value-type="float" office:value="0.380200906127">
            <text:p>0.380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1001">
            <text:p>41001</text:p>
          </table:table-cell>
          <table:table-cell office:value-type="float" office:value="0.317698320789">
            <text:p>0.3177</text:p>
          </table:table-cell>
          <table:table-cell office:value-type="float" office:value="0.380585475596">
            <text:p>0.380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2000">
            <text:p>42000</text:p>
          </table:table-cell>
          <table:table-cell office:value-type="float" office:value="0.331110082417">
            <text:p>0.3311</text:p>
          </table:table-cell>
          <table:table-cell office:value-type="float" office:value="0.381405367963">
            <text:p>0.381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2001">
            <text:p>42001</text:p>
          </table:table-cell>
          <table:table-cell office:value-type="float" office:value="0.335371048396">
            <text:p>0.3354</text:p>
          </table:table-cell>
          <table:table-cell office:value-type="float" office:value="0.381777149592">
            <text:p>0.381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3000">
            <text:p>43000</text:p>
          </table:table-cell>
          <table:table-cell office:value-type="float" office:value="0.317072051937">
            <text:p>0.3171</text:p>
          </table:table-cell>
          <table:table-cell office:value-type="float" office:value="0.401577436774">
            <text:p>0.401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3001">
            <text:p>43001</text:p>
          </table:table-cell>
          <table:table-cell office:value-type="float" office:value="0.326804312313">
            <text:p>0.3268</text:p>
          </table:table-cell>
          <table:table-cell office:value-type="float" office:value="0.365867212836">
            <text:p>0.365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4000">
            <text:p>44000</text:p>
          </table:table-cell>
          <table:table-cell office:value-type="float" office:value="0.314000185666">
            <text:p>0.3140</text:p>
          </table:table-cell>
          <table:table-cell office:value-type="float" office:value="0.367092941069">
            <text:p>0.367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4001">
            <text:p>44001</text:p>
          </table:table-cell>
          <table:table-cell office:value-type="float" office:value="0.326154119297">
            <text:p>0.3262</text:p>
          </table:table-cell>
          <table:table-cell office:value-type="float" office:value="0.383183577578">
            <text:p>0.383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5000">
            <text:p>45000</text:p>
          </table:table-cell>
          <table:table-cell office:value-type="float" office:value="0.331358165492">
            <text:p>0.3314</text:p>
          </table:table-cell>
          <table:table-cell office:value-type="float" office:value="0.406218164256">
            <text:p>0.406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5001">
            <text:p>45001</text:p>
          </table:table-cell>
          <table:table-cell office:value-type="float" office:value="0.322189598069">
            <text:p>0.3222</text:p>
          </table:table-cell>
          <table:table-cell office:value-type="float" office:value="0.398138875648">
            <text:p>0.39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6000">
            <text:p>46000</text:p>
          </table:table-cell>
          <table:table-cell office:value-type="float" office:value="0.327852401033">
            <text:p>0.3279</text:p>
          </table:table-cell>
          <table:table-cell office:value-type="float" office:value="0.377877103064">
            <text:p>0.37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6001">
            <text:p>46001</text:p>
          </table:table-cell>
          <table:table-cell office:value-type="float" office:value="0.337977529016">
            <text:p>0.3380</text:p>
          </table:table-cell>
          <table:table-cell office:value-type="float" office:value="0.396844775129">
            <text:p>0.396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7000">
            <text:p>47000</text:p>
          </table:table-cell>
          <table:table-cell office:value-type="float" office:value="0.33712911653">
            <text:p>0.3371</text:p>
          </table:table-cell>
          <table:table-cell office:value-type="float" office:value="0.388755704381">
            <text:p>0.388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7001">
            <text:p>47001</text:p>
          </table:table-cell>
          <table:table-cell office:value-type="float" office:value="0.335938725543">
            <text:p>0.3359</text:p>
          </table:table-cell>
          <table:table-cell office:value-type="float" office:value="0.397547221196">
            <text:p>0.397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8000">
            <text:p>48000</text:p>
          </table:table-cell>
          <table:table-cell office:value-type="float" office:value="0.312467229496">
            <text:p>0.3125</text:p>
          </table:table-cell>
          <table:table-cell office:value-type="float" office:value="0.379488056934">
            <text:p>0.379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8001">
            <text:p>48001</text:p>
          </table:table-cell>
          <table:table-cell office:value-type="float" office:value="0.325422345685">
            <text:p>0.3254</text:p>
          </table:table-cell>
          <table:table-cell office:value-type="float" office:value="0.377942186022">
            <text:p>0.37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9000">
            <text:p>49000</text:p>
          </table:table-cell>
          <table:table-cell office:value-type="float" office:value="0.335904242944">
            <text:p>0.3359</text:p>
          </table:table-cell>
          <table:table-cell office:value-type="float" office:value="0.3842844348">
            <text:p>0.384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49001">
            <text:p>49001</text:p>
          </table:table-cell>
          <table:table-cell office:value-type="float" office:value="0.333794008574">
            <text:p>0.3338</text:p>
          </table:table-cell>
          <table:table-cell office:value-type="float" office:value="0.393145660964">
            <text:p>0.393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00">
            <text:p>50000</text:p>
          </table:table-cell>
          <table:table-cell office:value-type="float" office:value="0.326807324259">
            <text:p>0.3268</text:p>
          </table:table-cell>
          <table:table-cell office:value-type="float" office:value="0.392151382638">
            <text:p>0.392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0001">
            <text:p>50001</text:p>
          </table:table-cell>
          <table:table-cell office:value-type="float" office:value="0.328515652417">
            <text:p>0.3285</text:p>
          </table:table-cell>
          <table:table-cell office:value-type="float" office:value="0.40039254731">
            <text:p>0.400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1000">
            <text:p>51000</text:p>
          </table:table-cell>
          <table:table-cell office:value-type="float" office:value="0.324136768589">
            <text:p>0.3241</text:p>
          </table:table-cell>
          <table:table-cell office:value-type="float" office:value="0.410475867775">
            <text:p>0.41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1001">
            <text:p>51001</text:p>
          </table:table-cell>
          <table:table-cell office:value-type="float" office:value="0.318858251821">
            <text:p>0.3189</text:p>
          </table:table-cell>
          <table:table-cell office:value-type="float" office:value="0.410021696605">
            <text:p>0.410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2000">
            <text:p>52000</text:p>
          </table:table-cell>
          <table:table-cell office:value-type="float" office:value="0.330994517654">
            <text:p>0.3310</text:p>
          </table:table-cell>
          <table:table-cell office:value-type="float" office:value="0.383821892733">
            <text:p>0.383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2001">
            <text:p>52001</text:p>
          </table:table-cell>
          <table:table-cell office:value-type="float" office:value="0.332365264486">
            <text:p>0.3324</text:p>
          </table:table-cell>
          <table:table-cell office:value-type="float" office:value="0.394056477539">
            <text:p>0.394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3000">
            <text:p>53000</text:p>
          </table:table-cell>
          <table:table-cell office:value-type="float" office:value="0.319253629276">
            <text:p>0.3193</text:p>
          </table:table-cell>
          <table:table-cell office:value-type="float" office:value="0.40027434274">
            <text:p>0.40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3001">
            <text:p>53001</text:p>
          </table:table-cell>
          <table:table-cell office:value-type="float" office:value="0.33032548838">
            <text:p>0.3303</text:p>
          </table:table-cell>
          <table:table-cell office:value-type="float" office:value="0.377799717823">
            <text:p>0.377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4000">
            <text:p>54000</text:p>
          </table:table-cell>
          <table:table-cell office:value-type="float" office:value="0.326033596118">
            <text:p>0.3260</text:p>
          </table:table-cell>
          <table:table-cell office:value-type="float" office:value="0.410253976585">
            <text:p>0.41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4001">
            <text:p>54001</text:p>
          </table:table-cell>
          <table:table-cell office:value-type="float" office:value="0.327533437578">
            <text:p>0.3275</text:p>
          </table:table-cell>
          <table:table-cell office:value-type="float" office:value="0.37705495571">
            <text:p>0.377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5000">
            <text:p>55000</text:p>
          </table:table-cell>
          <table:table-cell office:value-type="float" office:value="0.32551995343">
            <text:p>0.3255</text:p>
          </table:table-cell>
          <table:table-cell office:value-type="float" office:value="0.381053495664">
            <text:p>0.381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5001">
            <text:p>55001</text:p>
          </table:table-cell>
          <table:table-cell office:value-type="float" office:value="0.311572211834">
            <text:p>0.3116</text:p>
          </table:table-cell>
          <table:table-cell office:value-type="float" office:value="0.392735901479">
            <text:p>0.392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6000">
            <text:p>56000</text:p>
          </table:table-cell>
          <table:table-cell office:value-type="float" office:value="0.329572275682">
            <text:p>0.3296</text:p>
          </table:table-cell>
          <table:table-cell office:value-type="float" office:value="0.389132177397">
            <text:p>0.389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6001">
            <text:p>56001</text:p>
          </table:table-cell>
          <table:table-cell office:value-type="float" office:value="0.314093882601">
            <text:p>0.3141</text:p>
          </table:table-cell>
          <table:table-cell office:value-type="float" office:value="0.391974889984">
            <text:p>0.392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7000">
            <text:p>57000</text:p>
          </table:table-cell>
          <table:table-cell office:value-type="float" office:value="0.325350593863">
            <text:p>0.3254</text:p>
          </table:table-cell>
          <table:table-cell office:value-type="float" office:value="0.390314272091">
            <text:p>0.390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7001">
            <text:p>57001</text:p>
          </table:table-cell>
          <table:table-cell office:value-type="float" office:value="0.33708209956">
            <text:p>0.3371</text:p>
          </table:table-cell>
          <table:table-cell office:value-type="float" office:value="0.404560023897">
            <text:p>0.404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8000">
            <text:p>58000</text:p>
          </table:table-cell>
          <table:table-cell office:value-type="float" office:value="0.302853722812">
            <text:p>0.3029</text:p>
          </table:table-cell>
          <table:table-cell office:value-type="float" office:value="0.367598045859">
            <text:p>0.36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8001">
            <text:p>58001</text:p>
          </table:table-cell>
          <table:table-cell office:value-type="float" office:value="0.320890395925">
            <text:p>0.3209</text:p>
          </table:table-cell>
          <table:table-cell office:value-type="float" office:value="0.372282796795">
            <text:p>0.372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9000">
            <text:p>59000</text:p>
          </table:table-cell>
          <table:table-cell office:value-type="float" office:value="0.327002392216">
            <text:p>0.3270</text:p>
          </table:table-cell>
          <table:table-cell office:value-type="float" office:value="0.367559237225">
            <text:p>0.36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59001">
            <text:p>59001</text:p>
          </table:table-cell>
          <table:table-cell office:value-type="float" office:value="0.340570643507">
            <text:p>0.3406</text:p>
          </table:table-cell>
          <table:table-cell office:value-type="float" office:value="0.391880067891">
            <text:p>0.391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00">
            <text:p>60000</text:p>
          </table:table-cell>
          <table:table-cell office:value-type="float" office:value="0.319350756214">
            <text:p>0.3194</text:p>
          </table:table-cell>
          <table:table-cell office:value-type="float" office:value="0.35639538833">
            <text:p>0.356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0001">
            <text:p>60001</text:p>
          </table:table-cell>
          <table:table-cell office:value-type="float" office:value="0.323751447126">
            <text:p>0.3238</text:p>
          </table:table-cell>
          <table:table-cell office:value-type="float" office:value="0.397541344363">
            <text:p>0.397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1000">
            <text:p>61000</text:p>
          </table:table-cell>
          <table:table-cell office:value-type="float" office:value="0.318243548547">
            <text:p>0.3182</text:p>
          </table:table-cell>
          <table:table-cell office:value-type="float" office:value="0.392503369819">
            <text:p>0.392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1001">
            <text:p>61001</text:p>
          </table:table-cell>
          <table:table-cell office:value-type="float" office:value="0.325466162581">
            <text:p>0.3255</text:p>
          </table:table-cell>
          <table:table-cell office:value-type="float" office:value="0.394799589803">
            <text:p>0.394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2000">
            <text:p>62000</text:p>
          </table:table-cell>
          <table:table-cell office:value-type="float" office:value="0.308597474113">
            <text:p>0.3086</text:p>
          </table:table-cell>
          <table:table-cell office:value-type="float" office:value="0.375999745828">
            <text:p>0.376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2001">
            <text:p>62001</text:p>
          </table:table-cell>
          <table:table-cell office:value-type="float" office:value="0.304596563029">
            <text:p>0.3046</text:p>
          </table:table-cell>
          <table:table-cell office:value-type="float" office:value="0.367920961516">
            <text:p>0.36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3000">
            <text:p>63000</text:p>
          </table:table-cell>
          <table:table-cell office:value-type="float" office:value="0.332868993508">
            <text:p>0.3329</text:p>
          </table:table-cell>
          <table:table-cell office:value-type="float" office:value="0.411657889735">
            <text:p>0.411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3001">
            <text:p>63001</text:p>
          </table:table-cell>
          <table:table-cell office:value-type="float" office:value="0.327617065105">
            <text:p>0.3276</text:p>
          </table:table-cell>
          <table:table-cell office:value-type="float" office:value="0.376449488779">
            <text:p>0.376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4000">
            <text:p>64000</text:p>
          </table:table-cell>
          <table:table-cell office:value-type="float" office:value="0.329061463166">
            <text:p>0.3291</text:p>
          </table:table-cell>
          <table:table-cell office:value-type="float" office:value="0.390151995648">
            <text:p>0.390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4001">
            <text:p>64001</text:p>
          </table:table-cell>
          <table:table-cell office:value-type="float" office:value="0.314446534983">
            <text:p>0.3144</text:p>
          </table:table-cell>
          <table:table-cell office:value-type="float" office:value="0.38452377384">
            <text:p>0.384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5000">
            <text:p>65000</text:p>
          </table:table-cell>
          <table:table-cell office:value-type="float" office:value="0.334185876726">
            <text:p>0.3342</text:p>
          </table:table-cell>
          <table:table-cell office:value-type="float" office:value="0.392948543211">
            <text:p>0.392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5001">
            <text:p>65001</text:p>
          </table:table-cell>
          <table:table-cell office:value-type="float" office:value="0.328530993708">
            <text:p>0.3285</text:p>
          </table:table-cell>
          <table:table-cell office:value-type="float" office:value="0.41082344736">
            <text:p>0.410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6000">
            <text:p>66000</text:p>
          </table:table-cell>
          <table:table-cell office:value-type="float" office:value="0.32110054125">
            <text:p>0.3211</text:p>
          </table:table-cell>
          <table:table-cell office:value-type="float" office:value="0.396310330185">
            <text:p>0.396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6001">
            <text:p>66001</text:p>
          </table:table-cell>
          <table:table-cell office:value-type="float" office:value="0.334822172611">
            <text:p>0.3348</text:p>
          </table:table-cell>
          <table:table-cell office:value-type="float" office:value="0.401712844232">
            <text:p>0.401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7000">
            <text:p>67000</text:p>
          </table:table-cell>
          <table:table-cell office:value-type="float" office:value="0.313606748884">
            <text:p>0.3136</text:p>
          </table:table-cell>
          <table:table-cell office:value-type="float" office:value="0.364393796591">
            <text:p>0.364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7001">
            <text:p>67001</text:p>
          </table:table-cell>
          <table:table-cell office:value-type="float" office:value="0.299052291409">
            <text:p>0.2991</text:p>
          </table:table-cell>
          <table:table-cell office:value-type="float" office:value="0.38038897474">
            <text:p>0.380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8000">
            <text:p>68000</text:p>
          </table:table-cell>
          <table:table-cell office:value-type="float" office:value="0.321878081472">
            <text:p>0.3219</text:p>
          </table:table-cell>
          <table:table-cell office:value-type="float" office:value="0.395684176338">
            <text:p>0.39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8001">
            <text:p>68001</text:p>
          </table:table-cell>
          <table:table-cell office:value-type="float" office:value="0.327582090741">
            <text:p>0.3276</text:p>
          </table:table-cell>
          <table:table-cell office:value-type="float" office:value="0.389792654241">
            <text:p>0.389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9000">
            <text:p>69000</text:p>
          </table:table-cell>
          <table:table-cell office:value-type="float" office:value="0.310243140714">
            <text:p>0.3102</text:p>
          </table:table-cell>
          <table:table-cell office:value-type="float" office:value="0.367935259607">
            <text:p>0.367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69001">
            <text:p>69001</text:p>
          </table:table-cell>
          <table:table-cell office:value-type="float" office:value="0.315628302823">
            <text:p>0.3156</text:p>
          </table:table-cell>
          <table:table-cell office:value-type="float" office:value="0.395055849593">
            <text:p>0.395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00">
            <text:p>70000</text:p>
          </table:table-cell>
          <table:table-cell office:value-type="float" office:value="0.30456348369">
            <text:p>0.3046</text:p>
          </table:table-cell>
          <table:table-cell office:value-type="float" office:value="0.365162496446">
            <text:p>0.36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0001">
            <text:p>70001</text:p>
          </table:table-cell>
          <table:table-cell office:value-type="float" office:value="0.313774236464">
            <text:p>0.3138</text:p>
          </table:table-cell>
          <table:table-cell office:value-type="float" office:value="0.3586236265">
            <text:p>0.358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1000">
            <text:p>71000</text:p>
          </table:table-cell>
          <table:table-cell office:value-type="float" office:value="0.319985886496">
            <text:p>0.3200</text:p>
          </table:table-cell>
          <table:table-cell office:value-type="float" office:value="0.411858561364">
            <text:p>0.411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1001">
            <text:p>71001</text:p>
          </table:table-cell>
          <table:table-cell office:value-type="float" office:value="0.326123892721">
            <text:p>0.3261</text:p>
          </table:table-cell>
          <table:table-cell office:value-type="float" office:value="0.365123198228">
            <text:p>0.365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2000">
            <text:p>72000</text:p>
          </table:table-cell>
          <table:table-cell office:value-type="float" office:value="0.313417461933">
            <text:p>0.3134</text:p>
          </table:table-cell>
          <table:table-cell office:value-type="float" office:value="0.349978111192">
            <text:p>0.350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2001">
            <text:p>72001</text:p>
          </table:table-cell>
          <table:table-cell office:value-type="float" office:value="0.303449770021">
            <text:p>0.3034</text:p>
          </table:table-cell>
          <table:table-cell office:value-type="float" office:value="0.369670135441">
            <text:p>0.369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3000">
            <text:p>73000</text:p>
          </table:table-cell>
          <table:table-cell office:value-type="float" office:value="0.338632004494">
            <text:p>0.3386</text:p>
          </table:table-cell>
          <table:table-cell office:value-type="float" office:value="0.396334974726">
            <text:p>0.396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3001">
            <text:p>73001</text:p>
          </table:table-cell>
          <table:table-cell office:value-type="float" office:value="0.333393228829">
            <text:p>0.3334</text:p>
          </table:table-cell>
          <table:table-cell office:value-type="float" office:value="0.397376149863">
            <text:p>0.397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4000">
            <text:p>74000</text:p>
          </table:table-cell>
          <table:table-cell office:value-type="float" office:value="0.311263206117">
            <text:p>0.3113</text:p>
          </table:table-cell>
          <table:table-cell office:value-type="float" office:value="0.350477543077">
            <text:p>0.35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4001">
            <text:p>74001</text:p>
          </table:table-cell>
          <table:table-cell office:value-type="float" office:value="0.308818471991">
            <text:p>0.3088</text:p>
          </table:table-cell>
          <table:table-cell office:value-type="float" office:value="0.38349100421">
            <text:p>0.383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5000">
            <text:p>75000</text:p>
          </table:table-cell>
          <table:table-cell office:value-type="float" office:value="0.331313771901">
            <text:p>0.3313</text:p>
          </table:table-cell>
          <table:table-cell office:value-type="float" office:value="0.36604942093">
            <text:p>0.366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5001">
            <text:p>75001</text:p>
          </table:table-cell>
          <table:table-cell office:value-type="float" office:value="0.32514569181">
            <text:p>0.3251</text:p>
          </table:table-cell>
          <table:table-cell office:value-type="float" office:value="0.364403859607">
            <text:p>0.364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6000">
            <text:p>76000</text:p>
          </table:table-cell>
          <table:table-cell office:value-type="float" office:value="0.338142062018">
            <text:p>0.3381</text:p>
          </table:table-cell>
          <table:table-cell office:value-type="float" office:value="0.40167063712">
            <text:p>0.401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6001">
            <text:p>76001</text:p>
          </table:table-cell>
          <table:table-cell office:value-type="float" office:value="0.326443165575">
            <text:p>0.3264</text:p>
          </table:table-cell>
          <table:table-cell office:value-type="float" office:value="0.374584794645">
            <text:p>0.374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7000">
            <text:p>77000</text:p>
          </table:table-cell>
          <table:table-cell office:value-type="float" office:value="0.316031049368">
            <text:p>0.3160</text:p>
          </table:table-cell>
          <table:table-cell office:value-type="float" office:value="0.362407421975">
            <text:p>0.362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7001">
            <text:p>77001</text:p>
          </table:table-cell>
          <table:table-cell office:value-type="float" office:value="0.301801923768">
            <text:p>0.3018</text:p>
          </table:table-cell>
          <table:table-cell office:value-type="float" office:value="0.366439078305">
            <text:p>0.366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8000">
            <text:p>78000</text:p>
          </table:table-cell>
          <table:table-cell office:value-type="float" office:value="0.323963329318">
            <text:p>0.3240</text:p>
          </table:table-cell>
          <table:table-cell office:value-type="float" office:value="0.38366537152">
            <text:p>0.383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8001">
            <text:p>78001</text:p>
          </table:table-cell>
          <table:table-cell office:value-type="float" office:value="0.313630113142">
            <text:p>0.3136</text:p>
          </table:table-cell>
          <table:table-cell office:value-type="float" office:value="0.410021298325">
            <text:p>0.410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9000">
            <text:p>79000</text:p>
          </table:table-cell>
          <table:table-cell office:value-type="float" office:value="0.318965498142">
            <text:p>0.3190</text:p>
          </table:table-cell>
          <table:table-cell office:value-type="float" office:value="0.380754251925">
            <text:p>0.380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79001">
            <text:p>79001</text:p>
          </table:table-cell>
          <table:table-cell office:value-type="float" office:value="0.306289921604">
            <text:p>0.3063</text:p>
          </table:table-cell>
          <table:table-cell office:value-type="float" office:value="0.363334944182">
            <text:p>0.363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00">
            <text:p>80000</text:p>
          </table:table-cell>
          <table:table-cell office:value-type="float" office:value="0.320090891208">
            <text:p>0.3201</text:p>
          </table:table-cell>
          <table:table-cell office:value-type="float" office:value="0.371411443267">
            <text:p>0.371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0001">
            <text:p>80001</text:p>
          </table:table-cell>
          <table:table-cell office:value-type="float" office:value="0.321819453499">
            <text:p>0.3218</text:p>
          </table:table-cell>
          <table:table-cell office:value-type="float" office:value="0.392712109032">
            <text:p>0.392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1000">
            <text:p>81000</text:p>
          </table:table-cell>
          <table:table-cell office:value-type="float" office:value="0.327535947599">
            <text:p>0.3275</text:p>
          </table:table-cell>
          <table:table-cell office:value-type="float" office:value="0.384858729108">
            <text:p>0.384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1001">
            <text:p>81001</text:p>
          </table:table-cell>
          <table:table-cell office:value-type="float" office:value="0.333091175918">
            <text:p>0.3331</text:p>
          </table:table-cell>
          <table:table-cell office:value-type="float" office:value="0.358127247191">
            <text:p>0.35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2000">
            <text:p>82000</text:p>
          </table:table-cell>
          <table:table-cell office:value-type="float" office:value="0.316464747448">
            <text:p>0.3165</text:p>
          </table:table-cell>
          <table:table-cell office:value-type="float" office:value="0.360765661902">
            <text:p>0.360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2001">
            <text:p>82001</text:p>
          </table:table-cell>
          <table:table-cell office:value-type="float" office:value="0.329244288418">
            <text:p>0.3292</text:p>
          </table:table-cell>
          <table:table-cell office:value-type="float" office:value="0.37590059488">
            <text:p>0.375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3000">
            <text:p>83000</text:p>
          </table:table-cell>
          <table:table-cell office:value-type="float" office:value="0.332142588604">
            <text:p>0.3321</text:p>
          </table:table-cell>
          <table:table-cell office:value-type="float" office:value="0.402761617122">
            <text:p>0.402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3001">
            <text:p>83001</text:p>
          </table:table-cell>
          <table:table-cell office:value-type="float" office:value="0.317807302313">
            <text:p>0.3178</text:p>
          </table:table-cell>
          <table:table-cell office:value-type="float" office:value="0.374076308274">
            <text:p>0.374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4000">
            <text:p>84000</text:p>
          </table:table-cell>
          <table:table-cell office:value-type="float" office:value="0.305776628594">
            <text:p>0.3058</text:p>
          </table:table-cell>
          <table:table-cell office:value-type="float" office:value="0.388131762182">
            <text:p>0.38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4001">
            <text:p>84001</text:p>
          </table:table-cell>
          <table:table-cell office:value-type="float" office:value="0.309575995941">
            <text:p>0.3096</text:p>
          </table:table-cell>
          <table:table-cell office:value-type="float" office:value="0.37226125507">
            <text:p>0.372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5000">
            <text:p>85000</text:p>
          </table:table-cell>
          <table:table-cell office:value-type="float" office:value="0.324536319472">
            <text:p>0.3245</text:p>
          </table:table-cell>
          <table:table-cell office:value-type="float" office:value="0.365200695503">
            <text:p>0.36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5001">
            <text:p>85001</text:p>
          </table:table-cell>
          <table:table-cell office:value-type="float" office:value="0.321906963838">
            <text:p>0.3219</text:p>
          </table:table-cell>
          <table:table-cell office:value-type="float" office:value="0.40891173924">
            <text:p>0.408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6000">
            <text:p>86000</text:p>
          </table:table-cell>
          <table:table-cell office:value-type="float" office:value="0.316679660794">
            <text:p>0.3167</text:p>
          </table:table-cell>
          <table:table-cell office:value-type="float" office:value="0.365716676034">
            <text:p>0.365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6001">
            <text:p>86001</text:p>
          </table:table-cell>
          <table:table-cell office:value-type="float" office:value="0.318393258025">
            <text:p>0.3184</text:p>
          </table:table-cell>
          <table:table-cell office:value-type="float" office:value="0.389040553287">
            <text:p>0.389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7000">
            <text:p>87000</text:p>
          </table:table-cell>
          <table:table-cell office:value-type="float" office:value="0.326745352113">
            <text:p>0.3267</text:p>
          </table:table-cell>
          <table:table-cell office:value-type="float" office:value="0.370495756235">
            <text:p>0.370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7001">
            <text:p>87001</text:p>
          </table:table-cell>
          <table:table-cell office:value-type="float" office:value="0.32391479643">
            <text:p>0.3239</text:p>
          </table:table-cell>
          <table:table-cell office:value-type="float" office:value="0.389185923573">
            <text:p>0.389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8000">
            <text:p>88000</text:p>
          </table:table-cell>
          <table:table-cell office:value-type="float" office:value="0.35256180129">
            <text:p>0.3526</text:p>
          </table:table-cell>
          <table:table-cell office:value-type="float" office:value="0.385221396641">
            <text:p>0.385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8001">
            <text:p>88001</text:p>
          </table:table-cell>
          <table:table-cell office:value-type="float" office:value="0.332212531169">
            <text:p>0.3322</text:p>
          </table:table-cell>
          <table:table-cell office:value-type="float" office:value="0.380676072775">
            <text:p>0.3807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9000">
            <text:p>89000</text:p>
          </table:table-cell>
          <table:table-cell office:value-type="float" office:value="0.302093865074">
            <text:p>0.3021</text:p>
          </table:table-cell>
          <table:table-cell office:value-type="float" office:value="0.367172737233">
            <text:p>0.36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89001">
            <text:p>89001</text:p>
          </table:table-cell>
          <table:table-cell office:value-type="float" office:value="0.311805483499">
            <text:p>0.3118</text:p>
          </table:table-cell>
          <table:table-cell office:value-type="float" office:value="0.412977715809">
            <text:p>0.413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00">
            <text:p>90000</text:p>
          </table:table-cell>
          <table:table-cell office:value-type="float" office:value="0.337019185653">
            <text:p>0.3370</text:p>
          </table:table-cell>
          <table:table-cell office:value-type="float" office:value="0.375075606251">
            <text:p>0.375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0001">
            <text:p>90001</text:p>
          </table:table-cell>
          <table:table-cell office:value-type="float" office:value="0.343011404619">
            <text:p>0.3430</text:p>
          </table:table-cell>
          <table:table-cell office:value-type="float" office:value="0.398923989162">
            <text:p>0.398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1000">
            <text:p>91000</text:p>
          </table:table-cell>
          <table:table-cell office:value-type="float" office:value="0.347872802798">
            <text:p>0.3479</text:p>
          </table:table-cell>
          <table:table-cell office:value-type="float" office:value="0.378138676646">
            <text:p>0.378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1001">
            <text:p>91001</text:p>
          </table:table-cell>
          <table:table-cell office:value-type="float" office:value="0.344741639183">
            <text:p>0.3447</text:p>
          </table:table-cell>
          <table:table-cell office:value-type="float" office:value="0.372218111451">
            <text:p>0.372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2000">
            <text:p>92000</text:p>
          </table:table-cell>
          <table:table-cell office:value-type="float" office:value="0.350224700297">
            <text:p>0.3502</text:p>
          </table:table-cell>
          <table:table-cell office:value-type="float" office:value="0.383947621408">
            <text:p>0.383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2001">
            <text:p>92001</text:p>
          </table:table-cell>
          <table:table-cell office:value-type="float" office:value="0.346318178615">
            <text:p>0.3463</text:p>
          </table:table-cell>
          <table:table-cell office:value-type="float" office:value="0.399439882795">
            <text:p>0.399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3000">
            <text:p>93000</text:p>
          </table:table-cell>
          <table:table-cell office:value-type="float" office:value="0.355064821202">
            <text:p>0.3551</text:p>
          </table:table-cell>
          <table:table-cell office:value-type="float" office:value="0.403568069793">
            <text:p>0.403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3001">
            <text:p>93001</text:p>
          </table:table-cell>
          <table:table-cell office:value-type="float" office:value="0.330055537854">
            <text:p>0.3301</text:p>
          </table:table-cell>
          <table:table-cell office:value-type="float" office:value="0.369944981452">
            <text:p>0.369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4000">
            <text:p>94000</text:p>
          </table:table-cell>
          <table:table-cell office:value-type="float" office:value="0.340392824659">
            <text:p>0.3404</text:p>
          </table:table-cell>
          <table:table-cell office:value-type="float" office:value="0.409366606447">
            <text:p>0.4094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4001">
            <text:p>94001</text:p>
          </table:table-cell>
          <table:table-cell office:value-type="float" office:value="0.354340684614">
            <text:p>0.3543</text:p>
          </table:table-cell>
          <table:table-cell office:value-type="float" office:value="0.397192183599">
            <text:p>0.397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5000">
            <text:p>95000</text:p>
          </table:table-cell>
          <table:table-cell office:value-type="float" office:value="0.352286093302">
            <text:p>0.3523</text:p>
          </table:table-cell>
          <table:table-cell office:value-type="float" office:value="0.41152287244">
            <text:p>0.4115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5001">
            <text:p>95001</text:p>
          </table:table-cell>
          <table:table-cell office:value-type="float" office:value="0.339496634492">
            <text:p>0.3395</text:p>
          </table:table-cell>
          <table:table-cell office:value-type="float" office:value="0.375803153595">
            <text:p>0.375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6000">
            <text:p>96000</text:p>
          </table:table-cell>
          <table:table-cell office:value-type="float" office:value="0.338064091602">
            <text:p>0.3381</text:p>
          </table:table-cell>
          <table:table-cell office:value-type="float" office:value="0.403254821844">
            <text:p>0.4033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6001">
            <text:p>96001</text:p>
          </table:table-cell>
          <table:table-cell office:value-type="float" office:value="0.350209588835">
            <text:p>0.3502</text:p>
          </table:table-cell>
          <table:table-cell office:value-type="float" office:value="0.393192463545">
            <text:p>0.3932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7000">
            <text:p>97000</text:p>
          </table:table-cell>
          <table:table-cell office:value-type="float" office:value="0.344838364326">
            <text:p>0.3448</text:p>
          </table:table-cell>
          <table:table-cell office:value-type="float" office:value="0.406784844524">
            <text:p>0.4068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7001">
            <text:p>97001</text:p>
          </table:table-cell>
          <table:table-cell office:value-type="float" office:value="0.335214733694">
            <text:p>0.3352</text:p>
          </table:table-cell>
          <table:table-cell office:value-type="float" office:value="0.367585268338">
            <text:p>0.3676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8000">
            <text:p>98000</text:p>
          </table:table-cell>
          <table:table-cell office:value-type="float" office:value="0.352440703563">
            <text:p>0.3524</text:p>
          </table:table-cell>
          <table:table-cell office:value-type="float" office:value="0.402096786551">
            <text:p>0.4021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8001">
            <text:p>98001</text:p>
          </table:table-cell>
          <table:table-cell office:value-type="float" office:value="0.347228033927">
            <text:p>0.3472</text:p>
          </table:table-cell>
          <table:table-cell office:value-type="float" office:value="0.385855417522">
            <text:p>0.3859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9000">
            <text:p>99000</text:p>
          </table:table-cell>
          <table:table-cell office:value-type="float" office:value="0.348414454595">
            <text:p>0.3484</text:p>
          </table:table-cell>
          <table:table-cell office:value-type="float" office:value="0.40102212341">
            <text:p>0.4010</text:p>
          </table:table-cell>
        </table:table-row>
        <table:table-row table:style-name="ro1">
          <table:table-cell office:value-type="string">
            <text:p>fibres_1_SNR_8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float" office:value="99001">
            <text:p>99001</text:p>
          </table:table-cell>
          <table:table-cell office:value-type="float" office:value="0.339098983657">
            <text:p>0.3391</text:p>
          </table:table-cell>
          <table:table-cell office:value-type="float" office:value="0.376512387422">
            <text:p>0.376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584283563899">
            <text:p>0.5843</text:p>
          </table:table-cell>
          <table:table-cell office:value-type="float" office:value="0.734597469051">
            <text:p>0.73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57277103678">
            <text:p>0.5728</text:p>
          </table:table-cell>
          <table:table-cell office:value-type="float" office:value="0.708222003227">
            <text:p>0.708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574951301968">
            <text:p>0.5750</text:p>
          </table:table-cell>
          <table:table-cell office:value-type="float" office:value="0.698535991509">
            <text:p>0.698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0.57711820167">
            <text:p>0.5771</text:p>
          </table:table-cell>
          <table:table-cell office:value-type="float" office:value="0.691559118253">
            <text:p>0.69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0.572951048857">
            <text:p>0.5730</text:p>
          </table:table-cell>
          <table:table-cell office:value-type="float" office:value="0.699228457039">
            <text:p>0.699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1">
            <text:p>2001</text:p>
          </table:table-cell>
          <table:table-cell office:value-type="float" office:value="0.570303773064">
            <text:p>0.5703</text:p>
          </table:table-cell>
          <table:table-cell office:value-type="float" office:value="0.701662380573">
            <text:p>0.701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office:value-type="float" office:value="0.580840651607">
            <text:p>0.5808</text:p>
          </table:table-cell>
          <table:table-cell office:value-type="float" office:value="0.693567310237">
            <text:p>0.693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1">
            <text:p>3001</text:p>
          </table:table-cell>
          <table:table-cell office:value-type="float" office:value="0.581291320997">
            <text:p>0.5813</text:p>
          </table:table-cell>
          <table:table-cell office:value-type="float" office:value="0.700131303134">
            <text:p>0.700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0.577662800697">
            <text:p>0.5777</text:p>
          </table:table-cell>
          <table:table-cell office:value-type="float" office:value="0.717147531243">
            <text:p>0.71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1">
            <text:p>4001</text:p>
          </table:table-cell>
          <table:table-cell office:value-type="float" office:value="0.582064302241">
            <text:p>0.5821</text:p>
          </table:table-cell>
          <table:table-cell office:value-type="float" office:value="0.688860408817">
            <text:p>0.688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0.577179540895">
            <text:p>0.5772</text:p>
          </table:table-cell>
          <table:table-cell office:value-type="float" office:value="0.680900913205">
            <text:p>0.680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1">
            <text:p>5001</text:p>
          </table:table-cell>
          <table:table-cell office:value-type="float" office:value="0.575807527993">
            <text:p>0.5758</text:p>
          </table:table-cell>
          <table:table-cell office:value-type="float" office:value="0.707404478825">
            <text:p>0.707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0">
            <text:p>6000</text:p>
          </table:table-cell>
          <table:table-cell office:value-type="float" office:value="0.573646383286">
            <text:p>0.5736</text:p>
          </table:table-cell>
          <table:table-cell office:value-type="float" office:value="0.705688500769">
            <text:p>0.705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1">
            <text:p>6001</text:p>
          </table:table-cell>
          <table:table-cell office:value-type="float" office:value="0.576060578559">
            <text:p>0.5761</text:p>
          </table:table-cell>
          <table:table-cell office:value-type="float" office:value="0.687015355682">
            <text:p>0.68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0">
            <text:p>7000</text:p>
          </table:table-cell>
          <table:table-cell office:value-type="float" office:value="0.573760462349">
            <text:p>0.5738</text:p>
          </table:table-cell>
          <table:table-cell office:value-type="float" office:value="0.70846250124">
            <text:p>0.708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1">
            <text:p>7001</text:p>
          </table:table-cell>
          <table:table-cell office:value-type="float" office:value="0.571472167961">
            <text:p>0.5715</text:p>
          </table:table-cell>
          <table:table-cell office:value-type="float" office:value="0.693500477134">
            <text:p>0.693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0">
            <text:p>8000</text:p>
          </table:table-cell>
          <table:table-cell office:value-type="float" office:value="0.581868825192">
            <text:p>0.5819</text:p>
          </table:table-cell>
          <table:table-cell office:value-type="float" office:value="0.698890703518">
            <text:p>0.698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1">
            <text:p>8001</text:p>
          </table:table-cell>
          <table:table-cell office:value-type="float" office:value="0.579156542731">
            <text:p>0.5792</text:p>
          </table:table-cell>
          <table:table-cell office:value-type="float" office:value="0.720146380916">
            <text:p>0.720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0">
            <text:p>9000</text:p>
          </table:table-cell>
          <table:table-cell office:value-type="float" office:value="0.572920193418">
            <text:p>0.5729</text:p>
          </table:table-cell>
          <table:table-cell office:value-type="float" office:value="0.698688758866">
            <text:p>0.69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1">
            <text:p>9001</text:p>
          </table:table-cell>
          <table:table-cell office:value-type="float" office:value="0.575591105954">
            <text:p>0.5756</text:p>
          </table:table-cell>
          <table:table-cell office:value-type="float" office:value="0.708336959535">
            <text:p>0.70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55448209199">
            <text:p>0.5545</text:p>
          </table:table-cell>
          <table:table-cell office:value-type="float" office:value="0.704082204836">
            <text:p>0.704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001">
            <text:p>10001</text:p>
          </table:table-cell>
          <table:table-cell office:value-type="float" office:value="0.561098652469">
            <text:p>0.5611</text:p>
          </table:table-cell>
          <table:table-cell office:value-type="float" office:value="0.698695825942">
            <text:p>0.69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00">
            <text:p>11000</text:p>
          </table:table-cell>
          <table:table-cell office:value-type="float" office:value="0.554769144">
            <text:p>0.5548</text:p>
          </table:table-cell>
          <table:table-cell office:value-type="float" office:value="0.687323842383">
            <text:p>0.687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001">
            <text:p>11001</text:p>
          </table:table-cell>
          <table:table-cell office:value-type="float" office:value="0.56078648758">
            <text:p>0.5608</text:p>
          </table:table-cell>
          <table:table-cell office:value-type="float" office:value="0.697213055874">
            <text:p>0.697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00">
            <text:p>12000</text:p>
          </table:table-cell>
          <table:table-cell office:value-type="float" office:value="0.562256716821">
            <text:p>0.5623</text:p>
          </table:table-cell>
          <table:table-cell office:value-type="float" office:value="0.687595199026">
            <text:p>0.687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2001">
            <text:p>12001</text:p>
          </table:table-cell>
          <table:table-cell office:value-type="float" office:value="0.552189568064">
            <text:p>0.5522</text:p>
          </table:table-cell>
          <table:table-cell office:value-type="float" office:value="0.701834009056">
            <text:p>0.701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000">
            <text:p>13000</text:p>
          </table:table-cell>
          <table:table-cell office:value-type="float" office:value="0.550389543117">
            <text:p>0.5504</text:p>
          </table:table-cell>
          <table:table-cell office:value-type="float" office:value="0.697808166442">
            <text:p>0.697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001">
            <text:p>13001</text:p>
          </table:table-cell>
          <table:table-cell office:value-type="float" office:value="0.55178061278">
            <text:p>0.5518</text:p>
          </table:table-cell>
          <table:table-cell office:value-type="float" office:value="0.695355844056">
            <text:p>0.695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000">
            <text:p>14000</text:p>
          </table:table-cell>
          <table:table-cell office:value-type="float" office:value="0.552499022478">
            <text:p>0.5525</text:p>
          </table:table-cell>
          <table:table-cell office:value-type="float" office:value="0.685726789976">
            <text:p>0.685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001">
            <text:p>14001</text:p>
          </table:table-cell>
          <table:table-cell office:value-type="float" office:value="0.547972328958">
            <text:p>0.5480</text:p>
          </table:table-cell>
          <table:table-cell office:value-type="float" office:value="0.682068705762">
            <text:p>0.682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00">
            <text:p>15000</text:p>
          </table:table-cell>
          <table:table-cell office:value-type="float" office:value="0.559091205681">
            <text:p>0.5591</text:p>
          </table:table-cell>
          <table:table-cell office:value-type="float" office:value="0.697107719979">
            <text:p>0.69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01">
            <text:p>15001</text:p>
          </table:table-cell>
          <table:table-cell office:value-type="float" office:value="0.549271258824">
            <text:p>0.5493</text:p>
          </table:table-cell>
          <table:table-cell office:value-type="float" office:value="0.692579933444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000">
            <text:p>16000</text:p>
          </table:table-cell>
          <table:table-cell office:value-type="float" office:value="0.548812343279">
            <text:p>0.5488</text:p>
          </table:table-cell>
          <table:table-cell office:value-type="float" office:value="0.695545124872">
            <text:p>0.695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001">
            <text:p>16001</text:p>
          </table:table-cell>
          <table:table-cell office:value-type="float" office:value="0.545083355219">
            <text:p>0.5451</text:p>
          </table:table-cell>
          <table:table-cell office:value-type="float" office:value="0.692572290878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000">
            <text:p>17000</text:p>
          </table:table-cell>
          <table:table-cell office:value-type="float" office:value="0.553414952917">
            <text:p>0.5534</text:p>
          </table:table-cell>
          <table:table-cell office:value-type="float" office:value="0.688951517767">
            <text:p>0.68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001">
            <text:p>17001</text:p>
          </table:table-cell>
          <table:table-cell office:value-type="float" office:value="0.547361263964">
            <text:p>0.5474</text:p>
          </table:table-cell>
          <table:table-cell office:value-type="float" office:value="0.691959307099">
            <text:p>0.692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000">
            <text:p>18000</text:p>
          </table:table-cell>
          <table:table-cell office:value-type="float" office:value="0.554830050328">
            <text:p>0.5548</text:p>
          </table:table-cell>
          <table:table-cell office:value-type="float" office:value="0.688826176406">
            <text:p>0.688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001">
            <text:p>18001</text:p>
          </table:table-cell>
          <table:table-cell office:value-type="float" office:value="0.55866849199">
            <text:p>0.5587</text:p>
          </table:table-cell>
          <table:table-cell office:value-type="float" office:value="0.702092821005">
            <text:p>0.702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000">
            <text:p>19000</text:p>
          </table:table-cell>
          <table:table-cell office:value-type="float" office:value="0.546988189377">
            <text:p>0.5470</text:p>
          </table:table-cell>
          <table:table-cell office:value-type="float" office:value="0.701148240109">
            <text:p>0.70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9001">
            <text:p>19001</text:p>
          </table:table-cell>
          <table:table-cell office:value-type="float" office:value="0.551395265938">
            <text:p>0.5514</text:p>
          </table:table-cell>
          <table:table-cell office:value-type="float" office:value="0.689288008593">
            <text:p>0.689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0.556037162595">
            <text:p>0.5560</text:p>
          </table:table-cell>
          <table:table-cell office:value-type="float" office:value="0.674379027348">
            <text:p>0.674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001">
            <text:p>20001</text:p>
          </table:table-cell>
          <table:table-cell office:value-type="float" office:value="0.537930650721">
            <text:p>0.5379</text:p>
          </table:table-cell>
          <table:table-cell office:value-type="float" office:value="0.665264727794">
            <text:p>0.665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000">
            <text:p>21000</text:p>
          </table:table-cell>
          <table:table-cell office:value-type="float" office:value="0.558909101288">
            <text:p>0.5589</text:p>
          </table:table-cell>
          <table:table-cell office:value-type="float" office:value="0.684579587884">
            <text:p>0.68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1001">
            <text:p>21001</text:p>
          </table:table-cell>
          <table:table-cell office:value-type="float" office:value="0.560613987105">
            <text:p>0.5606</text:p>
          </table:table-cell>
          <table:table-cell office:value-type="float" office:value="0.69669754087">
            <text:p>0.696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000">
            <text:p>22000</text:p>
          </table:table-cell>
          <table:table-cell office:value-type="float" office:value="0.541790863815">
            <text:p>0.5418</text:p>
          </table:table-cell>
          <table:table-cell office:value-type="float" office:value="0.675018502335">
            <text:p>0.675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2001">
            <text:p>22001</text:p>
          </table:table-cell>
          <table:table-cell office:value-type="float" office:value="0.548084929377">
            <text:p>0.5481</text:p>
          </table:table-cell>
          <table:table-cell office:value-type="float" office:value="0.694310607574">
            <text:p>0.694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3000">
            <text:p>23000</text:p>
          </table:table-cell>
          <table:table-cell office:value-type="float" office:value="0.553719555621">
            <text:p>0.5537</text:p>
          </table:table-cell>
          <table:table-cell office:value-type="float" office:value="0.694790812661">
            <text:p>0.694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3001">
            <text:p>23001</text:p>
          </table:table-cell>
          <table:table-cell office:value-type="float" office:value="0.563365473182">
            <text:p>0.5634</text:p>
          </table:table-cell>
          <table:table-cell office:value-type="float" office:value="0.696516597315">
            <text:p>0.696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000">
            <text:p>24000</text:p>
          </table:table-cell>
          <table:table-cell office:value-type="float" office:value="0.550912321762">
            <text:p>0.5509</text:p>
          </table:table-cell>
          <table:table-cell office:value-type="float" office:value="0.669011412486">
            <text:p>0.66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001">
            <text:p>24001</text:p>
          </table:table-cell>
          <table:table-cell office:value-type="float" office:value="0.555803515865">
            <text:p>0.5558</text:p>
          </table:table-cell>
          <table:table-cell office:value-type="float" office:value="0.693645108279">
            <text:p>0.693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00">
            <text:p>25000</text:p>
          </table:table-cell>
          <table:table-cell office:value-type="float" office:value="0.550420743241">
            <text:p>0.5504</text:p>
          </table:table-cell>
          <table:table-cell office:value-type="float" office:value="0.676752349507">
            <text:p>0.676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01">
            <text:p>25001</text:p>
          </table:table-cell>
          <table:table-cell office:value-type="float" office:value="0.545517661828">
            <text:p>0.5455</text:p>
          </table:table-cell>
          <table:table-cell office:value-type="float" office:value="0.686994239629">
            <text:p>0.68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000">
            <text:p>26000</text:p>
          </table:table-cell>
          <table:table-cell office:value-type="float" office:value="0.558457899787">
            <text:p>0.5585</text:p>
          </table:table-cell>
          <table:table-cell office:value-type="float" office:value="0.694187995331">
            <text:p>0.694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6001">
            <text:p>26001</text:p>
          </table:table-cell>
          <table:table-cell office:value-type="float" office:value="0.559310226107">
            <text:p>0.5593</text:p>
          </table:table-cell>
          <table:table-cell office:value-type="float" office:value="0.704643664751">
            <text:p>0.70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7000">
            <text:p>27000</text:p>
          </table:table-cell>
          <table:table-cell office:value-type="float" office:value="0.54195693051">
            <text:p>0.5420</text:p>
          </table:table-cell>
          <table:table-cell office:value-type="float" office:value="0.70163598945">
            <text:p>0.70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7001">
            <text:p>27001</text:p>
          </table:table-cell>
          <table:table-cell office:value-type="float" office:value="0.54301742282">
            <text:p>0.5430</text:p>
          </table:table-cell>
          <table:table-cell office:value-type="float" office:value="0.661018256006">
            <text:p>0.661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8000">
            <text:p>28000</text:p>
          </table:table-cell>
          <table:table-cell office:value-type="float" office:value="0.558424531583">
            <text:p>0.5584</text:p>
          </table:table-cell>
          <table:table-cell office:value-type="float" office:value="0.691869397036">
            <text:p>0.691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8001">
            <text:p>28001</text:p>
          </table:table-cell>
          <table:table-cell office:value-type="float" office:value="0.564750512075">
            <text:p>0.5648</text:p>
          </table:table-cell>
          <table:table-cell office:value-type="float" office:value="0.695824798141">
            <text:p>0.695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000">
            <text:p>29000</text:p>
          </table:table-cell>
          <table:table-cell office:value-type="float" office:value="0.549608552649">
            <text:p>0.5496</text:p>
          </table:table-cell>
          <table:table-cell office:value-type="float" office:value="0.678892292474">
            <text:p>0.678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9001">
            <text:p>29001</text:p>
          </table:table-cell>
          <table:table-cell office:value-type="float" office:value="0.555212270844">
            <text:p>0.5552</text:p>
          </table:table-cell>
          <table:table-cell office:value-type="float" office:value="0.701246201687">
            <text:p>0.701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0.543179957093">
            <text:p>0.5432</text:p>
          </table:table-cell>
          <table:table-cell office:value-type="float" office:value="0.680581716611">
            <text:p>0.680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01">
            <text:p>30001</text:p>
          </table:table-cell>
          <table:table-cell office:value-type="float" office:value="0.542342075553">
            <text:p>0.5423</text:p>
          </table:table-cell>
          <table:table-cell office:value-type="float" office:value="0.68482255267">
            <text:p>0.684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1000">
            <text:p>31000</text:p>
          </table:table-cell>
          <table:table-cell office:value-type="float" office:value="0.553929978854">
            <text:p>0.5539</text:p>
          </table:table-cell>
          <table:table-cell office:value-type="float" office:value="0.70051142812">
            <text:p>0.700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1001">
            <text:p>31001</text:p>
          </table:table-cell>
          <table:table-cell office:value-type="float" office:value="0.556993786795">
            <text:p>0.5570</text:p>
          </table:table-cell>
          <table:table-cell office:value-type="float" office:value="0.69107344052">
            <text:p>0.69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000">
            <text:p>32000</text:p>
          </table:table-cell>
          <table:table-cell office:value-type="float" office:value="0.544835881014">
            <text:p>0.5448</text:p>
          </table:table-cell>
          <table:table-cell office:value-type="float" office:value="0.685257051902">
            <text:p>0.685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2001">
            <text:p>32001</text:p>
          </table:table-cell>
          <table:table-cell office:value-type="float" office:value="0.546475646734">
            <text:p>0.5465</text:p>
          </table:table-cell>
          <table:table-cell office:value-type="float" office:value="0.697378991728">
            <text:p>0.697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000">
            <text:p>33000</text:p>
          </table:table-cell>
          <table:table-cell office:value-type="float" office:value="0.572676593975">
            <text:p>0.5727</text:p>
          </table:table-cell>
          <table:table-cell office:value-type="float" office:value="0.704979711492">
            <text:p>0.705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001">
            <text:p>33001</text:p>
          </table:table-cell>
          <table:table-cell office:value-type="float" office:value="0.561534722309">
            <text:p>0.5615</text:p>
          </table:table-cell>
          <table:table-cell office:value-type="float" office:value="0.709568414007">
            <text:p>0.709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4000">
            <text:p>34000</text:p>
          </table:table-cell>
          <table:table-cell office:value-type="float" office:value="0.5628693431">
            <text:p>0.5629</text:p>
          </table:table-cell>
          <table:table-cell office:value-type="float" office:value="0.707089115783">
            <text:p>0.70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4001">
            <text:p>34001</text:p>
          </table:table-cell>
          <table:table-cell office:value-type="float" office:value="0.555673150896">
            <text:p>0.5557</text:p>
          </table:table-cell>
          <table:table-cell office:value-type="float" office:value="0.689685963367">
            <text:p>0.689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5000">
            <text:p>35000</text:p>
          </table:table-cell>
          <table:table-cell office:value-type="float" office:value="0.562411918738">
            <text:p>0.5624</text:p>
          </table:table-cell>
          <table:table-cell office:value-type="float" office:value="0.69496870372">
            <text:p>0.695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5001">
            <text:p>35001</text:p>
          </table:table-cell>
          <table:table-cell office:value-type="float" office:value="0.552906302701">
            <text:p>0.5529</text:p>
          </table:table-cell>
          <table:table-cell office:value-type="float" office:value="0.683914327374">
            <text:p>0.683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6000">
            <text:p>36000</text:p>
          </table:table-cell>
          <table:table-cell office:value-type="float" office:value="0.565066177021">
            <text:p>0.5651</text:p>
          </table:table-cell>
          <table:table-cell office:value-type="float" office:value="0.702641748417">
            <text:p>0.70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6001">
            <text:p>36001</text:p>
          </table:table-cell>
          <table:table-cell office:value-type="float" office:value="0.564927734973">
            <text:p>0.5649</text:p>
          </table:table-cell>
          <table:table-cell office:value-type="float" office:value="0.691468445512">
            <text:p>0.691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7000">
            <text:p>37000</text:p>
          </table:table-cell>
          <table:table-cell office:value-type="float" office:value="0.539163104721">
            <text:p>0.5392</text:p>
          </table:table-cell>
          <table:table-cell office:value-type="float" office:value="0.674620198235">
            <text:p>0.674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7001">
            <text:p>37001</text:p>
          </table:table-cell>
          <table:table-cell office:value-type="float" office:value="0.541370043314">
            <text:p>0.5414</text:p>
          </table:table-cell>
          <table:table-cell office:value-type="float" office:value="0.665934178371">
            <text:p>0.665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8000">
            <text:p>38000</text:p>
          </table:table-cell>
          <table:table-cell office:value-type="float" office:value="0.557705215165">
            <text:p>0.5577</text:p>
          </table:table-cell>
          <table:table-cell office:value-type="float" office:value="0.696003333149">
            <text:p>0.696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8001">
            <text:p>38001</text:p>
          </table:table-cell>
          <table:table-cell office:value-type="float" office:value="0.551781389087">
            <text:p>0.5518</text:p>
          </table:table-cell>
          <table:table-cell office:value-type="float" office:value="0.684166040977">
            <text:p>0.684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9000">
            <text:p>39000</text:p>
          </table:table-cell>
          <table:table-cell office:value-type="float" office:value="0.534527417151">
            <text:p>0.5345</text:p>
          </table:table-cell>
          <table:table-cell office:value-type="float" office:value="0.677150519817">
            <text:p>0.677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9001">
            <text:p>39001</text:p>
          </table:table-cell>
          <table:table-cell office:value-type="float" office:value="0.544607711254">
            <text:p>0.5446</text:p>
          </table:table-cell>
          <table:table-cell office:value-type="float" office:value="0.690458684745">
            <text:p>0.690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0.566048018082">
            <text:p>0.5660</text:p>
          </table:table-cell>
          <table:table-cell office:value-type="float" office:value="0.703872187217">
            <text:p>0.703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001">
            <text:p>40001</text:p>
          </table:table-cell>
          <table:table-cell office:value-type="float" office:value="0.568060862759">
            <text:p>0.5681</text:p>
          </table:table-cell>
          <table:table-cell office:value-type="float" office:value="0.684945667672">
            <text:p>0.684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1000">
            <text:p>41000</text:p>
          </table:table-cell>
          <table:table-cell office:value-type="float" office:value="0.552298812622">
            <text:p>0.5523</text:p>
          </table:table-cell>
          <table:table-cell office:value-type="float" office:value="0.686249008033">
            <text:p>0.686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1001">
            <text:p>41001</text:p>
          </table:table-cell>
          <table:table-cell office:value-type="float" office:value="0.551761948487">
            <text:p>0.5518</text:p>
          </table:table-cell>
          <table:table-cell office:value-type="float" office:value="0.69381385891">
            <text:p>0.693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2000">
            <text:p>42000</text:p>
          </table:table-cell>
          <table:table-cell office:value-type="float" office:value="0.556743978967">
            <text:p>0.5567</text:p>
          </table:table-cell>
          <table:table-cell office:value-type="float" office:value="0.679386373869">
            <text:p>0.679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2001">
            <text:p>42001</text:p>
          </table:table-cell>
          <table:table-cell office:value-type="float" office:value="0.571187364536">
            <text:p>0.5712</text:p>
          </table:table-cell>
          <table:table-cell office:value-type="float" office:value="0.708806683599">
            <text:p>0.708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3000">
            <text:p>43000</text:p>
          </table:table-cell>
          <table:table-cell office:value-type="float" office:value="0.557581737969">
            <text:p>0.5576</text:p>
          </table:table-cell>
          <table:table-cell office:value-type="float" office:value="0.692992711238">
            <text:p>0.693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3001">
            <text:p>43001</text:p>
          </table:table-cell>
          <table:table-cell office:value-type="float" office:value="0.549053801689">
            <text:p>0.5491</text:p>
          </table:table-cell>
          <table:table-cell office:value-type="float" office:value="0.68793617053">
            <text:p>0.687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4000">
            <text:p>44000</text:p>
          </table:table-cell>
          <table:table-cell office:value-type="float" office:value="0.550974145697">
            <text:p>0.5510</text:p>
          </table:table-cell>
          <table:table-cell office:value-type="float" office:value="0.67537873445">
            <text:p>0.675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4001">
            <text:p>44001</text:p>
          </table:table-cell>
          <table:table-cell office:value-type="float" office:value="0.545565631141">
            <text:p>0.5456</text:p>
          </table:table-cell>
          <table:table-cell office:value-type="float" office:value="0.68673096389">
            <text:p>0.686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000">
            <text:p>45000</text:p>
          </table:table-cell>
          <table:table-cell office:value-type="float" office:value="0.54564441627">
            <text:p>0.5456</text:p>
          </table:table-cell>
          <table:table-cell office:value-type="float" office:value="0.686506109688">
            <text:p>0.686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001">
            <text:p>45001</text:p>
          </table:table-cell>
          <table:table-cell office:value-type="float" office:value="0.566776447295">
            <text:p>0.5668</text:p>
          </table:table-cell>
          <table:table-cell office:value-type="float" office:value="0.700165740825">
            <text:p>0.700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6000">
            <text:p>46000</text:p>
          </table:table-cell>
          <table:table-cell office:value-type="float" office:value="0.547852713525">
            <text:p>0.5479</text:p>
          </table:table-cell>
          <table:table-cell office:value-type="float" office:value="0.692602032957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6001">
            <text:p>46001</text:p>
          </table:table-cell>
          <table:table-cell office:value-type="float" office:value="0.549516368932">
            <text:p>0.5495</text:p>
          </table:table-cell>
          <table:table-cell office:value-type="float" office:value="0.685808061661">
            <text:p>0.685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000">
            <text:p>47000</text:p>
          </table:table-cell>
          <table:table-cell office:value-type="float" office:value="0.560788825941">
            <text:p>0.5608</text:p>
          </table:table-cell>
          <table:table-cell office:value-type="float" office:value="0.696113620377">
            <text:p>0.696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001">
            <text:p>47001</text:p>
          </table:table-cell>
          <table:table-cell office:value-type="float" office:value="0.555906424625">
            <text:p>0.5559</text:p>
          </table:table-cell>
          <table:table-cell office:value-type="float" office:value="0.685115626279">
            <text:p>0.685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8000">
            <text:p>48000</text:p>
          </table:table-cell>
          <table:table-cell office:value-type="float" office:value="0.546995053409">
            <text:p>0.5470</text:p>
          </table:table-cell>
          <table:table-cell office:value-type="float" office:value="0.678093743448">
            <text:p>0.678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8001">
            <text:p>48001</text:p>
          </table:table-cell>
          <table:table-cell office:value-type="float" office:value="0.553949331159">
            <text:p>0.5539</text:p>
          </table:table-cell>
          <table:table-cell office:value-type="float" office:value="0.689185213416">
            <text:p>0.689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9000">
            <text:p>49000</text:p>
          </table:table-cell>
          <table:table-cell office:value-type="float" office:value="0.56502189738">
            <text:p>0.5650</text:p>
          </table:table-cell>
          <table:table-cell office:value-type="float" office:value="0.700060952855">
            <text:p>0.700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9001">
            <text:p>49001</text:p>
          </table:table-cell>
          <table:table-cell office:value-type="float" office:value="0.570374165548">
            <text:p>0.5704</text:p>
          </table:table-cell>
          <table:table-cell office:value-type="float" office:value="0.707959649319">
            <text:p>0.70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571611285024">
            <text:p>0.5716</text:p>
          </table:table-cell>
          <table:table-cell office:value-type="float" office:value="0.688008654148">
            <text:p>0.68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001">
            <text:p>50001</text:p>
          </table:table-cell>
          <table:table-cell office:value-type="float" office:value="0.567355887057">
            <text:p>0.5674</text:p>
          </table:table-cell>
          <table:table-cell office:value-type="float" office:value="0.67287082364">
            <text:p>0.672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1000">
            <text:p>51000</text:p>
          </table:table-cell>
          <table:table-cell office:value-type="float" office:value="0.544107852936">
            <text:p>0.5441</text:p>
          </table:table-cell>
          <table:table-cell office:value-type="float" office:value="0.68711898922">
            <text:p>0.68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1001">
            <text:p>51001</text:p>
          </table:table-cell>
          <table:table-cell office:value-type="float" office:value="0.548198713049">
            <text:p>0.5482</text:p>
          </table:table-cell>
          <table:table-cell office:value-type="float" office:value="0.703098553596">
            <text:p>0.703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2000">
            <text:p>52000</text:p>
          </table:table-cell>
          <table:table-cell office:value-type="float" office:value="0.564831226473">
            <text:p>0.5648</text:p>
          </table:table-cell>
          <table:table-cell office:value-type="float" office:value="0.7067890246">
            <text:p>0.706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2001">
            <text:p>52001</text:p>
          </table:table-cell>
          <table:table-cell office:value-type="float" office:value="0.571862065213">
            <text:p>0.5719</text:p>
          </table:table-cell>
          <table:table-cell office:value-type="float" office:value="0.707408795135">
            <text:p>0.707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3000">
            <text:p>53000</text:p>
          </table:table-cell>
          <table:table-cell office:value-type="float" office:value="0.549307896667">
            <text:p>0.5493</text:p>
          </table:table-cell>
          <table:table-cell office:value-type="float" office:value="0.677655811235">
            <text:p>0.67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3001">
            <text:p>53001</text:p>
          </table:table-cell>
          <table:table-cell office:value-type="float" office:value="0.555677426814">
            <text:p>0.5557</text:p>
          </table:table-cell>
          <table:table-cell office:value-type="float" office:value="0.693365173878">
            <text:p>0.693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4000">
            <text:p>54000</text:p>
          </table:table-cell>
          <table:table-cell office:value-type="float" office:value="0.560802373764">
            <text:p>0.5608</text:p>
          </table:table-cell>
          <table:table-cell office:value-type="float" office:value="0.699024875655">
            <text:p>0.69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4001">
            <text:p>54001</text:p>
          </table:table-cell>
          <table:table-cell office:value-type="float" office:value="0.551370207614">
            <text:p>0.5514</text:p>
          </table:table-cell>
          <table:table-cell office:value-type="float" office:value="0.688247305243">
            <text:p>0.688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000">
            <text:p>55000</text:p>
          </table:table-cell>
          <table:table-cell office:value-type="float" office:value="0.552048492552">
            <text:p>0.5520</text:p>
          </table:table-cell>
          <table:table-cell office:value-type="float" office:value="0.659093879252">
            <text:p>0.659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001">
            <text:p>55001</text:p>
          </table:table-cell>
          <table:table-cell office:value-type="float" office:value="0.548212524599">
            <text:p>0.5482</text:p>
          </table:table-cell>
          <table:table-cell office:value-type="float" office:value="0.683945609763">
            <text:p>0.683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6000">
            <text:p>56000</text:p>
          </table:table-cell>
          <table:table-cell office:value-type="float" office:value="0.556858223278">
            <text:p>0.5569</text:p>
          </table:table-cell>
          <table:table-cell office:value-type="float" office:value="0.70151497385">
            <text:p>0.701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6001">
            <text:p>56001</text:p>
          </table:table-cell>
          <table:table-cell office:value-type="float" office:value="0.554805045642">
            <text:p>0.5548</text:p>
          </table:table-cell>
          <table:table-cell office:value-type="float" office:value="0.698380875873">
            <text:p>0.698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7000">
            <text:p>57000</text:p>
          </table:table-cell>
          <table:table-cell office:value-type="float" office:value="0.557190746618">
            <text:p>0.5572</text:p>
          </table:table-cell>
          <table:table-cell office:value-type="float" office:value="0.708094632491">
            <text:p>0.708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7001">
            <text:p>57001</text:p>
          </table:table-cell>
          <table:table-cell office:value-type="float" office:value="0.554139170748">
            <text:p>0.5541</text:p>
          </table:table-cell>
          <table:table-cell office:value-type="float" office:value="0.678308039341">
            <text:p>0.67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8000">
            <text:p>58000</text:p>
          </table:table-cell>
          <table:table-cell office:value-type="float" office:value="0.548431723041">
            <text:p>0.5484</text:p>
          </table:table-cell>
          <table:table-cell office:value-type="float" office:value="0.701077707906">
            <text:p>0.70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8001">
            <text:p>58001</text:p>
          </table:table-cell>
          <table:table-cell office:value-type="float" office:value="0.549883573501">
            <text:p>0.5499</text:p>
          </table:table-cell>
          <table:table-cell office:value-type="float" office:value="0.695075047742">
            <text:p>0.695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9000">
            <text:p>59000</text:p>
          </table:table-cell>
          <table:table-cell office:value-type="float" office:value="0.570172166571">
            <text:p>0.5702</text:p>
          </table:table-cell>
          <table:table-cell office:value-type="float" office:value="0.684205810977">
            <text:p>0.684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9001">
            <text:p>59001</text:p>
          </table:table-cell>
          <table:table-cell office:value-type="float" office:value="0.566173379661">
            <text:p>0.5662</text:p>
          </table:table-cell>
          <table:table-cell office:value-type="float" office:value="0.6887530981">
            <text:p>0.688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00">
            <text:p>60000</text:p>
          </table:table-cell>
          <table:table-cell office:value-type="float" office:value="0.54815348725">
            <text:p>0.5482</text:p>
          </table:table-cell>
          <table:table-cell office:value-type="float" office:value="0.702184163279">
            <text:p>0.702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001">
            <text:p>60001</text:p>
          </table:table-cell>
          <table:table-cell office:value-type="float" office:value="0.546456246177">
            <text:p>0.5465</text:p>
          </table:table-cell>
          <table:table-cell office:value-type="float" office:value="0.681251641908">
            <text:p>0.681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1000">
            <text:p>61000</text:p>
          </table:table-cell>
          <table:table-cell office:value-type="float" office:value="0.557119298821">
            <text:p>0.5571</text:p>
          </table:table-cell>
          <table:table-cell office:value-type="float" office:value="0.698596531949">
            <text:p>0.698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1001">
            <text:p>61001</text:p>
          </table:table-cell>
          <table:table-cell office:value-type="float" office:value="0.557795615838">
            <text:p>0.5578</text:p>
          </table:table-cell>
          <table:table-cell office:value-type="float" office:value="0.704932234055">
            <text:p>0.704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2000">
            <text:p>62000</text:p>
          </table:table-cell>
          <table:table-cell office:value-type="float" office:value="0.541757722476">
            <text:p>0.5418</text:p>
          </table:table-cell>
          <table:table-cell office:value-type="float" office:value="0.688318474683">
            <text:p>0.68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2001">
            <text:p>62001</text:p>
          </table:table-cell>
          <table:table-cell office:value-type="float" office:value="0.542679340983">
            <text:p>0.5427</text:p>
          </table:table-cell>
          <table:table-cell office:value-type="float" office:value="0.682388037262">
            <text:p>0.682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3000">
            <text:p>63000</text:p>
          </table:table-cell>
          <table:table-cell office:value-type="float" office:value="0.567421674376">
            <text:p>0.5674</text:p>
          </table:table-cell>
          <table:table-cell office:value-type="float" office:value="0.702965002191">
            <text:p>0.703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3001">
            <text:p>63001</text:p>
          </table:table-cell>
          <table:table-cell office:value-type="float" office:value="0.564236347703">
            <text:p>0.5642</text:p>
          </table:table-cell>
          <table:table-cell office:value-type="float" office:value="0.688044949919">
            <text:p>0.68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4000">
            <text:p>64000</text:p>
          </table:table-cell>
          <table:table-cell office:value-type="float" office:value="0.552458331655">
            <text:p>0.5525</text:p>
          </table:table-cell>
          <table:table-cell office:value-type="float" office:value="0.671650883806">
            <text:p>0.671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4001">
            <text:p>64001</text:p>
          </table:table-cell>
          <table:table-cell office:value-type="float" office:value="0.553766830595">
            <text:p>0.5538</text:p>
          </table:table-cell>
          <table:table-cell office:value-type="float" office:value="0.677703924541">
            <text:p>0.67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5000">
            <text:p>65000</text:p>
          </table:table-cell>
          <table:table-cell office:value-type="float" office:value="0.563354394319">
            <text:p>0.5634</text:p>
          </table:table-cell>
          <table:table-cell office:value-type="float" office:value="0.696411038583">
            <text:p>0.696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5001">
            <text:p>65001</text:p>
          </table:table-cell>
          <table:table-cell office:value-type="float" office:value="0.563607872656">
            <text:p>0.5636</text:p>
          </table:table-cell>
          <table:table-cell office:value-type="float" office:value="0.694506707401">
            <text:p>0.694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6000">
            <text:p>66000</text:p>
          </table:table-cell>
          <table:table-cell office:value-type="float" office:value="0.569003198815">
            <text:p>0.5690</text:p>
          </table:table-cell>
          <table:table-cell office:value-type="float" office:value="0.689515908434">
            <text:p>0.689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6001">
            <text:p>66001</text:p>
          </table:table-cell>
          <table:table-cell office:value-type="float" office:value="0.559628061813">
            <text:p>0.5596</text:p>
          </table:table-cell>
          <table:table-cell office:value-type="float" office:value="0.691935367078">
            <text:p>0.691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7000">
            <text:p>67000</text:p>
          </table:table-cell>
          <table:table-cell office:value-type="float" office:value="0.554527535958">
            <text:p>0.5545</text:p>
          </table:table-cell>
          <table:table-cell office:value-type="float" office:value="0.688045090518">
            <text:p>0.688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7001">
            <text:p>67001</text:p>
          </table:table-cell>
          <table:table-cell office:value-type="float" office:value="0.549185962167">
            <text:p>0.5492</text:p>
          </table:table-cell>
          <table:table-cell office:value-type="float" office:value="0.678547383043">
            <text:p>0.678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8000">
            <text:p>68000</text:p>
          </table:table-cell>
          <table:table-cell office:value-type="float" office:value="0.561023644727">
            <text:p>0.5610</text:p>
          </table:table-cell>
          <table:table-cell office:value-type="float" office:value="0.703358187042">
            <text:p>0.703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8001">
            <text:p>68001</text:p>
          </table:table-cell>
          <table:table-cell office:value-type="float" office:value="0.559083885025">
            <text:p>0.5591</text:p>
          </table:table-cell>
          <table:table-cell office:value-type="float" office:value="0.681729338527">
            <text:p>0.681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9000">
            <text:p>69000</text:p>
          </table:table-cell>
          <table:table-cell office:value-type="float" office:value="0.543310844159">
            <text:p>0.5433</text:p>
          </table:table-cell>
          <table:table-cell office:value-type="float" office:value="0.700273448988">
            <text:p>0.700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9001">
            <text:p>69001</text:p>
          </table:table-cell>
          <table:table-cell office:value-type="float" office:value="0.544312268961">
            <text:p>0.5443</text:p>
          </table:table-cell>
          <table:table-cell office:value-type="float" office:value="0.694416578445">
            <text:p>0.694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0.548849085825">
            <text:p>0.5488</text:p>
          </table:table-cell>
          <table:table-cell office:value-type="float" office:value="0.701270913647">
            <text:p>0.701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001">
            <text:p>70001</text:p>
          </table:table-cell>
          <table:table-cell office:value-type="float" office:value="0.543718465737">
            <text:p>0.5437</text:p>
          </table:table-cell>
          <table:table-cell office:value-type="float" office:value="0.693700665311">
            <text:p>0.693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1000">
            <text:p>71000</text:p>
          </table:table-cell>
          <table:table-cell office:value-type="float" office:value="0.556918372895">
            <text:p>0.5569</text:p>
          </table:table-cell>
          <table:table-cell office:value-type="float" office:value="0.684523857079">
            <text:p>0.684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1001">
            <text:p>71001</text:p>
          </table:table-cell>
          <table:table-cell office:value-type="float" office:value="0.563341333248">
            <text:p>0.5633</text:p>
          </table:table-cell>
          <table:table-cell office:value-type="float" office:value="0.686895213862">
            <text:p>0.686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2000">
            <text:p>72000</text:p>
          </table:table-cell>
          <table:table-cell office:value-type="float" office:value="0.549757058212">
            <text:p>0.5498</text:p>
          </table:table-cell>
          <table:table-cell office:value-type="float" office:value="0.698330728221">
            <text:p>0.698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2001">
            <text:p>72001</text:p>
          </table:table-cell>
          <table:table-cell office:value-type="float" office:value="0.548299103463">
            <text:p>0.5483</text:p>
          </table:table-cell>
          <table:table-cell office:value-type="float" office:value="0.697062082141">
            <text:p>0.697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3000">
            <text:p>73000</text:p>
          </table:table-cell>
          <table:table-cell office:value-type="float" office:value="0.560588022555">
            <text:p>0.5606</text:p>
          </table:table-cell>
          <table:table-cell office:value-type="float" office:value="0.688423976563">
            <text:p>0.688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3001">
            <text:p>73001</text:p>
          </table:table-cell>
          <table:table-cell office:value-type="float" office:value="0.562332489752">
            <text:p>0.5623</text:p>
          </table:table-cell>
          <table:table-cell office:value-type="float" office:value="0.701427028201">
            <text:p>0.701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4000">
            <text:p>74000</text:p>
          </table:table-cell>
          <table:table-cell office:value-type="float" office:value="0.551843327281">
            <text:p>0.5518</text:p>
          </table:table-cell>
          <table:table-cell office:value-type="float" office:value="0.688726106211">
            <text:p>0.68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4001">
            <text:p>74001</text:p>
          </table:table-cell>
          <table:table-cell office:value-type="float" office:value="0.549807677803">
            <text:p>0.5498</text:p>
          </table:table-cell>
          <table:table-cell office:value-type="float" office:value="0.687026188597">
            <text:p>0.68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float" office:value="0.549017427139">
            <text:p>0.5490</text:p>
          </table:table-cell>
          <table:table-cell office:value-type="float" office:value="0.688992489874">
            <text:p>0.689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01">
            <text:p>75001</text:p>
          </table:table-cell>
          <table:table-cell office:value-type="float" office:value="0.553729045303">
            <text:p>0.5537</text:p>
          </table:table-cell>
          <table:table-cell office:value-type="float" office:value="0.697839675941">
            <text:p>0.697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6000">
            <text:p>76000</text:p>
          </table:table-cell>
          <table:table-cell office:value-type="float" office:value="0.56709793787">
            <text:p>0.5671</text:p>
          </table:table-cell>
          <table:table-cell office:value-type="float" office:value="0.69067087421">
            <text:p>0.690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6001">
            <text:p>76001</text:p>
          </table:table-cell>
          <table:table-cell office:value-type="float" office:value="0.567035296522">
            <text:p>0.5670</text:p>
          </table:table-cell>
          <table:table-cell office:value-type="float" office:value="0.69247958489">
            <text:p>0.692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000">
            <text:p>77000</text:p>
          </table:table-cell>
          <table:table-cell office:value-type="float" office:value="0.550182431302">
            <text:p>0.5502</text:p>
          </table:table-cell>
          <table:table-cell office:value-type="float" office:value="0.675076776068">
            <text:p>0.675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7001">
            <text:p>77001</text:p>
          </table:table-cell>
          <table:table-cell office:value-type="float" office:value="0.548523023397">
            <text:p>0.5485</text:p>
          </table:table-cell>
          <table:table-cell office:value-type="float" office:value="0.695541883749">
            <text:p>0.695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000">
            <text:p>78000</text:p>
          </table:table-cell>
          <table:table-cell office:value-type="float" office:value="0.557947973732">
            <text:p>0.5579</text:p>
          </table:table-cell>
          <table:table-cell office:value-type="float" office:value="0.683010110292">
            <text:p>0.683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8001">
            <text:p>78001</text:p>
          </table:table-cell>
          <table:table-cell office:value-type="float" office:value="0.560326716013">
            <text:p>0.5603</text:p>
          </table:table-cell>
          <table:table-cell office:value-type="float" office:value="0.685555486336">
            <text:p>0.685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9000">
            <text:p>79000</text:p>
          </table:table-cell>
          <table:table-cell office:value-type="float" office:value="0.552755157396">
            <text:p>0.5528</text:p>
          </table:table-cell>
          <table:table-cell office:value-type="float" office:value="0.679404480541">
            <text:p>0.679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9001">
            <text:p>79001</text:p>
          </table:table-cell>
          <table:table-cell office:value-type="float" office:value="0.540076766493">
            <text:p>0.5401</text:p>
          </table:table-cell>
          <table:table-cell office:value-type="float" office:value="0.683463212923">
            <text:p>0.683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00">
            <text:p>80000</text:p>
          </table:table-cell>
          <table:table-cell office:value-type="float" office:value="0.548006128884">
            <text:p>0.5480</text:p>
          </table:table-cell>
          <table:table-cell office:value-type="float" office:value="0.673539377521">
            <text:p>0.673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001">
            <text:p>80001</text:p>
          </table:table-cell>
          <table:table-cell office:value-type="float" office:value="0.554499573056">
            <text:p>0.5545</text:p>
          </table:table-cell>
          <table:table-cell office:value-type="float" office:value="0.696961197805">
            <text:p>0.697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1000">
            <text:p>81000</text:p>
          </table:table-cell>
          <table:table-cell office:value-type="float" office:value="0.563589687714">
            <text:p>0.5636</text:p>
          </table:table-cell>
          <table:table-cell office:value-type="float" office:value="0.700577503299">
            <text:p>0.700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1001">
            <text:p>81001</text:p>
          </table:table-cell>
          <table:table-cell office:value-type="float" office:value="0.562533459185">
            <text:p>0.5625</text:p>
          </table:table-cell>
          <table:table-cell office:value-type="float" office:value="0.687719226985">
            <text:p>0.68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2000">
            <text:p>82000</text:p>
          </table:table-cell>
          <table:table-cell office:value-type="float" office:value="0.545056662232">
            <text:p>0.5451</text:p>
          </table:table-cell>
          <table:table-cell office:value-type="float" office:value="0.687524279763">
            <text:p>0.687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2001">
            <text:p>82001</text:p>
          </table:table-cell>
          <table:table-cell office:value-type="float" office:value="0.560373182963">
            <text:p>0.5604</text:p>
          </table:table-cell>
          <table:table-cell office:value-type="float" office:value="0.704053381549">
            <text:p>0.704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3000">
            <text:p>83000</text:p>
          </table:table-cell>
          <table:table-cell office:value-type="float" office:value="0.556607312652">
            <text:p>0.5566</text:p>
          </table:table-cell>
          <table:table-cell office:value-type="float" office:value="0.699681958958">
            <text:p>0.699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3001">
            <text:p>83001</text:p>
          </table:table-cell>
          <table:table-cell office:value-type="float" office:value="0.543156228063">
            <text:p>0.5432</text:p>
          </table:table-cell>
          <table:table-cell office:value-type="float" office:value="0.691803229971">
            <text:p>0.691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4000">
            <text:p>84000</text:p>
          </table:table-cell>
          <table:table-cell office:value-type="float" office:value="0.544600408289">
            <text:p>0.5446</text:p>
          </table:table-cell>
          <table:table-cell office:value-type="float" office:value="0.680030727456">
            <text:p>0.680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4001">
            <text:p>84001</text:p>
          </table:table-cell>
          <table:table-cell office:value-type="float" office:value="0.546165452691">
            <text:p>0.5462</text:p>
          </table:table-cell>
          <table:table-cell office:value-type="float" office:value="0.700713218331">
            <text:p>0.700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000">
            <text:p>85000</text:p>
          </table:table-cell>
          <table:table-cell office:value-type="float" office:value="0.550725259182">
            <text:p>0.5507</text:p>
          </table:table-cell>
          <table:table-cell office:value-type="float" office:value="0.687653780566">
            <text:p>0.687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001">
            <text:p>85001</text:p>
          </table:table-cell>
          <table:table-cell office:value-type="float" office:value="0.556127424077">
            <text:p>0.5561</text:p>
          </table:table-cell>
          <table:table-cell office:value-type="float" office:value="0.682096484155">
            <text:p>0.682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6000">
            <text:p>86000</text:p>
          </table:table-cell>
          <table:table-cell office:value-type="float" office:value="0.552276878889">
            <text:p>0.5523</text:p>
          </table:table-cell>
          <table:table-cell office:value-type="float" office:value="0.682419199889">
            <text:p>0.682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6001">
            <text:p>86001</text:p>
          </table:table-cell>
          <table:table-cell office:value-type="float" office:value="0.553737014106">
            <text:p>0.5537</text:p>
          </table:table-cell>
          <table:table-cell office:value-type="float" office:value="0.692591711437">
            <text:p>0.692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7000">
            <text:p>87000</text:p>
          </table:table-cell>
          <table:table-cell office:value-type="float" office:value="0.552644002595">
            <text:p>0.5526</text:p>
          </table:table-cell>
          <table:table-cell office:value-type="float" office:value="0.692407971759">
            <text:p>0.6924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7001">
            <text:p>87001</text:p>
          </table:table-cell>
          <table:table-cell office:value-type="float" office:value="0.555349808185">
            <text:p>0.5553</text:p>
          </table:table-cell>
          <table:table-cell office:value-type="float" office:value="0.691984793334">
            <text:p>0.692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8000">
            <text:p>88000</text:p>
          </table:table-cell>
          <table:table-cell office:value-type="float" office:value="0.559018622622">
            <text:p>0.5590</text:p>
          </table:table-cell>
          <table:table-cell office:value-type="float" office:value="0.690952901173">
            <text:p>0.691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8001">
            <text:p>88001</text:p>
          </table:table-cell>
          <table:table-cell office:value-type="float" office:value="0.564143317012">
            <text:p>0.5641</text:p>
          </table:table-cell>
          <table:table-cell office:value-type="float" office:value="0.696199224353">
            <text:p>0.696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9000">
            <text:p>89000</text:p>
          </table:table-cell>
          <table:table-cell office:value-type="float" office:value="0.548201920681">
            <text:p>0.5482</text:p>
          </table:table-cell>
          <table:table-cell office:value-type="float" office:value="0.701579929908">
            <text:p>0.70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9001">
            <text:p>89001</text:p>
          </table:table-cell>
          <table:table-cell office:value-type="float" office:value="0.560087830832">
            <text:p>0.5601</text:p>
          </table:table-cell>
          <table:table-cell office:value-type="float" office:value="0.706102333948">
            <text:p>0.706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00">
            <text:p>90000</text:p>
          </table:table-cell>
          <table:table-cell office:value-type="float" office:value="0.585561560973">
            <text:p>0.5856</text:p>
          </table:table-cell>
          <table:table-cell office:value-type="float" office:value="0.689498193524">
            <text:p>0.689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0001">
            <text:p>90001</text:p>
          </table:table-cell>
          <table:table-cell office:value-type="float" office:value="0.575759656934">
            <text:p>0.5758</text:p>
          </table:table-cell>
          <table:table-cell office:value-type="float" office:value="0.69867280669">
            <text:p>0.698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1000">
            <text:p>91000</text:p>
          </table:table-cell>
          <table:table-cell office:value-type="float" office:value="0.578612602118">
            <text:p>0.5786</text:p>
          </table:table-cell>
          <table:table-cell office:value-type="float" office:value="0.703723508938">
            <text:p>0.703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1001">
            <text:p>91001</text:p>
          </table:table-cell>
          <table:table-cell office:value-type="float" office:value="0.580961014906">
            <text:p>0.5810</text:p>
          </table:table-cell>
          <table:table-cell office:value-type="float" office:value="0.710957177172">
            <text:p>0.711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2000">
            <text:p>92000</text:p>
          </table:table-cell>
          <table:table-cell office:value-type="float" office:value="0.580212644693">
            <text:p>0.5802</text:p>
          </table:table-cell>
          <table:table-cell office:value-type="float" office:value="0.718079029247">
            <text:p>0.718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2001">
            <text:p>92001</text:p>
          </table:table-cell>
          <table:table-cell office:value-type="float" office:value="0.583436550632">
            <text:p>0.5834</text:p>
          </table:table-cell>
          <table:table-cell office:value-type="float" office:value="0.70586163924">
            <text:p>0.705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3000">
            <text:p>93000</text:p>
          </table:table-cell>
          <table:table-cell office:value-type="float" office:value="0.574035954361">
            <text:p>0.5740</text:p>
          </table:table-cell>
          <table:table-cell office:value-type="float" office:value="0.724465440491">
            <text:p>0.7245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3001">
            <text:p>93001</text:p>
          </table:table-cell>
          <table:table-cell office:value-type="float" office:value="0.580518739076">
            <text:p>0.5805</text:p>
          </table:table-cell>
          <table:table-cell office:value-type="float" office:value="0.713265034412">
            <text:p>0.713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4000">
            <text:p>94000</text:p>
          </table:table-cell>
          <table:table-cell office:value-type="float" office:value="0.583295328383">
            <text:p>0.5833</text:p>
          </table:table-cell>
          <table:table-cell office:value-type="float" office:value="0.713579329303">
            <text:p>0.713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4001">
            <text:p>94001</text:p>
          </table:table-cell>
          <table:table-cell office:value-type="float" office:value="0.576644323089">
            <text:p>0.5766</text:p>
          </table:table-cell>
          <table:table-cell office:value-type="float" office:value="0.702338743589">
            <text:p>0.7023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5000">
            <text:p>95000</text:p>
          </table:table-cell>
          <table:table-cell office:value-type="float" office:value="0.573829021685">
            <text:p>0.5738</text:p>
          </table:table-cell>
          <table:table-cell office:value-type="float" office:value="0.692028316864">
            <text:p>0.692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5001">
            <text:p>95001</text:p>
          </table:table-cell>
          <table:table-cell office:value-type="float" office:value="0.581834283734">
            <text:p>0.5818</text:p>
          </table:table-cell>
          <table:table-cell office:value-type="float" office:value="0.715863109304">
            <text:p>0.715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6000">
            <text:p>96000</text:p>
          </table:table-cell>
          <table:table-cell office:value-type="float" office:value="0.578422876745">
            <text:p>0.5784</text:p>
          </table:table-cell>
          <table:table-cell office:value-type="float" office:value="0.69667070837">
            <text:p>0.6967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6001">
            <text:p>96001</text:p>
          </table:table-cell>
          <table:table-cell office:value-type="float" office:value="0.582004177893">
            <text:p>0.5820</text:p>
          </table:table-cell>
          <table:table-cell office:value-type="float" office:value="0.702179907193">
            <text:p>0.7022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7000">
            <text:p>97000</text:p>
          </table:table-cell>
          <table:table-cell office:value-type="float" office:value="0.572204334542">
            <text:p>0.5722</text:p>
          </table:table-cell>
          <table:table-cell office:value-type="float" office:value="0.681076080546">
            <text:p>0.6811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7001">
            <text:p>97001</text:p>
          </table:table-cell>
          <table:table-cell office:value-type="float" office:value="0.577684153481">
            <text:p>0.5777</text:p>
          </table:table-cell>
          <table:table-cell office:value-type="float" office:value="0.729958299023">
            <text:p>0.7300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8000">
            <text:p>98000</text:p>
          </table:table-cell>
          <table:table-cell office:value-type="float" office:value="0.580223779018">
            <text:p>0.5802</text:p>
          </table:table-cell>
          <table:table-cell office:value-type="float" office:value="0.703799184913">
            <text:p>0.7038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8001">
            <text:p>98001</text:p>
          </table:table-cell>
          <table:table-cell office:value-type="float" office:value="0.575602554001">
            <text:p>0.5756</text:p>
          </table:table-cell>
          <table:table-cell office:value-type="float" office:value="0.71162025183">
            <text:p>0.7116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9000">
            <text:p>99000</text:p>
          </table:table-cell>
          <table:table-cell office:value-type="float" office:value="0.572982726865">
            <text:p>0.5730</text:p>
          </table:table-cell>
          <table:table-cell office:value-type="float" office:value="0.697920491361">
            <text:p>0.6979</text:p>
          </table:table-cell>
        </table:table-row>
        <table:table-row table:style-name="ro1">
          <table:table-cell office:value-type="string">
            <text:p>fibres_1_SNR_100_angle_00_l1_1.4_l2_0.35_l3_0.35_iso_0_diso_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9001">
            <text:p>99001</text:p>
          </table:table-cell>
          <table:table-cell office:value-type="float" office:value="0.577737333286">
            <text:p>0.5777</text:p>
          </table:table-cell>
          <table:table-cell office:value-type="float" office:value="0.72059463816">
            <text:p>0.720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348828632229">
            <text:p>0.3488</text:p>
          </table:table-cell>
          <table:table-cell office:value-type="float" office:value="0.373032435259">
            <text:p>0.373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39587177212">
            <text:p>0.3396</text:p>
          </table:table-cell>
          <table:table-cell office:value-type="float" office:value="0.392389719795">
            <text:p>0.39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0.340570120088">
            <text:p>0.3406</text:p>
          </table:table-cell>
          <table:table-cell office:value-type="float" office:value="0.407656414162">
            <text:p>0.407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0.344793848125">
            <text:p>0.3448</text:p>
          </table:table-cell>
          <table:table-cell office:value-type="float" office:value="0.381694118823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office:value-type="float" office:value="0.339306868956">
            <text:p>0.3393</text:p>
          </table:table-cell>
          <table:table-cell office:value-type="float" office:value="0.385927068169">
            <text:p>0.38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1">
            <text:p>2001</text:p>
          </table:table-cell>
          <table:table-cell office:value-type="float" office:value="0.334111733876">
            <text:p>0.3341</text:p>
          </table:table-cell>
          <table:table-cell office:value-type="float" office:value="0.386066928456">
            <text:p>0.386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0">
            <text:p>3000</text:p>
          </table:table-cell>
          <table:table-cell office:value-type="float" office:value="0.339009741508">
            <text:p>0.3390</text:p>
          </table:table-cell>
          <table:table-cell office:value-type="float" office:value="0.355892403254">
            <text:p>0.35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1">
            <text:p>3001</text:p>
          </table:table-cell>
          <table:table-cell office:value-type="float" office:value="0.33351571913">
            <text:p>0.3335</text:p>
          </table:table-cell>
          <table:table-cell office:value-type="float" office:value="0.393903712802">
            <text:p>0.393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0">
            <text:p>4000</text:p>
          </table:table-cell>
          <table:table-cell office:value-type="float" office:value="0.338030051059">
            <text:p>0.3380</text:p>
          </table:table-cell>
          <table:table-cell office:value-type="float" office:value="0.38309746678">
            <text:p>0.383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1">
            <text:p>4001</text:p>
          </table:table-cell>
          <table:table-cell office:value-type="float" office:value="0.348059069663">
            <text:p>0.3481</text:p>
          </table:table-cell>
          <table:table-cell office:value-type="float" office:value="0.407648891551">
            <text:p>0.407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0">
            <text:p>5000</text:p>
          </table:table-cell>
          <table:table-cell office:value-type="float" office:value="0.334183179911">
            <text:p>0.3342</text:p>
          </table:table-cell>
          <table:table-cell office:value-type="float" office:value="0.369107702166">
            <text:p>0.369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1">
            <text:p>5001</text:p>
          </table:table-cell>
          <table:table-cell office:value-type="float" office:value="0.355757162189">
            <text:p>0.3558</text:p>
          </table:table-cell>
          <table:table-cell office:value-type="float" office:value="0.388732209659">
            <text:p>0.388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0">
            <text:p>6000</text:p>
          </table:table-cell>
          <table:table-cell office:value-type="float" office:value="0.339889441466">
            <text:p>0.3399</text:p>
          </table:table-cell>
          <table:table-cell office:value-type="float" office:value="0.38704368253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1">
            <text:p>6001</text:p>
          </table:table-cell>
          <table:table-cell office:value-type="float" office:value="0.347453522039">
            <text:p>0.3475</text:p>
          </table:table-cell>
          <table:table-cell office:value-type="float" office:value="0.386997932799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0">
            <text:p>7000</text:p>
          </table:table-cell>
          <table:table-cell office:value-type="float" office:value="0.352090829058">
            <text:p>0.3521</text:p>
          </table:table-cell>
          <table:table-cell office:value-type="float" office:value="0.380315172013">
            <text:p>0.38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1">
            <text:p>7001</text:p>
          </table:table-cell>
          <table:table-cell office:value-type="float" office:value="0.333773749802">
            <text:p>0.3338</text:p>
          </table:table-cell>
          <table:table-cell office:value-type="float" office:value="0.377400603922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0">
            <text:p>8000</text:p>
          </table:table-cell>
          <table:table-cell office:value-type="float" office:value="0.346302454072">
            <text:p>0.3463</text:p>
          </table:table-cell>
          <table:table-cell office:value-type="float" office:value="0.391375134757">
            <text:p>0.39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1">
            <text:p>8001</text:p>
          </table:table-cell>
          <table:table-cell office:value-type="float" office:value="0.330804555341">
            <text:p>0.3308</text:p>
          </table:table-cell>
          <table:table-cell office:value-type="float" office:value="0.381946454576">
            <text:p>0.38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0">
            <text:p>9000</text:p>
          </table:table-cell>
          <table:table-cell office:value-type="float" office:value="0.338883946812">
            <text:p>0.3389</text:p>
          </table:table-cell>
          <table:table-cell office:value-type="float" office:value="0.397057131551">
            <text:p>0.397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1">
            <text:p>9001</text:p>
          </table:table-cell>
          <table:table-cell office:value-type="float" office:value="0.336503377889">
            <text:p>0.3365</text:p>
          </table:table-cell>
          <table:table-cell office:value-type="float" office:value="0.378159226055">
            <text:p>0.378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00">
            <text:p>10000</text:p>
          </table:table-cell>
          <table:table-cell office:value-type="float" office:value="0.322546087256">
            <text:p>0.3225</text:p>
          </table:table-cell>
          <table:table-cell office:value-type="float" office:value="0.372908782306">
            <text:p>0.37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0001">
            <text:p>10001</text:p>
          </table:table-cell>
          <table:table-cell office:value-type="float" office:value="0.316239745747">
            <text:p>0.3162</text:p>
          </table:table-cell>
          <table:table-cell office:value-type="float" office:value="0.389289422855">
            <text:p>0.38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1000">
            <text:p>11000</text:p>
          </table:table-cell>
          <table:table-cell office:value-type="float" office:value="0.325302429268">
            <text:p>0.3253</text:p>
          </table:table-cell>
          <table:table-cell office:value-type="float" office:value="0.391299715839">
            <text:p>0.391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1001">
            <text:p>11001</text:p>
          </table:table-cell>
          <table:table-cell office:value-type="float" office:value="0.333287280427">
            <text:p>0.3333</text:p>
          </table:table-cell>
          <table:table-cell office:value-type="float" office:value="0.397750296363">
            <text:p>0.397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2000">
            <text:p>12000</text:p>
          </table:table-cell>
          <table:table-cell office:value-type="float" office:value="0.321295316784">
            <text:p>0.3213</text:p>
          </table:table-cell>
          <table:table-cell office:value-type="float" office:value="0.375249216592">
            <text:p>0.375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2001">
            <text:p>12001</text:p>
          </table:table-cell>
          <table:table-cell office:value-type="float" office:value="0.32607879145">
            <text:p>0.3261</text:p>
          </table:table-cell>
          <table:table-cell office:value-type="float" office:value="0.384146083953">
            <text:p>0.384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3000">
            <text:p>13000</text:p>
          </table:table-cell>
          <table:table-cell office:value-type="float" office:value="0.321720513258">
            <text:p>0.3217</text:p>
          </table:table-cell>
          <table:table-cell office:value-type="float" office:value="0.397883702708">
            <text:p>0.397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3001">
            <text:p>13001</text:p>
          </table:table-cell>
          <table:table-cell office:value-type="float" office:value="0.323518246611">
            <text:p>0.3235</text:p>
          </table:table-cell>
          <table:table-cell office:value-type="float" office:value="0.387970754195">
            <text:p>0.38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4000">
            <text:p>14000</text:p>
          </table:table-cell>
          <table:table-cell office:value-type="float" office:value="0.309020557828">
            <text:p>0.3090</text:p>
          </table:table-cell>
          <table:table-cell office:value-type="float" office:value="0.370910116824">
            <text:p>0.370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4001">
            <text:p>14001</text:p>
          </table:table-cell>
          <table:table-cell office:value-type="float" office:value="0.321069165432">
            <text:p>0.3211</text:p>
          </table:table-cell>
          <table:table-cell office:value-type="float" office:value="0.384261997585">
            <text:p>0.38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5000">
            <text:p>15000</text:p>
          </table:table-cell>
          <table:table-cell office:value-type="float" office:value="0.327215725569">
            <text:p>0.3272</text:p>
          </table:table-cell>
          <table:table-cell office:value-type="float" office:value="0.379630490862">
            <text:p>0.37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5001">
            <text:p>15001</text:p>
          </table:table-cell>
          <table:table-cell office:value-type="float" office:value="0.32714882558">
            <text:p>0.3271</text:p>
          </table:table-cell>
          <table:table-cell office:value-type="float" office:value="0.3924351185">
            <text:p>0.39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6000">
            <text:p>16000</text:p>
          </table:table-cell>
          <table:table-cell office:value-type="float" office:value="0.309258362897">
            <text:p>0.3093</text:p>
          </table:table-cell>
          <table:table-cell office:value-type="float" office:value="0.390943031645">
            <text:p>0.390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6001">
            <text:p>16001</text:p>
          </table:table-cell>
          <table:table-cell office:value-type="float" office:value="0.32042779995">
            <text:p>0.3204</text:p>
          </table:table-cell>
          <table:table-cell office:value-type="float" office:value="0.3843978679">
            <text:p>0.384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7000">
            <text:p>17000</text:p>
          </table:table-cell>
          <table:table-cell office:value-type="float" office:value="0.335139903245">
            <text:p>0.3351</text:p>
          </table:table-cell>
          <table:table-cell office:value-type="float" office:value="0.401105407135">
            <text:p>0.401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7001">
            <text:p>17001</text:p>
          </table:table-cell>
          <table:table-cell office:value-type="float" office:value="0.32175634747">
            <text:p>0.3218</text:p>
          </table:table-cell>
          <table:table-cell office:value-type="float" office:value="0.372707504251">
            <text:p>0.372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8000">
            <text:p>18000</text:p>
          </table:table-cell>
          <table:table-cell office:value-type="float" office:value="0.318680944481">
            <text:p>0.3187</text:p>
          </table:table-cell>
          <table:table-cell office:value-type="float" office:value="0.371353675542">
            <text:p>0.37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8001">
            <text:p>18001</text:p>
          </table:table-cell>
          <table:table-cell office:value-type="float" office:value="0.327817943252">
            <text:p>0.3278</text:p>
          </table:table-cell>
          <table:table-cell office:value-type="float" office:value="0.392513422929">
            <text:p>0.392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9000">
            <text:p>19000</text:p>
          </table:table-cell>
          <table:table-cell office:value-type="float" office:value="0.311362446818">
            <text:p>0.3114</text:p>
          </table:table-cell>
          <table:table-cell office:value-type="float" office:value="0.374342778877">
            <text:p>0.37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19001">
            <text:p>19001</text:p>
          </table:table-cell>
          <table:table-cell office:value-type="float" office:value="0.312760606039">
            <text:p>0.3128</text:p>
          </table:table-cell>
          <table:table-cell office:value-type="float" office:value="0.375676618757">
            <text:p>0.37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float" office:value="0.322255927768">
            <text:p>0.3223</text:p>
          </table:table-cell>
          <table:table-cell office:value-type="float" office:value="0.402422734144">
            <text:p>0.40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0001">
            <text:p>20001</text:p>
          </table:table-cell>
          <table:table-cell office:value-type="float" office:value="0.309139816201">
            <text:p>0.3091</text:p>
          </table:table-cell>
          <table:table-cell office:value-type="float" office:value="0.367620925408">
            <text:p>0.367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1000">
            <text:p>21000</text:p>
          </table:table-cell>
          <table:table-cell office:value-type="float" office:value="0.334763388329">
            <text:p>0.3348</text:p>
          </table:table-cell>
          <table:table-cell office:value-type="float" office:value="0.385662897556">
            <text:p>0.38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1001">
            <text:p>21001</text:p>
          </table:table-cell>
          <table:table-cell office:value-type="float" office:value="0.336446867645">
            <text:p>0.3364</text:p>
          </table:table-cell>
          <table:table-cell office:value-type="float" office:value="0.403406965368">
            <text:p>0.403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2000">
            <text:p>22000</text:p>
          </table:table-cell>
          <table:table-cell office:value-type="float" office:value="0.318392327878">
            <text:p>0.3184</text:p>
          </table:table-cell>
          <table:table-cell office:value-type="float" office:value="0.375631234952">
            <text:p>0.375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2001">
            <text:p>22001</text:p>
          </table:table-cell>
          <table:table-cell office:value-type="float" office:value="0.313813279483">
            <text:p>0.3138</text:p>
          </table:table-cell>
          <table:table-cell office:value-type="float" office:value="0.370241342909">
            <text:p>0.370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3000">
            <text:p>23000</text:p>
          </table:table-cell>
          <table:table-cell office:value-type="float" office:value="0.332093561134">
            <text:p>0.3321</text:p>
          </table:table-cell>
          <table:table-cell office:value-type="float" office:value="0.390316533393">
            <text:p>0.39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3001">
            <text:p>23001</text:p>
          </table:table-cell>
          <table:table-cell office:value-type="float" office:value="0.318735757295">
            <text:p>0.3187</text:p>
          </table:table-cell>
          <table:table-cell office:value-type="float" office:value="0.387043170716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4000">
            <text:p>24000</text:p>
          </table:table-cell>
          <table:table-cell office:value-type="float" office:value="0.325777553582">
            <text:p>0.3258</text:p>
          </table:table-cell>
          <table:table-cell office:value-type="float" office:value="0.38881932187">
            <text:p>0.388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4001">
            <text:p>24001</text:p>
          </table:table-cell>
          <table:table-cell office:value-type="float" office:value="0.326079730389">
            <text:p>0.3261</text:p>
          </table:table-cell>
          <table:table-cell office:value-type="float" office:value="0.384818055326">
            <text:p>0.38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5000">
            <text:p>25000</text:p>
          </table:table-cell>
          <table:table-cell office:value-type="float" office:value="0.322976240832">
            <text:p>0.3230</text:p>
          </table:table-cell>
          <table:table-cell office:value-type="float" office:value="0.383973228397">
            <text:p>0.384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5001">
            <text:p>25001</text:p>
          </table:table-cell>
          <table:table-cell office:value-type="float" office:value="0.332725521443">
            <text:p>0.3327</text:p>
          </table:table-cell>
          <table:table-cell office:value-type="float" office:value="0.402645441264">
            <text:p>0.402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6000">
            <text:p>26000</text:p>
          </table:table-cell>
          <table:table-cell office:value-type="float" office:value="0.32389257873">
            <text:p>0.3239</text:p>
          </table:table-cell>
          <table:table-cell office:value-type="float" office:value="0.380098917558">
            <text:p>0.380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6001">
            <text:p>26001</text:p>
          </table:table-cell>
          <table:table-cell office:value-type="float" office:value="0.329560098568">
            <text:p>0.3296</text:p>
          </table:table-cell>
          <table:table-cell office:value-type="float" office:value="0.41292735979">
            <text:p>0.41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7000">
            <text:p>27000</text:p>
          </table:table-cell>
          <table:table-cell office:value-type="float" office:value="0.318682106831">
            <text:p>0.3187</text:p>
          </table:table-cell>
          <table:table-cell office:value-type="float" office:value="0.385522499141">
            <text:p>0.385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7001">
            <text:p>27001</text:p>
          </table:table-cell>
          <table:table-cell office:value-type="float" office:value="0.308481250894">
            <text:p>0.3085</text:p>
          </table:table-cell>
          <table:table-cell office:value-type="float" office:value="0.359817289963">
            <text:p>0.359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8000">
            <text:p>28000</text:p>
          </table:table-cell>
          <table:table-cell office:value-type="float" office:value="0.33968592842">
            <text:p>0.3397</text:p>
          </table:table-cell>
          <table:table-cell office:value-type="float" office:value="0.393692041199">
            <text:p>0.39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8001">
            <text:p>28001</text:p>
          </table:table-cell>
          <table:table-cell office:value-type="float" office:value="0.324667360462">
            <text:p>0.3247</text:p>
          </table:table-cell>
          <table:table-cell office:value-type="float" office:value="0.380055054438">
            <text:p>0.380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9000">
            <text:p>29000</text:p>
          </table:table-cell>
          <table:table-cell office:value-type="float" office:value="0.305370068157">
            <text:p>0.3054</text:p>
          </table:table-cell>
          <table:table-cell office:value-type="float" office:value="0.380334420241">
            <text:p>0.38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29001">
            <text:p>29001</text:p>
          </table:table-cell>
          <table:table-cell office:value-type="float" office:value="0.310672022236">
            <text:p>0.3107</text:p>
          </table:table-cell>
          <table:table-cell office:value-type="float" office:value="0.391270228757">
            <text:p>0.391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00">
            <text:p>30000</text:p>
          </table:table-cell>
          <table:table-cell office:value-type="float" office:value="0.316075048043">
            <text:p>0.3161</text:p>
          </table:table-cell>
          <table:table-cell office:value-type="float" office:value="0.376465555015">
            <text:p>0.376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0001">
            <text:p>30001</text:p>
          </table:table-cell>
          <table:table-cell office:value-type="float" office:value="0.317912421057">
            <text:p>0.3179</text:p>
          </table:table-cell>
          <table:table-cell office:value-type="float" office:value="0.394912606541">
            <text:p>0.394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1000">
            <text:p>31000</text:p>
          </table:table-cell>
          <table:table-cell office:value-type="float" office:value="0.325933973453">
            <text:p>0.3259</text:p>
          </table:table-cell>
          <table:table-cell office:value-type="float" office:value="0.401666212495">
            <text:p>0.40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1001">
            <text:p>31001</text:p>
          </table:table-cell>
          <table:table-cell office:value-type="float" office:value="0.323790424053">
            <text:p>0.3238</text:p>
          </table:table-cell>
          <table:table-cell office:value-type="float" office:value="0.403672024231">
            <text:p>0.40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2000">
            <text:p>32000</text:p>
          </table:table-cell>
          <table:table-cell office:value-type="float" office:value="0.318975860626">
            <text:p>0.3190</text:p>
          </table:table-cell>
          <table:table-cell office:value-type="float" office:value="0.377099051997">
            <text:p>0.377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2001">
            <text:p>32001</text:p>
          </table:table-cell>
          <table:table-cell office:value-type="float" office:value="0.313461151431">
            <text:p>0.3135</text:p>
          </table:table-cell>
          <table:table-cell office:value-type="float" office:value="0.383887261734">
            <text:p>0.383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3000">
            <text:p>33000</text:p>
          </table:table-cell>
          <table:table-cell office:value-type="float" office:value="0.333619679326">
            <text:p>0.3336</text:p>
          </table:table-cell>
          <table:table-cell office:value-type="float" office:value="0.396143271359">
            <text:p>0.396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3001">
            <text:p>33001</text:p>
          </table:table-cell>
          <table:table-cell office:value-type="float" office:value="0.344402206001">
            <text:p>0.3444</text:p>
          </table:table-cell>
          <table:table-cell office:value-type="float" office:value="0.393603736388">
            <text:p>0.393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4000">
            <text:p>34000</text:p>
          </table:table-cell>
          <table:table-cell office:value-type="float" office:value="0.329827925495">
            <text:p>0.3298</text:p>
          </table:table-cell>
          <table:table-cell office:value-type="float" office:value="0.387520977871">
            <text:p>0.387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4001">
            <text:p>34001</text:p>
          </table:table-cell>
          <table:table-cell office:value-type="float" office:value="0.331482337633">
            <text:p>0.3315</text:p>
          </table:table-cell>
          <table:table-cell office:value-type="float" office:value="0.377047352169">
            <text:p>0.37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5000">
            <text:p>35000</text:p>
          </table:table-cell>
          <table:table-cell office:value-type="float" office:value="0.326996094051">
            <text:p>0.3270</text:p>
          </table:table-cell>
          <table:table-cell office:value-type="float" office:value="0.389976441724">
            <text:p>0.39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5001">
            <text:p>35001</text:p>
          </table:table-cell>
          <table:table-cell office:value-type="float" office:value="0.329410397993">
            <text:p>0.3294</text:p>
          </table:table-cell>
          <table:table-cell office:value-type="float" office:value="0.379602080578">
            <text:p>0.37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6000">
            <text:p>36000</text:p>
          </table:table-cell>
          <table:table-cell office:value-type="float" office:value="0.32816904147">
            <text:p>0.3282</text:p>
          </table:table-cell>
          <table:table-cell office:value-type="float" office:value="0.387947602245">
            <text:p>0.387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6001">
            <text:p>36001</text:p>
          </table:table-cell>
          <table:table-cell office:value-type="float" office:value="0.33615034416">
            <text:p>0.3362</text:p>
          </table:table-cell>
          <table:table-cell office:value-type="float" office:value="0.401912457291">
            <text:p>0.40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7000">
            <text:p>37000</text:p>
          </table:table-cell>
          <table:table-cell office:value-type="float" office:value="0.332117088362">
            <text:p>0.3321</text:p>
          </table:table-cell>
          <table:table-cell office:value-type="float" office:value="0.401391154726">
            <text:p>0.40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7001">
            <text:p>37001</text:p>
          </table:table-cell>
          <table:table-cell office:value-type="float" office:value="0.322305693754">
            <text:p>0.3223</text:p>
          </table:table-cell>
          <table:table-cell office:value-type="float" office:value="0.395599978665">
            <text:p>0.395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8000">
            <text:p>38000</text:p>
          </table:table-cell>
          <table:table-cell office:value-type="float" office:value="0.315842288228">
            <text:p>0.3158</text:p>
          </table:table-cell>
          <table:table-cell office:value-type="float" office:value="0.37508877338">
            <text:p>0.375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8001">
            <text:p>38001</text:p>
          </table:table-cell>
          <table:table-cell office:value-type="float" office:value="0.321584806009">
            <text:p>0.3216</text:p>
          </table:table-cell>
          <table:table-cell office:value-type="float" office:value="0.39649961786">
            <text:p>0.396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9000">
            <text:p>39000</text:p>
          </table:table-cell>
          <table:table-cell office:value-type="float" office:value="0.310939501941">
            <text:p>0.3109</text:p>
          </table:table-cell>
          <table:table-cell office:value-type="float" office:value="0.381649358029">
            <text:p>0.381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39001">
            <text:p>39001</text:p>
          </table:table-cell>
          <table:table-cell office:value-type="float" office:value="0.317266424313">
            <text:p>0.3173</text:p>
          </table:table-cell>
          <table:table-cell office:value-type="float" office:value="0.38735657189">
            <text:p>0.38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00">
            <text:p>40000</text:p>
          </table:table-cell>
          <table:table-cell office:value-type="float" office:value="0.336006381301">
            <text:p>0.3360</text:p>
          </table:table-cell>
          <table:table-cell office:value-type="float" office:value="0.378291304467">
            <text:p>0.378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0001">
            <text:p>40001</text:p>
          </table:table-cell>
          <table:table-cell office:value-type="float" office:value="0.336335657335">
            <text:p>0.3363</text:p>
          </table:table-cell>
          <table:table-cell office:value-type="float" office:value="0.392906521302">
            <text:p>0.39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1000">
            <text:p>41000</text:p>
          </table:table-cell>
          <table:table-cell office:value-type="float" office:value="0.316493279554">
            <text:p>0.3165</text:p>
          </table:table-cell>
          <table:table-cell office:value-type="float" office:value="0.383449545256">
            <text:p>0.383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1001">
            <text:p>41001</text:p>
          </table:table-cell>
          <table:table-cell office:value-type="float" office:value="0.314173929958">
            <text:p>0.3142</text:p>
          </table:table-cell>
          <table:table-cell office:value-type="float" office:value="0.374324405745">
            <text:p>0.37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2000">
            <text:p>42000</text:p>
          </table:table-cell>
          <table:table-cell office:value-type="float" office:value="0.318640928239">
            <text:p>0.3186</text:p>
          </table:table-cell>
          <table:table-cell office:value-type="float" office:value="0.387622347776">
            <text:p>0.387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2001">
            <text:p>42001</text:p>
          </table:table-cell>
          <table:table-cell office:value-type="float" office:value="0.332941852706">
            <text:p>0.3329</text:p>
          </table:table-cell>
          <table:table-cell office:value-type="float" office:value="0.389310818415">
            <text:p>0.38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3000">
            <text:p>43000</text:p>
          </table:table-cell>
          <table:table-cell office:value-type="float" office:value="0.324026961349">
            <text:p>0.3240</text:p>
          </table:table-cell>
          <table:table-cell office:value-type="float" office:value="0.381685367708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3001">
            <text:p>43001</text:p>
          </table:table-cell>
          <table:table-cell office:value-type="float" office:value="0.321378045673">
            <text:p>0.3214</text:p>
          </table:table-cell>
          <table:table-cell office:value-type="float" office:value="0.397474374083">
            <text:p>0.397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4000">
            <text:p>44000</text:p>
          </table:table-cell>
          <table:table-cell office:value-type="float" office:value="0.319605242433">
            <text:p>0.3196</text:p>
          </table:table-cell>
          <table:table-cell office:value-type="float" office:value="0.373783178376">
            <text:p>0.373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4001">
            <text:p>44001</text:p>
          </table:table-cell>
          <table:table-cell office:value-type="float" office:value="0.325637621549">
            <text:p>0.3256</text:p>
          </table:table-cell>
          <table:table-cell office:value-type="float" office:value="0.409734630409">
            <text:p>0.409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5000">
            <text:p>45000</text:p>
          </table:table-cell>
          <table:table-cell office:value-type="float" office:value="0.322459222855">
            <text:p>0.3225</text:p>
          </table:table-cell>
          <table:table-cell office:value-type="float" office:value="0.380273336443">
            <text:p>0.380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5001">
            <text:p>45001</text:p>
          </table:table-cell>
          <table:table-cell office:value-type="float" office:value="0.318146662039">
            <text:p>0.3181</text:p>
          </table:table-cell>
          <table:table-cell office:value-type="float" office:value="0.363020360517">
            <text:p>0.363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6000">
            <text:p>46000</text:p>
          </table:table-cell>
          <table:table-cell office:value-type="float" office:value="0.323063305428">
            <text:p>0.3231</text:p>
          </table:table-cell>
          <table:table-cell office:value-type="float" office:value="0.37529748454">
            <text:p>0.375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6001">
            <text:p>46001</text:p>
          </table:table-cell>
          <table:table-cell office:value-type="float" office:value="0.324198445718">
            <text:p>0.3242</text:p>
          </table:table-cell>
          <table:table-cell office:value-type="float" office:value="0.388128012312">
            <text:p>0.388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7000">
            <text:p>47000</text:p>
          </table:table-cell>
          <table:table-cell office:value-type="float" office:value="0.333538492798">
            <text:p>0.3335</text:p>
          </table:table-cell>
          <table:table-cell office:value-type="float" office:value="0.405804526875">
            <text:p>0.405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7001">
            <text:p>47001</text:p>
          </table:table-cell>
          <table:table-cell office:value-type="float" office:value="0.336009140748">
            <text:p>0.3360</text:p>
          </table:table-cell>
          <table:table-cell office:value-type="float" office:value="0.401911995875">
            <text:p>0.40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8000">
            <text:p>48000</text:p>
          </table:table-cell>
          <table:table-cell office:value-type="float" office:value="0.318293238179">
            <text:p>0.3183</text:p>
          </table:table-cell>
          <table:table-cell office:value-type="float" office:value="0.396641037659">
            <text:p>0.396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8001">
            <text:p>48001</text:p>
          </table:table-cell>
          <table:table-cell office:value-type="float" office:value="0.323750554911">
            <text:p>0.3238</text:p>
          </table:table-cell>
          <table:table-cell office:value-type="float" office:value="0.387388163265">
            <text:p>0.38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9000">
            <text:p>49000</text:p>
          </table:table-cell>
          <table:table-cell office:value-type="float" office:value="0.332295262997">
            <text:p>0.3323</text:p>
          </table:table-cell>
          <table:table-cell office:value-type="float" office:value="0.391461120218">
            <text:p>0.391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49001">
            <text:p>49001</text:p>
          </table:table-cell>
          <table:table-cell office:value-type="float" office:value="0.338909492958">
            <text:p>0.3389</text:p>
          </table:table-cell>
          <table:table-cell office:value-type="float" office:value="0.37680088712">
            <text:p>0.376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00">
            <text:p>50000</text:p>
          </table:table-cell>
          <table:table-cell office:value-type="float" office:value="0.333262691893">
            <text:p>0.3333</text:p>
          </table:table-cell>
          <table:table-cell office:value-type="float" office:value="0.381406896495">
            <text:p>0.381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0001">
            <text:p>50001</text:p>
          </table:table-cell>
          <table:table-cell office:value-type="float" office:value="0.342794644031">
            <text:p>0.3428</text:p>
          </table:table-cell>
          <table:table-cell office:value-type="float" office:value="0.377373882177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1000">
            <text:p>51000</text:p>
          </table:table-cell>
          <table:table-cell office:value-type="float" office:value="0.309567038035">
            <text:p>0.3096</text:p>
          </table:table-cell>
          <table:table-cell office:value-type="float" office:value="0.365131704583">
            <text:p>0.365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1001">
            <text:p>51001</text:p>
          </table:table-cell>
          <table:table-cell office:value-type="float" office:value="0.307144269893">
            <text:p>0.3071</text:p>
          </table:table-cell>
          <table:table-cell office:value-type="float" office:value="0.388420228934">
            <text:p>0.388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2000">
            <text:p>52000</text:p>
          </table:table-cell>
          <table:table-cell office:value-type="float" office:value="0.328617778108">
            <text:p>0.3286</text:p>
          </table:table-cell>
          <table:table-cell office:value-type="float" office:value="0.360003276184">
            <text:p>0.36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2001">
            <text:p>52001</text:p>
          </table:table-cell>
          <table:table-cell office:value-type="float" office:value="0.325768326949">
            <text:p>0.3258</text:p>
          </table:table-cell>
          <table:table-cell office:value-type="float" office:value="0.399800263875">
            <text:p>0.399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3000">
            <text:p>53000</text:p>
          </table:table-cell>
          <table:table-cell office:value-type="float" office:value="0.324845672286">
            <text:p>0.3248</text:p>
          </table:table-cell>
          <table:table-cell office:value-type="float" office:value="0.382794969562">
            <text:p>0.382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3001">
            <text:p>53001</text:p>
          </table:table-cell>
          <table:table-cell office:value-type="float" office:value="0.306903685997">
            <text:p>0.3069</text:p>
          </table:table-cell>
          <table:table-cell office:value-type="float" office:value="0.359806861249">
            <text:p>0.359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4000">
            <text:p>54000</text:p>
          </table:table-cell>
          <table:table-cell office:value-type="float" office:value="0.308504384236">
            <text:p>0.3085</text:p>
          </table:table-cell>
          <table:table-cell office:value-type="float" office:value="0.39292230389">
            <text:p>0.392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4001">
            <text:p>54001</text:p>
          </table:table-cell>
          <table:table-cell office:value-type="float" office:value="0.3129726209">
            <text:p>0.3130</text:p>
          </table:table-cell>
          <table:table-cell office:value-type="float" office:value="0.355665102785">
            <text:p>0.35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5000">
            <text:p>55000</text:p>
          </table:table-cell>
          <table:table-cell office:value-type="float" office:value="0.312020169301">
            <text:p>0.3120</text:p>
          </table:table-cell>
          <table:table-cell office:value-type="float" office:value="0.372368115949">
            <text:p>0.37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5001">
            <text:p>55001</text:p>
          </table:table-cell>
          <table:table-cell office:value-type="float" office:value="0.314328981009">
            <text:p>0.3143</text:p>
          </table:table-cell>
          <table:table-cell office:value-type="float" office:value="0.368203060092">
            <text:p>0.368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6000">
            <text:p>56000</text:p>
          </table:table-cell>
          <table:table-cell office:value-type="float" office:value="0.327771873024">
            <text:p>0.3278</text:p>
          </table:table-cell>
          <table:table-cell office:value-type="float" office:value="0.379371335625">
            <text:p>0.379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6001">
            <text:p>56001</text:p>
          </table:table-cell>
          <table:table-cell office:value-type="float" office:value="0.324858237331">
            <text:p>0.3249</text:p>
          </table:table-cell>
          <table:table-cell office:value-type="float" office:value="0.379296874282">
            <text:p>0.37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7000">
            <text:p>57000</text:p>
          </table:table-cell>
          <table:table-cell office:value-type="float" office:value="0.324444955303">
            <text:p>0.3244</text:p>
          </table:table-cell>
          <table:table-cell office:value-type="float" office:value="0.390096716059">
            <text:p>0.390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7001">
            <text:p>57001</text:p>
          </table:table-cell>
          <table:table-cell office:value-type="float" office:value="0.3321852827">
            <text:p>0.3322</text:p>
          </table:table-cell>
          <table:table-cell office:value-type="float" office:value="0.404707882791">
            <text:p>0.404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8000">
            <text:p>58000</text:p>
          </table:table-cell>
          <table:table-cell office:value-type="float" office:value="0.326731373313">
            <text:p>0.3267</text:p>
          </table:table-cell>
          <table:table-cell office:value-type="float" office:value="0.403238883108">
            <text:p>0.403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8001">
            <text:p>58001</text:p>
          </table:table-cell>
          <table:table-cell office:value-type="float" office:value="0.321770910217">
            <text:p>0.3218</text:p>
          </table:table-cell>
          <table:table-cell office:value-type="float" office:value="0.375847250087">
            <text:p>0.375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9000">
            <text:p>59000</text:p>
          </table:table-cell>
          <table:table-cell office:value-type="float" office:value="0.332220360164">
            <text:p>0.3322</text:p>
          </table:table-cell>
          <table:table-cell office:value-type="float" office:value="0.37800069512">
            <text:p>0.37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59001">
            <text:p>59001</text:p>
          </table:table-cell>
          <table:table-cell office:value-type="float" office:value="0.33144625994">
            <text:p>0.3314</text:p>
          </table:table-cell>
          <table:table-cell office:value-type="float" office:value="0.395470026974">
            <text:p>0.395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00">
            <text:p>60000</text:p>
          </table:table-cell>
          <table:table-cell office:value-type="float" office:value="0.317648405228">
            <text:p>0.3176</text:p>
          </table:table-cell>
          <table:table-cell office:value-type="float" office:value="0.396888446388">
            <text:p>0.396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0001">
            <text:p>60001</text:p>
          </table:table-cell>
          <table:table-cell office:value-type="float" office:value="0.314807708287">
            <text:p>0.3148</text:p>
          </table:table-cell>
          <table:table-cell office:value-type="float" office:value="0.380994353071">
            <text:p>0.381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1000">
            <text:p>61000</text:p>
          </table:table-cell>
          <table:table-cell office:value-type="float" office:value="0.325073368647">
            <text:p>0.3251</text:p>
          </table:table-cell>
          <table:table-cell office:value-type="float" office:value="0.404943484279">
            <text:p>0.404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1001">
            <text:p>61001</text:p>
          </table:table-cell>
          <table:table-cell office:value-type="float" office:value="0.322684138954">
            <text:p>0.3227</text:p>
          </table:table-cell>
          <table:table-cell office:value-type="float" office:value="0.400525625089">
            <text:p>0.400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2000">
            <text:p>62000</text:p>
          </table:table-cell>
          <table:table-cell office:value-type="float" office:value="0.328001010448">
            <text:p>0.3280</text:p>
          </table:table-cell>
          <table:table-cell office:value-type="float" office:value="0.358675394296">
            <text:p>0.358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2001">
            <text:p>62001</text:p>
          </table:table-cell>
          <table:table-cell office:value-type="float" office:value="0.311646955706">
            <text:p>0.3116</text:p>
          </table:table-cell>
          <table:table-cell office:value-type="float" office:value="0.371737347056">
            <text:p>0.37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3000">
            <text:p>63000</text:p>
          </table:table-cell>
          <table:table-cell office:value-type="float" office:value="0.337032290344">
            <text:p>0.3370</text:p>
          </table:table-cell>
          <table:table-cell office:value-type="float" office:value="0.390024958057">
            <text:p>0.39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3001">
            <text:p>63001</text:p>
          </table:table-cell>
          <table:table-cell office:value-type="float" office:value="0.330557003628">
            <text:p>0.3306</text:p>
          </table:table-cell>
          <table:table-cell office:value-type="float" office:value="0.392070672145">
            <text:p>0.392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4000">
            <text:p>64000</text:p>
          </table:table-cell>
          <table:table-cell office:value-type="float" office:value="0.328729025476">
            <text:p>0.3287</text:p>
          </table:table-cell>
          <table:table-cell office:value-type="float" office:value="0.387727034394">
            <text:p>0.387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4001">
            <text:p>64001</text:p>
          </table:table-cell>
          <table:table-cell office:value-type="float" office:value="0.339436638399">
            <text:p>0.3394</text:p>
          </table:table-cell>
          <table:table-cell office:value-type="float" office:value="0.390792082385">
            <text:p>0.390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5000">
            <text:p>65000</text:p>
          </table:table-cell>
          <table:table-cell office:value-type="float" office:value="0.322178527975">
            <text:p>0.3222</text:p>
          </table:table-cell>
          <table:table-cell office:value-type="float" office:value="0.374550603008">
            <text:p>0.374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5001">
            <text:p>65001</text:p>
          </table:table-cell>
          <table:table-cell office:value-type="float" office:value="0.319654719095">
            <text:p>0.3197</text:p>
          </table:table-cell>
          <table:table-cell office:value-type="float" office:value="0.367988661689">
            <text:p>0.36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6000">
            <text:p>66000</text:p>
          </table:table-cell>
          <table:table-cell office:value-type="float" office:value="0.330504522186">
            <text:p>0.3305</text:p>
          </table:table-cell>
          <table:table-cell office:value-type="float" office:value="0.371879577254">
            <text:p>0.371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6001">
            <text:p>66001</text:p>
          </table:table-cell>
          <table:table-cell office:value-type="float" office:value="0.334540907368">
            <text:p>0.3345</text:p>
          </table:table-cell>
          <table:table-cell office:value-type="float" office:value="0.413686444561">
            <text:p>0.41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7000">
            <text:p>67000</text:p>
          </table:table-cell>
          <table:table-cell office:value-type="float" office:value="0.319788608655">
            <text:p>0.3198</text:p>
          </table:table-cell>
          <table:table-cell office:value-type="float" office:value="0.407807477981">
            <text:p>0.407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7001">
            <text:p>67001</text:p>
          </table:table-cell>
          <table:table-cell office:value-type="float" office:value="0.323167035009">
            <text:p>0.3232</text:p>
          </table:table-cell>
          <table:table-cell office:value-type="float" office:value="0.375118584982">
            <text:p>0.375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8000">
            <text:p>68000</text:p>
          </table:table-cell>
          <table:table-cell office:value-type="float" office:value="0.322164854469">
            <text:p>0.3222</text:p>
          </table:table-cell>
          <table:table-cell office:value-type="float" office:value="0.381843559528">
            <text:p>0.381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8001">
            <text:p>68001</text:p>
          </table:table-cell>
          <table:table-cell office:value-type="float" office:value="0.317129458847">
            <text:p>0.3171</text:p>
          </table:table-cell>
          <table:table-cell office:value-type="float" office:value="0.362370038831">
            <text:p>0.362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9000">
            <text:p>69000</text:p>
          </table:table-cell>
          <table:table-cell office:value-type="float" office:value="0.309043817409">
            <text:p>0.3090</text:p>
          </table:table-cell>
          <table:table-cell office:value-type="float" office:value="0.378864362132">
            <text:p>0.378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69001">
            <text:p>69001</text:p>
          </table:table-cell>
          <table:table-cell office:value-type="float" office:value="0.309702940732">
            <text:p>0.3097</text:p>
          </table:table-cell>
          <table:table-cell office:value-type="float" office:value="0.407964572549">
            <text:p>0.408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00">
            <text:p>70000</text:p>
          </table:table-cell>
          <table:table-cell office:value-type="float" office:value="0.314129017175">
            <text:p>0.3141</text:p>
          </table:table-cell>
          <table:table-cell office:value-type="float" office:value="0.356371220499">
            <text:p>0.356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0001">
            <text:p>70001</text:p>
          </table:table-cell>
          <table:table-cell office:value-type="float" office:value="0.303888639009">
            <text:p>0.3039</text:p>
          </table:table-cell>
          <table:table-cell office:value-type="float" office:value="0.35904988681">
            <text:p>0.359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1000">
            <text:p>71000</text:p>
          </table:table-cell>
          <table:table-cell office:value-type="float" office:value="0.31659269486">
            <text:p>0.3166</text:p>
          </table:table-cell>
          <table:table-cell office:value-type="float" office:value="0.381313474652">
            <text:p>0.381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1001">
            <text:p>71001</text:p>
          </table:table-cell>
          <table:table-cell office:value-type="float" office:value="0.319479527756">
            <text:p>0.3195</text:p>
          </table:table-cell>
          <table:table-cell office:value-type="float" office:value="0.387316176085">
            <text:p>0.387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2000">
            <text:p>72000</text:p>
          </table:table-cell>
          <table:table-cell office:value-type="float" office:value="0.323598127584">
            <text:p>0.3236</text:p>
          </table:table-cell>
          <table:table-cell office:value-type="float" office:value="0.405186781539">
            <text:p>0.405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2001">
            <text:p>72001</text:p>
          </table:table-cell>
          <table:table-cell office:value-type="float" office:value="0.314393800798">
            <text:p>0.3144</text:p>
          </table:table-cell>
          <table:table-cell office:value-type="float" office:value="0.365872433236">
            <text:p>0.36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3000">
            <text:p>73000</text:p>
          </table:table-cell>
          <table:table-cell office:value-type="float" office:value="0.336431898062">
            <text:p>0.3364</text:p>
          </table:table-cell>
          <table:table-cell office:value-type="float" office:value="0.399267228561">
            <text:p>0.399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3001">
            <text:p>73001</text:p>
          </table:table-cell>
          <table:table-cell office:value-type="float" office:value="0.325819437554">
            <text:p>0.3258</text:p>
          </table:table-cell>
          <table:table-cell office:value-type="float" office:value="0.38252392432">
            <text:p>0.382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4000">
            <text:p>74000</text:p>
          </table:table-cell>
          <table:table-cell office:value-type="float" office:value="0.323562571773">
            <text:p>0.3236</text:p>
          </table:table-cell>
          <table:table-cell office:value-type="float" office:value="0.374783243557">
            <text:p>0.37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4001">
            <text:p>74001</text:p>
          </table:table-cell>
          <table:table-cell office:value-type="float" office:value="0.323908448955">
            <text:p>0.3239</text:p>
          </table:table-cell>
          <table:table-cell office:value-type="float" office:value="0.384276261674">
            <text:p>0.38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5000">
            <text:p>75000</text:p>
          </table:table-cell>
          <table:table-cell office:value-type="float" office:value="0.318500857648">
            <text:p>0.3185</text:p>
          </table:table-cell>
          <table:table-cell office:value-type="float" office:value="0.388316983816">
            <text:p>0.388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5001">
            <text:p>75001</text:p>
          </table:table-cell>
          <table:table-cell office:value-type="float" office:value="0.321918119617">
            <text:p>0.3219</text:p>
          </table:table-cell>
          <table:table-cell office:value-type="float" office:value="0.377444181173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6000">
            <text:p>76000</text:p>
          </table:table-cell>
          <table:table-cell office:value-type="float" office:value="0.328113191161">
            <text:p>0.3281</text:p>
          </table:table-cell>
          <table:table-cell office:value-type="float" office:value="0.367695409501">
            <text:p>0.367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6001">
            <text:p>76001</text:p>
          </table:table-cell>
          <table:table-cell office:value-type="float" office:value="0.323871806861">
            <text:p>0.3239</text:p>
          </table:table-cell>
          <table:table-cell office:value-type="float" office:value="0.383389031484">
            <text:p>0.383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7000">
            <text:p>77000</text:p>
          </table:table-cell>
          <table:table-cell office:value-type="float" office:value="0.31677466486">
            <text:p>0.3168</text:p>
          </table:table-cell>
          <table:table-cell office:value-type="float" office:value="0.386105162348">
            <text:p>0.386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7001">
            <text:p>77001</text:p>
          </table:table-cell>
          <table:table-cell office:value-type="float" office:value="0.316876701817">
            <text:p>0.3169</text:p>
          </table:table-cell>
          <table:table-cell office:value-type="float" office:value="0.369602893849">
            <text:p>0.36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8000">
            <text:p>78000</text:p>
          </table:table-cell>
          <table:table-cell office:value-type="float" office:value="0.336290521687">
            <text:p>0.3363</text:p>
          </table:table-cell>
          <table:table-cell office:value-type="float" office:value="0.416653937703">
            <text:p>0.416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8001">
            <text:p>78001</text:p>
          </table:table-cell>
          <table:table-cell office:value-type="float" office:value="0.325130228835">
            <text:p>0.3251</text:p>
          </table:table-cell>
          <table:table-cell office:value-type="float" office:value="0.389128208511">
            <text:p>0.389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9000">
            <text:p>79000</text:p>
          </table:table-cell>
          <table:table-cell office:value-type="float" office:value="0.31924942507">
            <text:p>0.3192</text:p>
          </table:table-cell>
          <table:table-cell office:value-type="float" office:value="0.371246382916">
            <text:p>0.371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79001">
            <text:p>79001</text:p>
          </table:table-cell>
          <table:table-cell office:value-type="float" office:value="0.318359288305">
            <text:p>0.3184</text:p>
          </table:table-cell>
          <table:table-cell office:value-type="float" office:value="0.364028781391">
            <text:p>0.364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00">
            <text:p>80000</text:p>
          </table:table-cell>
          <table:table-cell office:value-type="float" office:value="0.319233944532">
            <text:p>0.3192</text:p>
          </table:table-cell>
          <table:table-cell office:value-type="float" office:value="0.374753921074">
            <text:p>0.37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0001">
            <text:p>80001</text:p>
          </table:table-cell>
          <table:table-cell office:value-type="float" office:value="0.32418190776">
            <text:p>0.3242</text:p>
          </table:table-cell>
          <table:table-cell office:value-type="float" office:value="0.394117065836">
            <text:p>0.394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1000">
            <text:p>81000</text:p>
          </table:table-cell>
          <table:table-cell office:value-type="float" office:value="0.331912283819">
            <text:p>0.3319</text:p>
          </table:table-cell>
          <table:table-cell office:value-type="float" office:value="0.387147200227">
            <text:p>0.387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1001">
            <text:p>81001</text:p>
          </table:table-cell>
          <table:table-cell office:value-type="float" office:value="0.318347532253">
            <text:p>0.3183</text:p>
          </table:table-cell>
          <table:table-cell office:value-type="float" office:value="0.381074085633">
            <text:p>0.3811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2000">
            <text:p>82000</text:p>
          </table:table-cell>
          <table:table-cell office:value-type="float" office:value="0.323369038445">
            <text:p>0.3234</text:p>
          </table:table-cell>
          <table:table-cell office:value-type="float" office:value="0.381749718343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2001">
            <text:p>82001</text:p>
          </table:table-cell>
          <table:table-cell office:value-type="float" office:value="0.320233981309">
            <text:p>0.3202</text:p>
          </table:table-cell>
          <table:table-cell office:value-type="float" office:value="0.367227327807">
            <text:p>0.367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3000">
            <text:p>83000</text:p>
          </table:table-cell>
          <table:table-cell office:value-type="float" office:value="0.312117366819">
            <text:p>0.3121</text:p>
          </table:table-cell>
          <table:table-cell office:value-type="float" office:value="0.385337697152">
            <text:p>0.385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3001">
            <text:p>83001</text:p>
          </table:table-cell>
          <table:table-cell office:value-type="float" office:value="0.318076519437">
            <text:p>0.3181</text:p>
          </table:table-cell>
          <table:table-cell office:value-type="float" office:value="0.383668277157">
            <text:p>0.38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4000">
            <text:p>84000</text:p>
          </table:table-cell>
          <table:table-cell office:value-type="float" office:value="0.325437400459">
            <text:p>0.3254</text:p>
          </table:table-cell>
          <table:table-cell office:value-type="float" office:value="0.394276185912">
            <text:p>0.394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4001">
            <text:p>84001</text:p>
          </table:table-cell>
          <table:table-cell office:value-type="float" office:value="0.313773822063">
            <text:p>0.3138</text:p>
          </table:table-cell>
          <table:table-cell office:value-type="float" office:value="0.370801262864">
            <text:p>0.370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5000">
            <text:p>85000</text:p>
          </table:table-cell>
          <table:table-cell office:value-type="float" office:value="0.308804864411">
            <text:p>0.3088</text:p>
          </table:table-cell>
          <table:table-cell office:value-type="float" office:value="0.378954264664">
            <text:p>0.379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5001">
            <text:p>85001</text:p>
          </table:table-cell>
          <table:table-cell office:value-type="float" office:value="0.32029969738">
            <text:p>0.3203</text:p>
          </table:table-cell>
          <table:table-cell office:value-type="float" office:value="0.383484957405">
            <text:p>0.383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6000">
            <text:p>86000</text:p>
          </table:table-cell>
          <table:table-cell office:value-type="float" office:value="0.322035092026">
            <text:p>0.3220</text:p>
          </table:table-cell>
          <table:table-cell office:value-type="float" office:value="0.38041081393">
            <text:p>0.380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6001">
            <text:p>86001</text:p>
          </table:table-cell>
          <table:table-cell office:value-type="float" office:value="0.32402817242">
            <text:p>0.3240</text:p>
          </table:table-cell>
          <table:table-cell office:value-type="float" office:value="0.394765793216">
            <text:p>0.39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7000">
            <text:p>87000</text:p>
          </table:table-cell>
          <table:table-cell office:value-type="float" office:value="0.320205403858">
            <text:p>0.3202</text:p>
          </table:table-cell>
          <table:table-cell office:value-type="float" office:value="0.390477858619">
            <text:p>0.390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7001">
            <text:p>87001</text:p>
          </table:table-cell>
          <table:table-cell office:value-type="float" office:value="0.322141659423">
            <text:p>0.3221</text:p>
          </table:table-cell>
          <table:table-cell office:value-type="float" office:value="0.387946904967">
            <text:p>0.387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8000">
            <text:p>88000</text:p>
          </table:table-cell>
          <table:table-cell office:value-type="float" office:value="0.325773905602">
            <text:p>0.3258</text:p>
          </table:table-cell>
          <table:table-cell office:value-type="float" office:value="0.382791439465">
            <text:p>0.382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8001">
            <text:p>88001</text:p>
          </table:table-cell>
          <table:table-cell office:value-type="float" office:value="0.333492191095">
            <text:p>0.3335</text:p>
          </table:table-cell>
          <table:table-cell office:value-type="float" office:value="0.408159945658">
            <text:p>0.4082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9000">
            <text:p>89000</text:p>
          </table:table-cell>
          <table:table-cell office:value-type="float" office:value="0.317469513437">
            <text:p>0.3175</text:p>
          </table:table-cell>
          <table:table-cell office:value-type="float" office:value="0.363696214501">
            <text:p>0.363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89001">
            <text:p>89001</text:p>
          </table:table-cell>
          <table:table-cell office:value-type="float" office:value="0.317380901392">
            <text:p>0.3174</text:p>
          </table:table-cell>
          <table:table-cell office:value-type="float" office:value="0.386985320995">
            <text:p>0.387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00">
            <text:p>90000</text:p>
          </table:table-cell>
          <table:table-cell office:value-type="float" office:value="0.33922840033">
            <text:p>0.3392</text:p>
          </table:table-cell>
          <table:table-cell office:value-type="float" office:value="0.389959243955">
            <text:p>0.390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0001">
            <text:p>90001</text:p>
          </table:table-cell>
          <table:table-cell office:value-type="float" office:value="0.347928274758">
            <text:p>0.3479</text:p>
          </table:table-cell>
          <table:table-cell office:value-type="float" office:value="0.404761960771">
            <text:p>0.404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1000">
            <text:p>91000</text:p>
          </table:table-cell>
          <table:table-cell office:value-type="float" office:value="0.350724377897">
            <text:p>0.3507</text:p>
          </table:table-cell>
          <table:table-cell office:value-type="float" office:value="0.395348311999">
            <text:p>0.395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1001">
            <text:p>91001</text:p>
          </table:table-cell>
          <table:table-cell office:value-type="float" office:value="0.328675078667">
            <text:p>0.3287</text:p>
          </table:table-cell>
          <table:table-cell office:value-type="float" office:value="0.372803168553">
            <text:p>0.372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2000">
            <text:p>92000</text:p>
          </table:table-cell>
          <table:table-cell office:value-type="float" office:value="0.33565545007">
            <text:p>0.3357</text:p>
          </table:table-cell>
          <table:table-cell office:value-type="float" office:value="0.38871579614">
            <text:p>0.388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2001">
            <text:p>92001</text:p>
          </table:table-cell>
          <table:table-cell office:value-type="float" office:value="0.349830070414">
            <text:p>0.3498</text:p>
          </table:table-cell>
          <table:table-cell office:value-type="float" office:value="0.37959929033">
            <text:p>0.379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3000">
            <text:p>93000</text:p>
          </table:table-cell>
          <table:table-cell office:value-type="float" office:value="0.34476222239">
            <text:p>0.3448</text:p>
          </table:table-cell>
          <table:table-cell office:value-type="float" office:value="0.390631391812">
            <text:p>0.3906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3001">
            <text:p>93001</text:p>
          </table:table-cell>
          <table:table-cell office:value-type="float" office:value="0.33550709097">
            <text:p>0.3355</text:p>
          </table:table-cell>
          <table:table-cell office:value-type="float" office:value="0.375949402998">
            <text:p>0.375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4000">
            <text:p>94000</text:p>
          </table:table-cell>
          <table:table-cell office:value-type="float" office:value="0.359586209003">
            <text:p>0.3596</text:p>
          </table:table-cell>
          <table:table-cell office:value-type="float" office:value="0.398492861147">
            <text:p>0.3985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4001">
            <text:p>94001</text:p>
          </table:table-cell>
          <table:table-cell office:value-type="float" office:value="0.330057996119">
            <text:p>0.3301</text:p>
          </table:table-cell>
          <table:table-cell office:value-type="float" office:value="0.369011424165">
            <text:p>0.3690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5000">
            <text:p>95000</text:p>
          </table:table-cell>
          <table:table-cell office:value-type="float" office:value="0.337215988285">
            <text:p>0.3372</text:p>
          </table:table-cell>
          <table:table-cell office:value-type="float" office:value="0.381729823201">
            <text:p>0.381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5001">
            <text:p>95001</text:p>
          </table:table-cell>
          <table:table-cell office:value-type="float" office:value="0.333889180045">
            <text:p>0.3339</text:p>
          </table:table-cell>
          <table:table-cell office:value-type="float" office:value="0.37629193987">
            <text:p>0.376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6000">
            <text:p>96000</text:p>
          </table:table-cell>
          <table:table-cell office:value-type="float" office:value="0.344307216709">
            <text:p>0.3443</text:p>
          </table:table-cell>
          <table:table-cell office:value-type="float" office:value="0.400919469407">
            <text:p>0.4009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6001">
            <text:p>96001</text:p>
          </table:table-cell>
          <table:table-cell office:value-type="float" office:value="0.349621087532">
            <text:p>0.3496</text:p>
          </table:table-cell>
          <table:table-cell office:value-type="float" office:value="0.397321623684">
            <text:p>0.3973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7000">
            <text:p>97000</text:p>
          </table:table-cell>
          <table:table-cell office:value-type="float" office:value="0.345081050253">
            <text:p>0.3451</text:p>
          </table:table-cell>
          <table:table-cell office:value-type="float" office:value="0.394697475147">
            <text:p>0.394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7001">
            <text:p>97001</text:p>
          </table:table-cell>
          <table:table-cell office:value-type="float" office:value="0.343522441305">
            <text:p>0.3435</text:p>
          </table:table-cell>
          <table:table-cell office:value-type="float" office:value="0.385696758559">
            <text:p>0.3857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8000">
            <text:p>98000</text:p>
          </table:table-cell>
          <table:table-cell office:value-type="float" office:value="0.33505480276">
            <text:p>0.3351</text:p>
          </table:table-cell>
          <table:table-cell office:value-type="float" office:value="0.40035450424">
            <text:p>0.400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8001">
            <text:p>98001</text:p>
          </table:table-cell>
          <table:table-cell office:value-type="float" office:value="0.343394999901">
            <text:p>0.3434</text:p>
          </table:table-cell>
          <table:table-cell office:value-type="float" office:value="0.373823367115">
            <text:p>0.3738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9000">
            <text:p>99000</text:p>
          </table:table-cell>
          <table:table-cell office:value-type="float" office:value="0.341351994657">
            <text:p>0.3414</text:p>
          </table:table-cell>
          <table:table-cell office:value-type="float" office:value="0.377412463813">
            <text:p>0.3774</text:p>
          </table:table-cell>
        </table:table-row>
        <table:table-row table:style-name="ro1">
          <table:table-cell office:value-type="string">
            <text:p>fibres_1_SNR_100_angle_00_l1_1.4_l2_0.35_l3_0.35_iso_1_diso_0.7</text:p>
          </table:table-cell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float" office:value="99001">
            <text:p>99001</text:p>
          </table:table-cell>
          <table:table-cell office:value-type="float" office:value="0.34115897789">
            <text:p>0.3412</text:p>
          </table:table-cell>
          <table:table-cell office:value-type="float" office:value="0.381412494746">
            <text:p>0.3814</text:p>
          </table:table-cell>
        </table:table-row>
        <table:table-row table:style-name="ro1" table:number-rows-repeated="1046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ataPilot_Sheet1_2" table:style-name="ta1" table:print="false">
        <table:table-column table:style-name="co4" table:default-cell-style-name="ce4"/>
        <table:table-column table:style-name="co4" table:default-cell-style-name="ce9"/>
        <table:table-column table:style-name="co4" table:default-cell-style-name="ce13"/>
        <table:table-column table:style-name="co4" table:default-cell-style-name="ce18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iso</text:p>
          </table:table-cell>
          <table:table-cell table:style-name="ce8" office:value-type="string">
            <text:p>snr</text:p>
          </table:table-cell>
          <table:table-cell table:style-name="ce8" office:value-type="string">
            <text:p>Data</text:p>
          </table:table-cell>
          <table:table-cell table:style-name="ce17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verage - npa</text:p>
          </table:table-cell>
          <table:table-cell office:value-type="float" office:value="0.52500747241913">
            <text:p>0.525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08143463981275">
            <text:p>0.608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Average - npa</text:p>
          </table:table-cell>
          <table:table-cell office:value-type="float" office:value="0.549545706679655">
            <text:p>0.5495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6096900156618">
            <text:p>0.661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Average - npa</text:p>
          </table:table-cell>
          <table:table-cell office:value-type="float" office:value="0.5557076632536">
            <text:p>0.5557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79654361701615">
            <text:p>0.679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Average - npa</text:p>
          </table:table-cell>
          <table:table-cell office:value-type="float" office:value="0.55756597043511">
            <text:p>0.5576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89462333624585">
            <text:p>0.689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Average - npa</text:p>
          </table:table-cell>
          <table:table-cell office:value-type="float" office:value="0.559041496663535">
            <text:p>0.5590</text:p>
          </table:table-cell>
        </table:table-row>
        <table:table-row table:style-name="ro1">
          <table:table-cell table:style-name="ce5"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93542884009349">
            <text:p>0.6935</text:p>
          </table:table-cell>
        </table:table-row>
        <table:table-row table:style-name="ro1">
          <table:table-cell table:style-name="ce3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string">
            <text:p>Average - npa</text:p>
          </table:table-cell>
          <table:table-cell office:value-type="float" office:value="0.30235815076751">
            <text:p>0.3024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55588209364165">
            <text:p>0.355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Average - npa</text:p>
          </table:table-cell>
          <table:table-cell office:value-type="float" office:value="0.320980593243475">
            <text:p>0.321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3689491466155">
            <text:p>0.383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Average - npa</text:p>
          </table:table-cell>
          <table:table-cell office:value-type="float" office:value="0.324154989277085">
            <text:p>0.3242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531969713601">
            <text:p>0.385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Average - npa</text:p>
          </table:table-cell>
          <table:table-cell office:value-type="float" office:value="0.326023825036475">
            <text:p>0.326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5088207986325">
            <text:p>0.385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Average - npa</text:p>
          </table:table-cell>
          <table:table-cell office:value-type="float" office:value="0.326564442804825">
            <text:p>0.3266</text:p>
          </table:table-cell>
        </table:table-row>
        <table:table-row table:style-name="ro1">
          <table:table-cell table:style-name="ce5"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495800910917">
            <text:p>0.3850</text:p>
          </table:table-cell>
        </table:table-row>
        <table:table-row table:style-name="ro1">
          <table:table-cell table:style-name="ce6" office:value-type="string">
            <text:p>Total Average - npa</text:p>
          </table:table-cell>
          <table:table-cell table:style-name="ce11"/>
          <table:table-cell table:style-name="ce15"/>
          <table:table-cell table:style-name="ce20" office:value-type="float" office:value="0.43469503105804">
            <text:p>0.4347</text:p>
          </table:table-cell>
        </table:table-row>
        <table:table-row table:style-name="ro1">
          <table:table-cell table:style-name="ce7" office:value-type="string">
            <text:p>Total Average - fa</text:p>
          </table:table-cell>
          <table:table-cell table:style-name="ce12"/>
          <table:table-cell table:style-name="ce16"/>
          <table:table-cell table:style-name="ce21" office:value-type="float" office:value="0.522641565994483">
            <text:p>0.5226</text:p>
          </table:table-cell>
        </table:table-row>
      </table:table>
      <table:table table:name="DataPilot_Sheet1_1" table:style-name="ta1" table:print="false">
        <table:table-column table:style-name="co5" table:default-cell-style-name="ce4"/>
        <table:table-column table:style-name="co6" table:default-cell-style-name="ce9"/>
        <table:table-column table:style-name="co7" table:default-cell-style-name="ce13"/>
        <table:table-column table:style-name="co4" table:default-cell-style-name="ce18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>
            <text:p>iso</text:p>
          </table:table-cell>
          <table:table-cell table:style-name="ce8" office:value-type="string">
            <text:p>snr</text:p>
          </table:table-cell>
          <table:table-cell table:style-name="ce8" office:value-type="string">
            <text:p>Data</text:p>
          </table:table-cell>
          <table:table-cell table:style-name="ce17"/>
        </table:table-row>
        <table:table-row table:style-name="ro1">
          <table:table-cell table:style-name="ce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verage - npa</text:p>
          </table:table-cell>
          <table:table-cell office:value-type="float" office:value="0.52500747241913">
            <text:p>0.525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08143463981275">
            <text:p>0.608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Average - npa</text:p>
          </table:table-cell>
          <table:table-cell office:value-type="float" office:value="0.549545706679655">
            <text:p>0.5495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6096900156618">
            <text:p>0.661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Average - npa</text:p>
          </table:table-cell>
          <table:table-cell office:value-type="float" office:value="0.5557076632536">
            <text:p>0.5557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79654361701615">
            <text:p>0.6797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Average - npa</text:p>
          </table:table-cell>
          <table:table-cell office:value-type="float" office:value="0.55756597043511">
            <text:p>0.5576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89462333624585">
            <text:p>0.689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Average - npa</text:p>
          </table:table-cell>
          <table:table-cell office:value-type="float" office:value="0.559041496663535">
            <text:p>0.5590</text:p>
          </table:table-cell>
        </table:table-row>
        <table:table-row table:style-name="ro1">
          <table:table-cell table:style-name="ce5"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693542884009349">
            <text:p>0.6935</text:p>
          </table:table-cell>
        </table:table-row>
        <table:table-row table:style-name="ro1">
          <table:table-cell table:style-name="ce3"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string">
            <text:p>Average - npa</text:p>
          </table:table-cell>
          <table:table-cell office:value-type="float" office:value="0.30235815076751">
            <text:p>0.3024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55588209364165">
            <text:p>0.355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Average - npa</text:p>
          </table:table-cell>
          <table:table-cell office:value-type="float" office:value="0.320980593243475">
            <text:p>0.321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3689491466155">
            <text:p>0.383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string">
            <text:p>Average - npa</text:p>
          </table:table-cell>
          <table:table-cell office:value-type="float" office:value="0.324154989277085">
            <text:p>0.3242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531969713601">
            <text:p>0.3853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string">
            <text:p>Average - npa</text:p>
          </table:table-cell>
          <table:table-cell office:value-type="float" office:value="0.326023825036475">
            <text:p>0.3260</text:p>
          </table:table-cell>
        </table:table-row>
        <table:table-row table:style-name="ro1">
          <table:table-cell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5088207986325">
            <text:p>0.385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string">
            <text:p>Average - npa</text:p>
          </table:table-cell>
          <table:table-cell office:value-type="float" office:value="0.326564442804825">
            <text:p>0.3266</text:p>
          </table:table-cell>
        </table:table-row>
        <table:table-row table:style-name="ro1">
          <table:table-cell table:style-name="ce5"/>
          <table:table-cell table:style-name="ce10"/>
          <table:table-cell table:style-name="ce14" office:value-type="string">
            <text:p>Average - fa</text:p>
          </table:table-cell>
          <table:table-cell table:style-name="ce19" office:value-type="float" office:value="0.38495800910917">
            <text:p>0.3850</text:p>
          </table:table-cell>
        </table:table-row>
        <table:table-row table:style-name="ro1">
          <table:table-cell table:style-name="ce6" office:value-type="string">
            <text:p>Total Average - npa</text:p>
          </table:table-cell>
          <table:table-cell table:style-name="ce11"/>
          <table:table-cell table:style-name="ce15"/>
          <table:table-cell table:style-name="ce20" office:value-type="float" office:value="0.43469503105804">
            <text:p>0.4347</text:p>
          </table:table-cell>
        </table:table-row>
        <table:table-row table:style-name="ro1">
          <table:table-cell table:style-name="ce7" office:value-type="string">
            <text:p>Total Average - fa</text:p>
          </table:table-cell>
          <table:table-cell table:style-name="ce12"/>
          <table:table-cell table:style-name="ce16"/>
          <table:table-cell table:style-name="ce21" office:value-type="float" office:value="0.522641565994483">
            <text:p>0.5226</text:p>
          </table:table-cell>
        </table:table-row>
      </table:table>
      <table:table table:name="Sheet4" table:style-name="ta1" table:print="false">
        <table:table-column table:style-name="co4" table:number-columns-repeated="3" table:default-cell-style-name="Default"/>
        <table:table-column table:style-name="co4" table:default-cell-style-name="ce18"/>
        <table:table-column table:style-name="co4" table:default-cell-style-name="ce19"/>
        <table:table-column table:style-name="co4" table:default-cell-style-name="Default"/>
        <table:table-row table:style-name="ro1">
          <table:table-cell office:value-type="string">
            <text:p>iso</text:p>
          </table:table-cell>
          <table:table-cell office:value-type="string">
            <text:p>snr</text:p>
          </table:table-cell>
          <table:table-cell office:value-type="string">
            <text:p>cond</text:p>
          </table:table-cell>
          <table:table-cell table:style-name="Default" office:value-type="string">
            <text:p>npa</text:p>
          </table:table-cell>
          <table:table-cell table:style-name="Default" office:value-type="string">
            <text:p>fa</text:p>
          </table:table-cell>
          <table:table-cell>
            <draw:frame table:end-cell-address="Sheet4.N32" table:end-x="0.414cm" table:end-y="0.133cm" draw:z-index="0" draw:style-name="gr1" svg:width="18.368cm" svg:height="13.972cm" svg:x="0.111cm" svg:y="0.106cm">
              <draw:object draw:notify-on-update-of-ranges="Sheet4.C1:Sheet4.C1 Sheet4.C2:Sheet4.C11 Sheet4.D1:Sheet4.D1 Sheet4.D2:Sheet4.D11 Sheet4.E1:Sheet4.E1 Sheet4.E2:Sheet4.E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0.52500747241913">
            <text:p>0.5250</text:p>
          </table:table-cell>
          <table:table-cell office:value-type="float" office:value="0.608143463981275">
            <text:p>0.608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.549545706679655">
            <text:p>0.5495</text:p>
          </table:table-cell>
          <table:table-cell office:value-type="float" office:value="0.66096900156618">
            <text:p>0.66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.5557076632536">
            <text:p>0.5557</text:p>
          </table:table-cell>
          <table:table-cell office:value-type="float" office:value="0.679654361701615">
            <text:p>0.679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0.55756597043511">
            <text:p>0.5576</text:p>
          </table:table-cell>
          <table:table-cell office:value-type="float" office:value="0.689462333624585">
            <text:p>0.689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.559041496663535">
            <text:p>0.5590</text:p>
          </table:table-cell>
          <table:table-cell office:value-type="float" office:value="0.693542884009349">
            <text:p>0.6935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office:value-type="string">
            <text:p>20+iso</text:p>
          </table:table-cell>
          <table:table-cell office:value-type="float" office:value="0.30235815076751">
            <text:p>0.3024</text:p>
          </table:table-cell>
          <table:table-cell office:value-type="float" office:value="0.355588209364165">
            <text:p>0.3556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40">
            <text:p>40</text:p>
          </table:table-cell>
          <table:table-cell office:value-type="string">
            <text:p>40+iso</text:p>
          </table:table-cell>
          <table:table-cell office:value-type="float" office:value="0.320980593243475">
            <text:p>0.3210</text:p>
          </table:table-cell>
          <table:table-cell office:value-type="float" office:value="0.383689491466155">
            <text:p>0.3837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office:value-type="string">
            <text:p>60+iso</text:p>
          </table:table-cell>
          <table:table-cell office:value-type="float" office:value="0.324154989277085">
            <text:p>0.3242</text:p>
          </table:table-cell>
          <table:table-cell office:value-type="float" office:value="0.38531969713601">
            <text:p>0.3853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80">
            <text:p>80</text:p>
          </table:table-cell>
          <table:table-cell office:value-type="string">
            <text:p>80+iso</text:p>
          </table:table-cell>
          <table:table-cell office:value-type="float" office:value="0.326023825036475">
            <text:p>0.3260</text:p>
          </table:table-cell>
          <table:table-cell office:value-type="float" office:value="0.385088207986325">
            <text:p>0.3851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00">
            <text:p>100</text:p>
          </table:table-cell>
          <table:table-cell office:value-type="string">
            <text:p>100+iso</text:p>
          </table:table-cell>
          <table:table-cell office:value-type="float" office:value="0.326564442804825">
            <text:p>0.3266</text:p>
          </table:table-cell>
          <table:table-cell office:value-type="float" office:value="0.38495800910917">
            <text:p>0.3850</text:p>
          </table:table-cell>
          <table:table-cell/>
        </table:table-row>
      </table:table>
      <table:data-pilot-tables>
        <table:data-pilot-table table:name="DataPilot1" table:application-data="" table:target-range-address="DataPilot_Sheet1_1.A1:DataPilot_Sheet1_1.D25" table:buttons="DataPilot_Sheet1_1.A1 DataPilot_Sheet1_1.A3 DataPilot_Sheet1_1.B3 DataPilot_Sheet1_1.C3">
          <table:source-cell-range table:cell-range-address="Sheet1.A1:Sheet1.F2001"/>
          <table:data-pilot-field table:source-field-name="iso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nr" table:orientation="row" table:used-hierarchy="0" table:function="auto">
            <table:data-pilot-level table:show-empty="false">
              <table:data-pilot-members>
                <table:data-pilot-member table:name="20" table:display="true" table:show-details="true"/>
                <table:data-pilot-member table:name="40" table:display="true" table:show-details="true"/>
                <table:data-pilot-member table:name="60" table:display="true" table:show-details="true"/>
                <table:data-pilot-member table:name="8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pa" table:orientation="data" table:used-hierarchy="0" table:function="average">
            <table:data-pilot-level table:show-empty="false">
              <table:data-pilot-members>
                <table:data-pilot-member table:name="0.2028" table:display="true" table:show-details="true"/>
                <table:data-pilot-member table:name="0.2071" table:display="true" table:show-details="true"/>
                <table:data-pilot-member table:name="0.2300" table:display="true" table:show-details="true"/>
                <table:data-pilot-member table:name="0.2392" table:display="true" table:show-details="true"/>
                <table:data-pilot-member table:name="0.2443" table:display="true" table:show-details="true"/>
                <table:data-pilot-member table:name="0.2477" table:display="true" table:show-details="true"/>
                <table:data-pilot-member table:name="0.2478" table:display="true" table:show-details="true"/>
                <table:data-pilot-member table:name="0.2488" table:display="true" table:show-details="true"/>
                <table:data-pilot-member table:name="0.2513" table:display="true" table:show-details="true"/>
                <table:data-pilot-member table:name="0.2539" table:display="true" table:show-details="true"/>
                <table:data-pilot-member table:name="0.2561" table:display="true" table:show-details="true"/>
                <table:data-pilot-member table:name="0.2570" table:display="true" table:show-details="true"/>
                <table:data-pilot-member table:name="0.2583" table:display="true" table:show-details="true"/>
                <table:data-pilot-member table:name="0.2591" table:display="true" table:show-details="true"/>
                <table:data-pilot-member table:name="0.2599" table:display="true" table:show-details="true"/>
                <table:data-pilot-member table:name="0.2612" table:display="true" table:show-details="true"/>
                <table:data-pilot-member table:name="0.2614" table:display="true" table:show-details="true"/>
                <table:data-pilot-member table:name="0.2623" table:display="true" table:show-details="true"/>
                <table:data-pilot-member table:name="0.2629" table:display="true" table:show-details="true"/>
                <table:data-pilot-member table:name="0.2634" table:display="true" table:show-details="true"/>
                <table:data-pilot-member table:name="0.2635" table:display="true" table:show-details="true"/>
                <table:data-pilot-member table:name="0.2641" table:display="true" table:show-details="true"/>
                <table:data-pilot-member table:name="0.2659" table:display="true" table:show-details="true"/>
                <table:data-pilot-member table:name="0.2663" table:display="true" table:show-details="true"/>
                <table:data-pilot-member table:name="0.2665" table:display="true" table:show-details="true"/>
                <table:data-pilot-member table:name="0.2679" table:display="true" table:show-details="true"/>
                <table:data-pilot-member table:name="0.2688" table:display="true" table:show-details="true"/>
                <table:data-pilot-member table:name="0.2711" table:display="true" table:show-details="true"/>
                <table:data-pilot-member table:name="0.2733" table:display="true" table:show-details="true"/>
                <table:data-pilot-member table:name="0.2737" table:display="true" table:show-details="true"/>
                <table:data-pilot-member table:name="0.2738" table:display="true" table:show-details="true"/>
                <table:data-pilot-member table:name="0.2743" table:display="true" table:show-details="true"/>
                <table:data-pilot-member table:name="0.2747" table:display="true" table:show-details="true"/>
                <table:data-pilot-member table:name="0.2752" table:display="true" table:show-details="true"/>
                <table:data-pilot-member table:name="0.2756" table:display="true" table:show-details="true"/>
                <table:data-pilot-member table:name="0.2757" table:display="true" table:show-details="true"/>
                <table:data-pilot-member table:name="0.2762" table:display="true" table:show-details="true"/>
                <table:data-pilot-member table:name="0.2768" table:display="true" table:show-details="true"/>
                <table:data-pilot-member table:name="0.2774" table:display="true" table:show-details="true"/>
                <table:data-pilot-member table:name="0.2775" table:display="true" table:show-details="true"/>
                <table:data-pilot-member table:name="0.2776" table:display="true" table:show-details="true"/>
                <table:data-pilot-member table:name="0.2778" table:display="true" table:show-details="true"/>
                <table:data-pilot-member table:name="0.2786" table:display="true" table:show-details="true"/>
                <table:data-pilot-member table:name="0.2789" table:display="true" table:show-details="true"/>
                <table:data-pilot-member table:name="0.2794" table:display="true" table:show-details="true"/>
                <table:data-pilot-member table:name="0.2796" table:display="true" table:show-details="true"/>
                <table:data-pilot-member table:name="0.2807" table:display="true" table:show-details="true"/>
                <table:data-pilot-member table:name="0.2812" table:display="true" table:show-details="true"/>
                <table:data-pilot-member table:name="0.2813" table:display="true" table:show-details="true"/>
                <table:data-pilot-member table:name="0.2814" table:display="true" table:show-details="true"/>
                <table:data-pilot-member table:name="0.2815" table:display="true" table:show-details="true"/>
                <table:data-pilot-member table:name="0.2818" table:display="true" table:show-details="true"/>
                <table:data-pilot-member table:name="0.2822" table:display="true" table:show-details="true"/>
                <table:data-pilot-member table:name="0.2824" table:display="true" table:show-details="true"/>
                <table:data-pilot-member table:name="0.2826" table:display="true" table:show-details="true"/>
                <table:data-pilot-member table:name="0.2842" table:display="true" table:show-details="true"/>
                <table:data-pilot-member table:name="0.2845" table:display="true" table:show-details="true"/>
                <table:data-pilot-member table:name="0.2853" table:display="true" table:show-details="true"/>
                <table:data-pilot-member table:name="0.2856" table:display="true" table:show-details="true"/>
                <table:data-pilot-member table:name="0.2859" table:display="true" table:show-details="true"/>
                <table:data-pilot-member table:name="0.2864" table:display="true" table:show-details="true"/>
                <table:data-pilot-member table:name="0.2866" table:display="true" table:show-details="true"/>
                <table:data-pilot-member table:name="0.2867" table:display="true" table:show-details="true"/>
                <table:data-pilot-member table:name="0.2873" table:display="true" table:show-details="true"/>
                <table:data-pilot-member table:name="0.2881" table:display="true" table:show-details="true"/>
                <table:data-pilot-member table:name="0.2883" table:display="true" table:show-details="true"/>
                <table:data-pilot-member table:name="0.2884" table:display="true" table:show-details="true"/>
                <table:data-pilot-member table:name="0.2887" table:display="true" table:show-details="true"/>
                <table:data-pilot-member table:name="0.2889" table:display="true" table:show-details="true"/>
                <table:data-pilot-member table:name="0.2892" table:display="true" table:show-details="true"/>
                <table:data-pilot-member table:name="0.2900" table:display="true" table:show-details="true"/>
                <table:data-pilot-member table:name="0.2903" table:display="true" table:show-details="true"/>
                <table:data-pilot-member table:name="0.2905" table:display="true" table:show-details="true"/>
                <table:data-pilot-member table:name="0.2906" table:display="true" table:show-details="true"/>
                <table:data-pilot-member table:name="0.2908" table:display="true" table:show-details="true"/>
                <table:data-pilot-member table:name="0.2909" table:display="true" table:show-details="true"/>
                <table:data-pilot-member table:name="0.2910" table:display="true" table:show-details="true"/>
                <table:data-pilot-member table:name="0.2911" table:display="true" table:show-details="true"/>
                <table:data-pilot-member table:name="0.2913" table:display="true" table:show-details="true"/>
                <table:data-pilot-member table:name="0.2914" table:display="true" table:show-details="true"/>
                <table:data-pilot-member table:name="0.2915" table:display="true" table:show-details="true"/>
                <table:data-pilot-member table:name="0.2920" table:display="true" table:show-details="true"/>
                <table:data-pilot-member table:name="0.2921" table:display="true" table:show-details="true"/>
                <table:data-pilot-member table:name="0.2923" table:display="true" table:show-details="true"/>
                <table:data-pilot-member table:name="0.2925" table:display="true" table:show-details="true"/>
                <table:data-pilot-member table:name="0.2929" table:display="true" table:show-details="true"/>
                <table:data-pilot-member table:name="0.2931" table:display="true" table:show-details="true"/>
                <table:data-pilot-member table:name="0.2933" table:display="true" table:show-details="true"/>
                <table:data-pilot-member table:name="0.2944" table:display="true" table:show-details="true"/>
                <table:data-pilot-member table:name="0.2945" table:display="true" table:show-details="true"/>
                <table:data-pilot-member table:name="0.2946" table:display="true" table:show-details="true"/>
                <table:data-pilot-member table:name="0.2952" table:display="true" table:show-details="true"/>
                <table:data-pilot-member table:name="0.2957" table:display="true" table:show-details="true"/>
                <table:data-pilot-member table:name="0.2958" table:display="true" table:show-details="true"/>
                <table:data-pilot-member table:name="0.2960" table:display="true" table:show-details="true"/>
                <table:data-pilot-member table:name="0.2963" table:display="true" table:show-details="true"/>
                <table:data-pilot-member table:name="0.2965" table:display="true" table:show-details="true"/>
                <table:data-pilot-member table:name="0.2970" table:display="true" table:show-details="true"/>
                <table:data-pilot-member table:name="0.2971" table:display="true" table:show-details="true"/>
                <table:data-pilot-member table:name="0.2972" table:display="true" table:show-details="true"/>
                <table:data-pilot-member table:name="0.2979" table:display="true" table:show-details="true"/>
                <table:data-pilot-member table:name="0.2984" table:display="true" table:show-details="true"/>
                <table:data-pilot-member table:name="0.2985" table:display="true" table:show-details="true"/>
                <table:data-pilot-member table:name="0.2986" table:display="true" table:show-details="true"/>
                <table:data-pilot-member table:name="0.2991" table:display="true" table:show-details="true"/>
                <table:data-pilot-member table:name="0.2994" table:display="true" table:show-details="true"/>
                <table:data-pilot-member table:name="0.2999" table:display="true" table:show-details="true"/>
                <table:data-pilot-member table:name="0.3001" table:display="true" table:show-details="true"/>
                <table:data-pilot-member table:name="0.3002" table:display="true" table:show-details="true"/>
                <table:data-pilot-member table:name="0.3003" table:display="true" table:show-details="true"/>
                <table:data-pilot-member table:name="0.3006" table:display="true" table:show-details="true"/>
                <table:data-pilot-member table:name="0.3007" table:display="true" table:show-details="true"/>
                <table:data-pilot-member table:name="0.3008" table:display="true" table:show-details="true"/>
                <table:data-pilot-member table:name="0.3011" table:display="true" table:show-details="true"/>
                <table:data-pilot-member table:name="0.3012" table:display="true" table:show-details="true"/>
                <table:data-pilot-member table:name="0.3014" table:display="true" table:show-details="true"/>
                <table:data-pilot-member table:name="0.3016" table:display="true" table:show-details="true"/>
                <table:data-pilot-member table:name="0.3017" table:display="true" table:show-details="true"/>
                <table:data-pilot-member table:name="0.3018" table:display="true" table:show-details="true"/>
                <table:data-pilot-member table:name="0.3019" table:display="true" table:show-details="true"/>
                <table:data-pilot-member table:name="0.3020" table:display="true" table:show-details="true"/>
                <table:data-pilot-member table:name="0.3021" table:display="true" table:show-details="true"/>
                <table:data-pilot-member table:name="0.3022" table:display="true" table:show-details="true"/>
                <table:data-pilot-member table:name="0.3024" table:display="true" table:show-details="true"/>
                <table:data-pilot-member table:name="0.3026" table:display="true" table:show-details="true"/>
                <table:data-pilot-member table:name="0.3028" table:display="true" table:show-details="true"/>
                <table:data-pilot-member table:name="0.3029" table:display="true" table:show-details="true"/>
                <table:data-pilot-member table:name="0.3030" table:display="true" table:show-details="true"/>
                <table:data-pilot-member table:name="0.3031" table:display="true" table:show-details="true"/>
                <table:data-pilot-member table:name="0.3034" table:display="true" table:show-details="true"/>
                <table:data-pilot-member table:name="0.3035" table:display="true" table:show-details="true"/>
                <table:data-pilot-member table:name="0.3036" table:display="true" table:show-details="true"/>
                <table:data-pilot-member table:name="0.3038" table:display="true" table:show-details="true"/>
                <table:data-pilot-member table:name="0.3039" table:display="true" table:show-details="true"/>
                <table:data-pilot-member table:name="0.3040" table:display="true" table:show-details="true"/>
                <table:data-pilot-member table:name="0.3043" table:display="true" table:show-details="true"/>
                <table:data-pilot-member table:name="0.3044" table:display="true" table:show-details="true"/>
                <table:data-pilot-member table:name="0.3046" table:display="true" table:show-details="true"/>
                <table:data-pilot-member table:name="0.3049" table:display="true" table:show-details="true"/>
                <table:data-pilot-member table:name="0.3050" table:display="true" table:show-details="true"/>
                <table:data-pilot-member table:name="0.3052" table:display="true" table:show-details="true"/>
                <table:data-pilot-member table:name="0.3053" table:display="true" table:show-details="true"/>
                <table:data-pilot-member table:name="0.3054" table:display="true" table:show-details="true"/>
                <table:data-pilot-member table:name="0.3055" table:display="true" table:show-details="true"/>
                <table:data-pilot-member table:name="0.3056" table:display="true" table:show-details="true"/>
                <table:data-pilot-member table:name="0.3058" table:display="true" table:show-details="true"/>
                <table:data-pilot-member table:name="0.3060" table:display="true" table:show-details="true"/>
                <table:data-pilot-member table:name="0.3063" table:display="true" table:show-details="true"/>
                <table:data-pilot-member table:name="0.3064" table:display="true" table:show-details="true"/>
                <table:data-pilot-member table:name="0.3065" table:display="true" table:show-details="true"/>
                <table:data-pilot-member table:name="0.3066" table:display="true" table:show-details="true"/>
                <table:data-pilot-member table:name="0.3067" table:display="true" table:show-details="true"/>
                <table:data-pilot-member table:name="0.3069" table:display="true" table:show-details="true"/>
                <table:data-pilot-member table:name="0.3070" table:display="true" table:show-details="true"/>
                <table:data-pilot-member table:name="0.3071" table:display="true" table:show-details="true"/>
                <table:data-pilot-member table:name="0.3072" table:display="true" table:show-details="true"/>
                <table:data-pilot-member table:name="0.3074" table:display="true" table:show-details="true"/>
                <table:data-pilot-member table:name="0.3075" table:display="true" table:show-details="true"/>
                <table:data-pilot-member table:name="0.3076" table:display="true" table:show-details="true"/>
                <table:data-pilot-member table:name="0.3077" table:display="true" table:show-details="true"/>
                <table:data-pilot-member table:name="0.3078" table:display="true" table:show-details="true"/>
                <table:data-pilot-member table:name="0.3079" table:display="true" table:show-details="true"/>
                <table:data-pilot-member table:name="0.3080" table:display="true" table:show-details="true"/>
                <table:data-pilot-member table:name="0.3081" table:display="true" table:show-details="true"/>
                <table:data-pilot-member table:name="0.3082" table:display="true" table:show-details="true"/>
                <table:data-pilot-member table:name="0.3084" table:display="true" table:show-details="true"/>
                <table:data-pilot-member table:name="0.3085" table:display="true" table:show-details="true"/>
                <table:data-pilot-member table:name="0.3086" table:display="true" table:show-details="true"/>
                <table:data-pilot-member table:name="0.3087" table:display="true" table:show-details="true"/>
                <table:data-pilot-member table:name="0.3088" table:display="true" table:show-details="true"/>
                <table:data-pilot-member table:name="0.3089" table:display="true" table:show-details="true"/>
                <table:data-pilot-member table:name="0.3090" table:display="true" table:show-details="true"/>
                <table:data-pilot-member table:name="0.3091" table:display="true" table:show-details="true"/>
                <table:data-pilot-member table:name="0.3092" table:display="true" table:show-details="true"/>
                <table:data-pilot-member table:name="0.3093" table:display="true" table:show-details="true"/>
                <table:data-pilot-member table:name="0.3094" table:display="true" table:show-details="true"/>
                <table:data-pilot-member table:name="0.3095" table:display="true" table:show-details="true"/>
                <table:data-pilot-member table:name="0.3096" table:display="true" table:show-details="true"/>
                <table:data-pilot-member table:name="0.3097" table:display="true" table:show-details="true"/>
                <table:data-pilot-member table:name="0.3098" table:display="true" table:show-details="true"/>
                <table:data-pilot-member table:name="0.3102" table:display="true" table:show-details="true"/>
                <table:data-pilot-member table:name="0.3104" table:display="true" table:show-details="true"/>
                <table:data-pilot-member table:name="0.3106" table:display="true" table:show-details="true"/>
                <table:data-pilot-member table:name="0.3107" table:display="true" table:show-details="true"/>
                <table:data-pilot-member table:name="0.3108" table:display="true" table:show-details="true"/>
                <table:data-pilot-member table:name="0.3109" table:display="true" table:show-details="true"/>
                <table:data-pilot-member table:name="0.3111" table:display="true" table:show-details="true"/>
                <table:data-pilot-member table:name="0.3112" table:display="true" table:show-details="true"/>
                <table:data-pilot-member table:name="0.3113" table:display="true" table:show-details="true"/>
                <table:data-pilot-member table:name="0.3114" table:display="true" table:show-details="true"/>
                <table:data-pilot-member table:name="0.3115" table:display="true" table:show-details="true"/>
                <table:data-pilot-member table:name="0.3116" table:display="true" table:show-details="true"/>
                <table:data-pilot-member table:name="0.3117" table:display="true" table:show-details="true"/>
                <table:data-pilot-member table:name="0.3118" table:display="true" table:show-details="true"/>
                <table:data-pilot-member table:name="0.3120" table:display="true" table:show-details="true"/>
                <table:data-pilot-member table:name="0.3121" table:display="true" table:show-details="true"/>
                <table:data-pilot-member table:name="0.3122" table:display="true" table:show-details="true"/>
                <table:data-pilot-member table:name="0.3123" table:display="true" table:show-details="true"/>
                <table:data-pilot-member table:name="0.3124" table:display="true" table:show-details="true"/>
                <table:data-pilot-member table:name="0.3125" table:display="true" table:show-details="true"/>
                <table:data-pilot-member table:name="0.3126" table:display="true" table:show-details="true"/>
                <table:data-pilot-member table:name="0.3127" table:display="true" table:show-details="true"/>
                <table:data-pilot-member table:name="0.3128" table:display="true" table:show-details="true"/>
                <table:data-pilot-member table:name="0.3129" table:display="true" table:show-details="true"/>
                <table:data-pilot-member table:name="0.3130" table:display="true" table:show-details="true"/>
                <table:data-pilot-member table:name="0.3132" table:display="true" table:show-details="true"/>
                <table:data-pilot-member table:name="0.3133" table:display="true" table:show-details="true"/>
                <table:data-pilot-member table:name="0.3134" table:display="true" table:show-details="true"/>
                <table:data-pilot-member table:name="0.3135" table:display="true" table:show-details="true"/>
                <table:data-pilot-member table:name="0.3136" table:display="true" table:show-details="true"/>
                <table:data-pilot-member table:name="0.3137" table:display="true" table:show-details="true"/>
                <table:data-pilot-member table:name="0.3138" table:display="true" table:show-details="true"/>
                <table:data-pilot-member table:name="0.3139" table:display="true" table:show-details="true"/>
                <table:data-pilot-member table:name="0.3140" table:display="true" table:show-details="true"/>
                <table:data-pilot-member table:name="0.3141" table:display="true" table:show-details="true"/>
                <table:data-pilot-member table:name="0.3142" table:display="true" table:show-details="true"/>
                <table:data-pilot-member table:name="0.3143" table:display="true" table:show-details="true"/>
                <table:data-pilot-member table:name="0.3144" table:display="true" table:show-details="true"/>
                <table:data-pilot-member table:name="0.3145" table:display="true" table:show-details="true"/>
                <table:data-pilot-member table:name="0.3146" table:display="true" table:show-details="true"/>
                <table:data-pilot-member table:name="0.3147" table:display="true" table:show-details="true"/>
                <table:data-pilot-member table:name="0.3148" table:display="true" table:show-details="true"/>
                <table:data-pilot-member table:name="0.3149" table:display="true" table:show-details="true"/>
                <table:data-pilot-member table:name="0.3151" table:display="true" table:show-details="true"/>
                <table:data-pilot-member table:name="0.3152" table:display="true" table:show-details="true"/>
                <table:data-pilot-member table:name="0.3153" table:display="true" table:show-details="true"/>
                <table:data-pilot-member table:name="0.3156" table:display="true" table:show-details="true"/>
                <table:data-pilot-member table:name="0.3157" table:display="true" table:show-details="true"/>
                <table:data-pilot-member table:name="0.3158" table:display="true" table:show-details="true"/>
                <table:data-pilot-member table:name="0.3159" table:display="true" table:show-details="true"/>
                <table:data-pilot-member table:name="0.3160" table:display="true" table:show-details="true"/>
                <table:data-pilot-member table:name="0.3161" table:display="true" table:show-details="true"/>
                <table:data-pilot-member table:name="0.3162" table:display="true" table:show-details="true"/>
                <table:data-pilot-member table:name="0.3163" table:display="true" table:show-details="true"/>
                <table:data-pilot-member table:name="0.3164" table:display="true" table:show-details="true"/>
                <table:data-pilot-member table:name="0.3165" table:display="true" table:show-details="true"/>
                <table:data-pilot-member table:name="0.3166" table:display="true" table:show-details="true"/>
                <table:data-pilot-member table:name="0.3167" table:display="true" table:show-details="true"/>
                <table:data-pilot-member table:name="0.3168" table:display="true" table:show-details="true"/>
                <table:data-pilot-member table:name="0.3169" table:display="true" table:show-details="true"/>
                <table:data-pilot-member table:name="0.3170" table:display="true" table:show-details="true"/>
                <table:data-pilot-member table:name="0.3171" table:display="true" table:show-details="true"/>
                <table:data-pilot-member table:name="0.3172" table:display="true" table:show-details="true"/>
                <table:data-pilot-member table:name="0.3173" table:display="true" table:show-details="true"/>
                <table:data-pilot-member table:name="0.3174" table:display="true" table:show-details="true"/>
                <table:data-pilot-member table:name="0.3175" table:display="true" table:show-details="true"/>
                <table:data-pilot-member table:name="0.3176" table:display="true" table:show-details="true"/>
                <table:data-pilot-member table:name="0.3177" table:display="true" table:show-details="true"/>
                <table:data-pilot-member table:name="0.3178" table:display="true" table:show-details="true"/>
                <table:data-pilot-member table:name="0.3179" table:display="true" table:show-details="true"/>
                <table:data-pilot-member table:name="0.3180" table:display="true" table:show-details="true"/>
                <table:data-pilot-member table:name="0.3181" table:display="true" table:show-details="true"/>
                <table:data-pilot-member table:name="0.3182" table:display="true" table:show-details="true"/>
                <table:data-pilot-member table:name="0.3183" table:display="true" table:show-details="true"/>
                <table:data-pilot-member table:name="0.3184" table:display="true" table:show-details="true"/>
                <table:data-pilot-member table:name="0.3185" table:display="true" table:show-details="true"/>
                <table:data-pilot-member table:name="0.3186" table:display="true" table:show-details="true"/>
                <table:data-pilot-member table:name="0.3187" table:display="true" table:show-details="true"/>
                <table:data-pilot-member table:name="0.3188" table:display="true" table:show-details="true"/>
                <table:data-pilot-member table:name="0.3189" table:display="true" table:show-details="true"/>
                <table:data-pilot-member table:name="0.3190" table:display="true" table:show-details="true"/>
                <table:data-pilot-member table:name="0.3191" table:display="true" table:show-details="true"/>
                <table:data-pilot-member table:name="0.3192" table:display="true" table:show-details="true"/>
                <table:data-pilot-member table:name="0.3193" table:display="true" table:show-details="true"/>
                <table:data-pilot-member table:name="0.3194" table:display="true" table:show-details="true"/>
                <table:data-pilot-member table:name="0.3195" table:display="true" table:show-details="true"/>
                <table:data-pilot-member table:name="0.3196" table:display="true" table:show-details="true"/>
                <table:data-pilot-member table:name="0.3197" table:display="true" table:show-details="true"/>
                <table:data-pilot-member table:name="0.3198" table:display="true" table:show-details="true"/>
                <table:data-pilot-member table:name="0.3199" table:display="true" table:show-details="true"/>
                <table:data-pilot-member table:name="0.3200" table:display="true" table:show-details="true"/>
                <table:data-pilot-member table:name="0.3201" table:display="true" table:show-details="true"/>
                <table:data-pilot-member table:name="0.3202" table:display="true" table:show-details="true"/>
                <table:data-pilot-member table:name="0.3203" table:display="true" table:show-details="true"/>
                <table:data-pilot-member table:name="0.3204" table:display="true" table:show-details="true"/>
                <table:data-pilot-member table:name="0.3205" table:display="true" table:show-details="true"/>
                <table:data-pilot-member table:name="0.3207" table:display="true" table:show-details="true"/>
                <table:data-pilot-member table:name="0.3208" table:display="true" table:show-details="true"/>
                <table:data-pilot-member table:name="0.3209" table:display="true" table:show-details="true"/>
                <table:data-pilot-member table:name="0.3210" table:display="true" table:show-details="true"/>
                <table:data-pilot-member table:name="0.3211" table:display="true" table:show-details="true"/>
                <table:data-pilot-member table:name="0.3212" table:display="true" table:show-details="true"/>
                <table:data-pilot-member table:name="0.3213" table:display="true" table:show-details="true"/>
                <table:data-pilot-member table:name="0.3214" table:display="true" table:show-details="true"/>
                <table:data-pilot-member table:name="0.3215" table:display="true" table:show-details="true"/>
                <table:data-pilot-member table:name="0.3216" table:display="true" table:show-details="true"/>
                <table:data-pilot-member table:name="0.3217" table:display="true" table:show-details="true"/>
                <table:data-pilot-member table:name="0.3218" table:display="true" table:show-details="true"/>
                <table:data-pilot-member table:name="0.3219" table:display="true" table:show-details="true"/>
                <table:data-pilot-member table:name="0.3220" table:display="true" table:show-details="true"/>
                <table:data-pilot-member table:name="0.3221" table:display="true" table:show-details="true"/>
                <table:data-pilot-member table:name="0.3222" table:display="true" table:show-details="true"/>
                <table:data-pilot-member table:name="0.3223" table:display="true" table:show-details="true"/>
                <table:data-pilot-member table:name="0.3225" table:display="true" table:show-details="true"/>
                <table:data-pilot-member table:name="0.3227" table:display="true" table:show-details="true"/>
                <table:data-pilot-member table:name="0.3228" table:display="true" table:show-details="true"/>
                <table:data-pilot-member table:name="0.3229" table:display="true" table:show-details="true"/>
                <table:data-pilot-member table:name="0.3230" table:display="true" table:show-details="true"/>
                <table:data-pilot-member table:name="0.3231" table:display="true" table:show-details="true"/>
                <table:data-pilot-member table:name="0.3232" table:display="true" table:show-details="true"/>
                <table:data-pilot-member table:name="0.3233" table:display="true" table:show-details="true"/>
                <table:data-pilot-member table:name="0.3234" table:display="true" table:show-details="true"/>
                <table:data-pilot-member table:name="0.3235" table:display="true" table:show-details="true"/>
                <table:data-pilot-member table:name="0.3236" table:display="true" table:show-details="true"/>
                <table:data-pilot-member table:name="0.3237" table:display="true" table:show-details="true"/>
                <table:data-pilot-member table:name="0.3238" table:display="true" table:show-details="true"/>
                <table:data-pilot-member table:name="0.3239" table:display="true" table:show-details="true"/>
                <table:data-pilot-member table:name="0.3240" table:display="true" table:show-details="true"/>
                <table:data-pilot-member table:name="0.3241" table:display="true" table:show-details="true"/>
                <table:data-pilot-member table:name="0.3242" table:display="true" table:show-details="true"/>
                <table:data-pilot-member table:name="0.3243" table:display="true" table:show-details="true"/>
                <table:data-pilot-member table:name="0.3244" table:display="true" table:show-details="true"/>
                <table:data-pilot-member table:name="0.3245" table:display="true" table:show-details="true"/>
                <table:data-pilot-member table:name="0.3246" table:display="true" table:show-details="true"/>
                <table:data-pilot-member table:name="0.3247" table:display="true" table:show-details="true"/>
                <table:data-pilot-member table:name="0.3248" table:display="true" table:show-details="true"/>
                <table:data-pilot-member table:name="0.3249" table:display="true" table:show-details="true"/>
                <table:data-pilot-member table:name="0.3250" table:display="true" table:show-details="true"/>
                <table:data-pilot-member table:name="0.3251" table:display="true" table:show-details="true"/>
                <table:data-pilot-member table:name="0.3252" table:display="true" table:show-details="true"/>
                <table:data-pilot-member table:name="0.3253" table:display="true" table:show-details="true"/>
                <table:data-pilot-member table:name="0.3254" table:display="true" table:show-details="true"/>
                <table:data-pilot-member table:name="0.3255" table:display="true" table:show-details="true"/>
                <table:data-pilot-member table:name="0.3256" table:display="true" table:show-details="true"/>
                <table:data-pilot-member table:name="0.3257" table:display="true" table:show-details="true"/>
                <table:data-pilot-member table:name="0.3258" table:display="true" table:show-details="true"/>
                <table:data-pilot-member table:name="0.3259" table:display="true" table:show-details="true"/>
                <table:data-pilot-member table:name="0.3260" table:display="true" table:show-details="true"/>
                <table:data-pilot-member table:name="0.3261" table:display="true" table:show-details="true"/>
                <table:data-pilot-member table:name="0.3262" table:display="true" table:show-details="true"/>
                <table:data-pilot-member table:name="0.3263" table:display="true" table:show-details="true"/>
                <table:data-pilot-member table:name="0.3264" table:display="true" table:show-details="true"/>
                <table:data-pilot-member table:name="0.3265" table:display="true" table:show-details="true"/>
                <table:data-pilot-member table:name="0.3266" table:display="true" table:show-details="true"/>
                <table:data-pilot-member table:name="0.3267" table:display="true" table:show-details="true"/>
                <table:data-pilot-member table:name="0.3268" table:display="true" table:show-details="true"/>
                <table:data-pilot-member table:name="0.3269" table:display="true" table:show-details="true"/>
                <table:data-pilot-member table:name="0.3270" table:display="true" table:show-details="true"/>
                <table:data-pilot-member table:name="0.3271" table:display="true" table:show-details="true"/>
                <table:data-pilot-member table:name="0.3272" table:display="true" table:show-details="true"/>
                <table:data-pilot-member table:name="0.3273" table:display="true" table:show-details="true"/>
                <table:data-pilot-member table:name="0.3274" table:display="true" table:show-details="true"/>
                <table:data-pilot-member table:name="0.3275" table:display="true" table:show-details="true"/>
                <table:data-pilot-member table:name="0.3276" table:display="true" table:show-details="true"/>
                <table:data-pilot-member table:name="0.3277" table:display="true" table:show-details="true"/>
                <table:data-pilot-member table:name="0.3278" table:display="true" table:show-details="true"/>
                <table:data-pilot-member table:name="0.3279" table:display="true" table:show-details="true"/>
                <table:data-pilot-member table:name="0.3280" table:display="true" table:show-details="true"/>
                <table:data-pilot-member table:name="0.3281" table:display="true" table:show-details="true"/>
                <table:data-pilot-member table:name="0.3282" table:display="true" table:show-details="true"/>
                <table:data-pilot-member table:name="0.3283" table:display="true" table:show-details="true"/>
                <table:data-pilot-member table:name="0.3284" table:display="true" table:show-details="true"/>
                <table:data-pilot-member table:name="0.3285" table:display="true" table:show-details="true"/>
                <table:data-pilot-member table:name="0.3286" table:display="true" table:show-details="true"/>
                <table:data-pilot-member table:name="0.3287" table:display="true" table:show-details="true"/>
                <table:data-pilot-member table:name="0.3288" table:display="true" table:show-details="true"/>
                <table:data-pilot-member table:name="0.3289" table:display="true" table:show-details="true"/>
                <table:data-pilot-member table:name="0.3290" table:display="true" table:show-details="true"/>
                <table:data-pilot-member table:name="0.3291" table:display="true" table:show-details="true"/>
                <table:data-pilot-member table:name="0.3292" table:display="true" table:show-details="true"/>
                <table:data-pilot-member table:name="0.3293" table:display="true" table:show-details="true"/>
                <table:data-pilot-member table:name="0.3294" table:display="true" table:show-details="true"/>
                <table:data-pilot-member table:name="0.3295" table:display="true" table:show-details="true"/>
                <table:data-pilot-member table:name="0.3296" table:display="true" table:show-details="true"/>
                <table:data-pilot-member table:name="0.3297" table:display="true" table:show-details="true"/>
                <table:data-pilot-member table:name="0.3298" table:display="true" table:show-details="true"/>
                <table:data-pilot-member table:name="0.3299" table:display="true" table:show-details="true"/>
                <table:data-pilot-member table:name="0.3300" table:display="true" table:show-details="true"/>
                <table:data-pilot-member table:name="0.3301" table:display="true" table:show-details="true"/>
                <table:data-pilot-member table:name="0.3302" table:display="true" table:show-details="true"/>
                <table:data-pilot-member table:name="0.3303" table:display="true" table:show-details="true"/>
                <table:data-pilot-member table:name="0.3305" table:display="true" table:show-details="true"/>
                <table:data-pilot-member table:name="0.3306" table:display="true" table:show-details="true"/>
                <table:data-pilot-member table:name="0.3307" table:display="true" table:show-details="true"/>
                <table:data-pilot-member table:name="0.3308" table:display="true" table:show-details="true"/>
                <table:data-pilot-member table:name="0.3310" table:display="true" table:show-details="true"/>
                <table:data-pilot-member table:name="0.3311" table:display="true" table:show-details="true"/>
                <table:data-pilot-member table:name="0.3312" table:display="true" table:show-details="true"/>
                <table:data-pilot-member table:name="0.3313" table:display="true" table:show-details="true"/>
                <table:data-pilot-member table:name="0.3314" table:display="true" table:show-details="true"/>
                <table:data-pilot-member table:name="0.3315" table:display="true" table:show-details="true"/>
                <table:data-pilot-member table:name="0.3316" table:display="true" table:show-details="true"/>
                <table:data-pilot-member table:name="0.3317" table:display="true" table:show-details="true"/>
                <table:data-pilot-member table:name="0.3319" table:display="true" table:show-details="true"/>
                <table:data-pilot-member table:name="0.3321" table:display="true" table:show-details="true"/>
                <table:data-pilot-member table:name="0.3322" table:display="true" table:show-details="true"/>
                <table:data-pilot-member table:name="0.3323" table:display="true" table:show-details="true"/>
                <table:data-pilot-member table:name="0.3324" table:display="true" table:show-details="true"/>
                <table:data-pilot-member table:name="0.3325" table:display="true" table:show-details="true"/>
                <table:data-pilot-member table:name="0.3326" table:display="true" table:show-details="true"/>
                <table:data-pilot-member table:name="0.3327" table:display="true" table:show-details="true"/>
                <table:data-pilot-member table:name="0.3328" table:display="true" table:show-details="true"/>
                <table:data-pilot-member table:name="0.3329" table:display="true" table:show-details="true"/>
                <table:data-pilot-member table:name="0.3330" table:display="true" table:show-details="true"/>
                <table:data-pilot-member table:name="0.3331" table:display="true" table:show-details="true"/>
                <table:data-pilot-member table:name="0.3333" table:display="true" table:show-details="true"/>
                <table:data-pilot-member table:name="0.3334" table:display="true" table:show-details="true"/>
                <table:data-pilot-member table:name="0.3335" table:display="true" table:show-details="true"/>
                <table:data-pilot-member table:name="0.3336" table:display="true" table:show-details="true"/>
                <table:data-pilot-member table:name="0.3337" table:display="true" table:show-details="true"/>
                <table:data-pilot-member table:name="0.3338" table:display="true" table:show-details="true"/>
                <table:data-pilot-member table:name="0.3339" table:display="true" table:show-details="true"/>
                <table:data-pilot-member table:name="0.3340" table:display="true" table:show-details="true"/>
                <table:data-pilot-member table:name="0.3341" table:display="true" table:show-details="true"/>
                <table:data-pilot-member table:name="0.3342" table:display="true" table:show-details="true"/>
                <table:data-pilot-member table:name="0.3343" table:display="true" table:show-details="true"/>
                <table:data-pilot-member table:name="0.3344" table:display="true" table:show-details="true"/>
                <table:data-pilot-member table:name="0.3345" table:display="true" table:show-details="true"/>
                <table:data-pilot-member table:name="0.3347" table:display="true" table:show-details="true"/>
                <table:data-pilot-member table:name="0.3348" table:display="true" table:show-details="true"/>
                <table:data-pilot-member table:name="0.3349" table:display="true" table:show-details="true"/>
                <table:data-pilot-member table:name="0.3350" table:display="true" table:show-details="true"/>
                <table:data-pilot-member table:name="0.3351" table:display="true" table:show-details="true"/>
                <table:data-pilot-member table:name="0.3352" table:display="true" table:show-details="true"/>
                <table:data-pilot-member table:name="0.3354" table:display="true" table:show-details="true"/>
                <table:data-pilot-member table:name="0.3355" table:display="true" table:show-details="true"/>
                <table:data-pilot-member table:name="0.3356" table:display="true" table:show-details="true"/>
                <table:data-pilot-member table:name="0.3357" table:display="true" table:show-details="true"/>
                <table:data-pilot-member table:name="0.3359" table:display="true" table:show-details="true"/>
                <table:data-pilot-member table:name="0.3360" table:display="true" table:show-details="true"/>
                <table:data-pilot-member table:name="0.3362" table:display="true" table:show-details="true"/>
                <table:data-pilot-member table:name="0.3363" table:display="true" table:show-details="true"/>
                <table:data-pilot-member table:name="0.3364" table:display="true" table:show-details="true"/>
                <table:data-pilot-member table:name="0.3365" table:display="true" table:show-details="true"/>
                <table:data-pilot-member table:name="0.3368" table:display="true" table:show-details="true"/>
                <table:data-pilot-member table:name="0.3369" table:display="true" table:show-details="true"/>
                <table:data-pilot-member table:name="0.3370" table:display="true" table:show-details="true"/>
                <table:data-pilot-member table:name="0.3371" table:display="true" table:show-details="true"/>
                <table:data-pilot-member table:name="0.3372" table:display="true" table:show-details="true"/>
                <table:data-pilot-member table:name="0.3375" table:display="true" table:show-details="true"/>
                <table:data-pilot-member table:name="0.3376" table:display="true" table:show-details="true"/>
                <table:data-pilot-member table:name="0.3380" table:display="true" table:show-details="true"/>
                <table:data-pilot-member table:name="0.3381" table:display="true" table:show-details="true"/>
                <table:data-pilot-member table:name="0.3383" table:display="true" table:show-details="true"/>
                <table:data-pilot-member table:name="0.3384" table:display="true" table:show-details="true"/>
                <table:data-pilot-member table:name="0.3386" table:display="true" table:show-details="true"/>
                <table:data-pilot-member table:name="0.3387" table:display="true" table:show-details="true"/>
                <table:data-pilot-member table:name="0.3389" table:display="true" table:show-details="true"/>
                <table:data-pilot-member table:name="0.3390" table:display="true" table:show-details="true"/>
                <table:data-pilot-member table:name="0.3391" table:display="true" table:show-details="true"/>
                <table:data-pilot-member table:name="0.3392" table:display="true" table:show-details="true"/>
                <table:data-pilot-member table:name="0.3393" table:display="true" table:show-details="true"/>
                <table:data-pilot-member table:name="0.3394" table:display="true" table:show-details="true"/>
                <table:data-pilot-member table:name="0.3395" table:display="true" table:show-details="true"/>
                <table:data-pilot-member table:name="0.3396" table:display="true" table:show-details="true"/>
                <table:data-pilot-member table:name="0.3397" table:display="true" table:show-details="true"/>
                <table:data-pilot-member table:name="0.3399" table:display="true" table:show-details="true"/>
                <table:data-pilot-member table:name="0.3400" table:display="true" table:show-details="true"/>
                <table:data-pilot-member table:name="0.3403" table:display="true" table:show-details="true"/>
                <table:data-pilot-member table:name="0.3404" table:display="true" table:show-details="true"/>
                <table:data-pilot-member table:name="0.3405" table:display="true" table:show-details="true"/>
                <table:data-pilot-member table:name="0.3406" table:display="true" table:show-details="true"/>
                <table:data-pilot-member table:name="0.3408" table:display="true" table:show-details="true"/>
                <table:data-pilot-member table:name="0.3412" table:display="true" table:show-details="true"/>
                <table:data-pilot-member table:name="0.3413" table:display="true" table:show-details="true"/>
                <table:data-pilot-member table:name="0.3414" table:display="true" table:show-details="true"/>
                <table:data-pilot-member table:name="0.3415" table:display="true" table:show-details="true"/>
                <table:data-pilot-member table:name="0.3416" table:display="true" table:show-details="true"/>
                <table:data-pilot-member table:name="0.3417" table:display="true" table:show-details="true"/>
                <table:data-pilot-member table:name="0.3419" table:display="true" table:show-details="true"/>
                <table:data-pilot-member table:name="0.3420" table:display="true" table:show-details="true"/>
                <table:data-pilot-member table:name="0.3421" table:display="true" table:show-details="true"/>
                <table:data-pilot-member table:name="0.3422" table:display="true" table:show-details="true"/>
                <table:data-pilot-member table:name="0.3423" table:display="true" table:show-details="true"/>
                <table:data-pilot-member table:name="0.3428" table:display="true" table:show-details="true"/>
                <table:data-pilot-member table:name="0.3430" table:display="true" table:show-details="true"/>
                <table:data-pilot-member table:name="0.3434" table:display="true" table:show-details="true"/>
                <table:data-pilot-member table:name="0.3435" table:display="true" table:show-details="true"/>
                <table:data-pilot-member table:name="0.3436" table:display="true" table:show-details="true"/>
                <table:data-pilot-member table:name="0.3437" table:display="true" table:show-details="true"/>
                <table:data-pilot-member table:name="0.3439" table:display="true" table:show-details="true"/>
                <table:data-pilot-member table:name="0.3440" table:display="true" table:show-details="true"/>
                <table:data-pilot-member table:name="0.3441" table:display="true" table:show-details="true"/>
                <table:data-pilot-member table:name="0.3442" table:display="true" table:show-details="true"/>
                <table:data-pilot-member table:name="0.3443" table:display="true" table:show-details="true"/>
                <table:data-pilot-member table:name="0.3444" table:display="true" table:show-details="true"/>
                <table:data-pilot-member table:name="0.3445" table:display="true" table:show-details="true"/>
                <table:data-pilot-member table:name="0.3447" table:display="true" table:show-details="true"/>
                <table:data-pilot-member table:name="0.3448" table:display="true" table:show-details="true"/>
                <table:data-pilot-member table:name="0.3450" table:display="true" table:show-details="true"/>
                <table:data-pilot-member table:name="0.3451" table:display="true" table:show-details="true"/>
                <table:data-pilot-member table:name="0.3453" table:display="true" table:show-details="true"/>
                <table:data-pilot-member table:name="0.3454" table:display="true" table:show-details="true"/>
                <table:data-pilot-member table:name="0.3455" table:display="true" table:show-details="true"/>
                <table:data-pilot-member table:name="0.3458" table:display="true" table:show-details="true"/>
                <table:data-pilot-member table:name="0.3460" table:display="true" table:show-details="true"/>
                <table:data-pilot-member table:name="0.3462" table:display="true" table:show-details="true"/>
                <table:data-pilot-member table:name="0.3463" table:display="true" table:show-details="true"/>
                <table:data-pilot-member table:name="0.3465" table:display="true" table:show-details="true"/>
                <table:data-pilot-member table:name="0.3471" table:display="true" table:show-details="true"/>
                <table:data-pilot-member table:name="0.3472" table:display="true" table:show-details="true"/>
                <table:data-pilot-member table:name="0.3475" table:display="true" table:show-details="true"/>
                <table:data-pilot-member table:name="0.3476" table:display="true" table:show-details="true"/>
                <table:data-pilot-member table:name="0.3477" table:display="true" table:show-details="true"/>
                <table:data-pilot-member table:name="0.3479" table:display="true" table:show-details="true"/>
                <table:data-pilot-member table:name="0.3481" table:display="true" table:show-details="true"/>
                <table:data-pilot-member table:name="0.3484" table:display="true" table:show-details="true"/>
                <table:data-pilot-member table:name="0.3485" table:display="true" table:show-details="true"/>
                <table:data-pilot-member table:name="0.3486" table:display="true" table:show-details="true"/>
                <table:data-pilot-member table:name="0.3488" table:display="true" table:show-details="true"/>
                <table:data-pilot-member table:name="0.3491" table:display="true" table:show-details="true"/>
                <table:data-pilot-member table:name="0.3495" table:display="true" table:show-details="true"/>
                <table:data-pilot-member table:name="0.3496" table:display="true" table:show-details="true"/>
                <table:data-pilot-member table:name="0.3497" table:display="true" table:show-details="true"/>
                <table:data-pilot-member table:name="0.3498" table:display="true" table:show-details="true"/>
                <table:data-pilot-member table:name="0.3499" table:display="true" table:show-details="true"/>
                <table:data-pilot-member table:name="0.3500" table:display="true" table:show-details="true"/>
                <table:data-pilot-member table:name="0.3501" table:display="true" table:show-details="true"/>
                <table:data-pilot-member table:name="0.3502" table:display="true" table:show-details="true"/>
                <table:data-pilot-member table:name="0.3505" table:display="true" table:show-details="true"/>
                <table:data-pilot-member table:name="0.3507" table:display="true" table:show-details="true"/>
                <table:data-pilot-member table:name="0.3512" table:display="true" table:show-details="true"/>
                <table:data-pilot-member table:name="0.3514" table:display="true" table:show-details="true"/>
                <table:data-pilot-member table:name="0.3518" table:display="true" table:show-details="true"/>
                <table:data-pilot-member table:name="0.3521" table:display="true" table:show-details="true"/>
                <table:data-pilot-member table:name="0.3522" table:display="true" table:show-details="true"/>
                <table:data-pilot-member table:name="0.3523" table:display="true" table:show-details="true"/>
                <table:data-pilot-member table:name="0.3524" table:display="true" table:show-details="true"/>
                <table:data-pilot-member table:name="0.3525" table:display="true" table:show-details="true"/>
                <table:data-pilot-member table:name="0.3526" table:display="true" table:show-details="true"/>
                <table:data-pilot-member table:name="0.3531" table:display="true" table:show-details="true"/>
                <table:data-pilot-member table:name="0.3532" table:display="true" table:show-details="true"/>
                <table:data-pilot-member table:name="0.3534" table:display="true" table:show-details="true"/>
                <table:data-pilot-member table:name="0.3535" table:display="true" table:show-details="true"/>
                <table:data-pilot-member table:name="0.3543" table:display="true" table:show-details="true"/>
                <table:data-pilot-member table:name="0.3547" table:display="true" table:show-details="true"/>
                <table:data-pilot-member table:name="0.3551" table:display="true" table:show-details="true"/>
                <table:data-pilot-member table:name="0.3553" table:display="true" table:show-details="true"/>
                <table:data-pilot-member table:name="0.3555" table:display="true" table:show-details="true"/>
                <table:data-pilot-member table:name="0.3558" table:display="true" table:show-details="true"/>
                <table:data-pilot-member table:name="0.3560" table:display="true" table:show-details="true"/>
                <table:data-pilot-member table:name="0.3569" table:display="true" table:show-details="true"/>
                <table:data-pilot-member table:name="0.3572" table:display="true" table:show-details="true"/>
                <table:data-pilot-member table:name="0.3576" table:display="true" table:show-details="true"/>
                <table:data-pilot-member table:name="0.3587" table:display="true" table:show-details="true"/>
                <table:data-pilot-member table:name="0.3596" table:display="true" table:show-details="true"/>
                <table:data-pilot-member table:name="0.3610" table:display="true" table:show-details="true"/>
                <table:data-pilot-member table:name="0.3650" table:display="true" table:show-details="true"/>
                <table:data-pilot-member table:name="0.3661" table:display="true" table:show-details="true"/>
                <table:data-pilot-member table:name="0.3709" table:display="true" table:show-details="true"/>
                <table:data-pilot-member table:name="0.3745" table:display="true" table:show-details="true"/>
                <table:data-pilot-member table:name="0.3748" table:display="true" table:show-details="true"/>
                <table:data-pilot-member table:name="0.3758" table:display="true" table:show-details="true"/>
                <table:data-pilot-member table:name="0.4047" table:display="true" table:show-details="true"/>
                <table:data-pilot-member table:name="0.4062" table:display="true" table:show-details="true"/>
                <table:data-pilot-member table:name="0.4707" table:display="true" table:show-details="true"/>
                <table:data-pilot-member table:name="0.4737" table:display="true" table:show-details="true"/>
                <table:data-pilot-member table:name="0.4755" table:display="true" table:show-details="true"/>
                <table:data-pilot-member table:name="0.4827" table:display="true" table:show-details="true"/>
                <table:data-pilot-member table:name="0.4861" table:display="true" table:show-details="true"/>
                <table:data-pilot-member table:name="0.4875" table:display="true" table:show-details="true"/>
                <table:data-pilot-member table:name="0.4876" table:display="true" table:show-details="true"/>
                <table:data-pilot-member table:name="0.4891" table:display="true" table:show-details="true"/>
                <table:data-pilot-member table:name="0.4894" table:display="true" table:show-details="true"/>
                <table:data-pilot-member table:name="0.4948" table:display="true" table:show-details="true"/>
                <table:data-pilot-member table:name="0.4953" table:display="true" table:show-details="true"/>
                <table:data-pilot-member table:name="0.4956" table:display="true" table:show-details="true"/>
                <table:data-pilot-member table:name="0.4970" table:display="true" table:show-details="true"/>
                <table:data-pilot-member table:name="0.4982" table:display="true" table:show-details="true"/>
                <table:data-pilot-member table:name="0.4987" table:display="true" table:show-details="true"/>
                <table:data-pilot-member table:name="0.4991" table:display="true" table:show-details="true"/>
                <table:data-pilot-member table:name="0.4996" table:display="true" table:show-details="true"/>
                <table:data-pilot-member table:name="0.5011" table:display="true" table:show-details="true"/>
                <table:data-pilot-member table:name="0.5026" table:display="true" table:show-details="true"/>
                <table:data-pilot-member table:name="0.5028" table:display="true" table:show-details="true"/>
                <table:data-pilot-member table:name="0.5032" table:display="true" table:show-details="true"/>
                <table:data-pilot-member table:name="0.5036" table:display="true" table:show-details="true"/>
                <table:data-pilot-member table:name="0.5043" table:display="true" table:show-details="true"/>
                <table:data-pilot-member table:name="0.5044" table:display="true" table:show-details="true"/>
                <table:data-pilot-member table:name="0.5048" table:display="true" table:show-details="true"/>
                <table:data-pilot-member table:name="0.5056" table:display="true" table:show-details="true"/>
                <table:data-pilot-member table:name="0.5059" table:display="true" table:show-details="true"/>
                <table:data-pilot-member table:name="0.5060" table:display="true" table:show-details="true"/>
                <table:data-pilot-member table:name="0.5062" table:display="true" table:show-details="true"/>
                <table:data-pilot-member table:name="0.5064" table:display="true" table:show-details="true"/>
                <table:data-pilot-member table:name="0.5068" table:display="true" table:show-details="true"/>
                <table:data-pilot-member table:name="0.5078" table:display="true" table:show-details="true"/>
                <table:data-pilot-member table:name="0.5080" table:display="true" table:show-details="true"/>
                <table:data-pilot-member table:name="0.5082" table:display="true" table:show-details="true"/>
                <table:data-pilot-member table:name="0.5086" table:display="true" table:show-details="true"/>
                <table:data-pilot-member table:name="0.5091" table:display="true" table:show-details="true"/>
                <table:data-pilot-member table:name="0.5092" table:display="true" table:show-details="true"/>
                <table:data-pilot-member table:name="0.5093" table:display="true" table:show-details="true"/>
                <table:data-pilot-member table:name="0.5098" table:display="true" table:show-details="true"/>
                <table:data-pilot-member table:name="0.5101" table:display="true" table:show-details="true"/>
                <table:data-pilot-member table:name="0.5102" table:display="true" table:show-details="true"/>
                <table:data-pilot-member table:name="0.5105" table:display="true" table:show-details="true"/>
                <table:data-pilot-member table:name="0.5111" table:display="true" table:show-details="true"/>
                <table:data-pilot-member table:name="0.5115" table:display="true" table:show-details="true"/>
                <table:data-pilot-member table:name="0.5122" table:display="true" table:show-details="true"/>
                <table:data-pilot-member table:name="0.5123" table:display="true" table:show-details="true"/>
                <table:data-pilot-member table:name="0.5125" table:display="true" table:show-details="true"/>
                <table:data-pilot-member table:name="0.5133" table:display="true" table:show-details="true"/>
                <table:data-pilot-member table:name="0.5134" table:display="true" table:show-details="true"/>
                <table:data-pilot-member table:name="0.5136" table:display="true" table:show-details="true"/>
                <table:data-pilot-member table:name="0.5137" table:display="true" table:show-details="true"/>
                <table:data-pilot-member table:name="0.5141" table:display="true" table:show-details="true"/>
                <table:data-pilot-member table:name="0.5143" table:display="true" table:show-details="true"/>
                <table:data-pilot-member table:name="0.5145" table:display="true" table:show-details="true"/>
                <table:data-pilot-member table:name="0.5146" table:display="true" table:show-details="true"/>
                <table:data-pilot-member table:name="0.5147" table:display="true" table:show-details="true"/>
                <table:data-pilot-member table:name="0.5148" table:display="true" table:show-details="true"/>
                <table:data-pilot-member table:name="0.5153" table:display="true" table:show-details="true"/>
                <table:data-pilot-member table:name="0.5155" table:display="true" table:show-details="true"/>
                <table:data-pilot-member table:name="0.5156" table:display="true" table:show-details="true"/>
                <table:data-pilot-member table:name="0.5157" table:display="true" table:show-details="true"/>
                <table:data-pilot-member table:name="0.5158" table:display="true" table:show-details="true"/>
                <table:data-pilot-member table:name="0.5159" table:display="true" table:show-details="true"/>
                <table:data-pilot-member table:name="0.5166" table:display="true" table:show-details="true"/>
                <table:data-pilot-member table:name="0.5167" table:display="true" table:show-details="true"/>
                <table:data-pilot-member table:name="0.5171" table:display="true" table:show-details="true"/>
                <table:data-pilot-member table:name="0.5173" table:display="true" table:show-details="true"/>
                <table:data-pilot-member table:name="0.5174" table:display="true" table:show-details="true"/>
                <table:data-pilot-member table:name="0.5180" table:display="true" table:show-details="true"/>
                <table:data-pilot-member table:name="0.5184" table:display="true" table:show-details="true"/>
                <table:data-pilot-member table:name="0.5187" table:display="true" table:show-details="true"/>
                <table:data-pilot-member table:name="0.5192" table:display="true" table:show-details="true"/>
                <table:data-pilot-member table:name="0.5200" table:display="true" table:show-details="true"/>
                <table:data-pilot-member table:name="0.5201" table:display="true" table:show-details="true"/>
                <table:data-pilot-member table:name="0.5203" table:display="true" table:show-details="true"/>
                <table:data-pilot-member table:name="0.5204" table:display="true" table:show-details="true"/>
                <table:data-pilot-member table:name="0.5207" table:display="true" table:show-details="true"/>
                <table:data-pilot-member table:name="0.5209" table:display="true" table:show-details="true"/>
                <table:data-pilot-member table:name="0.5210" table:display="true" table:show-details="true"/>
                <table:data-pilot-member table:name="0.5213" table:display="true" table:show-details="true"/>
                <table:data-pilot-member table:name="0.5216" table:display="true" table:show-details="true"/>
                <table:data-pilot-member table:name="0.5219" table:display="true" table:show-details="true"/>
                <table:data-pilot-member table:name="0.5224" table:display="true" table:show-details="true"/>
                <table:data-pilot-member table:name="0.5225" table:display="true" table:show-details="true"/>
                <table:data-pilot-member table:name="0.5229" table:display="true" table:show-details="true"/>
                <table:data-pilot-member table:name="0.5230" table:display="true" table:show-details="true"/>
                <table:data-pilot-member table:name="0.5235" table:display="true" table:show-details="true"/>
                <table:data-pilot-member table:name="0.5239" table:display="true" table:show-details="true"/>
                <table:data-pilot-member table:name="0.5241" table:display="true" table:show-details="true"/>
                <table:data-pilot-member table:name="0.5242" table:display="true" table:show-details="true"/>
                <table:data-pilot-member table:name="0.5243" table:display="true" table:show-details="true"/>
                <table:data-pilot-member table:name="0.5244" table:display="true" table:show-details="true"/>
                <table:data-pilot-member table:name="0.5253" table:display="true" table:show-details="true"/>
                <table:data-pilot-member table:name="0.5254" table:display="true" table:show-details="true"/>
                <table:data-pilot-member table:name="0.5264" table:display="true" table:show-details="true"/>
                <table:data-pilot-member table:name="0.5265" table:display="true" table:show-details="true"/>
                <table:data-pilot-member table:name="0.5269" table:display="true" table:show-details="true"/>
                <table:data-pilot-member table:name="0.5273" table:display="true" table:show-details="true"/>
                <table:data-pilot-member table:name="0.5274" table:display="true" table:show-details="true"/>
                <table:data-pilot-member table:name="0.5275" table:display="true" table:show-details="true"/>
                <table:data-pilot-member table:name="0.5278" table:display="true" table:show-details="true"/>
                <table:data-pilot-member table:name="0.5282" table:display="true" table:show-details="true"/>
                <table:data-pilot-member table:name="0.5284" table:display="true" table:show-details="true"/>
                <table:data-pilot-member table:name="0.5286" table:display="true" table:show-details="true"/>
                <table:data-pilot-member table:name="0.5289" table:display="true" table:show-details="true"/>
                <table:data-pilot-member table:name="0.5290" table:display="true" table:show-details="true"/>
                <table:data-pilot-member table:name="0.5291" table:display="true" table:show-details="true"/>
                <table:data-pilot-member table:name="0.5292" table:display="true" table:show-details="true"/>
                <table:data-pilot-member table:name="0.5294" table:display="true" table:show-details="true"/>
                <table:data-pilot-member table:name="0.5297" table:display="true" table:show-details="true"/>
                <table:data-pilot-member table:name="0.5300" table:display="true" table:show-details="true"/>
                <table:data-pilot-member table:name="0.5301" table:display="true" table:show-details="true"/>
                <table:data-pilot-member table:name="0.5304" table:display="true" table:show-details="true"/>
                <table:data-pilot-member table:name="0.5305" table:display="true" table:show-details="true"/>
                <table:data-pilot-member table:name="0.5306" table:display="true" table:show-details="true"/>
                <table:data-pilot-member table:name="0.5308" table:display="true" table:show-details="true"/>
                <table:data-pilot-member table:name="0.5309" table:display="true" table:show-details="true"/>
                <table:data-pilot-member table:name="0.5311" table:display="true" table:show-details="true"/>
                <table:data-pilot-member table:name="0.5312" table:display="true" table:show-details="true"/>
                <table:data-pilot-member table:name="0.5314" table:display="true" table:show-details="true"/>
                <table:data-pilot-member table:name="0.5315" table:display="true" table:show-details="true"/>
                <table:data-pilot-member table:name="0.5316" table:display="true" table:show-details="true"/>
                <table:data-pilot-member table:name="0.5317" table:display="true" table:show-details="true"/>
                <table:data-pilot-member table:name="0.5318" table:display="true" table:show-details="true"/>
                <table:data-pilot-member table:name="0.5319" table:display="true" table:show-details="true"/>
                <table:data-pilot-member table:name="0.5320" table:display="true" table:show-details="true"/>
                <table:data-pilot-member table:name="0.5322" table:display="true" table:show-details="true"/>
                <table:data-pilot-member table:name="0.5323" table:display="true" table:show-details="true"/>
                <table:data-pilot-member table:name="0.5324" table:display="true" table:show-details="true"/>
                <table:data-pilot-member table:name="0.5325" table:display="true" table:show-details="true"/>
                <table:data-pilot-member table:name="0.5326" table:display="true" table:show-details="true"/>
                <table:data-pilot-member table:name="0.5328" table:display="true" table:show-details="true"/>
                <table:data-pilot-member table:name="0.5329" table:display="true" table:show-details="true"/>
                <table:data-pilot-member table:name="0.5330" table:display="true" table:show-details="true"/>
                <table:data-pilot-member table:name="0.5332" table:display="true" table:show-details="true"/>
                <table:data-pilot-member table:name="0.5334" table:display="true" table:show-details="true"/>
                <table:data-pilot-member table:name="0.5338" table:display="true" table:show-details="true"/>
                <table:data-pilot-member table:name="0.5343" table:display="true" table:show-details="true"/>
                <table:data-pilot-member table:name="0.5345" table:display="true" table:show-details="true"/>
                <table:data-pilot-member table:name="0.5346" table:display="true" table:show-details="true"/>
                <table:data-pilot-member table:name="0.5347" table:display="true" table:show-details="true"/>
                <table:data-pilot-member table:name="0.5349" table:display="true" table:show-details="true"/>
                <table:data-pilot-member table:name="0.5351" table:display="true" table:show-details="true"/>
                <table:data-pilot-member table:name="0.5353" table:display="true" table:show-details="true"/>
                <table:data-pilot-member table:name="0.5355" table:display="true" table:show-details="true"/>
                <table:data-pilot-member table:name="0.5356" table:display="true" table:show-details="true"/>
                <table:data-pilot-member table:name="0.5357" table:display="true" table:show-details="true"/>
                <table:data-pilot-member table:name="0.5358" table:display="true" table:show-details="true"/>
                <table:data-pilot-member table:name="0.5359" table:display="true" table:show-details="true"/>
                <table:data-pilot-member table:name="0.5362" table:display="true" table:show-details="true"/>
                <table:data-pilot-member table:name="0.5363" table:display="true" table:show-details="true"/>
                <table:data-pilot-member table:name="0.5364" table:display="true" table:show-details="true"/>
                <table:data-pilot-member table:name="0.5366" table:display="true" table:show-details="true"/>
                <table:data-pilot-member table:name="0.5368" table:display="true" table:show-details="true"/>
                <table:data-pilot-member table:name="0.5371" table:display="true" table:show-details="true"/>
                <table:data-pilot-member table:name="0.5372" table:display="true" table:show-details="true"/>
                <table:data-pilot-member table:name="0.5374" table:display="true" table:show-details="true"/>
                <table:data-pilot-member table:name="0.5375" table:display="true" table:show-details="true"/>
                <table:data-pilot-member table:name="0.5377" table:display="true" table:show-details="true"/>
                <table:data-pilot-member table:name="0.5378" table:display="true" table:show-details="true"/>
                <table:data-pilot-member table:name="0.5379" table:display="true" table:show-details="true"/>
                <table:data-pilot-member table:name="0.5380" table:display="true" table:show-details="true"/>
                <table:data-pilot-member table:name="0.5382" table:display="true" table:show-details="true"/>
                <table:data-pilot-member table:name="0.5383" table:display="true" table:show-details="true"/>
                <table:data-pilot-member table:name="0.5384" table:display="true" table:show-details="true"/>
                <table:data-pilot-member table:name="0.5386" table:display="true" table:show-details="true"/>
                <table:data-pilot-member table:name="0.5388" table:display="true" table:show-details="true"/>
                <table:data-pilot-member table:name="0.5389" table:display="true" table:show-details="true"/>
                <table:data-pilot-member table:name="0.5391" table:display="true" table:show-details="true"/>
                <table:data-pilot-member table:name="0.5392" table:display="true" table:show-details="true"/>
                <table:data-pilot-member table:name="0.5394" table:display="true" table:show-details="true"/>
                <table:data-pilot-member table:name="0.5395" table:display="true" table:show-details="true"/>
                <table:data-pilot-member table:name="0.5396" table:display="true" table:show-details="true"/>
                <table:data-pilot-member table:name="0.5398" table:display="true" table:show-details="true"/>
                <table:data-pilot-member table:name="0.5399" table:display="true" table:show-details="true"/>
                <table:data-pilot-member table:name="0.5400" table:display="true" table:show-details="true"/>
                <table:data-pilot-member table:name="0.5401" table:display="true" table:show-details="true"/>
                <table:data-pilot-member table:name="0.5402" table:display="true" table:show-details="true"/>
                <table:data-pilot-member table:name="0.5403" table:display="true" table:show-details="true"/>
                <table:data-pilot-member table:name="0.5404" table:display="true" table:show-details="true"/>
                <table:data-pilot-member table:name="0.5407" table:display="true" table:show-details="true"/>
                <table:data-pilot-member table:name="0.5408" table:display="true" table:show-details="true"/>
                <table:data-pilot-member table:name="0.5409" table:display="true" table:show-details="true"/>
                <table:data-pilot-member table:name="0.5410" table:display="true" table:show-details="true"/>
                <table:data-pilot-member table:name="0.5412" table:display="true" table:show-details="true"/>
                <table:data-pilot-member table:name="0.5413" table:display="true" table:show-details="true"/>
                <table:data-pilot-member table:name="0.5414" table:display="true" table:show-details="true"/>
                <table:data-pilot-member table:name="0.5415" table:display="true" table:show-details="true"/>
                <table:data-pilot-member table:name="0.5416" table:display="true" table:show-details="true"/>
                <table:data-pilot-member table:name="0.5417" table:display="true" table:show-details="true"/>
                <table:data-pilot-member table:name="0.5418" table:display="true" table:show-details="true"/>
                <table:data-pilot-member table:name="0.5420" table:display="true" table:show-details="true"/>
                <table:data-pilot-member table:name="0.5423" table:display="true" table:show-details="true"/>
                <table:data-pilot-member table:name="0.5424" table:display="true" table:show-details="true"/>
                <table:data-pilot-member table:name="0.5426" table:display="true" table:show-details="true"/>
                <table:data-pilot-member table:name="0.5427" table:display="true" table:show-details="true"/>
                <table:data-pilot-member table:name="0.5428" table:display="true" table:show-details="true"/>
                <table:data-pilot-member table:name="0.5429" table:display="true" table:show-details="true"/>
                <table:data-pilot-member table:name="0.5430" table:display="true" table:show-details="true"/>
                <table:data-pilot-member table:name="0.5431" table:display="true" table:show-details="true"/>
                <table:data-pilot-member table:name="0.5432" table:display="true" table:show-details="true"/>
                <table:data-pilot-member table:name="0.5433" table:display="true" table:show-details="true"/>
                <table:data-pilot-member table:name="0.5434" table:display="true" table:show-details="true"/>
                <table:data-pilot-member table:name="0.5435" table:display="true" table:show-details="true"/>
                <table:data-pilot-member table:name="0.5436" table:display="true" table:show-details="true"/>
                <table:data-pilot-member table:name="0.5437" table:display="true" table:show-details="true"/>
                <table:data-pilot-member table:name="0.5438" table:display="true" table:show-details="true"/>
                <table:data-pilot-member table:name="0.5440" table:display="true" table:show-details="true"/>
                <table:data-pilot-member table:name="0.5441" table:display="true" table:show-details="true"/>
                <table:data-pilot-member table:name="0.5443" table:display="true" table:show-details="true"/>
                <table:data-pilot-member table:name="0.5444" table:display="true" table:show-details="true"/>
                <table:data-pilot-member table:name="0.5445" table:display="true" table:show-details="true"/>
                <table:data-pilot-member table:name="0.5446" table:display="true" table:show-details="true"/>
                <table:data-pilot-member table:name="0.5447" table:display="true" table:show-details="true"/>
                <table:data-pilot-member table:name="0.5448" table:display="true" table:show-details="true"/>
                <table:data-pilot-member table:name="0.5449" table:display="true" table:show-details="true"/>
                <table:data-pilot-member table:name="0.5450" table:display="true" table:show-details="true"/>
                <table:data-pilot-member table:name="0.5451" table:display="true" table:show-details="true"/>
                <table:data-pilot-member table:name="0.5452" table:display="true" table:show-details="true"/>
                <table:data-pilot-member table:name="0.5453" table:display="true" table:show-details="true"/>
                <table:data-pilot-member table:name="0.5454" table:display="true" table:show-details="true"/>
                <table:data-pilot-member table:name="0.5455" table:display="true" table:show-details="true"/>
                <table:data-pilot-member table:name="0.5456" table:display="true" table:show-details="true"/>
                <table:data-pilot-member table:name="0.5457" table:display="true" table:show-details="true"/>
                <table:data-pilot-member table:name="0.5458" table:display="true" table:show-details="true"/>
                <table:data-pilot-member table:name="0.5459" table:display="true" table:show-details="true"/>
                <table:data-pilot-member table:name="0.5460" table:display="true" table:show-details="true"/>
                <table:data-pilot-member table:name="0.5461" table:display="true" table:show-details="true"/>
                <table:data-pilot-member table:name="0.5462" table:display="true" table:show-details="true"/>
                <table:data-pilot-member table:name="0.5463" table:display="true" table:show-details="true"/>
                <table:data-pilot-member table:name="0.5464" table:display="true" table:show-details="true"/>
                <table:data-pilot-member table:name="0.5465" table:display="true" table:show-details="true"/>
                <table:data-pilot-member table:name="0.5466" table:display="true" table:show-details="true"/>
                <table:data-pilot-member table:name="0.5467" table:display="true" table:show-details="true"/>
                <table:data-pilot-member table:name="0.5469" table:display="true" table:show-details="true"/>
                <table:data-pilot-member table:name="0.5470" table:display="true" table:show-details="true"/>
                <table:data-pilot-member table:name="0.5473" table:display="true" table:show-details="true"/>
                <table:data-pilot-member table:name="0.5474" table:display="true" table:show-details="true"/>
                <table:data-pilot-member table:name="0.5475" table:display="true" table:show-details="true"/>
                <table:data-pilot-member table:name="0.5476" table:display="true" table:show-details="true"/>
                <table:data-pilot-member table:name="0.5477" table:display="true" table:show-details="true"/>
                <table:data-pilot-member table:name="0.5478" table:display="true" table:show-details="true"/>
                <table:data-pilot-member table:name="0.5479" table:display="true" table:show-details="true"/>
                <table:data-pilot-member table:name="0.5480" table:display="true" table:show-details="true"/>
                <table:data-pilot-member table:name="0.5481" table:display="true" table:show-details="true"/>
                <table:data-pilot-member table:name="0.5482" table:display="true" table:show-details="true"/>
                <table:data-pilot-member table:name="0.5483" table:display="true" table:show-details="true"/>
                <table:data-pilot-member table:name="0.5484" table:display="true" table:show-details="true"/>
                <table:data-pilot-member table:name="0.5485" table:display="true" table:show-details="true"/>
                <table:data-pilot-member table:name="0.5486" table:display="true" table:show-details="true"/>
                <table:data-pilot-member table:name="0.5487" table:display="true" table:show-details="true"/>
                <table:data-pilot-member table:name="0.5488" table:display="true" table:show-details="true"/>
                <table:data-pilot-member table:name="0.5489" table:display="true" table:show-details="true"/>
                <table:data-pilot-member table:name="0.5490" table:display="true" table:show-details="true"/>
                <table:data-pilot-member table:name="0.5491" table:display="true" table:show-details="true"/>
                <table:data-pilot-member table:name="0.5492" table:display="true" table:show-details="true"/>
                <table:data-pilot-member table:name="0.5493" table:display="true" table:show-details="true"/>
                <table:data-pilot-member table:name="0.5494" table:display="true" table:show-details="true"/>
                <table:data-pilot-member table:name="0.5495" table:display="true" table:show-details="true"/>
                <table:data-pilot-member table:name="0.5496" table:display="true" table:show-details="true"/>
                <table:data-pilot-member table:name="0.5497" table:display="true" table:show-details="true"/>
                <table:data-pilot-member table:name="0.5498" table:display="true" table:show-details="true"/>
                <table:data-pilot-member table:name="0.5499" table:display="true" table:show-details="true"/>
                <table:data-pilot-member table:name="0.5500" table:display="true" table:show-details="true"/>
                <table:data-pilot-member table:name="0.5501" table:display="true" table:show-details="true"/>
                <table:data-pilot-member table:name="0.5502" table:display="true" table:show-details="true"/>
                <table:data-pilot-member table:name="0.5504" table:display="true" table:show-details="true"/>
                <table:data-pilot-member table:name="0.5505" table:display="true" table:show-details="true"/>
                <table:data-pilot-member table:name="0.5506" table:display="true" table:show-details="true"/>
                <table:data-pilot-member table:name="0.5507" table:display="true" table:show-details="true"/>
                <table:data-pilot-member table:name="0.5508" table:display="true" table:show-details="true"/>
                <table:data-pilot-member table:name="0.5509" table:display="true" table:show-details="true"/>
                <table:data-pilot-member table:name="0.5510" table:display="true" table:show-details="true"/>
                <table:data-pilot-member table:name="0.5511" table:display="true" table:show-details="true"/>
                <table:data-pilot-member table:name="0.5512" table:display="true" table:show-details="true"/>
                <table:data-pilot-member table:name="0.5513" table:display="true" table:show-details="true"/>
                <table:data-pilot-member table:name="0.5514" table:display="true" table:show-details="true"/>
                <table:data-pilot-member table:name="0.5515" table:display="true" table:show-details="true"/>
                <table:data-pilot-member table:name="0.5516" table:display="true" table:show-details="true"/>
                <table:data-pilot-member table:name="0.5518" table:display="true" table:show-details="true"/>
                <table:data-pilot-member table:name="0.5520" table:display="true" table:show-details="true"/>
                <table:data-pilot-member table:name="0.5521" table:display="true" table:show-details="true"/>
                <table:data-pilot-member table:name="0.5522" table:display="true" table:show-details="true"/>
                <table:data-pilot-member table:name="0.5523" table:display="true" table:show-details="true"/>
                <table:data-pilot-member table:name="0.5525" table:display="true" table:show-details="true"/>
                <table:data-pilot-member table:name="0.5526" table:display="true" table:show-details="true"/>
                <table:data-pilot-member table:name="0.5528" table:display="true" table:show-details="true"/>
                <table:data-pilot-member table:name="0.5529" table:display="true" table:show-details="true"/>
                <table:data-pilot-member table:name="0.5530" table:display="true" table:show-details="true"/>
                <table:data-pilot-member table:name="0.5531" table:display="true" table:show-details="true"/>
                <table:data-pilot-member table:name="0.5532" table:display="true" table:show-details="true"/>
                <table:data-pilot-member table:name="0.5533" table:display="true" table:show-details="true"/>
                <table:data-pilot-member table:name="0.5534" table:display="true" table:show-details="true"/>
                <table:data-pilot-member table:name="0.5535" table:display="true" table:show-details="true"/>
                <table:data-pilot-member table:name="0.5536" table:display="true" table:show-details="true"/>
                <table:data-pilot-member table:name="0.5537" table:display="true" table:show-details="true"/>
                <table:data-pilot-member table:name="0.5538" table:display="true" table:show-details="true"/>
                <table:data-pilot-member table:name="0.5539" table:display="true" table:show-details="true"/>
                <table:data-pilot-member table:name="0.5540" table:display="true" table:show-details="true"/>
                <table:data-pilot-member table:name="0.5541" table:display="true" table:show-details="true"/>
                <table:data-pilot-member table:name="0.5542" table:display="true" table:show-details="true"/>
                <table:data-pilot-member table:name="0.5544" table:display="true" table:show-details="true"/>
                <table:data-pilot-member table:name="0.5545" table:display="true" table:show-details="true"/>
                <table:data-pilot-member table:name="0.5546" table:display="true" table:show-details="true"/>
                <table:data-pilot-member table:name="0.5547" table:display="true" table:show-details="true"/>
                <table:data-pilot-member table:name="0.5548" table:display="true" table:show-details="true"/>
                <table:data-pilot-member table:name="0.5549" table:display="true" table:show-details="true"/>
                <table:data-pilot-member table:name="0.5550" table:display="true" table:show-details="true"/>
                <table:data-pilot-member table:name="0.5551" table:display="true" table:show-details="true"/>
                <table:data-pilot-member table:name="0.5552" table:display="true" table:show-details="true"/>
                <table:data-pilot-member table:name="0.5553" table:display="true" table:show-details="true"/>
                <table:data-pilot-member table:name="0.5555" table:display="true" table:show-details="true"/>
                <table:data-pilot-member table:name="0.5556" table:display="true" table:show-details="true"/>
                <table:data-pilot-member table:name="0.5557" table:display="true" table:show-details="true"/>
                <table:data-pilot-member table:name="0.5558" table:display="true" table:show-details="true"/>
                <table:data-pilot-member table:name="0.5559" table:display="true" table:show-details="true"/>
                <table:data-pilot-member table:name="0.5560" table:display="true" table:show-details="true"/>
                <table:data-pilot-member table:name="0.5561" table:display="true" table:show-details="true"/>
                <table:data-pilot-member table:name="0.5562" table:display="true" table:show-details="true"/>
                <table:data-pilot-member table:name="0.5563" table:display="true" table:show-details="true"/>
                <table:data-pilot-member table:name="0.5564" table:display="true" table:show-details="true"/>
                <table:data-pilot-member table:name="0.5565" table:display="true" table:show-details="true"/>
                <table:data-pilot-member table:name="0.5566" table:display="true" table:show-details="true"/>
                <table:data-pilot-member table:name="0.5567" table:display="true" table:show-details="true"/>
                <table:data-pilot-member table:name="0.5568" table:display="true" table:show-details="true"/>
                <table:data-pilot-member table:name="0.5569" table:display="true" table:show-details="true"/>
                <table:data-pilot-member table:name="0.5570" table:display="true" table:show-details="true"/>
                <table:data-pilot-member table:name="0.5571" table:display="true" table:show-details="true"/>
                <table:data-pilot-member table:name="0.5572" table:display="true" table:show-details="true"/>
                <table:data-pilot-member table:name="0.5573" table:display="true" table:show-details="true"/>
                <table:data-pilot-member table:name="0.5574" table:display="true" table:show-details="true"/>
                <table:data-pilot-member table:name="0.5575" table:display="true" table:show-details="true"/>
                <table:data-pilot-member table:name="0.5576" table:display="true" table:show-details="true"/>
                <table:data-pilot-member table:name="0.5577" table:display="true" table:show-details="true"/>
                <table:data-pilot-member table:name="0.5578" table:display="true" table:show-details="true"/>
                <table:data-pilot-member table:name="0.5579" table:display="true" table:show-details="true"/>
                <table:data-pilot-member table:name="0.5580" table:display="true" table:show-details="true"/>
                <table:data-pilot-member table:name="0.5583" table:display="true" table:show-details="true"/>
                <table:data-pilot-member table:name="0.5584" table:display="true" table:show-details="true"/>
                <table:data-pilot-member table:name="0.5585" table:display="true" table:show-details="true"/>
                <table:data-pilot-member table:name="0.5586" table:display="true" table:show-details="true"/>
                <table:data-pilot-member table:name="0.5587" table:display="true" table:show-details="true"/>
                <table:data-pilot-member table:name="0.5588" table:display="true" table:show-details="true"/>
                <table:data-pilot-member table:name="0.5589" table:display="true" table:show-details="true"/>
                <table:data-pilot-member table:name="0.5590" table:display="true" table:show-details="true"/>
                <table:data-pilot-member table:name="0.5591" table:display="true" table:show-details="true"/>
                <table:data-pilot-member table:name="0.5592" table:display="true" table:show-details="true"/>
                <table:data-pilot-member table:name="0.5593" table:display="true" table:show-details="true"/>
                <table:data-pilot-member table:name="0.5595" table:display="true" table:show-details="true"/>
                <table:data-pilot-member table:name="0.5596" table:display="true" table:show-details="true"/>
                <table:data-pilot-member table:name="0.5597" table:display="true" table:show-details="true"/>
                <table:data-pilot-member table:name="0.5601" table:display="true" table:show-details="true"/>
                <table:data-pilot-member table:name="0.5603" table:display="true" table:show-details="true"/>
                <table:data-pilot-member table:name="0.5604" table:display="true" table:show-details="true"/>
                <table:data-pilot-member table:name="0.5605" table:display="true" table:show-details="true"/>
                <table:data-pilot-member table:name="0.5606" table:display="true" table:show-details="true"/>
                <table:data-pilot-member table:name="0.5608" table:display="true" table:show-details="true"/>
                <table:data-pilot-member table:name="0.5609" table:display="true" table:show-details="true"/>
                <table:data-pilot-member table:name="0.5610" table:display="true" table:show-details="true"/>
                <table:data-pilot-member table:name="0.5611" table:display="true" table:show-details="true"/>
                <table:data-pilot-member table:name="0.5612" table:display="true" table:show-details="true"/>
                <table:data-pilot-member table:name="0.5613" table:display="true" table:show-details="true"/>
                <table:data-pilot-member table:name="0.5614" table:display="true" table:show-details="true"/>
                <table:data-pilot-member table:name="0.5615" table:display="true" table:show-details="true"/>
                <table:data-pilot-member table:name="0.5616" table:display="true" table:show-details="true"/>
                <table:data-pilot-member table:name="0.5618" table:display="true" table:show-details="true"/>
                <table:data-pilot-member table:name="0.5619" table:display="true" table:show-details="true"/>
                <table:data-pilot-member table:name="0.5620" table:display="true" table:show-details="true"/>
                <table:data-pilot-member table:name="0.5622" table:display="true" table:show-details="true"/>
                <table:data-pilot-member table:name="0.5623" table:display="true" table:show-details="true"/>
                <table:data-pilot-member table:name="0.5624" table:display="true" table:show-details="true"/>
                <table:data-pilot-member table:name="0.5625" table:display="true" table:show-details="true"/>
                <table:data-pilot-member table:name="0.5626" table:display="true" table:show-details="true"/>
                <table:data-pilot-member table:name="0.5627" table:display="true" table:show-details="true"/>
                <table:data-pilot-member table:name="0.5628" table:display="true" table:show-details="true"/>
                <table:data-pilot-member table:name="0.5629" table:display="true" table:show-details="true"/>
                <table:data-pilot-member table:name="0.5631" table:display="true" table:show-details="true"/>
                <table:data-pilot-member table:name="0.5632" table:display="true" table:show-details="true"/>
                <table:data-pilot-member table:name="0.5633" table:display="true" table:show-details="true"/>
                <table:data-pilot-member table:name="0.5634" table:display="true" table:show-details="true"/>
                <table:data-pilot-member table:name="0.5635" table:display="true" table:show-details="true"/>
                <table:data-pilot-member table:name="0.5636" table:display="true" table:show-details="true"/>
                <table:data-pilot-member table:name="0.5637" table:display="true" table:show-details="true"/>
                <table:data-pilot-member table:name="0.5638" table:display="true" table:show-details="true"/>
                <table:data-pilot-member table:name="0.5639" table:display="true" table:show-details="true"/>
                <table:data-pilot-member table:name="0.5640" table:display="true" table:show-details="true"/>
                <table:data-pilot-member table:name="0.5641" table:display="true" table:show-details="true"/>
                <table:data-pilot-member table:name="0.5642" table:display="true" table:show-details="true"/>
                <table:data-pilot-member table:name="0.5643" table:display="true" table:show-details="true"/>
                <table:data-pilot-member table:name="0.5645" table:display="true" table:show-details="true"/>
                <table:data-pilot-member table:name="0.5646" table:display="true" table:show-details="true"/>
                <table:data-pilot-member table:name="0.5648" table:display="true" table:show-details="true"/>
                <table:data-pilot-member table:name="0.5649" table:display="true" table:show-details="true"/>
                <table:data-pilot-member table:name="0.5650" table:display="true" table:show-details="true"/>
                <table:data-pilot-member table:name="0.5651" table:display="true" table:show-details="true"/>
                <table:data-pilot-member table:name="0.5652" table:display="true" table:show-details="true"/>
                <table:data-pilot-member table:name="0.5655" table:display="true" table:show-details="true"/>
                <table:data-pilot-member table:name="0.5656" table:display="true" table:show-details="true"/>
                <table:data-pilot-member table:name="0.5658" table:display="true" table:show-details="true"/>
                <table:data-pilot-member table:name="0.5659" table:display="true" table:show-details="true"/>
                <table:data-pilot-member table:name="0.5660" table:display="true" table:show-details="true"/>
                <table:data-pilot-member table:name="0.5661" table:display="true" table:show-details="true"/>
                <table:data-pilot-member table:name="0.5662" table:display="true" table:show-details="true"/>
                <table:data-pilot-member table:name="0.5663" table:display="true" table:show-details="true"/>
                <table:data-pilot-member table:name="0.5665" table:display="true" table:show-details="true"/>
                <table:data-pilot-member table:name="0.5666" table:display="true" table:show-details="true"/>
                <table:data-pilot-member table:name="0.5667" table:display="true" table:show-details="true"/>
                <table:data-pilot-member table:name="0.5668" table:display="true" table:show-details="true"/>
                <table:data-pilot-member table:name="0.5670" table:display="true" table:show-details="true"/>
                <table:data-pilot-member table:name="0.5671" table:display="true" table:show-details="true"/>
                <table:data-pilot-member table:name="0.5673" table:display="true" table:show-details="true"/>
                <table:data-pilot-member table:name="0.5674" table:display="true" table:show-details="true"/>
                <table:data-pilot-member table:name="0.5678" table:display="true" table:show-details="true"/>
                <table:data-pilot-member table:name="0.5679" table:display="true" table:show-details="true"/>
                <table:data-pilot-member table:name="0.5681" table:display="true" table:show-details="true"/>
                <table:data-pilot-member table:name="0.5682" table:display="true" table:show-details="true"/>
                <table:data-pilot-member table:name="0.5686" table:display="true" table:show-details="true"/>
                <table:data-pilot-member table:name="0.5690" table:display="true" table:show-details="true"/>
                <table:data-pilot-member table:name="0.5693" table:display="true" table:show-details="true"/>
                <table:data-pilot-member table:name="0.5694" table:display="true" table:show-details="true"/>
                <table:data-pilot-member table:name="0.5695" table:display="true" table:show-details="true"/>
                <table:data-pilot-member table:name="0.5696" table:display="true" table:show-details="true"/>
                <table:data-pilot-member table:name="0.5697" table:display="true" table:show-details="true"/>
                <table:data-pilot-member table:name="0.5698" table:display="true" table:show-details="true"/>
                <table:data-pilot-member table:name="0.5701" table:display="true" table:show-details="true"/>
                <table:data-pilot-member table:name="0.5702" table:display="true" table:show-details="true"/>
                <table:data-pilot-member table:name="0.5703" table:display="true" table:show-details="true"/>
                <table:data-pilot-member table:name="0.5704" table:display="true" table:show-details="true"/>
                <table:data-pilot-member table:name="0.5706" table:display="true" table:show-details="true"/>
                <table:data-pilot-member table:name="0.5707" table:display="true" table:show-details="true"/>
                <table:data-pilot-member table:name="0.5708" table:display="true" table:show-details="true"/>
                <table:data-pilot-member table:name="0.5712" table:display="true" table:show-details="true"/>
                <table:data-pilot-member table:name="0.5714" table:display="true" table:show-details="true"/>
                <table:data-pilot-member table:name="0.5715" table:display="true" table:show-details="true"/>
                <table:data-pilot-member table:name="0.5716" table:display="true" table:show-details="true"/>
                <table:data-pilot-member table:name="0.5717" table:display="true" table:show-details="true"/>
                <table:data-pilot-member table:name="0.5718" table:display="true" table:show-details="true"/>
                <table:data-pilot-member table:name="0.5719" table:display="true" table:show-details="true"/>
                <table:data-pilot-member table:name="0.5720" table:display="true" table:show-details="true"/>
                <table:data-pilot-member table:name="0.5721" table:display="true" table:show-details="true"/>
                <table:data-pilot-member table:name="0.5722" table:display="true" table:show-details="true"/>
                <table:data-pilot-member table:name="0.5726" table:display="true" table:show-details="true"/>
                <table:data-pilot-member table:name="0.5727" table:display="true" table:show-details="true"/>
                <table:data-pilot-member table:name="0.5728" table:display="true" table:show-details="true"/>
                <table:data-pilot-member table:name="0.5729" table:display="true" table:show-details="true"/>
                <table:data-pilot-member table:name="0.5730" table:display="true" table:show-details="true"/>
                <table:data-pilot-member table:name="0.5731" table:display="true" table:show-details="true"/>
                <table:data-pilot-member table:name="0.5732" table:display="true" table:show-details="true"/>
                <table:data-pilot-member table:name="0.5733" table:display="true" table:show-details="true"/>
                <table:data-pilot-member table:name="0.5734" table:display="true" table:show-details="true"/>
                <table:data-pilot-member table:name="0.5736" table:display="true" table:show-details="true"/>
                <table:data-pilot-member table:name="0.5737" table:display="true" table:show-details="true"/>
                <table:data-pilot-member table:name="0.5738" table:display="true" table:show-details="true"/>
                <table:data-pilot-member table:name="0.5740" table:display="true" table:show-details="true"/>
                <table:data-pilot-member table:name="0.5741" table:display="true" table:show-details="true"/>
                <table:data-pilot-member table:name="0.5742" table:display="true" table:show-details="true"/>
                <table:data-pilot-member table:name="0.5745" table:display="true" table:show-details="true"/>
                <table:data-pilot-member table:name="0.5746" table:display="true" table:show-details="true"/>
                <table:data-pilot-member table:name="0.5748" table:display="true" table:show-details="true"/>
                <table:data-pilot-member table:name="0.5750" table:display="true" table:show-details="true"/>
                <table:data-pilot-member table:name="0.5755" table:display="true" table:show-details="true"/>
                <table:data-pilot-member table:name="0.5756" table:display="true" table:show-details="true"/>
                <table:data-pilot-member table:name="0.5757" table:display="true" table:show-details="true"/>
                <table:data-pilot-member table:name="0.5758" table:display="true" table:show-details="true"/>
                <table:data-pilot-member table:name="0.5759" table:display="true" table:show-details="true"/>
                <table:data-pilot-member table:name="0.5761" table:display="true" table:show-details="true"/>
                <table:data-pilot-member table:name="0.5766" table:display="true" table:show-details="true"/>
                <table:data-pilot-member table:name="0.5767" table:display="true" table:show-details="true"/>
                <table:data-pilot-member table:name="0.5768" table:display="true" table:show-details="true"/>
                <table:data-pilot-member table:name="0.5771" table:display="true" table:show-details="true"/>
                <table:data-pilot-member table:name="0.5772" table:display="true" table:show-details="true"/>
                <table:data-pilot-member table:name="0.5777" table:display="true" table:show-details="true"/>
                <table:data-pilot-member table:name="0.5778" table:display="true" table:show-details="true"/>
                <table:data-pilot-member table:name="0.5780" table:display="true" table:show-details="true"/>
                <table:data-pilot-member table:name="0.5781" table:display="true" table:show-details="true"/>
                <table:data-pilot-member table:name="0.5782" table:display="true" table:show-details="true"/>
                <table:data-pilot-member table:name="0.5783" table:display="true" table:show-details="true"/>
                <table:data-pilot-member table:name="0.5784" table:display="true" table:show-details="true"/>
                <table:data-pilot-member table:name="0.5786" table:display="true" table:show-details="true"/>
                <table:data-pilot-member table:name="0.5787" table:display="true" table:show-details="true"/>
                <table:data-pilot-member table:name="0.5790" table:display="true" table:show-details="true"/>
                <table:data-pilot-member table:name="0.5791" table:display="true" table:show-details="true"/>
                <table:data-pilot-member table:name="0.5792" table:display="true" table:show-details="true"/>
                <table:data-pilot-member table:name="0.5793" table:display="true" table:show-details="true"/>
                <table:data-pilot-member table:name="0.5794" table:display="true" table:show-details="true"/>
                <table:data-pilot-member table:name="0.5795" table:display="true" table:show-details="true"/>
                <table:data-pilot-member table:name="0.5801" table:display="true" table:show-details="true"/>
                <table:data-pilot-member table:name="0.5802" table:display="true" table:show-details="true"/>
                <table:data-pilot-member table:name="0.5803" table:display="true" table:show-details="true"/>
                <table:data-pilot-member table:name="0.5805" table:display="true" table:show-details="true"/>
                <table:data-pilot-member table:name="0.5807" table:display="true" table:show-details="true"/>
                <table:data-pilot-member table:name="0.5808" table:display="true" table:show-details="true"/>
                <table:data-pilot-member table:name="0.5810" table:display="true" table:show-details="true"/>
                <table:data-pilot-member table:name="0.5813" table:display="true" table:show-details="true"/>
                <table:data-pilot-member table:name="0.5816" table:display="true" table:show-details="true"/>
                <table:data-pilot-member table:name="0.5817" table:display="true" table:show-details="true"/>
                <table:data-pilot-member table:name="0.5818" table:display="true" table:show-details="true"/>
                <table:data-pilot-member table:name="0.5819" table:display="true" table:show-details="true"/>
                <table:data-pilot-member table:name="0.5820" table:display="true" table:show-details="true"/>
                <table:data-pilot-member table:name="0.5821" table:display="true" table:show-details="true"/>
                <table:data-pilot-member table:name="0.5824" table:display="true" table:show-details="true"/>
                <table:data-pilot-member table:name="0.5827" table:display="true" table:show-details="true"/>
                <table:data-pilot-member table:name="0.5829" table:display="true" table:show-details="true"/>
                <table:data-pilot-member table:name="0.5831" table:display="true" table:show-details="true"/>
                <table:data-pilot-member table:name="0.5832" table:display="true" table:show-details="true"/>
                <table:data-pilot-member table:name="0.5833" table:display="true" table:show-details="true"/>
                <table:data-pilot-member table:name="0.5834" table:display="true" table:show-details="true"/>
                <table:data-pilot-member table:name="0.5835" table:display="true" table:show-details="true"/>
                <table:data-pilot-member table:name="0.5838" table:display="true" table:show-details="true"/>
                <table:data-pilot-member table:name="0.5840" table:display="true" table:show-details="true"/>
                <table:data-pilot-member table:name="0.5843" table:display="true" table:show-details="true"/>
                <table:data-pilot-member table:name="0.5851" table:display="true" table:show-details="true"/>
                <table:data-pilot-member table:name="0.5856" table:display="true" table:show-details="true"/>
                <table:data-pilot-member table:name="0.5859" table:display="true" table:show-details="true"/>
                <table:data-pilot-member table:name="0.5933" table:display="true" table:show-details="true"/>
                <table:data-pilot-member table:name="0.59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" table:orientation="data" table:used-hierarchy="0" table:function="average">
            <table:data-pilot-level table:show-empty="false">
              <table:data-pilot-members>
                <table:data-pilot-member table:name="0.2226" table:display="true" table:show-details="true"/>
                <table:data-pilot-member table:name="0.2473" table:display="true" table:show-details="true"/>
                <table:data-pilot-member table:name="0.2523" table:display="true" table:show-details="true"/>
                <table:data-pilot-member table:name="0.2659" table:display="true" table:show-details="true"/>
                <table:data-pilot-member table:name="0.2676" table:display="true" table:show-details="true"/>
                <table:data-pilot-member table:name="0.2732" table:display="true" table:show-details="true"/>
                <table:data-pilot-member table:name="0.2895" table:display="true" table:show-details="true"/>
                <table:data-pilot-member table:name="0.2917" table:display="true" table:show-details="true"/>
                <table:data-pilot-member table:name="0.2931" table:display="true" table:show-details="true"/>
                <table:data-pilot-member table:name="0.2976" table:display="true" table:show-details="true"/>
                <table:data-pilot-member table:name="0.2995" table:display="true" table:show-details="true"/>
                <table:data-pilot-member table:name="0.2997" table:display="true" table:show-details="true"/>
                <table:data-pilot-member table:name="0.3027" table:display="true" table:show-details="true"/>
                <table:data-pilot-member table:name="0.3031" table:display="true" table:show-details="true"/>
                <table:data-pilot-member table:name="0.3032" table:display="true" table:show-details="true"/>
                <table:data-pilot-member table:name="0.3034" table:display="true" table:show-details="true"/>
                <table:data-pilot-member table:name="0.3046" table:display="true" table:show-details="true"/>
                <table:data-pilot-member table:name="0.3047" table:display="true" table:show-details="true"/>
                <table:data-pilot-member table:name="0.3071" table:display="true" table:show-details="true"/>
                <table:data-pilot-member table:name="0.3087" table:display="true" table:show-details="true"/>
                <table:data-pilot-member table:name="0.3096" table:display="true" table:show-details="true"/>
                <table:data-pilot-member table:name="0.3112" table:display="true" table:show-details="true"/>
                <table:data-pilot-member table:name="0.3121" table:display="true" table:show-details="true"/>
                <table:data-pilot-member table:name="0.3127" table:display="true" table:show-details="true"/>
                <table:data-pilot-member table:name="0.3129" table:display="true" table:show-details="true"/>
                <table:data-pilot-member table:name="0.3143" table:display="true" table:show-details="true"/>
                <table:data-pilot-member table:name="0.3150" table:display="true" table:show-details="true"/>
                <table:data-pilot-member table:name="0.3151" table:display="true" table:show-details="true"/>
                <table:data-pilot-member table:name="0.3161" table:display="true" table:show-details="true"/>
                <table:data-pilot-member table:name="0.3166" table:display="true" table:show-details="true"/>
                <table:data-pilot-member table:name="0.3172" table:display="true" table:show-details="true"/>
                <table:data-pilot-member table:name="0.3173" table:display="true" table:show-details="true"/>
                <table:data-pilot-member table:name="0.3182" table:display="true" table:show-details="true"/>
                <table:data-pilot-member table:name="0.3189" table:display="true" table:show-details="true"/>
                <table:data-pilot-member table:name="0.3190" table:display="true" table:show-details="true"/>
                <table:data-pilot-member table:name="0.3203" table:display="true" table:show-details="true"/>
                <table:data-pilot-member table:name="0.3208" table:display="true" table:show-details="true"/>
                <table:data-pilot-member table:name="0.3213" table:display="true" table:show-details="true"/>
                <table:data-pilot-member table:name="0.3230" table:display="true" table:show-details="true"/>
                <table:data-pilot-member table:name="0.3243" table:display="true" table:show-details="true"/>
                <table:data-pilot-member table:name="0.3245" table:display="true" table:show-details="true"/>
                <table:data-pilot-member table:name="0.3246" table:display="true" table:show-details="true"/>
                <table:data-pilot-member table:name="0.3251" table:display="true" table:show-details="true"/>
                <table:data-pilot-member table:name="0.3253" table:display="true" table:show-details="true"/>
                <table:data-pilot-member table:name="0.3254" table:display="true" table:show-details="true"/>
                <table:data-pilot-member table:name="0.3257" table:display="true" table:show-details="true"/>
                <table:data-pilot-member table:name="0.3263" table:display="true" table:show-details="true"/>
                <table:data-pilot-member table:name="0.3275" table:display="true" table:show-details="true"/>
                <table:data-pilot-member table:name="0.3278" table:display="true" table:show-details="true"/>
                <table:data-pilot-member table:name="0.3279" table:display="true" table:show-details="true"/>
                <table:data-pilot-member table:name="0.3281" table:display="true" table:show-details="true"/>
                <table:data-pilot-member table:name="0.3304" table:display="true" table:show-details="true"/>
                <table:data-pilot-member table:name="0.3305" table:display="true" table:show-details="true"/>
                <table:data-pilot-member table:name="0.3309" table:display="true" table:show-details="true"/>
                <table:data-pilot-member table:name="0.3315" table:display="true" table:show-details="true"/>
                <table:data-pilot-member table:name="0.3323" table:display="true" table:show-details="true"/>
                <table:data-pilot-member table:name="0.3332" table:display="true" table:show-details="true"/>
                <table:data-pilot-member table:name="0.3333" table:display="true" table:show-details="true"/>
                <table:data-pilot-member table:name="0.3339" table:display="true" table:show-details="true"/>
                <table:data-pilot-member table:name="0.3357" table:display="true" table:show-details="true"/>
                <table:data-pilot-member table:name="0.3362" table:display="true" table:show-details="true"/>
                <table:data-pilot-member table:name="0.3364" table:display="true" table:show-details="true"/>
                <table:data-pilot-member table:name="0.3366" table:display="true" table:show-details="true"/>
                <table:data-pilot-member table:name="0.3370" table:display="true" table:show-details="true"/>
                <table:data-pilot-member table:name="0.3379" table:display="true" table:show-details="true"/>
                <table:data-pilot-member table:name="0.3385" table:display="true" table:show-details="true"/>
                <table:data-pilot-member table:name="0.3388" table:display="true" table:show-details="true"/>
                <table:data-pilot-member table:name="0.3390" table:display="true" table:show-details="true"/>
                <table:data-pilot-member table:name="0.3391" table:display="true" table:show-details="true"/>
                <table:data-pilot-member table:name="0.3392" table:display="true" table:show-details="true"/>
                <table:data-pilot-member table:name="0.3395" table:display="true" table:show-details="true"/>
                <table:data-pilot-member table:name="0.3397" table:display="true" table:show-details="true"/>
                <table:data-pilot-member table:name="0.3405" table:display="true" table:show-details="true"/>
                <table:data-pilot-member table:name="0.3407" table:display="true" table:show-details="true"/>
                <table:data-pilot-member table:name="0.3408" table:display="true" table:show-details="true"/>
                <table:data-pilot-member table:name="0.3413" table:display="true" table:show-details="true"/>
                <table:data-pilot-member table:name="0.3422" table:display="true" table:show-details="true"/>
                <table:data-pilot-member table:name="0.3423" table:display="true" table:show-details="true"/>
                <table:data-pilot-member table:name="0.3431" table:display="true" table:show-details="true"/>
                <table:data-pilot-member table:name="0.3433" table:display="true" table:show-details="true"/>
                <table:data-pilot-member table:name="0.3436" table:display="true" table:show-details="true"/>
                <table:data-pilot-member table:name="0.3439" table:display="true" table:show-details="true"/>
                <table:data-pilot-member table:name="0.3446" table:display="true" table:show-details="true"/>
                <table:data-pilot-member table:name="0.3447" table:display="true" table:show-details="true"/>
                <table:data-pilot-member table:name="0.3452" table:display="true" table:show-details="true"/>
                <table:data-pilot-member table:name="0.3454" table:display="true" table:show-details="true"/>
                <table:data-pilot-member table:name="0.3457" table:display="true" table:show-details="true"/>
                <table:data-pilot-member table:name="0.3460" table:display="true" table:show-details="true"/>
                <table:data-pilot-member table:name="0.3461" table:display="true" table:show-details="true"/>
                <table:data-pilot-member table:name="0.3463" table:display="true" table:show-details="true"/>
                <table:data-pilot-member table:name="0.3468" table:display="true" table:show-details="true"/>
                <table:data-pilot-member table:name="0.3469" table:display="true" table:show-details="true"/>
                <table:data-pilot-member table:name="0.3471" table:display="true" table:show-details="true"/>
                <table:data-pilot-member table:name="0.3474" table:display="true" table:show-details="true"/>
                <table:data-pilot-member table:name="0.3478" table:display="true" table:show-details="true"/>
                <table:data-pilot-member table:name="0.3482" table:display="true" table:show-details="true"/>
                <table:data-pilot-member table:name="0.3484" table:display="true" table:show-details="true"/>
                <table:data-pilot-member table:name="0.3488" table:display="true" table:show-details="true"/>
                <table:data-pilot-member table:name="0.3491" table:display="true" table:show-details="true"/>
                <table:data-pilot-member table:name="0.3493" table:display="true" table:show-details="true"/>
                <table:data-pilot-member table:name="0.3494" table:display="true" table:show-details="true"/>
                <table:data-pilot-member table:name="0.3496" table:display="true" table:show-details="true"/>
                <table:data-pilot-member table:name="0.3499" table:display="true" table:show-details="true"/>
                <table:data-pilot-member table:name="0.3500" table:display="true" table:show-details="true"/>
                <table:data-pilot-member table:name="0.3503" table:display="true" table:show-details="true"/>
                <table:data-pilot-member table:name="0.3505" table:display="true" table:show-details="true"/>
                <table:data-pilot-member table:name="0.3507" table:display="true" table:show-details="true"/>
                <table:data-pilot-member table:name="0.3508" table:display="true" table:show-details="true"/>
                <table:data-pilot-member table:name="0.3509" table:display="true" table:show-details="true"/>
                <table:data-pilot-member table:name="0.3515" table:display="true" table:show-details="true"/>
                <table:data-pilot-member table:name="0.3518" table:display="true" table:show-details="true"/>
                <table:data-pilot-member table:name="0.3520" table:display="true" table:show-details="true"/>
                <table:data-pilot-member table:name="0.3523" table:display="true" table:show-details="true"/>
                <table:data-pilot-member table:name="0.3524" table:display="true" table:show-details="true"/>
                <table:data-pilot-member table:name="0.3532" table:display="true" table:show-details="true"/>
                <table:data-pilot-member table:name="0.3533" table:display="true" table:show-details="true"/>
                <table:data-pilot-member table:name="0.3535" table:display="true" table:show-details="true"/>
                <table:data-pilot-member table:name="0.3540" table:display="true" table:show-details="true"/>
                <table:data-pilot-member table:name="0.3542" table:display="true" table:show-details="true"/>
                <table:data-pilot-member table:name="0.3549" table:display="true" table:show-details="true"/>
                <table:data-pilot-member table:name="0.3551" table:display="true" table:show-details="true"/>
                <table:data-pilot-member table:name="0.3553" table:display="true" table:show-details="true"/>
                <table:data-pilot-member table:name="0.3555" table:display="true" table:show-details="true"/>
                <table:data-pilot-member table:name="0.3557" table:display="true" table:show-details="true"/>
                <table:data-pilot-member table:name="0.3559" table:display="true" table:show-details="true"/>
                <table:data-pilot-member table:name="0.3560" table:display="true" table:show-details="true"/>
                <table:data-pilot-member table:name="0.3563" table:display="true" table:show-details="true"/>
                <table:data-pilot-member table:name="0.3564" table:display="true" table:show-details="true"/>
                <table:data-pilot-member table:name="0.3567" table:display="true" table:show-details="true"/>
                <table:data-pilot-member table:name="0.3570" table:display="true" table:show-details="true"/>
                <table:data-pilot-member table:name="0.3571" table:display="true" table:show-details="true"/>
                <table:data-pilot-member table:name="0.3573" table:display="true" table:show-details="true"/>
                <table:data-pilot-member table:name="0.3576" table:display="true" table:show-details="true"/>
                <table:data-pilot-member table:name="0.3577" table:display="true" table:show-details="true"/>
                <table:data-pilot-member table:name="0.3580" table:display="true" table:show-details="true"/>
                <table:data-pilot-member table:name="0.3581" table:display="true" table:show-details="true"/>
                <table:data-pilot-member table:name="0.3583" table:display="true" table:show-details="true"/>
                <table:data-pilot-member table:name="0.3586" table:display="true" table:show-details="true"/>
                <table:data-pilot-member table:name="0.3587" table:display="true" table:show-details="true"/>
                <table:data-pilot-member table:name="0.3590" table:display="true" table:show-details="true"/>
                <table:data-pilot-member table:name="0.3592" table:display="true" table:show-details="true"/>
                <table:data-pilot-member table:name="0.3593" table:display="true" table:show-details="true"/>
                <table:data-pilot-member table:name="0.3596" table:display="true" table:show-details="true"/>
                <table:data-pilot-member table:name="0.3598" table:display="true" table:show-details="true"/>
                <table:data-pilot-member table:name="0.3600" table:display="true" table:show-details="true"/>
                <table:data-pilot-member table:name="0.3601" table:display="true" table:show-details="true"/>
                <table:data-pilot-member table:name="0.3606" table:display="true" table:show-details="true"/>
                <table:data-pilot-member table:name="0.3607" table:display="true" table:show-details="true"/>
                <table:data-pilot-member table:name="0.3608" table:display="true" table:show-details="true"/>
                <table:data-pilot-member table:name="0.3609" table:display="true" table:show-details="true"/>
                <table:data-pilot-member table:name="0.3610" table:display="true" table:show-details="true"/>
                <table:data-pilot-member table:name="0.3611" table:display="true" table:show-details="true"/>
                <table:data-pilot-member table:name="0.3612" table:display="true" table:show-details="true"/>
                <table:data-pilot-member table:name="0.3613" table:display="true" table:show-details="true"/>
                <table:data-pilot-member table:name="0.3615" table:display="true" table:show-details="true"/>
                <table:data-pilot-member table:name="0.3618" table:display="true" table:show-details="true"/>
                <table:data-pilot-member table:name="0.3619" table:display="true" table:show-details="true"/>
                <table:data-pilot-member table:name="0.3621" table:display="true" table:show-details="true"/>
                <table:data-pilot-member table:name="0.3622" table:display="true" table:show-details="true"/>
                <table:data-pilot-member table:name="0.3623" table:display="true" table:show-details="true"/>
                <table:data-pilot-member table:name="0.3624" table:display="true" table:show-details="true"/>
                <table:data-pilot-member table:name="0.3630" table:display="true" table:show-details="true"/>
                <table:data-pilot-member table:name="0.3633" table:display="true" table:show-details="true"/>
                <table:data-pilot-member table:name="0.3637" table:display="true" table:show-details="true"/>
                <table:data-pilot-member table:name="0.3638" table:display="true" table:show-details="true"/>
                <table:data-pilot-member table:name="0.3640" table:display="true" table:show-details="true"/>
                <table:data-pilot-member table:name="0.3641" table:display="true" table:show-details="true"/>
                <table:data-pilot-member table:name="0.3642" table:display="true" table:show-details="true"/>
                <table:data-pilot-member table:name="0.3643" table:display="true" table:show-details="true"/>
                <table:data-pilot-member table:name="0.3644" table:display="true" table:show-details="true"/>
                <table:data-pilot-member table:name="0.3646" table:display="true" table:show-details="true"/>
                <table:data-pilot-member table:name="0.3648" table:display="true" table:show-details="true"/>
                <table:data-pilot-member table:name="0.3649" table:display="true" table:show-details="true"/>
                <table:data-pilot-member table:name="0.3651" table:display="true" table:show-details="true"/>
                <table:data-pilot-member table:name="0.3652" table:display="true" table:show-details="true"/>
                <table:data-pilot-member table:name="0.3654" table:display="true" table:show-details="true"/>
                <table:data-pilot-member table:name="0.3655" table:display="true" table:show-details="true"/>
                <table:data-pilot-member table:name="0.3656" table:display="true" table:show-details="true"/>
                <table:data-pilot-member table:name="0.3657" table:display="true" table:show-details="true"/>
                <table:data-pilot-member table:name="0.3658" table:display="true" table:show-details="true"/>
                <table:data-pilot-member table:name="0.3659" table:display="true" table:show-details="true"/>
                <table:data-pilot-member table:name="0.3660" table:display="true" table:show-details="true"/>
                <table:data-pilot-member table:name="0.3661" table:display="true" table:show-details="true"/>
                <table:data-pilot-member table:name="0.3662" table:display="true" table:show-details="true"/>
                <table:data-pilot-member table:name="0.3664" table:display="true" table:show-details="true"/>
                <table:data-pilot-member table:name="0.3665" table:display="true" table:show-details="true"/>
                <table:data-pilot-member table:name="0.3666" table:display="true" table:show-details="true"/>
                <table:data-pilot-member table:name="0.3668" table:display="true" table:show-details="true"/>
                <table:data-pilot-member table:name="0.3671" table:display="true" table:show-details="true"/>
                <table:data-pilot-member table:name="0.3672" table:display="true" table:show-details="true"/>
                <table:data-pilot-member table:name="0.3673" table:display="true" table:show-details="true"/>
                <table:data-pilot-member table:name="0.3676" table:display="true" table:show-details="true"/>
                <table:data-pilot-member table:name="0.3677" table:display="true" table:show-details="true"/>
                <table:data-pilot-member table:name="0.3678" table:display="true" table:show-details="true"/>
                <table:data-pilot-member table:name="0.3679" table:display="true" table:show-details="true"/>
                <table:data-pilot-member table:name="0.3680" table:display="true" table:show-details="true"/>
                <table:data-pilot-member table:name="0.3681" table:display="true" table:show-details="true"/>
                <table:data-pilot-member table:name="0.3682" table:display="true" table:show-details="true"/>
                <table:data-pilot-member table:name="0.3683" table:display="true" table:show-details="true"/>
                <table:data-pilot-member table:name="0.3684" table:display="true" table:show-details="true"/>
                <table:data-pilot-member table:name="0.3685" table:display="true" table:show-details="true"/>
                <table:data-pilot-member table:name="0.3686" table:display="true" table:show-details="true"/>
                <table:data-pilot-member table:name="0.3687" table:display="true" table:show-details="true"/>
                <table:data-pilot-member table:name="0.3688" table:display="true" table:show-details="true"/>
                <table:data-pilot-member table:name="0.3689" table:display="true" table:show-details="true"/>
                <table:data-pilot-member table:name="0.3690" table:display="true" table:show-details="true"/>
                <table:data-pilot-member table:name="0.3691" table:display="true" table:show-details="true"/>
                <table:data-pilot-member table:name="0.3693" table:display="true" table:show-details="true"/>
                <table:data-pilot-member table:name="0.3694" table:display="true" table:show-details="true"/>
                <table:data-pilot-member table:name="0.3696" table:display="true" table:show-details="true"/>
                <table:data-pilot-member table:name="0.3697" table:display="true" table:show-details="true"/>
                <table:data-pilot-member table:name="0.3698" table:display="true" table:show-details="true"/>
                <table:data-pilot-member table:name="0.3699" table:display="true" table:show-details="true"/>
                <table:data-pilot-member table:name="0.3701" table:display="true" table:show-details="true"/>
                <table:data-pilot-member table:name="0.3702" table:display="true" table:show-details="true"/>
                <table:data-pilot-member table:name="0.3703" table:display="true" table:show-details="true"/>
                <table:data-pilot-member table:name="0.3705" table:display="true" table:show-details="true"/>
                <table:data-pilot-member table:name="0.3706" table:display="true" table:show-details="true"/>
                <table:data-pilot-member table:name="0.3707" table:display="true" table:show-details="true"/>
                <table:data-pilot-member table:name="0.3708" table:display="true" table:show-details="true"/>
                <table:data-pilot-member table:name="0.3709" table:display="true" table:show-details="true"/>
                <table:data-pilot-member table:name="0.3712" table:display="true" table:show-details="true"/>
                <table:data-pilot-member table:name="0.3713" table:display="true" table:show-details="true"/>
                <table:data-pilot-member table:name="0.3714" table:display="true" table:show-details="true"/>
                <table:data-pilot-member table:name="0.3715" table:display="true" table:show-details="true"/>
                <table:data-pilot-member table:name="0.3716" table:display="true" table:show-details="true"/>
                <table:data-pilot-member table:name="0.3717" table:display="true" table:show-details="true"/>
                <table:data-pilot-member table:name="0.3718" table:display="true" table:show-details="true"/>
                <table:data-pilot-member table:name="0.3719" table:display="true" table:show-details="true"/>
                <table:data-pilot-member table:name="0.3720" table:display="true" table:show-details="true"/>
                <table:data-pilot-member table:name="0.3721" table:display="true" table:show-details="true"/>
                <table:data-pilot-member table:name="0.3722" table:display="true" table:show-details="true"/>
                <table:data-pilot-member table:name="0.3723" table:display="true" table:show-details="true"/>
                <table:data-pilot-member table:name="0.3724" table:display="true" table:show-details="true"/>
                <table:data-pilot-member table:name="0.3727" table:display="true" table:show-details="true"/>
                <table:data-pilot-member table:name="0.3728" table:display="true" table:show-details="true"/>
                <table:data-pilot-member table:name="0.3729" table:display="true" table:show-details="true"/>
                <table:data-pilot-member table:name="0.3730" table:display="true" table:show-details="true"/>
                <table:data-pilot-member table:name="0.3735" table:display="true" table:show-details="true"/>
                <table:data-pilot-member table:name="0.3736" table:display="true" table:show-details="true"/>
                <table:data-pilot-member table:name="0.3737" table:display="true" table:show-details="true"/>
                <table:data-pilot-member table:name="0.3738" table:display="true" table:show-details="true"/>
                <table:data-pilot-member table:name="0.3740" table:display="true" table:show-details="true"/>
                <table:data-pilot-member table:name="0.3741" table:display="true" table:show-details="true"/>
                <table:data-pilot-member table:name="0.3742" table:display="true" table:show-details="true"/>
                <table:data-pilot-member table:name="0.3743" table:display="true" table:show-details="true"/>
                <table:data-pilot-member table:name="0.3744" table:display="true" table:show-details="true"/>
                <table:data-pilot-member table:name="0.3746" table:display="true" table:show-details="true"/>
                <table:data-pilot-member table:name="0.3747" table:display="true" table:show-details="true"/>
                <table:data-pilot-member table:name="0.3748" table:display="true" table:show-details="true"/>
                <table:data-pilot-member table:name="0.3749" table:display="true" table:show-details="true"/>
                <table:data-pilot-member table:name="0.3750" table:display="true" table:show-details="true"/>
                <table:data-pilot-member table:name="0.3751" table:display="true" table:show-details="true"/>
                <table:data-pilot-member table:name="0.3752" table:display="true" table:show-details="true"/>
                <table:data-pilot-member table:name="0.3753" table:display="true" table:show-details="true"/>
                <table:data-pilot-member table:name="0.3754" table:display="true" table:show-details="true"/>
                <table:data-pilot-member table:name="0.3755" table:display="true" table:show-details="true"/>
                <table:data-pilot-member table:name="0.3756" table:display="true" table:show-details="true"/>
                <table:data-pilot-member table:name="0.3757" table:display="true" table:show-details="true"/>
                <table:data-pilot-member table:name="0.3758" table:display="true" table:show-details="true"/>
                <table:data-pilot-member table:name="0.3759" table:display="true" table:show-details="true"/>
                <table:data-pilot-member table:name="0.3760" table:display="true" table:show-details="true"/>
                <table:data-pilot-member table:name="0.3762" table:display="true" table:show-details="true"/>
                <table:data-pilot-member table:name="0.3763" table:display="true" table:show-details="true"/>
                <table:data-pilot-member table:name="0.3764" table:display="true" table:show-details="true"/>
                <table:data-pilot-member table:name="0.3765" table:display="true" table:show-details="true"/>
                <table:data-pilot-member table:name="0.3766" table:display="true" table:show-details="true"/>
                <table:data-pilot-member table:name="0.3767" table:display="true" table:show-details="true"/>
                <table:data-pilot-member table:name="0.3768" table:display="true" table:show-details="true"/>
                <table:data-pilot-member table:name="0.3770" table:display="true" table:show-details="true"/>
                <table:data-pilot-member table:name="0.3771" table:display="true" table:show-details="true"/>
                <table:data-pilot-member table:name="0.3772" table:display="true" table:show-details="true"/>
                <table:data-pilot-member table:name="0.3773" table:display="true" table:show-details="true"/>
                <table:data-pilot-member table:name="0.3774" table:display="true" table:show-details="true"/>
                <table:data-pilot-member table:name="0.3776" table:display="true" table:show-details="true"/>
                <table:data-pilot-member table:name="0.3778" table:display="true" table:show-details="true"/>
                <table:data-pilot-member table:name="0.3779" table:display="true" table:show-details="true"/>
                <table:data-pilot-member table:name="0.3780" table:display="true" table:show-details="true"/>
                <table:data-pilot-member table:name="0.3781" table:display="true" table:show-details="true"/>
                <table:data-pilot-member table:name="0.3782" table:display="true" table:show-details="true"/>
                <table:data-pilot-member table:name="0.3783" table:display="true" table:show-details="true"/>
                <table:data-pilot-member table:name="0.3784" table:display="true" table:show-details="true"/>
                <table:data-pilot-member table:name="0.3785" table:display="true" table:show-details="true"/>
                <table:data-pilot-member table:name="0.3786" table:display="true" table:show-details="true"/>
                <table:data-pilot-member table:name="0.3788" table:display="true" table:show-details="true"/>
                <table:data-pilot-member table:name="0.3789" table:display="true" table:show-details="true"/>
                <table:data-pilot-member table:name="0.3790" table:display="true" table:show-details="true"/>
                <table:data-pilot-member table:name="0.3792" table:display="true" table:show-details="true"/>
                <table:data-pilot-member table:name="0.3793" table:display="true" table:show-details="true"/>
                <table:data-pilot-member table:name="0.3794" table:display="true" table:show-details="true"/>
                <table:data-pilot-member table:name="0.3795" table:display="true" table:show-details="true"/>
                <table:data-pilot-member table:name="0.3796" table:display="true" table:show-details="true"/>
                <table:data-pilot-member table:name="0.3797" table:display="true" table:show-details="true"/>
                <table:data-pilot-member table:name="0.3798" table:display="true" table:show-details="true"/>
                <table:data-pilot-member table:name="0.3800" table:display="true" table:show-details="true"/>
                <table:data-pilot-member table:name="0.3801" table:display="true" table:show-details="true"/>
                <table:data-pilot-member table:name="0.3802" table:display="true" table:show-details="true"/>
                <table:data-pilot-member table:name="0.3803" table:display="true" table:show-details="true"/>
                <table:data-pilot-member table:name="0.3804" table:display="true" table:show-details="true"/>
                <table:data-pilot-member table:name="0.3805" table:display="true" table:show-details="true"/>
                <table:data-pilot-member table:name="0.3806" table:display="true" table:show-details="true"/>
                <table:data-pilot-member table:name="0.3807" table:display="true" table:show-details="true"/>
                <table:data-pilot-member table:name="0.3808" table:display="true" table:show-details="true"/>
                <table:data-pilot-member table:name="0.3809" table:display="true" table:show-details="true"/>
                <table:data-pilot-member table:name="0.3810" table:display="true" table:show-details="true"/>
                <table:data-pilot-member table:name="0.3811" table:display="true" table:show-details="true"/>
                <table:data-pilot-member table:name="0.3812" table:display="true" table:show-details="true"/>
                <table:data-pilot-member table:name="0.3813" table:display="true" table:show-details="true"/>
                <table:data-pilot-member table:name="0.3814" table:display="true" table:show-details="true"/>
                <table:data-pilot-member table:name="0.3815" table:display="true" table:show-details="true"/>
                <table:data-pilot-member table:name="0.3816" table:display="true" table:show-details="true"/>
                <table:data-pilot-member table:name="0.3817" table:display="true" table:show-details="true"/>
                <table:data-pilot-member table:name="0.3818" table:display="true" table:show-details="true"/>
                <table:data-pilot-member table:name="0.3819" table:display="true" table:show-details="true"/>
                <table:data-pilot-member table:name="0.3820" table:display="true" table:show-details="true"/>
                <table:data-pilot-member table:name="0.3821" table:display="true" table:show-details="true"/>
                <table:data-pilot-member table:name="0.3822" table:display="true" table:show-details="true"/>
                <table:data-pilot-member table:name="0.3823" table:display="true" table:show-details="true"/>
                <table:data-pilot-member table:name="0.3824" table:display="true" table:show-details="true"/>
                <table:data-pilot-member table:name="0.3825" table:display="true" table:show-details="true"/>
                <table:data-pilot-member table:name="0.3827" table:display="true" table:show-details="true"/>
                <table:data-pilot-member table:name="0.3828" table:display="true" table:show-details="true"/>
                <table:data-pilot-member table:name="0.3829" table:display="true" table:show-details="true"/>
                <table:data-pilot-member table:name="0.3831" table:display="true" table:show-details="true"/>
                <table:data-pilot-member table:name="0.3832" table:display="true" table:show-details="true"/>
                <table:data-pilot-member table:name="0.3833" table:display="true" table:show-details="true"/>
                <table:data-pilot-member table:name="0.3834" table:display="true" table:show-details="true"/>
                <table:data-pilot-member table:name="0.3835" table:display="true" table:show-details="true"/>
                <table:data-pilot-member table:name="0.3836" table:display="true" table:show-details="true"/>
                <table:data-pilot-member table:name="0.3837" table:display="true" table:show-details="true"/>
                <table:data-pilot-member table:name="0.3838" table:display="true" table:show-details="true"/>
                <table:data-pilot-member table:name="0.3839" table:display="true" table:show-details="true"/>
                <table:data-pilot-member table:name="0.3840" table:display="true" table:show-details="true"/>
                <table:data-pilot-member table:name="0.3841" table:display="true" table:show-details="true"/>
                <table:data-pilot-member table:name="0.3842" table:display="true" table:show-details="true"/>
                <table:data-pilot-member table:name="0.3843" table:display="true" table:show-details="true"/>
                <table:data-pilot-member table:name="0.3844" table:display="true" table:show-details="true"/>
                <table:data-pilot-member table:name="0.3845" table:display="true" table:show-details="true"/>
                <table:data-pilot-member table:name="0.3846" table:display="true" table:show-details="true"/>
                <table:data-pilot-member table:name="0.3847" table:display="true" table:show-details="true"/>
                <table:data-pilot-member table:name="0.3848" table:display="true" table:show-details="true"/>
                <table:data-pilot-member table:name="0.3849" table:display="true" table:show-details="true"/>
                <table:data-pilot-member table:name="0.3850" table:display="true" table:show-details="true"/>
                <table:data-pilot-member table:name="0.3851" table:display="true" table:show-details="true"/>
                <table:data-pilot-member table:name="0.3852" table:display="true" table:show-details="true"/>
                <table:data-pilot-member table:name="0.3853" table:display="true" table:show-details="true"/>
                <table:data-pilot-member table:name="0.3854" table:display="true" table:show-details="true"/>
                <table:data-pilot-member table:name="0.3855" table:display="true" table:show-details="true"/>
                <table:data-pilot-member table:name="0.3856" table:display="true" table:show-details="true"/>
                <table:data-pilot-member table:name="0.3857" table:display="true" table:show-details="true"/>
                <table:data-pilot-member table:name="0.3859" table:display="true" table:show-details="true"/>
                <table:data-pilot-member table:name="0.3860" table:display="true" table:show-details="true"/>
                <table:data-pilot-member table:name="0.3861" table:display="true" table:show-details="true"/>
                <table:data-pilot-member table:name="0.3862" table:display="true" table:show-details="true"/>
                <table:data-pilot-member table:name="0.3865" table:display="true" table:show-details="true"/>
                <table:data-pilot-member table:name="0.3866" table:display="true" table:show-details="true"/>
                <table:data-pilot-member table:name="0.3868" table:display="true" table:show-details="true"/>
                <table:data-pilot-member table:name="0.3870" table:display="true" table:show-details="true"/>
                <table:data-pilot-member table:name="0.3871" table:display="true" table:show-details="true"/>
                <table:data-pilot-member table:name="0.3872" table:display="true" table:show-details="true"/>
                <table:data-pilot-member table:name="0.3873" table:display="true" table:show-details="true"/>
                <table:data-pilot-member table:name="0.3874" table:display="true" table:show-details="true"/>
                <table:data-pilot-member table:name="0.3875" table:display="true" table:show-details="true"/>
                <table:data-pilot-member table:name="0.3876" table:display="true" table:show-details="true"/>
                <table:data-pilot-member table:name="0.3877" table:display="true" table:show-details="true"/>
                <table:data-pilot-member table:name="0.3878" table:display="true" table:show-details="true"/>
                <table:data-pilot-member table:name="0.3879" table:display="true" table:show-details="true"/>
                <table:data-pilot-member table:name="0.3880" table:display="true" table:show-details="true"/>
                <table:data-pilot-member table:name="0.3881" table:display="true" table:show-details="true"/>
                <table:data-pilot-member table:name="0.3883" table:display="true" table:show-details="true"/>
                <table:data-pilot-member table:name="0.3884" table:display="true" table:show-details="true"/>
                <table:data-pilot-member table:name="0.3885" table:display="true" table:show-details="true"/>
                <table:data-pilot-member table:name="0.3886" table:display="true" table:show-details="true"/>
                <table:data-pilot-member table:name="0.3887" table:display="true" table:show-details="true"/>
                <table:data-pilot-member table:name="0.3888" table:display="true" table:show-details="true"/>
                <table:data-pilot-member table:name="0.3889" table:display="true" table:show-details="true"/>
                <table:data-pilot-member table:name="0.3890" table:display="true" table:show-details="true"/>
                <table:data-pilot-member table:name="0.3891" table:display="true" table:show-details="true"/>
                <table:data-pilot-member table:name="0.3892" table:display="true" table:show-details="true"/>
                <table:data-pilot-member table:name="0.3893" table:display="true" table:show-details="true"/>
                <table:data-pilot-member table:name="0.3898" table:display="true" table:show-details="true"/>
                <table:data-pilot-member table:name="0.3899" table:display="true" table:show-details="true"/>
                <table:data-pilot-member table:name="0.3900" table:display="true" table:show-details="true"/>
                <table:data-pilot-member table:name="0.3901" table:display="true" table:show-details="true"/>
                <table:data-pilot-member table:name="0.3902" table:display="true" table:show-details="true"/>
                <table:data-pilot-member table:name="0.3903" table:display="true" table:show-details="true"/>
                <table:data-pilot-member table:name="0.3904" table:display="true" table:show-details="true"/>
                <table:data-pilot-member table:name="0.3905" table:display="true" table:show-details="true"/>
                <table:data-pilot-member table:name="0.3906" table:display="true" table:show-details="true"/>
                <table:data-pilot-member table:name="0.3907" table:display="true" table:show-details="true"/>
                <table:data-pilot-member table:name="0.3908" table:display="true" table:show-details="true"/>
                <table:data-pilot-member table:name="0.3909" table:display="true" table:show-details="true"/>
                <table:data-pilot-member table:name="0.3910" table:display="true" table:show-details="true"/>
                <table:data-pilot-member table:name="0.3913" table:display="true" table:show-details="true"/>
                <table:data-pilot-member table:name="0.3914" table:display="true" table:show-details="true"/>
                <table:data-pilot-member table:name="0.3915" table:display="true" table:show-details="true"/>
                <table:data-pilot-member table:name="0.3916" table:display="true" table:show-details="true"/>
                <table:data-pilot-member table:name="0.3918" table:display="true" table:show-details="true"/>
                <table:data-pilot-member table:name="0.3919" table:display="true" table:show-details="true"/>
                <table:data-pilot-member table:name="0.3920" table:display="true" table:show-details="true"/>
                <table:data-pilot-member table:name="0.3921" table:display="true" table:show-details="true"/>
                <table:data-pilot-member table:name="0.3922" table:display="true" table:show-details="true"/>
                <table:data-pilot-member table:name="0.3924" table:display="true" table:show-details="true"/>
                <table:data-pilot-member table:name="0.3925" table:display="true" table:show-details="true"/>
                <table:data-pilot-member table:name="0.3926" table:display="true" table:show-details="true"/>
                <table:data-pilot-member table:name="0.3927" table:display="true" table:show-details="true"/>
                <table:data-pilot-member table:name="0.3928" table:display="true" table:show-details="true"/>
                <table:data-pilot-member table:name="0.3929" table:display="true" table:show-details="true"/>
                <table:data-pilot-member table:name="0.3930" table:display="true" table:show-details="true"/>
                <table:data-pilot-member table:name="0.3931" table:display="true" table:show-details="true"/>
                <table:data-pilot-member table:name="0.3932" table:display="true" table:show-details="true"/>
                <table:data-pilot-member table:name="0.3934" table:display="true" table:show-details="true"/>
                <table:data-pilot-member table:name="0.3935" table:display="true" table:show-details="true"/>
                <table:data-pilot-member table:name="0.3936" table:display="true" table:show-details="true"/>
                <table:data-pilot-member table:name="0.3937" table:display="true" table:show-details="true"/>
                <table:data-pilot-member table:name="0.3938" table:display="true" table:show-details="true"/>
                <table:data-pilot-member table:name="0.3939" table:display="true" table:show-details="true"/>
                <table:data-pilot-member table:name="0.3940" table:display="true" table:show-details="true"/>
                <table:data-pilot-member table:name="0.3941" table:display="true" table:show-details="true"/>
                <table:data-pilot-member table:name="0.3943" table:display="true" table:show-details="true"/>
                <table:data-pilot-member table:name="0.3947" table:display="true" table:show-details="true"/>
                <table:data-pilot-member table:name="0.3948" table:display="true" table:show-details="true"/>
                <table:data-pilot-member table:name="0.3949" table:display="true" table:show-details="true"/>
                <table:data-pilot-member table:name="0.3950" table:display="true" table:show-details="true"/>
                <table:data-pilot-member table:name="0.3951" table:display="true" table:show-details="true"/>
                <table:data-pilot-member table:name="0.3952" table:display="true" table:show-details="true"/>
                <table:data-pilot-member table:name="0.3953" table:display="true" table:show-details="true"/>
                <table:data-pilot-member table:name="0.3955" table:display="true" table:show-details="true"/>
                <table:data-pilot-member table:name="0.3956" table:display="true" table:show-details="true"/>
                <table:data-pilot-member table:name="0.3957" table:display="true" table:show-details="true"/>
                <table:data-pilot-member table:name="0.3958" table:display="true" table:show-details="true"/>
                <table:data-pilot-member table:name="0.3961" table:display="true" table:show-details="true"/>
                <table:data-pilot-member table:name="0.3962" table:display="true" table:show-details="true"/>
                <table:data-pilot-member table:name="0.3963" table:display="true" table:show-details="true"/>
                <table:data-pilot-member table:name="0.3965" table:display="true" table:show-details="true"/>
                <table:data-pilot-member table:name="0.3966" table:display="true" table:show-details="true"/>
                <table:data-pilot-member table:name="0.3968" table:display="true" table:show-details="true"/>
                <table:data-pilot-member table:name="0.3969" table:display="true" table:show-details="true"/>
                <table:data-pilot-member table:name="0.3970" table:display="true" table:show-details="true"/>
                <table:data-pilot-member table:name="0.3971" table:display="true" table:show-details="true"/>
                <table:data-pilot-member table:name="0.3972" table:display="true" table:show-details="true"/>
                <table:data-pilot-member table:name="0.3973" table:display="true" table:show-details="true"/>
                <table:data-pilot-member table:name="0.3974" table:display="true" table:show-details="true"/>
                <table:data-pilot-member table:name="0.3975" table:display="true" table:show-details="true"/>
                <table:data-pilot-member table:name="0.3976" table:display="true" table:show-details="true"/>
                <table:data-pilot-member table:name="0.3978" table:display="true" table:show-details="true"/>
                <table:data-pilot-member table:name="0.3979" table:display="true" table:show-details="true"/>
                <table:data-pilot-member table:name="0.3980" table:display="true" table:show-details="true"/>
                <table:data-pilot-member table:name="0.3981" table:display="true" table:show-details="true"/>
                <table:data-pilot-member table:name="0.3982" table:display="true" table:show-details="true"/>
                <table:data-pilot-member table:name="0.3984" table:display="true" table:show-details="true"/>
                <table:data-pilot-member table:name="0.3985" table:display="true" table:show-details="true"/>
                <table:data-pilot-member table:name="0.3986" table:display="true" table:show-details="true"/>
                <table:data-pilot-member table:name="0.3989" table:display="true" table:show-details="true"/>
                <table:data-pilot-member table:name="0.3990" table:display="true" table:show-details="true"/>
                <table:data-pilot-member table:name="0.3991" table:display="true" table:show-details="true"/>
                <table:data-pilot-member table:name="0.3992" table:display="true" table:show-details="true"/>
                <table:data-pilot-member table:name="0.3993" table:display="true" table:show-details="true"/>
                <table:data-pilot-member table:name="0.3994" table:display="true" table:show-details="true"/>
                <table:data-pilot-member table:name="0.3996" table:display="true" table:show-details="true"/>
                <table:data-pilot-member table:name="0.3998" table:display="true" table:show-details="true"/>
                <table:data-pilot-member table:name="0.4003" table:display="true" table:show-details="true"/>
                <table:data-pilot-member table:name="0.4004" table:display="true" table:show-details="true"/>
                <table:data-pilot-member table:name="0.4005" table:display="true" table:show-details="true"/>
                <table:data-pilot-member table:name="0.4009" table:display="true" table:show-details="true"/>
                <table:data-pilot-member table:name="0.4010" table:display="true" table:show-details="true"/>
                <table:data-pilot-member table:name="0.4011" table:display="true" table:show-details="true"/>
                <table:data-pilot-member table:name="0.4012" table:display="true" table:show-details="true"/>
                <table:data-pilot-member table:name="0.4014" table:display="true" table:show-details="true"/>
                <table:data-pilot-member table:name="0.4016" table:display="true" table:show-details="true"/>
                <table:data-pilot-member table:name="0.4017" table:display="true" table:show-details="true"/>
                <table:data-pilot-member table:name="0.4018" table:display="true" table:show-details="true"/>
                <table:data-pilot-member table:name="0.4019" table:display="true" table:show-details="true"/>
                <table:data-pilot-member table:name="0.4020" table:display="true" table:show-details="true"/>
                <table:data-pilot-member table:name="0.4021" table:display="true" table:show-details="true"/>
                <table:data-pilot-member table:name="0.4022" table:display="true" table:show-details="true"/>
                <table:data-pilot-member table:name="0.4023" table:display="true" table:show-details="true"/>
                <table:data-pilot-member table:name="0.4024" table:display="true" table:show-details="true"/>
                <table:data-pilot-member table:name="0.4026" table:display="true" table:show-details="true"/>
                <table:data-pilot-member table:name="0.4028" table:display="true" table:show-details="true"/>
                <table:data-pilot-member table:name="0.4031" table:display="true" table:show-details="true"/>
                <table:data-pilot-member table:name="0.4032" table:display="true" table:show-details="true"/>
                <table:data-pilot-member table:name="0.4033" table:display="true" table:show-details="true"/>
                <table:data-pilot-member table:name="0.4034" table:display="true" table:show-details="true"/>
                <table:data-pilot-member table:name="0.4035" table:display="true" table:show-details="true"/>
                <table:data-pilot-member table:name="0.4036" table:display="true" table:show-details="true"/>
                <table:data-pilot-member table:name="0.4037" table:display="true" table:show-details="true"/>
                <table:data-pilot-member table:name="0.4038" table:display="true" table:show-details="true"/>
                <table:data-pilot-member table:name="0.4043" table:display="true" table:show-details="true"/>
                <table:data-pilot-member table:name="0.4044" table:display="true" table:show-details="true"/>
                <table:data-pilot-member table:name="0.4046" table:display="true" table:show-details="true"/>
                <table:data-pilot-member table:name="0.4047" table:display="true" table:show-details="true"/>
                <table:data-pilot-member table:name="0.4048" table:display="true" table:show-details="true"/>
                <table:data-pilot-member table:name="0.4049" table:display="true" table:show-details="true"/>
                <table:data-pilot-member table:name="0.4052" table:display="true" table:show-details="true"/>
                <table:data-pilot-member table:name="0.4054" table:display="true" table:show-details="true"/>
                <table:data-pilot-member table:name="0.4056" table:display="true" table:show-details="true"/>
                <table:data-pilot-member table:name="0.4057" table:display="true" table:show-details="true"/>
                <table:data-pilot-member table:name="0.4058" table:display="true" table:show-details="true"/>
                <table:data-pilot-member table:name="0.4061" table:display="true" table:show-details="true"/>
                <table:data-pilot-member table:name="0.4062" table:display="true" table:show-details="true"/>
                <table:data-pilot-member table:name="0.4066" table:display="true" table:show-details="true"/>
                <table:data-pilot-member table:name="0.4067" table:display="true" table:show-details="true"/>
                <table:data-pilot-member table:name="0.4068" table:display="true" table:show-details="true"/>
                <table:data-pilot-member table:name="0.4071" table:display="true" table:show-details="true"/>
                <table:data-pilot-member table:name="0.4074" table:display="true" table:show-details="true"/>
                <table:data-pilot-member table:name="0.4076" table:display="true" table:show-details="true"/>
                <table:data-pilot-member table:name="0.4077" table:display="true" table:show-details="true"/>
                <table:data-pilot-member table:name="0.4078" table:display="true" table:show-details="true"/>
                <table:data-pilot-member table:name="0.4080" table:display="true" table:show-details="true"/>
                <table:data-pilot-member table:name="0.4081" table:display="true" table:show-details="true"/>
                <table:data-pilot-member table:name="0.4082" table:display="true" table:show-details="true"/>
                <table:data-pilot-member table:name="0.4084" table:display="true" table:show-details="true"/>
                <table:data-pilot-member table:name="0.4085" table:display="true" table:show-details="true"/>
                <table:data-pilot-member table:name="0.4086" table:display="true" table:show-details="true"/>
                <table:data-pilot-member table:name="0.4089" table:display="true" table:show-details="true"/>
                <table:data-pilot-member table:name="0.4092" table:display="true" table:show-details="true"/>
                <table:data-pilot-member table:name="0.4094" table:display="true" table:show-details="true"/>
                <table:data-pilot-member table:name="0.4097" table:display="true" table:show-details="true"/>
                <table:data-pilot-member table:name="0.4098" table:display="true" table:show-details="true"/>
                <table:data-pilot-member table:name="0.4100" table:display="true" table:show-details="true"/>
                <table:data-pilot-member table:name="0.4103" table:display="true" table:show-details="true"/>
                <table:data-pilot-member table:name="0.4104" table:display="true" table:show-details="true"/>
                <table:data-pilot-member table:name="0.4105" table:display="true" table:show-details="true"/>
                <table:data-pilot-member table:name="0.4107" table:display="true" table:show-details="true"/>
                <table:data-pilot-member table:name="0.4108" table:display="true" table:show-details="true"/>
                <table:data-pilot-member table:name="0.4109" table:display="true" table:show-details="true"/>
                <table:data-pilot-member table:name="0.4111" table:display="true" table:show-details="true"/>
                <table:data-pilot-member table:name="0.4112" table:display="true" table:show-details="true"/>
                <table:data-pilot-member table:name="0.4113" table:display="true" table:show-details="true"/>
                <table:data-pilot-member table:name="0.4114" table:display="true" table:show-details="true"/>
                <table:data-pilot-member table:name="0.4115" table:display="true" table:show-details="true"/>
                <table:data-pilot-member table:name="0.4116" table:display="true" table:show-details="true"/>
                <table:data-pilot-member table:name="0.4117" table:display="true" table:show-details="true"/>
                <table:data-pilot-member table:name="0.4118" table:display="true" table:show-details="true"/>
                <table:data-pilot-member table:name="0.4119" table:display="true" table:show-details="true"/>
                <table:data-pilot-member table:name="0.4121" table:display="true" table:show-details="true"/>
                <table:data-pilot-member table:name="0.4123" table:display="true" table:show-details="true"/>
                <table:data-pilot-member table:name="0.4124" table:display="true" table:show-details="true"/>
                <table:data-pilot-member table:name="0.4126" table:display="true" table:show-details="true"/>
                <table:data-pilot-member table:name="0.4127" table:display="true" table:show-details="true"/>
                <table:data-pilot-member table:name="0.4129" table:display="true" table:show-details="true"/>
                <table:data-pilot-member table:name="0.4130" table:display="true" table:show-details="true"/>
                <table:data-pilot-member table:name="0.4137" table:display="true" table:show-details="true"/>
                <table:data-pilot-member table:name="0.4143" table:display="true" table:show-details="true"/>
                <table:data-pilot-member table:name="0.4145" table:display="true" table:show-details="true"/>
                <table:data-pilot-member table:name="0.4154" table:display="true" table:show-details="true"/>
                <table:data-pilot-member table:name="0.4157" table:display="true" table:show-details="true"/>
                <table:data-pilot-member table:name="0.4159" table:display="true" table:show-details="true"/>
                <table:data-pilot-member table:name="0.4162" table:display="true" table:show-details="true"/>
                <table:data-pilot-member table:name="0.4165" table:display="true" table:show-details="true"/>
                <table:data-pilot-member table:name="0.4167" table:display="true" table:show-details="true"/>
                <table:data-pilot-member table:name="0.4169" table:display="true" table:show-details="true"/>
                <table:data-pilot-member table:name="0.4171" table:display="true" table:show-details="true"/>
                <table:data-pilot-member table:name="0.4174" table:display="true" table:show-details="true"/>
                <table:data-pilot-member table:name="0.4178" table:display="true" table:show-details="true"/>
                <table:data-pilot-member table:name="0.4188" table:display="true" table:show-details="true"/>
                <table:data-pilot-member table:name="0.4202" table:display="true" table:show-details="true"/>
                <table:data-pilot-member table:name="0.4203" table:display="true" table:show-details="true"/>
                <table:data-pilot-member table:name="0.4205" table:display="true" table:show-details="true"/>
                <table:data-pilot-member table:name="0.4206" table:display="true" table:show-details="true"/>
                <table:data-pilot-member table:name="0.4209" table:display="true" table:show-details="true"/>
                <table:data-pilot-member table:name="0.4215" table:display="true" table:show-details="true"/>
                <table:data-pilot-member table:name="0.4220" table:display="true" table:show-details="true"/>
                <table:data-pilot-member table:name="0.4229" table:display="true" table:show-details="true"/>
                <table:data-pilot-member table:name="0.4230" table:display="true" table:show-details="true"/>
                <table:data-pilot-member table:name="0.4232" table:display="true" table:show-details="true"/>
                <table:data-pilot-member table:name="0.4241" table:display="true" table:show-details="true"/>
                <table:data-pilot-member table:name="0.4244" table:display="true" table:show-details="true"/>
                <table:data-pilot-member table:name="0.4252" table:display="true" table:show-details="true"/>
                <table:data-pilot-member table:name="0.4258" table:display="true" table:show-details="true"/>
                <table:data-pilot-member table:name="0.4261" table:display="true" table:show-details="true"/>
                <table:data-pilot-member table:name="0.4278" table:display="true" table:show-details="true"/>
                <table:data-pilot-member table:name="0.4281" table:display="true" table:show-details="true"/>
                <table:data-pilot-member table:name="0.4296" table:display="true" table:show-details="true"/>
                <table:data-pilot-member table:name="0.4327" table:display="true" table:show-details="true"/>
                <table:data-pilot-member table:name="0.4330" table:display="true" table:show-details="true"/>
                <table:data-pilot-member table:name="0.4336" table:display="true" table:show-details="true"/>
                <table:data-pilot-member table:name="0.4337" table:display="true" table:show-details="true"/>
                <table:data-pilot-member table:name="0.4357" table:display="true" table:show-details="true"/>
                <table:data-pilot-member table:name="0.4358" table:display="true" table:show-details="true"/>
                <table:data-pilot-member table:name="0.4362" table:display="true" table:show-details="true"/>
                <table:data-pilot-member table:name="0.4378" table:display="true" table:show-details="true"/>
                <table:data-pilot-member table:name="0.4380" table:display="true" table:show-details="true"/>
                <table:data-pilot-member table:name="0.4408" table:display="true" table:show-details="true"/>
                <table:data-pilot-member table:name="0.4426" table:display="true" table:show-details="true"/>
                <table:data-pilot-member table:name="0.4434" table:display="true" table:show-details="true"/>
                <table:data-pilot-member table:name="0.4436" table:display="true" table:show-details="true"/>
                <table:data-pilot-member table:name="0.4444" table:display="true" table:show-details="true"/>
                <table:data-pilot-member table:name="0.4458" table:display="true" table:show-details="true"/>
                <table:data-pilot-member table:name="0.4486" table:display="true" table:show-details="true"/>
                <table:data-pilot-member table:name="0.4532" table:display="true" table:show-details="true"/>
                <table:data-pilot-member table:name="0.4567" table:display="true" table:show-details="true"/>
                <table:data-pilot-member table:name="0.4571" table:display="true" table:show-details="true"/>
                <table:data-pilot-member table:name="0.4723" table:display="true" table:show-details="true"/>
                <table:data-pilot-member table:name="0.4925" table:display="true" table:show-details="true"/>
                <table:data-pilot-member table:name="0.5160" table:display="true" table:show-details="true"/>
                <table:data-pilot-member table:name="0.5213" table:display="true" table:show-details="true"/>
                <table:data-pilot-member table:name="0.5273" table:display="true" table:show-details="true"/>
                <table:data-pilot-member table:name="0.5321" table:display="true" table:show-details="true"/>
                <table:data-pilot-member table:name="0.5323" table:display="true" table:show-details="true"/>
                <table:data-pilot-member table:name="0.5324" table:display="true" table:show-details="true"/>
                <table:data-pilot-member table:name="0.5345" table:display="true" table:show-details="true"/>
                <table:data-pilot-member table:name="0.5429" table:display="true" table:show-details="true"/>
                <table:data-pilot-member table:name="0.5436" table:display="true" table:show-details="true"/>
                <table:data-pilot-member table:name="0.5471" table:display="true" table:show-details="true"/>
                <table:data-pilot-member table:name="0.5483" table:display="true" table:show-details="true"/>
                <table:data-pilot-member table:name="0.5493" table:display="true" table:show-details="true"/>
                <table:data-pilot-member table:name="0.5504" table:display="true" table:show-details="true"/>
                <table:data-pilot-member table:name="0.5522" table:display="true" table:show-details="true"/>
                <table:data-pilot-member table:name="0.5532" table:display="true" table:show-details="true"/>
                <table:data-pilot-member table:name="0.5542" table:display="true" table:show-details="true"/>
                <table:data-pilot-member table:name="0.5566" table:display="true" table:show-details="true"/>
                <table:data-pilot-member table:name="0.5587" table:display="true" table:show-details="true"/>
                <table:data-pilot-member table:name="0.5637" table:display="true" table:show-details="true"/>
                <table:data-pilot-member table:name="0.5642" table:display="true" table:show-details="true"/>
                <table:data-pilot-member table:name="0.5647" table:display="true" table:show-details="true"/>
                <table:data-pilot-member table:name="0.5649" table:display="true" table:show-details="true"/>
                <table:data-pilot-member table:name="0.5660" table:display="true" table:show-details="true"/>
                <table:data-pilot-member table:name="0.5675" table:display="true" table:show-details="true"/>
                <table:data-pilot-member table:name="0.5678" table:display="true" table:show-details="true"/>
                <table:data-pilot-member table:name="0.5682" table:display="true" table:show-details="true"/>
                <table:data-pilot-member table:name="0.5719" table:display="true" table:show-details="true"/>
                <table:data-pilot-member table:name="0.5720" table:display="true" table:show-details="true"/>
                <table:data-pilot-member table:name="0.5723" table:display="true" table:show-details="true"/>
                <table:data-pilot-member table:name="0.5754" table:display="true" table:show-details="true"/>
                <table:data-pilot-member table:name="0.5763" table:display="true" table:show-details="true"/>
                <table:data-pilot-member table:name="0.5764" table:display="true" table:show-details="true"/>
                <table:data-pilot-member table:name="0.5766" table:display="true" table:show-details="true"/>
                <table:data-pilot-member table:name="0.5772" table:display="true" table:show-details="true"/>
                <table:data-pilot-member table:name="0.5781" table:display="true" table:show-details="true"/>
                <table:data-pilot-member table:name="0.5786" table:display="true" table:show-details="true"/>
                <table:data-pilot-member table:name="0.5791" table:display="true" table:show-details="true"/>
                <table:data-pilot-member table:name="0.5792" table:display="true" table:show-details="true"/>
                <table:data-pilot-member table:name="0.5794" table:display="true" table:show-details="true"/>
                <table:data-pilot-member table:name="0.5800" table:display="true" table:show-details="true"/>
                <table:data-pilot-member table:name="0.5805" table:display="true" table:show-details="true"/>
                <table:data-pilot-member table:name="0.5806" table:display="true" table:show-details="true"/>
                <table:data-pilot-member table:name="0.5817" table:display="true" table:show-details="true"/>
                <table:data-pilot-member table:name="0.5819" table:display="true" table:show-details="true"/>
                <table:data-pilot-member table:name="0.5823" table:display="true" table:show-details="true"/>
                <table:data-pilot-member table:name="0.5829" table:display="true" table:show-details="true"/>
                <table:data-pilot-member table:name="0.5835" table:display="true" table:show-details="true"/>
                <table:data-pilot-member table:name="0.5839" table:display="true" table:show-details="true"/>
                <table:data-pilot-member table:name="0.5851" table:display="true" table:show-details="true"/>
                <table:data-pilot-member table:name="0.5858" table:display="true" table:show-details="true"/>
                <table:data-pilot-member table:name="0.5860" table:display="true" table:show-details="true"/>
                <table:data-pilot-member table:name="0.5862" table:display="true" table:show-details="true"/>
                <table:data-pilot-member table:name="0.5863" table:display="true" table:show-details="true"/>
                <table:data-pilot-member table:name="0.5868" table:display="true" table:show-details="true"/>
                <table:data-pilot-member table:name="0.5873" table:display="true" table:show-details="true"/>
                <table:data-pilot-member table:name="0.5875" table:display="true" table:show-details="true"/>
                <table:data-pilot-member table:name="0.5878" table:display="true" table:show-details="true"/>
                <table:data-pilot-member table:name="0.5880" table:display="true" table:show-details="true"/>
                <table:data-pilot-member table:name="0.5881" table:display="true" table:show-details="true"/>
                <table:data-pilot-member table:name="0.5883" table:display="true" table:show-details="true"/>
                <table:data-pilot-member table:name="0.5906" table:display="true" table:show-details="true"/>
                <table:data-pilot-member table:name="0.5915" table:display="true" table:show-details="true"/>
                <table:data-pilot-member table:name="0.5917" table:display="true" table:show-details="true"/>
                <table:data-pilot-member table:name="0.5919" table:display="true" table:show-details="true"/>
                <table:data-pilot-member table:name="0.5920" table:display="true" table:show-details="true"/>
                <table:data-pilot-member table:name="0.5926" table:display="true" table:show-details="true"/>
                <table:data-pilot-member table:name="0.5930" table:display="true" table:show-details="true"/>
                <table:data-pilot-member table:name="0.5937" table:display="true" table:show-details="true"/>
                <table:data-pilot-member table:name="0.5939" table:display="true" table:show-details="true"/>
                <table:data-pilot-member table:name="0.5940" table:display="true" table:show-details="true"/>
                <table:data-pilot-member table:name="0.5947" table:display="true" table:show-details="true"/>
                <table:data-pilot-member table:name="0.5948" table:display="true" table:show-details="true"/>
                <table:data-pilot-member table:name="0.5949" table:display="true" table:show-details="true"/>
                <table:data-pilot-member table:name="0.5951" table:display="true" table:show-details="true"/>
                <table:data-pilot-member table:name="0.5960" table:display="true" table:show-details="true"/>
                <table:data-pilot-member table:name="0.5961" table:display="true" table:show-details="true"/>
                <table:data-pilot-member table:name="0.5968" table:display="true" table:show-details="true"/>
                <table:data-pilot-member table:name="0.5982" table:display="true" table:show-details="true"/>
                <table:data-pilot-member table:name="0.5984" table:display="true" table:show-details="true"/>
                <table:data-pilot-member table:name="0.5991" table:display="true" table:show-details="true"/>
                <table:data-pilot-member table:name="0.5994" table:display="true" table:show-details="true"/>
                <table:data-pilot-member table:name="0.6008" table:display="true" table:show-details="true"/>
                <table:data-pilot-member table:name="0.6016" table:display="true" table:show-details="true"/>
                <table:data-pilot-member table:name="0.6019" table:display="true" table:show-details="true"/>
                <table:data-pilot-member table:name="0.6021" table:display="true" table:show-details="true"/>
                <table:data-pilot-member table:name="0.6026" table:display="true" table:show-details="true"/>
                <table:data-pilot-member table:name="0.6027" table:display="true" table:show-details="true"/>
                <table:data-pilot-member table:name="0.6030" table:display="true" table:show-details="true"/>
                <table:data-pilot-member table:name="0.6032" table:display="true" table:show-details="true"/>
                <table:data-pilot-member table:name="0.6034" table:display="true" table:show-details="true"/>
                <table:data-pilot-member table:name="0.6039" table:display="true" table:show-details="true"/>
                <table:data-pilot-member table:name="0.6040" table:display="true" table:show-details="true"/>
                <table:data-pilot-member table:name="0.6041" table:display="true" table:show-details="true"/>
                <table:data-pilot-member table:name="0.6045" table:display="true" table:show-details="true"/>
                <table:data-pilot-member table:name="0.6048" table:display="true" table:show-details="true"/>
                <table:data-pilot-member table:name="0.6049" table:display="true" table:show-details="true"/>
                <table:data-pilot-member table:name="0.6062" table:display="true" table:show-details="true"/>
                <table:data-pilot-member table:name="0.6063" table:display="true" table:show-details="true"/>
                <table:data-pilot-member table:name="0.6069" table:display="true" table:show-details="true"/>
                <table:data-pilot-member table:name="0.6070" table:display="true" table:show-details="true"/>
                <table:data-pilot-member table:name="0.6071" table:display="true" table:show-details="true"/>
                <table:data-pilot-member table:name="0.6085" table:display="true" table:show-details="true"/>
                <table:data-pilot-member table:name="0.6086" table:display="true" table:show-details="true"/>
                <table:data-pilot-member table:name="0.6092" table:display="true" table:show-details="true"/>
                <table:data-pilot-member table:name="0.6096" table:display="true" table:show-details="true"/>
                <table:data-pilot-member table:name="0.6098" table:display="true" table:show-details="true"/>
                <table:data-pilot-member table:name="0.6101" table:display="true" table:show-details="true"/>
                <table:data-pilot-member table:name="0.6108" table:display="true" table:show-details="true"/>
                <table:data-pilot-member table:name="0.6109" table:display="true" table:show-details="true"/>
                <table:data-pilot-member table:name="0.6131" table:display="true" table:show-details="true"/>
                <table:data-pilot-member table:name="0.6141" table:display="true" table:show-details="true"/>
                <table:data-pilot-member table:name="0.6142" table:display="true" table:show-details="true"/>
                <table:data-pilot-member table:name="0.6143" table:display="true" table:show-details="true"/>
                <table:data-pilot-member table:name="0.6144" table:display="true" table:show-details="true"/>
                <table:data-pilot-member table:name="0.6146" table:display="true" table:show-details="true"/>
                <table:data-pilot-member table:name="0.6148" table:display="true" table:show-details="true"/>
                <table:data-pilot-member table:name="0.6159" table:display="true" table:show-details="true"/>
                <table:data-pilot-member table:name="0.6173" table:display="true" table:show-details="true"/>
                <table:data-pilot-member table:name="0.6177" table:display="true" table:show-details="true"/>
                <table:data-pilot-member table:name="0.6178" table:display="true" table:show-details="true"/>
                <table:data-pilot-member table:name="0.6193" table:display="true" table:show-details="true"/>
                <table:data-pilot-member table:name="0.6195" table:display="true" table:show-details="true"/>
                <table:data-pilot-member table:name="0.6196" table:display="true" table:show-details="true"/>
                <table:data-pilot-member table:name="0.6200" table:display="true" table:show-details="true"/>
                <table:data-pilot-member table:name="0.6206" table:display="true" table:show-details="true"/>
                <table:data-pilot-member table:name="0.6207" table:display="true" table:show-details="true"/>
                <table:data-pilot-member table:name="0.6211" table:display="true" table:show-details="true"/>
                <table:data-pilot-member table:name="0.6213" table:display="true" table:show-details="true"/>
                <table:data-pilot-member table:name="0.6215" table:display="true" table:show-details="true"/>
                <table:data-pilot-member table:name="0.6220" table:display="true" table:show-details="true"/>
                <table:data-pilot-member table:name="0.6221" table:display="true" table:show-details="true"/>
                <table:data-pilot-member table:name="0.6224" table:display="true" table:show-details="true"/>
                <table:data-pilot-member table:name="0.6237" table:display="true" table:show-details="true"/>
                <table:data-pilot-member table:name="0.6239" table:display="true" table:show-details="true"/>
                <table:data-pilot-member table:name="0.6241" table:display="true" table:show-details="true"/>
                <table:data-pilot-member table:name="0.6244" table:display="true" table:show-details="true"/>
                <table:data-pilot-member table:name="0.6258" table:display="true" table:show-details="true"/>
                <table:data-pilot-member table:name="0.6260" table:display="true" table:show-details="true"/>
                <table:data-pilot-member table:name="0.6263" table:display="true" table:show-details="true"/>
                <table:data-pilot-member table:name="0.6267" table:display="true" table:show-details="true"/>
                <table:data-pilot-member table:name="0.6269" table:display="true" table:show-details="true"/>
                <table:data-pilot-member table:name="0.6270" table:display="true" table:show-details="true"/>
                <table:data-pilot-member table:name="0.6274" table:display="true" table:show-details="true"/>
                <table:data-pilot-member table:name="0.6276" table:display="true" table:show-details="true"/>
                <table:data-pilot-member table:name="0.6278" table:display="true" table:show-details="true"/>
                <table:data-pilot-member table:name="0.6281" table:display="true" table:show-details="true"/>
                <table:data-pilot-member table:name="0.6284" table:display="true" table:show-details="true"/>
                <table:data-pilot-member table:name="0.6296" table:display="true" table:show-details="true"/>
                <table:data-pilot-member table:name="0.6297" table:display="true" table:show-details="true"/>
                <table:data-pilot-member table:name="0.6299" table:display="true" table:show-details="true"/>
                <table:data-pilot-member table:name="0.6301" table:display="true" table:show-details="true"/>
                <table:data-pilot-member table:name="0.6302" table:display="true" table:show-details="true"/>
                <table:data-pilot-member table:name="0.6303" table:display="true" table:show-details="true"/>
                <table:data-pilot-member table:name="0.6311" table:display="true" table:show-details="true"/>
                <table:data-pilot-member table:name="0.6315" table:display="true" table:show-details="true"/>
                <table:data-pilot-member table:name="0.6316" table:display="true" table:show-details="true"/>
                <table:data-pilot-member table:name="0.6320" table:display="true" table:show-details="true"/>
                <table:data-pilot-member table:name="0.6321" table:display="true" table:show-details="true"/>
                <table:data-pilot-member table:name="0.6335" table:display="true" table:show-details="true"/>
                <table:data-pilot-member table:name="0.6336" table:display="true" table:show-details="true"/>
                <table:data-pilot-member table:name="0.6340" table:display="true" table:show-details="true"/>
                <table:data-pilot-member table:name="0.6343" table:display="true" table:show-details="true"/>
                <table:data-pilot-member table:name="0.6346" table:display="true" table:show-details="true"/>
                <table:data-pilot-member table:name="0.6349" table:display="true" table:show-details="true"/>
                <table:data-pilot-member table:name="0.6352" table:display="true" table:show-details="true"/>
                <table:data-pilot-member table:name="0.6354" table:display="true" table:show-details="true"/>
                <table:data-pilot-member table:name="0.6356" table:display="true" table:show-details="true"/>
                <table:data-pilot-member table:name="0.6357" table:display="true" table:show-details="true"/>
                <table:data-pilot-member table:name="0.6358" table:display="true" table:show-details="true"/>
                <table:data-pilot-member table:name="0.6361" table:display="true" table:show-details="true"/>
                <table:data-pilot-member table:name="0.6363" table:display="true" table:show-details="true"/>
                <table:data-pilot-member table:name="0.6371" table:display="true" table:show-details="true"/>
                <table:data-pilot-member table:name="0.6373" table:display="true" table:show-details="true"/>
                <table:data-pilot-member table:name="0.6379" table:display="true" table:show-details="true"/>
                <table:data-pilot-member table:name="0.6383" table:display="true" table:show-details="true"/>
                <table:data-pilot-member table:name="0.6385" table:display="true" table:show-details="true"/>
                <table:data-pilot-member table:name="0.6386" table:display="true" table:show-details="true"/>
                <table:data-pilot-member table:name="0.6393" table:display="true" table:show-details="true"/>
                <table:data-pilot-member table:name="0.6394" table:display="true" table:show-details="true"/>
                <table:data-pilot-member table:name="0.6399" table:display="true" table:show-details="true"/>
                <table:data-pilot-member table:name="0.6404" table:display="true" table:show-details="true"/>
                <table:data-pilot-member table:name="0.6406" table:display="true" table:show-details="true"/>
                <table:data-pilot-member table:name="0.6407" table:display="true" table:show-details="true"/>
                <table:data-pilot-member table:name="0.6410" table:display="true" table:show-details="true"/>
                <table:data-pilot-member table:name="0.6411" table:display="true" table:show-details="true"/>
                <table:data-pilot-member table:name="0.6422" table:display="true" table:show-details="true"/>
                <table:data-pilot-member table:name="0.6423" table:display="true" table:show-details="true"/>
                <table:data-pilot-member table:name="0.6425" table:display="true" table:show-details="true"/>
                <table:data-pilot-member table:name="0.6426" table:display="true" table:show-details="true"/>
                <table:data-pilot-member table:name="0.6429" table:display="true" table:show-details="true"/>
                <table:data-pilot-member table:name="0.6431" table:display="true" table:show-details="true"/>
                <table:data-pilot-member table:name="0.6433" table:display="true" table:show-details="true"/>
                <table:data-pilot-member table:name="0.6434" table:display="true" table:show-details="true"/>
                <table:data-pilot-member table:name="0.6439" table:display="true" table:show-details="true"/>
                <table:data-pilot-member table:name="0.6444" table:display="true" table:show-details="true"/>
                <table:data-pilot-member table:name="0.6447" table:display="true" table:show-details="true"/>
                <table:data-pilot-member table:name="0.6449" table:display="true" table:show-details="true"/>
                <table:data-pilot-member table:name="0.6451" table:display="true" table:show-details="true"/>
                <table:data-pilot-member table:name="0.6454" table:display="true" table:show-details="true"/>
                <table:data-pilot-member table:name="0.6455" table:display="true" table:show-details="true"/>
                <table:data-pilot-member table:name="0.6464" table:display="true" table:show-details="true"/>
                <table:data-pilot-member table:name="0.6465" table:display="true" table:show-details="true"/>
                <table:data-pilot-member table:name="0.6466" table:display="true" table:show-details="true"/>
                <table:data-pilot-member table:name="0.6467" table:display="true" table:show-details="true"/>
                <table:data-pilot-member table:name="0.6468" table:display="true" table:show-details="true"/>
                <table:data-pilot-member table:name="0.6472" table:display="true" table:show-details="true"/>
                <table:data-pilot-member table:name="0.6473" table:display="true" table:show-details="true"/>
                <table:data-pilot-member table:name="0.6477" table:display="true" table:show-details="true"/>
                <table:data-pilot-member table:name="0.6479" table:display="true" table:show-details="true"/>
                <table:data-pilot-member table:name="0.6480" table:display="true" table:show-details="true"/>
                <table:data-pilot-member table:name="0.6484" table:display="true" table:show-details="true"/>
                <table:data-pilot-member table:name="0.6485" table:display="true" table:show-details="true"/>
                <table:data-pilot-member table:name="0.6486" table:display="true" table:show-details="true"/>
                <table:data-pilot-member table:name="0.6488" table:display="true" table:show-details="true"/>
                <table:data-pilot-member table:name="0.6494" table:display="true" table:show-details="true"/>
                <table:data-pilot-member table:name="0.6498" table:display="true" table:show-details="true"/>
                <table:data-pilot-member table:name="0.6499" table:display="true" table:show-details="true"/>
                <table:data-pilot-member table:name="0.6504" table:display="true" table:show-details="true"/>
                <table:data-pilot-member table:name="0.6505" table:display="true" table:show-details="true"/>
                <table:data-pilot-member table:name="0.6506" table:display="true" table:show-details="true"/>
                <table:data-pilot-member table:name="0.6507" table:display="true" table:show-details="true"/>
                <table:data-pilot-member table:name="0.6510" table:display="true" table:show-details="true"/>
                <table:data-pilot-member table:name="0.6511" table:display="true" table:show-details="true"/>
                <table:data-pilot-member table:name="0.6512" table:display="true" table:show-details="true"/>
                <table:data-pilot-member table:name="0.6513" table:display="true" table:show-details="true"/>
                <table:data-pilot-member table:name="0.6515" table:display="true" table:show-details="true"/>
                <table:data-pilot-member table:name="0.6516" table:display="true" table:show-details="true"/>
                <table:data-pilot-member table:name="0.6517" table:display="true" table:show-details="true"/>
                <table:data-pilot-member table:name="0.6518" table:display="true" table:show-details="true"/>
                <table:data-pilot-member table:name="0.6519" table:display="true" table:show-details="true"/>
                <table:data-pilot-member table:name="0.6523" table:display="true" table:show-details="true"/>
                <table:data-pilot-member table:name="0.6528" table:display="true" table:show-details="true"/>
                <table:data-pilot-member table:name="0.6529" table:display="true" table:show-details="true"/>
                <table:data-pilot-member table:name="0.6534" table:display="true" table:show-details="true"/>
                <table:data-pilot-member table:name="0.6536" table:display="true" table:show-details="true"/>
                <table:data-pilot-member table:name="0.6538" table:display="true" table:show-details="true"/>
                <table:data-pilot-member table:name="0.6540" table:display="true" table:show-details="true"/>
                <table:data-pilot-member table:name="0.6542" table:display="true" table:show-details="true"/>
                <table:data-pilot-member table:name="0.6543" table:display="true" table:show-details="true"/>
                <table:data-pilot-member table:name="0.6544" table:display="true" table:show-details="true"/>
                <table:data-pilot-member table:name="0.6545" table:display="true" table:show-details="true"/>
                <table:data-pilot-member table:name="0.6548" table:display="true" table:show-details="true"/>
                <table:data-pilot-member table:name="0.6549" table:display="true" table:show-details="true"/>
                <table:data-pilot-member table:name="0.6550" table:display="true" table:show-details="true"/>
                <table:data-pilot-member table:name="0.6555" table:display="true" table:show-details="true"/>
                <table:data-pilot-member table:name="0.6560" table:display="true" table:show-details="true"/>
                <table:data-pilot-member table:name="0.6561" table:display="true" table:show-details="true"/>
                <table:data-pilot-member table:name="0.6563" table:display="true" table:show-details="true"/>
                <table:data-pilot-member table:name="0.6564" table:display="true" table:show-details="true"/>
                <table:data-pilot-member table:name="0.6565" table:display="true" table:show-details="true"/>
                <table:data-pilot-member table:name="0.6567" table:display="true" table:show-details="true"/>
                <table:data-pilot-member table:name="0.6571" table:display="true" table:show-details="true"/>
                <table:data-pilot-member table:name="0.6572" table:display="true" table:show-details="true"/>
                <table:data-pilot-member table:name="0.6576" table:display="true" table:show-details="true"/>
                <table:data-pilot-member table:name="0.6580" table:display="true" table:show-details="true"/>
                <table:data-pilot-member table:name="0.6581" table:display="true" table:show-details="true"/>
                <table:data-pilot-member table:name="0.6582" table:display="true" table:show-details="true"/>
                <table:data-pilot-member table:name="0.6583" table:display="true" table:show-details="true"/>
                <table:data-pilot-member table:name="0.6584" table:display="true" table:show-details="true"/>
                <table:data-pilot-member table:name="0.6585" table:display="true" table:show-details="true"/>
                <table:data-pilot-member table:name="0.6587" table:display="true" table:show-details="true"/>
                <table:data-pilot-member table:name="0.6589" table:display="true" table:show-details="true"/>
                <table:data-pilot-member table:name="0.6590" table:display="true" table:show-details="true"/>
                <table:data-pilot-member table:name="0.6591" table:display="true" table:show-details="true"/>
                <table:data-pilot-member table:name="0.6594" table:display="true" table:show-details="true"/>
                <table:data-pilot-member table:name="0.6595" table:display="true" table:show-details="true"/>
                <table:data-pilot-member table:name="0.6596" table:display="true" table:show-details="true"/>
                <table:data-pilot-member table:name="0.6598" table:display="true" table:show-details="true"/>
                <table:data-pilot-member table:name="0.6602" table:display="true" table:show-details="true"/>
                <table:data-pilot-member table:name="0.6605" table:display="true" table:show-details="true"/>
                <table:data-pilot-member table:name="0.6609" table:display="true" table:show-details="true"/>
                <table:data-pilot-member table:name="0.6610" table:display="true" table:show-details="true"/>
                <table:data-pilot-member table:name="0.6611" table:display="true" table:show-details="true"/>
                <table:data-pilot-member table:name="0.6613" table:display="true" table:show-details="true"/>
                <table:data-pilot-member table:name="0.6614" table:display="true" table:show-details="true"/>
                <table:data-pilot-member table:name="0.6616" table:display="true" table:show-details="true"/>
                <table:data-pilot-member table:name="0.6617" table:display="true" table:show-details="true"/>
                <table:data-pilot-member table:name="0.6618" table:display="true" table:show-details="true"/>
                <table:data-pilot-member table:name="0.6619" table:display="true" table:show-details="true"/>
                <table:data-pilot-member table:name="0.6620" table:display="true" table:show-details="true"/>
                <table:data-pilot-member table:name="0.6621" table:display="true" table:show-details="true"/>
                <table:data-pilot-member table:name="0.6622" table:display="true" table:show-details="true"/>
                <table:data-pilot-member table:name="0.6623" table:display="true" table:show-details="true"/>
                <table:data-pilot-member table:name="0.6626" table:display="true" table:show-details="true"/>
                <table:data-pilot-member table:name="0.6628" table:display="true" table:show-details="true"/>
                <table:data-pilot-member table:name="0.6629" table:display="true" table:show-details="true"/>
                <table:data-pilot-member table:name="0.6632" table:display="true" table:show-details="true"/>
                <table:data-pilot-member table:name="0.6634" table:display="true" table:show-details="true"/>
                <table:data-pilot-member table:name="0.6637" table:display="true" table:show-details="true"/>
                <table:data-pilot-member table:name="0.6638" table:display="true" table:show-details="true"/>
                <table:data-pilot-member table:name="0.6640" table:display="true" table:show-details="true"/>
                <table:data-pilot-member table:name="0.6641" table:display="true" table:show-details="true"/>
                <table:data-pilot-member table:name="0.6642" table:display="true" table:show-details="true"/>
                <table:data-pilot-member table:name="0.6643" table:display="true" table:show-details="true"/>
                <table:data-pilot-member table:name="0.6644" table:display="true" table:show-details="true"/>
                <table:data-pilot-member table:name="0.6648" table:display="true" table:show-details="true"/>
                <table:data-pilot-member table:name="0.6649" table:display="true" table:show-details="true"/>
                <table:data-pilot-member table:name="0.6652" table:display="true" table:show-details="true"/>
                <table:data-pilot-member table:name="0.6653" table:display="true" table:show-details="true"/>
                <table:data-pilot-member table:name="0.6655" table:display="true" table:show-details="true"/>
                <table:data-pilot-member table:name="0.6657" table:display="true" table:show-details="true"/>
                <table:data-pilot-member table:name="0.6658" table:display="true" table:show-details="true"/>
                <table:data-pilot-member table:name="0.6659" table:display="true" table:show-details="true"/>
                <table:data-pilot-member table:name="0.6663" table:display="true" table:show-details="true"/>
                <table:data-pilot-member table:name="0.6667" table:display="true" table:show-details="true"/>
                <table:data-pilot-member table:name="0.6668" table:display="true" table:show-details="true"/>
                <table:data-pilot-member table:name="0.6671" table:display="true" table:show-details="true"/>
                <table:data-pilot-member table:name="0.6672" table:display="true" table:show-details="true"/>
                <table:data-pilot-member table:name="0.6674" table:display="true" table:show-details="true"/>
                <table:data-pilot-member table:name="0.6675" table:display="true" table:show-details="true"/>
                <table:data-pilot-member table:name="0.6676" table:display="true" table:show-details="true"/>
                <table:data-pilot-member table:name="0.6677" table:display="true" table:show-details="true"/>
                <table:data-pilot-member table:name="0.6679" table:display="true" table:show-details="true"/>
                <table:data-pilot-member table:name="0.6680" table:display="true" table:show-details="true"/>
                <table:data-pilot-member table:name="0.6682" table:display="true" table:show-details="true"/>
                <table:data-pilot-member table:name="0.6684" table:display="true" table:show-details="true"/>
                <table:data-pilot-member table:name="0.6686" table:display="true" table:show-details="true"/>
                <table:data-pilot-member table:name="0.6687" table:display="true" table:show-details="true"/>
                <table:data-pilot-member table:name="0.6689" table:display="true" table:show-details="true"/>
                <table:data-pilot-member table:name="0.6690" table:display="true" table:show-details="true"/>
                <table:data-pilot-member table:name="0.6691" table:display="true" table:show-details="true"/>
                <table:data-pilot-member table:name="0.6693" table:display="true" table:show-details="true"/>
                <table:data-pilot-member table:name="0.6694" table:display="true" table:show-details="true"/>
                <table:data-pilot-member table:name="0.6695" table:display="true" table:show-details="true"/>
                <table:data-pilot-member table:name="0.6699" table:display="true" table:show-details="true"/>
                <table:data-pilot-member table:name="0.6702" table:display="true" table:show-details="true"/>
                <table:data-pilot-member table:name="0.6706" table:display="true" table:show-details="true"/>
                <table:data-pilot-member table:name="0.6708" table:display="true" table:show-details="true"/>
                <table:data-pilot-member table:name="0.6709" table:display="true" table:show-details="true"/>
                <table:data-pilot-member table:name="0.6710" table:display="true" table:show-details="true"/>
                <table:data-pilot-member table:name="0.6711" table:display="true" table:show-details="true"/>
                <table:data-pilot-member table:name="0.6713" table:display="true" table:show-details="true"/>
                <table:data-pilot-member table:name="0.6715" table:display="true" table:show-details="true"/>
                <table:data-pilot-member table:name="0.6717" table:display="true" table:show-details="true"/>
                <table:data-pilot-member table:name="0.6719" table:display="true" table:show-details="true"/>
                <table:data-pilot-member table:name="0.6720" table:display="true" table:show-details="true"/>
                <table:data-pilot-member table:name="0.6722" table:display="true" table:show-details="true"/>
                <table:data-pilot-member table:name="0.6725" table:display="true" table:show-details="true"/>
                <table:data-pilot-member table:name="0.6726" table:display="true" table:show-details="true"/>
                <table:data-pilot-member table:name="0.6727" table:display="true" table:show-details="true"/>
                <table:data-pilot-member table:name="0.6729" table:display="true" table:show-details="true"/>
                <table:data-pilot-member table:name="0.6730" table:display="true" table:show-details="true"/>
                <table:data-pilot-member table:name="0.6731" table:display="true" table:show-details="true"/>
                <table:data-pilot-member table:name="0.6732" table:display="true" table:show-details="true"/>
                <table:data-pilot-member table:name="0.6733" table:display="true" table:show-details="true"/>
                <table:data-pilot-member table:name="0.6734" table:display="true" table:show-details="true"/>
                <table:data-pilot-member table:name="0.6735" table:display="true" table:show-details="true"/>
                <table:data-pilot-member table:name="0.6737" table:display="true" table:show-details="true"/>
                <table:data-pilot-member table:name="0.6738" table:display="true" table:show-details="true"/>
                <table:data-pilot-member table:name="0.6740" table:display="true" table:show-details="true"/>
                <table:data-pilot-member table:name="0.6741" table:display="true" table:show-details="true"/>
                <table:data-pilot-member table:name="0.6742" table:display="true" table:show-details="true"/>
                <table:data-pilot-member table:name="0.6744" table:display="true" table:show-details="true"/>
                <table:data-pilot-member table:name="0.6745" table:display="true" table:show-details="true"/>
                <table:data-pilot-member table:name="0.6746" table:display="true" table:show-details="true"/>
                <table:data-pilot-member table:name="0.6747" table:display="true" table:show-details="true"/>
                <table:data-pilot-member table:name="0.6748" table:display="true" table:show-details="true"/>
                <table:data-pilot-member table:name="0.6749" table:display="true" table:show-details="true"/>
                <table:data-pilot-member table:name="0.6750" table:display="true" table:show-details="true"/>
                <table:data-pilot-member table:name="0.6751" table:display="true" table:show-details="true"/>
                <table:data-pilot-member table:name="0.6752" table:display="true" table:show-details="true"/>
                <table:data-pilot-member table:name="0.6753" table:display="true" table:show-details="true"/>
                <table:data-pilot-member table:name="0.6754" table:display="true" table:show-details="true"/>
                <table:data-pilot-member table:name="0.6755" table:display="true" table:show-details="true"/>
                <table:data-pilot-member table:name="0.6756" table:display="true" table:show-details="true"/>
                <table:data-pilot-member table:name="0.6758" table:display="true" table:show-details="true"/>
                <table:data-pilot-member table:name="0.6760" table:display="true" table:show-details="true"/>
                <table:data-pilot-member table:name="0.6761" table:display="true" table:show-details="true"/>
                <table:data-pilot-member table:name="0.6762" table:display="true" table:show-details="true"/>
                <table:data-pilot-member table:name="0.6763" table:display="true" table:show-details="true"/>
                <table:data-pilot-member table:name="0.6764" table:display="true" table:show-details="true"/>
                <table:data-pilot-member table:name="0.6767" table:display="true" table:show-details="true"/>
                <table:data-pilot-member table:name="0.6768" table:display="true" table:show-details="true"/>
                <table:data-pilot-member table:name="0.6769" table:display="true" table:show-details="true"/>
                <table:data-pilot-member table:name="0.6770" table:display="true" table:show-details="true"/>
                <table:data-pilot-member table:name="0.6771" table:display="true" table:show-details="true"/>
                <table:data-pilot-member table:name="0.6772" table:display="true" table:show-details="true"/>
                <table:data-pilot-member table:name="0.6773" table:display="true" table:show-details="true"/>
                <table:data-pilot-member table:name="0.6774" table:display="true" table:show-details="true"/>
                <table:data-pilot-member table:name="0.6775" table:display="true" table:show-details="true"/>
                <table:data-pilot-member table:name="0.6777" table:display="true" table:show-details="true"/>
                <table:data-pilot-member table:name="0.6778" table:display="true" table:show-details="true"/>
                <table:data-pilot-member table:name="0.6781" table:display="true" table:show-details="true"/>
                <table:data-pilot-member table:name="0.6782" table:display="true" table:show-details="true"/>
                <table:data-pilot-member table:name="0.6783" table:display="true" table:show-details="true"/>
                <table:data-pilot-member table:name="0.6784" table:display="true" table:show-details="true"/>
                <table:data-pilot-member table:name="0.6785" table:display="true" table:show-details="true"/>
                <table:data-pilot-member table:name="0.6787" table:display="true" table:show-details="true"/>
                <table:data-pilot-member table:name="0.6788" table:display="true" table:show-details="true"/>
                <table:data-pilot-member table:name="0.6789" table:display="true" table:show-details="true"/>
                <table:data-pilot-member table:name="0.6791" table:display="true" table:show-details="true"/>
                <table:data-pilot-member table:name="0.6792" table:display="true" table:show-details="true"/>
                <table:data-pilot-member table:name="0.6794" table:display="true" table:show-details="true"/>
                <table:data-pilot-member table:name="0.6796" table:display="true" table:show-details="true"/>
                <table:data-pilot-member table:name="0.6799" table:display="true" table:show-details="true"/>
                <table:data-pilot-member table:name="0.6800" table:display="true" table:show-details="true"/>
                <table:data-pilot-member table:name="0.6802" table:display="true" table:show-details="true"/>
                <table:data-pilot-member table:name="0.6803" table:display="true" table:show-details="true"/>
                <table:data-pilot-member table:name="0.6804" table:display="true" table:show-details="true"/>
                <table:data-pilot-member table:name="0.6805" table:display="true" table:show-details="true"/>
                <table:data-pilot-member table:name="0.6806" table:display="true" table:show-details="true"/>
                <table:data-pilot-member table:name="0.6808" table:display="true" table:show-details="true"/>
                <table:data-pilot-member table:name="0.6809" table:display="true" table:show-details="true"/>
                <table:data-pilot-member table:name="0.6811" table:display="true" table:show-details="true"/>
                <table:data-pilot-member table:name="0.6813" table:display="true" table:show-details="true"/>
                <table:data-pilot-member table:name="0.6814" table:display="true" table:show-details="true"/>
                <table:data-pilot-member table:name="0.6815" table:display="true" table:show-details="true"/>
                <table:data-pilot-member table:name="0.6816" table:display="true" table:show-details="true"/>
                <table:data-pilot-member table:name="0.6817" table:display="true" table:show-details="true"/>
                <table:data-pilot-member table:name="0.6818" table:display="true" table:show-details="true"/>
                <table:data-pilot-member table:name="0.6819" table:display="true" table:show-details="true"/>
                <table:data-pilot-member table:name="0.6820" table:display="true" table:show-details="true"/>
                <table:data-pilot-member table:name="0.6821" table:display="true" table:show-details="true"/>
                <table:data-pilot-member table:name="0.6822" table:display="true" table:show-details="true"/>
                <table:data-pilot-member table:name="0.6823" table:display="true" table:show-details="true"/>
                <table:data-pilot-member table:name="0.6824" table:display="true" table:show-details="true"/>
                <table:data-pilot-member table:name="0.6826" table:display="true" table:show-details="true"/>
                <table:data-pilot-member table:name="0.6827" table:display="true" table:show-details="true"/>
                <table:data-pilot-member table:name="0.6829" table:display="true" table:show-details="true"/>
                <table:data-pilot-member table:name="0.6830" table:display="true" table:show-details="true"/>
                <table:data-pilot-member table:name="0.6831" table:display="true" table:show-details="true"/>
                <table:data-pilot-member table:name="0.6832" table:display="true" table:show-details="true"/>
                <table:data-pilot-member table:name="0.6833" table:display="true" table:show-details="true"/>
                <table:data-pilot-member table:name="0.6835" table:display="true" table:show-details="true"/>
                <table:data-pilot-member table:name="0.6838" table:display="true" table:show-details="true"/>
                <table:data-pilot-member table:name="0.6839" table:display="true" table:show-details="true"/>
                <table:data-pilot-member table:name="0.6840" table:display="true" table:show-details="true"/>
                <table:data-pilot-member table:name="0.6841" table:display="true" table:show-details="true"/>
                <table:data-pilot-member table:name="0.6842" table:display="true" table:show-details="true"/>
                <table:data-pilot-member table:name="0.6843" table:display="true" table:show-details="true"/>
                <table:data-pilot-member table:name="0.6844" table:display="true" table:show-details="true"/>
                <table:data-pilot-member table:name="0.6845" table:display="true" table:show-details="true"/>
                <table:data-pilot-member table:name="0.6846" table:display="true" table:show-details="true"/>
                <table:data-pilot-member table:name="0.6847" table:display="true" table:show-details="true"/>
                <table:data-pilot-member table:name="0.6848" table:display="true" table:show-details="true"/>
                <table:data-pilot-member table:name="0.6849" table:display="true" table:show-details="true"/>
                <table:data-pilot-member table:name="0.6850" table:display="true" table:show-details="true"/>
                <table:data-pilot-member table:name="0.6851" table:display="true" table:show-details="true"/>
                <table:data-pilot-member table:name="0.6853" table:display="true" table:show-details="true"/>
                <table:data-pilot-member table:name="0.6854" table:display="true" table:show-details="true"/>
                <table:data-pilot-member table:name="0.6855" table:display="true" table:show-details="true"/>
                <table:data-pilot-member table:name="0.6856" table:display="true" table:show-details="true"/>
                <table:data-pilot-member table:name="0.6857" table:display="true" table:show-details="true"/>
                <table:data-pilot-member table:name="0.6858" table:display="true" table:show-details="true"/>
                <table:data-pilot-member table:name="0.6859" table:display="true" table:show-details="true"/>
                <table:data-pilot-member table:name="0.6861" table:display="true" table:show-details="true"/>
                <table:data-pilot-member table:name="0.6862" table:display="true" table:show-details="true"/>
                <table:data-pilot-member table:name="0.6864" table:display="true" table:show-details="true"/>
                <table:data-pilot-member table:name="0.6865" table:display="true" table:show-details="true"/>
                <table:data-pilot-member table:name="0.6866" table:display="true" table:show-details="true"/>
                <table:data-pilot-member table:name="0.6867" table:display="true" table:show-details="true"/>
                <table:data-pilot-member table:name="0.6869" table:display="true" table:show-details="true"/>
                <table:data-pilot-member table:name="0.6870" table:display="true" table:show-details="true"/>
                <table:data-pilot-member table:name="0.6871" table:display="true" table:show-details="true"/>
                <table:data-pilot-member table:name="0.6872" table:display="true" table:show-details="true"/>
                <table:data-pilot-member table:name="0.6873" table:display="true" table:show-details="true"/>
                <table:data-pilot-member table:name="0.6874" table:display="true" table:show-details="true"/>
                <table:data-pilot-member table:name="0.6875" table:display="true" table:show-details="true"/>
                <table:data-pilot-member table:name="0.6876" table:display="true" table:show-details="true"/>
                <table:data-pilot-member table:name="0.6877" table:display="true" table:show-details="true"/>
                <table:data-pilot-member table:name="0.6878" table:display="true" table:show-details="true"/>
                <table:data-pilot-member table:name="0.6879" table:display="true" table:show-details="true"/>
                <table:data-pilot-member table:name="0.6880" table:display="true" table:show-details="true"/>
                <table:data-pilot-member table:name="0.6881" table:display="true" table:show-details="true"/>
                <table:data-pilot-member table:name="0.6882" table:display="true" table:show-details="true"/>
                <table:data-pilot-member table:name="0.6883" table:display="true" table:show-details="true"/>
                <table:data-pilot-member table:name="0.6884" table:display="true" table:show-details="true"/>
                <table:data-pilot-member table:name="0.6885" table:display="true" table:show-details="true"/>
                <table:data-pilot-member table:name="0.6887" table:display="true" table:show-details="true"/>
                <table:data-pilot-member table:name="0.6888" table:display="true" table:show-details="true"/>
                <table:data-pilot-member table:name="0.6889" table:display="true" table:show-details="true"/>
                <table:data-pilot-member table:name="0.6890" table:display="true" table:show-details="true"/>
                <table:data-pilot-member table:name="0.6892" table:display="true" table:show-details="true"/>
                <table:data-pilot-member table:name="0.6893" table:display="true" table:show-details="true"/>
                <table:data-pilot-member table:name="0.6894" table:display="true" table:show-details="true"/>
                <table:data-pilot-member table:name="0.6895" table:display="true" table:show-details="true"/>
                <table:data-pilot-member table:name="0.6897" table:display="true" table:show-details="true"/>
                <table:data-pilot-member table:name="0.6898" table:display="true" table:show-details="true"/>
                <table:data-pilot-member table:name="0.6899" table:display="true" table:show-details="true"/>
                <table:data-pilot-member table:name="0.6901" table:display="true" table:show-details="true"/>
                <table:data-pilot-member table:name="0.6902" table:display="true" table:show-details="true"/>
                <table:data-pilot-member table:name="0.6904" table:display="true" table:show-details="true"/>
                <table:data-pilot-member table:name="0.6905" table:display="true" table:show-details="true"/>
                <table:data-pilot-member table:name="0.6906" table:display="true" table:show-details="true"/>
                <table:data-pilot-member table:name="0.6907" table:display="true" table:show-details="true"/>
                <table:data-pilot-member table:name="0.6910" table:display="true" table:show-details="true"/>
                <table:data-pilot-member table:name="0.6911" table:display="true" table:show-details="true"/>
                <table:data-pilot-member table:name="0.6912" table:display="true" table:show-details="true"/>
                <table:data-pilot-member table:name="0.6913" table:display="true" table:show-details="true"/>
                <table:data-pilot-member table:name="0.6915" table:display="true" table:show-details="true"/>
                <table:data-pilot-member table:name="0.6916" table:display="true" table:show-details="true"/>
                <table:data-pilot-member table:name="0.6917" table:display="true" table:show-details="true"/>
                <table:data-pilot-member table:name="0.6918" table:display="true" table:show-details="true"/>
                <table:data-pilot-member table:name="0.6919" table:display="true" table:show-details="true"/>
                <table:data-pilot-member table:name="0.6920" table:display="true" table:show-details="true"/>
                <table:data-pilot-member table:name="0.6922" table:display="true" table:show-details="true"/>
                <table:data-pilot-member table:name="0.6923" table:display="true" table:show-details="true"/>
                <table:data-pilot-member table:name="0.6924" table:display="true" table:show-details="true"/>
                <table:data-pilot-member table:name="0.6925" table:display="true" table:show-details="true"/>
                <table:data-pilot-member table:name="0.6926" table:display="true" table:show-details="true"/>
                <table:data-pilot-member table:name="0.6927" table:display="true" table:show-details="true"/>
                <table:data-pilot-member table:name="0.6928" table:display="true" table:show-details="true"/>
                <table:data-pilot-member table:name="0.6930" table:display="true" table:show-details="true"/>
                <table:data-pilot-member table:name="0.6932" table:display="true" table:show-details="true"/>
                <table:data-pilot-member table:name="0.6934" table:display="true" table:show-details="true"/>
                <table:data-pilot-member table:name="0.6935" table:display="true" table:show-details="true"/>
                <table:data-pilot-member table:name="0.6936" table:display="true" table:show-details="true"/>
                <table:data-pilot-member table:name="0.6937" table:display="true" table:show-details="true"/>
                <table:data-pilot-member table:name="0.6938" table:display="true" table:show-details="true"/>
                <table:data-pilot-member table:name="0.6939" table:display="true" table:show-details="true"/>
                <table:data-pilot-member table:name="0.6941" table:display="true" table:show-details="true"/>
                <table:data-pilot-member table:name="0.6942" table:display="true" table:show-details="true"/>
                <table:data-pilot-member table:name="0.6943" table:display="true" table:show-details="true"/>
                <table:data-pilot-member table:name="0.6944" table:display="true" table:show-details="true"/>
                <table:data-pilot-member table:name="0.6945" table:display="true" table:show-details="true"/>
                <table:data-pilot-member table:name="0.6946" table:display="true" table:show-details="true"/>
                <table:data-pilot-member table:name="0.6947" table:display="true" table:show-details="true"/>
                <table:data-pilot-member table:name="0.6948" table:display="true" table:show-details="true"/>
                <table:data-pilot-member table:name="0.6949" table:display="true" table:show-details="true"/>
                <table:data-pilot-member table:name="0.6950" table:display="true" table:show-details="true"/>
                <table:data-pilot-member table:name="0.6951" table:display="true" table:show-details="true"/>
                <table:data-pilot-member table:name="0.6952" table:display="true" table:show-details="true"/>
                <table:data-pilot-member table:name="0.6954" table:display="true" table:show-details="true"/>
                <table:data-pilot-member table:name="0.6955" table:display="true" table:show-details="true"/>
                <table:data-pilot-member table:name="0.6957" table:display="true" table:show-details="true"/>
                <table:data-pilot-member table:name="0.6958" table:display="true" table:show-details="true"/>
                <table:data-pilot-member table:name="0.6959" table:display="true" table:show-details="true"/>
                <table:data-pilot-member table:name="0.6960" table:display="true" table:show-details="true"/>
                <table:data-pilot-member table:name="0.6961" table:display="true" table:show-details="true"/>
                <table:data-pilot-member table:name="0.6962" table:display="true" table:show-details="true"/>
                <table:data-pilot-member table:name="0.6963" table:display="true" table:show-details="true"/>
                <table:data-pilot-member table:name="0.6964" table:display="true" table:show-details="true"/>
                <table:data-pilot-member table:name="0.6965" table:display="true" table:show-details="true"/>
                <table:data-pilot-member table:name="0.6967" table:display="true" table:show-details="true"/>
                <table:data-pilot-member table:name="0.6968" table:display="true" table:show-details="true"/>
                <table:data-pilot-member table:name="0.6969" table:display="true" table:show-details="true"/>
                <table:data-pilot-member table:name="0.6970" table:display="true" table:show-details="true"/>
                <table:data-pilot-member table:name="0.6971" table:display="true" table:show-details="true"/>
                <table:data-pilot-member table:name="0.6972" table:display="true" table:show-details="true"/>
                <table:data-pilot-member table:name="0.6973" table:display="true" table:show-details="true"/>
                <table:data-pilot-member table:name="0.6974" table:display="true" table:show-details="true"/>
                <table:data-pilot-member table:name="0.6975" table:display="true" table:show-details="true"/>
                <table:data-pilot-member table:name="0.6976" table:display="true" table:show-details="true"/>
                <table:data-pilot-member table:name="0.6978" table:display="true" table:show-details="true"/>
                <table:data-pilot-member table:name="0.6979" table:display="true" table:show-details="true"/>
                <table:data-pilot-member table:name="0.6981" table:display="true" table:show-details="true"/>
                <table:data-pilot-member table:name="0.6982" table:display="true" table:show-details="true"/>
                <table:data-pilot-member table:name="0.6983" table:display="true" table:show-details="true"/>
                <table:data-pilot-member table:name="0.6984" table:display="true" table:show-details="true"/>
                <table:data-pilot-member table:name="0.6985" table:display="true" table:show-details="true"/>
                <table:data-pilot-member table:name="0.6986" table:display="true" table:show-details="true"/>
                <table:data-pilot-member table:name="0.6987" table:display="true" table:show-details="true"/>
                <table:data-pilot-member table:name="0.6988" table:display="true" table:show-details="true"/>
                <table:data-pilot-member table:name="0.6989" table:display="true" table:show-details="true"/>
                <table:data-pilot-member table:name="0.6990" table:display="true" table:show-details="true"/>
                <table:data-pilot-member table:name="0.6992" table:display="true" table:show-details="true"/>
                <table:data-pilot-member table:name="0.6997" table:display="true" table:show-details="true"/>
                <table:data-pilot-member table:name="0.6998" table:display="true" table:show-details="true"/>
                <table:data-pilot-member table:name="0.6999" table:display="true" table:show-details="true"/>
                <table:data-pilot-member table:name="0.7000" table:display="true" table:show-details="true"/>
                <table:data-pilot-member table:name="0.7001" table:display="true" table:show-details="true"/>
                <table:data-pilot-member table:name="0.7002" table:display="true" table:show-details="true"/>
                <table:data-pilot-member table:name="0.7003" table:display="true" table:show-details="true"/>
                <table:data-pilot-member table:name="0.7004" table:display="true" table:show-details="true"/>
                <table:data-pilot-member table:name="0.7005" table:display="true" table:show-details="true"/>
                <table:data-pilot-member table:name="0.7006" table:display="true" table:show-details="true"/>
                <table:data-pilot-member table:name="0.7007" table:display="true" table:show-details="true"/>
                <table:data-pilot-member table:name="0.7008" table:display="true" table:show-details="true"/>
                <table:data-pilot-member table:name="0.7009" table:display="true" table:show-details="true"/>
                <table:data-pilot-member table:name="0.7010" table:display="true" table:show-details="true"/>
                <table:data-pilot-member table:name="0.7011" table:display="true" table:show-details="true"/>
                <table:data-pilot-member table:name="0.7012" table:display="true" table:show-details="true"/>
                <table:data-pilot-member table:name="0.7013" table:display="true" table:show-details="true"/>
                <table:data-pilot-member table:name="0.7014" table:display="true" table:show-details="true"/>
                <table:data-pilot-member table:name="0.7015" table:display="true" table:show-details="true"/>
                <table:data-pilot-member table:name="0.7016" table:display="true" table:show-details="true"/>
                <table:data-pilot-member table:name="0.7017" table:display="true" table:show-details="true"/>
                <table:data-pilot-member table:name="0.7018" table:display="true" table:show-details="true"/>
                <table:data-pilot-member table:name="0.7021" table:display="true" table:show-details="true"/>
                <table:data-pilot-member table:name="0.7022" table:display="true" table:show-details="true"/>
                <table:data-pilot-member table:name="0.7023" table:display="true" table:show-details="true"/>
                <table:data-pilot-member table:name="0.7025" table:display="true" table:show-details="true"/>
                <table:data-pilot-member table:name="0.7026" table:display="true" table:show-details="true"/>
                <table:data-pilot-member table:name="0.7027" table:display="true" table:show-details="true"/>
                <table:data-pilot-member table:name="0.7029" table:display="true" table:show-details="true"/>
                <table:data-pilot-member table:name="0.7030" table:display="true" table:show-details="true"/>
                <table:data-pilot-member table:name="0.7031" table:display="true" table:show-details="true"/>
                <table:data-pilot-member table:name="0.7032" table:display="true" table:show-details="true"/>
                <table:data-pilot-member table:name="0.7033" table:display="true" table:show-details="true"/>
                <table:data-pilot-member table:name="0.7034" table:display="true" table:show-details="true"/>
                <table:data-pilot-member table:name="0.7035" table:display="true" table:show-details="true"/>
                <table:data-pilot-member table:name="0.7037" table:display="true" table:show-details="true"/>
                <table:data-pilot-member table:name="0.7038" table:display="true" table:show-details="true"/>
                <table:data-pilot-member table:name="0.7039" table:display="true" table:show-details="true"/>
                <table:data-pilot-member table:name="0.7041" table:display="true" table:show-details="true"/>
                <table:data-pilot-member table:name="0.7042" table:display="true" table:show-details="true"/>
                <table:data-pilot-member table:name="0.7045" table:display="true" table:show-details="true"/>
                <table:data-pilot-member table:name="0.7046" table:display="true" table:show-details="true"/>
                <table:data-pilot-member table:name="0.7048" table:display="true" table:show-details="true"/>
                <table:data-pilot-member table:name="0.7049" table:display="true" table:show-details="true"/>
                <table:data-pilot-member table:name="0.7050" table:display="true" table:show-details="true"/>
                <table:data-pilot-member table:name="0.7053" table:display="true" table:show-details="true"/>
                <table:data-pilot-member table:name="0.7055" table:display="true" table:show-details="true"/>
                <table:data-pilot-member table:name="0.7057" table:display="true" table:show-details="true"/>
                <table:data-pilot-member table:name="0.7058" table:display="true" table:show-details="true"/>
                <table:data-pilot-member table:name="0.7059" table:display="true" table:show-details="true"/>
                <table:data-pilot-member table:name="0.7061" table:display="true" table:show-details="true"/>
                <table:data-pilot-member table:name="0.7062" table:display="true" table:show-details="true"/>
                <table:data-pilot-member table:name="0.7063" table:display="true" table:show-details="true"/>
                <table:data-pilot-member table:name="0.7068" table:display="true" table:show-details="true"/>
                <table:data-pilot-member table:name="0.7070" table:display="true" table:show-details="true"/>
                <table:data-pilot-member table:name="0.7071" table:display="true" table:show-details="true"/>
                <table:data-pilot-member table:name="0.7073" table:display="true" table:show-details="true"/>
                <table:data-pilot-member table:name="0.7074" table:display="true" table:show-details="true"/>
                <table:data-pilot-member table:name="0.7080" table:display="true" table:show-details="true"/>
                <table:data-pilot-member table:name="0.7081" table:display="true" table:show-details="true"/>
                <table:data-pilot-member table:name="0.7082" table:display="true" table:show-details="true"/>
                <table:data-pilot-member table:name="0.7083" table:display="true" table:show-details="true"/>
                <table:data-pilot-member table:name="0.7085" table:display="true" table:show-details="true"/>
                <table:data-pilot-member table:name="0.7088" table:display="true" table:show-details="true"/>
                <table:data-pilot-member table:name="0.7094" table:display="true" table:show-details="true"/>
                <table:data-pilot-member table:name="0.7096" table:display="true" table:show-details="true"/>
                <table:data-pilot-member table:name="0.7098" table:display="true" table:show-details="true"/>
                <table:data-pilot-member table:name="0.7100" table:display="true" table:show-details="true"/>
                <table:data-pilot-member table:name="0.7101" table:display="true" table:show-details="true"/>
                <table:data-pilot-member table:name="0.7102" table:display="true" table:show-details="true"/>
                <table:data-pilot-member table:name="0.7105" table:display="true" table:show-details="true"/>
                <table:data-pilot-member table:name="0.7108" table:display="true" table:show-details="true"/>
                <table:data-pilot-member table:name="0.7110" table:display="true" table:show-details="true"/>
                <table:data-pilot-member table:name="0.7113" table:display="true" table:show-details="true"/>
                <table:data-pilot-member table:name="0.7116" table:display="true" table:show-details="true"/>
                <table:data-pilot-member table:name="0.7117" table:display="true" table:show-details="true"/>
                <table:data-pilot-member table:name="0.7119" table:display="true" table:show-details="true"/>
                <table:data-pilot-member table:name="0.7133" table:display="true" table:show-details="true"/>
                <table:data-pilot-member table:name="0.7136" table:display="true" table:show-details="true"/>
                <table:data-pilot-member table:name="0.7138" table:display="true" table:show-details="true"/>
                <table:data-pilot-member table:name="0.7141" table:display="true" table:show-details="true"/>
                <table:data-pilot-member table:name="0.7149" table:display="true" table:show-details="true"/>
                <table:data-pilot-member table:name="0.7150" table:display="true" table:show-details="true"/>
                <table:data-pilot-member table:name="0.7153" table:display="true" table:show-details="true"/>
                <table:data-pilot-member table:name="0.7159" table:display="true" table:show-details="true"/>
                <table:data-pilot-member table:name="0.7162" table:display="true" table:show-details="true"/>
                <table:data-pilot-member table:name="0.7171" table:display="true" table:show-details="true"/>
                <table:data-pilot-member table:name="0.7181" table:display="true" table:show-details="true"/>
                <table:data-pilot-member table:name="0.7183" table:display="true" table:show-details="true"/>
                <table:data-pilot-member table:name="0.7192" table:display="true" table:show-details="true"/>
                <table:data-pilot-member table:name="0.7201" table:display="true" table:show-details="true"/>
                <table:data-pilot-member table:name="0.7206" table:display="true" table:show-details="true"/>
                <table:data-pilot-member table:name="0.7210" table:display="true" table:show-details="true"/>
                <table:data-pilot-member table:name="0.7229" table:display="true" table:show-details="true"/>
                <table:data-pilot-member table:name="0.7245" table:display="true" table:show-details="true"/>
                <table:data-pilot-member table:name="0.7248" table:display="true" table:show-details="true"/>
                <table:data-pilot-member table:name="0.7300" table:display="true" table:show-details="true"/>
                <table:data-pilot-member table:name="0.7346" table:display="true" table:show-details="true"/>
                <table:data-pilot-member table:name="0.73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ataPilot_Sheet1_2.A1:DataPilot_Sheet1_2.D25" table:buttons="DataPilot_Sheet1_2.A1 DataPilot_Sheet1_2.A3 DataPilot_Sheet1_2.B3 DataPilot_Sheet1_2.C3">
          <table:source-cell-range table:cell-range-address="Sheet1.B1:Sheet1.F2001"/>
          <table:data-pilot-field table:source-field-name="iso" table:orientation="row" table:used-hierarchy="0" table:function="auto">
            <table:data-pilot-level table:show-empty="false">
              <table:data-pilot-members>
                <table:data-pilot-member table:name="0" table:display="true" table:show-details="true"/>
                <table:data-pilot-member table:name="0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nr" table:orientation="row" table:used-hierarchy="0" table:function="auto">
            <table:data-pilot-level table:show-empty="false">
              <table:data-pilot-members>
                <table:data-pilot-member table:name="20" table:display="true" table:show-details="true"/>
                <table:data-pilot-member table:name="40" table:display="true" table:show-details="true"/>
                <table:data-pilot-member table:name="60" table:display="true" table:show-details="true"/>
                <table:data-pilot-member table:name="80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pa" table:orientation="data" table:used-hierarchy="0" table:function="average">
            <table:data-pilot-level table:show-empty="false">
              <table:data-pilot-members>
                <table:data-pilot-member table:name="0.2028" table:display="true" table:show-details="true"/>
                <table:data-pilot-member table:name="0.2071" table:display="true" table:show-details="true"/>
                <table:data-pilot-member table:name="0.2300" table:display="true" table:show-details="true"/>
                <table:data-pilot-member table:name="0.2392" table:display="true" table:show-details="true"/>
                <table:data-pilot-member table:name="0.2443" table:display="true" table:show-details="true"/>
                <table:data-pilot-member table:name="0.2477" table:display="true" table:show-details="true"/>
                <table:data-pilot-member table:name="0.2478" table:display="true" table:show-details="true"/>
                <table:data-pilot-member table:name="0.2488" table:display="true" table:show-details="true"/>
                <table:data-pilot-member table:name="0.2513" table:display="true" table:show-details="true"/>
                <table:data-pilot-member table:name="0.2539" table:display="true" table:show-details="true"/>
                <table:data-pilot-member table:name="0.2561" table:display="true" table:show-details="true"/>
                <table:data-pilot-member table:name="0.2570" table:display="true" table:show-details="true"/>
                <table:data-pilot-member table:name="0.2583" table:display="true" table:show-details="true"/>
                <table:data-pilot-member table:name="0.2591" table:display="true" table:show-details="true"/>
                <table:data-pilot-member table:name="0.2599" table:display="true" table:show-details="true"/>
                <table:data-pilot-member table:name="0.2612" table:display="true" table:show-details="true"/>
                <table:data-pilot-member table:name="0.2614" table:display="true" table:show-details="true"/>
                <table:data-pilot-member table:name="0.2623" table:display="true" table:show-details="true"/>
                <table:data-pilot-member table:name="0.2629" table:display="true" table:show-details="true"/>
                <table:data-pilot-member table:name="0.2634" table:display="true" table:show-details="true"/>
                <table:data-pilot-member table:name="0.2635" table:display="true" table:show-details="true"/>
                <table:data-pilot-member table:name="0.2641" table:display="true" table:show-details="true"/>
                <table:data-pilot-member table:name="0.2659" table:display="true" table:show-details="true"/>
                <table:data-pilot-member table:name="0.2663" table:display="true" table:show-details="true"/>
                <table:data-pilot-member table:name="0.2665" table:display="true" table:show-details="true"/>
                <table:data-pilot-member table:name="0.2679" table:display="true" table:show-details="true"/>
                <table:data-pilot-member table:name="0.2688" table:display="true" table:show-details="true"/>
                <table:data-pilot-member table:name="0.2711" table:display="true" table:show-details="true"/>
                <table:data-pilot-member table:name="0.2733" table:display="true" table:show-details="true"/>
                <table:data-pilot-member table:name="0.2737" table:display="true" table:show-details="true"/>
                <table:data-pilot-member table:name="0.2738" table:display="true" table:show-details="true"/>
                <table:data-pilot-member table:name="0.2743" table:display="true" table:show-details="true"/>
                <table:data-pilot-member table:name="0.2747" table:display="true" table:show-details="true"/>
                <table:data-pilot-member table:name="0.2752" table:display="true" table:show-details="true"/>
                <table:data-pilot-member table:name="0.2756" table:display="true" table:show-details="true"/>
                <table:data-pilot-member table:name="0.2757" table:display="true" table:show-details="true"/>
                <table:data-pilot-member table:name="0.2762" table:display="true" table:show-details="true"/>
                <table:data-pilot-member table:name="0.2768" table:display="true" table:show-details="true"/>
                <table:data-pilot-member table:name="0.2774" table:display="true" table:show-details="true"/>
                <table:data-pilot-member table:name="0.2775" table:display="true" table:show-details="true"/>
                <table:data-pilot-member table:name="0.2776" table:display="true" table:show-details="true"/>
                <table:data-pilot-member table:name="0.2778" table:display="true" table:show-details="true"/>
                <table:data-pilot-member table:name="0.2786" table:display="true" table:show-details="true"/>
                <table:data-pilot-member table:name="0.2789" table:display="true" table:show-details="true"/>
                <table:data-pilot-member table:name="0.2794" table:display="true" table:show-details="true"/>
                <table:data-pilot-member table:name="0.2796" table:display="true" table:show-details="true"/>
                <table:data-pilot-member table:name="0.2807" table:display="true" table:show-details="true"/>
                <table:data-pilot-member table:name="0.2812" table:display="true" table:show-details="true"/>
                <table:data-pilot-member table:name="0.2813" table:display="true" table:show-details="true"/>
                <table:data-pilot-member table:name="0.2814" table:display="true" table:show-details="true"/>
                <table:data-pilot-member table:name="0.2815" table:display="true" table:show-details="true"/>
                <table:data-pilot-member table:name="0.2818" table:display="true" table:show-details="true"/>
                <table:data-pilot-member table:name="0.2822" table:display="true" table:show-details="true"/>
                <table:data-pilot-member table:name="0.2824" table:display="true" table:show-details="true"/>
                <table:data-pilot-member table:name="0.2826" table:display="true" table:show-details="true"/>
                <table:data-pilot-member table:name="0.2842" table:display="true" table:show-details="true"/>
                <table:data-pilot-member table:name="0.2845" table:display="true" table:show-details="true"/>
                <table:data-pilot-member table:name="0.2853" table:display="true" table:show-details="true"/>
                <table:data-pilot-member table:name="0.2856" table:display="true" table:show-details="true"/>
                <table:data-pilot-member table:name="0.2859" table:display="true" table:show-details="true"/>
                <table:data-pilot-member table:name="0.2864" table:display="true" table:show-details="true"/>
                <table:data-pilot-member table:name="0.2866" table:display="true" table:show-details="true"/>
                <table:data-pilot-member table:name="0.2867" table:display="true" table:show-details="true"/>
                <table:data-pilot-member table:name="0.2873" table:display="true" table:show-details="true"/>
                <table:data-pilot-member table:name="0.2881" table:display="true" table:show-details="true"/>
                <table:data-pilot-member table:name="0.2883" table:display="true" table:show-details="true"/>
                <table:data-pilot-member table:name="0.2884" table:display="true" table:show-details="true"/>
                <table:data-pilot-member table:name="0.2887" table:display="true" table:show-details="true"/>
                <table:data-pilot-member table:name="0.2889" table:display="true" table:show-details="true"/>
                <table:data-pilot-member table:name="0.2892" table:display="true" table:show-details="true"/>
                <table:data-pilot-member table:name="0.2900" table:display="true" table:show-details="true"/>
                <table:data-pilot-member table:name="0.2903" table:display="true" table:show-details="true"/>
                <table:data-pilot-member table:name="0.2905" table:display="true" table:show-details="true"/>
                <table:data-pilot-member table:name="0.2906" table:display="true" table:show-details="true"/>
                <table:data-pilot-member table:name="0.2908" table:display="true" table:show-details="true"/>
                <table:data-pilot-member table:name="0.2909" table:display="true" table:show-details="true"/>
                <table:data-pilot-member table:name="0.2910" table:display="true" table:show-details="true"/>
                <table:data-pilot-member table:name="0.2911" table:display="true" table:show-details="true"/>
                <table:data-pilot-member table:name="0.2913" table:display="true" table:show-details="true"/>
                <table:data-pilot-member table:name="0.2914" table:display="true" table:show-details="true"/>
                <table:data-pilot-member table:name="0.2915" table:display="true" table:show-details="true"/>
                <table:data-pilot-member table:name="0.2920" table:display="true" table:show-details="true"/>
                <table:data-pilot-member table:name="0.2921" table:display="true" table:show-details="true"/>
                <table:data-pilot-member table:name="0.2923" table:display="true" table:show-details="true"/>
                <table:data-pilot-member table:name="0.2925" table:display="true" table:show-details="true"/>
                <table:data-pilot-member table:name="0.2929" table:display="true" table:show-details="true"/>
                <table:data-pilot-member table:name="0.2931" table:display="true" table:show-details="true"/>
                <table:data-pilot-member table:name="0.2933" table:display="true" table:show-details="true"/>
                <table:data-pilot-member table:name="0.2944" table:display="true" table:show-details="true"/>
                <table:data-pilot-member table:name="0.2945" table:display="true" table:show-details="true"/>
                <table:data-pilot-member table:name="0.2946" table:display="true" table:show-details="true"/>
                <table:data-pilot-member table:name="0.2952" table:display="true" table:show-details="true"/>
                <table:data-pilot-member table:name="0.2957" table:display="true" table:show-details="true"/>
                <table:data-pilot-member table:name="0.2958" table:display="true" table:show-details="true"/>
                <table:data-pilot-member table:name="0.2960" table:display="true" table:show-details="true"/>
                <table:data-pilot-member table:name="0.2963" table:display="true" table:show-details="true"/>
                <table:data-pilot-member table:name="0.2965" table:display="true" table:show-details="true"/>
                <table:data-pilot-member table:name="0.2970" table:display="true" table:show-details="true"/>
                <table:data-pilot-member table:name="0.2971" table:display="true" table:show-details="true"/>
                <table:data-pilot-member table:name="0.2972" table:display="true" table:show-details="true"/>
                <table:data-pilot-member table:name="0.2979" table:display="true" table:show-details="true"/>
                <table:data-pilot-member table:name="0.2984" table:display="true" table:show-details="true"/>
                <table:data-pilot-member table:name="0.2985" table:display="true" table:show-details="true"/>
                <table:data-pilot-member table:name="0.2986" table:display="true" table:show-details="true"/>
                <table:data-pilot-member table:name="0.2991" table:display="true" table:show-details="true"/>
                <table:data-pilot-member table:name="0.2994" table:display="true" table:show-details="true"/>
                <table:data-pilot-member table:name="0.2999" table:display="true" table:show-details="true"/>
                <table:data-pilot-member table:name="0.3001" table:display="true" table:show-details="true"/>
                <table:data-pilot-member table:name="0.3002" table:display="true" table:show-details="true"/>
                <table:data-pilot-member table:name="0.3003" table:display="true" table:show-details="true"/>
                <table:data-pilot-member table:name="0.3006" table:display="true" table:show-details="true"/>
                <table:data-pilot-member table:name="0.3007" table:display="true" table:show-details="true"/>
                <table:data-pilot-member table:name="0.3008" table:display="true" table:show-details="true"/>
                <table:data-pilot-member table:name="0.3011" table:display="true" table:show-details="true"/>
                <table:data-pilot-member table:name="0.3012" table:display="true" table:show-details="true"/>
                <table:data-pilot-member table:name="0.3014" table:display="true" table:show-details="true"/>
                <table:data-pilot-member table:name="0.3016" table:display="true" table:show-details="true"/>
                <table:data-pilot-member table:name="0.3017" table:display="true" table:show-details="true"/>
                <table:data-pilot-member table:name="0.3018" table:display="true" table:show-details="true"/>
                <table:data-pilot-member table:name="0.3019" table:display="true" table:show-details="true"/>
                <table:data-pilot-member table:name="0.3020" table:display="true" table:show-details="true"/>
                <table:data-pilot-member table:name="0.3021" table:display="true" table:show-details="true"/>
                <table:data-pilot-member table:name="0.3022" table:display="true" table:show-details="true"/>
                <table:data-pilot-member table:name="0.3024" table:display="true" table:show-details="true"/>
                <table:data-pilot-member table:name="0.3026" table:display="true" table:show-details="true"/>
                <table:data-pilot-member table:name="0.3028" table:display="true" table:show-details="true"/>
                <table:data-pilot-member table:name="0.3029" table:display="true" table:show-details="true"/>
                <table:data-pilot-member table:name="0.3030" table:display="true" table:show-details="true"/>
                <table:data-pilot-member table:name="0.3031" table:display="true" table:show-details="true"/>
                <table:data-pilot-member table:name="0.3034" table:display="true" table:show-details="true"/>
                <table:data-pilot-member table:name="0.3035" table:display="true" table:show-details="true"/>
                <table:data-pilot-member table:name="0.3036" table:display="true" table:show-details="true"/>
                <table:data-pilot-member table:name="0.3038" table:display="true" table:show-details="true"/>
                <table:data-pilot-member table:name="0.3039" table:display="true" table:show-details="true"/>
                <table:data-pilot-member table:name="0.3040" table:display="true" table:show-details="true"/>
                <table:data-pilot-member table:name="0.3043" table:display="true" table:show-details="true"/>
                <table:data-pilot-member table:name="0.3044" table:display="true" table:show-details="true"/>
                <table:data-pilot-member table:name="0.3046" table:display="true" table:show-details="true"/>
                <table:data-pilot-member table:name="0.3049" table:display="true" table:show-details="true"/>
                <table:data-pilot-member table:name="0.3050" table:display="true" table:show-details="true"/>
                <table:data-pilot-member table:name="0.3052" table:display="true" table:show-details="true"/>
                <table:data-pilot-member table:name="0.3053" table:display="true" table:show-details="true"/>
                <table:data-pilot-member table:name="0.3054" table:display="true" table:show-details="true"/>
                <table:data-pilot-member table:name="0.3055" table:display="true" table:show-details="true"/>
                <table:data-pilot-member table:name="0.3056" table:display="true" table:show-details="true"/>
                <table:data-pilot-member table:name="0.3058" table:display="true" table:show-details="true"/>
                <table:data-pilot-member table:name="0.3060" table:display="true" table:show-details="true"/>
                <table:data-pilot-member table:name="0.3063" table:display="true" table:show-details="true"/>
                <table:data-pilot-member table:name="0.3064" table:display="true" table:show-details="true"/>
                <table:data-pilot-member table:name="0.3065" table:display="true" table:show-details="true"/>
                <table:data-pilot-member table:name="0.3066" table:display="true" table:show-details="true"/>
                <table:data-pilot-member table:name="0.3067" table:display="true" table:show-details="true"/>
                <table:data-pilot-member table:name="0.3069" table:display="true" table:show-details="true"/>
                <table:data-pilot-member table:name="0.3070" table:display="true" table:show-details="true"/>
                <table:data-pilot-member table:name="0.3071" table:display="true" table:show-details="true"/>
                <table:data-pilot-member table:name="0.3072" table:display="true" table:show-details="true"/>
                <table:data-pilot-member table:name="0.3074" table:display="true" table:show-details="true"/>
                <table:data-pilot-member table:name="0.3075" table:display="true" table:show-details="true"/>
                <table:data-pilot-member table:name="0.3076" table:display="true" table:show-details="true"/>
                <table:data-pilot-member table:name="0.3077" table:display="true" table:show-details="true"/>
                <table:data-pilot-member table:name="0.3078" table:display="true" table:show-details="true"/>
                <table:data-pilot-member table:name="0.3079" table:display="true" table:show-details="true"/>
                <table:data-pilot-member table:name="0.3080" table:display="true" table:show-details="true"/>
                <table:data-pilot-member table:name="0.3081" table:display="true" table:show-details="true"/>
                <table:data-pilot-member table:name="0.3082" table:display="true" table:show-details="true"/>
                <table:data-pilot-member table:name="0.3084" table:display="true" table:show-details="true"/>
                <table:data-pilot-member table:name="0.3085" table:display="true" table:show-details="true"/>
                <table:data-pilot-member table:name="0.3086" table:display="true" table:show-details="true"/>
                <table:data-pilot-member table:name="0.3087" table:display="true" table:show-details="true"/>
                <table:data-pilot-member table:name="0.3088" table:display="true" table:show-details="true"/>
                <table:data-pilot-member table:name="0.3089" table:display="true" table:show-details="true"/>
                <table:data-pilot-member table:name="0.3090" table:display="true" table:show-details="true"/>
                <table:data-pilot-member table:name="0.3091" table:display="true" table:show-details="true"/>
                <table:data-pilot-member table:name="0.3092" table:display="true" table:show-details="true"/>
                <table:data-pilot-member table:name="0.3093" table:display="true" table:show-details="true"/>
                <table:data-pilot-member table:name="0.3094" table:display="true" table:show-details="true"/>
                <table:data-pilot-member table:name="0.3095" table:display="true" table:show-details="true"/>
                <table:data-pilot-member table:name="0.3096" table:display="true" table:show-details="true"/>
                <table:data-pilot-member table:name="0.3097" table:display="true" table:show-details="true"/>
                <table:data-pilot-member table:name="0.3098" table:display="true" table:show-details="true"/>
                <table:data-pilot-member table:name="0.3102" table:display="true" table:show-details="true"/>
                <table:data-pilot-member table:name="0.3104" table:display="true" table:show-details="true"/>
                <table:data-pilot-member table:name="0.3106" table:display="true" table:show-details="true"/>
                <table:data-pilot-member table:name="0.3107" table:display="true" table:show-details="true"/>
                <table:data-pilot-member table:name="0.3108" table:display="true" table:show-details="true"/>
                <table:data-pilot-member table:name="0.3109" table:display="true" table:show-details="true"/>
                <table:data-pilot-member table:name="0.3111" table:display="true" table:show-details="true"/>
                <table:data-pilot-member table:name="0.3112" table:display="true" table:show-details="true"/>
                <table:data-pilot-member table:name="0.3113" table:display="true" table:show-details="true"/>
                <table:data-pilot-member table:name="0.3114" table:display="true" table:show-details="true"/>
                <table:data-pilot-member table:name="0.3115" table:display="true" table:show-details="true"/>
                <table:data-pilot-member table:name="0.3116" table:display="true" table:show-details="true"/>
                <table:data-pilot-member table:name="0.3117" table:display="true" table:show-details="true"/>
                <table:data-pilot-member table:name="0.3118" table:display="true" table:show-details="true"/>
                <table:data-pilot-member table:name="0.3120" table:display="true" table:show-details="true"/>
                <table:data-pilot-member table:name="0.3121" table:display="true" table:show-details="true"/>
                <table:data-pilot-member table:name="0.3122" table:display="true" table:show-details="true"/>
                <table:data-pilot-member table:name="0.3123" table:display="true" table:show-details="true"/>
                <table:data-pilot-member table:name="0.3124" table:display="true" table:show-details="true"/>
                <table:data-pilot-member table:name="0.3125" table:display="true" table:show-details="true"/>
                <table:data-pilot-member table:name="0.3126" table:display="true" table:show-details="true"/>
                <table:data-pilot-member table:name="0.3127" table:display="true" table:show-details="true"/>
                <table:data-pilot-member table:name="0.3128" table:display="true" table:show-details="true"/>
                <table:data-pilot-member table:name="0.3129" table:display="true" table:show-details="true"/>
                <table:data-pilot-member table:name="0.3130" table:display="true" table:show-details="true"/>
                <table:data-pilot-member table:name="0.3132" table:display="true" table:show-details="true"/>
                <table:data-pilot-member table:name="0.3133" table:display="true" table:show-details="true"/>
                <table:data-pilot-member table:name="0.3134" table:display="true" table:show-details="true"/>
                <table:data-pilot-member table:name="0.3135" table:display="true" table:show-details="true"/>
                <table:data-pilot-member table:name="0.3136" table:display="true" table:show-details="true"/>
                <table:data-pilot-member table:name="0.3137" table:display="true" table:show-details="true"/>
                <table:data-pilot-member table:name="0.3138" table:display="true" table:show-details="true"/>
                <table:data-pilot-member table:name="0.3139" table:display="true" table:show-details="true"/>
                <table:data-pilot-member table:name="0.3140" table:display="true" table:show-details="true"/>
                <table:data-pilot-member table:name="0.3141" table:display="true" table:show-details="true"/>
                <table:data-pilot-member table:name="0.3142" table:display="true" table:show-details="true"/>
                <table:data-pilot-member table:name="0.3143" table:display="true" table:show-details="true"/>
                <table:data-pilot-member table:name="0.3144" table:display="true" table:show-details="true"/>
                <table:data-pilot-member table:name="0.3145" table:display="true" table:show-details="true"/>
                <table:data-pilot-member table:name="0.3146" table:display="true" table:show-details="true"/>
                <table:data-pilot-member table:name="0.3147" table:display="true" table:show-details="true"/>
                <table:data-pilot-member table:name="0.3148" table:display="true" table:show-details="true"/>
                <table:data-pilot-member table:name="0.3149" table:display="true" table:show-details="true"/>
                <table:data-pilot-member table:name="0.3151" table:display="true" table:show-details="true"/>
                <table:data-pilot-member table:name="0.3152" table:display="true" table:show-details="true"/>
                <table:data-pilot-member table:name="0.3153" table:display="true" table:show-details="true"/>
                <table:data-pilot-member table:name="0.3156" table:display="true" table:show-details="true"/>
                <table:data-pilot-member table:name="0.3157" table:display="true" table:show-details="true"/>
                <table:data-pilot-member table:name="0.3158" table:display="true" table:show-details="true"/>
                <table:data-pilot-member table:name="0.3159" table:display="true" table:show-details="true"/>
                <table:data-pilot-member table:name="0.3160" table:display="true" table:show-details="true"/>
                <table:data-pilot-member table:name="0.3161" table:display="true" table:show-details="true"/>
                <table:data-pilot-member table:name="0.3162" table:display="true" table:show-details="true"/>
                <table:data-pilot-member table:name="0.3163" table:display="true" table:show-details="true"/>
                <table:data-pilot-member table:name="0.3164" table:display="true" table:show-details="true"/>
                <table:data-pilot-member table:name="0.3165" table:display="true" table:show-details="true"/>
                <table:data-pilot-member table:name="0.3166" table:display="true" table:show-details="true"/>
                <table:data-pilot-member table:name="0.3167" table:display="true" table:show-details="true"/>
                <table:data-pilot-member table:name="0.3168" table:display="true" table:show-details="true"/>
                <table:data-pilot-member table:name="0.3169" table:display="true" table:show-details="true"/>
                <table:data-pilot-member table:name="0.3170" table:display="true" table:show-details="true"/>
                <table:data-pilot-member table:name="0.3171" table:display="true" table:show-details="true"/>
                <table:data-pilot-member table:name="0.3172" table:display="true" table:show-details="true"/>
                <table:data-pilot-member table:name="0.3173" table:display="true" table:show-details="true"/>
                <table:data-pilot-member table:name="0.3174" table:display="true" table:show-details="true"/>
                <table:data-pilot-member table:name="0.3175" table:display="true" table:show-details="true"/>
                <table:data-pilot-member table:name="0.3176" table:display="true" table:show-details="true"/>
                <table:data-pilot-member table:name="0.3177" table:display="true" table:show-details="true"/>
                <table:data-pilot-member table:name="0.3178" table:display="true" table:show-details="true"/>
                <table:data-pilot-member table:name="0.3179" table:display="true" table:show-details="true"/>
                <table:data-pilot-member table:name="0.3180" table:display="true" table:show-details="true"/>
                <table:data-pilot-member table:name="0.3181" table:display="true" table:show-details="true"/>
                <table:data-pilot-member table:name="0.3182" table:display="true" table:show-details="true"/>
                <table:data-pilot-member table:name="0.3183" table:display="true" table:show-details="true"/>
                <table:data-pilot-member table:name="0.3184" table:display="true" table:show-details="true"/>
                <table:data-pilot-member table:name="0.3185" table:display="true" table:show-details="true"/>
                <table:data-pilot-member table:name="0.3186" table:display="true" table:show-details="true"/>
                <table:data-pilot-member table:name="0.3187" table:display="true" table:show-details="true"/>
                <table:data-pilot-member table:name="0.3188" table:display="true" table:show-details="true"/>
                <table:data-pilot-member table:name="0.3189" table:display="true" table:show-details="true"/>
                <table:data-pilot-member table:name="0.3190" table:display="true" table:show-details="true"/>
                <table:data-pilot-member table:name="0.3191" table:display="true" table:show-details="true"/>
                <table:data-pilot-member table:name="0.3192" table:display="true" table:show-details="true"/>
                <table:data-pilot-member table:name="0.3193" table:display="true" table:show-details="true"/>
                <table:data-pilot-member table:name="0.3194" table:display="true" table:show-details="true"/>
                <table:data-pilot-member table:name="0.3195" table:display="true" table:show-details="true"/>
                <table:data-pilot-member table:name="0.3196" table:display="true" table:show-details="true"/>
                <table:data-pilot-member table:name="0.3197" table:display="true" table:show-details="true"/>
                <table:data-pilot-member table:name="0.3198" table:display="true" table:show-details="true"/>
                <table:data-pilot-member table:name="0.3199" table:display="true" table:show-details="true"/>
                <table:data-pilot-member table:name="0.3200" table:display="true" table:show-details="true"/>
                <table:data-pilot-member table:name="0.3201" table:display="true" table:show-details="true"/>
                <table:data-pilot-member table:name="0.3202" table:display="true" table:show-details="true"/>
                <table:data-pilot-member table:name="0.3203" table:display="true" table:show-details="true"/>
                <table:data-pilot-member table:name="0.3204" table:display="true" table:show-details="true"/>
                <table:data-pilot-member table:name="0.3205" table:display="true" table:show-details="true"/>
                <table:data-pilot-member table:name="0.3207" table:display="true" table:show-details="true"/>
                <table:data-pilot-member table:name="0.3208" table:display="true" table:show-details="true"/>
                <table:data-pilot-member table:name="0.3209" table:display="true" table:show-details="true"/>
                <table:data-pilot-member table:name="0.3210" table:display="true" table:show-details="true"/>
                <table:data-pilot-member table:name="0.3211" table:display="true" table:show-details="true"/>
                <table:data-pilot-member table:name="0.3212" table:display="true" table:show-details="true"/>
                <table:data-pilot-member table:name="0.3213" table:display="true" table:show-details="true"/>
                <table:data-pilot-member table:name="0.3214" table:display="true" table:show-details="true"/>
                <table:data-pilot-member table:name="0.3215" table:display="true" table:show-details="true"/>
                <table:data-pilot-member table:name="0.3216" table:display="true" table:show-details="true"/>
                <table:data-pilot-member table:name="0.3217" table:display="true" table:show-details="true"/>
                <table:data-pilot-member table:name="0.3218" table:display="true" table:show-details="true"/>
                <table:data-pilot-member table:name="0.3219" table:display="true" table:show-details="true"/>
                <table:data-pilot-member table:name="0.3220" table:display="true" table:show-details="true"/>
                <table:data-pilot-member table:name="0.3221" table:display="true" table:show-details="true"/>
                <table:data-pilot-member table:name="0.3222" table:display="true" table:show-details="true"/>
                <table:data-pilot-member table:name="0.3223" table:display="true" table:show-details="true"/>
                <table:data-pilot-member table:name="0.3225" table:display="true" table:show-details="true"/>
                <table:data-pilot-member table:name="0.3227" table:display="true" table:show-details="true"/>
                <table:data-pilot-member table:name="0.3228" table:display="true" table:show-details="true"/>
                <table:data-pilot-member table:name="0.3229" table:display="true" table:show-details="true"/>
                <table:data-pilot-member table:name="0.3230" table:display="true" table:show-details="true"/>
                <table:data-pilot-member table:name="0.3231" table:display="true" table:show-details="true"/>
                <table:data-pilot-member table:name="0.3232" table:display="true" table:show-details="true"/>
                <table:data-pilot-member table:name="0.3233" table:display="true" table:show-details="true"/>
                <table:data-pilot-member table:name="0.3234" table:display="true" table:show-details="true"/>
                <table:data-pilot-member table:name="0.3235" table:display="true" table:show-details="true"/>
                <table:data-pilot-member table:name="0.3236" table:display="true" table:show-details="true"/>
                <table:data-pilot-member table:name="0.3237" table:display="true" table:show-details="true"/>
                <table:data-pilot-member table:name="0.3238" table:display="true" table:show-details="true"/>
                <table:data-pilot-member table:name="0.3239" table:display="true" table:show-details="true"/>
                <table:data-pilot-member table:name="0.3240" table:display="true" table:show-details="true"/>
                <table:data-pilot-member table:name="0.3241" table:display="true" table:show-details="true"/>
                <table:data-pilot-member table:name="0.3242" table:display="true" table:show-details="true"/>
                <table:data-pilot-member table:name="0.3243" table:display="true" table:show-details="true"/>
                <table:data-pilot-member table:name="0.3244" table:display="true" table:show-details="true"/>
                <table:data-pilot-member table:name="0.3245" table:display="true" table:show-details="true"/>
                <table:data-pilot-member table:name="0.3246" table:display="true" table:show-details="true"/>
                <table:data-pilot-member table:name="0.3247" table:display="true" table:show-details="true"/>
                <table:data-pilot-member table:name="0.3248" table:display="true" table:show-details="true"/>
                <table:data-pilot-member table:name="0.3249" table:display="true" table:show-details="true"/>
                <table:data-pilot-member table:name="0.3250" table:display="true" table:show-details="true"/>
                <table:data-pilot-member table:name="0.3251" table:display="true" table:show-details="true"/>
                <table:data-pilot-member table:name="0.3252" table:display="true" table:show-details="true"/>
                <table:data-pilot-member table:name="0.3253" table:display="true" table:show-details="true"/>
                <table:data-pilot-member table:name="0.3254" table:display="true" table:show-details="true"/>
                <table:data-pilot-member table:name="0.3255" table:display="true" table:show-details="true"/>
                <table:data-pilot-member table:name="0.3256" table:display="true" table:show-details="true"/>
                <table:data-pilot-member table:name="0.3257" table:display="true" table:show-details="true"/>
                <table:data-pilot-member table:name="0.3258" table:display="true" table:show-details="true"/>
                <table:data-pilot-member table:name="0.3259" table:display="true" table:show-details="true"/>
                <table:data-pilot-member table:name="0.3260" table:display="true" table:show-details="true"/>
                <table:data-pilot-member table:name="0.3261" table:display="true" table:show-details="true"/>
                <table:data-pilot-member table:name="0.3262" table:display="true" table:show-details="true"/>
                <table:data-pilot-member table:name="0.3263" table:display="true" table:show-details="true"/>
                <table:data-pilot-member table:name="0.3264" table:display="true" table:show-details="true"/>
                <table:data-pilot-member table:name="0.3265" table:display="true" table:show-details="true"/>
                <table:data-pilot-member table:name="0.3266" table:display="true" table:show-details="true"/>
                <table:data-pilot-member table:name="0.3267" table:display="true" table:show-details="true"/>
                <table:data-pilot-member table:name="0.3268" table:display="true" table:show-details="true"/>
                <table:data-pilot-member table:name="0.3269" table:display="true" table:show-details="true"/>
                <table:data-pilot-member table:name="0.3270" table:display="true" table:show-details="true"/>
                <table:data-pilot-member table:name="0.3271" table:display="true" table:show-details="true"/>
                <table:data-pilot-member table:name="0.3272" table:display="true" table:show-details="true"/>
                <table:data-pilot-member table:name="0.3273" table:display="true" table:show-details="true"/>
                <table:data-pilot-member table:name="0.3274" table:display="true" table:show-details="true"/>
                <table:data-pilot-member table:name="0.3275" table:display="true" table:show-details="true"/>
                <table:data-pilot-member table:name="0.3276" table:display="true" table:show-details="true"/>
                <table:data-pilot-member table:name="0.3277" table:display="true" table:show-details="true"/>
                <table:data-pilot-member table:name="0.3278" table:display="true" table:show-details="true"/>
                <table:data-pilot-member table:name="0.3279" table:display="true" table:show-details="true"/>
                <table:data-pilot-member table:name="0.3280" table:display="true" table:show-details="true"/>
                <table:data-pilot-member table:name="0.3281" table:display="true" table:show-details="true"/>
                <table:data-pilot-member table:name="0.3282" table:display="true" table:show-details="true"/>
                <table:data-pilot-member table:name="0.3283" table:display="true" table:show-details="true"/>
                <table:data-pilot-member table:name="0.3284" table:display="true" table:show-details="true"/>
                <table:data-pilot-member table:name="0.3285" table:display="true" table:show-details="true"/>
                <table:data-pilot-member table:name="0.3286" table:display="true" table:show-details="true"/>
                <table:data-pilot-member table:name="0.3287" table:display="true" table:show-details="true"/>
                <table:data-pilot-member table:name="0.3288" table:display="true" table:show-details="true"/>
                <table:data-pilot-member table:name="0.3289" table:display="true" table:show-details="true"/>
                <table:data-pilot-member table:name="0.3290" table:display="true" table:show-details="true"/>
                <table:data-pilot-member table:name="0.3291" table:display="true" table:show-details="true"/>
                <table:data-pilot-member table:name="0.3292" table:display="true" table:show-details="true"/>
                <table:data-pilot-member table:name="0.3293" table:display="true" table:show-details="true"/>
                <table:data-pilot-member table:name="0.3294" table:display="true" table:show-details="true"/>
                <table:data-pilot-member table:name="0.3295" table:display="true" table:show-details="true"/>
                <table:data-pilot-member table:name="0.3296" table:display="true" table:show-details="true"/>
                <table:data-pilot-member table:name="0.3297" table:display="true" table:show-details="true"/>
                <table:data-pilot-member table:name="0.3298" table:display="true" table:show-details="true"/>
                <table:data-pilot-member table:name="0.3299" table:display="true" table:show-details="true"/>
                <table:data-pilot-member table:name="0.3300" table:display="true" table:show-details="true"/>
                <table:data-pilot-member table:name="0.3301" table:display="true" table:show-details="true"/>
                <table:data-pilot-member table:name="0.3302" table:display="true" table:show-details="true"/>
                <table:data-pilot-member table:name="0.3303" table:display="true" table:show-details="true"/>
                <table:data-pilot-member table:name="0.3305" table:display="true" table:show-details="true"/>
                <table:data-pilot-member table:name="0.3306" table:display="true" table:show-details="true"/>
                <table:data-pilot-member table:name="0.3307" table:display="true" table:show-details="true"/>
                <table:data-pilot-member table:name="0.3308" table:display="true" table:show-details="true"/>
                <table:data-pilot-member table:name="0.3310" table:display="true" table:show-details="true"/>
                <table:data-pilot-member table:name="0.3311" table:display="true" table:show-details="true"/>
                <table:data-pilot-member table:name="0.3312" table:display="true" table:show-details="true"/>
                <table:data-pilot-member table:name="0.3313" table:display="true" table:show-details="true"/>
                <table:data-pilot-member table:name="0.3314" table:display="true" table:show-details="true"/>
                <table:data-pilot-member table:name="0.3315" table:display="true" table:show-details="true"/>
                <table:data-pilot-member table:name="0.3316" table:display="true" table:show-details="true"/>
                <table:data-pilot-member table:name="0.3317" table:display="true" table:show-details="true"/>
                <table:data-pilot-member table:name="0.3319" table:display="true" table:show-details="true"/>
                <table:data-pilot-member table:name="0.3321" table:display="true" table:show-details="true"/>
                <table:data-pilot-member table:name="0.3322" table:display="true" table:show-details="true"/>
                <table:data-pilot-member table:name="0.3323" table:display="true" table:show-details="true"/>
                <table:data-pilot-member table:name="0.3324" table:display="true" table:show-details="true"/>
                <table:data-pilot-member table:name="0.3325" table:display="true" table:show-details="true"/>
                <table:data-pilot-member table:name="0.3326" table:display="true" table:show-details="true"/>
                <table:data-pilot-member table:name="0.3327" table:display="true" table:show-details="true"/>
                <table:data-pilot-member table:name="0.3328" table:display="true" table:show-details="true"/>
                <table:data-pilot-member table:name="0.3329" table:display="true" table:show-details="true"/>
                <table:data-pilot-member table:name="0.3330" table:display="true" table:show-details="true"/>
                <table:data-pilot-member table:name="0.3331" table:display="true" table:show-details="true"/>
                <table:data-pilot-member table:name="0.3333" table:display="true" table:show-details="true"/>
                <table:data-pilot-member table:name="0.3334" table:display="true" table:show-details="true"/>
                <table:data-pilot-member table:name="0.3335" table:display="true" table:show-details="true"/>
                <table:data-pilot-member table:name="0.3336" table:display="true" table:show-details="true"/>
                <table:data-pilot-member table:name="0.3337" table:display="true" table:show-details="true"/>
                <table:data-pilot-member table:name="0.3338" table:display="true" table:show-details="true"/>
                <table:data-pilot-member table:name="0.3339" table:display="true" table:show-details="true"/>
                <table:data-pilot-member table:name="0.3340" table:display="true" table:show-details="true"/>
                <table:data-pilot-member table:name="0.3341" table:display="true" table:show-details="true"/>
                <table:data-pilot-member table:name="0.3342" table:display="true" table:show-details="true"/>
                <table:data-pilot-member table:name="0.3343" table:display="true" table:show-details="true"/>
                <table:data-pilot-member table:name="0.3344" table:display="true" table:show-details="true"/>
                <table:data-pilot-member table:name="0.3345" table:display="true" table:show-details="true"/>
                <table:data-pilot-member table:name="0.3347" table:display="true" table:show-details="true"/>
                <table:data-pilot-member table:name="0.3348" table:display="true" table:show-details="true"/>
                <table:data-pilot-member table:name="0.3349" table:display="true" table:show-details="true"/>
                <table:data-pilot-member table:name="0.3350" table:display="true" table:show-details="true"/>
                <table:data-pilot-member table:name="0.3351" table:display="true" table:show-details="true"/>
                <table:data-pilot-member table:name="0.3352" table:display="true" table:show-details="true"/>
                <table:data-pilot-member table:name="0.3354" table:display="true" table:show-details="true"/>
                <table:data-pilot-member table:name="0.3355" table:display="true" table:show-details="true"/>
                <table:data-pilot-member table:name="0.3356" table:display="true" table:show-details="true"/>
                <table:data-pilot-member table:name="0.3357" table:display="true" table:show-details="true"/>
                <table:data-pilot-member table:name="0.3359" table:display="true" table:show-details="true"/>
                <table:data-pilot-member table:name="0.3360" table:display="true" table:show-details="true"/>
                <table:data-pilot-member table:name="0.3362" table:display="true" table:show-details="true"/>
                <table:data-pilot-member table:name="0.3363" table:display="true" table:show-details="true"/>
                <table:data-pilot-member table:name="0.3364" table:display="true" table:show-details="true"/>
                <table:data-pilot-member table:name="0.3365" table:display="true" table:show-details="true"/>
                <table:data-pilot-member table:name="0.3368" table:display="true" table:show-details="true"/>
                <table:data-pilot-member table:name="0.3369" table:display="true" table:show-details="true"/>
                <table:data-pilot-member table:name="0.3370" table:display="true" table:show-details="true"/>
                <table:data-pilot-member table:name="0.3371" table:display="true" table:show-details="true"/>
                <table:data-pilot-member table:name="0.3372" table:display="true" table:show-details="true"/>
                <table:data-pilot-member table:name="0.3375" table:display="true" table:show-details="true"/>
                <table:data-pilot-member table:name="0.3376" table:display="true" table:show-details="true"/>
                <table:data-pilot-member table:name="0.3380" table:display="true" table:show-details="true"/>
                <table:data-pilot-member table:name="0.3381" table:display="true" table:show-details="true"/>
                <table:data-pilot-member table:name="0.3383" table:display="true" table:show-details="true"/>
                <table:data-pilot-member table:name="0.3384" table:display="true" table:show-details="true"/>
                <table:data-pilot-member table:name="0.3386" table:display="true" table:show-details="true"/>
                <table:data-pilot-member table:name="0.3387" table:display="true" table:show-details="true"/>
                <table:data-pilot-member table:name="0.3389" table:display="true" table:show-details="true"/>
                <table:data-pilot-member table:name="0.3390" table:display="true" table:show-details="true"/>
                <table:data-pilot-member table:name="0.3391" table:display="true" table:show-details="true"/>
                <table:data-pilot-member table:name="0.3392" table:display="true" table:show-details="true"/>
                <table:data-pilot-member table:name="0.3393" table:display="true" table:show-details="true"/>
                <table:data-pilot-member table:name="0.3394" table:display="true" table:show-details="true"/>
                <table:data-pilot-member table:name="0.3395" table:display="true" table:show-details="true"/>
                <table:data-pilot-member table:name="0.3396" table:display="true" table:show-details="true"/>
                <table:data-pilot-member table:name="0.3397" table:display="true" table:show-details="true"/>
                <table:data-pilot-member table:name="0.3399" table:display="true" table:show-details="true"/>
                <table:data-pilot-member table:name="0.3400" table:display="true" table:show-details="true"/>
                <table:data-pilot-member table:name="0.3403" table:display="true" table:show-details="true"/>
                <table:data-pilot-member table:name="0.3404" table:display="true" table:show-details="true"/>
                <table:data-pilot-member table:name="0.3405" table:display="true" table:show-details="true"/>
                <table:data-pilot-member table:name="0.3406" table:display="true" table:show-details="true"/>
                <table:data-pilot-member table:name="0.3408" table:display="true" table:show-details="true"/>
                <table:data-pilot-member table:name="0.3412" table:display="true" table:show-details="true"/>
                <table:data-pilot-member table:name="0.3413" table:display="true" table:show-details="true"/>
                <table:data-pilot-member table:name="0.3414" table:display="true" table:show-details="true"/>
                <table:data-pilot-member table:name="0.3415" table:display="true" table:show-details="true"/>
                <table:data-pilot-member table:name="0.3416" table:display="true" table:show-details="true"/>
                <table:data-pilot-member table:name="0.3417" table:display="true" table:show-details="true"/>
                <table:data-pilot-member table:name="0.3419" table:display="true" table:show-details="true"/>
                <table:data-pilot-member table:name="0.3420" table:display="true" table:show-details="true"/>
                <table:data-pilot-member table:name="0.3421" table:display="true" table:show-details="true"/>
                <table:data-pilot-member table:name="0.3422" table:display="true" table:show-details="true"/>
                <table:data-pilot-member table:name="0.3423" table:display="true" table:show-details="true"/>
                <table:data-pilot-member table:name="0.3428" table:display="true" table:show-details="true"/>
                <table:data-pilot-member table:name="0.3430" table:display="true" table:show-details="true"/>
                <table:data-pilot-member table:name="0.3434" table:display="true" table:show-details="true"/>
                <table:data-pilot-member table:name="0.3435" table:display="true" table:show-details="true"/>
                <table:data-pilot-member table:name="0.3436" table:display="true" table:show-details="true"/>
                <table:data-pilot-member table:name="0.3437" table:display="true" table:show-details="true"/>
                <table:data-pilot-member table:name="0.3439" table:display="true" table:show-details="true"/>
                <table:data-pilot-member table:name="0.3440" table:display="true" table:show-details="true"/>
                <table:data-pilot-member table:name="0.3441" table:display="true" table:show-details="true"/>
                <table:data-pilot-member table:name="0.3442" table:display="true" table:show-details="true"/>
                <table:data-pilot-member table:name="0.3443" table:display="true" table:show-details="true"/>
                <table:data-pilot-member table:name="0.3444" table:display="true" table:show-details="true"/>
                <table:data-pilot-member table:name="0.3445" table:display="true" table:show-details="true"/>
                <table:data-pilot-member table:name="0.3447" table:display="true" table:show-details="true"/>
                <table:data-pilot-member table:name="0.3448" table:display="true" table:show-details="true"/>
                <table:data-pilot-member table:name="0.3450" table:display="true" table:show-details="true"/>
                <table:data-pilot-member table:name="0.3451" table:display="true" table:show-details="true"/>
                <table:data-pilot-member table:name="0.3453" table:display="true" table:show-details="true"/>
                <table:data-pilot-member table:name="0.3454" table:display="true" table:show-details="true"/>
                <table:data-pilot-member table:name="0.3455" table:display="true" table:show-details="true"/>
                <table:data-pilot-member table:name="0.3458" table:display="true" table:show-details="true"/>
                <table:data-pilot-member table:name="0.3460" table:display="true" table:show-details="true"/>
                <table:data-pilot-member table:name="0.3462" table:display="true" table:show-details="true"/>
                <table:data-pilot-member table:name="0.3463" table:display="true" table:show-details="true"/>
                <table:data-pilot-member table:name="0.3465" table:display="true" table:show-details="true"/>
                <table:data-pilot-member table:name="0.3471" table:display="true" table:show-details="true"/>
                <table:data-pilot-member table:name="0.3472" table:display="true" table:show-details="true"/>
                <table:data-pilot-member table:name="0.3475" table:display="true" table:show-details="true"/>
                <table:data-pilot-member table:name="0.3476" table:display="true" table:show-details="true"/>
                <table:data-pilot-member table:name="0.3477" table:display="true" table:show-details="true"/>
                <table:data-pilot-member table:name="0.3479" table:display="true" table:show-details="true"/>
                <table:data-pilot-member table:name="0.3481" table:display="true" table:show-details="true"/>
                <table:data-pilot-member table:name="0.3484" table:display="true" table:show-details="true"/>
                <table:data-pilot-member table:name="0.3485" table:display="true" table:show-details="true"/>
                <table:data-pilot-member table:name="0.3486" table:display="true" table:show-details="true"/>
                <table:data-pilot-member table:name="0.3488" table:display="true" table:show-details="true"/>
                <table:data-pilot-member table:name="0.3491" table:display="true" table:show-details="true"/>
                <table:data-pilot-member table:name="0.3495" table:display="true" table:show-details="true"/>
                <table:data-pilot-member table:name="0.3496" table:display="true" table:show-details="true"/>
                <table:data-pilot-member table:name="0.3497" table:display="true" table:show-details="true"/>
                <table:data-pilot-member table:name="0.3498" table:display="true" table:show-details="true"/>
                <table:data-pilot-member table:name="0.3499" table:display="true" table:show-details="true"/>
                <table:data-pilot-member table:name="0.3500" table:display="true" table:show-details="true"/>
                <table:data-pilot-member table:name="0.3501" table:display="true" table:show-details="true"/>
                <table:data-pilot-member table:name="0.3502" table:display="true" table:show-details="true"/>
                <table:data-pilot-member table:name="0.3505" table:display="true" table:show-details="true"/>
                <table:data-pilot-member table:name="0.3507" table:display="true" table:show-details="true"/>
                <table:data-pilot-member table:name="0.3512" table:display="true" table:show-details="true"/>
                <table:data-pilot-member table:name="0.3514" table:display="true" table:show-details="true"/>
                <table:data-pilot-member table:name="0.3518" table:display="true" table:show-details="true"/>
                <table:data-pilot-member table:name="0.3521" table:display="true" table:show-details="true"/>
                <table:data-pilot-member table:name="0.3522" table:display="true" table:show-details="true"/>
                <table:data-pilot-member table:name="0.3523" table:display="true" table:show-details="true"/>
                <table:data-pilot-member table:name="0.3524" table:display="true" table:show-details="true"/>
                <table:data-pilot-member table:name="0.3525" table:display="true" table:show-details="true"/>
                <table:data-pilot-member table:name="0.3526" table:display="true" table:show-details="true"/>
                <table:data-pilot-member table:name="0.3531" table:display="true" table:show-details="true"/>
                <table:data-pilot-member table:name="0.3532" table:display="true" table:show-details="true"/>
                <table:data-pilot-member table:name="0.3534" table:display="true" table:show-details="true"/>
                <table:data-pilot-member table:name="0.3535" table:display="true" table:show-details="true"/>
                <table:data-pilot-member table:name="0.3543" table:display="true" table:show-details="true"/>
                <table:data-pilot-member table:name="0.3547" table:display="true" table:show-details="true"/>
                <table:data-pilot-member table:name="0.3551" table:display="true" table:show-details="true"/>
                <table:data-pilot-member table:name="0.3553" table:display="true" table:show-details="true"/>
                <table:data-pilot-member table:name="0.3555" table:display="true" table:show-details="true"/>
                <table:data-pilot-member table:name="0.3558" table:display="true" table:show-details="true"/>
                <table:data-pilot-member table:name="0.3560" table:display="true" table:show-details="true"/>
                <table:data-pilot-member table:name="0.3569" table:display="true" table:show-details="true"/>
                <table:data-pilot-member table:name="0.3572" table:display="true" table:show-details="true"/>
                <table:data-pilot-member table:name="0.3576" table:display="true" table:show-details="true"/>
                <table:data-pilot-member table:name="0.3587" table:display="true" table:show-details="true"/>
                <table:data-pilot-member table:name="0.3596" table:display="true" table:show-details="true"/>
                <table:data-pilot-member table:name="0.3610" table:display="true" table:show-details="true"/>
                <table:data-pilot-member table:name="0.3650" table:display="true" table:show-details="true"/>
                <table:data-pilot-member table:name="0.3661" table:display="true" table:show-details="true"/>
                <table:data-pilot-member table:name="0.3709" table:display="true" table:show-details="true"/>
                <table:data-pilot-member table:name="0.3745" table:display="true" table:show-details="true"/>
                <table:data-pilot-member table:name="0.3748" table:display="true" table:show-details="true"/>
                <table:data-pilot-member table:name="0.3758" table:display="true" table:show-details="true"/>
                <table:data-pilot-member table:name="0.4047" table:display="true" table:show-details="true"/>
                <table:data-pilot-member table:name="0.4062" table:display="true" table:show-details="true"/>
                <table:data-pilot-member table:name="0.4707" table:display="true" table:show-details="true"/>
                <table:data-pilot-member table:name="0.4737" table:display="true" table:show-details="true"/>
                <table:data-pilot-member table:name="0.4755" table:display="true" table:show-details="true"/>
                <table:data-pilot-member table:name="0.4827" table:display="true" table:show-details="true"/>
                <table:data-pilot-member table:name="0.4861" table:display="true" table:show-details="true"/>
                <table:data-pilot-member table:name="0.4875" table:display="true" table:show-details="true"/>
                <table:data-pilot-member table:name="0.4876" table:display="true" table:show-details="true"/>
                <table:data-pilot-member table:name="0.4891" table:display="true" table:show-details="true"/>
                <table:data-pilot-member table:name="0.4894" table:display="true" table:show-details="true"/>
                <table:data-pilot-member table:name="0.4948" table:display="true" table:show-details="true"/>
                <table:data-pilot-member table:name="0.4953" table:display="true" table:show-details="true"/>
                <table:data-pilot-member table:name="0.4956" table:display="true" table:show-details="true"/>
                <table:data-pilot-member table:name="0.4970" table:display="true" table:show-details="true"/>
                <table:data-pilot-member table:name="0.4982" table:display="true" table:show-details="true"/>
                <table:data-pilot-member table:name="0.4987" table:display="true" table:show-details="true"/>
                <table:data-pilot-member table:name="0.4991" table:display="true" table:show-details="true"/>
                <table:data-pilot-member table:name="0.4996" table:display="true" table:show-details="true"/>
                <table:data-pilot-member table:name="0.5011" table:display="true" table:show-details="true"/>
                <table:data-pilot-member table:name="0.5026" table:display="true" table:show-details="true"/>
                <table:data-pilot-member table:name="0.5028" table:display="true" table:show-details="true"/>
                <table:data-pilot-member table:name="0.5032" table:display="true" table:show-details="true"/>
                <table:data-pilot-member table:name="0.5036" table:display="true" table:show-details="true"/>
                <table:data-pilot-member table:name="0.5043" table:display="true" table:show-details="true"/>
                <table:data-pilot-member table:name="0.5044" table:display="true" table:show-details="true"/>
                <table:data-pilot-member table:name="0.5048" table:display="true" table:show-details="true"/>
                <table:data-pilot-member table:name="0.5056" table:display="true" table:show-details="true"/>
                <table:data-pilot-member table:name="0.5059" table:display="true" table:show-details="true"/>
                <table:data-pilot-member table:name="0.5060" table:display="true" table:show-details="true"/>
                <table:data-pilot-member table:name="0.5062" table:display="true" table:show-details="true"/>
                <table:data-pilot-member table:name="0.5064" table:display="true" table:show-details="true"/>
                <table:data-pilot-member table:name="0.5068" table:display="true" table:show-details="true"/>
                <table:data-pilot-member table:name="0.5078" table:display="true" table:show-details="true"/>
                <table:data-pilot-member table:name="0.5080" table:display="true" table:show-details="true"/>
                <table:data-pilot-member table:name="0.5082" table:display="true" table:show-details="true"/>
                <table:data-pilot-member table:name="0.5086" table:display="true" table:show-details="true"/>
                <table:data-pilot-member table:name="0.5091" table:display="true" table:show-details="true"/>
                <table:data-pilot-member table:name="0.5092" table:display="true" table:show-details="true"/>
                <table:data-pilot-member table:name="0.5093" table:display="true" table:show-details="true"/>
                <table:data-pilot-member table:name="0.5098" table:display="true" table:show-details="true"/>
                <table:data-pilot-member table:name="0.5101" table:display="true" table:show-details="true"/>
                <table:data-pilot-member table:name="0.5102" table:display="true" table:show-details="true"/>
                <table:data-pilot-member table:name="0.5105" table:display="true" table:show-details="true"/>
                <table:data-pilot-member table:name="0.5111" table:display="true" table:show-details="true"/>
                <table:data-pilot-member table:name="0.5115" table:display="true" table:show-details="true"/>
                <table:data-pilot-member table:name="0.5122" table:display="true" table:show-details="true"/>
                <table:data-pilot-member table:name="0.5123" table:display="true" table:show-details="true"/>
                <table:data-pilot-member table:name="0.5125" table:display="true" table:show-details="true"/>
                <table:data-pilot-member table:name="0.5133" table:display="true" table:show-details="true"/>
                <table:data-pilot-member table:name="0.5134" table:display="true" table:show-details="true"/>
                <table:data-pilot-member table:name="0.5136" table:display="true" table:show-details="true"/>
                <table:data-pilot-member table:name="0.5137" table:display="true" table:show-details="true"/>
                <table:data-pilot-member table:name="0.5141" table:display="true" table:show-details="true"/>
                <table:data-pilot-member table:name="0.5143" table:display="true" table:show-details="true"/>
                <table:data-pilot-member table:name="0.5145" table:display="true" table:show-details="true"/>
                <table:data-pilot-member table:name="0.5146" table:display="true" table:show-details="true"/>
                <table:data-pilot-member table:name="0.5147" table:display="true" table:show-details="true"/>
                <table:data-pilot-member table:name="0.5148" table:display="true" table:show-details="true"/>
                <table:data-pilot-member table:name="0.5153" table:display="true" table:show-details="true"/>
                <table:data-pilot-member table:name="0.5155" table:display="true" table:show-details="true"/>
                <table:data-pilot-member table:name="0.5156" table:display="true" table:show-details="true"/>
                <table:data-pilot-member table:name="0.5157" table:display="true" table:show-details="true"/>
                <table:data-pilot-member table:name="0.5158" table:display="true" table:show-details="true"/>
                <table:data-pilot-member table:name="0.5159" table:display="true" table:show-details="true"/>
                <table:data-pilot-member table:name="0.5166" table:display="true" table:show-details="true"/>
                <table:data-pilot-member table:name="0.5167" table:display="true" table:show-details="true"/>
                <table:data-pilot-member table:name="0.5171" table:display="true" table:show-details="true"/>
                <table:data-pilot-member table:name="0.5173" table:display="true" table:show-details="true"/>
                <table:data-pilot-member table:name="0.5174" table:display="true" table:show-details="true"/>
                <table:data-pilot-member table:name="0.5180" table:display="true" table:show-details="true"/>
                <table:data-pilot-member table:name="0.5184" table:display="true" table:show-details="true"/>
                <table:data-pilot-member table:name="0.5187" table:display="true" table:show-details="true"/>
                <table:data-pilot-member table:name="0.5192" table:display="true" table:show-details="true"/>
                <table:data-pilot-member table:name="0.5200" table:display="true" table:show-details="true"/>
                <table:data-pilot-member table:name="0.5201" table:display="true" table:show-details="true"/>
                <table:data-pilot-member table:name="0.5203" table:display="true" table:show-details="true"/>
                <table:data-pilot-member table:name="0.5204" table:display="true" table:show-details="true"/>
                <table:data-pilot-member table:name="0.5207" table:display="true" table:show-details="true"/>
                <table:data-pilot-member table:name="0.5209" table:display="true" table:show-details="true"/>
                <table:data-pilot-member table:name="0.5210" table:display="true" table:show-details="true"/>
                <table:data-pilot-member table:name="0.5213" table:display="true" table:show-details="true"/>
                <table:data-pilot-member table:name="0.5216" table:display="true" table:show-details="true"/>
                <table:data-pilot-member table:name="0.5219" table:display="true" table:show-details="true"/>
                <table:data-pilot-member table:name="0.5224" table:display="true" table:show-details="true"/>
                <table:data-pilot-member table:name="0.5225" table:display="true" table:show-details="true"/>
                <table:data-pilot-member table:name="0.5229" table:display="true" table:show-details="true"/>
                <table:data-pilot-member table:name="0.5230" table:display="true" table:show-details="true"/>
                <table:data-pilot-member table:name="0.5235" table:display="true" table:show-details="true"/>
                <table:data-pilot-member table:name="0.5239" table:display="true" table:show-details="true"/>
                <table:data-pilot-member table:name="0.5241" table:display="true" table:show-details="true"/>
                <table:data-pilot-member table:name="0.5242" table:display="true" table:show-details="true"/>
                <table:data-pilot-member table:name="0.5243" table:display="true" table:show-details="true"/>
                <table:data-pilot-member table:name="0.5244" table:display="true" table:show-details="true"/>
                <table:data-pilot-member table:name="0.5253" table:display="true" table:show-details="true"/>
                <table:data-pilot-member table:name="0.5254" table:display="true" table:show-details="true"/>
                <table:data-pilot-member table:name="0.5264" table:display="true" table:show-details="true"/>
                <table:data-pilot-member table:name="0.5265" table:display="true" table:show-details="true"/>
                <table:data-pilot-member table:name="0.5269" table:display="true" table:show-details="true"/>
                <table:data-pilot-member table:name="0.5273" table:display="true" table:show-details="true"/>
                <table:data-pilot-member table:name="0.5274" table:display="true" table:show-details="true"/>
                <table:data-pilot-member table:name="0.5275" table:display="true" table:show-details="true"/>
                <table:data-pilot-member table:name="0.5278" table:display="true" table:show-details="true"/>
                <table:data-pilot-member table:name="0.5282" table:display="true" table:show-details="true"/>
                <table:data-pilot-member table:name="0.5284" table:display="true" table:show-details="true"/>
                <table:data-pilot-member table:name="0.5286" table:display="true" table:show-details="true"/>
                <table:data-pilot-member table:name="0.5289" table:display="true" table:show-details="true"/>
                <table:data-pilot-member table:name="0.5290" table:display="true" table:show-details="true"/>
                <table:data-pilot-member table:name="0.5291" table:display="true" table:show-details="true"/>
                <table:data-pilot-member table:name="0.5292" table:display="true" table:show-details="true"/>
                <table:data-pilot-member table:name="0.5294" table:display="true" table:show-details="true"/>
                <table:data-pilot-member table:name="0.5297" table:display="true" table:show-details="true"/>
                <table:data-pilot-member table:name="0.5300" table:display="true" table:show-details="true"/>
                <table:data-pilot-member table:name="0.5301" table:display="true" table:show-details="true"/>
                <table:data-pilot-member table:name="0.5304" table:display="true" table:show-details="true"/>
                <table:data-pilot-member table:name="0.5305" table:display="true" table:show-details="true"/>
                <table:data-pilot-member table:name="0.5306" table:display="true" table:show-details="true"/>
                <table:data-pilot-member table:name="0.5308" table:display="true" table:show-details="true"/>
                <table:data-pilot-member table:name="0.5309" table:display="true" table:show-details="true"/>
                <table:data-pilot-member table:name="0.5311" table:display="true" table:show-details="true"/>
                <table:data-pilot-member table:name="0.5312" table:display="true" table:show-details="true"/>
                <table:data-pilot-member table:name="0.5314" table:display="true" table:show-details="true"/>
                <table:data-pilot-member table:name="0.5315" table:display="true" table:show-details="true"/>
                <table:data-pilot-member table:name="0.5316" table:display="true" table:show-details="true"/>
                <table:data-pilot-member table:name="0.5317" table:display="true" table:show-details="true"/>
                <table:data-pilot-member table:name="0.5318" table:display="true" table:show-details="true"/>
                <table:data-pilot-member table:name="0.5319" table:display="true" table:show-details="true"/>
                <table:data-pilot-member table:name="0.5320" table:display="true" table:show-details="true"/>
                <table:data-pilot-member table:name="0.5322" table:display="true" table:show-details="true"/>
                <table:data-pilot-member table:name="0.5323" table:display="true" table:show-details="true"/>
                <table:data-pilot-member table:name="0.5324" table:display="true" table:show-details="true"/>
                <table:data-pilot-member table:name="0.5325" table:display="true" table:show-details="true"/>
                <table:data-pilot-member table:name="0.5326" table:display="true" table:show-details="true"/>
                <table:data-pilot-member table:name="0.5328" table:display="true" table:show-details="true"/>
                <table:data-pilot-member table:name="0.5329" table:display="true" table:show-details="true"/>
                <table:data-pilot-member table:name="0.5330" table:display="true" table:show-details="true"/>
                <table:data-pilot-member table:name="0.5332" table:display="true" table:show-details="true"/>
                <table:data-pilot-member table:name="0.5334" table:display="true" table:show-details="true"/>
                <table:data-pilot-member table:name="0.5338" table:display="true" table:show-details="true"/>
                <table:data-pilot-member table:name="0.5343" table:display="true" table:show-details="true"/>
                <table:data-pilot-member table:name="0.5345" table:display="true" table:show-details="true"/>
                <table:data-pilot-member table:name="0.5346" table:display="true" table:show-details="true"/>
                <table:data-pilot-member table:name="0.5347" table:display="true" table:show-details="true"/>
                <table:data-pilot-member table:name="0.5349" table:display="true" table:show-details="true"/>
                <table:data-pilot-member table:name="0.5351" table:display="true" table:show-details="true"/>
                <table:data-pilot-member table:name="0.5353" table:display="true" table:show-details="true"/>
                <table:data-pilot-member table:name="0.5355" table:display="true" table:show-details="true"/>
                <table:data-pilot-member table:name="0.5356" table:display="true" table:show-details="true"/>
                <table:data-pilot-member table:name="0.5357" table:display="true" table:show-details="true"/>
                <table:data-pilot-member table:name="0.5358" table:display="true" table:show-details="true"/>
                <table:data-pilot-member table:name="0.5359" table:display="true" table:show-details="true"/>
                <table:data-pilot-member table:name="0.5362" table:display="true" table:show-details="true"/>
                <table:data-pilot-member table:name="0.5363" table:display="true" table:show-details="true"/>
                <table:data-pilot-member table:name="0.5364" table:display="true" table:show-details="true"/>
                <table:data-pilot-member table:name="0.5366" table:display="true" table:show-details="true"/>
                <table:data-pilot-member table:name="0.5368" table:display="true" table:show-details="true"/>
                <table:data-pilot-member table:name="0.5371" table:display="true" table:show-details="true"/>
                <table:data-pilot-member table:name="0.5372" table:display="true" table:show-details="true"/>
                <table:data-pilot-member table:name="0.5374" table:display="true" table:show-details="true"/>
                <table:data-pilot-member table:name="0.5375" table:display="true" table:show-details="true"/>
                <table:data-pilot-member table:name="0.5377" table:display="true" table:show-details="true"/>
                <table:data-pilot-member table:name="0.5378" table:display="true" table:show-details="true"/>
                <table:data-pilot-member table:name="0.5379" table:display="true" table:show-details="true"/>
                <table:data-pilot-member table:name="0.5380" table:display="true" table:show-details="true"/>
                <table:data-pilot-member table:name="0.5382" table:display="true" table:show-details="true"/>
                <table:data-pilot-member table:name="0.5383" table:display="true" table:show-details="true"/>
                <table:data-pilot-member table:name="0.5384" table:display="true" table:show-details="true"/>
                <table:data-pilot-member table:name="0.5386" table:display="true" table:show-details="true"/>
                <table:data-pilot-member table:name="0.5388" table:display="true" table:show-details="true"/>
                <table:data-pilot-member table:name="0.5389" table:display="true" table:show-details="true"/>
                <table:data-pilot-member table:name="0.5391" table:display="true" table:show-details="true"/>
                <table:data-pilot-member table:name="0.5392" table:display="true" table:show-details="true"/>
                <table:data-pilot-member table:name="0.5394" table:display="true" table:show-details="true"/>
                <table:data-pilot-member table:name="0.5395" table:display="true" table:show-details="true"/>
                <table:data-pilot-member table:name="0.5396" table:display="true" table:show-details="true"/>
                <table:data-pilot-member table:name="0.5398" table:display="true" table:show-details="true"/>
                <table:data-pilot-member table:name="0.5399" table:display="true" table:show-details="true"/>
                <table:data-pilot-member table:name="0.5400" table:display="true" table:show-details="true"/>
                <table:data-pilot-member table:name="0.5401" table:display="true" table:show-details="true"/>
                <table:data-pilot-member table:name="0.5402" table:display="true" table:show-details="true"/>
                <table:data-pilot-member table:name="0.5403" table:display="true" table:show-details="true"/>
                <table:data-pilot-member table:name="0.5404" table:display="true" table:show-details="true"/>
                <table:data-pilot-member table:name="0.5407" table:display="true" table:show-details="true"/>
                <table:data-pilot-member table:name="0.5408" table:display="true" table:show-details="true"/>
                <table:data-pilot-member table:name="0.5409" table:display="true" table:show-details="true"/>
                <table:data-pilot-member table:name="0.5410" table:display="true" table:show-details="true"/>
                <table:data-pilot-member table:name="0.5412" table:display="true" table:show-details="true"/>
                <table:data-pilot-member table:name="0.5413" table:display="true" table:show-details="true"/>
                <table:data-pilot-member table:name="0.5414" table:display="true" table:show-details="true"/>
                <table:data-pilot-member table:name="0.5415" table:display="true" table:show-details="true"/>
                <table:data-pilot-member table:name="0.5416" table:display="true" table:show-details="true"/>
                <table:data-pilot-member table:name="0.5417" table:display="true" table:show-details="true"/>
                <table:data-pilot-member table:name="0.5418" table:display="true" table:show-details="true"/>
                <table:data-pilot-member table:name="0.5420" table:display="true" table:show-details="true"/>
                <table:data-pilot-member table:name="0.5423" table:display="true" table:show-details="true"/>
                <table:data-pilot-member table:name="0.5424" table:display="true" table:show-details="true"/>
                <table:data-pilot-member table:name="0.5426" table:display="true" table:show-details="true"/>
                <table:data-pilot-member table:name="0.5427" table:display="true" table:show-details="true"/>
                <table:data-pilot-member table:name="0.5428" table:display="true" table:show-details="true"/>
                <table:data-pilot-member table:name="0.5429" table:display="true" table:show-details="true"/>
                <table:data-pilot-member table:name="0.5430" table:display="true" table:show-details="true"/>
                <table:data-pilot-member table:name="0.5431" table:display="true" table:show-details="true"/>
                <table:data-pilot-member table:name="0.5432" table:display="true" table:show-details="true"/>
                <table:data-pilot-member table:name="0.5433" table:display="true" table:show-details="true"/>
                <table:data-pilot-member table:name="0.5434" table:display="true" table:show-details="true"/>
                <table:data-pilot-member table:name="0.5435" table:display="true" table:show-details="true"/>
                <table:data-pilot-member table:name="0.5436" table:display="true" table:show-details="true"/>
                <table:data-pilot-member table:name="0.5437" table:display="true" table:show-details="true"/>
                <table:data-pilot-member table:name="0.5438" table:display="true" table:show-details="true"/>
                <table:data-pilot-member table:name="0.5440" table:display="true" table:show-details="true"/>
                <table:data-pilot-member table:name="0.5441" table:display="true" table:show-details="true"/>
                <table:data-pilot-member table:name="0.5443" table:display="true" table:show-details="true"/>
                <table:data-pilot-member table:name="0.5444" table:display="true" table:show-details="true"/>
                <table:data-pilot-member table:name="0.5445" table:display="true" table:show-details="true"/>
                <table:data-pilot-member table:name="0.5446" table:display="true" table:show-details="true"/>
                <table:data-pilot-member table:name="0.5447" table:display="true" table:show-details="true"/>
                <table:data-pilot-member table:name="0.5448" table:display="true" table:show-details="true"/>
                <table:data-pilot-member table:name="0.5449" table:display="true" table:show-details="true"/>
                <table:data-pilot-member table:name="0.5450" table:display="true" table:show-details="true"/>
                <table:data-pilot-member table:name="0.5451" table:display="true" table:show-details="true"/>
                <table:data-pilot-member table:name="0.5452" table:display="true" table:show-details="true"/>
                <table:data-pilot-member table:name="0.5453" table:display="true" table:show-details="true"/>
                <table:data-pilot-member table:name="0.5454" table:display="true" table:show-details="true"/>
                <table:data-pilot-member table:name="0.5455" table:display="true" table:show-details="true"/>
                <table:data-pilot-member table:name="0.5456" table:display="true" table:show-details="true"/>
                <table:data-pilot-member table:name="0.5457" table:display="true" table:show-details="true"/>
                <table:data-pilot-member table:name="0.5458" table:display="true" table:show-details="true"/>
                <table:data-pilot-member table:name="0.5459" table:display="true" table:show-details="true"/>
                <table:data-pilot-member table:name="0.5460" table:display="true" table:show-details="true"/>
                <table:data-pilot-member table:name="0.5461" table:display="true" table:show-details="true"/>
                <table:data-pilot-member table:name="0.5462" table:display="true" table:show-details="true"/>
                <table:data-pilot-member table:name="0.5463" table:display="true" table:show-details="true"/>
                <table:data-pilot-member table:name="0.5464" table:display="true" table:show-details="true"/>
                <table:data-pilot-member table:name="0.5465" table:display="true" table:show-details="true"/>
                <table:data-pilot-member table:name="0.5466" table:display="true" table:show-details="true"/>
                <table:data-pilot-member table:name="0.5467" table:display="true" table:show-details="true"/>
                <table:data-pilot-member table:name="0.5469" table:display="true" table:show-details="true"/>
                <table:data-pilot-member table:name="0.5470" table:display="true" table:show-details="true"/>
                <table:data-pilot-member table:name="0.5473" table:display="true" table:show-details="true"/>
                <table:data-pilot-member table:name="0.5474" table:display="true" table:show-details="true"/>
                <table:data-pilot-member table:name="0.5475" table:display="true" table:show-details="true"/>
                <table:data-pilot-member table:name="0.5476" table:display="true" table:show-details="true"/>
                <table:data-pilot-member table:name="0.5477" table:display="true" table:show-details="true"/>
                <table:data-pilot-member table:name="0.5478" table:display="true" table:show-details="true"/>
                <table:data-pilot-member table:name="0.5479" table:display="true" table:show-details="true"/>
                <table:data-pilot-member table:name="0.5480" table:display="true" table:show-details="true"/>
                <table:data-pilot-member table:name="0.5481" table:display="true" table:show-details="true"/>
                <table:data-pilot-member table:name="0.5482" table:display="true" table:show-details="true"/>
                <table:data-pilot-member table:name="0.5483" table:display="true" table:show-details="true"/>
                <table:data-pilot-member table:name="0.5484" table:display="true" table:show-details="true"/>
                <table:data-pilot-member table:name="0.5485" table:display="true" table:show-details="true"/>
                <table:data-pilot-member table:name="0.5486" table:display="true" table:show-details="true"/>
                <table:data-pilot-member table:name="0.5487" table:display="true" table:show-details="true"/>
                <table:data-pilot-member table:name="0.5488" table:display="true" table:show-details="true"/>
                <table:data-pilot-member table:name="0.5489" table:display="true" table:show-details="true"/>
                <table:data-pilot-member table:name="0.5490" table:display="true" table:show-details="true"/>
                <table:data-pilot-member table:name="0.5491" table:display="true" table:show-details="true"/>
                <table:data-pilot-member table:name="0.5492" table:display="true" table:show-details="true"/>
                <table:data-pilot-member table:name="0.5493" table:display="true" table:show-details="true"/>
                <table:data-pilot-member table:name="0.5494" table:display="true" table:show-details="true"/>
                <table:data-pilot-member table:name="0.5495" table:display="true" table:show-details="true"/>
                <table:data-pilot-member table:name="0.5496" table:display="true" table:show-details="true"/>
                <table:data-pilot-member table:name="0.5497" table:display="true" table:show-details="true"/>
                <table:data-pilot-member table:name="0.5498" table:display="true" table:show-details="true"/>
                <table:data-pilot-member table:name="0.5499" table:display="true" table:show-details="true"/>
                <table:data-pilot-member table:name="0.5500" table:display="true" table:show-details="true"/>
                <table:data-pilot-member table:name="0.5501" table:display="true" table:show-details="true"/>
                <table:data-pilot-member table:name="0.5502" table:display="true" table:show-details="true"/>
                <table:data-pilot-member table:name="0.5504" table:display="true" table:show-details="true"/>
                <table:data-pilot-member table:name="0.5505" table:display="true" table:show-details="true"/>
                <table:data-pilot-member table:name="0.5506" table:display="true" table:show-details="true"/>
                <table:data-pilot-member table:name="0.5507" table:display="true" table:show-details="true"/>
                <table:data-pilot-member table:name="0.5508" table:display="true" table:show-details="true"/>
                <table:data-pilot-member table:name="0.5509" table:display="true" table:show-details="true"/>
                <table:data-pilot-member table:name="0.5510" table:display="true" table:show-details="true"/>
                <table:data-pilot-member table:name="0.5511" table:display="true" table:show-details="true"/>
                <table:data-pilot-member table:name="0.5512" table:display="true" table:show-details="true"/>
                <table:data-pilot-member table:name="0.5513" table:display="true" table:show-details="true"/>
                <table:data-pilot-member table:name="0.5514" table:display="true" table:show-details="true"/>
                <table:data-pilot-member table:name="0.5515" table:display="true" table:show-details="true"/>
                <table:data-pilot-member table:name="0.5516" table:display="true" table:show-details="true"/>
                <table:data-pilot-member table:name="0.5518" table:display="true" table:show-details="true"/>
                <table:data-pilot-member table:name="0.5520" table:display="true" table:show-details="true"/>
                <table:data-pilot-member table:name="0.5521" table:display="true" table:show-details="true"/>
                <table:data-pilot-member table:name="0.5522" table:display="true" table:show-details="true"/>
                <table:data-pilot-member table:name="0.5523" table:display="true" table:show-details="true"/>
                <table:data-pilot-member table:name="0.5525" table:display="true" table:show-details="true"/>
                <table:data-pilot-member table:name="0.5526" table:display="true" table:show-details="true"/>
                <table:data-pilot-member table:name="0.5528" table:display="true" table:show-details="true"/>
                <table:data-pilot-member table:name="0.5529" table:display="true" table:show-details="true"/>
                <table:data-pilot-member table:name="0.5530" table:display="true" table:show-details="true"/>
                <table:data-pilot-member table:name="0.5531" table:display="true" table:show-details="true"/>
                <table:data-pilot-member table:name="0.5532" table:display="true" table:show-details="true"/>
                <table:data-pilot-member table:name="0.5533" table:display="true" table:show-details="true"/>
                <table:data-pilot-member table:name="0.5534" table:display="true" table:show-details="true"/>
                <table:data-pilot-member table:name="0.5535" table:display="true" table:show-details="true"/>
                <table:data-pilot-member table:name="0.5536" table:display="true" table:show-details="true"/>
                <table:data-pilot-member table:name="0.5537" table:display="true" table:show-details="true"/>
                <table:data-pilot-member table:name="0.5538" table:display="true" table:show-details="true"/>
                <table:data-pilot-member table:name="0.5539" table:display="true" table:show-details="true"/>
                <table:data-pilot-member table:name="0.5540" table:display="true" table:show-details="true"/>
                <table:data-pilot-member table:name="0.5541" table:display="true" table:show-details="true"/>
                <table:data-pilot-member table:name="0.5542" table:display="true" table:show-details="true"/>
                <table:data-pilot-member table:name="0.5544" table:display="true" table:show-details="true"/>
                <table:data-pilot-member table:name="0.5545" table:display="true" table:show-details="true"/>
                <table:data-pilot-member table:name="0.5546" table:display="true" table:show-details="true"/>
                <table:data-pilot-member table:name="0.5547" table:display="true" table:show-details="true"/>
                <table:data-pilot-member table:name="0.5548" table:display="true" table:show-details="true"/>
                <table:data-pilot-member table:name="0.5549" table:display="true" table:show-details="true"/>
                <table:data-pilot-member table:name="0.5550" table:display="true" table:show-details="true"/>
                <table:data-pilot-member table:name="0.5551" table:display="true" table:show-details="true"/>
                <table:data-pilot-member table:name="0.5552" table:display="true" table:show-details="true"/>
                <table:data-pilot-member table:name="0.5553" table:display="true" table:show-details="true"/>
                <table:data-pilot-member table:name="0.5555" table:display="true" table:show-details="true"/>
                <table:data-pilot-member table:name="0.5556" table:display="true" table:show-details="true"/>
                <table:data-pilot-member table:name="0.5557" table:display="true" table:show-details="true"/>
                <table:data-pilot-member table:name="0.5558" table:display="true" table:show-details="true"/>
                <table:data-pilot-member table:name="0.5559" table:display="true" table:show-details="true"/>
                <table:data-pilot-member table:name="0.5560" table:display="true" table:show-details="true"/>
                <table:data-pilot-member table:name="0.5561" table:display="true" table:show-details="true"/>
                <table:data-pilot-member table:name="0.5562" table:display="true" table:show-details="true"/>
                <table:data-pilot-member table:name="0.5563" table:display="true" table:show-details="true"/>
                <table:data-pilot-member table:name="0.5564" table:display="true" table:show-details="true"/>
                <table:data-pilot-member table:name="0.5565" table:display="true" table:show-details="true"/>
                <table:data-pilot-member table:name="0.5566" table:display="true" table:show-details="true"/>
                <table:data-pilot-member table:name="0.5567" table:display="true" table:show-details="true"/>
                <table:data-pilot-member table:name="0.5568" table:display="true" table:show-details="true"/>
                <table:data-pilot-member table:name="0.5569" table:display="true" table:show-details="true"/>
                <table:data-pilot-member table:name="0.5570" table:display="true" table:show-details="true"/>
                <table:data-pilot-member table:name="0.5571" table:display="true" table:show-details="true"/>
                <table:data-pilot-member table:name="0.5572" table:display="true" table:show-details="true"/>
                <table:data-pilot-member table:name="0.5573" table:display="true" table:show-details="true"/>
                <table:data-pilot-member table:name="0.5574" table:display="true" table:show-details="true"/>
                <table:data-pilot-member table:name="0.5575" table:display="true" table:show-details="true"/>
                <table:data-pilot-member table:name="0.5576" table:display="true" table:show-details="true"/>
                <table:data-pilot-member table:name="0.5577" table:display="true" table:show-details="true"/>
                <table:data-pilot-member table:name="0.5578" table:display="true" table:show-details="true"/>
                <table:data-pilot-member table:name="0.5579" table:display="true" table:show-details="true"/>
                <table:data-pilot-member table:name="0.5580" table:display="true" table:show-details="true"/>
                <table:data-pilot-member table:name="0.5583" table:display="true" table:show-details="true"/>
                <table:data-pilot-member table:name="0.5584" table:display="true" table:show-details="true"/>
                <table:data-pilot-member table:name="0.5585" table:display="true" table:show-details="true"/>
                <table:data-pilot-member table:name="0.5586" table:display="true" table:show-details="true"/>
                <table:data-pilot-member table:name="0.5587" table:display="true" table:show-details="true"/>
                <table:data-pilot-member table:name="0.5588" table:display="true" table:show-details="true"/>
                <table:data-pilot-member table:name="0.5589" table:display="true" table:show-details="true"/>
                <table:data-pilot-member table:name="0.5590" table:display="true" table:show-details="true"/>
                <table:data-pilot-member table:name="0.5591" table:display="true" table:show-details="true"/>
                <table:data-pilot-member table:name="0.5592" table:display="true" table:show-details="true"/>
                <table:data-pilot-member table:name="0.5593" table:display="true" table:show-details="true"/>
                <table:data-pilot-member table:name="0.5595" table:display="true" table:show-details="true"/>
                <table:data-pilot-member table:name="0.5596" table:display="true" table:show-details="true"/>
                <table:data-pilot-member table:name="0.5597" table:display="true" table:show-details="true"/>
                <table:data-pilot-member table:name="0.5601" table:display="true" table:show-details="true"/>
                <table:data-pilot-member table:name="0.5603" table:display="true" table:show-details="true"/>
                <table:data-pilot-member table:name="0.5604" table:display="true" table:show-details="true"/>
                <table:data-pilot-member table:name="0.5605" table:display="true" table:show-details="true"/>
                <table:data-pilot-member table:name="0.5606" table:display="true" table:show-details="true"/>
                <table:data-pilot-member table:name="0.5608" table:display="true" table:show-details="true"/>
                <table:data-pilot-member table:name="0.5609" table:display="true" table:show-details="true"/>
                <table:data-pilot-member table:name="0.5610" table:display="true" table:show-details="true"/>
                <table:data-pilot-member table:name="0.5611" table:display="true" table:show-details="true"/>
                <table:data-pilot-member table:name="0.5612" table:display="true" table:show-details="true"/>
                <table:data-pilot-member table:name="0.5613" table:display="true" table:show-details="true"/>
                <table:data-pilot-member table:name="0.5614" table:display="true" table:show-details="true"/>
                <table:data-pilot-member table:name="0.5615" table:display="true" table:show-details="true"/>
                <table:data-pilot-member table:name="0.5616" table:display="true" table:show-details="true"/>
                <table:data-pilot-member table:name="0.5618" table:display="true" table:show-details="true"/>
                <table:data-pilot-member table:name="0.5619" table:display="true" table:show-details="true"/>
                <table:data-pilot-member table:name="0.5620" table:display="true" table:show-details="true"/>
                <table:data-pilot-member table:name="0.5622" table:display="true" table:show-details="true"/>
                <table:data-pilot-member table:name="0.5623" table:display="true" table:show-details="true"/>
                <table:data-pilot-member table:name="0.5624" table:display="true" table:show-details="true"/>
                <table:data-pilot-member table:name="0.5625" table:display="true" table:show-details="true"/>
                <table:data-pilot-member table:name="0.5626" table:display="true" table:show-details="true"/>
                <table:data-pilot-member table:name="0.5627" table:display="true" table:show-details="true"/>
                <table:data-pilot-member table:name="0.5628" table:display="true" table:show-details="true"/>
                <table:data-pilot-member table:name="0.5629" table:display="true" table:show-details="true"/>
                <table:data-pilot-member table:name="0.5631" table:display="true" table:show-details="true"/>
                <table:data-pilot-member table:name="0.5632" table:display="true" table:show-details="true"/>
                <table:data-pilot-member table:name="0.5633" table:display="true" table:show-details="true"/>
                <table:data-pilot-member table:name="0.5634" table:display="true" table:show-details="true"/>
                <table:data-pilot-member table:name="0.5635" table:display="true" table:show-details="true"/>
                <table:data-pilot-member table:name="0.5636" table:display="true" table:show-details="true"/>
                <table:data-pilot-member table:name="0.5637" table:display="true" table:show-details="true"/>
                <table:data-pilot-member table:name="0.5638" table:display="true" table:show-details="true"/>
                <table:data-pilot-member table:name="0.5639" table:display="true" table:show-details="true"/>
                <table:data-pilot-member table:name="0.5640" table:display="true" table:show-details="true"/>
                <table:data-pilot-member table:name="0.5641" table:display="true" table:show-details="true"/>
                <table:data-pilot-member table:name="0.5642" table:display="true" table:show-details="true"/>
                <table:data-pilot-member table:name="0.5643" table:display="true" table:show-details="true"/>
                <table:data-pilot-member table:name="0.5645" table:display="true" table:show-details="true"/>
                <table:data-pilot-member table:name="0.5646" table:display="true" table:show-details="true"/>
                <table:data-pilot-member table:name="0.5648" table:display="true" table:show-details="true"/>
                <table:data-pilot-member table:name="0.5649" table:display="true" table:show-details="true"/>
                <table:data-pilot-member table:name="0.5650" table:display="true" table:show-details="true"/>
                <table:data-pilot-member table:name="0.5651" table:display="true" table:show-details="true"/>
                <table:data-pilot-member table:name="0.5652" table:display="true" table:show-details="true"/>
                <table:data-pilot-member table:name="0.5655" table:display="true" table:show-details="true"/>
                <table:data-pilot-member table:name="0.5656" table:display="true" table:show-details="true"/>
                <table:data-pilot-member table:name="0.5658" table:display="true" table:show-details="true"/>
                <table:data-pilot-member table:name="0.5659" table:display="true" table:show-details="true"/>
                <table:data-pilot-member table:name="0.5660" table:display="true" table:show-details="true"/>
                <table:data-pilot-member table:name="0.5661" table:display="true" table:show-details="true"/>
                <table:data-pilot-member table:name="0.5662" table:display="true" table:show-details="true"/>
                <table:data-pilot-member table:name="0.5663" table:display="true" table:show-details="true"/>
                <table:data-pilot-member table:name="0.5665" table:display="true" table:show-details="true"/>
                <table:data-pilot-member table:name="0.5666" table:display="true" table:show-details="true"/>
                <table:data-pilot-member table:name="0.5667" table:display="true" table:show-details="true"/>
                <table:data-pilot-member table:name="0.5668" table:display="true" table:show-details="true"/>
                <table:data-pilot-member table:name="0.5670" table:display="true" table:show-details="true"/>
                <table:data-pilot-member table:name="0.5671" table:display="true" table:show-details="true"/>
                <table:data-pilot-member table:name="0.5673" table:display="true" table:show-details="true"/>
                <table:data-pilot-member table:name="0.5674" table:display="true" table:show-details="true"/>
                <table:data-pilot-member table:name="0.5678" table:display="true" table:show-details="true"/>
                <table:data-pilot-member table:name="0.5679" table:display="true" table:show-details="true"/>
                <table:data-pilot-member table:name="0.5681" table:display="true" table:show-details="true"/>
                <table:data-pilot-member table:name="0.5682" table:display="true" table:show-details="true"/>
                <table:data-pilot-member table:name="0.5686" table:display="true" table:show-details="true"/>
                <table:data-pilot-member table:name="0.5690" table:display="true" table:show-details="true"/>
                <table:data-pilot-member table:name="0.5693" table:display="true" table:show-details="true"/>
                <table:data-pilot-member table:name="0.5694" table:display="true" table:show-details="true"/>
                <table:data-pilot-member table:name="0.5695" table:display="true" table:show-details="true"/>
                <table:data-pilot-member table:name="0.5696" table:display="true" table:show-details="true"/>
                <table:data-pilot-member table:name="0.5697" table:display="true" table:show-details="true"/>
                <table:data-pilot-member table:name="0.5698" table:display="true" table:show-details="true"/>
                <table:data-pilot-member table:name="0.5701" table:display="true" table:show-details="true"/>
                <table:data-pilot-member table:name="0.5702" table:display="true" table:show-details="true"/>
                <table:data-pilot-member table:name="0.5703" table:display="true" table:show-details="true"/>
                <table:data-pilot-member table:name="0.5704" table:display="true" table:show-details="true"/>
                <table:data-pilot-member table:name="0.5706" table:display="true" table:show-details="true"/>
                <table:data-pilot-member table:name="0.5707" table:display="true" table:show-details="true"/>
                <table:data-pilot-member table:name="0.5708" table:display="true" table:show-details="true"/>
                <table:data-pilot-member table:name="0.5712" table:display="true" table:show-details="true"/>
                <table:data-pilot-member table:name="0.5714" table:display="true" table:show-details="true"/>
                <table:data-pilot-member table:name="0.5715" table:display="true" table:show-details="true"/>
                <table:data-pilot-member table:name="0.5716" table:display="true" table:show-details="true"/>
                <table:data-pilot-member table:name="0.5717" table:display="true" table:show-details="true"/>
                <table:data-pilot-member table:name="0.5718" table:display="true" table:show-details="true"/>
                <table:data-pilot-member table:name="0.5719" table:display="true" table:show-details="true"/>
                <table:data-pilot-member table:name="0.5720" table:display="true" table:show-details="true"/>
                <table:data-pilot-member table:name="0.5721" table:display="true" table:show-details="true"/>
                <table:data-pilot-member table:name="0.5722" table:display="true" table:show-details="true"/>
                <table:data-pilot-member table:name="0.5726" table:display="true" table:show-details="true"/>
                <table:data-pilot-member table:name="0.5727" table:display="true" table:show-details="true"/>
                <table:data-pilot-member table:name="0.5728" table:display="true" table:show-details="true"/>
                <table:data-pilot-member table:name="0.5729" table:display="true" table:show-details="true"/>
                <table:data-pilot-member table:name="0.5730" table:display="true" table:show-details="true"/>
                <table:data-pilot-member table:name="0.5731" table:display="true" table:show-details="true"/>
                <table:data-pilot-member table:name="0.5732" table:display="true" table:show-details="true"/>
                <table:data-pilot-member table:name="0.5733" table:display="true" table:show-details="true"/>
                <table:data-pilot-member table:name="0.5734" table:display="true" table:show-details="true"/>
                <table:data-pilot-member table:name="0.5736" table:display="true" table:show-details="true"/>
                <table:data-pilot-member table:name="0.5737" table:display="true" table:show-details="true"/>
                <table:data-pilot-member table:name="0.5738" table:display="true" table:show-details="true"/>
                <table:data-pilot-member table:name="0.5740" table:display="true" table:show-details="true"/>
                <table:data-pilot-member table:name="0.5741" table:display="true" table:show-details="true"/>
                <table:data-pilot-member table:name="0.5742" table:display="true" table:show-details="true"/>
                <table:data-pilot-member table:name="0.5745" table:display="true" table:show-details="true"/>
                <table:data-pilot-member table:name="0.5746" table:display="true" table:show-details="true"/>
                <table:data-pilot-member table:name="0.5748" table:display="true" table:show-details="true"/>
                <table:data-pilot-member table:name="0.5750" table:display="true" table:show-details="true"/>
                <table:data-pilot-member table:name="0.5755" table:display="true" table:show-details="true"/>
                <table:data-pilot-member table:name="0.5756" table:display="true" table:show-details="true"/>
                <table:data-pilot-member table:name="0.5757" table:display="true" table:show-details="true"/>
                <table:data-pilot-member table:name="0.5758" table:display="true" table:show-details="true"/>
                <table:data-pilot-member table:name="0.5759" table:display="true" table:show-details="true"/>
                <table:data-pilot-member table:name="0.5761" table:display="true" table:show-details="true"/>
                <table:data-pilot-member table:name="0.5766" table:display="true" table:show-details="true"/>
                <table:data-pilot-member table:name="0.5767" table:display="true" table:show-details="true"/>
                <table:data-pilot-member table:name="0.5768" table:display="true" table:show-details="true"/>
                <table:data-pilot-member table:name="0.5771" table:display="true" table:show-details="true"/>
                <table:data-pilot-member table:name="0.5772" table:display="true" table:show-details="true"/>
                <table:data-pilot-member table:name="0.5777" table:display="true" table:show-details="true"/>
                <table:data-pilot-member table:name="0.5778" table:display="true" table:show-details="true"/>
                <table:data-pilot-member table:name="0.5780" table:display="true" table:show-details="true"/>
                <table:data-pilot-member table:name="0.5781" table:display="true" table:show-details="true"/>
                <table:data-pilot-member table:name="0.5782" table:display="true" table:show-details="true"/>
                <table:data-pilot-member table:name="0.5783" table:display="true" table:show-details="true"/>
                <table:data-pilot-member table:name="0.5784" table:display="true" table:show-details="true"/>
                <table:data-pilot-member table:name="0.5786" table:display="true" table:show-details="true"/>
                <table:data-pilot-member table:name="0.5787" table:display="true" table:show-details="true"/>
                <table:data-pilot-member table:name="0.5790" table:display="true" table:show-details="true"/>
                <table:data-pilot-member table:name="0.5791" table:display="true" table:show-details="true"/>
                <table:data-pilot-member table:name="0.5792" table:display="true" table:show-details="true"/>
                <table:data-pilot-member table:name="0.5793" table:display="true" table:show-details="true"/>
                <table:data-pilot-member table:name="0.5794" table:display="true" table:show-details="true"/>
                <table:data-pilot-member table:name="0.5795" table:display="true" table:show-details="true"/>
                <table:data-pilot-member table:name="0.5801" table:display="true" table:show-details="true"/>
                <table:data-pilot-member table:name="0.5802" table:display="true" table:show-details="true"/>
                <table:data-pilot-member table:name="0.5803" table:display="true" table:show-details="true"/>
                <table:data-pilot-member table:name="0.5805" table:display="true" table:show-details="true"/>
                <table:data-pilot-member table:name="0.5807" table:display="true" table:show-details="true"/>
                <table:data-pilot-member table:name="0.5808" table:display="true" table:show-details="true"/>
                <table:data-pilot-member table:name="0.5810" table:display="true" table:show-details="true"/>
                <table:data-pilot-member table:name="0.5813" table:display="true" table:show-details="true"/>
                <table:data-pilot-member table:name="0.5816" table:display="true" table:show-details="true"/>
                <table:data-pilot-member table:name="0.5817" table:display="true" table:show-details="true"/>
                <table:data-pilot-member table:name="0.5818" table:display="true" table:show-details="true"/>
                <table:data-pilot-member table:name="0.5819" table:display="true" table:show-details="true"/>
                <table:data-pilot-member table:name="0.5820" table:display="true" table:show-details="true"/>
                <table:data-pilot-member table:name="0.5821" table:display="true" table:show-details="true"/>
                <table:data-pilot-member table:name="0.5824" table:display="true" table:show-details="true"/>
                <table:data-pilot-member table:name="0.5827" table:display="true" table:show-details="true"/>
                <table:data-pilot-member table:name="0.5829" table:display="true" table:show-details="true"/>
                <table:data-pilot-member table:name="0.5831" table:display="true" table:show-details="true"/>
                <table:data-pilot-member table:name="0.5832" table:display="true" table:show-details="true"/>
                <table:data-pilot-member table:name="0.5833" table:display="true" table:show-details="true"/>
                <table:data-pilot-member table:name="0.5834" table:display="true" table:show-details="true"/>
                <table:data-pilot-member table:name="0.5835" table:display="true" table:show-details="true"/>
                <table:data-pilot-member table:name="0.5838" table:display="true" table:show-details="true"/>
                <table:data-pilot-member table:name="0.5840" table:display="true" table:show-details="true"/>
                <table:data-pilot-member table:name="0.5843" table:display="true" table:show-details="true"/>
                <table:data-pilot-member table:name="0.5851" table:display="true" table:show-details="true"/>
                <table:data-pilot-member table:name="0.5856" table:display="true" table:show-details="true"/>
                <table:data-pilot-member table:name="0.5859" table:display="true" table:show-details="true"/>
                <table:data-pilot-member table:name="0.5933" table:display="true" table:show-details="true"/>
                <table:data-pilot-member table:name="0.59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a" table:orientation="data" table:used-hierarchy="0" table:function="average">
            <table:data-pilot-level table:show-empty="false">
              <table:data-pilot-members>
                <table:data-pilot-member table:name="0.2226" table:display="true" table:show-details="true"/>
                <table:data-pilot-member table:name="0.2473" table:display="true" table:show-details="true"/>
                <table:data-pilot-member table:name="0.2523" table:display="true" table:show-details="true"/>
                <table:data-pilot-member table:name="0.2659" table:display="true" table:show-details="true"/>
                <table:data-pilot-member table:name="0.2676" table:display="true" table:show-details="true"/>
                <table:data-pilot-member table:name="0.2732" table:display="true" table:show-details="true"/>
                <table:data-pilot-member table:name="0.2895" table:display="true" table:show-details="true"/>
                <table:data-pilot-member table:name="0.2917" table:display="true" table:show-details="true"/>
                <table:data-pilot-member table:name="0.2931" table:display="true" table:show-details="true"/>
                <table:data-pilot-member table:name="0.2976" table:display="true" table:show-details="true"/>
                <table:data-pilot-member table:name="0.2995" table:display="true" table:show-details="true"/>
                <table:data-pilot-member table:name="0.2997" table:display="true" table:show-details="true"/>
                <table:data-pilot-member table:name="0.3027" table:display="true" table:show-details="true"/>
                <table:data-pilot-member table:name="0.3031" table:display="true" table:show-details="true"/>
                <table:data-pilot-member table:name="0.3032" table:display="true" table:show-details="true"/>
                <table:data-pilot-member table:name="0.3034" table:display="true" table:show-details="true"/>
                <table:data-pilot-member table:name="0.3046" table:display="true" table:show-details="true"/>
                <table:data-pilot-member table:name="0.3047" table:display="true" table:show-details="true"/>
                <table:data-pilot-member table:name="0.3071" table:display="true" table:show-details="true"/>
                <table:data-pilot-member table:name="0.3087" table:display="true" table:show-details="true"/>
                <table:data-pilot-member table:name="0.3096" table:display="true" table:show-details="true"/>
                <table:data-pilot-member table:name="0.3112" table:display="true" table:show-details="true"/>
                <table:data-pilot-member table:name="0.3121" table:display="true" table:show-details="true"/>
                <table:data-pilot-member table:name="0.3127" table:display="true" table:show-details="true"/>
                <table:data-pilot-member table:name="0.3129" table:display="true" table:show-details="true"/>
                <table:data-pilot-member table:name="0.3143" table:display="true" table:show-details="true"/>
                <table:data-pilot-member table:name="0.3150" table:display="true" table:show-details="true"/>
                <table:data-pilot-member table:name="0.3151" table:display="true" table:show-details="true"/>
                <table:data-pilot-member table:name="0.3161" table:display="true" table:show-details="true"/>
                <table:data-pilot-member table:name="0.3166" table:display="true" table:show-details="true"/>
                <table:data-pilot-member table:name="0.3172" table:display="true" table:show-details="true"/>
                <table:data-pilot-member table:name="0.3173" table:display="true" table:show-details="true"/>
                <table:data-pilot-member table:name="0.3182" table:display="true" table:show-details="true"/>
                <table:data-pilot-member table:name="0.3189" table:display="true" table:show-details="true"/>
                <table:data-pilot-member table:name="0.3190" table:display="true" table:show-details="true"/>
                <table:data-pilot-member table:name="0.3203" table:display="true" table:show-details="true"/>
                <table:data-pilot-member table:name="0.3208" table:display="true" table:show-details="true"/>
                <table:data-pilot-member table:name="0.3213" table:display="true" table:show-details="true"/>
                <table:data-pilot-member table:name="0.3230" table:display="true" table:show-details="true"/>
                <table:data-pilot-member table:name="0.3243" table:display="true" table:show-details="true"/>
                <table:data-pilot-member table:name="0.3245" table:display="true" table:show-details="true"/>
                <table:data-pilot-member table:name="0.3246" table:display="true" table:show-details="true"/>
                <table:data-pilot-member table:name="0.3251" table:display="true" table:show-details="true"/>
                <table:data-pilot-member table:name="0.3253" table:display="true" table:show-details="true"/>
                <table:data-pilot-member table:name="0.3254" table:display="true" table:show-details="true"/>
                <table:data-pilot-member table:name="0.3257" table:display="true" table:show-details="true"/>
                <table:data-pilot-member table:name="0.3263" table:display="true" table:show-details="true"/>
                <table:data-pilot-member table:name="0.3275" table:display="true" table:show-details="true"/>
                <table:data-pilot-member table:name="0.3278" table:display="true" table:show-details="true"/>
                <table:data-pilot-member table:name="0.3279" table:display="true" table:show-details="true"/>
                <table:data-pilot-member table:name="0.3281" table:display="true" table:show-details="true"/>
                <table:data-pilot-member table:name="0.3304" table:display="true" table:show-details="true"/>
                <table:data-pilot-member table:name="0.3305" table:display="true" table:show-details="true"/>
                <table:data-pilot-member table:name="0.3309" table:display="true" table:show-details="true"/>
                <table:data-pilot-member table:name="0.3315" table:display="true" table:show-details="true"/>
                <table:data-pilot-member table:name="0.3323" table:display="true" table:show-details="true"/>
                <table:data-pilot-member table:name="0.3332" table:display="true" table:show-details="true"/>
                <table:data-pilot-member table:name="0.3333" table:display="true" table:show-details="true"/>
                <table:data-pilot-member table:name="0.3339" table:display="true" table:show-details="true"/>
                <table:data-pilot-member table:name="0.3357" table:display="true" table:show-details="true"/>
                <table:data-pilot-member table:name="0.3362" table:display="true" table:show-details="true"/>
                <table:data-pilot-member table:name="0.3364" table:display="true" table:show-details="true"/>
                <table:data-pilot-member table:name="0.3366" table:display="true" table:show-details="true"/>
                <table:data-pilot-member table:name="0.3370" table:display="true" table:show-details="true"/>
                <table:data-pilot-member table:name="0.3379" table:display="true" table:show-details="true"/>
                <table:data-pilot-member table:name="0.3385" table:display="true" table:show-details="true"/>
                <table:data-pilot-member table:name="0.3388" table:display="true" table:show-details="true"/>
                <table:data-pilot-member table:name="0.3390" table:display="true" table:show-details="true"/>
                <table:data-pilot-member table:name="0.3391" table:display="true" table:show-details="true"/>
                <table:data-pilot-member table:name="0.3392" table:display="true" table:show-details="true"/>
                <table:data-pilot-member table:name="0.3395" table:display="true" table:show-details="true"/>
                <table:data-pilot-member table:name="0.3397" table:display="true" table:show-details="true"/>
                <table:data-pilot-member table:name="0.3405" table:display="true" table:show-details="true"/>
                <table:data-pilot-member table:name="0.3407" table:display="true" table:show-details="true"/>
                <table:data-pilot-member table:name="0.3408" table:display="true" table:show-details="true"/>
                <table:data-pilot-member table:name="0.3413" table:display="true" table:show-details="true"/>
                <table:data-pilot-member table:name="0.3422" table:display="true" table:show-details="true"/>
                <table:data-pilot-member table:name="0.3423" table:display="true" table:show-details="true"/>
                <table:data-pilot-member table:name="0.3431" table:display="true" table:show-details="true"/>
                <table:data-pilot-member table:name="0.3433" table:display="true" table:show-details="true"/>
                <table:data-pilot-member table:name="0.3436" table:display="true" table:show-details="true"/>
                <table:data-pilot-member table:name="0.3439" table:display="true" table:show-details="true"/>
                <table:data-pilot-member table:name="0.3446" table:display="true" table:show-details="true"/>
                <table:data-pilot-member table:name="0.3447" table:display="true" table:show-details="true"/>
                <table:data-pilot-member table:name="0.3452" table:display="true" table:show-details="true"/>
                <table:data-pilot-member table:name="0.3454" table:display="true" table:show-details="true"/>
                <table:data-pilot-member table:name="0.3457" table:display="true" table:show-details="true"/>
                <table:data-pilot-member table:name="0.3460" table:display="true" table:show-details="true"/>
                <table:data-pilot-member table:name="0.3461" table:display="true" table:show-details="true"/>
                <table:data-pilot-member table:name="0.3463" table:display="true" table:show-details="true"/>
                <table:data-pilot-member table:name="0.3468" table:display="true" table:show-details="true"/>
                <table:data-pilot-member table:name="0.3469" table:display="true" table:show-details="true"/>
                <table:data-pilot-member table:name="0.3471" table:display="true" table:show-details="true"/>
                <table:data-pilot-member table:name="0.3474" table:display="true" table:show-details="true"/>
                <table:data-pilot-member table:name="0.3478" table:display="true" table:show-details="true"/>
                <table:data-pilot-member table:name="0.3482" table:display="true" table:show-details="true"/>
                <table:data-pilot-member table:name="0.3484" table:display="true" table:show-details="true"/>
                <table:data-pilot-member table:name="0.3488" table:display="true" table:show-details="true"/>
                <table:data-pilot-member table:name="0.3491" table:display="true" table:show-details="true"/>
                <table:data-pilot-member table:name="0.3493" table:display="true" table:show-details="true"/>
                <table:data-pilot-member table:name="0.3494" table:display="true" table:show-details="true"/>
                <table:data-pilot-member table:name="0.3496" table:display="true" table:show-details="true"/>
                <table:data-pilot-member table:name="0.3499" table:display="true" table:show-details="true"/>
                <table:data-pilot-member table:name="0.3500" table:display="true" table:show-details="true"/>
                <table:data-pilot-member table:name="0.3503" table:display="true" table:show-details="true"/>
                <table:data-pilot-member table:name="0.3505" table:display="true" table:show-details="true"/>
                <table:data-pilot-member table:name="0.3507" table:display="true" table:show-details="true"/>
                <table:data-pilot-member table:name="0.3508" table:display="true" table:show-details="true"/>
                <table:data-pilot-member table:name="0.3509" table:display="true" table:show-details="true"/>
                <table:data-pilot-member table:name="0.3515" table:display="true" table:show-details="true"/>
                <table:data-pilot-member table:name="0.3518" table:display="true" table:show-details="true"/>
                <table:data-pilot-member table:name="0.3520" table:display="true" table:show-details="true"/>
                <table:data-pilot-member table:name="0.3523" table:display="true" table:show-details="true"/>
                <table:data-pilot-member table:name="0.3524" table:display="true" table:show-details="true"/>
                <table:data-pilot-member table:name="0.3532" table:display="true" table:show-details="true"/>
                <table:data-pilot-member table:name="0.3533" table:display="true" table:show-details="true"/>
                <table:data-pilot-member table:name="0.3535" table:display="true" table:show-details="true"/>
                <table:data-pilot-member table:name="0.3540" table:display="true" table:show-details="true"/>
                <table:data-pilot-member table:name="0.3542" table:display="true" table:show-details="true"/>
                <table:data-pilot-member table:name="0.3549" table:display="true" table:show-details="true"/>
                <table:data-pilot-member table:name="0.3551" table:display="true" table:show-details="true"/>
                <table:data-pilot-member table:name="0.3553" table:display="true" table:show-details="true"/>
                <table:data-pilot-member table:name="0.3555" table:display="true" table:show-details="true"/>
                <table:data-pilot-member table:name="0.3557" table:display="true" table:show-details="true"/>
                <table:data-pilot-member table:name="0.3559" table:display="true" table:show-details="true"/>
                <table:data-pilot-member table:name="0.3560" table:display="true" table:show-details="true"/>
                <table:data-pilot-member table:name="0.3563" table:display="true" table:show-details="true"/>
                <table:data-pilot-member table:name="0.3564" table:display="true" table:show-details="true"/>
                <table:data-pilot-member table:name="0.3567" table:display="true" table:show-details="true"/>
                <table:data-pilot-member table:name="0.3570" table:display="true" table:show-details="true"/>
                <table:data-pilot-member table:name="0.3571" table:display="true" table:show-details="true"/>
                <table:data-pilot-member table:name="0.3573" table:display="true" table:show-details="true"/>
                <table:data-pilot-member table:name="0.3576" table:display="true" table:show-details="true"/>
                <table:data-pilot-member table:name="0.3577" table:display="true" table:show-details="true"/>
                <table:data-pilot-member table:name="0.3580" table:display="true" table:show-details="true"/>
                <table:data-pilot-member table:name="0.3581" table:display="true" table:show-details="true"/>
                <table:data-pilot-member table:name="0.3583" table:display="true" table:show-details="true"/>
                <table:data-pilot-member table:name="0.3586" table:display="true" table:show-details="true"/>
                <table:data-pilot-member table:name="0.3587" table:display="true" table:show-details="true"/>
                <table:data-pilot-member table:name="0.3590" table:display="true" table:show-details="true"/>
                <table:data-pilot-member table:name="0.3592" table:display="true" table:show-details="true"/>
                <table:data-pilot-member table:name="0.3593" table:display="true" table:show-details="true"/>
                <table:data-pilot-member table:name="0.3596" table:display="true" table:show-details="true"/>
                <table:data-pilot-member table:name="0.3598" table:display="true" table:show-details="true"/>
                <table:data-pilot-member table:name="0.3600" table:display="true" table:show-details="true"/>
                <table:data-pilot-member table:name="0.3601" table:display="true" table:show-details="true"/>
                <table:data-pilot-member table:name="0.3606" table:display="true" table:show-details="true"/>
                <table:data-pilot-member table:name="0.3607" table:display="true" table:show-details="true"/>
                <table:data-pilot-member table:name="0.3608" table:display="true" table:show-details="true"/>
                <table:data-pilot-member table:name="0.3609" table:display="true" table:show-details="true"/>
                <table:data-pilot-member table:name="0.3610" table:display="true" table:show-details="true"/>
                <table:data-pilot-member table:name="0.3611" table:display="true" table:show-details="true"/>
                <table:data-pilot-member table:name="0.3612" table:display="true" table:show-details="true"/>
                <table:data-pilot-member table:name="0.3613" table:display="true" table:show-details="true"/>
                <table:data-pilot-member table:name="0.3615" table:display="true" table:show-details="true"/>
                <table:data-pilot-member table:name="0.3618" table:display="true" table:show-details="true"/>
                <table:data-pilot-member table:name="0.3619" table:display="true" table:show-details="true"/>
                <table:data-pilot-member table:name="0.3621" table:display="true" table:show-details="true"/>
                <table:data-pilot-member table:name="0.3622" table:display="true" table:show-details="true"/>
                <table:data-pilot-member table:name="0.3623" table:display="true" table:show-details="true"/>
                <table:data-pilot-member table:name="0.3624" table:display="true" table:show-details="true"/>
                <table:data-pilot-member table:name="0.3630" table:display="true" table:show-details="true"/>
                <table:data-pilot-member table:name="0.3633" table:display="true" table:show-details="true"/>
                <table:data-pilot-member table:name="0.3637" table:display="true" table:show-details="true"/>
                <table:data-pilot-member table:name="0.3638" table:display="true" table:show-details="true"/>
                <table:data-pilot-member table:name="0.3640" table:display="true" table:show-details="true"/>
                <table:data-pilot-member table:name="0.3641" table:display="true" table:show-details="true"/>
                <table:data-pilot-member table:name="0.3642" table:display="true" table:show-details="true"/>
                <table:data-pilot-member table:name="0.3643" table:display="true" table:show-details="true"/>
                <table:data-pilot-member table:name="0.3644" table:display="true" table:show-details="true"/>
                <table:data-pilot-member table:name="0.3646" table:display="true" table:show-details="true"/>
                <table:data-pilot-member table:name="0.3648" table:display="true" table:show-details="true"/>
                <table:data-pilot-member table:name="0.3649" table:display="true" table:show-details="true"/>
                <table:data-pilot-member table:name="0.3651" table:display="true" table:show-details="true"/>
                <table:data-pilot-member table:name="0.3652" table:display="true" table:show-details="true"/>
                <table:data-pilot-member table:name="0.3654" table:display="true" table:show-details="true"/>
                <table:data-pilot-member table:name="0.3655" table:display="true" table:show-details="true"/>
                <table:data-pilot-member table:name="0.3656" table:display="true" table:show-details="true"/>
                <table:data-pilot-member table:name="0.3657" table:display="true" table:show-details="true"/>
                <table:data-pilot-member table:name="0.3658" table:display="true" table:show-details="true"/>
                <table:data-pilot-member table:name="0.3659" table:display="true" table:show-details="true"/>
                <table:data-pilot-member table:name="0.3660" table:display="true" table:show-details="true"/>
                <table:data-pilot-member table:name="0.3661" table:display="true" table:show-details="true"/>
                <table:data-pilot-member table:name="0.3662" table:display="true" table:show-details="true"/>
                <table:data-pilot-member table:name="0.3664" table:display="true" table:show-details="true"/>
                <table:data-pilot-member table:name="0.3665" table:display="true" table:show-details="true"/>
                <table:data-pilot-member table:name="0.3666" table:display="true" table:show-details="true"/>
                <table:data-pilot-member table:name="0.3668" table:display="true" table:show-details="true"/>
                <table:data-pilot-member table:name="0.3671" table:display="true" table:show-details="true"/>
                <table:data-pilot-member table:name="0.3672" table:display="true" table:show-details="true"/>
                <table:data-pilot-member table:name="0.3673" table:display="true" table:show-details="true"/>
                <table:data-pilot-member table:name="0.3676" table:display="true" table:show-details="true"/>
                <table:data-pilot-member table:name="0.3677" table:display="true" table:show-details="true"/>
                <table:data-pilot-member table:name="0.3678" table:display="true" table:show-details="true"/>
                <table:data-pilot-member table:name="0.3679" table:display="true" table:show-details="true"/>
                <table:data-pilot-member table:name="0.3680" table:display="true" table:show-details="true"/>
                <table:data-pilot-member table:name="0.3681" table:display="true" table:show-details="true"/>
                <table:data-pilot-member table:name="0.3682" table:display="true" table:show-details="true"/>
                <table:data-pilot-member table:name="0.3683" table:display="true" table:show-details="true"/>
                <table:data-pilot-member table:name="0.3684" table:display="true" table:show-details="true"/>
                <table:data-pilot-member table:name="0.3685" table:display="true" table:show-details="true"/>
                <table:data-pilot-member table:name="0.3686" table:display="true" table:show-details="true"/>
                <table:data-pilot-member table:name="0.3687" table:display="true" table:show-details="true"/>
                <table:data-pilot-member table:name="0.3688" table:display="true" table:show-details="true"/>
                <table:data-pilot-member table:name="0.3689" table:display="true" table:show-details="true"/>
                <table:data-pilot-member table:name="0.3690" table:display="true" table:show-details="true"/>
                <table:data-pilot-member table:name="0.3691" table:display="true" table:show-details="true"/>
                <table:data-pilot-member table:name="0.3693" table:display="true" table:show-details="true"/>
                <table:data-pilot-member table:name="0.3694" table:display="true" table:show-details="true"/>
                <table:data-pilot-member table:name="0.3696" table:display="true" table:show-details="true"/>
                <table:data-pilot-member table:name="0.3697" table:display="true" table:show-details="true"/>
                <table:data-pilot-member table:name="0.3698" table:display="true" table:show-details="true"/>
                <table:data-pilot-member table:name="0.3699" table:display="true" table:show-details="true"/>
                <table:data-pilot-member table:name="0.3701" table:display="true" table:show-details="true"/>
                <table:data-pilot-member table:name="0.3702" table:display="true" table:show-details="true"/>
                <table:data-pilot-member table:name="0.3703" table:display="true" table:show-details="true"/>
                <table:data-pilot-member table:name="0.3705" table:display="true" table:show-details="true"/>
                <table:data-pilot-member table:name="0.3706" table:display="true" table:show-details="true"/>
                <table:data-pilot-member table:name="0.3707" table:display="true" table:show-details="true"/>
                <table:data-pilot-member table:name="0.3708" table:display="true" table:show-details="true"/>
                <table:data-pilot-member table:name="0.3709" table:display="true" table:show-details="true"/>
                <table:data-pilot-member table:name="0.3712" table:display="true" table:show-details="true"/>
                <table:data-pilot-member table:name="0.3713" table:display="true" table:show-details="true"/>
                <table:data-pilot-member table:name="0.3714" table:display="true" table:show-details="true"/>
                <table:data-pilot-member table:name="0.3715" table:display="true" table:show-details="true"/>
                <table:data-pilot-member table:name="0.3716" table:display="true" table:show-details="true"/>
                <table:data-pilot-member table:name="0.3717" table:display="true" table:show-details="true"/>
                <table:data-pilot-member table:name="0.3718" table:display="true" table:show-details="true"/>
                <table:data-pilot-member table:name="0.3719" table:display="true" table:show-details="true"/>
                <table:data-pilot-member table:name="0.3720" table:display="true" table:show-details="true"/>
                <table:data-pilot-member table:name="0.3721" table:display="true" table:show-details="true"/>
                <table:data-pilot-member table:name="0.3722" table:display="true" table:show-details="true"/>
                <table:data-pilot-member table:name="0.3723" table:display="true" table:show-details="true"/>
                <table:data-pilot-member table:name="0.3724" table:display="true" table:show-details="true"/>
                <table:data-pilot-member table:name="0.3727" table:display="true" table:show-details="true"/>
                <table:data-pilot-member table:name="0.3728" table:display="true" table:show-details="true"/>
                <table:data-pilot-member table:name="0.3729" table:display="true" table:show-details="true"/>
                <table:data-pilot-member table:name="0.3730" table:display="true" table:show-details="true"/>
                <table:data-pilot-member table:name="0.3735" table:display="true" table:show-details="true"/>
                <table:data-pilot-member table:name="0.3736" table:display="true" table:show-details="true"/>
                <table:data-pilot-member table:name="0.3737" table:display="true" table:show-details="true"/>
                <table:data-pilot-member table:name="0.3738" table:display="true" table:show-details="true"/>
                <table:data-pilot-member table:name="0.3740" table:display="true" table:show-details="true"/>
                <table:data-pilot-member table:name="0.3741" table:display="true" table:show-details="true"/>
                <table:data-pilot-member table:name="0.3742" table:display="true" table:show-details="true"/>
                <table:data-pilot-member table:name="0.3743" table:display="true" table:show-details="true"/>
                <table:data-pilot-member table:name="0.3744" table:display="true" table:show-details="true"/>
                <table:data-pilot-member table:name="0.3746" table:display="true" table:show-details="true"/>
                <table:data-pilot-member table:name="0.3747" table:display="true" table:show-details="true"/>
                <table:data-pilot-member table:name="0.3748" table:display="true" table:show-details="true"/>
                <table:data-pilot-member table:name="0.3749" table:display="true" table:show-details="true"/>
                <table:data-pilot-member table:name="0.3750" table:display="true" table:show-details="true"/>
                <table:data-pilot-member table:name="0.3751" table:display="true" table:show-details="true"/>
                <table:data-pilot-member table:name="0.3752" table:display="true" table:show-details="true"/>
                <table:data-pilot-member table:name="0.3753" table:display="true" table:show-details="true"/>
                <table:data-pilot-member table:name="0.3754" table:display="true" table:show-details="true"/>
                <table:data-pilot-member table:name="0.3755" table:display="true" table:show-details="true"/>
                <table:data-pilot-member table:name="0.3756" table:display="true" table:show-details="true"/>
                <table:data-pilot-member table:name="0.3757" table:display="true" table:show-details="true"/>
                <table:data-pilot-member table:name="0.3758" table:display="true" table:show-details="true"/>
                <table:data-pilot-member table:name="0.3759" table:display="true" table:show-details="true"/>
                <table:data-pilot-member table:name="0.3760" table:display="true" table:show-details="true"/>
                <table:data-pilot-member table:name="0.3762" table:display="true" table:show-details="true"/>
                <table:data-pilot-member table:name="0.3763" table:display="true" table:show-details="true"/>
                <table:data-pilot-member table:name="0.3764" table:display="true" table:show-details="true"/>
                <table:data-pilot-member table:name="0.3765" table:display="true" table:show-details="true"/>
                <table:data-pilot-member table:name="0.3766" table:display="true" table:show-details="true"/>
                <table:data-pilot-member table:name="0.3767" table:display="true" table:show-details="true"/>
                <table:data-pilot-member table:name="0.3768" table:display="true" table:show-details="true"/>
                <table:data-pilot-member table:name="0.3770" table:display="true" table:show-details="true"/>
                <table:data-pilot-member table:name="0.3771" table:display="true" table:show-details="true"/>
                <table:data-pilot-member table:name="0.3772" table:display="true" table:show-details="true"/>
                <table:data-pilot-member table:name="0.3773" table:display="true" table:show-details="true"/>
                <table:data-pilot-member table:name="0.3774" table:display="true" table:show-details="true"/>
                <table:data-pilot-member table:name="0.3776" table:display="true" table:show-details="true"/>
                <table:data-pilot-member table:name="0.3778" table:display="true" table:show-details="true"/>
                <table:data-pilot-member table:name="0.3779" table:display="true" table:show-details="true"/>
                <table:data-pilot-member table:name="0.3780" table:display="true" table:show-details="true"/>
                <table:data-pilot-member table:name="0.3781" table:display="true" table:show-details="true"/>
                <table:data-pilot-member table:name="0.3782" table:display="true" table:show-details="true"/>
                <table:data-pilot-member table:name="0.3783" table:display="true" table:show-details="true"/>
                <table:data-pilot-member table:name="0.3784" table:display="true" table:show-details="true"/>
                <table:data-pilot-member table:name="0.3785" table:display="true" table:show-details="true"/>
                <table:data-pilot-member table:name="0.3786" table:display="true" table:show-details="true"/>
                <table:data-pilot-member table:name="0.3788" table:display="true" table:show-details="true"/>
                <table:data-pilot-member table:name="0.3789" table:display="true" table:show-details="true"/>
                <table:data-pilot-member table:name="0.3790" table:display="true" table:show-details="true"/>
                <table:data-pilot-member table:name="0.3792" table:display="true" table:show-details="true"/>
                <table:data-pilot-member table:name="0.3793" table:display="true" table:show-details="true"/>
                <table:data-pilot-member table:name="0.3794" table:display="true" table:show-details="true"/>
                <table:data-pilot-member table:name="0.3795" table:display="true" table:show-details="true"/>
                <table:data-pilot-member table:name="0.3796" table:display="true" table:show-details="true"/>
                <table:data-pilot-member table:name="0.3797" table:display="true" table:show-details="true"/>
                <table:data-pilot-member table:name="0.3798" table:display="true" table:show-details="true"/>
                <table:data-pilot-member table:name="0.3800" table:display="true" table:show-details="true"/>
                <table:data-pilot-member table:name="0.3801" table:display="true" table:show-details="true"/>
                <table:data-pilot-member table:name="0.3802" table:display="true" table:show-details="true"/>
                <table:data-pilot-member table:name="0.3803" table:display="true" table:show-details="true"/>
                <table:data-pilot-member table:name="0.3804" table:display="true" table:show-details="true"/>
                <table:data-pilot-member table:name="0.3805" table:display="true" table:show-details="true"/>
                <table:data-pilot-member table:name="0.3806" table:display="true" table:show-details="true"/>
                <table:data-pilot-member table:name="0.3807" table:display="true" table:show-details="true"/>
                <table:data-pilot-member table:name="0.3808" table:display="true" table:show-details="true"/>
                <table:data-pilot-member table:name="0.3809" table:display="true" table:show-details="true"/>
                <table:data-pilot-member table:name="0.3810" table:display="true" table:show-details="true"/>
                <table:data-pilot-member table:name="0.3811" table:display="true" table:show-details="true"/>
                <table:data-pilot-member table:name="0.3812" table:display="true" table:show-details="true"/>
                <table:data-pilot-member table:name="0.3813" table:display="true" table:show-details="true"/>
                <table:data-pilot-member table:name="0.3814" table:display="true" table:show-details="true"/>
                <table:data-pilot-member table:name="0.3815" table:display="true" table:show-details="true"/>
                <table:data-pilot-member table:name="0.3816" table:display="true" table:show-details="true"/>
                <table:data-pilot-member table:name="0.3817" table:display="true" table:show-details="true"/>
                <table:data-pilot-member table:name="0.3818" table:display="true" table:show-details="true"/>
                <table:data-pilot-member table:name="0.3819" table:display="true" table:show-details="true"/>
                <table:data-pilot-member table:name="0.3820" table:display="true" table:show-details="true"/>
                <table:data-pilot-member table:name="0.3821" table:display="true" table:show-details="true"/>
                <table:data-pilot-member table:name="0.3822" table:display="true" table:show-details="true"/>
                <table:data-pilot-member table:name="0.3823" table:display="true" table:show-details="true"/>
                <table:data-pilot-member table:name="0.3824" table:display="true" table:show-details="true"/>
                <table:data-pilot-member table:name="0.3825" table:display="true" table:show-details="true"/>
                <table:data-pilot-member table:name="0.3827" table:display="true" table:show-details="true"/>
                <table:data-pilot-member table:name="0.3828" table:display="true" table:show-details="true"/>
                <table:data-pilot-member table:name="0.3829" table:display="true" table:show-details="true"/>
                <table:data-pilot-member table:name="0.3831" table:display="true" table:show-details="true"/>
                <table:data-pilot-member table:name="0.3832" table:display="true" table:show-details="true"/>
                <table:data-pilot-member table:name="0.3833" table:display="true" table:show-details="true"/>
                <table:data-pilot-member table:name="0.3834" table:display="true" table:show-details="true"/>
                <table:data-pilot-member table:name="0.3835" table:display="true" table:show-details="true"/>
                <table:data-pilot-member table:name="0.3836" table:display="true" table:show-details="true"/>
                <table:data-pilot-member table:name="0.3837" table:display="true" table:show-details="true"/>
                <table:data-pilot-member table:name="0.3838" table:display="true" table:show-details="true"/>
                <table:data-pilot-member table:name="0.3839" table:display="true" table:show-details="true"/>
                <table:data-pilot-member table:name="0.3840" table:display="true" table:show-details="true"/>
                <table:data-pilot-member table:name="0.3841" table:display="true" table:show-details="true"/>
                <table:data-pilot-member table:name="0.3842" table:display="true" table:show-details="true"/>
                <table:data-pilot-member table:name="0.3843" table:display="true" table:show-details="true"/>
                <table:data-pilot-member table:name="0.3844" table:display="true" table:show-details="true"/>
                <table:data-pilot-member table:name="0.3845" table:display="true" table:show-details="true"/>
                <table:data-pilot-member table:name="0.3846" table:display="true" table:show-details="true"/>
                <table:data-pilot-member table:name="0.3847" table:display="true" table:show-details="true"/>
                <table:data-pilot-member table:name="0.3848" table:display="true" table:show-details="true"/>
                <table:data-pilot-member table:name="0.3849" table:display="true" table:show-details="true"/>
                <table:data-pilot-member table:name="0.3850" table:display="true" table:show-details="true"/>
                <table:data-pilot-member table:name="0.3851" table:display="true" table:show-details="true"/>
                <table:data-pilot-member table:name="0.3852" table:display="true" table:show-details="true"/>
                <table:data-pilot-member table:name="0.3853" table:display="true" table:show-details="true"/>
                <table:data-pilot-member table:name="0.3854" table:display="true" table:show-details="true"/>
                <table:data-pilot-member table:name="0.3855" table:display="true" table:show-details="true"/>
                <table:data-pilot-member table:name="0.3856" table:display="true" table:show-details="true"/>
                <table:data-pilot-member table:name="0.3857" table:display="true" table:show-details="true"/>
                <table:data-pilot-member table:name="0.3859" table:display="true" table:show-details="true"/>
                <table:data-pilot-member table:name="0.3860" table:display="true" table:show-details="true"/>
                <table:data-pilot-member table:name="0.3861" table:display="true" table:show-details="true"/>
                <table:data-pilot-member table:name="0.3862" table:display="true" table:show-details="true"/>
                <table:data-pilot-member table:name="0.3865" table:display="true" table:show-details="true"/>
                <table:data-pilot-member table:name="0.3866" table:display="true" table:show-details="true"/>
                <table:data-pilot-member table:name="0.3868" table:display="true" table:show-details="true"/>
                <table:data-pilot-member table:name="0.3870" table:display="true" table:show-details="true"/>
                <table:data-pilot-member table:name="0.3871" table:display="true" table:show-details="true"/>
                <table:data-pilot-member table:name="0.3872" table:display="true" table:show-details="true"/>
                <table:data-pilot-member table:name="0.3873" table:display="true" table:show-details="true"/>
                <table:data-pilot-member table:name="0.3874" table:display="true" table:show-details="true"/>
                <table:data-pilot-member table:name="0.3875" table:display="true" table:show-details="true"/>
                <table:data-pilot-member table:name="0.3876" table:display="true" table:show-details="true"/>
                <table:data-pilot-member table:name="0.3877" table:display="true" table:show-details="true"/>
                <table:data-pilot-member table:name="0.3878" table:display="true" table:show-details="true"/>
                <table:data-pilot-member table:name="0.3879" table:display="true" table:show-details="true"/>
                <table:data-pilot-member table:name="0.3880" table:display="true" table:show-details="true"/>
                <table:data-pilot-member table:name="0.3881" table:display="true" table:show-details="true"/>
                <table:data-pilot-member table:name="0.3883" table:display="true" table:show-details="true"/>
                <table:data-pilot-member table:name="0.3884" table:display="true" table:show-details="true"/>
                <table:data-pilot-member table:name="0.3885" table:display="true" table:show-details="true"/>
                <table:data-pilot-member table:name="0.3886" table:display="true" table:show-details="true"/>
                <table:data-pilot-member table:name="0.3887" table:display="true" table:show-details="true"/>
                <table:data-pilot-member table:name="0.3888" table:display="true" table:show-details="true"/>
                <table:data-pilot-member table:name="0.3889" table:display="true" table:show-details="true"/>
                <table:data-pilot-member table:name="0.3890" table:display="true" table:show-details="true"/>
                <table:data-pilot-member table:name="0.3891" table:display="true" table:show-details="true"/>
                <table:data-pilot-member table:name="0.3892" table:display="true" table:show-details="true"/>
                <table:data-pilot-member table:name="0.3893" table:display="true" table:show-details="true"/>
                <table:data-pilot-member table:name="0.3898" table:display="true" table:show-details="true"/>
                <table:data-pilot-member table:name="0.3899" table:display="true" table:show-details="true"/>
                <table:data-pilot-member table:name="0.3900" table:display="true" table:show-details="true"/>
                <table:data-pilot-member table:name="0.3901" table:display="true" table:show-details="true"/>
                <table:data-pilot-member table:name="0.3902" table:display="true" table:show-details="true"/>
                <table:data-pilot-member table:name="0.3903" table:display="true" table:show-details="true"/>
                <table:data-pilot-member table:name="0.3904" table:display="true" table:show-details="true"/>
                <table:data-pilot-member table:name="0.3905" table:display="true" table:show-details="true"/>
                <table:data-pilot-member table:name="0.3906" table:display="true" table:show-details="true"/>
                <table:data-pilot-member table:name="0.3907" table:display="true" table:show-details="true"/>
                <table:data-pilot-member table:name="0.3908" table:display="true" table:show-details="true"/>
                <table:data-pilot-member table:name="0.3909" table:display="true" table:show-details="true"/>
                <table:data-pilot-member table:name="0.3910" table:display="true" table:show-details="true"/>
                <table:data-pilot-member table:name="0.3913" table:display="true" table:show-details="true"/>
                <table:data-pilot-member table:name="0.3914" table:display="true" table:show-details="true"/>
                <table:data-pilot-member table:name="0.3915" table:display="true" table:show-details="true"/>
                <table:data-pilot-member table:name="0.3916" table:display="true" table:show-details="true"/>
                <table:data-pilot-member table:name="0.3918" table:display="true" table:show-details="true"/>
                <table:data-pilot-member table:name="0.3919" table:display="true" table:show-details="true"/>
                <table:data-pilot-member table:name="0.3920" table:display="true" table:show-details="true"/>
                <table:data-pilot-member table:name="0.3921" table:display="true" table:show-details="true"/>
                <table:data-pilot-member table:name="0.3922" table:display="true" table:show-details="true"/>
                <table:data-pilot-member table:name="0.3924" table:display="true" table:show-details="true"/>
                <table:data-pilot-member table:name="0.3925" table:display="true" table:show-details="true"/>
                <table:data-pilot-member table:name="0.3926" table:display="true" table:show-details="true"/>
                <table:data-pilot-member table:name="0.3927" table:display="true" table:show-details="true"/>
                <table:data-pilot-member table:name="0.3928" table:display="true" table:show-details="true"/>
                <table:data-pilot-member table:name="0.3929" table:display="true" table:show-details="true"/>
                <table:data-pilot-member table:name="0.3930" table:display="true" table:show-details="true"/>
                <table:data-pilot-member table:name="0.3931" table:display="true" table:show-details="true"/>
                <table:data-pilot-member table:name="0.3932" table:display="true" table:show-details="true"/>
                <table:data-pilot-member table:name="0.3934" table:display="true" table:show-details="true"/>
                <table:data-pilot-member table:name="0.3935" table:display="true" table:show-details="true"/>
                <table:data-pilot-member table:name="0.3936" table:display="true" table:show-details="true"/>
                <table:data-pilot-member table:name="0.3937" table:display="true" table:show-details="true"/>
                <table:data-pilot-member table:name="0.3938" table:display="true" table:show-details="true"/>
                <table:data-pilot-member table:name="0.3939" table:display="true" table:show-details="true"/>
                <table:data-pilot-member table:name="0.3940" table:display="true" table:show-details="true"/>
                <table:data-pilot-member table:name="0.3941" table:display="true" table:show-details="true"/>
                <table:data-pilot-member table:name="0.3943" table:display="true" table:show-details="true"/>
                <table:data-pilot-member table:name="0.3947" table:display="true" table:show-details="true"/>
                <table:data-pilot-member table:name="0.3948" table:display="true" table:show-details="true"/>
                <table:data-pilot-member table:name="0.3949" table:display="true" table:show-details="true"/>
                <table:data-pilot-member table:name="0.3950" table:display="true" table:show-details="true"/>
                <table:data-pilot-member table:name="0.3951" table:display="true" table:show-details="true"/>
                <table:data-pilot-member table:name="0.3952" table:display="true" table:show-details="true"/>
                <table:data-pilot-member table:name="0.3953" table:display="true" table:show-details="true"/>
                <table:data-pilot-member table:name="0.3955" table:display="true" table:show-details="true"/>
                <table:data-pilot-member table:name="0.3956" table:display="true" table:show-details="true"/>
                <table:data-pilot-member table:name="0.3957" table:display="true" table:show-details="true"/>
                <table:data-pilot-member table:name="0.3958" table:display="true" table:show-details="true"/>
                <table:data-pilot-member table:name="0.3961" table:display="true" table:show-details="true"/>
                <table:data-pilot-member table:name="0.3962" table:display="true" table:show-details="true"/>
                <table:data-pilot-member table:name="0.3963" table:display="true" table:show-details="true"/>
                <table:data-pilot-member table:name="0.3965" table:display="true" table:show-details="true"/>
                <table:data-pilot-member table:name="0.3966" table:display="true" table:show-details="true"/>
                <table:data-pilot-member table:name="0.3968" table:display="true" table:show-details="true"/>
                <table:data-pilot-member table:name="0.3969" table:display="true" table:show-details="true"/>
                <table:data-pilot-member table:name="0.3970" table:display="true" table:show-details="true"/>
                <table:data-pilot-member table:name="0.3971" table:display="true" table:show-details="true"/>
                <table:data-pilot-member table:name="0.3972" table:display="true" table:show-details="true"/>
                <table:data-pilot-member table:name="0.3973" table:display="true" table:show-details="true"/>
                <table:data-pilot-member table:name="0.3974" table:display="true" table:show-details="true"/>
                <table:data-pilot-member table:name="0.3975" table:display="true" table:show-details="true"/>
                <table:data-pilot-member table:name="0.3976" table:display="true" table:show-details="true"/>
                <table:data-pilot-member table:name="0.3978" table:display="true" table:show-details="true"/>
                <table:data-pilot-member table:name="0.3979" table:display="true" table:show-details="true"/>
                <table:data-pilot-member table:name="0.3980" table:display="true" table:show-details="true"/>
                <table:data-pilot-member table:name="0.3981" table:display="true" table:show-details="true"/>
                <table:data-pilot-member table:name="0.3982" table:display="true" table:show-details="true"/>
                <table:data-pilot-member table:name="0.3984" table:display="true" table:show-details="true"/>
                <table:data-pilot-member table:name="0.3985" table:display="true" table:show-details="true"/>
                <table:data-pilot-member table:name="0.3986" table:display="true" table:show-details="true"/>
                <table:data-pilot-member table:name="0.3989" table:display="true" table:show-details="true"/>
                <table:data-pilot-member table:name="0.3990" table:display="true" table:show-details="true"/>
                <table:data-pilot-member table:name="0.3991" table:display="true" table:show-details="true"/>
                <table:data-pilot-member table:name="0.3992" table:display="true" table:show-details="true"/>
                <table:data-pilot-member table:name="0.3993" table:display="true" table:show-details="true"/>
                <table:data-pilot-member table:name="0.3994" table:display="true" table:show-details="true"/>
                <table:data-pilot-member table:name="0.3996" table:display="true" table:show-details="true"/>
                <table:data-pilot-member table:name="0.3998" table:display="true" table:show-details="true"/>
                <table:data-pilot-member table:name="0.4003" table:display="true" table:show-details="true"/>
                <table:data-pilot-member table:name="0.4004" table:display="true" table:show-details="true"/>
                <table:data-pilot-member table:name="0.4005" table:display="true" table:show-details="true"/>
                <table:data-pilot-member table:name="0.4009" table:display="true" table:show-details="true"/>
                <table:data-pilot-member table:name="0.4010" table:display="true" table:show-details="true"/>
                <table:data-pilot-member table:name="0.4011" table:display="true" table:show-details="true"/>
                <table:data-pilot-member table:name="0.4012" table:display="true" table:show-details="true"/>
                <table:data-pilot-member table:name="0.4014" table:display="true" table:show-details="true"/>
                <table:data-pilot-member table:name="0.4016" table:display="true" table:show-details="true"/>
                <table:data-pilot-member table:name="0.4017" table:display="true" table:show-details="true"/>
                <table:data-pilot-member table:name="0.4018" table:display="true" table:show-details="true"/>
                <table:data-pilot-member table:name="0.4019" table:display="true" table:show-details="true"/>
                <table:data-pilot-member table:name="0.4020" table:display="true" table:show-details="true"/>
                <table:data-pilot-member table:name="0.4021" table:display="true" table:show-details="true"/>
                <table:data-pilot-member table:name="0.4022" table:display="true" table:show-details="true"/>
                <table:data-pilot-member table:name="0.4023" table:display="true" table:show-details="true"/>
                <table:data-pilot-member table:name="0.4024" table:display="true" table:show-details="true"/>
                <table:data-pilot-member table:name="0.4026" table:display="true" table:show-details="true"/>
                <table:data-pilot-member table:name="0.4028" table:display="true" table:show-details="true"/>
                <table:data-pilot-member table:name="0.4031" table:display="true" table:show-details="true"/>
                <table:data-pilot-member table:name="0.4032" table:display="true" table:show-details="true"/>
                <table:data-pilot-member table:name="0.4033" table:display="true" table:show-details="true"/>
                <table:data-pilot-member table:name="0.4034" table:display="true" table:show-details="true"/>
                <table:data-pilot-member table:name="0.4035" table:display="true" table:show-details="true"/>
                <table:data-pilot-member table:name="0.4036" table:display="true" table:show-details="true"/>
                <table:data-pilot-member table:name="0.4037" table:display="true" table:show-details="true"/>
                <table:data-pilot-member table:name="0.4038" table:display="true" table:show-details="true"/>
                <table:data-pilot-member table:name="0.4043" table:display="true" table:show-details="true"/>
                <table:data-pilot-member table:name="0.4044" table:display="true" table:show-details="true"/>
                <table:data-pilot-member table:name="0.4046" table:display="true" table:show-details="true"/>
                <table:data-pilot-member table:name="0.4047" table:display="true" table:show-details="true"/>
                <table:data-pilot-member table:name="0.4048" table:display="true" table:show-details="true"/>
                <table:data-pilot-member table:name="0.4049" table:display="true" table:show-details="true"/>
                <table:data-pilot-member table:name="0.4052" table:display="true" table:show-details="true"/>
                <table:data-pilot-member table:name="0.4054" table:display="true" table:show-details="true"/>
                <table:data-pilot-member table:name="0.4056" table:display="true" table:show-details="true"/>
                <table:data-pilot-member table:name="0.4057" table:display="true" table:show-details="true"/>
                <table:data-pilot-member table:name="0.4058" table:display="true" table:show-details="true"/>
                <table:data-pilot-member table:name="0.4061" table:display="true" table:show-details="true"/>
                <table:data-pilot-member table:name="0.4062" table:display="true" table:show-details="true"/>
                <table:data-pilot-member table:name="0.4066" table:display="true" table:show-details="true"/>
                <table:data-pilot-member table:name="0.4067" table:display="true" table:show-details="true"/>
                <table:data-pilot-member table:name="0.4068" table:display="true" table:show-details="true"/>
                <table:data-pilot-member table:name="0.4071" table:display="true" table:show-details="true"/>
                <table:data-pilot-member table:name="0.4074" table:display="true" table:show-details="true"/>
                <table:data-pilot-member table:name="0.4076" table:display="true" table:show-details="true"/>
                <table:data-pilot-member table:name="0.4077" table:display="true" table:show-details="true"/>
                <table:data-pilot-member table:name="0.4078" table:display="true" table:show-details="true"/>
                <table:data-pilot-member table:name="0.4080" table:display="true" table:show-details="true"/>
                <table:data-pilot-member table:name="0.4081" table:display="true" table:show-details="true"/>
                <table:data-pilot-member table:name="0.4082" table:display="true" table:show-details="true"/>
                <table:data-pilot-member table:name="0.4084" table:display="true" table:show-details="true"/>
                <table:data-pilot-member table:name="0.4085" table:display="true" table:show-details="true"/>
                <table:data-pilot-member table:name="0.4086" table:display="true" table:show-details="true"/>
                <table:data-pilot-member table:name="0.4089" table:display="true" table:show-details="true"/>
                <table:data-pilot-member table:name="0.4092" table:display="true" table:show-details="true"/>
                <table:data-pilot-member table:name="0.4094" table:display="true" table:show-details="true"/>
                <table:data-pilot-member table:name="0.4097" table:display="true" table:show-details="true"/>
                <table:data-pilot-member table:name="0.4098" table:display="true" table:show-details="true"/>
                <table:data-pilot-member table:name="0.4100" table:display="true" table:show-details="true"/>
                <table:data-pilot-member table:name="0.4103" table:display="true" table:show-details="true"/>
                <table:data-pilot-member table:name="0.4104" table:display="true" table:show-details="true"/>
                <table:data-pilot-member table:name="0.4105" table:display="true" table:show-details="true"/>
                <table:data-pilot-member table:name="0.4107" table:display="true" table:show-details="true"/>
                <table:data-pilot-member table:name="0.4108" table:display="true" table:show-details="true"/>
                <table:data-pilot-member table:name="0.4109" table:display="true" table:show-details="true"/>
                <table:data-pilot-member table:name="0.4111" table:display="true" table:show-details="true"/>
                <table:data-pilot-member table:name="0.4112" table:display="true" table:show-details="true"/>
                <table:data-pilot-member table:name="0.4113" table:display="true" table:show-details="true"/>
                <table:data-pilot-member table:name="0.4114" table:display="true" table:show-details="true"/>
                <table:data-pilot-member table:name="0.4115" table:display="true" table:show-details="true"/>
                <table:data-pilot-member table:name="0.4116" table:display="true" table:show-details="true"/>
                <table:data-pilot-member table:name="0.4117" table:display="true" table:show-details="true"/>
                <table:data-pilot-member table:name="0.4118" table:display="true" table:show-details="true"/>
                <table:data-pilot-member table:name="0.4119" table:display="true" table:show-details="true"/>
                <table:data-pilot-member table:name="0.4121" table:display="true" table:show-details="true"/>
                <table:data-pilot-member table:name="0.4123" table:display="true" table:show-details="true"/>
                <table:data-pilot-member table:name="0.4124" table:display="true" table:show-details="true"/>
                <table:data-pilot-member table:name="0.4126" table:display="true" table:show-details="true"/>
                <table:data-pilot-member table:name="0.4127" table:display="true" table:show-details="true"/>
                <table:data-pilot-member table:name="0.4129" table:display="true" table:show-details="true"/>
                <table:data-pilot-member table:name="0.4130" table:display="true" table:show-details="true"/>
                <table:data-pilot-member table:name="0.4137" table:display="true" table:show-details="true"/>
                <table:data-pilot-member table:name="0.4143" table:display="true" table:show-details="true"/>
                <table:data-pilot-member table:name="0.4145" table:display="true" table:show-details="true"/>
                <table:data-pilot-member table:name="0.4154" table:display="true" table:show-details="true"/>
                <table:data-pilot-member table:name="0.4157" table:display="true" table:show-details="true"/>
                <table:data-pilot-member table:name="0.4159" table:display="true" table:show-details="true"/>
                <table:data-pilot-member table:name="0.4162" table:display="true" table:show-details="true"/>
                <table:data-pilot-member table:name="0.4165" table:display="true" table:show-details="true"/>
                <table:data-pilot-member table:name="0.4167" table:display="true" table:show-details="true"/>
                <table:data-pilot-member table:name="0.4169" table:display="true" table:show-details="true"/>
                <table:data-pilot-member table:name="0.4171" table:display="true" table:show-details="true"/>
                <table:data-pilot-member table:name="0.4174" table:display="true" table:show-details="true"/>
                <table:data-pilot-member table:name="0.4178" table:display="true" table:show-details="true"/>
                <table:data-pilot-member table:name="0.4188" table:display="true" table:show-details="true"/>
                <table:data-pilot-member table:name="0.4202" table:display="true" table:show-details="true"/>
                <table:data-pilot-member table:name="0.4203" table:display="true" table:show-details="true"/>
                <table:data-pilot-member table:name="0.4205" table:display="true" table:show-details="true"/>
                <table:data-pilot-member table:name="0.4206" table:display="true" table:show-details="true"/>
                <table:data-pilot-member table:name="0.4209" table:display="true" table:show-details="true"/>
                <table:data-pilot-member table:name="0.4215" table:display="true" table:show-details="true"/>
                <table:data-pilot-member table:name="0.4220" table:display="true" table:show-details="true"/>
                <table:data-pilot-member table:name="0.4229" table:display="true" table:show-details="true"/>
                <table:data-pilot-member table:name="0.4230" table:display="true" table:show-details="true"/>
                <table:data-pilot-member table:name="0.4232" table:display="true" table:show-details="true"/>
                <table:data-pilot-member table:name="0.4241" table:display="true" table:show-details="true"/>
                <table:data-pilot-member table:name="0.4244" table:display="true" table:show-details="true"/>
                <table:data-pilot-member table:name="0.4252" table:display="true" table:show-details="true"/>
                <table:data-pilot-member table:name="0.4258" table:display="true" table:show-details="true"/>
                <table:data-pilot-member table:name="0.4261" table:display="true" table:show-details="true"/>
                <table:data-pilot-member table:name="0.4278" table:display="true" table:show-details="true"/>
                <table:data-pilot-member table:name="0.4281" table:display="true" table:show-details="true"/>
                <table:data-pilot-member table:name="0.4296" table:display="true" table:show-details="true"/>
                <table:data-pilot-member table:name="0.4327" table:display="true" table:show-details="true"/>
                <table:data-pilot-member table:name="0.4330" table:display="true" table:show-details="true"/>
                <table:data-pilot-member table:name="0.4336" table:display="true" table:show-details="true"/>
                <table:data-pilot-member table:name="0.4337" table:display="true" table:show-details="true"/>
                <table:data-pilot-member table:name="0.4357" table:display="true" table:show-details="true"/>
                <table:data-pilot-member table:name="0.4358" table:display="true" table:show-details="true"/>
                <table:data-pilot-member table:name="0.4362" table:display="true" table:show-details="true"/>
                <table:data-pilot-member table:name="0.4378" table:display="true" table:show-details="true"/>
                <table:data-pilot-member table:name="0.4380" table:display="true" table:show-details="true"/>
                <table:data-pilot-member table:name="0.4408" table:display="true" table:show-details="true"/>
                <table:data-pilot-member table:name="0.4426" table:display="true" table:show-details="true"/>
                <table:data-pilot-member table:name="0.4434" table:display="true" table:show-details="true"/>
                <table:data-pilot-member table:name="0.4436" table:display="true" table:show-details="true"/>
                <table:data-pilot-member table:name="0.4444" table:display="true" table:show-details="true"/>
                <table:data-pilot-member table:name="0.4458" table:display="true" table:show-details="true"/>
                <table:data-pilot-member table:name="0.4486" table:display="true" table:show-details="true"/>
                <table:data-pilot-member table:name="0.4532" table:display="true" table:show-details="true"/>
                <table:data-pilot-member table:name="0.4567" table:display="true" table:show-details="true"/>
                <table:data-pilot-member table:name="0.4571" table:display="true" table:show-details="true"/>
                <table:data-pilot-member table:name="0.4723" table:display="true" table:show-details="true"/>
                <table:data-pilot-member table:name="0.4925" table:display="true" table:show-details="true"/>
                <table:data-pilot-member table:name="0.5160" table:display="true" table:show-details="true"/>
                <table:data-pilot-member table:name="0.5213" table:display="true" table:show-details="true"/>
                <table:data-pilot-member table:name="0.5273" table:display="true" table:show-details="true"/>
                <table:data-pilot-member table:name="0.5321" table:display="true" table:show-details="true"/>
                <table:data-pilot-member table:name="0.5323" table:display="true" table:show-details="true"/>
                <table:data-pilot-member table:name="0.5324" table:display="true" table:show-details="true"/>
                <table:data-pilot-member table:name="0.5345" table:display="true" table:show-details="true"/>
                <table:data-pilot-member table:name="0.5429" table:display="true" table:show-details="true"/>
                <table:data-pilot-member table:name="0.5436" table:display="true" table:show-details="true"/>
                <table:data-pilot-member table:name="0.5471" table:display="true" table:show-details="true"/>
                <table:data-pilot-member table:name="0.5483" table:display="true" table:show-details="true"/>
                <table:data-pilot-member table:name="0.5493" table:display="true" table:show-details="true"/>
                <table:data-pilot-member table:name="0.5504" table:display="true" table:show-details="true"/>
                <table:data-pilot-member table:name="0.5522" table:display="true" table:show-details="true"/>
                <table:data-pilot-member table:name="0.5532" table:display="true" table:show-details="true"/>
                <table:data-pilot-member table:name="0.5542" table:display="true" table:show-details="true"/>
                <table:data-pilot-member table:name="0.5566" table:display="true" table:show-details="true"/>
                <table:data-pilot-member table:name="0.5587" table:display="true" table:show-details="true"/>
                <table:data-pilot-member table:name="0.5637" table:display="true" table:show-details="true"/>
                <table:data-pilot-member table:name="0.5642" table:display="true" table:show-details="true"/>
                <table:data-pilot-member table:name="0.5647" table:display="true" table:show-details="true"/>
                <table:data-pilot-member table:name="0.5649" table:display="true" table:show-details="true"/>
                <table:data-pilot-member table:name="0.5660" table:display="true" table:show-details="true"/>
                <table:data-pilot-member table:name="0.5675" table:display="true" table:show-details="true"/>
                <table:data-pilot-member table:name="0.5678" table:display="true" table:show-details="true"/>
                <table:data-pilot-member table:name="0.5682" table:display="true" table:show-details="true"/>
                <table:data-pilot-member table:name="0.5719" table:display="true" table:show-details="true"/>
                <table:data-pilot-member table:name="0.5720" table:display="true" table:show-details="true"/>
                <table:data-pilot-member table:name="0.5723" table:display="true" table:show-details="true"/>
                <table:data-pilot-member table:name="0.5754" table:display="true" table:show-details="true"/>
                <table:data-pilot-member table:name="0.5763" table:display="true" table:show-details="true"/>
                <table:data-pilot-member table:name="0.5764" table:display="true" table:show-details="true"/>
                <table:data-pilot-member table:name="0.5766" table:display="true" table:show-details="true"/>
                <table:data-pilot-member table:name="0.5772" table:display="true" table:show-details="true"/>
                <table:data-pilot-member table:name="0.5781" table:display="true" table:show-details="true"/>
                <table:data-pilot-member table:name="0.5786" table:display="true" table:show-details="true"/>
                <table:data-pilot-member table:name="0.5791" table:display="true" table:show-details="true"/>
                <table:data-pilot-member table:name="0.5792" table:display="true" table:show-details="true"/>
                <table:data-pilot-member table:name="0.5794" table:display="true" table:show-details="true"/>
                <table:data-pilot-member table:name="0.5800" table:display="true" table:show-details="true"/>
                <table:data-pilot-member table:name="0.5805" table:display="true" table:show-details="true"/>
                <table:data-pilot-member table:name="0.5806" table:display="true" table:show-details="true"/>
                <table:data-pilot-member table:name="0.5817" table:display="true" table:show-details="true"/>
                <table:data-pilot-member table:name="0.5819" table:display="true" table:show-details="true"/>
                <table:data-pilot-member table:name="0.5823" table:display="true" table:show-details="true"/>
                <table:data-pilot-member table:name="0.5829" table:display="true" table:show-details="true"/>
                <table:data-pilot-member table:name="0.5835" table:display="true" table:show-details="true"/>
                <table:data-pilot-member table:name="0.5839" table:display="true" table:show-details="true"/>
                <table:data-pilot-member table:name="0.5851" table:display="true" table:show-details="true"/>
                <table:data-pilot-member table:name="0.5858" table:display="true" table:show-details="true"/>
                <table:data-pilot-member table:name="0.5860" table:display="true" table:show-details="true"/>
                <table:data-pilot-member table:name="0.5862" table:display="true" table:show-details="true"/>
                <table:data-pilot-member table:name="0.5863" table:display="true" table:show-details="true"/>
                <table:data-pilot-member table:name="0.5868" table:display="true" table:show-details="true"/>
                <table:data-pilot-member table:name="0.5873" table:display="true" table:show-details="true"/>
                <table:data-pilot-member table:name="0.5875" table:display="true" table:show-details="true"/>
                <table:data-pilot-member table:name="0.5878" table:display="true" table:show-details="true"/>
                <table:data-pilot-member table:name="0.5880" table:display="true" table:show-details="true"/>
                <table:data-pilot-member table:name="0.5881" table:display="true" table:show-details="true"/>
                <table:data-pilot-member table:name="0.5883" table:display="true" table:show-details="true"/>
                <table:data-pilot-member table:name="0.5906" table:display="true" table:show-details="true"/>
                <table:data-pilot-member table:name="0.5915" table:display="true" table:show-details="true"/>
                <table:data-pilot-member table:name="0.5917" table:display="true" table:show-details="true"/>
                <table:data-pilot-member table:name="0.5919" table:display="true" table:show-details="true"/>
                <table:data-pilot-member table:name="0.5920" table:display="true" table:show-details="true"/>
                <table:data-pilot-member table:name="0.5926" table:display="true" table:show-details="true"/>
                <table:data-pilot-member table:name="0.5930" table:display="true" table:show-details="true"/>
                <table:data-pilot-member table:name="0.5937" table:display="true" table:show-details="true"/>
                <table:data-pilot-member table:name="0.5939" table:display="true" table:show-details="true"/>
                <table:data-pilot-member table:name="0.5940" table:display="true" table:show-details="true"/>
                <table:data-pilot-member table:name="0.5947" table:display="true" table:show-details="true"/>
                <table:data-pilot-member table:name="0.5948" table:display="true" table:show-details="true"/>
                <table:data-pilot-member table:name="0.5949" table:display="true" table:show-details="true"/>
                <table:data-pilot-member table:name="0.5951" table:display="true" table:show-details="true"/>
                <table:data-pilot-member table:name="0.5960" table:display="true" table:show-details="true"/>
                <table:data-pilot-member table:name="0.5961" table:display="true" table:show-details="true"/>
                <table:data-pilot-member table:name="0.5968" table:display="true" table:show-details="true"/>
                <table:data-pilot-member table:name="0.5982" table:display="true" table:show-details="true"/>
                <table:data-pilot-member table:name="0.5984" table:display="true" table:show-details="true"/>
                <table:data-pilot-member table:name="0.5991" table:display="true" table:show-details="true"/>
                <table:data-pilot-member table:name="0.5994" table:display="true" table:show-details="true"/>
                <table:data-pilot-member table:name="0.6008" table:display="true" table:show-details="true"/>
                <table:data-pilot-member table:name="0.6016" table:display="true" table:show-details="true"/>
                <table:data-pilot-member table:name="0.6019" table:display="true" table:show-details="true"/>
                <table:data-pilot-member table:name="0.6021" table:display="true" table:show-details="true"/>
                <table:data-pilot-member table:name="0.6026" table:display="true" table:show-details="true"/>
                <table:data-pilot-member table:name="0.6027" table:display="true" table:show-details="true"/>
                <table:data-pilot-member table:name="0.6030" table:display="true" table:show-details="true"/>
                <table:data-pilot-member table:name="0.6032" table:display="true" table:show-details="true"/>
                <table:data-pilot-member table:name="0.6034" table:display="true" table:show-details="true"/>
                <table:data-pilot-member table:name="0.6039" table:display="true" table:show-details="true"/>
                <table:data-pilot-member table:name="0.6040" table:display="true" table:show-details="true"/>
                <table:data-pilot-member table:name="0.6041" table:display="true" table:show-details="true"/>
                <table:data-pilot-member table:name="0.6045" table:display="true" table:show-details="true"/>
                <table:data-pilot-member table:name="0.6048" table:display="true" table:show-details="true"/>
                <table:data-pilot-member table:name="0.6049" table:display="true" table:show-details="true"/>
                <table:data-pilot-member table:name="0.6062" table:display="true" table:show-details="true"/>
                <table:data-pilot-member table:name="0.6063" table:display="true" table:show-details="true"/>
                <table:data-pilot-member table:name="0.6069" table:display="true" table:show-details="true"/>
                <table:data-pilot-member table:name="0.6070" table:display="true" table:show-details="true"/>
                <table:data-pilot-member table:name="0.6071" table:display="true" table:show-details="true"/>
                <table:data-pilot-member table:name="0.6085" table:display="true" table:show-details="true"/>
                <table:data-pilot-member table:name="0.6086" table:display="true" table:show-details="true"/>
                <table:data-pilot-member table:name="0.6092" table:display="true" table:show-details="true"/>
                <table:data-pilot-member table:name="0.6096" table:display="true" table:show-details="true"/>
                <table:data-pilot-member table:name="0.6098" table:display="true" table:show-details="true"/>
                <table:data-pilot-member table:name="0.6101" table:display="true" table:show-details="true"/>
                <table:data-pilot-member table:name="0.6108" table:display="true" table:show-details="true"/>
                <table:data-pilot-member table:name="0.6109" table:display="true" table:show-details="true"/>
                <table:data-pilot-member table:name="0.6131" table:display="true" table:show-details="true"/>
                <table:data-pilot-member table:name="0.6141" table:display="true" table:show-details="true"/>
                <table:data-pilot-member table:name="0.6142" table:display="true" table:show-details="true"/>
                <table:data-pilot-member table:name="0.6143" table:display="true" table:show-details="true"/>
                <table:data-pilot-member table:name="0.6144" table:display="true" table:show-details="true"/>
                <table:data-pilot-member table:name="0.6146" table:display="true" table:show-details="true"/>
                <table:data-pilot-member table:name="0.6148" table:display="true" table:show-details="true"/>
                <table:data-pilot-member table:name="0.6159" table:display="true" table:show-details="true"/>
                <table:data-pilot-member table:name="0.6173" table:display="true" table:show-details="true"/>
                <table:data-pilot-member table:name="0.6177" table:display="true" table:show-details="true"/>
                <table:data-pilot-member table:name="0.6178" table:display="true" table:show-details="true"/>
                <table:data-pilot-member table:name="0.6193" table:display="true" table:show-details="true"/>
                <table:data-pilot-member table:name="0.6195" table:display="true" table:show-details="true"/>
                <table:data-pilot-member table:name="0.6196" table:display="true" table:show-details="true"/>
                <table:data-pilot-member table:name="0.6200" table:display="true" table:show-details="true"/>
                <table:data-pilot-member table:name="0.6206" table:display="true" table:show-details="true"/>
                <table:data-pilot-member table:name="0.6207" table:display="true" table:show-details="true"/>
                <table:data-pilot-member table:name="0.6211" table:display="true" table:show-details="true"/>
                <table:data-pilot-member table:name="0.6213" table:display="true" table:show-details="true"/>
                <table:data-pilot-member table:name="0.6215" table:display="true" table:show-details="true"/>
                <table:data-pilot-member table:name="0.6220" table:display="true" table:show-details="true"/>
                <table:data-pilot-member table:name="0.6221" table:display="true" table:show-details="true"/>
                <table:data-pilot-member table:name="0.6224" table:display="true" table:show-details="true"/>
                <table:data-pilot-member table:name="0.6237" table:display="true" table:show-details="true"/>
                <table:data-pilot-member table:name="0.6239" table:display="true" table:show-details="true"/>
                <table:data-pilot-member table:name="0.6241" table:display="true" table:show-details="true"/>
                <table:data-pilot-member table:name="0.6244" table:display="true" table:show-details="true"/>
                <table:data-pilot-member table:name="0.6258" table:display="true" table:show-details="true"/>
                <table:data-pilot-member table:name="0.6260" table:display="true" table:show-details="true"/>
                <table:data-pilot-member table:name="0.6263" table:display="true" table:show-details="true"/>
                <table:data-pilot-member table:name="0.6267" table:display="true" table:show-details="true"/>
                <table:data-pilot-member table:name="0.6269" table:display="true" table:show-details="true"/>
                <table:data-pilot-member table:name="0.6270" table:display="true" table:show-details="true"/>
                <table:data-pilot-member table:name="0.6274" table:display="true" table:show-details="true"/>
                <table:data-pilot-member table:name="0.6276" table:display="true" table:show-details="true"/>
                <table:data-pilot-member table:name="0.6278" table:display="true" table:show-details="true"/>
                <table:data-pilot-member table:name="0.6281" table:display="true" table:show-details="true"/>
                <table:data-pilot-member table:name="0.6284" table:display="true" table:show-details="true"/>
                <table:data-pilot-member table:name="0.6296" table:display="true" table:show-details="true"/>
                <table:data-pilot-member table:name="0.6297" table:display="true" table:show-details="true"/>
                <table:data-pilot-member table:name="0.6299" table:display="true" table:show-details="true"/>
                <table:data-pilot-member table:name="0.6301" table:display="true" table:show-details="true"/>
                <table:data-pilot-member table:name="0.6302" table:display="true" table:show-details="true"/>
                <table:data-pilot-member table:name="0.6303" table:display="true" table:show-details="true"/>
                <table:data-pilot-member table:name="0.6311" table:display="true" table:show-details="true"/>
                <table:data-pilot-member table:name="0.6315" table:display="true" table:show-details="true"/>
                <table:data-pilot-member table:name="0.6316" table:display="true" table:show-details="true"/>
                <table:data-pilot-member table:name="0.6320" table:display="true" table:show-details="true"/>
                <table:data-pilot-member table:name="0.6321" table:display="true" table:show-details="true"/>
                <table:data-pilot-member table:name="0.6335" table:display="true" table:show-details="true"/>
                <table:data-pilot-member table:name="0.6336" table:display="true" table:show-details="true"/>
                <table:data-pilot-member table:name="0.6340" table:display="true" table:show-details="true"/>
                <table:data-pilot-member table:name="0.6343" table:display="true" table:show-details="true"/>
                <table:data-pilot-member table:name="0.6346" table:display="true" table:show-details="true"/>
                <table:data-pilot-member table:name="0.6349" table:display="true" table:show-details="true"/>
                <table:data-pilot-member table:name="0.6352" table:display="true" table:show-details="true"/>
                <table:data-pilot-member table:name="0.6354" table:display="true" table:show-details="true"/>
                <table:data-pilot-member table:name="0.6356" table:display="true" table:show-details="true"/>
                <table:data-pilot-member table:name="0.6357" table:display="true" table:show-details="true"/>
                <table:data-pilot-member table:name="0.6358" table:display="true" table:show-details="true"/>
                <table:data-pilot-member table:name="0.6361" table:display="true" table:show-details="true"/>
                <table:data-pilot-member table:name="0.6363" table:display="true" table:show-details="true"/>
                <table:data-pilot-member table:name="0.6371" table:display="true" table:show-details="true"/>
                <table:data-pilot-member table:name="0.6373" table:display="true" table:show-details="true"/>
                <table:data-pilot-member table:name="0.6379" table:display="true" table:show-details="true"/>
                <table:data-pilot-member table:name="0.6383" table:display="true" table:show-details="true"/>
                <table:data-pilot-member table:name="0.6385" table:display="true" table:show-details="true"/>
                <table:data-pilot-member table:name="0.6386" table:display="true" table:show-details="true"/>
                <table:data-pilot-member table:name="0.6393" table:display="true" table:show-details="true"/>
                <table:data-pilot-member table:name="0.6394" table:display="true" table:show-details="true"/>
                <table:data-pilot-member table:name="0.6399" table:display="true" table:show-details="true"/>
                <table:data-pilot-member table:name="0.6404" table:display="true" table:show-details="true"/>
                <table:data-pilot-member table:name="0.6406" table:display="true" table:show-details="true"/>
                <table:data-pilot-member table:name="0.6407" table:display="true" table:show-details="true"/>
                <table:data-pilot-member table:name="0.6410" table:display="true" table:show-details="true"/>
                <table:data-pilot-member table:name="0.6411" table:display="true" table:show-details="true"/>
                <table:data-pilot-member table:name="0.6422" table:display="true" table:show-details="true"/>
                <table:data-pilot-member table:name="0.6423" table:display="true" table:show-details="true"/>
                <table:data-pilot-member table:name="0.6425" table:display="true" table:show-details="true"/>
                <table:data-pilot-member table:name="0.6426" table:display="true" table:show-details="true"/>
                <table:data-pilot-member table:name="0.6429" table:display="true" table:show-details="true"/>
                <table:data-pilot-member table:name="0.6431" table:display="true" table:show-details="true"/>
                <table:data-pilot-member table:name="0.6433" table:display="true" table:show-details="true"/>
                <table:data-pilot-member table:name="0.6434" table:display="true" table:show-details="true"/>
                <table:data-pilot-member table:name="0.6439" table:display="true" table:show-details="true"/>
                <table:data-pilot-member table:name="0.6444" table:display="true" table:show-details="true"/>
                <table:data-pilot-member table:name="0.6447" table:display="true" table:show-details="true"/>
                <table:data-pilot-member table:name="0.6449" table:display="true" table:show-details="true"/>
                <table:data-pilot-member table:name="0.6451" table:display="true" table:show-details="true"/>
                <table:data-pilot-member table:name="0.6454" table:display="true" table:show-details="true"/>
                <table:data-pilot-member table:name="0.6455" table:display="true" table:show-details="true"/>
                <table:data-pilot-member table:name="0.6464" table:display="true" table:show-details="true"/>
                <table:data-pilot-member table:name="0.6465" table:display="true" table:show-details="true"/>
                <table:data-pilot-member table:name="0.6466" table:display="true" table:show-details="true"/>
                <table:data-pilot-member table:name="0.6467" table:display="true" table:show-details="true"/>
                <table:data-pilot-member table:name="0.6468" table:display="true" table:show-details="true"/>
                <table:data-pilot-member table:name="0.6472" table:display="true" table:show-details="true"/>
                <table:data-pilot-member table:name="0.6473" table:display="true" table:show-details="true"/>
                <table:data-pilot-member table:name="0.6477" table:display="true" table:show-details="true"/>
                <table:data-pilot-member table:name="0.6479" table:display="true" table:show-details="true"/>
                <table:data-pilot-member table:name="0.6480" table:display="true" table:show-details="true"/>
                <table:data-pilot-member table:name="0.6484" table:display="true" table:show-details="true"/>
                <table:data-pilot-member table:name="0.6485" table:display="true" table:show-details="true"/>
                <table:data-pilot-member table:name="0.6486" table:display="true" table:show-details="true"/>
                <table:data-pilot-member table:name="0.6488" table:display="true" table:show-details="true"/>
                <table:data-pilot-member table:name="0.6494" table:display="true" table:show-details="true"/>
                <table:data-pilot-member table:name="0.6498" table:display="true" table:show-details="true"/>
                <table:data-pilot-member table:name="0.6499" table:display="true" table:show-details="true"/>
                <table:data-pilot-member table:name="0.6504" table:display="true" table:show-details="true"/>
                <table:data-pilot-member table:name="0.6505" table:display="true" table:show-details="true"/>
                <table:data-pilot-member table:name="0.6506" table:display="true" table:show-details="true"/>
                <table:data-pilot-member table:name="0.6507" table:display="true" table:show-details="true"/>
                <table:data-pilot-member table:name="0.6510" table:display="true" table:show-details="true"/>
                <table:data-pilot-member table:name="0.6511" table:display="true" table:show-details="true"/>
                <table:data-pilot-member table:name="0.6512" table:display="true" table:show-details="true"/>
                <table:data-pilot-member table:name="0.6513" table:display="true" table:show-details="true"/>
                <table:data-pilot-member table:name="0.6515" table:display="true" table:show-details="true"/>
                <table:data-pilot-member table:name="0.6516" table:display="true" table:show-details="true"/>
                <table:data-pilot-member table:name="0.6517" table:display="true" table:show-details="true"/>
                <table:data-pilot-member table:name="0.6518" table:display="true" table:show-details="true"/>
                <table:data-pilot-member table:name="0.6519" table:display="true" table:show-details="true"/>
                <table:data-pilot-member table:name="0.6523" table:display="true" table:show-details="true"/>
                <table:data-pilot-member table:name="0.6528" table:display="true" table:show-details="true"/>
                <table:data-pilot-member table:name="0.6529" table:display="true" table:show-details="true"/>
                <table:data-pilot-member table:name="0.6534" table:display="true" table:show-details="true"/>
                <table:data-pilot-member table:name="0.6536" table:display="true" table:show-details="true"/>
                <table:data-pilot-member table:name="0.6538" table:display="true" table:show-details="true"/>
                <table:data-pilot-member table:name="0.6540" table:display="true" table:show-details="true"/>
                <table:data-pilot-member table:name="0.6542" table:display="true" table:show-details="true"/>
                <table:data-pilot-member table:name="0.6543" table:display="true" table:show-details="true"/>
                <table:data-pilot-member table:name="0.6544" table:display="true" table:show-details="true"/>
                <table:data-pilot-member table:name="0.6545" table:display="true" table:show-details="true"/>
                <table:data-pilot-member table:name="0.6548" table:display="true" table:show-details="true"/>
                <table:data-pilot-member table:name="0.6549" table:display="true" table:show-details="true"/>
                <table:data-pilot-member table:name="0.6550" table:display="true" table:show-details="true"/>
                <table:data-pilot-member table:name="0.6555" table:display="true" table:show-details="true"/>
                <table:data-pilot-member table:name="0.6560" table:display="true" table:show-details="true"/>
                <table:data-pilot-member table:name="0.6561" table:display="true" table:show-details="true"/>
                <table:data-pilot-member table:name="0.6563" table:display="true" table:show-details="true"/>
                <table:data-pilot-member table:name="0.6564" table:display="true" table:show-details="true"/>
                <table:data-pilot-member table:name="0.6565" table:display="true" table:show-details="true"/>
                <table:data-pilot-member table:name="0.6567" table:display="true" table:show-details="true"/>
                <table:data-pilot-member table:name="0.6571" table:display="true" table:show-details="true"/>
                <table:data-pilot-member table:name="0.6572" table:display="true" table:show-details="true"/>
                <table:data-pilot-member table:name="0.6576" table:display="true" table:show-details="true"/>
                <table:data-pilot-member table:name="0.6580" table:display="true" table:show-details="true"/>
                <table:data-pilot-member table:name="0.6581" table:display="true" table:show-details="true"/>
                <table:data-pilot-member table:name="0.6582" table:display="true" table:show-details="true"/>
                <table:data-pilot-member table:name="0.6583" table:display="true" table:show-details="true"/>
                <table:data-pilot-member table:name="0.6584" table:display="true" table:show-details="true"/>
                <table:data-pilot-member table:name="0.6585" table:display="true" table:show-details="true"/>
                <table:data-pilot-member table:name="0.6587" table:display="true" table:show-details="true"/>
                <table:data-pilot-member table:name="0.6589" table:display="true" table:show-details="true"/>
                <table:data-pilot-member table:name="0.6590" table:display="true" table:show-details="true"/>
                <table:data-pilot-member table:name="0.6591" table:display="true" table:show-details="true"/>
                <table:data-pilot-member table:name="0.6594" table:display="true" table:show-details="true"/>
                <table:data-pilot-member table:name="0.6595" table:display="true" table:show-details="true"/>
                <table:data-pilot-member table:name="0.6596" table:display="true" table:show-details="true"/>
                <table:data-pilot-member table:name="0.6598" table:display="true" table:show-details="true"/>
                <table:data-pilot-member table:name="0.6602" table:display="true" table:show-details="true"/>
                <table:data-pilot-member table:name="0.6605" table:display="true" table:show-details="true"/>
                <table:data-pilot-member table:name="0.6609" table:display="true" table:show-details="true"/>
                <table:data-pilot-member table:name="0.6610" table:display="true" table:show-details="true"/>
                <table:data-pilot-member table:name="0.6611" table:display="true" table:show-details="true"/>
                <table:data-pilot-member table:name="0.6613" table:display="true" table:show-details="true"/>
                <table:data-pilot-member table:name="0.6614" table:display="true" table:show-details="true"/>
                <table:data-pilot-member table:name="0.6616" table:display="true" table:show-details="true"/>
                <table:data-pilot-member table:name="0.6617" table:display="true" table:show-details="true"/>
                <table:data-pilot-member table:name="0.6618" table:display="true" table:show-details="true"/>
                <table:data-pilot-member table:name="0.6619" table:display="true" table:show-details="true"/>
                <table:data-pilot-member table:name="0.6620" table:display="true" table:show-details="true"/>
                <table:data-pilot-member table:name="0.6621" table:display="true" table:show-details="true"/>
                <table:data-pilot-member table:name="0.6622" table:display="true" table:show-details="true"/>
                <table:data-pilot-member table:name="0.6623" table:display="true" table:show-details="true"/>
                <table:data-pilot-member table:name="0.6626" table:display="true" table:show-details="true"/>
                <table:data-pilot-member table:name="0.6628" table:display="true" table:show-details="true"/>
                <table:data-pilot-member table:name="0.6629" table:display="true" table:show-details="true"/>
                <table:data-pilot-member table:name="0.6632" table:display="true" table:show-details="true"/>
                <table:data-pilot-member table:name="0.6634" table:display="true" table:show-details="true"/>
                <table:data-pilot-member table:name="0.6637" table:display="true" table:show-details="true"/>
                <table:data-pilot-member table:name="0.6638" table:display="true" table:show-details="true"/>
                <table:data-pilot-member table:name="0.6640" table:display="true" table:show-details="true"/>
                <table:data-pilot-member table:name="0.6641" table:display="true" table:show-details="true"/>
                <table:data-pilot-member table:name="0.6642" table:display="true" table:show-details="true"/>
                <table:data-pilot-member table:name="0.6643" table:display="true" table:show-details="true"/>
                <table:data-pilot-member table:name="0.6644" table:display="true" table:show-details="true"/>
                <table:data-pilot-member table:name="0.6648" table:display="true" table:show-details="true"/>
                <table:data-pilot-member table:name="0.6649" table:display="true" table:show-details="true"/>
                <table:data-pilot-member table:name="0.6652" table:display="true" table:show-details="true"/>
                <table:data-pilot-member table:name="0.6653" table:display="true" table:show-details="true"/>
                <table:data-pilot-member table:name="0.6655" table:display="true" table:show-details="true"/>
                <table:data-pilot-member table:name="0.6657" table:display="true" table:show-details="true"/>
                <table:data-pilot-member table:name="0.6658" table:display="true" table:show-details="true"/>
                <table:data-pilot-member table:name="0.6659" table:display="true" table:show-details="true"/>
                <table:data-pilot-member table:name="0.6663" table:display="true" table:show-details="true"/>
                <table:data-pilot-member table:name="0.6667" table:display="true" table:show-details="true"/>
                <table:data-pilot-member table:name="0.6668" table:display="true" table:show-details="true"/>
                <table:data-pilot-member table:name="0.6671" table:display="true" table:show-details="true"/>
                <table:data-pilot-member table:name="0.6672" table:display="true" table:show-details="true"/>
                <table:data-pilot-member table:name="0.6674" table:display="true" table:show-details="true"/>
                <table:data-pilot-member table:name="0.6675" table:display="true" table:show-details="true"/>
                <table:data-pilot-member table:name="0.6676" table:display="true" table:show-details="true"/>
                <table:data-pilot-member table:name="0.6677" table:display="true" table:show-details="true"/>
                <table:data-pilot-member table:name="0.6679" table:display="true" table:show-details="true"/>
                <table:data-pilot-member table:name="0.6680" table:display="true" table:show-details="true"/>
                <table:data-pilot-member table:name="0.6682" table:display="true" table:show-details="true"/>
                <table:data-pilot-member table:name="0.6684" table:display="true" table:show-details="true"/>
                <table:data-pilot-member table:name="0.6686" table:display="true" table:show-details="true"/>
                <table:data-pilot-member table:name="0.6687" table:display="true" table:show-details="true"/>
                <table:data-pilot-member table:name="0.6689" table:display="true" table:show-details="true"/>
                <table:data-pilot-member table:name="0.6690" table:display="true" table:show-details="true"/>
                <table:data-pilot-member table:name="0.6691" table:display="true" table:show-details="true"/>
                <table:data-pilot-member table:name="0.6693" table:display="true" table:show-details="true"/>
                <table:data-pilot-member table:name="0.6694" table:display="true" table:show-details="true"/>
                <table:data-pilot-member table:name="0.6695" table:display="true" table:show-details="true"/>
                <table:data-pilot-member table:name="0.6699" table:display="true" table:show-details="true"/>
                <table:data-pilot-member table:name="0.6702" table:display="true" table:show-details="true"/>
                <table:data-pilot-member table:name="0.6706" table:display="true" table:show-details="true"/>
                <table:data-pilot-member table:name="0.6708" table:display="true" table:show-details="true"/>
                <table:data-pilot-member table:name="0.6709" table:display="true" table:show-details="true"/>
                <table:data-pilot-member table:name="0.6710" table:display="true" table:show-details="true"/>
                <table:data-pilot-member table:name="0.6711" table:display="true" table:show-details="true"/>
                <table:data-pilot-member table:name="0.6713" table:display="true" table:show-details="true"/>
                <table:data-pilot-member table:name="0.6715" table:display="true" table:show-details="true"/>
                <table:data-pilot-member table:name="0.6717" table:display="true" table:show-details="true"/>
                <table:data-pilot-member table:name="0.6719" table:display="true" table:show-details="true"/>
                <table:data-pilot-member table:name="0.6720" table:display="true" table:show-details="true"/>
                <table:data-pilot-member table:name="0.6722" table:display="true" table:show-details="true"/>
                <table:data-pilot-member table:name="0.6725" table:display="true" table:show-details="true"/>
                <table:data-pilot-member table:name="0.6726" table:display="true" table:show-details="true"/>
                <table:data-pilot-member table:name="0.6727" table:display="true" table:show-details="true"/>
                <table:data-pilot-member table:name="0.6729" table:display="true" table:show-details="true"/>
                <table:data-pilot-member table:name="0.6730" table:display="true" table:show-details="true"/>
                <table:data-pilot-member table:name="0.6731" table:display="true" table:show-details="true"/>
                <table:data-pilot-member table:name="0.6732" table:display="true" table:show-details="true"/>
                <table:data-pilot-member table:name="0.6733" table:display="true" table:show-details="true"/>
                <table:data-pilot-member table:name="0.6734" table:display="true" table:show-details="true"/>
                <table:data-pilot-member table:name="0.6735" table:display="true" table:show-details="true"/>
                <table:data-pilot-member table:name="0.6737" table:display="true" table:show-details="true"/>
                <table:data-pilot-member table:name="0.6738" table:display="true" table:show-details="true"/>
                <table:data-pilot-member table:name="0.6740" table:display="true" table:show-details="true"/>
                <table:data-pilot-member table:name="0.6741" table:display="true" table:show-details="true"/>
                <table:data-pilot-member table:name="0.6742" table:display="true" table:show-details="true"/>
                <table:data-pilot-member table:name="0.6744" table:display="true" table:show-details="true"/>
                <table:data-pilot-member table:name="0.6745" table:display="true" table:show-details="true"/>
                <table:data-pilot-member table:name="0.6746" table:display="true" table:show-details="true"/>
                <table:data-pilot-member table:name="0.6747" table:display="true" table:show-details="true"/>
                <table:data-pilot-member table:name="0.6748" table:display="true" table:show-details="true"/>
                <table:data-pilot-member table:name="0.6749" table:display="true" table:show-details="true"/>
                <table:data-pilot-member table:name="0.6750" table:display="true" table:show-details="true"/>
                <table:data-pilot-member table:name="0.6751" table:display="true" table:show-details="true"/>
                <table:data-pilot-member table:name="0.6752" table:display="true" table:show-details="true"/>
                <table:data-pilot-member table:name="0.6753" table:display="true" table:show-details="true"/>
                <table:data-pilot-member table:name="0.6754" table:display="true" table:show-details="true"/>
                <table:data-pilot-member table:name="0.6755" table:display="true" table:show-details="true"/>
                <table:data-pilot-member table:name="0.6756" table:display="true" table:show-details="true"/>
                <table:data-pilot-member table:name="0.6758" table:display="true" table:show-details="true"/>
                <table:data-pilot-member table:name="0.6760" table:display="true" table:show-details="true"/>
                <table:data-pilot-member table:name="0.6761" table:display="true" table:show-details="true"/>
                <table:data-pilot-member table:name="0.6762" table:display="true" table:show-details="true"/>
                <table:data-pilot-member table:name="0.6763" table:display="true" table:show-details="true"/>
                <table:data-pilot-member table:name="0.6764" table:display="true" table:show-details="true"/>
                <table:data-pilot-member table:name="0.6767" table:display="true" table:show-details="true"/>
                <table:data-pilot-member table:name="0.6768" table:display="true" table:show-details="true"/>
                <table:data-pilot-member table:name="0.6769" table:display="true" table:show-details="true"/>
                <table:data-pilot-member table:name="0.6770" table:display="true" table:show-details="true"/>
                <table:data-pilot-member table:name="0.6771" table:display="true" table:show-details="true"/>
                <table:data-pilot-member table:name="0.6772" table:display="true" table:show-details="true"/>
                <table:data-pilot-member table:name="0.6773" table:display="true" table:show-details="true"/>
                <table:data-pilot-member table:name="0.6774" table:display="true" table:show-details="true"/>
                <table:data-pilot-member table:name="0.6775" table:display="true" table:show-details="true"/>
                <table:data-pilot-member table:name="0.6777" table:display="true" table:show-details="true"/>
                <table:data-pilot-member table:name="0.6778" table:display="true" table:show-details="true"/>
                <table:data-pilot-member table:name="0.6781" table:display="true" table:show-details="true"/>
                <table:data-pilot-member table:name="0.6782" table:display="true" table:show-details="true"/>
                <table:data-pilot-member table:name="0.6783" table:display="true" table:show-details="true"/>
                <table:data-pilot-member table:name="0.6784" table:display="true" table:show-details="true"/>
                <table:data-pilot-member table:name="0.6785" table:display="true" table:show-details="true"/>
                <table:data-pilot-member table:name="0.6787" table:display="true" table:show-details="true"/>
                <table:data-pilot-member table:name="0.6788" table:display="true" table:show-details="true"/>
                <table:data-pilot-member table:name="0.6789" table:display="true" table:show-details="true"/>
                <table:data-pilot-member table:name="0.6791" table:display="true" table:show-details="true"/>
                <table:data-pilot-member table:name="0.6792" table:display="true" table:show-details="true"/>
                <table:data-pilot-member table:name="0.6794" table:display="true" table:show-details="true"/>
                <table:data-pilot-member table:name="0.6796" table:display="true" table:show-details="true"/>
                <table:data-pilot-member table:name="0.6799" table:display="true" table:show-details="true"/>
                <table:data-pilot-member table:name="0.6800" table:display="true" table:show-details="true"/>
                <table:data-pilot-member table:name="0.6802" table:display="true" table:show-details="true"/>
                <table:data-pilot-member table:name="0.6803" table:display="true" table:show-details="true"/>
                <table:data-pilot-member table:name="0.6804" table:display="true" table:show-details="true"/>
                <table:data-pilot-member table:name="0.6805" table:display="true" table:show-details="true"/>
                <table:data-pilot-member table:name="0.6806" table:display="true" table:show-details="true"/>
                <table:data-pilot-member table:name="0.6808" table:display="true" table:show-details="true"/>
                <table:data-pilot-member table:name="0.6809" table:display="true" table:show-details="true"/>
                <table:data-pilot-member table:name="0.6811" table:display="true" table:show-details="true"/>
                <table:data-pilot-member table:name="0.6813" table:display="true" table:show-details="true"/>
                <table:data-pilot-member table:name="0.6814" table:display="true" table:show-details="true"/>
                <table:data-pilot-member table:name="0.6815" table:display="true" table:show-details="true"/>
                <table:data-pilot-member table:name="0.6816" table:display="true" table:show-details="true"/>
                <table:data-pilot-member table:name="0.6817" table:display="true" table:show-details="true"/>
                <table:data-pilot-member table:name="0.6818" table:display="true" table:show-details="true"/>
                <table:data-pilot-member table:name="0.6819" table:display="true" table:show-details="true"/>
                <table:data-pilot-member table:name="0.6820" table:display="true" table:show-details="true"/>
                <table:data-pilot-member table:name="0.6821" table:display="true" table:show-details="true"/>
                <table:data-pilot-member table:name="0.6822" table:display="true" table:show-details="true"/>
                <table:data-pilot-member table:name="0.6823" table:display="true" table:show-details="true"/>
                <table:data-pilot-member table:name="0.6824" table:display="true" table:show-details="true"/>
                <table:data-pilot-member table:name="0.6826" table:display="true" table:show-details="true"/>
                <table:data-pilot-member table:name="0.6827" table:display="true" table:show-details="true"/>
                <table:data-pilot-member table:name="0.6829" table:display="true" table:show-details="true"/>
                <table:data-pilot-member table:name="0.6830" table:display="true" table:show-details="true"/>
                <table:data-pilot-member table:name="0.6831" table:display="true" table:show-details="true"/>
                <table:data-pilot-member table:name="0.6832" table:display="true" table:show-details="true"/>
                <table:data-pilot-member table:name="0.6833" table:display="true" table:show-details="true"/>
                <table:data-pilot-member table:name="0.6835" table:display="true" table:show-details="true"/>
                <table:data-pilot-member table:name="0.6838" table:display="true" table:show-details="true"/>
                <table:data-pilot-member table:name="0.6839" table:display="true" table:show-details="true"/>
                <table:data-pilot-member table:name="0.6840" table:display="true" table:show-details="true"/>
                <table:data-pilot-member table:name="0.6841" table:display="true" table:show-details="true"/>
                <table:data-pilot-member table:name="0.6842" table:display="true" table:show-details="true"/>
                <table:data-pilot-member table:name="0.6843" table:display="true" table:show-details="true"/>
                <table:data-pilot-member table:name="0.6844" table:display="true" table:show-details="true"/>
                <table:data-pilot-member table:name="0.6845" table:display="true" table:show-details="true"/>
                <table:data-pilot-member table:name="0.6846" table:display="true" table:show-details="true"/>
                <table:data-pilot-member table:name="0.6847" table:display="true" table:show-details="true"/>
                <table:data-pilot-member table:name="0.6848" table:display="true" table:show-details="true"/>
                <table:data-pilot-member table:name="0.6849" table:display="true" table:show-details="true"/>
                <table:data-pilot-member table:name="0.6850" table:display="true" table:show-details="true"/>
                <table:data-pilot-member table:name="0.6851" table:display="true" table:show-details="true"/>
                <table:data-pilot-member table:name="0.6853" table:display="true" table:show-details="true"/>
                <table:data-pilot-member table:name="0.6854" table:display="true" table:show-details="true"/>
                <table:data-pilot-member table:name="0.6855" table:display="true" table:show-details="true"/>
                <table:data-pilot-member table:name="0.6856" table:display="true" table:show-details="true"/>
                <table:data-pilot-member table:name="0.6857" table:display="true" table:show-details="true"/>
                <table:data-pilot-member table:name="0.6858" table:display="true" table:show-details="true"/>
                <table:data-pilot-member table:name="0.6859" table:display="true" table:show-details="true"/>
                <table:data-pilot-member table:name="0.6861" table:display="true" table:show-details="true"/>
                <table:data-pilot-member table:name="0.6862" table:display="true" table:show-details="true"/>
                <table:data-pilot-member table:name="0.6864" table:display="true" table:show-details="true"/>
                <table:data-pilot-member table:name="0.6865" table:display="true" table:show-details="true"/>
                <table:data-pilot-member table:name="0.6866" table:display="true" table:show-details="true"/>
                <table:data-pilot-member table:name="0.6867" table:display="true" table:show-details="true"/>
                <table:data-pilot-member table:name="0.6869" table:display="true" table:show-details="true"/>
                <table:data-pilot-member table:name="0.6870" table:display="true" table:show-details="true"/>
                <table:data-pilot-member table:name="0.6871" table:display="true" table:show-details="true"/>
                <table:data-pilot-member table:name="0.6872" table:display="true" table:show-details="true"/>
                <table:data-pilot-member table:name="0.6873" table:display="true" table:show-details="true"/>
                <table:data-pilot-member table:name="0.6874" table:display="true" table:show-details="true"/>
                <table:data-pilot-member table:name="0.6875" table:display="true" table:show-details="true"/>
                <table:data-pilot-member table:name="0.6876" table:display="true" table:show-details="true"/>
                <table:data-pilot-member table:name="0.6877" table:display="true" table:show-details="true"/>
                <table:data-pilot-member table:name="0.6878" table:display="true" table:show-details="true"/>
                <table:data-pilot-member table:name="0.6879" table:display="true" table:show-details="true"/>
                <table:data-pilot-member table:name="0.6880" table:display="true" table:show-details="true"/>
                <table:data-pilot-member table:name="0.6881" table:display="true" table:show-details="true"/>
                <table:data-pilot-member table:name="0.6882" table:display="true" table:show-details="true"/>
                <table:data-pilot-member table:name="0.6883" table:display="true" table:show-details="true"/>
                <table:data-pilot-member table:name="0.6884" table:display="true" table:show-details="true"/>
                <table:data-pilot-member table:name="0.6885" table:display="true" table:show-details="true"/>
                <table:data-pilot-member table:name="0.6887" table:display="true" table:show-details="true"/>
                <table:data-pilot-member table:name="0.6888" table:display="true" table:show-details="true"/>
                <table:data-pilot-member table:name="0.6889" table:display="true" table:show-details="true"/>
                <table:data-pilot-member table:name="0.6890" table:display="true" table:show-details="true"/>
                <table:data-pilot-member table:name="0.6892" table:display="true" table:show-details="true"/>
                <table:data-pilot-member table:name="0.6893" table:display="true" table:show-details="true"/>
                <table:data-pilot-member table:name="0.6894" table:display="true" table:show-details="true"/>
                <table:data-pilot-member table:name="0.6895" table:display="true" table:show-details="true"/>
                <table:data-pilot-member table:name="0.6897" table:display="true" table:show-details="true"/>
                <table:data-pilot-member table:name="0.6898" table:display="true" table:show-details="true"/>
                <table:data-pilot-member table:name="0.6899" table:display="true" table:show-details="true"/>
                <table:data-pilot-member table:name="0.6901" table:display="true" table:show-details="true"/>
                <table:data-pilot-member table:name="0.6902" table:display="true" table:show-details="true"/>
                <table:data-pilot-member table:name="0.6904" table:display="true" table:show-details="true"/>
                <table:data-pilot-member table:name="0.6905" table:display="true" table:show-details="true"/>
                <table:data-pilot-member table:name="0.6906" table:display="true" table:show-details="true"/>
                <table:data-pilot-member table:name="0.6907" table:display="true" table:show-details="true"/>
                <table:data-pilot-member table:name="0.6910" table:display="true" table:show-details="true"/>
                <table:data-pilot-member table:name="0.6911" table:display="true" table:show-details="true"/>
                <table:data-pilot-member table:name="0.6912" table:display="true" table:show-details="true"/>
                <table:data-pilot-member table:name="0.6913" table:display="true" table:show-details="true"/>
                <table:data-pilot-member table:name="0.6915" table:display="true" table:show-details="true"/>
                <table:data-pilot-member table:name="0.6916" table:display="true" table:show-details="true"/>
                <table:data-pilot-member table:name="0.6917" table:display="true" table:show-details="true"/>
                <table:data-pilot-member table:name="0.6918" table:display="true" table:show-details="true"/>
                <table:data-pilot-member table:name="0.6919" table:display="true" table:show-details="true"/>
                <table:data-pilot-member table:name="0.6920" table:display="true" table:show-details="true"/>
                <table:data-pilot-member table:name="0.6922" table:display="true" table:show-details="true"/>
                <table:data-pilot-member table:name="0.6923" table:display="true" table:show-details="true"/>
                <table:data-pilot-member table:name="0.6924" table:display="true" table:show-details="true"/>
                <table:data-pilot-member table:name="0.6925" table:display="true" table:show-details="true"/>
                <table:data-pilot-member table:name="0.6926" table:display="true" table:show-details="true"/>
                <table:data-pilot-member table:name="0.6927" table:display="true" table:show-details="true"/>
                <table:data-pilot-member table:name="0.6928" table:display="true" table:show-details="true"/>
                <table:data-pilot-member table:name="0.6930" table:display="true" table:show-details="true"/>
                <table:data-pilot-member table:name="0.6932" table:display="true" table:show-details="true"/>
                <table:data-pilot-member table:name="0.6934" table:display="true" table:show-details="true"/>
                <table:data-pilot-member table:name="0.6935" table:display="true" table:show-details="true"/>
                <table:data-pilot-member table:name="0.6936" table:display="true" table:show-details="true"/>
                <table:data-pilot-member table:name="0.6937" table:display="true" table:show-details="true"/>
                <table:data-pilot-member table:name="0.6938" table:display="true" table:show-details="true"/>
                <table:data-pilot-member table:name="0.6939" table:display="true" table:show-details="true"/>
                <table:data-pilot-member table:name="0.6941" table:display="true" table:show-details="true"/>
                <table:data-pilot-member table:name="0.6942" table:display="true" table:show-details="true"/>
                <table:data-pilot-member table:name="0.6943" table:display="true" table:show-details="true"/>
                <table:data-pilot-member table:name="0.6944" table:display="true" table:show-details="true"/>
                <table:data-pilot-member table:name="0.6945" table:display="true" table:show-details="true"/>
                <table:data-pilot-member table:name="0.6946" table:display="true" table:show-details="true"/>
                <table:data-pilot-member table:name="0.6947" table:display="true" table:show-details="true"/>
                <table:data-pilot-member table:name="0.6948" table:display="true" table:show-details="true"/>
                <table:data-pilot-member table:name="0.6949" table:display="true" table:show-details="true"/>
                <table:data-pilot-member table:name="0.6950" table:display="true" table:show-details="true"/>
                <table:data-pilot-member table:name="0.6951" table:display="true" table:show-details="true"/>
                <table:data-pilot-member table:name="0.6952" table:display="true" table:show-details="true"/>
                <table:data-pilot-member table:name="0.6954" table:display="true" table:show-details="true"/>
                <table:data-pilot-member table:name="0.6955" table:display="true" table:show-details="true"/>
                <table:data-pilot-member table:name="0.6957" table:display="true" table:show-details="true"/>
                <table:data-pilot-member table:name="0.6958" table:display="true" table:show-details="true"/>
                <table:data-pilot-member table:name="0.6959" table:display="true" table:show-details="true"/>
                <table:data-pilot-member table:name="0.6960" table:display="true" table:show-details="true"/>
                <table:data-pilot-member table:name="0.6961" table:display="true" table:show-details="true"/>
                <table:data-pilot-member table:name="0.6962" table:display="true" table:show-details="true"/>
                <table:data-pilot-member table:name="0.6963" table:display="true" table:show-details="true"/>
                <table:data-pilot-member table:name="0.6964" table:display="true" table:show-details="true"/>
                <table:data-pilot-member table:name="0.6965" table:display="true" table:show-details="true"/>
                <table:data-pilot-member table:name="0.6967" table:display="true" table:show-details="true"/>
                <table:data-pilot-member table:name="0.6968" table:display="true" table:show-details="true"/>
                <table:data-pilot-member table:name="0.6969" table:display="true" table:show-details="true"/>
                <table:data-pilot-member table:name="0.6970" table:display="true" table:show-details="true"/>
                <table:data-pilot-member table:name="0.6971" table:display="true" table:show-details="true"/>
                <table:data-pilot-member table:name="0.6972" table:display="true" table:show-details="true"/>
                <table:data-pilot-member table:name="0.6973" table:display="true" table:show-details="true"/>
                <table:data-pilot-member table:name="0.6974" table:display="true" table:show-details="true"/>
                <table:data-pilot-member table:name="0.6975" table:display="true" table:show-details="true"/>
                <table:data-pilot-member table:name="0.6976" table:display="true" table:show-details="true"/>
                <table:data-pilot-member table:name="0.6978" table:display="true" table:show-details="true"/>
                <table:data-pilot-member table:name="0.6979" table:display="true" table:show-details="true"/>
                <table:data-pilot-member table:name="0.6981" table:display="true" table:show-details="true"/>
                <table:data-pilot-member table:name="0.6982" table:display="true" table:show-details="true"/>
                <table:data-pilot-member table:name="0.6983" table:display="true" table:show-details="true"/>
                <table:data-pilot-member table:name="0.6984" table:display="true" table:show-details="true"/>
                <table:data-pilot-member table:name="0.6985" table:display="true" table:show-details="true"/>
                <table:data-pilot-member table:name="0.6986" table:display="true" table:show-details="true"/>
                <table:data-pilot-member table:name="0.6987" table:display="true" table:show-details="true"/>
                <table:data-pilot-member table:name="0.6988" table:display="true" table:show-details="true"/>
                <table:data-pilot-member table:name="0.6989" table:display="true" table:show-details="true"/>
                <table:data-pilot-member table:name="0.6990" table:display="true" table:show-details="true"/>
                <table:data-pilot-member table:name="0.6992" table:display="true" table:show-details="true"/>
                <table:data-pilot-member table:name="0.6997" table:display="true" table:show-details="true"/>
                <table:data-pilot-member table:name="0.6998" table:display="true" table:show-details="true"/>
                <table:data-pilot-member table:name="0.6999" table:display="true" table:show-details="true"/>
                <table:data-pilot-member table:name="0.7000" table:display="true" table:show-details="true"/>
                <table:data-pilot-member table:name="0.7001" table:display="true" table:show-details="true"/>
                <table:data-pilot-member table:name="0.7002" table:display="true" table:show-details="true"/>
                <table:data-pilot-member table:name="0.7003" table:display="true" table:show-details="true"/>
                <table:data-pilot-member table:name="0.7004" table:display="true" table:show-details="true"/>
                <table:data-pilot-member table:name="0.7005" table:display="true" table:show-details="true"/>
                <table:data-pilot-member table:name="0.7006" table:display="true" table:show-details="true"/>
                <table:data-pilot-member table:name="0.7007" table:display="true" table:show-details="true"/>
                <table:data-pilot-member table:name="0.7008" table:display="true" table:show-details="true"/>
                <table:data-pilot-member table:name="0.7009" table:display="true" table:show-details="true"/>
                <table:data-pilot-member table:name="0.7010" table:display="true" table:show-details="true"/>
                <table:data-pilot-member table:name="0.7011" table:display="true" table:show-details="true"/>
                <table:data-pilot-member table:name="0.7012" table:display="true" table:show-details="true"/>
                <table:data-pilot-member table:name="0.7013" table:display="true" table:show-details="true"/>
                <table:data-pilot-member table:name="0.7014" table:display="true" table:show-details="true"/>
                <table:data-pilot-member table:name="0.7015" table:display="true" table:show-details="true"/>
                <table:data-pilot-member table:name="0.7016" table:display="true" table:show-details="true"/>
                <table:data-pilot-member table:name="0.7017" table:display="true" table:show-details="true"/>
                <table:data-pilot-member table:name="0.7018" table:display="true" table:show-details="true"/>
                <table:data-pilot-member table:name="0.7021" table:display="true" table:show-details="true"/>
                <table:data-pilot-member table:name="0.7022" table:display="true" table:show-details="true"/>
                <table:data-pilot-member table:name="0.7023" table:display="true" table:show-details="true"/>
                <table:data-pilot-member table:name="0.7025" table:display="true" table:show-details="true"/>
                <table:data-pilot-member table:name="0.7026" table:display="true" table:show-details="true"/>
                <table:data-pilot-member table:name="0.7027" table:display="true" table:show-details="true"/>
                <table:data-pilot-member table:name="0.7029" table:display="true" table:show-details="true"/>
                <table:data-pilot-member table:name="0.7030" table:display="true" table:show-details="true"/>
                <table:data-pilot-member table:name="0.7031" table:display="true" table:show-details="true"/>
                <table:data-pilot-member table:name="0.7032" table:display="true" table:show-details="true"/>
                <table:data-pilot-member table:name="0.7033" table:display="true" table:show-details="true"/>
                <table:data-pilot-member table:name="0.7034" table:display="true" table:show-details="true"/>
                <table:data-pilot-member table:name="0.7035" table:display="true" table:show-details="true"/>
                <table:data-pilot-member table:name="0.7037" table:display="true" table:show-details="true"/>
                <table:data-pilot-member table:name="0.7038" table:display="true" table:show-details="true"/>
                <table:data-pilot-member table:name="0.7039" table:display="true" table:show-details="true"/>
                <table:data-pilot-member table:name="0.7041" table:display="true" table:show-details="true"/>
                <table:data-pilot-member table:name="0.7042" table:display="true" table:show-details="true"/>
                <table:data-pilot-member table:name="0.7045" table:display="true" table:show-details="true"/>
                <table:data-pilot-member table:name="0.7046" table:display="true" table:show-details="true"/>
                <table:data-pilot-member table:name="0.7048" table:display="true" table:show-details="true"/>
                <table:data-pilot-member table:name="0.7049" table:display="true" table:show-details="true"/>
                <table:data-pilot-member table:name="0.7050" table:display="true" table:show-details="true"/>
                <table:data-pilot-member table:name="0.7053" table:display="true" table:show-details="true"/>
                <table:data-pilot-member table:name="0.7055" table:display="true" table:show-details="true"/>
                <table:data-pilot-member table:name="0.7057" table:display="true" table:show-details="true"/>
                <table:data-pilot-member table:name="0.7058" table:display="true" table:show-details="true"/>
                <table:data-pilot-member table:name="0.7059" table:display="true" table:show-details="true"/>
                <table:data-pilot-member table:name="0.7061" table:display="true" table:show-details="true"/>
                <table:data-pilot-member table:name="0.7062" table:display="true" table:show-details="true"/>
                <table:data-pilot-member table:name="0.7063" table:display="true" table:show-details="true"/>
                <table:data-pilot-member table:name="0.7068" table:display="true" table:show-details="true"/>
                <table:data-pilot-member table:name="0.7070" table:display="true" table:show-details="true"/>
                <table:data-pilot-member table:name="0.7071" table:display="true" table:show-details="true"/>
                <table:data-pilot-member table:name="0.7073" table:display="true" table:show-details="true"/>
                <table:data-pilot-member table:name="0.7074" table:display="true" table:show-details="true"/>
                <table:data-pilot-member table:name="0.7080" table:display="true" table:show-details="true"/>
                <table:data-pilot-member table:name="0.7081" table:display="true" table:show-details="true"/>
                <table:data-pilot-member table:name="0.7082" table:display="true" table:show-details="true"/>
                <table:data-pilot-member table:name="0.7083" table:display="true" table:show-details="true"/>
                <table:data-pilot-member table:name="0.7085" table:display="true" table:show-details="true"/>
                <table:data-pilot-member table:name="0.7088" table:display="true" table:show-details="true"/>
                <table:data-pilot-member table:name="0.7094" table:display="true" table:show-details="true"/>
                <table:data-pilot-member table:name="0.7096" table:display="true" table:show-details="true"/>
                <table:data-pilot-member table:name="0.7098" table:display="true" table:show-details="true"/>
                <table:data-pilot-member table:name="0.7100" table:display="true" table:show-details="true"/>
                <table:data-pilot-member table:name="0.7101" table:display="true" table:show-details="true"/>
                <table:data-pilot-member table:name="0.7102" table:display="true" table:show-details="true"/>
                <table:data-pilot-member table:name="0.7105" table:display="true" table:show-details="true"/>
                <table:data-pilot-member table:name="0.7108" table:display="true" table:show-details="true"/>
                <table:data-pilot-member table:name="0.7110" table:display="true" table:show-details="true"/>
                <table:data-pilot-member table:name="0.7113" table:display="true" table:show-details="true"/>
                <table:data-pilot-member table:name="0.7116" table:display="true" table:show-details="true"/>
                <table:data-pilot-member table:name="0.7117" table:display="true" table:show-details="true"/>
                <table:data-pilot-member table:name="0.7119" table:display="true" table:show-details="true"/>
                <table:data-pilot-member table:name="0.7133" table:display="true" table:show-details="true"/>
                <table:data-pilot-member table:name="0.7136" table:display="true" table:show-details="true"/>
                <table:data-pilot-member table:name="0.7138" table:display="true" table:show-details="true"/>
                <table:data-pilot-member table:name="0.7141" table:display="true" table:show-details="true"/>
                <table:data-pilot-member table:name="0.7149" table:display="true" table:show-details="true"/>
                <table:data-pilot-member table:name="0.7150" table:display="true" table:show-details="true"/>
                <table:data-pilot-member table:name="0.7153" table:display="true" table:show-details="true"/>
                <table:data-pilot-member table:name="0.7159" table:display="true" table:show-details="true"/>
                <table:data-pilot-member table:name="0.7162" table:display="true" table:show-details="true"/>
                <table:data-pilot-member table:name="0.7171" table:display="true" table:show-details="true"/>
                <table:data-pilot-member table:name="0.7181" table:display="true" table:show-details="true"/>
                <table:data-pilot-member table:name="0.7183" table:display="true" table:show-details="true"/>
                <table:data-pilot-member table:name="0.7192" table:display="true" table:show-details="true"/>
                <table:data-pilot-member table:name="0.7201" table:display="true" table:show-details="true"/>
                <table:data-pilot-member table:name="0.7206" table:display="true" table:show-details="true"/>
                <table:data-pilot-member table:name="0.7210" table:display="true" table:show-details="true"/>
                <table:data-pilot-member table:name="0.7229" table:display="true" table:show-details="true"/>
                <table:data-pilot-member table:name="0.7245" table:display="true" table:show-details="true"/>
                <table:data-pilot-member table:name="0.7248" table:display="true" table:show-details="true"/>
                <table:data-pilot-member table:name="0.7300" table:display="true" table:show-details="true"/>
                <table:data-pilot-member table:name="0.7346" table:display="true" table:show-details="true"/>
                <table:data-pilot-member table:name="0.73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20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1T20:37:00</dc:date>
    <dc:creator>Ian Nimmo-Smith</dc:creator>
    <meta:generator>OpenOffice.org/3.2$Unix OpenOffice.org_project/320m19$Build-9505</meta:generator>
    <meta:editing-duration>PT02H24M41S</meta:editing-duration>
    <meta:editing-cycles>5</meta:editing-cycles>
    <meta:document-statistic meta:table-count="4" meta:cell-count="1218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10pt" style:font-size-asian="9pt" style:font-size-complex="9pt"/>
    </style:style>
    <style:style style:name="ch10" style:family="chart" style:data-style-name="N114">
      <style:graphic-properties draw:fill-color="#004586"/>
      <style:text-properties fo:font-size="6pt" style:font-size-asian="6pt" style:font-size-complex="6pt"/>
    </style:style>
    <style:style style:name="ch11" style:family="chart" style:data-style-name="N114">
      <style:graphic-properties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69cm" svg:height="13.973cm" xlink:href=".." chart:class="chart:bar" chart:style-name="ch1">
        <chart:title svg:x="7.358cm" svg:y="0.28cm" chart:style-name="ch2">
          <text:p>Mean NPA and FA</text:p>
        </chart:title>
        <chart:subtitle svg:x="6.445cm" svg:y="1.062cm" chart:style-name="ch3">
          <text:p>Diffusion Sampling Length = 1.2</text:p>
        </chart:subtitle>
        <chart:legend chart:legend-position="end" svg:x="16.634cm" svg:y="6.401cm" chart:style-name="ch4"/>
        <chart:plot-area chart:style-name="ch5" table:cell-range-address="Sheet4.C1:Sheet4.E11" chart:data-source-has-labels="both" svg:x="0.533cm" svg:y="1.792cm" svg:width="15.735cm" svg:height="11.545cm">
          <chart:axis chart:dimension="x" chart:name="primary-x" chart:style-name="ch6">
            <chart:title svg:x="7.086cm" svg:y="13.044cm" chart:style-name="ch7">
              <text:p>SNR and Composition</text:p>
            </chart:title>
            <chart:categories table:cell-range-address="Sheet4.C2:Sheet4.C11"/>
          </chart:axis>
          <chart:axis chart:dimension="y" chart:name="primary-y" chart:style-name="ch8">
            <chart:title svg:x="0.368cm" svg:y="8.098cm" chart:style-name="ch9">
              <text:p>Anisotropy</text:p>
            </chart:title>
          </chart:axis>
          <chart:series chart:style-name="ch10" chart:values-cell-range-address="Sheet4.D2:Sheet4.D11" chart:label-cell-address="Sheet4.D1:Sheet4.D1" chart:class="chart:bar">
            <chart:data-point chart:repeated="10"/>
          </chart:series>
          <chart:series chart:style-name="ch11" chart:values-cell-range-address="Sheet4.E2:Sheet4.E11" chart:label-cell-address="Sheet4.E1:Sheet4.E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4.D1:Sheet4.D1">npa</text:p>
              </table:table-cell>
              <table:table-cell office:value-type="string">
                <text:p text:id="Sheet4.E1:Sheet4.E1">fa</text:p>
              </table:table-cell>
            </table:table-row>
          </table:table-header-rows>
          <table:table-rows>
            <table:table-row>
              <table:table-cell office:value-type="string">
                <text:p text:id="Sheet4.C2:Sheet4.C11">20</text:p>
              </table:table-cell>
              <table:table-cell office:value-type="float" office:value="0.52500747241913">
                <text:p text:id="Sheet4.D2:Sheet4.D11">0.52500747241913</text:p>
              </table:table-cell>
              <table:table-cell office:value-type="float" office:value="0.608143463981275">
                <text:p text:id="Sheet4.E2:Sheet4.E11">0.608143463981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9545706679655">
                <text:p>0.549545706679655</text:p>
              </table:table-cell>
              <table:table-cell office:value-type="float" office:value="0.66096900156618">
                <text:p>0.660969001566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557076632536">
                <text:p>0.5557076632536</text:p>
              </table:table-cell>
              <table:table-cell office:value-type="float" office:value="0.679654361701615">
                <text:p>0.6796543617016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756597043511">
                <text:p>0.55756597043511</text:p>
              </table:table-cell>
              <table:table-cell office:value-type="float" office:value="0.689462333624585">
                <text:p>0.689462333624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59041496663535">
                <text:p>0.559041496663535</text:p>
              </table:table-cell>
              <table:table-cell office:value-type="float" office:value="0.693542884009349">
                <text:p>0.693542884009349</text:p>
              </table:table-cell>
            </table:table-row>
            <table:table-row>
              <table:table-cell office:value-type="string">
                <text:p>20+iso</text:p>
              </table:table-cell>
              <table:table-cell office:value-type="float" office:value="0.30235815076751">
                <text:p>0.30235815076751</text:p>
              </table:table-cell>
              <table:table-cell office:value-type="float" office:value="0.355588209364165">
                <text:p>0.355588209364165</text:p>
              </table:table-cell>
            </table:table-row>
            <table:table-row>
              <table:table-cell office:value-type="string">
                <text:p>40+iso</text:p>
              </table:table-cell>
              <table:table-cell office:value-type="float" office:value="0.320980593243475">
                <text:p>0.320980593243475</text:p>
              </table:table-cell>
              <table:table-cell office:value-type="float" office:value="0.383689491466155">
                <text:p>0.383689491466155</text:p>
              </table:table-cell>
            </table:table-row>
            <table:table-row>
              <table:table-cell office:value-type="string">
                <text:p>60+iso</text:p>
              </table:table-cell>
              <table:table-cell office:value-type="float" office:value="0.324154989277085">
                <text:p>0.324154989277085</text:p>
              </table:table-cell>
              <table:table-cell office:value-type="float" office:value="0.38531969713601">
                <text:p>0.38531969713601</text:p>
              </table:table-cell>
            </table:table-row>
            <table:table-row>
              <table:table-cell office:value-type="string">
                <text:p>80+iso</text:p>
              </table:table-cell>
              <table:table-cell office:value-type="float" office:value="0.326023825036475">
                <text:p>0.326023825036475</text:p>
              </table:table-cell>
              <table:table-cell office:value-type="float" office:value="0.385088207986325">
                <text:p>0.385088207986325</text:p>
              </table:table-cell>
            </table:table-row>
            <table:table-row>
              <table:table-cell office:value-type="string">
                <text:p>100+iso</text:p>
              </table:table-cell>
              <table:table-cell office:value-type="float" office:value="0.326564442804825">
                <text:p>0.326564442804825</text:p>
              </table:table-cell>
              <table:table-cell office:value-type="float" office:value="0.38495800910917">
                <text:p>0.384958009109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